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roman"/>
    <style:font-face style:name="Cambria" svg:font-family="Cambria" style:font-family-generic="roman" style:font-pitch="variable"/>
    <style:font-face style:name="Dax-Regular" svg:font-family="Dax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  <style:font-face style:name="Wingdings" svg:font-family="Wingdings" style:font-pitch="variable"/>
    <style:font-face style:name="cAMBRIA" svg:font-family="cAMBRIA" style:font-family-generic="roman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3.025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2.395cm"/>
    </style:style>
    <style:style style:name="co16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3.785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6.726cm"/>
    </style:style>
    <style:style style:name="co20" style:family="table-column">
      <style:table-column-properties fo:break-before="auto" style:column-width="1.797cm"/>
    </style:style>
    <style:style style:name="co21" style:family="table-column">
      <style:table-column-properties fo:break-before="auto" style:column-width="7.243cm"/>
    </style:style>
    <style:style style:name="co22" style:family="table-column">
      <style:table-column-properties fo:break-before="auto" style:column-width="6.562cm"/>
    </style:style>
    <style:style style:name="co23" style:family="table-column">
      <style:table-column-properties fo:break-before="auto" style:column-width="5.038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4.602cm"/>
    </style:style>
    <style:style style:name="co26" style:family="table-column">
      <style:table-column-properties fo:break-before="auto" style:column-width="2.477cm"/>
    </style:style>
    <style:style style:name="co27" style:family="table-column">
      <style:table-column-properties fo:break-before="auto" style:column-width="4.764cm"/>
    </style:style>
    <style:style style:name="co28" style:family="table-column">
      <style:table-column-properties fo:break-before="auto" style:column-width="7.842cm"/>
    </style:style>
    <style:style style:name="co29" style:family="table-column">
      <style:table-column-properties fo:break-before="auto" style:column-width="10.329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2.505cm"/>
    </style:style>
    <style:style style:name="co32" style:family="table-column">
      <style:table-column-properties fo:break-before="auto" style:column-width="8.90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2.286cm"/>
    </style:style>
    <style:style style:name="co35" style:family="table-column">
      <style:table-column-properties fo:break-before="auto" style:column-width="2.662cm"/>
    </style:style>
    <style:style style:name="co36" style:family="table-column">
      <style:table-column-properties fo:break-before="auto" style:column-width="2.369cm"/>
    </style:style>
    <style:style style:name="co37" style:family="table-column">
      <style:table-column-properties fo:break-before="auto" style:column-width="3.595cm"/>
    </style:style>
    <style:style style:name="co38" style:family="table-column">
      <style:table-column-properties fo:break-before="auto" style:column-width="4.221cm"/>
    </style:style>
    <style:style style:name="co39" style:family="table-column">
      <style:table-column-properties fo:break-before="auto" style:column-width="2.859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2.316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3.579cm" fo:break-before="auto" style:use-optimal-row-height="true"/>
    </style:style>
    <style:style style:name="ro6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8.74cm" fo:break-before="auto" style:use-optimal-row-height="true"/>
    </style:style>
    <style:style style:name="ro11" style:family="table-row">
      <style:table-row-properties style:row-height="2.842cm" fo:break-before="auto" style:use-optimal-row-height="false"/>
    </style:style>
    <style:style style:name="ro12" style:family="table-row">
      <style:table-row-properties style:row-height="1.369cm" fo:break-before="auto" style:use-optimal-row-height="true"/>
    </style:style>
    <style:style style:name="ro13" style:family="table-row">
      <style:table-row-properties style:row-height="3.263cm" fo:break-before="auto" style:use-optimal-row-height="true"/>
    </style:style>
    <style:style style:name="ro14" style:family="table-row">
      <style:table-row-properties style:row-height="3.895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3.369cm" fo:break-before="auto" style:use-optimal-row-height="true"/>
    </style:style>
    <style:style style:name="ro17" style:family="table-row">
      <style:table-row-properties style:row-height="5.106cm" fo:break-before="auto" style:use-optimal-row-height="tru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0.684cm" fo:break-before="auto" style:use-optimal-row-height="true"/>
    </style:style>
    <style:style style:name="ro21" style:family="table-row">
      <style:table-row-properties style:row-height="2.237cm" fo:break-before="auto" style:use-optimal-row-height="true"/>
    </style:style>
    <style:style style:name="ro22" style:family="table-row">
      <style:table-row-properties style:row-height="2.632cm" fo:break-before="auto" style:use-optimal-row-height="true"/>
    </style:style>
    <style:style style:name="ro23" style:family="table-row">
      <style:table-row-properties style:row-height="2.895cm" fo:break-before="auto" style:use-optimal-row-height="true"/>
    </style:style>
    <style:style style:name="ro24" style:family="table-row">
      <style:table-row-properties style:row-height="1.632cm" fo:break-before="auto" style:use-optimal-row-height="false"/>
    </style:style>
    <style:style style:name="ro25" style:family="table-row">
      <style:table-row-properties style:row-height="4.844cm" fo:break-before="auto" style:use-optimal-row-height="true"/>
    </style:style>
    <style:style style:name="ro26" style:family="table-row">
      <style:table-row-properties style:row-height="4.001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499cm" fo:break-before="auto" style:use-optimal-row-height="false"/>
    </style:style>
    <style:style style:name="ro33" style:family="table-row">
      <style:table-row-properties style:row-height="1.815cm" fo:break-before="auto" style:use-optimal-row-height="false"/>
    </style:style>
    <style:style style:name="ro34" style:family="table-row">
      <style:table-row-properties style:row-height="1.282cm" fo:break-before="auto" style:use-optimal-row-height="false"/>
    </style:style>
    <style:style style:name="ro35" style:family="table-row">
      <style:table-row-properties style:row-height="0.921cm" fo:break-before="auto" style:use-optimal-row-height="false"/>
    </style:style>
    <style:style style:name="ro36" style:family="table-row">
      <style:table-row-properties style:row-height="1.658cm" fo:break-before="auto" style:use-optimal-row-height="false"/>
    </style:style>
    <style:style style:name="ro37" style:family="table-row">
      <style:table-row-properties style:row-height="1.395cm" fo:break-before="auto" style:use-optimal-row-height="fals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526cm" fo:break-before="auto" style:use-optimal-row-height="false"/>
    </style:style>
    <style:style style:name="ro40" style:family="table-row">
      <style:table-row-properties style:row-height="1.184cm" fo:break-before="auto" style:use-optimal-row-height="false"/>
    </style:style>
    <style:style style:name="ro41" style:family="table-row">
      <style:table-row-properties style:row-height="1.552cm" fo:break-before="auto" style:use-optimal-row-height="fals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1.42cm" fo:break-before="auto" style:use-optimal-row-height="false"/>
    </style:style>
    <style:style style:name="ro44" style:family="table-row">
      <style:table-row-properties style:row-height="1.263cm" fo:break-before="auto" style:use-optimal-row-height="false"/>
    </style:style>
    <style:style style:name="ro45" style:family="table-row">
      <style:table-row-properties style:row-height="1.342cm" fo:break-before="auto" style:use-optimal-row-height="false"/>
    </style:style>
    <style:style style:name="ro46" style:family="table-row">
      <style:table-row-properties style:row-height="2.21cm" fo:break-before="auto" style:use-optimal-row-height="false"/>
    </style:style>
    <style:style style:name="ro47" style:family="table-row">
      <style:table-row-properties style:row-height="2.499cm" fo:break-before="auto" style:use-optimal-row-height="false"/>
    </style:style>
    <style:style style:name="ro48" style:family="table-row">
      <style:table-row-properties style:row-height="1.842cm" fo:break-before="auto" style:use-optimal-row-height="true"/>
    </style:style>
    <style:style style:name="ro49" style:family="table-row">
      <style:table-row-properties style:row-height="2.29cm" fo:break-before="auto" style:use-optimal-row-height="false"/>
    </style:style>
    <style:style style:name="ro50" style:family="table-row">
      <style:table-row-properties style:row-height="3cm" fo:break-before="auto" style:use-optimal-row-height="true"/>
    </style:style>
    <style:style style:name="ro51" style:family="table-row">
      <style:table-row-properties style:row-height="2.237cm" fo:break-before="auto" style:use-optimal-row-height="false"/>
    </style:style>
    <style:style style:name="ro52" style:family="table-row">
      <style:table-row-properties style:row-height="0.841cm" fo:break-before="auto" style:use-optimal-row-height="true"/>
    </style:style>
    <style:style style:name="ro53" style:family="table-row">
      <style:table-row-properties style:row-height="1.894cm" fo:break-before="auto" style:use-optimal-row-height="true"/>
    </style:style>
    <style:style style:name="ro54" style:family="table-row">
      <style:table-row-properties style:row-height="1.157cm" fo:break-before="auto" style:use-optimal-row-height="true"/>
    </style:style>
    <style:style style:name="ro55" style:family="table-row">
      <style:table-row-properties style:row-height="1.526cm" fo:break-before="auto" style:use-optimal-row-height="true"/>
    </style:style>
    <style:style style:name="ro56" style:family="table-row">
      <style:table-row-properties style:row-height="2.217cm" fo:break-before="auto" style:use-optimal-row-height="false"/>
    </style:style>
    <style:style style:name="ro57" style:family="table-row">
      <style:table-row-properties style:row-height="0.667cm" fo:break-before="auto" style:use-optimal-row-height="false"/>
    </style:style>
    <style:style style:name="ro58" style:family="table-row">
      <style:table-row-properties style:row-height="3.764cm" fo:break-before="auto" style:use-optimal-row-height="false"/>
    </style:style>
    <style:style style:name="ro59" style:family="table-row">
      <style:table-row-properties style:row-height="2.08cm" fo:break-before="auto" style:use-optimal-row-height="true"/>
    </style:style>
    <style:style style:name="ro60" style:family="table-row">
      <style:table-row-properties style:row-height="1.579cm" fo:break-before="auto" style:use-optimal-row-height="true"/>
    </style:style>
    <style:style style:name="ro61" style:family="table-row">
      <style:table-row-properties style:row-height="0.894cm" fo:break-before="auto" style:use-optimal-row-height="true"/>
    </style:style>
    <style:style style:name="ro62" style:family="table-row">
      <style:table-row-properties style:row-height="2.685cm" fo:break-before="auto" style:use-optimal-row-height="true"/>
    </style:style>
    <style:style style:name="ro63" style:family="table-row">
      <style:table-row-properties style:row-height="1.21cm" fo:break-before="auto" style:use-optimal-row-height="true"/>
    </style:style>
    <style:style style:name="ro64" style:family="table-row">
      <style:table-row-properties style:row-height="1.289cm" fo:break-before="auto" style:use-optimal-row-height="true"/>
    </style:style>
    <style:style style:name="ro65" style:family="table-row">
      <style:table-row-properties style:row-height="1.236cm" fo:break-before="auto" style:use-optimal-row-height="true"/>
    </style:style>
    <style:style style:name="ro66" style:family="table-row">
      <style:table-row-properties style:row-height="0.474cm" fo:break-before="auto" style:use-optimal-row-height="true"/>
    </style:style>
    <style:style style:name="ro67" style:family="table-row">
      <style:table-row-properties style:row-height="0.529cm" fo:break-before="auto" style:use-optimal-row-height="true"/>
    </style:style>
    <style:style style:name="ro68" style:family="table-row">
      <style:table-row-properties style:row-height="3.738cm" fo:break-before="auto" style:use-optimal-row-height="true"/>
    </style:style>
    <style:style style:name="ro69" style:family="table-row">
      <style:table-row-properties style:row-height="0.517cm" fo:break-before="auto" style:use-optimal-row-height="true"/>
    </style:style>
    <style:style style:name="ro70" style:family="table-row">
      <style:table-row-properties style:row-height="2.868cm" fo:break-before="auto" style:use-optimal-row-height="true"/>
    </style:style>
    <style:style style:name="ro71" style:family="table-row">
      <style:table-row-properties style:row-height="3.422cm" fo:break-before="auto" style:use-optimal-row-height="true"/>
    </style:style>
    <style:style style:name="ro72" style:family="table-row">
      <style:table-row-properties style:row-height="3.791cm" fo:break-before="auto" style:use-optimal-row-height="true"/>
    </style:style>
    <style:style style:name="ro73" style:family="table-row">
      <style:table-row-properties style:row-height="6.027cm" fo:break-before="auto" style:use-optimal-row-height="true"/>
    </style:style>
    <style:style style:name="ro74" style:family="table-row">
      <style:table-row-properties style:row-height="6.738cm" fo:break-before="auto" style:use-optimal-row-height="true"/>
    </style:style>
    <style:style style:name="ro75" style:family="table-row">
      <style:table-row-properties style:row-height="2.817cm" fo:break-before="auto" style:use-optimal-row-height="true"/>
    </style:style>
    <style:style style:name="ro76" style:family="table-row">
      <style:table-row-properties style:row-height="2.21cm" fo:break-before="auto" style:use-optimal-row-height="true"/>
    </style:style>
    <style:style style:name="ro77" style:family="table-row">
      <style:table-row-properties style:row-height="4.053cm" fo:break-before="auto" style:use-optimal-row-height="true"/>
    </style:style>
    <style:style style:name="ro78" style:family="table-row">
      <style:table-row-properties style:row-height="5.186cm" fo:break-before="auto" style:use-optimal-row-height="true"/>
    </style:style>
    <style:style style:name="ro79" style:family="table-row">
      <style:table-row-properties style:row-height="3.605cm" fo:break-before="auto" style:use-optimal-row-height="true"/>
    </style:style>
    <style:style style:name="ro80" style:family="table-row">
      <style:table-row-properties style:row-height="4.791cm" fo:break-before="auto" style:use-optimal-row-height="true"/>
    </style:style>
    <style:style style:name="ro81" style:family="table-row">
      <style:table-row-properties style:row-height="13.083cm" fo:break-before="auto" style:use-optimal-row-height="true"/>
    </style:style>
    <style:style style:name="ro82" style:family="table-row">
      <style:table-row-properties style:row-height="7.608cm" fo:break-before="auto" style:use-optimal-row-height="true"/>
    </style:style>
    <style:style style:name="ro83" style:family="table-row">
      <style:table-row-properties style:row-height="6.765cm" fo:break-before="auto" style:use-optimal-row-height="true"/>
    </style:style>
    <style:style style:name="ro84" style:family="table-row">
      <style:table-row-properties style:row-height="8.345cm" fo:break-before="auto" style:use-optimal-row-height="true"/>
    </style:style>
    <style:style style:name="ro85" style:family="table-row">
      <style:table-row-properties style:row-height="11.109cm" fo:break-before="auto" style:use-optimal-row-height="true"/>
    </style:style>
    <style:style style:name="ro86" style:family="table-row">
      <style:table-row-properties style:row-height="5.581cm" fo:break-before="auto" style:use-optimal-row-height="true"/>
    </style:style>
    <style:style style:name="ro87" style:family="table-row">
      <style:table-row-properties style:row-height="6.369cm" fo:break-before="auto" style:use-optimal-row-height="true"/>
    </style:style>
    <style:style style:name="ro88" style:family="table-row">
      <style:table-row-properties style:row-height="4.396cm" fo:break-before="auto" style:use-optimal-row-height="true"/>
    </style:style>
    <style:style style:name="ro89" style:family="table-row">
      <style:table-row-properties style:row-height="6.422cm" fo:break-before="auto" style:use-optimal-row-height="true"/>
    </style:style>
    <style:style style:name="ro90" style:family="table-row">
      <style:table-row-properties style:row-height="5.976cm" fo:break-before="auto" style:use-optimal-row-height="true"/>
    </style:style>
    <style:style style:name="ro91" style:family="table-row">
      <style:table-row-properties style:row-height="5.239cm" fo:break-before="auto" style:use-optimal-row-height="true"/>
    </style:style>
    <style:style style:name="ro92" style:family="table-row">
      <style:table-row-properties style:row-height="7.16cm" fo:break-before="auto" style:use-optimal-row-height="true"/>
    </style:style>
    <style:style style:name="ro93" style:family="table-row">
      <style:table-row-properties style:row-height="11.557cm" fo:break-before="auto" style:use-optimal-row-height="true"/>
    </style:style>
    <style:style style:name="ro94" style:family="table-row">
      <style:table-row-properties style:row-height="11.952cm" fo:break-before="auto" style:use-optimal-row-height="true"/>
    </style:style>
    <style:style style:name="ro95" style:family="table-row">
      <style:table-row-properties style:row-height="3.658cm" fo:break-before="auto" style:use-optimal-row-height="true"/>
    </style:style>
    <style:style style:name="ro96" style:family="table-row">
      <style:table-row-properties style:row-height="3.053cm" fo:break-before="auto" style:use-optimal-row-height="true"/>
    </style:style>
    <style:style style:name="ro97" style:family="table-row">
      <style:table-row-properties style:row-height="4.475cm" fo:break-before="auto" style:use-optimal-row-height="true"/>
    </style:style>
    <style:style style:name="ro9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81d41a"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justify" fo:margin-left="0cm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es" style:country-asian="ES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Arial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8pt" style:font-size-asian="8pt" style:font-size-complex="8pt"/>
    </style:style>
    <style:style style:name="ce36" style:family="table-cell" style:parent-style-name="Default">
      <style:table-cell-properties fo:background-color="transparent" fo:wrap-option="wrap" fo:border="0.06pt solid #000000" style:vertical-align="top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fo:wrap-option="wrap" fo:border="none" style:vertical-align="top"/>
      <style:text-properties style:font-name="Arial" fo:font-size="8pt" style:font-size-asian="8pt" style:font-size-complex="8pt"/>
    </style:style>
    <style:style style:name="ce38" style:family="table-cell" style:parent-style-name="Default">
      <style:text-properties style:font-name="Arial" fo:font-size="8pt" style:font-size-asian="8pt" style:font-size-complex="8pt"/>
    </style:style>
    <style:style style:name="ce16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4">
      <style:table-cell-properties style:glyph-orientation-vertical="0" fo:background-color="#ffffd7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4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 style:data-style-name="N4">
      <style:table-cell-properties style:glyph-orientation-vertical="0" fo:background-color="#ffffd7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4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4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4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4">
      <style:table-cell-properties fo:background-color="#ffffd7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4">
      <style:table-cell-properties style:glyph-orientation-vertical="0" fo:background-color="#ff40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126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126">
      <style:table-cell-properties fo:background-color="#81d41a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81d41a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4">
      <style:table-cell-properties style:glyph-orientation-vertical="0" fo:background-color="#729fc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5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88" style:family="table-cell" style:parent-style-name="Default" style:data-style-name="N5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89" style:family="table-cell" style:parent-style-name="Default" style:data-style-name="N5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90" style:family="table-cell" style:parent-style-name="Default" style:data-style-name="N5">
      <style:table-cell-properties fo:background-color="#ff4000"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53" style:family="table-cell" style:parent-style-name="Default" style:data-style-name="N4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" fo:font-size="8pt" style:font-size-asian="8pt" style:font-size-complex="8pt"/>
    </style:style>
    <style:style style:name="ce55" style:family="table-cell" style:parent-style-name="Default" style:data-style-name="N5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56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57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97" style:family="table-cell" style:parent-style-name="Default" style:data-style-name="N175">
      <style:table-cell-properties fo:background-color="#ff4000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7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75">
      <style:table-cell-properties fo:background-color="#ffffd7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5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19" style:family="table-cell" style:parent-style-name="Default" style:data-style-name="N5">
      <style:table-cell-properties style:glyph-orientation-vertical="0" fo:background-color="#ffffd7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0">
      <style:table-cell-properties style:glyph-orientation-vertical="0" fo:background-color="#ffffd7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0">
      <style:table-cell-properties style:glyph-orientation-vertical="0" fo:background-color="#ff4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8" style:family="table-cell" style:parent-style-name="Default" style:data-style-name="N10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5">
      <style:table-cell-properties fo:background-color="#ffffd7" style:text-align-source="fix" style:repeat-content="false" fo:wrap-option="wrap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208" style:family="table-cell" style:parent-style-name="Default" style:data-style-name="N5">
      <style:table-cell-properties fo:background-color="#ffffd7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63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75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81d41a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81d41a" fo:border="0.74pt solid #000000"/>
    </style:style>
    <style:style style:name="ce223" style:family="table-cell" style:parent-style-name="Default" style:data-style-name="N4">
      <style:table-cell-properties style:glyph-orientation-vertical="0" fo:background-color="#ff4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8" style:family="table-cell" style:parent-style-name="Default" style:data-style-name="N4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7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5">
      <style:table-cell-properties fo:background-color="#729fcf" style:text-align-source="fix" style:repeat-content="false" fo:wrap-option="wrap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227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229" style:family="table-cell" style:parent-style-name="Default" style:data-style-name="N4">
      <style:table-cell-properties style:glyph-orientation-vertical="0" fo:background-color="#ff4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 style:data-style-name="N175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4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font-name-asian="Mangal" style:font-size-asian="10pt" style:language-asian="hi" style:country-asian="IN" style:font-style-asian="normal" style:font-weight-asian="normal" style:font-name-complex="Tahoma" style:font-size-complex="10pt" style:font-style-complex="normal" style:font-weight-complex="normal"/>
    </style:style>
    <style:style style:name="ce235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font-name-asian="Tahoma" style:font-size-asian="10pt" style:language-asian="es" style:country-asian="ES" style:font-style-asian="normal" style:font-weight-asian="bold" style:font-name-complex="Cambria" style:font-size-complex="11pt" style:font-style-complex="normal" style:font-weight-complex="bold"/>
    </style:style>
    <style:style style:name="ce22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font-name-asian="Arial" style:font-size-asian="11pt" style:language-asian="es" style:country-asian="ES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319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6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36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36">
      <style:table-cell-properties fo:wrap-option="wrap" fo:border="0.06pt solid #000000" style:vertical-align="top"/>
      <style:text-properties style:font-name="Arial" fo:font-size="8pt" style:font-size-asian="8pt" style:font-size-complex="8pt"/>
    </style:style>
    <style:style style:name="ce93" style:family="table-cell" style:parent-style-name="Default" style:data-style-name="N36">
      <style:table-cell-properties fo:background-color="transparent" fo:wrap-option="wrap" fo:border="0.06pt solid #000000" style:vertical-align="top"/>
      <style:text-properties fo:color="#000000" style:font-name="Arial" fo:font-size="8pt" style:font-size-asian="8pt" style:font-size-complex="8pt"/>
    </style:style>
    <style:style style:name="ce94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Arial" fo:font-size="8pt" style:font-size-asian="8pt" style:font-size-complex="8pt"/>
    </style:style>
    <style:style style:name="ce95" style:family="table-cell" style:parent-style-name="Default" style:data-style-name="N36">
      <style:table-cell-properties fo:background-color="#ff4000" fo:wrap-option="wrap" fo:border="0.06pt solid #000000" style:vertical-align="top"/>
      <style:text-properties fo:color="#000000" style:font-name="Arial" fo:font-size="8pt" style:font-size-asian="8pt" style:font-size-complex="8pt"/>
    </style:style>
    <style:style style:name="ce97" style:family="table-cell" style:parent-style-name="Default" style:data-style-name="N36">
      <style:table-cell-properties fo:wrap-option="wrap" fo:border="none" style:vertical-align="top"/>
      <style:text-properties style:font-name="Arial" fo:font-size="8pt" style:font-size-asian="8pt" style:font-size-complex="8pt"/>
    </style:style>
    <style:style style:name="ce99" style:family="table-cell" style:parent-style-name="Default" style:data-style-name="N36">
      <style:table-cell-properties style:vertical-align="top"/>
      <style:text-properties style:font-name="Arial" fo:font-size="8pt" style:font-size-asian="8pt" style:font-size-complex="8pt"/>
    </style:style>
    <style:style style:name="ce100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8pt" style:font-size-asian="8pt" style:font-size-complex="8pt"/>
    </style:style>
    <style:style style:name="ce101" style:family="table-cell" style:parent-style-name="Default">
      <style:table-cell-properties style:text-align-source="value-type" style:repeat-content="false" fo:wrap-option="wrap" fo:border="none" style:vertical-align="top"/>
      <style:text-properties style:font-name="Arial" fo:font-size="8pt" style:font-size-asian="8pt" style:font-size-complex="8pt"/>
    </style:style>
    <style:style style:name="ce33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font-name-asian="Arial" style:font-size-asian="10pt" style:language-asian="hi" style:country-asian="IN" style:font-style-asian="normal" style:font-weight-asian="normal" style:font-name-complex="Cambria" style:font-size-complex="11pt" style:font-style-complex="normal" style:font-weight-complex="normal"/>
    </style:style>
    <style:style style:name="ce260" style:family="table-cell" style:parent-style-name="Default" style:data-style-name="N4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9.5pt" fo:language="es" fo:country="ES" fo:font-style="normal" fo:text-shadow="none" style:text-underline-style="none" fo:font-weight="bold" style:font-name-asian="Times New Roman" style:font-size-asian="9.5pt" style:language-asian="hi" style:country-asian="IN" style:font-style-asian="normal" style:font-weight-asian="bold" style:font-name-complex="Cambria" style:font-size-complex="11pt" style:font-style-complex="normal" style:font-weight-complex="bold"/>
    </style:style>
    <style:style style:name="ce262" style:family="table-cell" style:parent-style-name="Default" style:data-style-name="N126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4" style:family="table-cell" style:parent-style-name="Default" style:data-style-name="N4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font-name-asian="Mangal" style:font-size-asian="10pt" style:language-asian="hi" style:country-asian="IN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" fo:font-size="8pt" style:font-size-asian="8pt" style:font-size-complex="8pt"/>
    </style:style>
    <style:style style:name="ce10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06" style:family="table-cell" style:parent-style-name="Default" style:data-style-name="N5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font-name="Arial" fo:font-size="8pt" style:font-size-asian="8pt" style:font-size-complex="8pt"/>
    </style:style>
    <style:style style:name="ce107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109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34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hi" style:country-asian="IN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font-name-asian="Tahoma" style:font-size-asian="10pt" style:language-asian="es" style:country-asian="ES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s" style:country-asian="ES" style:font-style-asian="normal" style:font-weight-asian="normal" style:font-name-complex="Cambri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font-name-asian="Arial" style:font-size-asian="10pt" style:language-asian="es" style:country-asian="ES" style:font-style-asian="normal" style:font-weight-asian="bold" style:font-name-complex="Cambria" style:font-size-complex="11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language="es" fo:country="ES" fo:font-style="normal" fo:text-shadow="none" style:text-underline-style="none" fo:font-weight="normal" style:font-name-asian="Arial" style:font-size-asian="11pt" style:language-asian="es" style:country-asian="ES" style:font-style-asian="normal" style:font-weight-asian="normal" style:font-name-complex="Times New Roman" style:font-size-complex="11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bold" style:font-name-asian="Mangal" style:font-size-asian="10pt" style:language-asian="hi" style:country-asian="IN" style:font-style-asian="normal" style:font-weight-asian="bold" style:font-name-complex="Cambria" style:font-size-complex="10pt" style:font-style-complex="normal" style:font-weight-complex="bold"/>
    </style:style>
    <style:style style:name="ce283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font-name-asian="Mangal" style:font-size-asian="10pt" style:language-asian="hi" style:country-asian="IN" style:font-style-asian="normal" style:font-weight-asian="normal" style:font-name-complex="Cambria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font-name-asian="Arial" style:font-size-asian="11pt" style:language-asian="es" style:country-asian="ES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 style:data-style-name="N4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font-name-asian="Arial" style:font-size-asian="11pt" style:language-asian="es" style:country-asian="ES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" fo:font-size="8pt" style:font-size-asian="8pt" style:font-size-complex="8pt"/>
    </style:style>
    <style:style style:name="ce116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21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3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3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 fo:wrap-option="wrap" fo:border="none" style:vertical-align="automatic"/>
      <style:paragraph-properties fo:text-align="start" fo:margin-left="0cm"/>
      <style:text-properties style:font-name="Arial"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43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146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47" style:family="table-cell" style:parent-style-name="Default" style:data-style-name="N36">
      <style:table-cell-properties fo:background-color="#ffc0cb" style:text-align-source="fix" style:repeat-content="false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149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0" style:family="table-cell" style:parent-style-name="Default" style:data-style-name="N36">
      <style:table-cell-properties fo:background-color="#81d41a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90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2" style:family="table-cell" style:parent-style-name="Default" style:data-style-name="N36">
      <style:table-cell-properties fo:background-color="#f5ef53" style:text-align-source="fix" style:repeat-content="false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3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4" style:family="table-cell" style:parent-style-name="Default" style:data-style-name="N36">
      <style:table-cell-properties fo:background-color="#63bbee" style:text-align-source="fix" style:repeat-content="false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5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style:font-size-asian="8pt" style:font-size-complex="8pt"/>
    </style:style>
    <style:style style:name="ce158" style:family="table-cell" style:parent-style-name="Default">
      <style:table-cell-properties fo:background-color="#81d41a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81d41a" fo:wrap-option="wrap" fo:border="none" style:vertical-align="top"/>
      <style:text-properties style:font-name="Arial" fo:font-size="8pt" style:font-size-asian="8pt" style:font-size-complex="8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style:font-name="Arial" fo:font-size="8pt" style:font-size-asian="8pt" style:font-size-complex="8pt"/>
    </style:style>
    <style:style style:name="ce163" style:family="table-cell" style:parent-style-name="Default">
      <style:table-cell-properties fo:wrap-option="wrap" fo:border="none" style:vertical-align="top"/>
      <style:text-properties fo:color="#c9211e" style:font-name="Arial" fo:font-size="8pt" style:font-size-asian="8pt" style:font-size-complex="8pt"/>
    </style:style>
    <style:style style:name="ce7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style:text-align-source="fix" style:repeat-content="false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style:text-align-source="fix" style:repeat-content="false" fo:border="none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style:text-align-source="fix" style:repeat-content="false" fo:wrap-option="wrap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ff9966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12" style:family="table-cell" style:parent-style-name="Default">
      <style:table-cell-properties style:text-align-source="fix" style:repeat-content="false" style:vertical-align="justify"/>
      <style:paragraph-properties fo:text-align="justify" fo:margin-left="0cm"/>
    </style:style>
    <style:style style:name="ce713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71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7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721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22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23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724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8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729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730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31" style:family="table-cell" style:parent-style-name="Default" style:data-style-name="N5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32" style:family="table-cell" style:parent-style-name="Default" style:data-style-name="N5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733" style:family="table-cell" style:parent-style-name="Default" style:data-style-name="N5">
      <style:table-cell-properties style:text-align-source="fix" style:repeat-content="false" style:vertical-align="justify"/>
      <style:paragraph-properties fo:text-align="justify" fo:margin-left="0cm"/>
    </style:style>
    <style:style style:name="ce734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font-name="Arial Narrow" fo:font-size="10pt" style:font-size-asian="10pt" style:font-size-complex="10pt"/>
    </style:style>
    <style:style style:name="ce738" style:family="table-cell" style:parent-style-name="Default">
      <style:table-cell-properties style:text-align-source="fix" style:repeat-content="false" fo:wrap-option="wrap" style:vertical-align="justify"/>
      <style:paragraph-properties fo:text-align="justify" fo:margin-left="0cm"/>
    </style:style>
    <style:style style:name="ce7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0" style:family="table-cell" style:parent-style-name="Default" style:data-style-name="N37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41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74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743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44" style:family="table-cell" style:parent-style-name="Default" style:data-style-name="N49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45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46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47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74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0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75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752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753" style:family="table-cell" style:parent-style-name="Default">
      <style:table-cell-properties style:text-align-source="fix" style:repeat-content="false" fo:background-color="transparent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755" style:family="table-cell" style:parent-style-name="Default" style:data-style-name="N4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756" style:family="table-cell" style:parent-style-name="Default" style:data-style-name="N4">
      <style:table-cell-properties style:text-align-source="fix" style:repeat-content="false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7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9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760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76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63" style:family="table-cell" style:parent-style-name="Default" style:data-style-name="N4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64" style:family="table-cell" style:parent-style-name="Default" style:data-style-name="N4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65" style:family="table-cell" style:parent-style-name="Default" style:data-style-name="N4">
      <style:table-cell-properties style:text-align-source="fix" style:repeat-content="false" style:vertical-align="justify"/>
      <style:paragraph-properties fo:text-align="justify" fo:margin-left="0cm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c9211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c9211e" style:font-name="Arial Narrow" fo:font-size="9pt" style:font-size-asian="9pt" style:font-size-complex="9pt"/>
    </style:style>
    <style:style style:name="ce768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ff0000" style:font-name="Arial Narrow" fo:font-size="9pt" style:font-size-asian="9pt" style:font-size-complex="9pt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0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1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2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73" style:family="table-cell" style:parent-style-name="Default" style:data-style-name="N36">
      <style:table-cell-properties fo:background-color="#ffc0cb"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774" style:family="table-cell" style:parent-style-name="Default" style:data-style-name="N36">
      <style:table-cell-properties style:text-align-source="fix" style:repeat-content="false" style:vertical-align="justify"/>
      <style:paragraph-properties fo:text-align="justify" fo:margin-left="0cm"/>
    </style:style>
    <style:style style:name="ce775" style:family="table-cell" style:parent-style-name="Default" style:data-style-name="N36">
      <style:table-cell-properties fo:background-color="#f5ef53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76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77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78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79" style:family="table-cell" style:parent-style-name="Default" style:data-style-name="N36">
      <style:table-cell-properties fo:background-color="#63bbee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0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1" style:family="table-cell" style:parent-style-name="Default" style:data-style-name="N36">
      <style:table-cell-properties fo:background-color="#afd095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2" style:family="table-cell" style:parent-style-name="Default" style:data-style-name="N36">
      <style:table-cell-properties fo:background-color="#afd095"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3" style:family="table-cell" style:parent-style-name="Default" style:data-style-name="N36">
      <style:table-cell-properties fo:background-color="#afd095" style:text-align-source="fix" style:repeat-content="false" fo:wrap-option="wrap" fo:border="0.06pt solid #000000" style:vertical-align="justify"/>
      <style:paragraph-properties fo:text-align="justify" fo:margin-left="0cm"/>
      <style:text-properties fo:color="#000000" style:font-name="Times New Roman" fo:font-size="9pt" style:font-size-asian="9pt" style:font-size-complex="9pt"/>
    </style:style>
    <style:style style:name="ce784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5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6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87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78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789" style:family="table-cell" style:parent-style-name="Default">
      <style:table-cell-properties fo:wrap-option="wrap" fo:border="none" style:vertical-align="top"/>
      <style:text-properties style:font-name="Times New Roman" fo:font-size="9pt" style:font-size-asian="9pt" style:font-size-complex="9pt"/>
    </style:style>
    <style:style style:name="ce790" style:family="table-cell" style:parent-style-name="Default">
      <style:table-cell-properties style:text-align-source="fix" style:repeat-content="false" fo:background-color="transparent" style:vertical-align="justify"/>
      <style:paragraph-properties fo:text-align="justify" fo:margin-left="0cm"/>
    </style:style>
    <style:style style:name="ce791" style:family="table-cell" style:parent-style-name="Default">
      <style:table-cell-properties style:text-align-source="fix" style:repeat-content="false" fo:background-color="transparent" style:vertical-align="justify"/>
      <style:paragraph-properties fo:text-align="justify" fo:margin-left="0cm"/>
      <style:text-properties style:font-name="Arial Narrow" fo:font-weight="normal" style:font-weight-asian="normal" style:font-weight-complex="normal"/>
    </style:style>
    <style:style style:name="ce792" style:family="table-cell" style:parent-style-name="Default">
      <style:table-cell-properties style:text-align-source="fix" style:repeat-content="false" fo:background-color="transparent" fo:border="none" style:vertical-align="justify"/>
      <style:paragraph-properties fo:text-align="justify" fo:margin-left="0cm"/>
    </style:style>
    <style:style style:name="ce7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797" style:family="table-cell" style:parent-style-name="Default">
      <style:table-cell-properties style:text-align-source="fix" style:repeat-content="false" fo:border="0.06pt solid #000000" style:vertical-align="justify"/>
      <style:paragraph-properties fo:text-align="justify"/>
    </style:style>
    <style:style style:name="ce798" style:family="table-cell" style:parent-style-name="Default">
      <style:table-cell-properties style:text-align-source="fix" style:repeat-content="false"/>
      <style:paragraph-properties fo:text-align="justify"/>
    </style:style>
    <style:style style:name="ce7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9" style:family="table-cell" style:parent-style-name="Default" style:data-style-name="N37">
      <style:table-cell-properties fo:border="0.06pt solid #000000"/>
    </style:style>
    <style:style style:name="ce81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12" style:family="table-cell" style:parent-style-name="Default" style:data-style-name="N37">
      <style:table-cell-properties style:text-align-source="fix" style:repeat-content="true" fo:border="0.06pt solid #000000"/>
      <style:paragraph-properties fo:text-align="start"/>
    </style:style>
    <style:style style:name="ce813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border="0.06pt solid #000000"/>
    </style:style>
    <style:style style:name="ce816" style:family="table-cell" style:parent-style-name="Default">
      <style:table-cell-properties style:text-align-source="fix" style:repeat-content="true" fo:border="0.06pt solid #000000"/>
      <style:paragraph-properties fo:text-align="start"/>
    </style:style>
    <style:style style:name="ce817" style:family="table-cell" style:parent-style-name="Default">
      <style:table-cell-properties fo:wrap-option="wrap" fo:border="0.06pt solid #000000" style:vertical-align="top"/>
      <style:text-properties style:font-name="Times New Roman" fo:font-size="9pt" style:font-size-asian="9pt" style:font-size-complex="9pt"/>
    </style:style>
    <style:style style:name="ce818" style:family="table-cell" style:parent-style-name="Default">
      <style:table-cell-properties fo:border-bottom="none" fo:border-left="0.06pt solid #000000" fo:border-right="0.06pt solid #000000" fo:border-top="none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center" fo:margin-left="0cm"/>
      <style:text-properties style:font-name="Times New Roman" fo:font-size="9pt" style:font-size-asian="9pt" style:font-size-complex="9pt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81d41a"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1d41a"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justify" fo:margin-left="0cm"/>
      <style:text-properties style:font-name="Times New Roman" fo:font-size="9pt" style:font-size-asian="9pt" style:font-size-complex="9pt"/>
    </style:style>
    <style:style style:name="ce840" style:family="table-cell" style:parent-style-name="Default">
      <style:table-cell-properties style:text-align-source="fix" style:repeat-content="false" style:vertical-align="top"/>
      <style:paragraph-properties fo:text-align="justify"/>
    </style:style>
    <style:style style:name="ce8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Arial Narrow" fo:font-size="10pt" style:font-size-asian="10pt" style:font-size-complex="10pt"/>
    </style:style>
    <style:style style:name="ce842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es" style:country-asian="E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Arial Narrow" fo:font-size="10pt" style:font-size-asian="10pt" style:font-size-complex="10pt"/>
    </style:style>
    <style:style style:name="ce8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font-name="Arial Narrow" fo:font-size="10pt" style:font-size-asian="10pt" style:font-size-complex="10pt"/>
    </style:style>
    <style:style style:name="ce846" style:family="table-cell" style:parent-style-name="Default">
      <style:table-cell-properties fo:wrap-option="wrap" fo:border="0.06pt solid #000000" style:vertical-align="top"/>
      <style:text-properties style:font-name="Arial Narrow" fo:font-size="10pt" style:font-size-asian="10pt" style:font-size-complex="10pt"/>
    </style:style>
    <style:style style:name="ce84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 Narrow" fo:font-size="10pt" style:font-size-asian="10pt" style:font-size-complex="10pt"/>
    </style:style>
    <style:style style:name="ce848" style:family="table-cell" style:parent-style-name="Default">
      <style:table-cell-properties fo:background-color="transparent" fo:wrap-option="wrap" fo:border="0.06pt solid #000000" style:vertical-align="top"/>
      <style:text-properties style:font-name="Arial Narrow" fo:font-size="10pt" style:font-size-asian="10pt" style:font-size-complex="10pt"/>
    </style:style>
    <style:style style:name="ce849" style:family="table-cell" style:parent-style-name="Default">
      <style:table-cell-properties fo:wrap-option="wrap" fo:border="none" style:vertical-align="top"/>
      <style:text-properties style:font-name="Arial Narrow" fo:font-size="10pt" style:font-size-asian="10pt" style:font-size-complex="10pt"/>
    </style:style>
    <style:style style:name="ce85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1" style:family="table-cell" style:parent-style-name="Default" style:data-style-name="N5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852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853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854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855" style:family="table-cell" style:parent-style-name="Default" style:data-style-name="N5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856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3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style:vertical-align="top"/>
    </style:style>
    <style:style style:name="ce862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4" style:family="table-cell" style:parent-style-name="Default" style:data-style-name="N36">
      <style:table-cell-properties fo:wrap-option="wrap" fo:border="0.06pt solid #000000" style:vertical-align="top"/>
      <style:text-properties style:font-name="Arial Narrow" fo:font-size="9pt" style:font-size-asian="9pt" style:font-size-complex="9pt"/>
    </style:style>
    <style:style style:name="ce865" style:family="table-cell" style:parent-style-name="Default" style:data-style-name="N36">
      <style:table-cell-properties fo:background-color="transparent" fo:wrap-option="wrap" fo:border="0.06pt solid #000000" style:vertical-align="top"/>
      <style:text-properties fo:color="#000000" style:font-name="Arial Narrow" fo:font-size="9pt" style:font-size-asian="9pt" style:font-size-complex="9pt"/>
    </style:style>
    <style:style style:name="ce866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Arial Narrow" fo:font-size="9pt" style:font-size-asian="9pt" style:font-size-complex="9pt"/>
    </style:style>
    <style:style style:name="ce867" style:family="table-cell" style:parent-style-name="Default" style:data-style-name="N36">
      <style:table-cell-properties fo:wrap-option="wrap" fo:border="none" style:vertical-align="top"/>
      <style:text-properties style:font-name="Arial Narrow" fo:font-size="9pt" style:font-size-asian="9pt" style:font-size-complex="9pt"/>
    </style:style>
    <style:style style:name="ce868" style:family="table-cell" style:parent-style-name="Default" style:data-style-name="N36">
      <style:table-cell-properties style:vertical-align="top"/>
    </style:style>
    <style:style style:name="ce8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1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 Narrow" fo:font-size="9pt" style:font-size-asian="9pt" style:font-size-complex="9pt"/>
    </style:style>
    <style:style style:name="ce872" style:family="table-cell" style:parent-style-name="Default">
      <style:table-cell-properties style:text-align-source="value-type" style:repeat-content="false" fo:wrap-option="wrap" fo:border="none" style:vertical-align="top"/>
      <style:text-properties style:font-name="Arial Narrow" fo:font-size="9pt" style:font-size-asian="9pt" style:font-size-complex="9pt"/>
    </style:style>
    <style:style style:name="ce87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9pt" style:font-size-asian="9pt" style:font-size-complex="9pt"/>
    </style:style>
    <style:style style:name="ce87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876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877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cm"/>
    </style:style>
    <style:style style:name="ce87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8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882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83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84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8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8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9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91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4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895" style:family="table-cell" style:parent-style-name="Default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896" style:family="table-cell" style:parent-style-name="Default">
      <style:table-cell-properties style:text-align-source="fix" style:repeat-content="false" fo:wrap-option="wrap" fo:border="none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1151" style:family="table-cell" style:parent-style-name="Default">
      <style:table-cell-properties fo:background-color="#ff0000"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1152" style:family="table-cell" style:parent-style-name="Default">
      <style:table-cell-properties style:glyph-orientation-vertical="0" fo:background-color="#ff4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4" style:family="table-cell" style:parent-style-name="Default">
      <style:table-cell-properties fo:background-color="#ff4000"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901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2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1157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904" style:family="table-cell" style:parent-style-name="Default" style:data-style-name="N36">
      <style:table-cell-properties fo:background-color="#ffc0cb"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905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906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07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0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09" style:family="table-cell" style:parent-style-name="Default" style:data-style-name="N36">
      <style:table-cell-properties fo:background-color="#f5ef53"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1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2" style:family="table-cell" style:parent-style-name="Default" style:data-style-name="N36">
      <style:table-cell-properties fo:background-color="#63bbee"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1167" style:family="table-cell" style:parent-style-name="Default" style:data-style-name="N36">
      <style:table-cell-properties fo:background-color="#afd095" style:text-align-source="fix" style:repeat-content="false" fo:wrap-option="wrap" fo:border="none" style:vertical-align="justify"/>
      <style:paragraph-properties fo:text-align="justify" fo:margin-left="0cm"/>
      <style:text-properties fo:color="#000000" style:font-name="Times New Roman" fo:font-size="9pt" style:font-size-asian="9pt" style:font-size-complex="9pt"/>
    </style:style>
    <style:style style:name="ce914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9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Times New Roman" fo:font-size="9pt" style:font-size-asian="9pt" style:font-size-complex="9pt"/>
    </style:style>
    <style:style style:name="ce919" style:family="table-cell" style:parent-style-name="Default">
      <style:table-cell-properties fo:background-color="transparent" fo:wrap-option="wrap" fo:border="0.06pt solid #000000" style:vertical-align="top"/>
      <style:text-properties style:font-name="Times New Roman" fo:font-size="9pt" style:font-size-asian="9pt" style:font-size-complex="9pt"/>
    </style:style>
    <style:style style:name="ce920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Times New Roman" fo:font-size="9pt" style:font-size-asian="9pt" style:font-size-complex="9pt"/>
    </style:style>
    <style:style style:name="ce117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fo:color="#000000" style:font-name="Times New Roman" fo:font-size="9pt" style:font-size-asian="9pt" style:font-size-complex="9pt"/>
    </style:style>
    <style:style style:name="ce922" style:family="table-cell" style:parent-style-name="Default">
      <style:table-cell-properties fo:background-color="transparent" fo:wrap-option="wrap" fo:border="none" style:vertical-align="top"/>
      <style:text-properties style:font-name="Times New Roman" fo:font-size="9pt" style:font-size-asian="9pt" style:font-size-complex="9pt"/>
    </style:style>
    <style:style style:name="ce923" style:family="table-cell" style:parent-style-name="Default">
      <style:table-cell-properties fo:wrap-option="wrap" fo:border="none" style:vertical-align="top"/>
      <style:text-properties fo:color="#c9211e" style:font-name="Times New Roman" fo:font-size="9pt" style:font-size-asian="9pt" style:font-size-complex="9pt"/>
    </style:style>
    <style:style style:name="ce92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7ffe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Narrow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ffff00" fo:wrap-option="wrap" fo:border="0.06pt solid #000000" style:vertical-align="to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transparent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ambri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12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5" style:family="table-cell" style:parent-style-name="Default" style:data-style-name="N17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2" style:family="table-cell" style:parent-style-name="Default" style:data-style-name="N36"/>
    <style:style style:name="ce9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9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style:font-name="Arial Narrow" fo:font-size="9pt" style:font-size-asian="9pt" style:font-size-complex="9pt"/>
    </style:style>
    <style:style style:name="ce972" style:family="table-cell" style:parent-style-name="Default">
      <style:table-cell-properties style:text-align-source="value-type" style:repeat-content="false" fo:background-color="transparent" fo:wrap-option="wrap" fo:border="0.06pt solid #000000" style:vertical-align="automatic"/>
      <style:text-properties style:font-name="Arial Narrow" fo:font-size="9pt" style:font-size-asian="9pt" style:font-size-complex="9pt"/>
    </style:style>
    <style:style style:name="ce973" style:family="table-cell" style:parent-style-name="Default">
      <style:table-cell-properties style:text-align-source="value-type" style:repeat-content="false" fo:wrap-option="wrap" fo:border="none" style:vertical-align="automatic"/>
      <style:text-properties style:font-name="Arial Narrow" fo:font-size="9pt" style:font-size-asian="9pt" style:font-size-complex="9pt"/>
    </style:style>
    <style:style style:name="ce97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7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s" style:country-asian="ES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9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98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105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1" style:family="table-cell" style:parent-style-name="Default">
      <style:table-cell-properties fo:wrap-option="wrap" fo:border="0.06pt solid #000000" style:vertical-align="top"/>
      <style:text-properties style:font-name="Arial Narrow" fo:font-size="9pt" style:font-size-asian="9pt" style:font-size-complex="9pt"/>
    </style:style>
    <style:style style:name="ce1183" style:family="table-cell" style:parent-style-name="Default">
      <style:table-cell-properties fo:background-color="transparent" fo:wrap-option="wrap" fo:border="0.06pt solid #000000" style:vertical-align="top"/>
      <style:text-properties style:font-name="Arial Narrow" fo:font-size="9pt" style:font-size-asian="9pt" style:font-size-complex="9pt"/>
    </style:style>
    <style:style style:name="ce1184" style:family="table-cell" style:parent-style-name="Default">
      <style:table-cell-properties fo:wrap-option="wrap" fo:border="none" style:vertical-align="top"/>
      <style:text-properties style:font-name="Arial Narrow" fo:font-size="9pt" style:font-size-asian="9pt" style:font-size-complex="9pt"/>
    </style:style>
    <style:style style:name="ce1185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6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9pt" style:font-size-asian="9pt" style:font-size-complex="9pt"/>
    </style:style>
    <style:style style:name="ce1187" style:family="table-cell" style:parent-style-name="Default" style:data-style-name="N36">
      <style:table-cell-properties fo:background-color="transparent" fo:wrap-option="wrap" fo:border="none" style:vertical-align="top"/>
      <style:text-properties style:font-name="Arial Narrow" fo:font-size="9pt" style:font-size-asian="9pt" style:font-size-complex="9pt"/>
    </style:style>
    <style:style style:name="ce1188" style:family="table-cell" style:parent-style-name="Default" style:data-style-name="N36">
      <style:table-cell-properties fo:background-color="#ffc0cb" fo:wrap-option="wrap" fo:border="none" style:vertical-align="top"/>
      <style:text-properties style:font-name="Arial Narrow" fo:font-size="9pt" style:font-size-asian="9pt" style:font-size-complex="9pt"/>
    </style:style>
    <style:style style:name="ce1189" style:family="table-cell" style:parent-style-name="Default" style:data-style-name="N36">
      <style:table-cell-properties fo:background-color="#f5ef53" fo:wrap-option="wrap" fo:border="0.06pt solid #000000" style:vertical-align="top"/>
      <style:text-properties style:font-name="Times New Roman" fo:font-size="9pt" style:font-size-asian="9pt" style:font-size-complex="9pt"/>
    </style:style>
    <style:style style:name="ce1190" style:family="table-cell" style:parent-style-name="Default" style:data-style-name="N36">
      <style:table-cell-properties fo:background-color="transparent" fo:wrap-option="wrap" fo:border="none" style:vertical-align="top"/>
      <style:text-properties style:font-name="Times New Roman" fo:font-size="9pt" style:font-size-asian="9pt" style:font-size-complex="9pt"/>
    </style:style>
    <style:style style:name="ce1191" style:family="table-cell" style:parent-style-name="Default" style:data-style-name="N36">
      <style:table-cell-properties fo:background-color="#f5ef53" fo:wrap-option="wrap" fo:border="none" style:vertical-align="top"/>
      <style:text-properties style:font-name="Times New Roman" fo:font-size="9pt" style:font-size-asian="9pt" style:font-size-complex="9pt"/>
    </style:style>
    <style:style style:name="ce1192" style:family="table-cell" style:parent-style-name="Default" style:data-style-name="N36">
      <style:table-cell-properties fo:background-color="#63bbee" fo:wrap-option="wrap" fo:border="0.06pt solid #000000" style:vertical-align="top"/>
      <style:text-properties style:font-name="Times New Roman" fo:font-size="9pt" style:font-size-asian="9pt" style:font-size-complex="9pt"/>
    </style:style>
    <style:style style:name="ce1193" style:family="table-cell" style:parent-style-name="Default" style:data-style-name="N36">
      <style:table-cell-properties fo:background-color="#63bbee" fo:wrap-option="wrap" fo:border="none" style:vertical-align="top"/>
      <style:text-properties style:font-name="Times New Roman" fo:font-size="9pt" style:font-size-asian="9pt" style:font-size-complex="9pt"/>
    </style:style>
    <style:style style:name="ce1194" style:family="table-cell" style:parent-style-name="Default" style:data-style-name="N36">
      <style:table-cell-properties fo:background-color="#fe7f00" fo:wrap-option="wrap" fo:border="0.06pt solid #000000" style:vertical-align="top"/>
      <style:text-properties style:font-name="Times New Roman" fo:font-size="9pt" style:font-size-asian="9pt" style:font-size-complex="9pt"/>
    </style:style>
    <style:style style:name="ce1196" style:family="table-cell" style:parent-style-name="Default" style:data-style-name="N36">
      <style:table-cell-properties fo:background-color="#fe7f00" fo:wrap-option="wrap" fo:border="0.06pt solid #000000" style:vertical-align="top"/>
      <style:text-properties style:font-name="Arial Narrow" fo:font-size="9pt" style:font-size-asian="9pt" style:font-size-complex="9pt"/>
    </style:style>
    <style:style style:name="ce1198" style:family="table-cell" style:parent-style-name="Default">
      <style:table-cell-properties fo:background-color="transparent" fo:wrap-option="wrap" fo:border="none" style:vertical-align="top"/>
      <style:text-properties fo:color="#ff0000" style:font-name="Times New Roman" fo:font-size="9pt" style:font-size-asian="9pt" style:font-size-complex="9pt"/>
    </style:style>
    <style:style style:name="ce1203" style:family="table-cell" style:parent-style-name="Default">
      <style:table-cell-properties fo:background-color="transparent"/>
    </style:style>
    <style:style style:name="ce1205" style:family="table-cell" style:parent-style-name="Default">
      <style:table-cell-properties fo:background-color="transparent" style:vertical-align="top"/>
    </style:style>
    <style:style style:name="ce8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style:text-align-source="fix" style:repeat-content="false" fo:background-color="transparent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s" style:country-asian="ES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3" style:family="table-cell" style:parent-style-name="Default" style:data-style-name="N4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24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justify"/>
      <style:paragraph-properties fo:text-align="justify" fo:margin-left="0cm"/>
      <style:text-properties style:text-line-through-style="solid" style:text-line-through-type="single" style:font-name="Times New Roman" fo:font-size="9pt" style:font-size-asian="9pt" style:font-size-complex="9pt"/>
    </style:style>
    <style:style style:name="ce252" style:family="table-cell" style:parent-style-name="Default" style:data-style-name="N36">
      <style:table-cell-properties fo:background-color="#63bbee" fo:wrap-option="wrap" fo:border="0.06pt solid #000000" style:vertical-align="top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279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justify"/>
      <style:paragraph-properties fo:text-align="justify" fo:margin-left="0cm"/>
      <style:text-properties style:text-line-through-style="solid" style:text-line-through-type="single" style:font-name="Times New Roman" fo:font-size="9pt" style:font-size-asian="9pt" style:font-size-complex="9pt"/>
    </style:style>
    <style:style style:name="ce13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s" style:country-asian="ES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13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13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13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13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1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5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7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1338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1339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13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3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1344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134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13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134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1349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13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2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135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35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35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 Narrow" fo:font-weight="normal" style:font-weight-asian="normal" style:font-weight-complex="normal"/>
    </style:style>
    <style:style style:name="ce135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1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dash" draw:stroke-dash="Long_20_Dash" svg:stroke-width="0.1cm" svg:stroke-color="#000000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draw:stroke="dash" draw:stroke-dash="Long_20_Dash" svg:stroke-width="0.1cm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dash" draw:stroke-dash="Long_20_Dash" svg:stroke-width="0.1cm" draw:marker-start="Puntas_20_de_20_flecha_20_1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mbria" fo:font-size="10pt" style:letter-kerning="true" fo:language="eu" fo:country="ES" style:language-asian="hi" style:country-asian="IN" style:font-name-asian="Arial" style:font-name-complex="Cambria" style:font-size-asian="10pt" style:font-size-complex="11pt" style:font-weight-asian="bold" style:font-weight-complex="bold"/>
    </style:style>
    <style:style style:name="T2" style:family="text">
      <style:text-properties fo:color="#000000" style:font-name="Cambria" fo:font-size="10pt" style:letter-kerning="true" fo:language="eu" fo:country="ES" style:language-asian="hi" style:country-asian="IN" style:font-name-asian="Arial" style:font-name-complex="Cambria" style:font-size-asian="10pt" style:font-size-complex="11pt" style:font-weight-asian="normal" style:font-weight-complex="normal"/>
    </style:style>
    <style:style style:name="T3" style:family="text">
      <style:text-properties fo:color="#000000" style:text-underline-style="none" style:text-underline-color="font-color" style:letter-kerning="true" fo:language="eu" fo:country="ES" style:language-asian="hi" style:country-asian="IN" style:font-name-asian="Arial" style:font-name-complex="Arial" style:font-size-asian="11pt" style:font-size-complex="11pt" style:font-weight-asian="bold" style:font-weight-complex="bold"/>
    </style:style>
    <style:style style:name="T4" style:family="text">
      <style:text-properties style:text-underline-style="none" style:text-underline-color="font-color" fo:font-style="normal" style:letter-kerning="true" fo:letter-spacing="-0.004cm" fo:language="eu" fo:country="ES" style:language-asian="es" style:country-asian="ES" style:font-name-asian="Arial" style:font-name-complex="Arial" style:font-size-asian="10pt" style:font-size-complex="11pt" style:font-weight-asian="bold" style:font-weight-complex="bold" style:font-style-asian="normal" style:font-style-complex="normal"/>
    </style:style>
    <style:style style:name="T5" style:family="text">
      <style:text-properties style:text-underline-style="none" style:text-underline-color="font-color" fo:font-style="normal" style:letter-kerning="true" fo:letter-spacing="-0.004cm" style:language-asian="es" style:country-asian="ES" style:font-name-asian="Arial" style:font-name-complex="Arial" style:font-size-complex="11pt" style:font-weight-asian="bold" style:font-weight-complex="bold" style:font-style-asian="normal" style:font-style-complex="normal" fo:language="es" fo:country="ES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8" style:family="text">
      <style:text-properties fo:color="#000000" style:font-name="Cambria" fo:font-size="10pt" style:letter-kerning="true" fo:language="eu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9" style:family="text">
      <style:text-properties fo:color="#000000" style:font-name="Cambria" fo:font-size="10pt" style:letter-kerning="true" fo:language="eu" fo:country="ES" style:language-asian="hi" style:country-asian="IN" style:font-name-asian="Mangal" style:font-name-complex="Cambria" style:font-size-asian="10pt" style:font-size-complex="10pt" style:font-weight-asian="bold" style:font-weight-complex="bold"/>
    </style:style>
    <style:style style:name="T10" style:family="text">
      <style:text-properties fo:color="#000000" style:font-name="Tahoma" fo:font-size="9pt" fo:font-weight="normal" style:letter-kerning="true" fo:letter-spacing="-0.004cm" fo:language="es" fo:country="ES" style:language-asian="hi" style:country-asian="IN" style:language-complex="hi" style:country-complex="IN" style:font-name-asian="Mangal" style:font-name-complex="Tahoma" style:font-size-asian="9pt" style:font-size-complex="9pt" style:font-weight-asian="normal" style:font-weight-complex="normal"/>
    </style:style>
    <style:style style:name="T11" style:family="text">
      <style:text-properties fo:font-size="10pt" style:text-line-through-type="none" style:font-size-asian="10pt" style:font-size-complex="10pt"/>
    </style:style>
    <style:style style:name="T12" style:family="text">
      <style:text-properties fo:color="#000000" style:text-underline-style="none" style:text-underline-color="font-color" style:letter-kerning="true" fo:letter-spacing="-0.004cm" fo:language="es" fo:country="ES" style:language-asian="es" style:country-asian="ES" style:font-name-asian="Tahoma" style:font-name-complex="Arial" style:font-size-asian="8pt" style:font-size-complex="11pt" style:font-weight-asian="bold" style:font-weight-complex="bold"/>
    </style:style>
    <style:style style:name="T13" style:family="text">
      <style:text-properties fo:color="#000000" style:text-underline-style="none" style:text-underline-color="font-color" style:letter-kerning="true" fo:language="es" fo:country="ES" style:language-asian="es" style:country-asian="ES" style:font-name-complex="Arial" style:font-size-asian="8pt" style:font-size-complex="11pt" style:font-weight-asian="bold" style:font-weight-complex="bold" fo:letter-spacing="-0.005cm" style:font-name-asian="Arial"/>
    </style:style>
    <style:style style:name="T14" style:family="text">
      <style:text-properties fo:color="#000000" style:font-name="Arial" fo:font-size="10pt" fo:font-weight="normal" fo:language="eu" fo:country="ES" style:font-name-asian="Tahoma" style:font-name-complex="Arial" style:font-size-asian="10pt" style:font-size-complex="11pt" style:font-weight-asian="normal" style:font-weight-complex="normal"/>
    </style:style>
    <style:style style:name="T15" style:family="text">
      <style:text-properties fo:color="#000000" style:font-name="Arial" fo:font-size="10pt" fo:font-weight="normal" style:font-name-asian="Tahoma" style:font-name-complex="Arial" style:font-size-asian="10pt" style:font-size-complex="11pt" style:font-weight-asian="normal" style:font-weight-complex="normal" fo:language="es" fo:country="ES"/>
    </style:style>
    <style:style style:name="T16" style:family="text">
      <style:text-properties fo:color="#000000" style:font-name="Arial" fo:font-size="10pt" style:text-underline-style="none" style:text-underline-color="font-color"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17" style:family="text">
      <style:text-properties fo:color="#000000" style:font-name="Arial" fo:font-size="10pt" style:text-underline-style="none" style:text-underline-color="font-color" style:letter-kerning="true" fo:language="es" fo:country="ES" style:font-name-complex="Arial" style:font-size-asian="10pt" style:font-weight-asian="bold" style:font-weight-complex="bold" fo:letter-spacing="-0.004cm" style:language-asian="es" style:country-asian="ES" style:font-name-asian="Tahoma" style:font-size-complex="11pt"/>
    </style:style>
    <style:style style:name="T18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/>
    </style:style>
    <style:style style:name="T19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 style:text-underline-style="none" style:text-underline-color="font-color"/>
    </style:style>
    <style:style style:name="T20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1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/>
    </style:style>
    <style:style style:name="T22" style:family="text">
      <style:text-properties fo:color="#000000" style:font-name="Cambria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u" fo:country="ES" style:language-asian="ar" style:country-asian="SA" style:language-complex="none" style:country-complex="none" style:font-name-asian="Dax-Regular" style:font-name-complex="Cambria" style:font-size-asian="10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Arial" fo:font-size="10pt" fo:language="eu" fo:country="ES" style:font-name-asian="Times New Roman" style:font-name-complex="Arial" style:font-size-asian="11pt" style:font-size-complex="10pt" style:font-weight-complex="bold"/>
    </style:style>
    <style:style style:name="T24" style:family="text">
      <style:text-properties fo:color="#000000" style:font-name="Arial" fo:font-size="10pt" style:font-name-complex="Arial" style:font-size-asian="11pt" style:font-size-complex="10pt" style:font-weight-complex="bold" fo:language="es" fo:country="ES" style:font-name-asian="Arial"/>
    </style:style>
    <style:style style:name="T25" style:family="text">
      <style:text-properties fo:color="#000000" style:font-name="Tahoma" fo:font-size="10pt" fo:font-weight="normal" fo:font-style="normal" style:letter-kerning="true" fo:letter-spacing="-0.004cm" fo:language="es" fo:country="ES" style:language-asian="hi" style:country-asian="IN" style:font-name-asian="Mangal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26" style:family="text">
      <style:text-properties fo:color="#000000" style:font-name="Tahoma" fo:font-size="10pt" fo:font-weight="normal" fo:font-style="normal" style:letter-kerning="true" fo:letter-spacing="-0.004cm" style:language-asian="hi" style:country-asian="IN" style:font-name-asian="Mangal" style:font-name-complex="Tahoma" style:font-size-asian="10pt" style:font-size-complex="10pt" style:font-weight-asian="normal" style:font-weight-complex="normal" style:font-style-asian="normal" style:font-style-complex="normal" fo:language="eu" fo:country="ES"/>
    </style:style>
    <style:style style:name="T27" style:family="text">
      <style:text-properties style:letter-kerning="true" fo:letter-spacing="-0.004cm" fo:language="es" fo:country="ES" style:language-asian="hi" style:country-asian="IN" style:font-name-asian="Mangal" style:font-name-complex="Arial" style:font-size-asian="11pt" style:font-size-complex="11pt"/>
    </style:style>
    <style:style style:name="T28" style:family="text">
      <style:text-properties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29" style:family="text">
      <style:text-properties style:letter-kerning="true" fo:language="es" fo:country="ES" style:language-asian="hi" style:country-asian="IN" style:font-name-asian="Mangal" style:font-name-complex="Arial" style:font-size-asian="10pt" style:font-size-complex="10pt" style:font-weight-asian="normal" style:font-weight-complex="normal"/>
    </style:style>
    <style:style style:name="T30" style:family="text">
      <style:text-properties fo:color="#000000" style:font-name="Cambria" fo:font-size="10pt" style:letter-kerning="true" fo:language="eu" fo:country="ES" style:language-asian="hi" style:country-asian="IN" style:font-name-asian="Tahoma" style:font-name-complex="Cambria" style:font-size-asian="10pt" style:font-size-complex="11pt" style:font-weight-asian="bold" style:font-weight-complex="bold"/>
    </style:style>
    <style:style style:name="T31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fo:language="es" fo:country="ES" style:font-weight-asian="normal" style:font-weight-complex="normal"/>
    </style:style>
    <style:style style:name="T32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style:font-weight-asian="normal" style:font-weight-complex="normal" fo:language="eu" fo:country="ES"/>
    </style:style>
    <style:style style:name="T33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style:font-weight-asian="normal" style:font-weight-complex="normal" fo:language="es" fo:country="ES"/>
    </style:style>
    <style:style style:name="T34" style:family="text">
      <style:text-properties style:letter-kerning="true" fo:language="eu" fo:country="ES" style:language-asian="hi" style:country-asian="IN" style:font-name-asian="Tahoma" style:font-name-complex="Tahoma" style:font-size-asian="11pt" style:font-size-complex="11pt" style:font-weight-asian="bold" style:font-weight-complex="bold"/>
    </style:style>
    <style:style style:name="T35" style:family="text">
      <style:text-properties style:letter-kerning="true" fo:language="eu" fo:country="ES" style:language-asian="hi" style:country-asian="IN" style:font-name-asian="Tahoma" style:font-name-complex="Tahoma" style:font-size-asian="11pt" style:font-size-complex="11pt"/>
    </style:style>
    <style:style style:name="T36" style:family="text">
      <style:text-properties style:letter-kerning="true" fo:language="eu" fo:country="ES" style:language-asian="hi" style:country-asian="IN" style:font-name-asian="Mangal" style:font-name-complex="Tahoma" style:font-size-asian="10pt" style:font-size-complex="10pt"/>
    </style:style>
    <style:style style:name="T37" style:family="text">
      <style:text-properties style:letter-kerning="true" fo:language="eu" fo:country="ES" style:language-asian="hi" style:country-asian="IN" style:font-name-complex="Tahoma" style:font-size-asian="10pt" style:font-name-asian="Tahoma" style:font-size-complex="11pt"/>
    </style:style>
    <style:style style:name="T38" style:family="text">
      <style:text-properties fo:color="#000000" style:letter-kerning="true" fo:language="eu" fo:country="ES" style:language-asian="hi" style:country-asian="IN" style:font-name-asian="Mangal" style:font-name-complex="Tahoma" style:font-size-asian="10pt" style:font-size-complex="10pt"/>
    </style:style>
    <style:style style:name="T39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Arial" style:font-name-complex="Cambria" style:font-size-asian="11pt" style:font-size-complex="11pt" style:font-weight-asian="normal" style:font-weight-complex="normal" style:font-style-asian="normal" style:font-style-complex="normal" style:text-emphasize="none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letter-kerning="true" style:language-asian="hi" style:country-asian="IN" style:font-name-complex="Cambria" style:font-size-asian="11pt" style:font-size-complex="11pt" style:font-weight-asian="normal" style:font-weight-complex="normal" style:font-style-asian="normal" style:font-style-complex="normal" style:text-emphasize="none" fo:language="eu" fo:country="ES" style:font-name-asian="Mangal"/>
    </style:style>
    <style:style style:name="T41" style:family="text">
      <style:text-properties fo:color="#000000" style:letter-kerning="true" fo:language="es" fo:country="ES" style:language-asian="es" style:country-asian="ES" style:font-name-asian="Tahoma" style:font-name-complex="Cambria" style:font-size-asian="10pt" style:font-size-complex="11pt" style:font-weight-asian="bold" style:font-weight-complex="bold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normal" fo:language="es" fo:country="ES" style:language-asian="ar" style:country-asian="SA" style:font-name-asian="Arial" style:font-name-complex="Cambria" style:font-size-asian="11pt" style:font-size-complex="11pt" style:font-weight-asian="bold" style:font-weight-complex="bold" style:font-style-asian="normal" style:font-style-complex="normal" style:text-emphasize="none"/>
    </style:style>
    <style:style style:name="T43" style:family="text">
      <style:text-properties style:letter-kerning="true" fo:language="es" fo:country="ES" style:font-name-complex="Cambria" style:font-size-asian="11pt" style:font-size-complex="11pt" style:font-weight-asian="bold" style:font-weight-complex="bold" style:language-asian="hi" style:country-asian="IN" style:font-name-asian="Tahoma"/>
    </style:style>
    <style:style style:name="T44" style:family="text">
      <style:text-properties style:letter-kerning="true" style:font-name-complex="Cambria" style:font-size-asian="11pt" style:font-size-complex="11pt" style:font-weight-asian="bold" style:font-weight-complex="bold" style:language-asian="hi" style:country-asian="IN" style:font-name-asian="Tahoma" fo:language="eu" fo:country="ES"/>
    </style:style>
    <style:style style:name="T45" style:family="text">
      <style:text-properties fo:color="#000000" style:font-name="Cambria" fo:font-size="10pt" fo:font-weight="normal" style:text-underline-style="none" style:text-underline-color="font-color" style:letter-kerning="true" fo:letter-spacing="-0.005cm" fo:language="es" fo:country="ES" style:language-asian="es" style:country-asian="ES" style:font-name-asian="Tahoma" style:font-name-complex="Cambria" style:font-size-asian="10pt" style:font-size-complex="11pt" style:font-weight-asian="normal" style:font-weight-complex="normal"/>
    </style:style>
    <style:style style:name="T46" style:family="text">
      <style:text-properties fo:color="#000000" style:text-underline-style="none" style:text-underline-color="font-color" fo:font-style="normal" style:letter-kerning="true" fo:language="es" fo:country="ES" style:language-asian="es" style:country-asian="ES" style:font-name-asian="Arial" style:font-name-complex="Cambria" style:font-size-asian="11pt" style:font-size-complex="11pt" style:font-weight-asian="bold" style:font-weight-complex="bold" style:font-style-asian="normal" style:font-style-complex="normal"/>
    </style:style>
    <style:style style:name="T47" style:family="text">
      <style:text-properties fo:color="#000000" style:text-underline-style="none" style:text-underline-color="font-color" style:letter-kerning="true" fo:language="es" fo:country="ES" style:language-asian="es" style:country-asian="ES" style:font-name-complex="Cambria" style:font-size-asian="11pt" style:font-size-complex="11pt" style:font-weight-asian="bold" style:font-weight-complex="bold" fo:letter-spacing="-0.005cm" style:font-name-asian="Tahoma"/>
    </style:style>
    <style:style style:name="T48" style:family="text">
      <style:text-properties style:text-underline-style="none" style:text-underline-color="font-color" fo:font-style="normal" fo:letter-spacing="-0.005cm" fo:language="es" fo:country="ES" style:language-asian="es" style:country-asian="ES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color="#000000" fo:font-weight="normal" style:text-underline-style="none" style:text-underline-color="font-color" fo:font-style="normal" style:letter-kerning="true" fo:letter-spacing="-0.004cm" fo:language="es" fo:country="ES" style:language-asian="es" style:country-asian="ES" style:language-complex="hi" style:country-complex="IN" style:font-name-asian="Tahoma" style:font-name-complex="Arial" style:font-size-asian="11pt" style:font-size-complex="11pt" style:font-weight-complex="normal" style:font-style-complex="normal"/>
    </style:style>
    <style:style style:name="T50" style:family="text">
      <style:text-properties fo:color="#000000" fo:font-weight="normal" style:text-underline-style="none" style:text-underline-color="font-color" fo:font-style="normal" style:letter-kerning="true" fo:letter-spacing="-0.004cm" style:language-asian="es" style:country-asian="ES" style:font-name-complex="Arial" style:font-size-asian="11pt" style:font-size-complex="11pt" style:font-weight-complex="normal" style:font-style-complex="normal" style:text-line-through-type="none" style:text-outline="false" fo:text-shadow="none" fo:language="eu" fo:country="ES" style:language-complex="ar" style:country-complex="SA" style:font-name-asian="Arial" style:text-emphasize="none"/>
    </style:style>
    <style:style style:name="T5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Arial" style:font-name-complex="Cambria" style:font-size-asian="10pt" style:font-size-complex="11pt" style:font-weight-asian="normal" style:font-weight-complex="normal" style:font-style-asian="normal" style:font-style-complex="normal" style:text-emphasize="none"/>
    </style:style>
    <style:style style:name="T52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Times New Roman" style:font-name-complex="Cambria" style:font-size-asian="9.5pt" style:font-size-complex="11pt" style:font-weight-asian="bold" style:font-weight-complex="bold" style:font-style-asian="normal" style:font-style-complex="normal" style:text-emphasize="none"/>
    </style:style>
    <style:style style:name="T53" style:family="text">
      <style:text-properties fo:color="#000000" style:font-name="Arial" fo:font-weight="normal" style:letter-kerning="true" fo:language="es" fo:country="ES" style:language-asian="hi" style:country-asian="IN" style:font-name-asian="Mangal" style:font-name-complex="Arial" style:font-size-asian="10pt" style:font-size-complex="10pt" style:font-weight-asian="normal" style:font-weight-complex="normal"/>
    </style:style>
    <style:style style:name="T54" style:family="text">
      <style:text-properties fo:font-style="italic"/>
    </style:style>
    <style:style style:name="T55" style:family="text">
      <style:text-properties fo:color="#000000" fo:font-weight="normal" style:text-underline-style="none" style:text-underline-color="font-color" fo:font-style="normal" style:letter-kerning="true" fo:letter-spacing="-0.005cm" fo:language="es" fo:country="ES" style:language-asian="es" style:country-asian="ES" style:font-name-asian="Tahoma" style:font-name-complex="Tahoma" style:font-size-asian="10pt" style:font-size-complex="11pt" style:font-weight-asian="normal" style:font-weight-complex="normal" style:font-style-asian="normal" style:font-style-complex="normal"/>
    </style:style>
    <style:style style:name="T56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es" style:country-asian="ES" style:font-name-asian="Arial" style:font-name-complex="Cambria" style:font-size-asian="10pt" style:font-size-complex="11pt" style:font-weight-asian="bold" style:font-weight-complex="bold" style:font-style-asian="normal" style:font-style-complex="normal" style:text-emphasize="none"/>
    </style:style>
    <style:style style:name="T5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etter-spacing="-0.005cm" fo:language="es" fo:country="ES" style:language-asian="es" style:country-asian="ES" style:font-name-asian="Arial" style:font-name-complex="Times New Roman" style:font-size-asian="11pt" style:font-size-complex="11pt" style:font-weight-asian="normal" style:font-weight-complex="normal" style:font-style-asian="normal" style:font-style-complex="normal" style:text-emphasize="none"/>
    </style:style>
    <style:style style:name="T58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fo:language="es" fo:country="ES" style:language-asian="hi" style:country-asian="IN" style:font-name-asian="Mangal" style:font-name-complex="Cambria" style:font-size-asian="10pt" style:font-size-complex="10pt" style:font-weight-asian="bold" style:font-weight-complex="bold" style:font-style-asian="normal" style:font-style-complex="normal" style:text-emphasize="none"/>
    </style:style>
    <style:style style:name="T59" style:family="text">
      <style:text-properties fo:color="#000000" fo:font-weight="normal"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60" style:family="text">
      <style:text-properties fo:color="#000000" style:font-name="Arial" style:text-underline-style="none" style:text-underline-color="font-color" fo:font-style="normal" fo:letter-spacing="-0.005cm" fo:language="es" fo:country="ES" style:language-asian="es" style:country-asian="ES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asian="Arial" style:font-name-complex="Arial" style:font-size-complex="11pt" style:font-weight-complex="normal" style:font-style-complex="normal" style:text-emphasize="none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fo:letter-spacing="-0.004cm" style:language-asian="es" style:country-asian="ES" style:font-name-asian="Arial" style:font-name-complex="Arial" style:font-size-complex="11pt" style:font-weight-complex="normal" style:font-style-complex="normal" style:text-emphasize="none" fo:language="eu" fo:country="ES"/>
    </style:style>
    <style:style style:name="T6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ucida Sans Unicode" style:font-name-complex="MS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9pt" style:text-line-through-type="double" style:font-size-asian="9pt" style:font-size-complex="9pt"/>
    </style:style>
    <style:style style:name="T65" style:family="text">
      <style:text-properties style:text-line-through-type="single"/>
    </style:style>
    <style:style style:name="T66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000000" style:font-name="Arial" fo:font-size="11pt" style:letter-kerning="true" fo:language="none" fo:country="none" style:language-asian="none" style:country-asian="none" style:font-name-asian="Mangal" style:font-name-complex="Arial" style:font-size-complex="11pt"/>
    </style:style>
    <style:style style:name="T68" style:family="text">
      <style:text-properties style:use-window-font-color="true" style:font-name="Cambria" fo:font-weight="bold" style:letter-kerning="true" fo:language="es" fo:country="ES" style:language-asian="hi" style:country-asian="IN" style:font-name-asian="Mangal" style:font-name-complex="Cambria" style:font-size-complex="11pt" style:font-weight-asian="bold" style:font-weight-complex="bold"/>
    </style:style>
    <style:style style:name="T69" style:family="text">
      <style:text-properties style:use-window-font-color="true" style:font-name="Cambria" style:letter-kerning="true" fo:language="es" fo:country="ES" style:language-asian="hi" style:country-asian="IN" style:font-name-asian="Mangal" style:font-name-complex="Cambria" style:font-size-complex="11pt"/>
    </style:style>
    <style:style style:name="T70" style:family="text">
      <style:text-properties fo:color="#000000" fo:font-weight="normal" style:letter-kerning="true" fo:language="es" fo:country="ES" style:language-asian="es" style:country-asian="ES" style:font-name-asian="Mangal" style:font-name-complex="Cambria" style:font-size-asian="11pt" style:font-size-complex="11pt" style:font-weight-asian="normal" style:font-weight-complex="normal"/>
    </style:style>
    <style:style style:name="T71" style:family="text">
      <style:text-properties fo:color="#000000" style:font-name="Arial" fo:font-size="11pt" style:letter-kerning="true" fo:language="es" fo:country="ES" style:language-asian="hi" style:country-asian="IN" style:font-name-asian="Mangal" style:font-name-complex="Arial" style:font-size-complex="11pt"/>
    </style:style>
    <style:style style:name="T72" style:family="text">
      <style:text-properties fo:color="#000000" style:font-name="Arial" fo:font-size="11pt" style:letter-kerning="true" fo:language="none" fo:country="none" style:language-asian="none" style:country-asian="none" style:font-name-asian="Arial" style:font-name-complex="Arial" style:font-size-asian="11pt" style:font-size-complex="11pt" style:font-weight-asian="bold" style:font-weight-complex="bold"/>
    </style:style>
    <style:style style:name="T73" style:family="text">
      <style:text-properties fo:color="#000000" style:letter-kerning="true" fo:language="eu" fo:country="ES" style:language-asian="zh" style:country-asian="CN" style:language-complex="hi" style:country-complex="IN" style:font-name-asian="Arial Unicode MS" style:font-name-complex="cAMBRIA" style:font-size-asian="11pt" style:font-size-complex="10.5pt" style:font-weight-complex="bold"/>
    </style:style>
    <style:style style:name="T7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ucida Sans Unicode" style:font-name-complex="MS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000000" style:font-name="Tahoma" fo:font-size="10pt" style:letter-kerning="true" fo:language="eu" fo:country="ES" style:language-asian="hi" style:country-asian="IN" style:font-name-asian="Mangal" style:font-name-complex="Tahoma" style:font-size-asian="10pt" style:font-size-complex="10pt"/>
    </style:style>
    <style:style style:name="T76" style:family="text">
      <style:text-properties fo:color="#000000" style:font-name="Tahoma" fo:font-size="10pt" style:letter-kerning="true" fo:language="eu" fo:country="ES" style:language-asian="hi" style:country-asian="IN" style:font-name-complex="Tahoma" style:font-size-asian="10pt" style:font-name-asian="Tahoma" style:font-size-complex="11pt"/>
    </style:style>
    <style:style style:name="T77" style:family="text">
      <style:text-properties fo:color="#000000" style:font-name="Arial" fo:font-size="10pt" fo:font-weight="bold"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78" style:family="text">
      <style:text-properties fo:color="#000000" style:font-name="Arial" fo:font-size="10pt" style:letter-kerning="true" fo:language="es" fo:country="ES" style:language-asian="hi" style:country-asian="IN" style:font-name-asian="Mangal" style:font-name-complex="Arial" style:font-size-asian="10pt" style:font-size-complex="10pt" fo:font-weight="normal" style:font-weight-asian="normal" style:font-weight-complex="normal"/>
    </style:style>
    <style:style style:name="T79" style:family="text">
      <style:text-properties fo:color="#000000" style:font-name="Arial" fo:font-size="10pt" style:letter-kerning="true" fo:language="es" fo:country="ES" style:language-asian="hi" style:country-asian="IN" style:font-name-asian="Mangal" style:font-name-complex="Arial" style:font-size-asian="10pt" style:font-size-complex="10pt" fo:font-weight="bold" style:font-weight-asian="bold" style:font-weight-complex="bold"/>
    </style:style>
    <style:style style:name="T8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asian="Arial" style:font-name-complex="Arial" style:font-size-asian="10pt" style:font-size-complex="11pt" style:font-weight-asian="normal" style:font-weight-complex="normal" style:font-style-asian="normal" style:font-style-complex="normal" style:text-emphasize="none"/>
    </style:style>
    <style:style style:name="T8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complex="Arial" style:font-size-asian="10pt" style:font-size-complex="11pt" style:font-weight-asian="normal" style:font-weight-complex="normal" style:font-style-asian="normal" style:font-style-complex="normal" style:text-emphasize="none" style:font-name-asian="Verdana"/>
    </style:style>
    <style:style style:name="T82" style:family="text">
      <style:text-properties style:text-underline-style="none" style:text-underline-color="font-color" fo:font-style="normal" style:letter-kerning="true" fo:letter-spacing="-0.004cm" fo:language="es" fo:country="ES" style:language-asian="es" style:country-asian="ES" style:font-name-asian="Arial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83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language-asian="hi" style:country-asian="IN" style:font-weight-asian="bold" style:font-weight-complex="bold"/>
    </style:style>
    <style:style style:name="T84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font-weight-asian="bold" style:font-weight-complex="bold" style:language-asian="es" style:country-asian="ES"/>
    </style:style>
    <style:style style:name="T85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language-asian="es" style:country-asian="ES" style:font-weight-asian="normal" style:font-weight-complex="normal"/>
    </style:style>
    <style:style style:name="T86" style:family="text">
      <style:text-properties fo:color="#000000" style:font-name="Arial" fo:font-size="10pt" fo:language="es" fo:country="ES" style:font-name-complex="Arial" style:font-size-asian="10pt" style:font-size-complex="10pt"/>
    </style:style>
    <style:style style:name="T87" style:family="text">
      <style:text-properties fo:color="#000000" style:font-name="Arial" fo:font-size="10pt" fo:language="es" fo:country="ES" style:font-name-complex="Arial" style:font-size-asian="10pt" style:font-size-complex="10pt" style:font-weight-asian="bold" style:font-weight-complex="bold"/>
    </style:style>
    <style:style style:name="T88" style:family="text">
      <style:text-properties style:letter-kerning="true" fo:language="eu" fo:country="ES" style:language-asian="hi" style:country-asian="IN" style:font-name-asian="Mangal" style:font-name-complex="Cambria" style:font-size-asian="10pt" style:font-size-complex="10pt" style:font-weight-asian="bold" style:font-weight-complex="bold"/>
    </style:style>
    <style:style style:name="T89" style:family="text">
      <style:text-properties fo:color="#000000" style:font-name="Cambria" fo:font-size="10pt" style:letter-kerning="true" fo:language="es" fo:country="ES" style:language-asian="es" style:country-asian="ES" style:font-name-asian="Tahoma" style:font-name-complex="Cambria" style:font-size-asian="10pt" style:font-size-complex="11pt" style:font-weight-asian="bold" style:font-weight-complex="bol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style:font-weight-asian="normal" style:font-weight-complex="normal" fo:color="#000000" style:font-name="Cambria" fo:font-size="10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Arial" style:font-name-complex="Cambria" style:font-size-asian="10pt" style:font-size-complex="11pt" style:font-style-asian="normal" style:font-style-complex="normal" style:text-emphasize="none"/>
    </style:style>
    <style:style style:name="T92" style:family="text">
      <style:text-properties fo:color="#000000" style:font-name="Cambria" fo:font-size="9.5pt" fo:font-weight="bold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Times New Roman" style:font-name-complex="Cambria" style:font-size-asian="9.5pt" style:font-size-complex="11pt" style:font-weight-asian="bold" style:font-weight-complex="bold" style:font-style-asian="normal" style:font-style-complex="normal" style:text-emphasize="none"/>
    </style:style>
    <style:style style:name="T93" style:family="text">
      <style:text-properties fo:color="#000000" style:font-name="Cambria" fo:font-size="9.5pt" fo:font-weight="bold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complex="Cambria" style:font-size-asian="9.5pt" style:font-size-complex="11pt" style:font-weight-asian="bold" style:font-weight-complex="bold" style:font-style-asian="normal" style:font-style-complex="normal" style:text-emphasize="none" style:font-name-asian="Arial"/>
    </style:style>
    <style:style style:name="T94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complex="Cambria" style:font-size-asian="9.5pt" style:font-size-complex="11pt" style:font-style-asian="normal" style:font-style-complex="normal" style:text-emphasize="none" style:font-name-asian="Arial" fo:font-weight="normal" style:font-weight-asian="normal" style:font-weight-complex="normal"/>
    </style:style>
    <style:style style:name="T95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style:font-name-complex="Cambria" style:font-size-asian="9.5pt" style:font-size-complex="11pt" style:font-style-asian="normal" style:font-style-complex="normal" style:text-emphasize="none" fo:font-weight="normal" style:font-weight-asian="normal" style:font-weight-complex="normal" fo:language="eu" fo:country="ES" style:language-asian="ar" style:country-asian="SA" style:font-name-asian="Dax-Regular"/>
    </style:style>
    <style:style style:name="T96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style:font-name-complex="Cambria" style:font-size-asian="9.5pt" style:font-size-complex="11pt" style:font-style-asian="normal" style:font-style-complex="normal" style:text-emphasize="none" fo:font-weight="normal" style:font-weight-asian="normal" style:font-weight-complex="normal" fo:language="es" fo:country="ES" style:language-asian="hi" style:country-asian="IN" style:font-name-asian="Arial"/>
    </style:style>
    <style:style style:name="T97" style:family="text">
      <style:text-properties fo:color="#000000" style:font-name="Cambria" fo:font-size="9.5pt" style:letter-kerning="true" style:font-name-complex="Cambria" style:font-size-asian="9.5pt" fo:font-weight="normal" style:font-weight-asian="normal" style:font-weight-complex="normal" fo:language="es" fo:country="ES" style:language-asian="hi" style:country-asian="IN" style:font-name-asian="Mangal" style:font-size-complex="9.5pt"/>
    </style:style>
    <style:style style:name="T98" style:family="text">
      <style:text-properties fo:color="#000000" style:font-name="Cambria" fo:font-size="9.5pt" style:letter-kerning="true" style:font-name-complex="Cambria" style:font-size-asian="9.5pt" fo:font-weight="normal" style:font-weight-asian="normal" style:font-weight-complex="normal" fo:language="es" fo:country="ES" style:language-asian="hi" style:country-asian="IN" fo:font-style="normal" fo:letter-spacing="-0.004cm" style:font-name-asian="Times New Roman" style:font-size-complex="11pt" style:font-style-asian="normal" style:font-style-complex="normal"/>
    </style:style>
    <style:style style:name="T99" style:family="text">
      <style:text-properties fo:color="#000000" style:font-name="Cambria" fo:font-size="11pt" fo:font-weight="normal" style:letter-kerning="true" fo:language="es" fo:country="ES" style:language-asian="hi" style:country-asian="IN" style:font-name-asian="Mangal" style:font-name-complex="Cambria" style:font-size-asian="11pt" style:font-size-complex="11pt" style:font-weight-asian="normal" style:font-weight-complex="normal"/>
    </style:style>
    <style:style style:name="T100" style:family="text">
      <style:text-properties fo:color="#000000" style:font-name="Cambria" fo:font-size="11pt" style:letter-kerning="true" fo:language="es" fo:country="ES" style:font-name-complex="Cambria" style:font-size-asian="11pt" style:font-size-complex="11pt" fo:font-weight="bold" style:text-underline-style="none" style:text-underline-color="font-color" fo:font-style="normal" fo:letter-spacing="-0.004cm" style:language-asian="es" style:country-asian="ES" style:font-name-asian="Arial" style:font-weight-asian="bold" style:font-weight-complex="bold" style:font-style-asian="normal" style:font-style-complex="normal"/>
    </style:style>
    <style:style style:name="T101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name-asian="Arial" style:font-style-asian="normal" style:font-style-complex="normal" fo:font-weight="normal" style:font-weight-asian="normal" style:font-weight-complex="normal"/>
    </style:style>
    <style:style style:name="T102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name-asian="Arial" style:font-style-asian="normal" style:font-style-complex="normal" fo:font-weight="bold" style:font-weight-asian="bold" style:font-weight-complex="bold"/>
    </style:style>
    <style:style style:name="T103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fo:font-weight="normal" style:font-weight-asian="normal" style:font-weight-complex="normal" style:font-name-asian="Tahoma"/>
    </style:style>
    <style:style style:name="T104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style:font-name-asian="Tahoma" fo:font-weight="bold" style:font-weight-asian="bold" style:font-weight-complex="bold"/>
    </style:style>
    <style:style style:name="T105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style:font-name-asian="Tahoma" fo:font-weight="normal" style:font-weight-asian="normal" style:font-weight-complex="normal"/>
    </style:style>
    <style:style style:name="T106" style:family="text">
      <style:text-properties fo:color="#000000" style:font-name="Tahoma" fo:font-size="10pt" fo:font-weight="normal" style:text-underline-style="none" style:text-underline-color="font-color" fo:font-style="normal" style:letter-kerning="true" fo:letter-spacing="-0.005cm" fo:language="es" fo:country="ES" style:language-asian="es" style:country-asian="ES" style:font-name-asian="Tahoma" style:font-name-complex="Tahoma" style:font-size-asian="10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letter-kerning="true" fo:language="eu" fo:country="ES" style:language-asian="hi" style:country-asian="IN" style:font-name-asian="Mangal" style:font-name-complex="Tahoma" style:font-size-asian="11pt" style:font-size-complex="11pt" style:font-weight-asian="bold" style:font-weight-complex="bold"/>
    </style:style>
    <style:style style:name="T108" style:family="text">
      <style:text-properties style:letter-kerning="true" style:font-name-complex="Tahoma" style:font-size-asian="11pt" style:font-size-complex="11pt" style:font-weight-asian="bold" style:font-weight-complex="bold" style:text-underline-style="none" style:text-underline-color="font-color" fo:font-style="normal" fo:letter-spacing="-0.005cm" fo:language="es" fo:country="ES" style:language-asian="es" style:country-asian="ES" style:font-name-asian="Tahoma" style:font-style-asian="normal" style:font-style-complex="normal"/>
    </style:style>
    <style:style style:name="T109" style:family="text">
      <style:text-properties fo:color="#000000" style:font-name="Cambria" fo:font-size="10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es" style:country-asian="ES" style:font-name-asian="Arial" style:font-name-complex="Cambria" style:font-size-asian="10pt" style:font-size-complex="11pt" style:font-weight-asian="bold" style:font-weight-complex="bold" style:font-style-asian="normal" style:font-style-complex="normal" style:text-emphasize="none"/>
    </style:style>
    <style:style style:name="T110" style:family="text">
      <style:text-properties fo:font-weight="normal" style:font-weight-asian="normal" style:font-weight-complex="normal" fo:color="#000000" style:font-name="Times New Roman" fo:font-size="11pt" style:text-underline-style="none" style:text-underline-color="font-color" style:text-line-through-type="none" fo:font-style="normal" style:text-outline="false" fo:text-shadow="none" style:letter-kerning="true" fo:letter-spacing="-0.005cm" fo:language="es" fo:country="ES" style:language-asian="es" style:country-asian="ES" style:font-name-asian="Arial" style:font-name-complex="Times New Roman" style:font-size-asian="11pt" style:font-size-complex="11pt" style:font-style-asian="normal" style:font-style-complex="normal" style:text-emphasize="none"/>
    </style:style>
    <style:style style:name="T111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112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 style:text-underline-style="solid" style:text-underline-width="auto" style:text-underline-color="font-color"/>
    </style:style>
    <style:style style:name="T113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emphasize="none"/>
    </style:style>
    <style:style style:name="T114" style:family="text">
      <style:text-properties style:font-weight-asian="normal" style:font-weight-complex="normal"/>
    </style:style>
    <style:style style:name="T115" style:family="text">
      <style:text-properties style:font-weight-asian="normal" style:font-weight-complex="normal" fo:color="#000000" style:font-name="Arial" fo:font-size="11pt" style:text-underline-style="none" style:text-underline-color="font-color" fo:font-style="normal" fo:letter-spacing="-0.005cm" fo:language="es" fo:country="ES" style:language-asian="es" style:country-asian="ES" style:font-name-asian="Arial" style:font-name-complex="Arial" style:font-size-asian="11pt" style:font-size-complex="11pt" style:font-style-asian="normal" style:font-style-complex="normal"/>
    </style:style>
    <style:style style:name="T116" style:family="text">
      <style:text-properties fo:color="#000000" style:font-name="Cambria" fo:font-size="10pt" fo:font-weight="normal"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117" style:family="text">
      <style:text-properties fo:color="#000000" style:font-name="Cambria" fo:font-size="10pt" fo:font-weight="normal"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 style:text-underline-style="solid" style:text-underline-width="auto" style:text-underline-color="font-color"/>
    </style:style>
    <style:style style:name="T118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emphasize="none"/>
    </style:style>
    <style:style style:name="T119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DALEA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5"/>
        <table:table-column table:style-name="co4" table:default-cell-style-name="ce32"/>
        <table:table-column table:style-name="co5" table:default-cell-style-name="ce37"/>
        <table:table-column table:style-name="co6" table:default-cell-style-name="ce37"/>
        <table:table-column table:style-name="co5" table:default-cell-style-name="ce55"/>
        <table:table-column table:style-name="co7" table:default-cell-style-name="ce207"/>
        <table:table-column table:style-name="co7" table:default-cell-style-name="ce55"/>
        <table:table-column table:style-name="co8" table:default-cell-style-name="ce207"/>
        <table:table-column table:style-name="co9" table:default-cell-style-name="ce55"/>
        <table:table-column table:style-name="co10" table:default-cell-style-name="ce37"/>
        <table:table-column table:style-name="co11" table:default-cell-style-name="ce97"/>
        <table:table-column table:style-name="co10" table:default-cell-style-name="ce101"/>
        <table:table-column table:style-name="co12" table:default-cell-style-name="ce107"/>
        <table:table-column table:style-name="co12" table:default-cell-style-name="ce119"/>
        <table:table-column table:style-name="co13" table:default-cell-style-name="ce131"/>
        <table:table-column table:style-name="co14" table:default-cell-style-name="ce139"/>
        <table:table-column table:style-name="co15" table:default-cell-style-name="ce131"/>
        <table:table-column table:style-name="co16" table:default-cell-style-name="ce131"/>
        <table:table-column table:style-name="co13" table:default-cell-style-name="ce147"/>
        <table:table-column table:style-name="co13" table:default-cell-style-name="ce152"/>
        <table:table-column table:style-name="co13" table:default-cell-style-name="ce154"/>
        <table:table-column table:style-name="co13" table:default-cell-style-name="ce146"/>
        <table:table-column table:style-name="co17" table:default-cell-style-name="ce131"/>
        <table:table-column table:style-name="co13" table:default-cell-style-name="ce131"/>
        <table:table-column table:style-name="co13" table:number-columns-repeated="997" table:default-cell-style-name="ce37"/>
        <table:table-column table:style-name="co13" table:default-cell-style-name="Default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LOTE</text:p>
          </table:table-cell>
          <table:table-cell table:style-name="ce87" office:value-type="string" calcext:value-type="string">
            <text:p>ZERBITZUA</text:p>
          </table:table-cell>
          <table:table-cell table:style-name="ce87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168" office:value-type="string" calcext:value-type="string">
            <text:p>OINARRIZKO AURREKONTUA / IMPORTE LICITACION (SIN IVA)</text:p>
          </table:table-cell>
          <table:table-cell table:style-name="ce219" office:value-type="string" calcext:value-type="string">
            <text:p>BEZ / IVA</text:p>
          </table:table-cell>
          <table:table-cell table:style-name="ce168" office:value-type="string" calcext:value-type="string">
            <text:p>OINARRIZKO AURREKONTUA / IMPORTE LICITACION (CON IVA)</text:p>
          </table:table-cell>
          <table:table-cell table:style-name="ce219" office:value-type="string" calcext:value-type="string">
            <text:p>LIZITAZIOA GUZTIRA / TOTAL LICITACIÓN</text:p>
          </table:table-cell>
          <table:table-cell table:style-name="ce168" office:value-type="string" calcext:value-type="string">
            <text:p>PREZIO-UNITATEA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319" office:value-type="string" calcext:value-type="string">
            <text:p>KONTRATU SINADURA / FIRMA DE CONTRATO</text:p>
          </table:table-cell>
          <table:table-cell table:style-name="ce1" office:value-type="string" calcext:value-type="string">
            <text:p>IRAUPENA / DURACION</text:p>
          </table:table-cell>
          <table:table-cell table:style-name="ce333" office:value-type="string" calcext:value-type="string">
            <text:p>ADJUDIKAZIOAREN ZENBATEKOA / IMPORTE ADJUDICACIÓN (SIN IVA)</text:p>
          </table:table-cell>
          <table:table-cell table:style-name="ce345" office:value-type="string" calcext:value-type="string">
            <text:p>ADJUDIKAZIOAREN ZENBATEKOA / IMPORTE ADJUDICACIÓN <text:s/>(CON IVA)</text:p>
          </table:table-cell>
          <table:table-cell table:style-name="ce363" office:value-type="string" calcext:value-type="string">
            <text:p>KONTRATU AMAIERA /CONTRATO VENCIDO</text:p>
          </table:table-cell>
          <table:table-cell table:style-name="ce373" office:value-type="string" calcext:value-type="string">
            <text:p>LUZAPENAK (URTEAK) / PRORROGA/AÑOS</text:p>
          </table:table-cell>
          <table:table-cell table:style-name="ce363" office:value-type="string" calcext:value-type="string">
            <text:p>SAILA / DEPARTAMENTO</text:p>
          </table:table-cell>
          <table:table-cell table:style-name="ce363" office:value-type="string" calcext:value-type="string">
            <text:p>OHARRAK / OBSERVACIONES</text:p>
          </table:table-cell>
          <table:table-cell table:style-name="ce143" office:value-type="string" calcext:value-type="string">
            <text:p>FIN PRORROGA</text:p>
          </table:table-cell>
          <table:table-cell table:style-name="ce149" office:value-type="string" calcext:value-type="string">
            <text:p>PREAVISO 1º PRORROGA ANTES DEL </text:p>
          </table:table-cell>
          <table:table-cell table:style-name="ce153" office:value-type="string" calcext:value-type="string">
            <text:p>PREAVISO 2º PRORROGA ANTES DEL </text:p>
          </table:table-cell>
          <table:table-cell table:style-name="ce155" office:value-type="string" calcext:value-type="string">
            <text:p>PREAVISO 3º PRORROGA ANTES DEL </text:p>
          </table:table-cell>
          <table:table-cell table:style-name="ce127" office:value-type="string" calcext:value-type="string">
            <text:p>ARTXIBO KUTXA / CAJA ARCHIVO</text:p>
          </table:table-cell>
          <table:table-cell table:style-name="ce127"/>
          <table:table-cell table:number-columns-repeated="998"/>
        </table:table-row>
        <table:table-row table:style-name="ro2">
          <table:table-cell table:style-name="ce3" office:value-type="string" calcext:value-type="string">
            <text:p>V-05/14</text:p>
          </table:table-cell>
          <table:table-cell table:style-name="ce3" office:value-type="string" calcext:value-type="string">
            <text:p>Lote bakarra</text:p>
          </table:table-cell>
          <table:table-cell table:style-name="ce17" office:value-type="string" calcext:value-type="string">
            <text:p>KUADRILLATEGI, PASAIAKO GAZTEEN HIZKUNTZA OHITURETAN ERAGITEKO EGITASMOA</text:p>
          </table:table-cell>
          <table:table-cell table:style-name="ce17" office:value-type="string" calcext:value-type="string">
            <text:p>KUADRILLATEGI, PROYECTO PARA INCIDIR EN LOS HÁBITOS LINGÜISTICOS DE LOS JOVENES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0" office:value-type="float" office:value="10270" calcext:value-type="float">
            <text:p>10.27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40"/>
          <table:table-cell table:style-name="ce171" table:formula="of:=[.G2]*(1+[.H2])" office:value-type="float" office:value="12426.7" calcext:value-type="float">
            <text:p>12.426,70</text:p>
          </table:table-cell>
          <table:table-cell table:style-name="ce40" office:value-type="string" calcext:value-type="string">
            <text:p>Por grupo</text:p>
          </table:table-cell>
          <table:table-cell table:style-name="ce3" office:value-type="string" calcext:value-type="string">
            <text:p>TTAKUN KULTUR ELKARTEA</text:p>
          </table:table-cell>
          <table:table-cell table:style-name="ce88" office:value-type="date" office:date-value="2014-11-17" calcext:value-type="date">
            <text:p>17/11/2014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0" office:value-type="float" office:value="11497.4" calcext:value-type="float">
            <text:p>11.497,4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35"/>
          <table:table-cell table:style-name="ce123" office:value-type="string" calcext:value-type="string">
            <text:p>EUSKAR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3">
          <table:table-cell table:style-name="ce3" office:value-type="string" calcext:value-type="string">
            <text:p>V-04/14</text:p>
          </table:table-cell>
          <table:table-cell table:style-name="ce3" office:value-type="string" calcext:value-type="string">
            <text:p>Lote bakarra</text:p>
          </table:table-cell>
          <table:table-cell table:style-name="ce17" office:value-type="string" calcext:value-type="string">
            <text:p>PASAIAKO UDALEKO HAUR ESKOLA</text:p>
          </table:table-cell>
          <table:table-cell table:style-name="ce17" office:value-type="string" calcext:value-type="string">
            <text:p>ESCUELA MUNICIPAL INFANTIL DE PASAIA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40" office:value-type="float" office:value="19703.75" calcext:value-type="float">
            <text:p>19.703,7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40"/>
          <table:table-cell table:style-name="ce171" table:formula="of:=[.G3]*(1+[.H3])" office:value-type="float" office:value="23841.5375" calcext:value-type="float">
            <text:p>23.841,54</text:p>
          </table:table-cell>
          <table:table-cell table:style-name="ce40"/>
          <table:table-cell table:style-name="ce3" office:value-type="string" calcext:value-type="string">
            <text:p>LILITEGIA S.L.</text:p>
          </table:table-cell>
          <table:table-cell table:style-name="ce88" office:value-type="date" office:date-value="2014-09-04" calcext:value-type="date">
            <text:p>04/09/2014</text:p>
          </table:table-cell>
          <table:table-cell table:style-name="ce3" office:value-type="string" calcext:value-type="string">
            <text:p>3 AÑOS+3 PRORROGAS ANUALES</text:p>
          </table:table-cell>
          <table:table-cell table:style-name="ce40" office:value-type="float" office:value="19703.75" calcext:value-type="float">
            <text:p>19.703,75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35"/>
          <table:table-cell table:style-name="ce123" office:value-type="string" calcext:value-type="string">
            <text:p>KULTURA</text:p>
          </table:table-cell>
          <table:table-cell table:style-name="ce123"/>
          <table:table-cell table:style-name="ce89" office:value-type="date" office:date-value="2020-08-31" calcext:value-type="date">
            <text:p>31/08/2020</text:p>
          </table:table-cell>
          <table:table-cell table:style-name="ce150" table:number-columns-repeated="3"/>
          <table:table-cell table:style-name="ce158" office:value-type="string" calcext:value-type="string">
            <text:p>PAZ-43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">
          <table:table-cell table:style-name="ce3" office:value-type="string" calcext:value-type="string">
            <text:p>OM-02/14</text:p>
          </table:table-cell>
          <table:table-cell table:style-name="ce3" office:value-type="string" calcext:value-type="string">
            <text:p>Lote bakarra</text:p>
          </table:table-cell>
          <table:table-cell table:style-name="ce17" office:value-type="string" calcext:value-type="string">
            <text:p>TRINTXERPEKO HOCKEY ETA FUTBOL ZELAIKO BELAR ARTIFIZIALA BERRITZEA</text:p>
          </table:table-cell>
          <table:table-cell table:style-name="ce17" office:value-type="string" calcext:value-type="string">
            <text:p>RENOVACIÓN DE LA HIERBA ARTIFICIAL DEL CAMPO <text:s/>DE HOCKEY Y FUTBOL DE TRINTXERP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0" office:value-type="float" office:value="115392.48" calcext:value-type="float">
            <text:p>115.392,4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40" office:value-type="float" office:value="139624.9" calcext:value-type="float">
            <text:p>139.624,90</text:p>
          </table:table-cell>
          <table:table-cell table:style-name="ce171" table:formula="of:=[.G4]*(1+[.H4])" office:value-type="float" office:value="139624.9008" calcext:value-type="float">
            <text:p>139.624,90</text:p>
          </table:table-cell>
          <table:table-cell table:style-name="ce40"/>
          <table:table-cell table:style-name="ce3" office:value-type="string" calcext:value-type="string">
            <text:p>FIELDTURF POLIGRAS S.A</text:p>
          </table:table-cell>
          <table:table-cell table:style-name="ce88" office:value-type="date" office:date-value="2014-01-13" calcext:value-type="date">
            <text:p>13/01/2014</text:p>
          </table:table-cell>
          <table:table-cell table:style-name="ce3" office:value-type="string" calcext:value-type="string">
            <text:p>4 SEMANAS</text:p>
          </table:table-cell>
          <table:table-cell table:style-name="ce40"/>
          <table:table-cell table:style-name="ce63" office:value-type="float" office:value="138183.33" calcext:value-type="float">
            <text:p>138.183,33</text:p>
          </table:table-cell>
          <table:table-cell table:style-name="ce123" office:value-type="string" calcext:value-type="string">
            <text:p>SI</text:p>
          </table:table-cell>
          <table:table-cell table:style-name="ce135"/>
          <table:table-cell table:style-name="ce123" table:number-columns-repeated="2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4">
          <table:table-cell table:style-name="ce3" office:value-type="string" calcext:value-type="string">
            <text:p>V-10/15</text:p>
          </table:table-cell>
          <table:table-cell table:style-name="ce3" office:value-type="string" calcext:value-type="string">
            <text:p>Lote bakarra</text:p>
          </table:table-cell>
          <table:table-cell table:style-name="ce17" office:value-type="string" calcext:value-type="string">
            <text:p>UDAL GAZTELEKUEN KONTRATAZIOA </text:p>
          </table:table-cell>
          <table:table-cell table:style-name="ce17" office:value-type="string" calcext:value-type="string">
            <text:p>GAZTELEKUS MUNICIPALE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40"/>
          <table:table-cell table:style-name="ce205" office:value-type="percentage" office:value="0.21" calcext:value-type="percentage">
            <text:p>21 %</text:p>
          </table:table-cell>
          <table:table-cell table:style-name="ce40"/>
          <table:table-cell table:style-name="ce171" table:formula="of:=[.G5]*(1+[.H5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KANTAURI LUDIKO ELKARTEA -ASOCIACION LUDICA KANTAURI ELKARTEA</text:p>
          </table:table-cell>
          <table:table-cell table:style-name="ce88" office:value-type="date" office:date-value="2015-07-29" calcext:value-type="date">
            <text:p>29/07/2015</text:p>
          </table:table-cell>
          <table:table-cell table:style-name="ce66" office:value-type="string" calcext:value-type="string">
            <text:p>Otros</text:p>
          </table:table-cell>
          <table:table-cell table:style-name="ce40" office:value-type="float" office:value="5719.39" calcext:value-type="float">
            <text:p>5.719,39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35"/>
          <table:table-cell table:style-name="ce123" office:value-type="string" calcext:value-type="string">
            <text:p>GAZTERIA</text:p>
          </table:table-cell>
          <table:table-cell table:style-name="ce123" office:value-type="string" calcext:value-type="string">
            <text:p>Iraupena: Desde 1-09-2015 hasta que comience a prestar servicio el ajudicatorio del procedimineto abierto</text:p>
            <text:p/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5">
          <table:table-cell table:style-name="ce3" office:value-type="string" calcext:value-type="string">
            <text:p>V-02/14</text:p>
          </table:table-cell>
          <table:table-cell table:style-name="ce3" office:value-type="string" calcext:value-type="string">
            <text:p>Lote bakarra</text:p>
          </table:table-cell>
          <table:table-cell table:style-name="ce17" office:value-type="string" calcext:value-type="string">
            <text:p>UDAL ZERGAK IKUSKATZEKO LAGUNTZA TEKNIKOA</text:p>
          </table:table-cell>
          <table:table-cell table:style-name="ce17" office:value-type="string" calcext:value-type="string">
            <text:p>ASISTENCIA TÉCNICA PARA LA INSPECCIÓN DE LOS TRIBUTOS DE CARÁCTER MUNICIPAL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171" table:formula="of:=[.I6]/1.21" office:value-type="float" office:value="24.7933884297521" calcext:value-type="float">
            <text:p>24,7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40" office:value-type="float" office:value="30" calcext:value-type="float">
            <text:p>30,00</text:p>
          </table:table-cell>
          <table:table-cell table:style-name="ce171" table:formula="of:=[.G6]*(1+[.H6])" office:value-type="float" office:value="30" calcext:value-type="float">
            <text:p>30,00</text:p>
          </table:table-cell>
          <table:table-cell table:style-name="ce40"/>
          <table:table-cell table:style-name="ce3" office:value-type="string" calcext:value-type="string">
            <text:p>COORDINADORA DE GESTION DE INGRESOS S.A.</text:p>
          </table:table-cell>
          <table:table-cell table:style-name="ce88" office:value-type="date" office:date-value="2014-10-03" calcext:value-type="date">
            <text:p>03/10/2014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0"/>
          <table:table-cell table:style-name="ce63" office:value-type="float" office:value="20" calcext:value-type="float">
            <text:p>20,00</text:p>
          </table:table-cell>
          <table:table-cell table:style-name="ce123" office:value-type="string" calcext:value-type="string">
            <text:p>SI</text:p>
          </table:table-cell>
          <table:table-cell table:style-name="ce135"/>
          <table:table-cell table:style-name="ce123" office:value-type="string" calcext:value-type="string">
            <text:p>ERRENTAK</text:p>
          </table:table-cell>
          <table:table-cell table:style-name="ce123" office:value-type="string" calcext:value-type="string">
            <text:p><text:span text:style-name="T66">IMPORTE LICITACIÓN: Por exp., 60% de los cobros puntuales, 30% de las cantidades de actos tributarios aislados. IMPORTE ADJUDICACION:  Por exp., 40% de los cobros puntuales, 20% de las cantidades de actos tributarios aislados</text:span>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5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/>
          <table:table-cell table:style-name="ce14" office:value-type="string" calcext:value-type="string">
            <text:p>Lote 1</text:p>
          </table:table-cell>
          <table:table-cell table:style-name="ce18" office:value-type="string" calcext:value-type="string">
            <text:p>PASAI ANTXOKO IBAIONDO FRONTOIKO EDARITEGIRAKO ALTZARIAK ETA ETXE TRESNAK HORNITZEA</text:p>
          </table:table-cell>
          <table:table-cell table:style-name="ce18" office:value-type="string" calcext:value-type="string">
            <text:p>SUMINISTRO DE MOBILIARIO Y ELECTRODOMÉSTICOS EN EL AMBIGÚ DEL FRONTÓN IBAIONDO DE PASAI ANTXO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39038.84" calcext:value-type="float">
            <text:p>39.038,8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47237" calcext:value-type="float">
            <text:p>47.237,00</text:p>
          </table:table-cell>
          <table:table-cell table:style-name="ce171" table:formula="of:=[.G7]*(1+[.H7])" office:value-type="float" office:value="47236.9964" calcext:value-type="float">
            <text:p>47.237,00</text:p>
          </table:table-cell>
          <table:table-cell table:style-name="ce40"/>
          <table:table-cell table:style-name="ce3" office:value-type="string" calcext:value-type="string">
            <text:p>HOSTELBERRI, S.L.</text:p>
          </table:table-cell>
          <table:table-cell table:style-name="ce89" office:value-type="date" office:date-value="2015-12-25" calcext:value-type="date">
            <text:p>25/12/2015</text:p>
          </table:table-cell>
          <table:table-cell table:style-name="ce3" office:value-type="string" calcext:value-type="string">
            <text:p>1 MES</text:p>
          </table:table-cell>
          <table:table-cell table:style-name="ce41"/>
          <table:table-cell table:style-name="ce63" office:value-type="float" office:value="30254.84" calcext:value-type="float">
            <text:p>30.254,84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6">
          <table:table-cell table:style-name="ce3"/>
          <table:table-cell table:style-name="ce14" office:value-type="string" calcext:value-type="string">
            <text:p>Lote 2</text:p>
          </table:table-cell>
          <table:table-cell table:style-name="ce18" office:value-type="string" calcext:value-type="string">
            <text:p>PASAI ANTXOKO IBAIONDO FRONTOIKO EDARITEGIRAKO ALTZARIAK ETA ETXE TRESNAK HORNITZEA</text:p>
          </table:table-cell>
          <table:table-cell table:style-name="ce18" office:value-type="string" calcext:value-type="string">
            <text:p>SUMINISTRO DE MOBILIARIO Y ELECTRODOMÉSTICOS EN EL AMBIGÚ DEL FRONTÓN IBAIONDO DE PASAI ANTXO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16850.26" calcext:value-type="float">
            <text:p>16.850,26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0388.82" calcext:value-type="float">
            <text:p>20.388,82</text:p>
          </table:table-cell>
          <table:table-cell table:style-name="ce171" table:formula="of:=[.G8]*(1+[.H8])" office:value-type="float" office:value="20388.8146" calcext:value-type="float">
            <text:p>20.388,81</text:p>
          </table:table-cell>
          <table:table-cell table:style-name="ce40"/>
          <table:table-cell table:style-name="ce3" office:value-type="string" calcext:value-type="string">
            <text:p>José Javier Jimeno Goicoechea</text:p>
          </table:table-cell>
          <table:table-cell table:style-name="ce89" office:value-type="date" office:date-value="2015-12-30" calcext:value-type="date">
            <text:p>30/12/2015</text:p>
          </table:table-cell>
          <table:table-cell table:style-name="ce3" office:value-type="string" calcext:value-type="string">
            <text:p>1 MES <text:s/></text:p>
          </table:table-cell>
          <table:table-cell table:style-name="ce41"/>
          <table:table-cell table:style-name="ce63" office:value-type="float" office:value="14912.77" calcext:value-type="float">
            <text:p>14.912,77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OM-01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DONIBANEKO J.J. OTAEGI PLAZAKO ESKOLA OIHAN ESTALKIA BERRITZEKO LANAK</text:p>
          </table:table-cell>
          <table:table-cell table:style-name="ce18" office:value-type="string" calcext:value-type="string">
            <text:p>RENOVACIÓN DE LA CUBIERTA DEL ANTIGUO EDIFICIO DE LAS ESCUELAS J.J. OTAEI DE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9]*(1+[.H9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ARRANBIL ERAIKUNTZAK S.L.</text:p>
          </table:table-cell>
          <table:table-cell table:style-name="ce89" office:value-type="date" office:date-value="2015-07-13" calcext:value-type="date">
            <text:p>13/07/2015</text:p>
          </table:table-cell>
          <table:table-cell table:style-name="ce66" office:value-type="string" calcext:value-type="string">
            <text:p>Otros</text:p>
          </table:table-cell>
          <table:table-cell table:style-name="ce41"/>
          <table:table-cell table:style-name="ce63" office:value-type="float" office:value="52984.27" calcext:value-type="float">
            <text:p>52.984,27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3" office:value-type="string" calcext:value-type="string">
            <text:p>Hasta finales de septiembre del 2015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OM-2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TRINTXERPEKO AZOKAKO IGOGAILU BERRIA JARTZEKO OBRA</text:p>
          </table:table-cell>
          <table:table-cell table:style-name="ce18" office:value-type="string" calcext:value-type="string">
            <text:p>OBRA DE INSTALACIÓN DE NUEVO ASCENSOR EN EL MERCADO DE TRINTXERP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10]*(1+[.H10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ASTIARAN S.L.</text:p>
          </table:table-cell>
          <table:table-cell table:style-name="ce89" office:value-type="date" office:date-value="2015-10-26" calcext:value-type="date">
            <text:p>26/10/2015</text:p>
          </table:table-cell>
          <table:table-cell table:style-name="ce3" office:value-type="string" calcext:value-type="string">
            <text:p>1 MES</text:p>
          </table:table-cell>
          <table:table-cell table:style-name="ce41" office:value-type="float" office:value="43080" calcext:value-type="float">
            <text:p>43.080,00</text:p>
          </table:table-cell>
          <table:table-cell table:style-name="ce63" office:value-type="float" office:value="52126.8" calcext:value-type="float">
            <text:p>52.126,8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 47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V-12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ALBOKO ZAMADUN EDUKIONTZIAK BILTZEKO IBILGAILU TRINKOTZAILEA EROSTEA</text:p>
          </table:table-cell>
          <table:table-cell table:style-name="ce18" office:value-type="string" calcext:value-type="string">
            <text:p>ADQUISICION DE VEHÍCULO COMPACTADOR PARA RECOGIDA DE CONTENEDORES DE R.S.U. DE CARGA LATERAL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77000" calcext:value-type="float">
            <text:p>77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string" calcext:value-type="string">
            <text:p><text:span text:style-name="T25">93.170</text:span><text:span text:style-name="T26">,00</text:span></text:p>
          </table:table-cell>
          <table:table-cell table:style-name="ce171" table:formula="of:=[.G11]*(1+[.H11])" office:value-type="float" office:value="93170" calcext:value-type="float">
            <text:p>93.170,00</text:p>
          </table:table-cell>
          <table:table-cell table:style-name="ce40"/>
          <table:table-cell table:style-name="ce3" office:value-type="string" calcext:value-type="string">
            <text:p>ENVIRO RENT XXI, S.L</text:p>
          </table:table-cell>
          <table:table-cell table:style-name="ce89" office:value-type="date" office:date-value="2015-12-01" calcext:value-type="date">
            <text:p>01/12/2015</text:p>
          </table:table-cell>
          <table:table-cell table:style-name="ce3" office:value-type="string" calcext:value-type="string">
            <text:p>30 Días naturales</text:p>
          </table:table-cell>
          <table:table-cell table:style-name="ce41"/>
          <table:table-cell table:style-name="ce63" office:value-type="float" office:value="89540" calcext:value-type="float">
            <text:p>89.54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7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11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ZABORRA BILTZEKO EDUKIONTZIAK EROSTEA</text:p>
          </table:table-cell>
          <table:table-cell table:style-name="ce18" office:value-type="string" calcext:value-type="string">
            <text:p>ADQUISICION DE CONTENEDORES DE RECOGIDA DE RESIDUOS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41322.31" calcext:value-type="float">
            <text:p>41.322,31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0000" calcext:value-type="float">
            <text:p>50.000,00</text:p>
          </table:table-cell>
          <table:table-cell table:style-name="ce171" table:formula="of:=[.G12]*(1+[.H12])" office:value-type="float" office:value="49999.9951" calcext:value-type="float">
            <text:p>50.000,00</text:p>
          </table:table-cell>
          <table:table-cell table:style-name="ce40"/>
          <table:table-cell table:style-name="ce3" office:value-type="string" calcext:value-type="string">
            <text:p>PLASTIC OMNIUM SISTEMAS URBANOS S.A.U</text:p>
          </table:table-cell>
          <table:table-cell table:style-name="ce89" office:value-type="date" office:date-value="2015-12-15" calcext:value-type="date">
            <text:p>15/12/2015</text:p>
          </table:table-cell>
          <table:table-cell table:style-name="ce3" office:value-type="string" calcext:value-type="string">
            <text:p>1 año</text:p>
          </table:table-cell>
          <table:table-cell table:style-name="ce41"/>
          <table:table-cell table:style-name="ce63" office:value-type="float" office:value="49171.86" calcext:value-type="float">
            <text:p>49.171,86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 47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3">
          <table:table-cell table:style-name="ce3" office:value-type="string" calcext:value-type="string">
            <text:p>V-05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SU ARTIFIZIALAK 2015</text:p>
          </table:table-cell>
          <table:table-cell table:style-name="ce18" office:value-type="string" calcext:value-type="string">
            <text:p>FUEGOS ARTIFICIALES 2015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173" office:value-type="float" office:value="2479.33884297521" calcext:value-type="float">
            <text:p>2.479,3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000" calcext:value-type="float">
            <text:p>3.000,00</text:p>
          </table:table-cell>
          <table:table-cell table:style-name="ce171" table:formula="of:=[.G13]*(1+[.H13])" office:value-type="float" office:value="3000" calcext:value-type="float">
            <text:p>3.000,00</text:p>
          </table:table-cell>
          <table:table-cell table:style-name="ce40"/>
          <table:table-cell table:style-name="ce3" office:value-type="string" calcext:value-type="string">
            <text:p>PIROTECNIA VALECEA-PIR S.L.</text:p>
          </table:table-cell>
          <table:table-cell table:style-name="ce89" office:value-type="date" office:date-value="2015-06-17" calcext:value-type="date">
            <text:p>17/06/2015</text:p>
          </table:table-cell>
          <table:table-cell table:style-name="ce3" office:value-type="string" calcext:value-type="string">
            <text:p>1 DÍA</text:p>
          </table:table-cell>
          <table:table-cell table:style-name="ce41"/>
          <table:table-cell table:style-name="ce63" office:value-type="float" office:value="3000" calcext:value-type="float">
            <text:p>3.0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FESTAK</text:p>
          </table:table-cell>
          <table:table-cell table:style-name="ce141" office:value-type="string" calcext:value-type="string">
            <text:p>IRAUPENA: (31 DE JULIO 2017)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7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0">
          <table:table-cell table:style-name="ce3" office:value-type="string" calcext:value-type="string">
            <text:p>V-01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table:style-name="ce18"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1819598.03" calcext:value-type="float">
            <text:p>1.819.598,0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201713.62" calcext:value-type="float">
            <text:p>2.201.713,62</text:p>
          </table:table-cell>
          <table:table-cell table:style-name="ce171" table:formula="of:=[.G14]*(1+[.H14])" office:value-type="float" office:value="2201713.6163" calcext:value-type="float">
            <text:p>2.201.713,62</text:p>
          </table:table-cell>
          <table:table-cell table:style-name="ce40"/>
          <table:table-cell table:style-name="ce3" office:value-type="string" calcext:value-type="string">
            <text:p>ALTUNA Y URIA, S.A</text:p>
          </table:table-cell>
          <table:table-cell table:style-name="ce89" office:value-type="date" office:date-value="2016-03-04" calcext:value-type="date">
            <text:p>04/03/2016</text:p>
          </table:table-cell>
          <table:table-cell table:style-name="ce3" office:value-type="string" calcext:value-type="string">
            <text:p>11 MESES</text:p>
          </table:table-cell>
          <table:table-cell table:style-name="ce41"/>
          <table:table-cell table:style-name="ce63" office:value-type="float" office:value="1401532.13" calcext:value-type="float">
            <text:p>1.401.532,13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1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DONIBANEKO ALABORTZA HONDARTZAREN IPARRALDEKO SEKTOREAN MENDI-HEGALA EGONKORTZEKO OBRAK</text:p>
          </table:table-cell>
          <table:table-cell table:style-name="ce18" office:value-type="string" calcext:value-type="string">
            <text:p>OBRAS DE ESTABILIZACIÓN DE LA LADERA EN EL SECTOR NORTE DE LA CALA ALABORTZA- PASAI DONIBANE-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540641.2" calcext:value-type="float">
            <text:p>540.641,2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654175.85" calcext:value-type="float">
            <text:p>654.175,85</text:p>
          </table:table-cell>
          <table:table-cell table:style-name="ce171" table:formula="of:=[.G15]*(1+[.H15])" office:value-type="float" office:value="654175.852" calcext:value-type="float">
            <text:p>654.175,85</text:p>
          </table:table-cell>
          <table:table-cell table:style-name="ce40"/>
          <table:table-cell table:style-name="ce3"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table:style-name="ce89" office:value-type="date" office:date-value="2015-12-29" calcext:value-type="date">
            <text:p>29/12/2015</text:p>
          </table:table-cell>
          <table:table-cell table:style-name="ce3" office:value-type="string" calcext:value-type="string">
            <text:p>3 meses</text:p>
          </table:table-cell>
          <table:table-cell table:style-name="ce41"/>
          <table:table-cell table:style-name="ce63" office:value-type="float" office:value="423829.7" calcext:value-type="float">
            <text:p>423.829,7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2">
          <table:table-cell table:style-name="ce3" office:value-type="string" calcext:value-type="string">
            <text:p>V-09/15</text:p>
          </table:table-cell>
          <table:table-cell table:style-name="ce3" office:value-type="string" calcext:value-type="string">
            <text:p>Lote bakarra</text:p>
          </table:table-cell>
          <table:table-cell table:number-columns-repeated="2" table:style-name="ce18" office:value-type="string" calcext:value-type="string">
            <text:p>UDAL GAZTELEKUEN KONTRATAZIOA 2015/2018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192000" calcext:value-type="float">
            <text:p>192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32320" calcext:value-type="float">
            <text:p>232.320,00</text:p>
          </table:table-cell>
          <table:table-cell table:style-name="ce171" table:formula="of:=[.G16]*(1+[.H16])" office:value-type="float" office:value="232320" calcext:value-type="float">
            <text:p>232.320,00</text:p>
          </table:table-cell>
          <table:table-cell table:style-name="ce40" office:value-type="string" calcext:value-type="string">
            <text:p>Por año</text:p>
          </table:table-cell>
          <table:table-cell table:style-name="ce3"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table:style-name="ce89" office:value-type="date" office:date-value="2015-10-20" calcext:value-type="date">
            <text:p>20/10/2015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3" office:value-type="float" office:value="58080" calcext:value-type="float">
            <text:p>58.080,00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2017: 1ª prorroga. <text:s text:c="8"/>2018: 2ª prorroga</text:p>
          </table:table-cell>
          <table:table-cell table:style-name="ce123" office:value-type="string" calcext:value-type="string">
            <text:p>GAZTERIA</text:p>
          </table:table-cell>
          <table:table-cell table:style-name="ce123" office:value-type="string" calcext:value-type="string">
            <text:p>IMPORTE ADJUDICACION: 58.080 € / Año + 29.040 año Antxo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18" office:value-type="string" calcext:value-type="string">
            <text:p>EQUIPAMIENTO SOCIO-CULTURAL-DEPORTIVO EN PASAI DONIBANE <text:s/>-4ª FASE- asesoria técnic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74380.37" calcext:value-type="float">
            <text:p>74.380,3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90000.25" calcext:value-type="float">
            <text:p>90.000,25</text:p>
          </table:table-cell>
          <table:table-cell table:style-name="ce171" table:formula="of:=[.G17]*(1+[.H17])" office:value-type="float" office:value="90000.2477" calcext:value-type="float">
            <text:p>90.000,25</text:p>
          </table:table-cell>
          <table:table-cell table:style-name="ce40"/>
          <table:table-cell table:style-name="ce3" office:value-type="string" calcext:value-type="string">
            <text:p>ESTUDIO K, SOCIEDAD COOPERATIVA</text:p>
          </table:table-cell>
          <table:table-cell table:style-name="ce89" office:value-type="date" office:date-value="2015-10-13" calcext:value-type="date">
            <text:p>13/10/2015</text:p>
          </table:table-cell>
          <table:table-cell table:style-name="ce3" office:value-type="string" calcext:value-type="string">
            <text:p>14 MESES</text:p>
          </table:table-cell>
          <table:table-cell table:style-name="ce63" office:value-type="float" office:value="53100" calcext:value-type="float">
            <text:p>53.100,00</text:p>
          </table:table-cell>
          <table:table-cell table:style-name="ce63" office:value-type="float" office:value="64251" calcext:value-type="float">
            <text:p>64.251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V-06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HAINBAT KIROL MATERIAL EROSTEA TRINTXERPEKO KIROLGUNEKO GIMNASIORAKO</text:p>
          </table:table-cell>
          <table:table-cell table:style-name="ce18" office:value-type="string" calcext:value-type="string">
            <text:p><text:s/>MATERIAL DEPORTIVO PARA GIMNASIO PARA EL GIMNASIO DEL COMPLEJO DEPORTIVO DE TRINTXERPE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2" office:value-type="float" office:value="39669.42" calcext:value-type="float">
            <text:p>39.669,4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4" office:value-type="currency" office:currency="EUR" office:value="48000" calcext:value-type="currency">
            <text:p>48.000,00 €</text:p>
          </table:table-cell>
          <table:table-cell table:style-name="ce171" table:formula="of:=[.G18]*(1+[.H18])" office:value-type="float" office:value="47999.9982" calcext:value-type="float">
            <text:p>48.000,00</text:p>
          </table:table-cell>
          <table:table-cell table:style-name="ce230"/>
          <table:table-cell table:style-name="ce77" office:value-type="string" calcext:value-type="string">
            <text:p>EXERCYCLE, S.A</text:p>
          </table:table-cell>
          <table:table-cell table:style-name="ce89" office:value-type="date" office:date-value="2015-08-24" calcext:value-type="date">
            <text:p>24/08/2015</text:p>
          </table:table-cell>
          <table:table-cell table:style-name="ce3" office:value-type="string" calcext:value-type="string">
            <text:p>1 mes</text:p>
          </table:table-cell>
          <table:table-cell table:style-name="ce41"/>
          <table:table-cell table:style-name="ce63" office:value-type="float" office:value="47772.08" calcext:value-type="float">
            <text:p>47.772,08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3">
          <table:table-cell table:style-name="ce3" office:value-type="string" calcext:value-type="string">
            <text:p>V-13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ELIZGAIN ERAIKINEKO GIZARTE ZENTROAN ILE-APAINDEGI ZERBITZUA</text:p>
          </table:table-cell>
          <table:table-cell table:style-name="ce18" office:value-type="string" calcext:value-type="string">
            <text:p>SERVICIO DE PELUQUERÍA EN EL CENTRO SOCIAL DEL EDIFICIO ELIZGAIN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173" office:value-type="float" office:value="123.96694214876" calcext:value-type="float">
            <text:p>123,9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5" office:value-type="float" office:value="150" calcext:value-type="float">
            <text:p>150</text:p>
          </table:table-cell>
          <table:table-cell table:style-name="ce171" table:formula="of:=[.G19]*(1+[.H19])" office:value-type="float" office:value="150" calcext:value-type="float">
            <text:p>150,00</text:p>
          </table:table-cell>
          <table:table-cell table:style-name="ce232" office:value-type="string" calcext:value-type="string">
            <text:p>Por mes</text:p>
          </table:table-cell>
          <table:table-cell table:style-name="ce78" office:value-type="string" calcext:value-type="string">
            <text:p>DESIERTO ( Dª MARIA DEL CARMEN MARIÑO AGUIAR)</text:p>
          </table:table-cell>
          <table:table-cell table:style-name="ce89" office:value-type="date" office:date-value="2016-02-12" calcext:value-type="date">
            <text:p>12/02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111" office:value-type="float" office:value="150" calcext:value-type="float">
            <text:p>150</text:p>
          </table:table-cell>
          <table:table-cell table:style-name="ce123" office:value-type="string" calcext:value-type="string">
            <text:p>SI</text:p>
          </table:table-cell>
          <table:table-cell table:style-name="ce66"/>
          <table:table-cell table:style-name="ce123" office:value-type="string" calcext:value-type="string">
            <text:p>GIZARTEKINTZA</text:p>
          </table:table-cell>
          <table:table-cell table:style-name="ce123" office:value-type="string" calcext:value-type="string">
            <text:p>IMPORTE LICITACION: canon mensual mínimo de 150,00 euros. IMPORTE ADJUDICACION: canon de 150,-- euros/mes. PRORROGA: 2018: 1ª prorroga        2019: 2ª prorroga          2020: Nueva contratatación</text:p>
            <text:p/>
          </table:table-cell>
          <table:table-cell table:style-name="ce89" office:value-type="date" office:date-value="2020-02-11" calcext:value-type="date">
            <text:p>11/02/2020</text:p>
          </table:table-cell>
          <table:table-cell table:style-name="ce150" office:value-type="date" office:date-value="2018-02-11" calcext:value-type="date">
            <text:p>11/02/2018</text:p>
          </table:table-cell>
          <table:table-cell table:style-name="ce150" office:value-type="date" office:date-value="2019-02-11" calcext:value-type="date">
            <text:p>11/02/2019</text:p>
          </table:table-cell>
          <table:table-cell table:style-name="ce150"/>
          <table:table-cell table:style-name="ce158" office:value-type="string" calcext:value-type="string">
            <text:p>PAZ-49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4">
          <table:table-cell table:style-name="ce3" office:value-type="string" calcext:value-type="string">
            <text:p>V-14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SAN PEDROKO JUBILATUEN ETXEKO <text:s/>GIZARTE ZENTROAN ILE-APAINDEGI ZERBITZUA</text:p>
          </table:table-cell>
          <table:table-cell table:style-name="ce18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table:formula="of:=[.I20]/1.21" office:value-type="float" office:value="61.9834710743802" calcext:value-type="float">
            <text:p>61,9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6" office:value-type="float" office:value="75" calcext:value-type="float">
            <text:p>75</text:p>
          </table:table-cell>
          <table:table-cell table:style-name="ce171" table:formula="of:=[.G20]*(1+[.H20])" office:value-type="float" office:value="75" calcext:value-type="float">
            <text:p>75,00</text:p>
          </table:table-cell>
          <table:table-cell table:style-name="ce237" office:value-type="string" calcext:value-type="string">
            <text:p>Por mes</text:p>
          </table:table-cell>
          <table:table-cell table:style-name="ce79" office:value-type="string" calcext:value-type="string">
            <text:p><text:span text:style-name="T36">Dª. Rut Martin</text:span><text:span text:style-name="T37"> Otero</text:span></text:p>
          </table:table-cell>
          <table:table-cell table:style-name="ce89" office:value-type="date" office:date-value="2016-05-03" calcext:value-type="date">
            <text:p>03/05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6" office:value-type="float" office:value="75" calcext:value-type="float">
            <text:p>75</text:p>
          </table:table-cell>
          <table:table-cell table:style-name="ce123"/>
          <table:table-cell table:style-name="ce66"/>
          <table:table-cell table:style-name="ce123" office:value-type="string" calcext:value-type="string">
            <text:p>GIZARTEKINTZA</text:p>
          </table:table-cell>
          <table:table-cell table:style-name="ce123" office:value-type="string" calcext:value-type="string">
            <text:p>IMPORTE LICITACION: canon mensual mínimo de 75 euros. IMPORTE ADJUDICACION: canon de 75,-- euros/mes. PRORROGA: 2018: 1ª prorroga        2019: 2ª prorroga          2020: Nueva contratatación</text:p>
            <text:p/>
            <text:p/>
            <text:p/>
          </table:table-cell>
          <table:table-cell table:style-name="ce89" office:value-type="date" office:date-value="2020-05-02" calcext:value-type="date">
            <text:p>02/05/2020</text:p>
          </table:table-cell>
          <table:table-cell table:style-name="ce150" office:value-type="date" office:date-value="2018-05-02" calcext:value-type="date">
            <text:p>02/05/2018</text:p>
          </table:table-cell>
          <table:table-cell table:style-name="ce150" office:value-type="date" office:date-value="2019-05-02" calcext:value-type="date">
            <text:p>02/05/2019</text:p>
          </table:table-cell>
          <table:table-cell table:style-name="ce150"/>
          <table:table-cell table:style-name="ce158" office:value-type="string" calcext:value-type="string">
            <text:p>PAZ-49</text:p>
          </table:table-cell>
          <table:table-cell table:style-name="ce158"/>
          <table:table-cell table:style-name="ce161" office:value-type="string" calcext:value-type="string">
            <text:p>Idoiak dauka 2021-06-14</text:p>
          </table:table-cell>
          <table:table-cell table:style-name="ce161" table:number-columns-repeated="996"/>
          <table:table-cell/>
        </table:table-row>
        <table:table-row table:style-name="ro15">
          <table:table-cell table:style-name="ce3" office:value-type="string" calcext:value-type="string">
            <text:p>V-18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HERRITARREN ARRETARAKO ZERBITZUA ABIARAZTEKO ADMINISTAZIO PROZEDUREN ESKULIBURUA EGITEKO ZERBITZUA</text:p>
          </table:table-cell>
          <table:table-cell table:style-name="ce18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7"/>
          <table:table-cell table:style-name="ce171" table:formula="of:=[.G21]*(1+[.H21])" office:value-type="float" office:value="0" calcext:value-type="float">
            <text:p>0,00</text:p>
          </table:table-cell>
          <table:table-cell table:style-name="ce238"/>
          <table:table-cell table:style-name="ce79" office:value-type="string" calcext:value-type="string">
            <text:p>OTXANDIO &amp; TEAM CONSULTING S.L.</text:p>
          </table:table-cell>
          <table:table-cell table:style-name="ce89" office:value-type="date" office:date-value="2015-11-26" calcext:value-type="date">
            <text:p>26/11/2015</text:p>
          </table:table-cell>
          <table:table-cell table:style-name="ce3" office:value-type="string" calcext:value-type="string">
            <text:p>9 meses</text:p>
          </table:table-cell>
          <table:table-cell table:style-name="ce41" office:value-type="float" office:value="17999.99" calcext:value-type="float">
            <text:p>17.999,99</text:p>
          </table:table-cell>
          <table:table-cell table:style-name="ce111" office:value-type="float" office:value="21779.99" calcext:value-type="float">
            <text:p>21779,99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PERTSONAL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ANTXOKO LUZURIAGA 3.02.1 HIRI EREMUKO ZOLADURA BERRITZEKO OBRAK EGIKARITZEA</text:p>
          </table:table-cell>
          <table:table-cell table:style-name="ce18" office:value-type="string" calcext:value-type="string">
            <text:p>OBRAS DE RENOVACIÓN DEL PAVIMENTO DEL ÁREA URBANA 3.02.1 LUZURIAGA EN PASAI ANTXO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3" office:value-type="float" office:value="178744.74" calcext:value-type="float">
            <text:p>178.744,7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8" office:value-type="float" office:value="216281.13" calcext:value-type="float">
            <text:p>216281,13</text:p>
          </table:table-cell>
          <table:table-cell table:style-name="ce171" table:formula="of:=[.G22]*(1+[.H22])" office:value-type="float" office:value="216281.1354" calcext:value-type="float">
            <text:p>216.281,14</text:p>
          </table:table-cell>
          <table:table-cell table:style-name="ce239"/>
          <table:table-cell table:style-name="ce80" office:value-type="string" calcext:value-type="string">
            <text:p>ASFALTIA S.L.</text:p>
          </table:table-cell>
          <table:table-cell table:style-name="ce89" office:value-type="date" office:date-value="2015-12-09" calcext:value-type="date">
            <text:p>09/12/2015</text:p>
          </table:table-cell>
          <table:table-cell table:style-name="ce3" office:value-type="string" calcext:value-type="string">
            <text:p>3 semanas</text:p>
          </table:table-cell>
          <table:table-cell table:style-name="ce41"/>
          <table:table-cell table:style-name="ce111" office:value-type="float" office:value="148476.99" calcext:value-type="float">
            <text:p>148476,99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OM-6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TRINTXERPEKO ARANEDERKO KIROL PISTA BIRMOLDATZEA</text:p>
          </table:table-cell>
          <table:table-cell table:style-name="ce18" office:value-type="string" calcext:value-type="string">
            <text:p>REMODELACIÓN DE LA PISTA DEPORTIVA DE ARANEDER EN TRINTXERP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3" office:value-type="float" office:value="108107.5" calcext:value-type="float">
            <text:p>108.107,5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8" office:value-type="float" office:value="130810.08" calcext:value-type="float">
            <text:p>130810,08</text:p>
          </table:table-cell>
          <table:table-cell table:style-name="ce171" table:formula="of:=[.G23]*(1+[.H23])" office:value-type="float" office:value="130810.075" calcext:value-type="float">
            <text:p>130.810,08</text:p>
          </table:table-cell>
          <table:table-cell table:style-name="ce239"/>
          <table:table-cell table:style-name="ce77" office:value-type="string" calcext:value-type="string">
            <text:p>HOBBY KIROLAK, S.L</text:p>
          </table:table-cell>
          <table:table-cell table:style-name="ce89" office:value-type="date" office:date-value="2015-12-17" calcext:value-type="date">
            <text:p>17/12/2015</text:p>
          </table:table-cell>
          <table:table-cell table:style-name="ce3" office:value-type="string" calcext:value-type="string">
            <text:p>5 semanas</text:p>
          </table:table-cell>
          <table:table-cell table:style-name="ce41"/>
          <table:table-cell table:style-name="ce111" office:value-type="float" office:value="128931.55" calcext:value-type="float">
            <text:p>128931,55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7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6">
          <table:table-cell table:style-name="ce3" office:value-type="string" calcext:value-type="string">
            <text:p>OM-08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18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4" office:value-type="float" office:value="119995.12" calcext:value-type="float">
            <text:p>119.995,1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9" office:value-type="float" office:value="145194.1" calcext:value-type="float">
            <text:p>145194,1</text:p>
          </table:table-cell>
          <table:table-cell table:style-name="ce171" table:formula="of:=[.G24]*(1+[.H24])" office:value-type="float" office:value="145194.0952" calcext:value-type="float">
            <text:p>145.194,10</text:p>
          </table:table-cell>
          <table:table-cell table:style-name="ce243"/>
          <table:table-cell table:style-name="ce80" office:value-type="string" calcext:value-type="string">
            <text:p>URBYCOLAN, S.L.</text:p>
          </table:table-cell>
          <table:table-cell table:style-name="ce89" office:value-type="date" office:date-value="2015-12-21" calcext:value-type="date">
            <text:p>21/12/2015</text:p>
          </table:table-cell>
          <table:table-cell table:style-name="ce3" office:value-type="string" calcext:value-type="string">
            <text:p>21 días naturales</text:p>
          </table:table-cell>
          <table:table-cell table:style-name="ce41"/>
          <table:table-cell table:style-name="ce111" office:value-type="float" office:value="143742.15" calcext:value-type="float">
            <text:p>143742,15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SAN PEDRON URRESTARAZU KALEKO BERRURBANIZATZE PARTZIALERAKO OBRAK</text:p>
          </table:table-cell>
          <table:table-cell table:style-name="ce18" office:value-type="string" calcext:value-type="string">
            <text:p>OBRAS DEL PLAN PARCIAL DE REURBANIZACIÓN DE LA CALLE URRESTARAZU EN SAN PEDRO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5" office:value-type="float" office:value="81707.45" calcext:value-type="float">
            <text:p>81.707,4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0" office:value-type="float" office:value="98866.01" calcext:value-type="float">
            <text:p>98866,01</text:p>
          </table:table-cell>
          <table:table-cell table:style-name="ce171" table:formula="of:=[.G25]*(1+[.H25])" office:value-type="float" office:value="98866.0145" calcext:value-type="float">
            <text:p>98.866,01</text:p>
          </table:table-cell>
          <table:table-cell table:style-name="ce244"/>
          <table:table-cell table:style-name="ce80" office:value-type="string" calcext:value-type="string">
            <text:p>URBYCOLAN, S.L.</text:p>
          </table:table-cell>
          <table:table-cell table:style-name="ce89" office:value-type="date" office:date-value="2015-12-21" calcext:value-type="date">
            <text:p>21/12/2015</text:p>
          </table:table-cell>
          <table:table-cell table:style-name="ce3" office:value-type="string" calcext:value-type="string">
            <text:p>6 SEMANAS</text:p>
          </table:table-cell>
          <table:table-cell table:style-name="ce41"/>
          <table:table-cell table:style-name="ce111" office:value-type="float" office:value="78301.12" calcext:value-type="float">
            <text:p>78301,12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7">
          <table:table-cell table:style-name="ce3" office:value-type="string" calcext:value-type="string">
            <text:p>V-04/15</text:p>
          </table:table-cell>
          <table:table-cell table:style-name="ce15" office:value-type="string" calcext:value-type="string">
            <text:p>Lote 1</text:p>
          </table:table-cell>
          <table:table-cell table:style-name="ce18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18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6" office:value-type="float" office:value="28925.62" calcext:value-type="float">
            <text:p>28.925,6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1" office:value-type="string" calcext:value-type="string">
            <text:p><text:span text:style-name="T27">35.000,00</text:span></text:p>
          </table:table-cell>
          <table:table-cell table:style-name="ce171" table:formula="of:=[.G26]*(1+[.H26])" office:value-type="float" office:value="35000.0002" calcext:value-type="float">
            <text:p>35.000,00</text:p>
          </table:table-cell>
          <table:table-cell table:style-name="ce245"/>
          <table:table-cell table:style-name="ce81" office:value-type="string" calcext:value-type="string">
            <text:p><text:span text:style-name="T38">EXERCYCLE, S.L</text:span></text:p>
          </table:table-cell>
          <table:table-cell table:style-name="ce89" office:value-type="date" office:date-value="2015-08-27" calcext:value-type="date">
            <text:p>27/08/2015</text:p>
          </table:table-cell>
          <table:table-cell table:style-name="ce3" office:value-type="string" calcext:value-type="string">
            <text:p>1 MES</text:p>
          </table:table-cell>
          <table:table-cell table:style-name="ce41"/>
          <table:table-cell table:style-name="ce112" office:value-type="string" calcext:value-type="string">
            <text:p><text:span text:style-name="T55">28.978,71</text:span>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7">
          <table:table-cell table:style-name="ce3" office:value-type="string" calcext:value-type="string">
            <text:p>V-04/15</text:p>
          </table:table-cell>
          <table:table-cell table:style-name="ce15" office:value-type="string" calcext:value-type="string">
            <text:p>Lote 2</text:p>
          </table:table-cell>
          <table:table-cell table:style-name="ce18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18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6" office:value-type="float" office:value="22314.05" calcext:value-type="float">
            <text:p>22.314,0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1" office:value-type="string" calcext:value-type="string">
            <text:p><text:span text:style-name="T27">27.000,00 </text:span></text:p>
          </table:table-cell>
          <table:table-cell table:style-name="ce171" table:formula="of:=[.G27]*(1+[.H27])" office:value-type="float" office:value="27000.0005" calcext:value-type="float">
            <text:p>27.000,00</text:p>
          </table:table-cell>
          <table:table-cell table:style-name="ce245"/>
          <table:table-cell table:style-name="ce81" office:value-type="string" calcext:value-type="string">
            <text:p><text:span text:style-name="T38">ARGYSAN, S.L</text:span></text:p>
          </table:table-cell>
          <table:table-cell table:style-name="ce89" office:value-type="date" office:date-value="2015-09-04" calcext:value-type="date">
            <text:p>04/09/2015</text:p>
          </table:table-cell>
          <table:table-cell table:style-name="ce3" office:value-type="string" calcext:value-type="string">
            <text:p>1 MES</text:p>
          </table:table-cell>
          <table:table-cell table:style-name="ce41"/>
          <table:table-cell table:style-name="ce112" office:value-type="string" calcext:value-type="string">
            <text:p><text:span text:style-name="T55">26.999,94</text:span>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SAN PEDRON, PROISA KULTUR GUNEKO ORUBEA AISIA ETA KIROL GUNE BIHURTZEKO EGOKITZAPEN-OBRAK EGIKARITZEA</text:p>
          </table:table-cell>
          <table:table-cell table:style-name="ce18" office:value-type="string" calcext:value-type="string">
            <text:p>EJECUCIÓN DE OBRAS DE ADECUACIÓN DEL SOLAR DEL CENTRO CULTURAL PROISA COMO CENTRO DE OCIO Y DEPORT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 URGENTE</text:p>
          </table:table-cell>
          <table:table-cell table:style-name="ce47" office:value-type="float" office:value="58776.61" calcext:value-type="float">
            <text:p>58776,61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3" office:value-type="float" office:value="71119.7" calcext:value-type="float">
            <text:p>71119,7</text:p>
          </table:table-cell>
          <table:table-cell table:style-name="ce171" table:formula="of:=[.G28]*(1+[.H28])" office:value-type="float" office:value="71119.6981" calcext:value-type="float">
            <text:p>71.119,70</text:p>
          </table:table-cell>
          <table:table-cell table:style-name="ce246"/>
          <table:table-cell table:style-name="ce3" office:value-type="string" calcext:value-type="string">
            <text:p>EXCAVACIONES Y TRANSPORTES ORSA,S.L</text:p>
          </table:table-cell>
          <table:table-cell table:style-name="ce89" office:value-type="date" office:date-value="2015-12-29" calcext:value-type="date">
            <text:p>29/12/2015</text:p>
          </table:table-cell>
          <table:table-cell table:style-name="ce3" office:value-type="string" calcext:value-type="string">
            <text:p>3 SEMANAS</text:p>
          </table:table-cell>
          <table:table-cell table:style-name="ce41"/>
          <table:table-cell table:style-name="ce113" office:value-type="float" office:value="55828.96" calcext:value-type="float">
            <text:p>55828,96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8">
          <table:table-cell table:style-name="ce3" office:value-type="string" calcext:value-type="string">
            <text:p>V-03/15</text:p>
          </table:table-cell>
          <table:table-cell table:style-name="ce3" office:value-type="string" calcext:value-type="string">
            <text:p>Lote bakarra</text:p>
          </table:table-cell>
          <table:table-cell table:number-columns-repeated="2" table:style-name="ce18" office:value-type="string" calcext:value-type="string">
            <text:p>UDALEKU IREKIEN KONTRATAZIOA 2015-2018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180" office:value-type="float" office:value="224793.388429752" calcext:value-type="float">
            <text:p>224.793,3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02" office:value-type="float" office:value="272000" calcext:value-type="float">
            <text:p>272000</text:p>
          </table:table-cell>
          <table:table-cell table:style-name="ce171" table:formula="of:=[.G29]*(1+[.H29])" office:value-type="float" office:value="272000" calcext:value-type="float">
            <text:p>272.000,00</text:p>
          </table:table-cell>
          <table:table-cell table:style-name="ce247"/>
          <table:table-cell table:style-name="ce235" office:value-type="string" calcext:value-type="string">
            <text:p>URTXINTXA <text:s/>AISIALDIKO ESKOLA-GIPUZKOA</text:p>
          </table:table-cell>
          <table:table-cell table:style-name="ce89" office:value-type="date" office:date-value="2015-05-29" calcext:value-type="date">
            <text:p>29/05/2015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258" office:value-type="float" office:value="67500" calcext:value-type="float">
            <text:p>6750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table:number-columns-repeated="2"/>
          <table:table-cell table:style-name="ce296" office:value-type="string" calcext:value-type="string">
            <text:p>Exento IVA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4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9">
          <table:table-cell table:style-name="ce3" office:value-type="string" calcext:value-type="string">
            <text:p>V-02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SUKALDE ETA JANGELA ZERBITZUA: PASAI SAN PEDROKO ZAHARREN EGOITZA, JOKIN AMONDARAIN APARTAMENTUAK ETA EGUNEKO ZENTROA</text:p>
          </table:table-cell>
          <table:table-cell table:style-name="ce18" office:value-type="string" calcext:value-type="string">
            <text:p>SERVICIO DE COCINA-COMEDOR DE LA RESIDENCIA DE ANCIANOS DE PASAI SAN PEDRO, LOS APARTAMENTOS JOKIN AMONDARAIN Y EL CENTRO DE DÍ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246100" calcext:value-type="float">
            <text:p>246.1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30]*(1+[.H30])" office:value-type="float" office:value="297781" calcext:value-type="float">
            <text:p>297.781,00</text:p>
          </table:table-cell>
          <table:table-cell table:style-name="ce40"/>
          <table:table-cell table:style-name="ce3" office:value-type="string" calcext:value-type="string">
            <text:p>DESIERTO</text:p>
          </table:table-cell>
          <table:table-cell table:style-name="ce89"/>
          <table:table-cell table:style-name="ce3"/>
          <table:table-cell table:style-name="ce41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AHARREN EGO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DONIBANEKO ALABORTZA KALA BERRESKURATZEKO</text:p>
          </table:table-cell>
          <table:table-cell table:style-name="ce18" office:value-type="string" calcext:value-type="string">
            <text:p>RECUPERACIÓN DE LA CALA <text:s/>ALABORTZA. PASAI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360366.99" calcext:value-type="float">
            <text:p>360.366,9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436044.06" calcext:value-type="float">
            <text:p>436.044,06</text:p>
          </table:table-cell>
          <table:table-cell table:style-name="ce171" table:formula="of:=[.G31]*(1+[.H31])" office:value-type="float" office:value="436044.0579" calcext:value-type="float">
            <text:p>436.044,06</text:p>
          </table:table-cell>
          <table:table-cell table:style-name="ce40"/>
          <table:table-cell table:style-name="ce3" office:value-type="string" calcext:value-type="string">
            <text:p>INICIATIVAS PARA LA CONSTRUCCION Y OBRA CIVIL, S.L. (INCOC, S.L.)</text:p>
          </table:table-cell>
          <table:table-cell table:style-name="ce89" office:value-type="date" office:date-value="2016-11-08" calcext:value-type="date">
            <text:p>08/11/2016</text:p>
          </table:table-cell>
          <table:table-cell table:style-name="ce3" office:value-type="string" calcext:value-type="string">
            <text:p>75 DÍAS NATURALES</text:p>
          </table:table-cell>
          <table:table-cell table:style-name="ce41"/>
          <table:table-cell table:style-name="ce63" office:value-type="float" office:value="330870.23" calcext:value-type="float">
            <text:p>330.870,23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20">
          <table:table-cell table:style-name="ce3" office:value-type="string" calcext:value-type="string">
            <text:p>V-16/15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AKO LOGOTIPOA</text:p>
          </table:table-cell>
          <table:table-cell table:style-name="ce18" office:value-type="string" calcext:value-type="string">
            <text:p>LOGOTIPO DE PASAIA</text:p>
          </table:table-cell>
          <table:table-cell table:style-name="ce3" office:value-type="string" calcext:value-type="string">
            <text:p>SERVICIO</text:p>
          </table:table-cell>
          <table:table-cell table:style-name="ce3"/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32]*(1+[.H32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EÑAUT LEGARDA (IRARKI)</text:p>
          </table:table-cell>
          <table:table-cell table:style-name="ce89"/>
          <table:table-cell table:style-name="ce3"/>
          <table:table-cell table:style-name="ce41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9 (ESP. RAFEL-ek DAUKA 2016/05/05 etik)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02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AZTIKER ENPRESAK LANDUTAKO LAU AGIRIEN ITZULPENA</text:p>
          </table:table-cell>
          <table:table-cell table:style-name="ce18" office:value-type="string" calcext:value-type="string">
            <text:p>TRADUCCIÓN DE CUATRO DOCUMENTOS REMITIDOS POR LA EMPRESA AZTIKER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33]*(1+[.H33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BITEZ</text:p>
          </table:table-cell>
          <table:table-cell table:style-name="ce89" office:value-type="date" office:date-value="2016-01-27" calcext:value-type="date">
            <text:p>27/01/2016</text:p>
          </table:table-cell>
          <table:table-cell table:style-name="ce3" office:value-type="string" calcext:value-type="string">
            <text:p>11 DÍAS</text:p>
          </table:table-cell>
          <table:table-cell table:style-name="ce41"/>
          <table:table-cell table:style-name="ce63" office:value-type="float" office:value="1972.11" calcext:value-type="float">
            <text:p>1.972,11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9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V-03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IBAIONDO FRONTOIKO KANTINAREN USTIAPENA ETA ZERBITZU OSAGARRIAK (I)</text:p>
          </table:table-cell>
          <table:table-cell table:style-name="ce18" office:value-type="string" calcext:value-type="string">
            <text:p>EXPLOTACIÓN DE LA CANTINA DEL FRONTON IBAIONDO DE ANTXO Y SERVICIOS COMPLEMENTARIOS (I)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6"/>
          <table:table-cell table:style-name="ce171" table:formula="of:=[.G34]*(1+[.H34])" office:value-type="float" office:value="0" calcext:value-type="float">
            <text:p>0,00</text:p>
          </table:table-cell>
          <table:table-cell table:style-name="ce237"/>
          <table:table-cell table:style-name="ce3" office:value-type="string" calcext:value-type="string">
            <text:p>DESIERTO</text:p>
          </table:table-cell>
          <table:table-cell table:style-name="ce89"/>
          <table:table-cell table:style-name="ce3"/>
          <table:table-cell table:style-name="ce41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AZTERIA</text:p>
          </table:table-cell>
          <table:table-cell table:style-name="ce63" office:value-type="string" calcext:value-type="string">
            <text:p>No se establece canon mensual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52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1">
          <table:table-cell table:style-name="ce3" office:value-type="string" calcext:value-type="string">
            <text:p>V-05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<text:span text:style-name="T3">ARROKAUNDIETA UDAL ATERPETXEAREN KUDEAKETA ETA ANIMAZIOA</text:span></text:p>
          </table:table-cell>
          <table:table-cell table:style-name="ce18" office:value-type="string" calcext:value-type="string">
            <text:p>GESTIÓN Y ANIMACIÓN DEL ALBERGUE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171" office:value-type="float" office:value="247.933884297521" calcext:value-type="float">
            <text:p>247,9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2" office:value-type="float" office:value="300" calcext:value-type="float">
            <text:p>300</text:p>
          </table:table-cell>
          <table:table-cell table:style-name="ce171" table:formula="of:=[.G35]*(1+[.H35])" office:value-type="float" office:value="300" calcext:value-type="float">
            <text:p>300,00</text:p>
          </table:table-cell>
          <table:table-cell table:style-name="ce237" office:value-type="string" calcext:value-type="string">
            <text:p>Por mes</text:p>
          </table:table-cell>
          <table:table-cell table:style-name="ce3" office:value-type="string" calcext:value-type="string">
            <text:p>URTXINTXA <text:s/>AISIALDIKO ESKOLA-GIPUZKOA</text:p>
          </table:table-cell>
          <table:table-cell table:style-name="ce89" office:value-type="date" office:date-value="2016-07-01" calcext:value-type="date">
            <text:p>01/07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3" office:value-type="float" office:value="400" calcext:value-type="float">
            <text:p>4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AZTERIA</text:p>
          </table:table-cell>
          <table:table-cell table:style-name="ce63" office:value-type="string" calcext:value-type="string">
            <text:p>OINARRIZKO AURREKONTUA: canon mensual mínimo de <text:span text:style-name="T9">300,00. IMPORTE ADJUDICACION: 400,00€/mes</text:span></text:p>
          </table:table-cell>
          <table:table-cell table:style-name="ce89" office:value-type="date" office:date-value="2020-06-30" calcext:value-type="date">
            <text:p>30/06/2020</text:p>
          </table:table-cell>
          <table:table-cell table:style-name="ce150" office:value-type="string" calcext:value-type="string">
            <text:p>30/02/2018</text:p>
          </table:table-cell>
          <table:table-cell table:style-name="ce150" office:value-type="string" calcext:value-type="string">
            <text:p>30/02/2019</text:p>
          </table:table-cell>
          <table:table-cell table:style-name="ce150"/>
          <table:table-cell table:style-name="ce158" office:value-type="string" calcext:value-type="string">
            <text:p>PAZ-5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">
          <table:table-cell table:style-name="ce3" office:value-type="string" calcext:value-type="string">
            <text:p>V-04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TRINTXERPEKO JUBILATUEN ETXEKO TABERNAREN USTIAPENA</text:p>
          </table:table-cell>
          <table:table-cell table:style-name="ce18" office:value-type="string" calcext:value-type="string">
            <text:p>EXPLOTACIÓN DEL BAR DEL HOGAR DE JUBILADOS DE TRINTXERPE</text:p>
          </table:table-cell>
          <table:table-cell table:style-name="ce3" office:value-type="string" calcext:value-type="string">
            <text:p>EXPLOTACIÓN</text:p>
          </table:table-cell>
          <table:table-cell table:style-name="ce3" office:value-type="string" calcext:value-type="string">
            <text:p>ABIERTO</text:p>
          </table:table-cell>
          <table:table-cell table:style-name="ce171" office:value-type="float" office:value="165.289256198347" calcext:value-type="float">
            <text:p>165,2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00" calcext:value-type="float">
            <text:p>200,00</text:p>
          </table:table-cell>
          <table:table-cell table:style-name="ce171" table:formula="of:=[.G36]*(1+[.H36])" office:value-type="float" office:value="200" calcext:value-type="float">
            <text:p>200,00</text:p>
          </table:table-cell>
          <table:table-cell table:style-name="ce40" office:value-type="string" calcext:value-type="string">
            <text:p>Por mes</text:p>
          </table:table-cell>
          <table:table-cell table:style-name="ce3" office:value-type="string" calcext:value-type="string">
            <text:p><text:span text:style-name="T39">Cruz  Mª Larra</text:span><text:span text:style-name="T40">ñaga Urain</text:span></text:p>
          </table:table-cell>
          <table:table-cell table:style-name="ce89" office:value-type="date" office:date-value="2016-07-01" calcext:value-type="date">
            <text:p>01/07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6" office:value-type="float" office:value="400" calcext:value-type="float">
            <text:p>4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IZARTEKINTZA</text:p>
          </table:table-cell>
          <table:table-cell table:style-name="ce123" office:value-type="string" calcext:value-type="string">
            <text:p>IMPORTE LICITACION: canon mensual mínimo de 200,00 euros. IMPORT ADJUDICACION IVA:  400,00 euros/mes</text:p>
            <text:p/>
            <text:p/>
          </table:table-cell>
          <table:table-cell table:style-name="ce89" office:value-type="date" office:date-value="2020-06-30" calcext:value-type="date">
            <text:p>30/06/2020</text:p>
          </table:table-cell>
          <table:table-cell table:style-name="ce150" office:value-type="string" calcext:value-type="string">
            <text:p>30/02/2018</text:p>
          </table:table-cell>
          <table:table-cell table:style-name="ce150" office:value-type="string" calcext:value-type="string">
            <text:p>30/02/2019</text:p>
          </table:table-cell>
          <table:table-cell table:style-name="ce150"/>
          <table:table-cell table:style-name="ce158" office:value-type="string" calcext:value-type="string">
            <text:p>PAZ-5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BORDAENEA KALEKO PROIEKTU BEREZUAB JASOTAKO OBRAK EGIKARITZEA</text:p>
          </table:table-cell>
          <table:table-cell table:style-name="ce18" office:value-type="string" calcext:value-type="string">
            <text:p>EJECUCIÓN DE LAS OBRAS CONTENIDAS EN EL PROYECTO SEPARADO DE LA CALLE BORDA ENEA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123416.09" calcext:value-type="float">
            <text:p>123.416,0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49333.47" calcext:value-type="float">
            <text:p>149.333,47</text:p>
          </table:table-cell>
          <table:table-cell table:style-name="ce171" table:formula="of:=[.G37]*(1+[.H37])" office:value-type="float" office:value="149333.4689" calcext:value-type="float">
            <text:p>149.333,47</text:p>
          </table:table-cell>
          <table:table-cell table:style-name="ce40"/>
          <table:table-cell table:style-name="ce3" office:value-type="string" calcext:value-type="string">
            <text:p>Otegui-Gaztañaga, S.L</text:p>
          </table:table-cell>
          <table:table-cell table:style-name="ce89" office:value-type="date" office:date-value="2016-09-30" calcext:value-type="date">
            <text:p>30/09/2016</text:p>
          </table:table-cell>
          <table:table-cell table:style-name="ce3" office:value-type="string" calcext:value-type="string">
            <text:p>9 semanas</text:p>
          </table:table-cell>
          <table:table-cell table:style-name="ce41"/>
          <table:table-cell table:style-name="ce63" office:value-type="float" office:value="129257.98" calcext:value-type="float">
            <text:p>129.257,98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V-06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ANDONAEGI JAUREGIKO ETA TRINTXERPEKO ALKATEORDETZAKO GARBIKETA ZERBITZUA</text:p>
          </table:table-cell>
          <table:table-cell table:style-name="ce18" office:value-type="string" calcext:value-type="string">
            <text:p>SERVICIO DE LIMPIEZA DEL PALACIO ANDONAEGI Y DE LA TENENCIA ALCALDIA DE TRINTXERPE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38]*(1+[.H38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LIMPIEZAS TXINGUDI 2001 S.L.</text:p>
          </table:table-cell>
          <table:table-cell table:style-name="ce89" office:value-type="date" office:date-value="2016-05-10" calcext:value-type="date">
            <text:p>10/05/2016</text:p>
          </table:table-cell>
          <table:table-cell table:style-name="ce3" office:value-type="string" calcext:value-type="string">
            <text:p>Hasta finales del 2016</text:p>
          </table:table-cell>
          <table:table-cell table:style-name="ce41" office:value-type="float" office:value="1318.15" calcext:value-type="float">
            <text:p>1.318,15</text:p>
          </table:table-cell>
          <table:table-cell table:style-name="ce63" office:value-type="float" office:value="1594.96" calcext:value-type="float">
            <text:p>1.594,96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UZ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49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2">
          <table:table-cell table:style-name="ce3" office:value-type="string" calcext:value-type="string">
            <text:p>V-09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IBAIONDO FRONTOIKO KANTINAREN USTIAPENA ETA ZERBITZU OSAGARRIAK</text:p>
          </table:table-cell>
          <table:table-cell table:style-name="ce18" office:value-type="string" calcext:value-type="string">
            <text:p>EXPLOTACIÓN DE LA CANTINA DEL FRONTON IBAIONDO DE ANTXO Y SERVICIOS COMPLEMENTARIOS</text:p>
          </table:table-cell>
          <table:table-cell table:style-name="ce3" office:value-type="string" calcext:value-type="string">
            <text:p>EXPLOTACIÓN</text:p>
          </table:table-cell>
          <table:table-cell table:style-name="ce3" office:value-type="string" calcext:value-type="string">
            <text:p>ABIERTO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6"/>
          <table:table-cell table:style-name="ce171" table:formula="of:=[.G39]*(1+[.H39])" office:value-type="float" office:value="0" calcext:value-type="float">
            <text:p>0,00</text:p>
          </table:table-cell>
          <table:table-cell table:style-name="ce237" office:value-type="string" calcext:value-type="string">
            <text:p>Por mes</text:p>
          </table:table-cell>
          <table:table-cell table:style-name="ce3" office:value-type="string" calcext:value-type="string">
            <text:p>Maria Isabel Barrenetxea Aguirre</text:p>
          </table:table-cell>
          <table:table-cell table:style-name="ce89" office:value-type="date" office:date-value="2016-08-08" calcext:value-type="date">
            <text:p>08/08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3" office:value-type="float" office:value="100" calcext:value-type="float">
            <text:p>1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KIROLAK</text:p>
          </table:table-cell>
          <table:table-cell table:style-name="ce123" office:value-type="string" calcext:value-type="string">
            <text:p>No quieren prorrogar. IMPORTE LICITACION: No se establece un canon mensual mínimo. IMPORTE ADJUDICACION: 100€ / mes</text:p>
            <text:p/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52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12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DONIBANEKO KIROLGUNEKO INSTALAZIOEN KUDEAKETA </text:p>
          </table:table-cell>
          <table:table-cell table:style-name="ce18" office:value-type="string" calcext:value-type="string">
            <text:p>GESTION DE LAS INSTALACIONES DEL COMPLEJO <text:s/>DEPORTIVO <text:s/>DE DONIBANE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171" office:value-type="string" calcext:value-type="string">
            <text:p>68.727,27<text:span text:style-name="T21"> </text:span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3160" calcext:value-type="float">
            <text:p>83.160,00</text:p>
          </table:table-cell>
          <table:table-cell table:style-name="ce171" table:formula="of:=[.G40]*(1+[.H40])" office:value-type="float" office:value="83159.9967" calcext:value-type="float">
            <text:p>83.160,00</text:p>
          </table:table-cell>
          <table:table-cell table:style-name="ce40" office:value-type="string" calcext:value-type="string">
            <text:p>Por año</text:p>
          </table:table-cell>
          <table:table-cell table:style-name="ce3" office:value-type="string" calcext:value-type="string">
            <text:p>BPXPORT KIROL ZERBITZUAK, S.L.</text:p>
          </table:table-cell>
          <table:table-cell table:style-name="ce89" office:value-type="date" office:date-value="2016-09-27" calcext:value-type="date">
            <text:p>27/09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3" office:value-type="float" office:value="83160" calcext:value-type="float">
            <text:p>83.160,00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Renuncia a prorroga</text:p>
          </table:table-cell>
          <table:table-cell table:style-name="ce123" office:value-type="string" calcext:value-type="string">
            <text:p>KIROL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2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10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HAUR, NERABE ETA GAZTEENTZAKO IKASTAROAK </text:p>
          </table:table-cell>
          <table:table-cell table:style-name="ce18" office:value-type="string" calcext:value-type="string">
            <text:p>CURSOS PARA NIÑOS/AS, ADOLESCENTES Y JÓVENES 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171" office:value-type="float" office:value="66839.3801652893" calcext:value-type="float">
            <text:p>66.839,3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0875.65" calcext:value-type="float">
            <text:p>80.875,65</text:p>
          </table:table-cell>
          <table:table-cell table:style-name="ce171" table:formula="of:=[.G41]*(1+[.H41])" office:value-type="float" office:value="80875.65" calcext:value-type="float">
            <text:p>80.875,65</text:p>
          </table:table-cell>
          <table:table-cell table:style-name="ce40"/>
          <table:table-cell table:style-name="ce3" office:value-type="string" calcext:value-type="string">
            <text:p>ARTETIK <text:s/>ELKARTE KULTURALA</text:p>
          </table:table-cell>
          <table:table-cell table:style-name="ce89" office:value-type="date" office:date-value="2016-08-22" calcext:value-type="date">
            <text:p>22/08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 office:value-type="float" office:value="15860" calcext:value-type="float">
            <text:p>15.860,0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Exento IVA</text:p>
          </table:table-cell>
          <table:table-cell table:style-name="ce123" office:value-type="string" calcext:value-type="string">
            <text:p>GAZTERIA</text:p>
          </table:table-cell>
          <table:table-cell table:style-name="ce123"/>
          <table:table-cell table:style-name="ce89" office:value-type="date" office:date-value="2020-08-21" calcext:value-type="date">
            <text:p>21/08/2020</text:p>
          </table:table-cell>
          <table:table-cell table:style-name="ce150" office:value-type="date" office:date-value="2018-04-21" calcext:value-type="date">
            <text:p>21/04/2018</text:p>
          </table:table-cell>
          <table:table-cell table:style-name="ce150" office:value-type="date" office:date-value="2019-04-21" calcext:value-type="date">
            <text:p>21/04/2019</text:p>
          </table:table-cell>
          <table:table-cell table:style-name="ce150"/>
          <table:table-cell table:style-name="ce158" office:value-type="string" calcext:value-type="string">
            <text:p>PAZ-53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Lote 1</text:p>
          </table:table-cell>
          <table:table-cell table:style-name="ce18" office:value-type="string" calcext:value-type="string">
            <text:p>DONIBANEKO GIZARTE- ETA KULTURA-ERAIKINEKO EKIPAMENDU ESZENIKOAREN INSTALAZIOA </text:p>
          </table:table-cell>
          <table:table-cell table:style-name="ce18" office:value-type="string" calcext:value-type="string">
            <text:p>INSTALACIÓN DEL EQUIPAMIENTO ESCÉNICO EN EL EDIFICIO SOCIOCULTURAL DE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 URGENTE</text:p>
          </table:table-cell>
          <table:table-cell table:style-name="ce41" office:value-type="float" office:value="159100" calcext:value-type="float">
            <text:p>159.1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92511" calcext:value-type="float">
            <text:p>192.511,00</text:p>
          </table:table-cell>
          <table:table-cell table:style-name="ce171" table:formula="of:=[.G42]*(1+[.H42])" office:value-type="float" office:value="192511" calcext:value-type="float">
            <text:p>192.511,00</text:p>
          </table:table-cell>
          <table:table-cell table:style-name="ce40"/>
          <table:table-cell table:style-name="ce236" office:value-type="string" calcext:value-type="string">
            <text:p><text:span text:style-name="T41">GALVAN SPORT, SOCIEDAD LIMITADA</text:span></text:p>
          </table:table-cell>
          <table:table-cell table:style-name="ce89"/>
          <table:table-cell table:style-name="ce3" office:value-type="string" calcext:value-type="string">
            <text:p>25 días</text:p>
          </table:table-cell>
          <table:table-cell table:style-name="ce41"/>
          <table:table-cell table:style-name="ce269" office:value-type="string" calcext:value-type="string">
            <text:p><text:span text:style-name="T56">120.013,26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7">
          <table:table-cell table:style-name="ce3"/>
          <table:table-cell table:style-name="ce3" office:value-type="string" calcext:value-type="string">
            <text:p>Lote 2</text:p>
          </table:table-cell>
          <table:table-cell table:style-name="ce18" office:value-type="string" calcext:value-type="string">
            <text:p>DONIBANEKO GIZARTE- ETA KULTURA-ERAIKINEKO EKIPAMENDU ESZENIKOAREN INSTALAZIOA </text:p>
          </table:table-cell>
          <table:table-cell table:style-name="ce18" office:value-type="string" calcext:value-type="string">
            <text:p>INSTALACIÓN DEL EQUIPAMIENTO ESCÉNICO EN EL EDIFICIO SOCIOCULTURAL DE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 URGENTE</text:p>
          </table:table-cell>
          <table:table-cell table:style-name="ce41" office:value-type="float" office:value="351831.85" calcext:value-type="float">
            <text:p>351.831,8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425716.54" calcext:value-type="float">
            <text:p>425.716,54</text:p>
          </table:table-cell>
          <table:table-cell table:style-name="ce171" table:formula="of:=[.G43]*(1+[.H43])" office:value-type="float" office:value="425716.5385" calcext:value-type="float">
            <text:p>425.716,54</text:p>
          </table:table-cell>
          <table:table-cell table:style-name="ce40"/>
          <table:table-cell table:style-name="ce236" office:value-type="string" calcext:value-type="string">
            <text:p><text:span text:style-name="T41">DARDARAK, S.L</text:span></text:p>
          </table:table-cell>
          <table:table-cell table:style-name="ce89"/>
          <table:table-cell table:style-name="ce3" office:value-type="string" calcext:value-type="string">
            <text:p>25 días </text:p>
          </table:table-cell>
          <table:table-cell table:style-name="ce41"/>
          <table:table-cell table:style-name="ce269" office:value-type="string" calcext:value-type="string">
            <text:p><text:span text:style-name="T56">324.303,05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24/16</text:p>
          </table:table-cell>
          <table:table-cell table:style-name="ce3" office:value-type="string" calcext:value-type="string">
            <text:p>Lote 1</text:p>
          </table:table-cell>
          <table:table-cell table:style-name="ce18" office:value-type="string" calcext:value-type="string">
            <text:p>INFORMATIKAKO TRESNAK EROSTEA HAZ-KO BULEGORAKO</text:p>
          </table:table-cell>
          <table:table-cell table:style-name="ce18" office:value-type="string" calcext:value-type="string">
            <text:p>SUMINISTRO DE EQUIPAMIENTO INFORMÁTICO PARA LAS OFICINAS DEL SAC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-URGENTE</text:p>
          </table:table-cell>
          <table:table-cell table:style-name="ce171" office:value-type="float" office:value="15702.479338843" calcext:value-type="float">
            <text:p>15.702,4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9000" calcext:value-type="float">
            <text:p>19.000,00</text:p>
          </table:table-cell>
          <table:table-cell table:style-name="ce171" table:formula="of:=[.G44]*(1+[.H44])" office:value-type="float" office:value="19000" calcext:value-type="float">
            <text:p>19.000,00</text:p>
          </table:table-cell>
          <table:table-cell table:style-name="ce40"/>
          <table:table-cell table:style-name="ce3" office:value-type="string" calcext:value-type="string">
            <text:p>HAITZANDI, S.L.</text:p>
          </table:table-cell>
          <table:table-cell table:style-name="ce89"/>
          <table:table-cell table:style-name="ce3" office:value-type="string" calcext:value-type="string">
            <text:p>45 días naturales</text:p>
          </table:table-cell>
          <table:table-cell table:style-name="ce41"/>
          <table:table-cell table:style-name="ce271" office:value-type="string" calcext:value-type="string">
            <text:p><text:span text:style-name="T57">17.132,90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24/16</text:p>
          </table:table-cell>
          <table:table-cell table:style-name="ce3" office:value-type="string" calcext:value-type="string">
            <text:p>Lote 2</text:p>
          </table:table-cell>
          <table:table-cell table:style-name="ce18" office:value-type="string" calcext:value-type="string">
            <text:p>INFORMATIKAKO TRESNAK EROSTEA HAZ-KO BULEGORAKO</text:p>
          </table:table-cell>
          <table:table-cell table:style-name="ce18" office:value-type="string" calcext:value-type="string">
            <text:p>SUMINISTRO DE EQUIPAMIENTO INFORMÁTICO PARA LAS OFICINAS DEL SAC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-URGENTE</text:p>
          </table:table-cell>
          <table:table-cell table:style-name="ce171" office:value-type="float" office:value="9090.90909090909" calcext:value-type="float">
            <text:p>9.090,91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1000" calcext:value-type="float">
            <text:p>11.000,00</text:p>
          </table:table-cell>
          <table:table-cell table:style-name="ce171" table:formula="of:=[.G45]*(1+[.H45])" office:value-type="float" office:value="11000" calcext:value-type="float">
            <text:p>11.000,00</text:p>
          </table:table-cell>
          <table:table-cell table:style-name="ce40"/>
          <table:table-cell table:style-name="ce3" office:value-type="string" calcext:value-type="string">
            <text:p>MAKELSAKO GIPUZKOA S.L. </text:p>
          </table:table-cell>
          <table:table-cell table:style-name="ce89"/>
          <table:table-cell table:style-name="ce3" office:value-type="string" calcext:value-type="string">
            <text:p>45 días naturales</text:p>
          </table:table-cell>
          <table:table-cell table:style-name="ce41"/>
          <table:table-cell table:style-name="ce271" office:value-type="string" calcext:value-type="string">
            <text:p><text:span text:style-name="T57">10.445,54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24/16</text:p>
          </table:table-cell>
          <table:table-cell table:style-name="ce3" office:value-type="string" calcext:value-type="string">
            <text:p>Lote 3</text:p>
          </table:table-cell>
          <table:table-cell table:style-name="ce18" office:value-type="string" calcext:value-type="string">
            <text:p>INFORMATIKAKO TRESNAK EROSTEA HAZ-KO BULEGORAKO</text:p>
          </table:table-cell>
          <table:table-cell table:style-name="ce18" office:value-type="string" calcext:value-type="string">
            <text:p>SUMINISTRO DE EQUIPAMIENTO INFORMÁTICO PARA LAS OFICINAS DEL SAC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-URGENTE</text:p>
          </table:table-cell>
          <table:table-cell table:style-name="ce171" office:value-type="float" office:value="4132.23140495868" calcext:value-type="float">
            <text:p>4.132,2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000" calcext:value-type="float">
            <text:p>5.000,00</text:p>
          </table:table-cell>
          <table:table-cell table:style-name="ce171" table:formula="of:=[.G46]*(1+[.H46])" office:value-type="float" office:value="5000" calcext:value-type="float">
            <text:p>5.000,00</text:p>
          </table:table-cell>
          <table:table-cell table:style-name="ce40"/>
          <table:table-cell table:style-name="ce3" office:value-type="string" calcext:value-type="string">
            <text:p>SUPER MICRO COMPUTER SPAIN, S.L.</text:p>
          </table:table-cell>
          <table:table-cell table:style-name="ce89"/>
          <table:table-cell table:style-name="ce3" office:value-type="string" calcext:value-type="string">
            <text:p>45 días naturales</text:p>
          </table:table-cell>
          <table:table-cell table:style-name="ce41"/>
          <table:table-cell table:style-name="ce271" office:value-type="string" calcext:value-type="string">
            <text:p><text:span text:style-name="T57">4.968,70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24/16</text:p>
          </table:table-cell>
          <table:table-cell table:style-name="ce3" office:value-type="string" calcext:value-type="string">
            <text:p>Lote 4</text:p>
          </table:table-cell>
          <table:table-cell table:style-name="ce18" office:value-type="string" calcext:value-type="string">
            <text:p>INFORMATIKAKO TRESNAK EROSTEA HAZ-KO BULEGORAKO</text:p>
          </table:table-cell>
          <table:table-cell table:style-name="ce18" office:value-type="string" calcext:value-type="string">
            <text:p>SUMINISTRO DE EQUIPAMIENTO INFORMÁTICO PARA LAS OFICINAS DEL SAC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-URGENTE</text:p>
          </table:table-cell>
          <table:table-cell table:style-name="ce171" office:value-type="float" office:value="4545.45454545455" calcext:value-type="float">
            <text:p>4.545,4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500" calcext:value-type="float">
            <text:p>5.500,00</text:p>
          </table:table-cell>
          <table:table-cell table:style-name="ce171" table:formula="of:=[.G47]*(1+[.H47])" office:value-type="float" office:value="5500" calcext:value-type="float">
            <text:p>5.500,00</text:p>
          </table:table-cell>
          <table:table-cell table:style-name="ce40"/>
          <table:table-cell table:style-name="ce3" office:value-type="string" calcext:value-type="string">
            <text:p>TELENOR COMUNICACIONES, S.L.</text:p>
          </table:table-cell>
          <table:table-cell table:style-name="ce89"/>
          <table:table-cell table:style-name="ce3" office:value-type="string" calcext:value-type="string">
            <text:p>45 días naturales</text:p>
          </table:table-cell>
          <table:table-cell table:style-name="ce41"/>
          <table:table-cell table:style-name="ce271" office:value-type="string" calcext:value-type="string">
            <text:p><text:span text:style-name="T57">5.274,16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9">
          <table:table-cell table:style-name="ce3" office:value-type="string" calcext:value-type="string">
            <text:p>V-23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AKO UDALAREN ETA BERE ERAKUNDE AUTONOMOEN AHOTS ETA DATU-KOMUNIKAZIOAK HOBETZEKO ZERBITZUA</text:p>
          </table:table-cell>
          <table:table-cell table:style-name="ce18" office:value-type="string" calcext:value-type="string">
            <text:p>SERVICIO DE MEJORA EN LAS COMUNICACIONES DE VOZ Y DATOS DEL AYUNTAMIENTO DE PASAIA Y SUS ORGANISMOS AUTÓNO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NEGOCIADO SIN PUBLICIDAD</text:p>
          </table:table-cell>
          <table:table-cell table:style-name="ce171" office:value-type="float" office:value="51239.6694214876" calcext:value-type="float">
            <text:p>51.239,6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62000" calcext:value-type="float">
            <text:p>62.000,00</text:p>
          </table:table-cell>
          <table:table-cell table:style-name="ce171" table:formula="of:=[.G48]*(1+[.H48])" office:value-type="float" office:value="62000" calcext:value-type="float">
            <text:p>62.000,00</text:p>
          </table:table-cell>
          <table:table-cell table:style-name="ce40"/>
          <table:table-cell table:style-name="ce3" office:value-type="string" calcext:value-type="string">
            <text:p>IRONTEC, INTERNET Y SISTEMAS SOBRE GNU/LINUX S.L.</text:p>
          </table:table-cell>
          <table:table-cell table:style-name="ce89" office:value-type="date" office:date-value="2016-12-28" calcext:value-type="date">
            <text:p>28/12/2016</text:p>
          </table:table-cell>
          <table:table-cell table:style-name="ce3" office:value-type="string" calcext:value-type="string">
            <text:p>1 año</text:p>
          </table:table-cell>
          <table:table-cell table:style-name="ce41" office:value-type="float" office:value="60766.2" calcext:value-type="float">
            <text:p>60.766,2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DAZKAR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/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 ANTXO IPARREKO HIRIGUNEAREN BERRURBANIZAZIOA (C-6 FASEA GELASIO ARANBURU KALEA)</text:p>
          </table:table-cell>
          <table:table-cell table:style-name="ce18" office:value-type="string" calcext:value-type="string">
            <text:p>REURBANIZACION DE LA ZONA URBANA PASAI ANTXO NORTE <text:s/>(FASE C-6 CALLE GELASIO ARANBURU)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 URGENTE</text:p>
          </table:table-cell>
          <table:table-cell table:style-name="ce41" office:value-type="float" office:value="515952.47" calcext:value-type="float">
            <text:p>515.952,4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624302.49" calcext:value-type="float">
            <text:p>624.302,49</text:p>
          </table:table-cell>
          <table:table-cell table:style-name="ce171" table:formula="of:=[.G49]*(1+[.H49])" office:value-type="float" office:value="624302.4887" calcext:value-type="float">
            <text:p>624.302,49</text:p>
          </table:table-cell>
          <table:table-cell table:style-name="ce40"/>
          <table:table-cell table:style-name="ce3" office:value-type="string" calcext:value-type="string">
            <text:p>ASFALTADOS Y CONSTRUCCIONES MORGA, S.L</text:p>
          </table:table-cell>
          <table:table-cell table:style-name="ce89" office:value-type="date" office:date-value="2016-12-15" calcext:value-type="date">
            <text:p>15/12/2016</text:p>
          </table:table-cell>
          <table:table-cell table:style-name="ce3" office:value-type="string" calcext:value-type="string">
            <text:p>5 semanas</text:p>
          </table:table-cell>
          <table:table-cell table:style-name="ce41"/>
          <table:table-cell table:style-name="ce63" office:value-type="float" office:value="436888.19" calcext:value-type="float">
            <text:p>436.888,19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3">
          <table:table-cell table:style-name="ce3" office:value-type="string" calcext:value-type="string">
            <text:p>V-27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HAZ BULEGOTARAKO ALTZARIAK</text:p>
          </table:table-cell>
          <table:table-cell table:style-name="ce18" office:value-type="string" calcext:value-type="string">
            <text:p>MOBILIARIO DE LAS OFICINAS DEL SAC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50]*(1+[.H50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BIGARA EQUIPAMIENTO DE OFICINA, S.L.</text:p>
          </table:table-cell>
          <table:table-cell table:style-name="ce89" office:value-type="date" office:date-value="2016-12-27" calcext:value-type="date">
            <text:p>27/12/2016</text:p>
          </table:table-cell>
          <table:table-cell table:style-name="ce3"/>
          <table:table-cell table:style-name="ce41" office:value-type="float" office:value="15770.75" calcext:value-type="float">
            <text:p>15.770,75</text:p>
          </table:table-cell>
          <table:table-cell table:style-name="ce63" office:value-type="float" office:value="19081.61" calcext:value-type="float">
            <text:p>19.081,61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DAZKAR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V-08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TRINTXERPEKO KIROLGUNEKO INSTALAZIOEN KUDEAKETA</text:p>
          </table:table-cell>
          <table:table-cell table:style-name="ce18" office:value-type="string" calcext:value-type="string">
            <text:p>GESTION DE LAS INSTALACIONES DEL COMPLEJO <text:s/>DEPORTIVO <text:s/>DE TRINTXERPE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61685.95" calcext:value-type="float">
            <text:p>61.685,9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74640" calcext:value-type="float">
            <text:p>74.640,00</text:p>
          </table:table-cell>
          <table:table-cell table:style-name="ce171" table:formula="of:=[.G51]*(1+[.H51])" office:value-type="float" office:value="74639.9995" calcext:value-type="float">
            <text:p>74.640,00</text:p>
          </table:table-cell>
          <table:table-cell table:style-name="ce40"/>
          <table:table-cell table:style-name="ce3" office:value-type="string" calcext:value-type="string">
            <text:p>BPXPORT KIROL ZERBITZUAK, S.L.</text:p>
          </table:table-cell>
          <table:table-cell table:style-name="ce89" office:value-type="date" office:date-value="2016-08-24" calcext:value-type="date">
            <text:p>24/08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63" office:value-type="float" office:value="74640" calcext:value-type="float">
            <text:p>74.640,00</text:p>
          </table:table-cell>
          <table:table-cell table:style-name="ce123" table:number-columns-repeated="4"/>
          <table:table-cell table:style-name="ce89" office:value-type="date" office:date-value="2020-08-23" calcext:value-type="date">
            <text:p>23/08/2020</text:p>
          </table:table-cell>
          <table:table-cell table:style-name="ce150" office:value-type="date" office:date-value="2018-04-22" calcext:value-type="date">
            <text:p>22/04/2018</text:p>
          </table:table-cell>
          <table:table-cell table:style-name="ce150" office:value-type="date" office:date-value="2019-04-22" calcext:value-type="date">
            <text:p>22/04/2019</text:p>
          </table:table-cell>
          <table:table-cell table:style-name="ce150"/>
          <table:table-cell table:style-name="ce158" office:value-type="string" calcext:value-type="string">
            <text:p>PAZ-55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11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UDAL LUDOTEKEN KUDEAKETA ETA ANIMAZIOA </text:p>
          </table:table-cell>
          <table:table-cell table:style-name="ce18" office:value-type="string" calcext:value-type="string">
            <text:p>GESTIÓN Y ANIMACIÓN DE LAS LUDOTECAS MUNICIPALES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ABIERTO</text:p>
          </table:table-cell>
          <table:table-cell table:style-name="ce181" office:value-type="float" office:value="151287.3" calcext:value-type="float">
            <text:p>151.287,30</text:p>
          </table:table-cell>
          <table:table-cell table:style-name="ce206" office:value-type="percentage" office:value="0.1" calcext:value-type="percentage">
            <text:p>10 %</text:p>
          </table:table-cell>
          <table:table-cell table:style-name="ce223" office:value-type="float" office:value="166416.03" calcext:value-type="float">
            <text:p>166.416,03</text:p>
          </table:table-cell>
          <table:table-cell table:style-name="ce229" table:formula="of:=[.G52]*(1+[.H52])" office:value-type="float" office:value="166416.03" calcext:value-type="float">
            <text:p>166.416,03</text:p>
          </table:table-cell>
          <table:table-cell table:style-name="ce40" office:value-type="string" calcext:value-type="string">
            <text:p>Por año</text:p>
          </table:table-cell>
          <table:table-cell table:style-name="ce3" office:value-type="string" calcext:value-type="string">
            <text:p>ASOCIACIÓN <text:s/>LUDICA “KANTAURI ELKARTEA”</text:p>
          </table:table-cell>
          <table:table-cell table:style-name="ce89" office:value-type="date" office:date-value="2016-08-30" calcext:value-type="date">
            <text:p>30/08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 office:value-type="float" office:value="143687.3" calcext:value-type="float">
            <text:p>143.687,3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AZTERIA</text:p>
          </table:table-cell>
          <table:table-cell table:style-name="ce123" office:value-type="string" calcext:value-type="string">
            <text:p>(exento <text:s/>IVA)</text:p>
          </table:table-cell>
          <table:table-cell table:style-name="ce89" office:value-type="date" office:date-value="2020-08-29" calcext:value-type="date">
            <text:p>29/08/2020</text:p>
          </table:table-cell>
          <table:table-cell table:style-name="ce150" office:value-type="date" office:date-value="2018-04-29" calcext:value-type="date">
            <text:p>29/04/2018</text:p>
          </table:table-cell>
          <table:table-cell table:style-name="ce150" office:value-type="date" office:date-value="2019-04-29" calcext:value-type="date">
            <text:p>29/04/2019</text:p>
          </table:table-cell>
          <table:table-cell table:style-name="ce150"/>
          <table:table-cell table:style-name="ce158" office:value-type="string" calcext:value-type="string">
            <text:p>PAZ-53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OM-08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HIRU BULEGO EGOKITZEA HERRITARREN ARRETA ZERBITZURAKO (HAZ)</text:p>
          </table:table-cell>
          <table:table-cell table:style-name="ce18" office:value-type="string" calcext:value-type="string">
            <text:p>LAS OBRAS PARA LA HABILITACIÓN DE TRES OFICINAS DE SERVICIO DE ATENCIÓN A LA CIUDADANIA (SAC)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78917.55" calcext:value-type="float">
            <text:p>78.917,5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95490.23" calcext:value-type="float">
            <text:p>95.490,23</text:p>
          </table:table-cell>
          <table:table-cell table:style-name="ce171" table:formula="of:=[.G53]*(1+[.H53])" office:value-type="float" office:value="95490.2355" calcext:value-type="float">
            <text:p>95.490,24</text:p>
          </table:table-cell>
          <table:table-cell table:style-name="ce40"/>
          <table:table-cell table:style-name="ce3" office:value-type="string" calcext:value-type="string">
            <text:p>ADURIZ LUJANBIO, S.L.</text:p>
          </table:table-cell>
          <table:table-cell table:style-name="ce89" office:value-type="date" office:date-value="2016-11-21" calcext:value-type="date">
            <text:p>21/11/2016</text:p>
          </table:table-cell>
          <table:table-cell table:style-name="ce3" office:value-type="string" calcext:value-type="string">
            <text:p>3 meses</text:p>
          </table:table-cell>
          <table:table-cell table:style-name="ce41"/>
          <table:table-cell table:style-name="ce63" office:value-type="float" office:value="78200" calcext:value-type="float">
            <text:p>78.2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DAZKAR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3">
          <table:table-cell table:style-name="ce3" office:value-type="string" calcext:value-type="string">
            <text:p>V-13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PASAIAKO UDALERRI OSOAN IBILGAILUEN APARKALEKUAK ARRAZIONALIZATZEKO, KUDEATZEKO ETA ANTOLATZEKO PLANA</text:p>
          </table:table-cell>
          <table:table-cell table:style-name="ce18" office:value-type="string" calcext:value-type="string">
            <text:p>REALIZACION DEL PLAN DE ORDENACION, GESTION Y RACIONALIZACION DEL ESTACIONAMIENTO DE VEHICULOS EN EL MUNICIPIO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NEGOCIADO-SIN PUBLICIDAD</text:p>
          </table:table-cell>
          <table:table-cell table:style-name="ce41" office:value-type="float" office:value="28925.62" calcext:value-type="float">
            <text:p>28.925,6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5000" calcext:value-type="float">
            <text:p>35.000,00</text:p>
          </table:table-cell>
          <table:table-cell table:style-name="ce171" table:formula="of:=[.G54]*(1+[.H54])" office:value-type="float" office:value="35000.0002" calcext:value-type="float">
            <text:p>35.000,00</text:p>
          </table:table-cell>
          <table:table-cell table:style-name="ce40"/>
          <table:table-cell table:style-name="ce3" office:value-type="string" calcext:value-type="string">
            <text:p>ASMATU, S.L.P., TEMA INGENIERIA, S.L. Unipersonal</text:p>
          </table:table-cell>
          <table:table-cell table:style-name="ce89" office:value-type="date" office:date-value="2016-11-16" calcext:value-type="date">
            <text:p>16/11/2016</text:p>
          </table:table-cell>
          <table:table-cell table:style-name="ce3" office:value-type="string" calcext:value-type="string">
            <text:p>5 meses</text:p>
          </table:table-cell>
          <table:table-cell table:style-name="ce41"/>
          <table:table-cell table:style-name="ce63" office:value-type="float" office:value="21699.99" calcext:value-type="float">
            <text:p>21.699,99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DAZKAR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OM-05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TRINTXERPE, AZKUENEKO BIRIBILGUNEAREN BERRURBANIZAZIO OBRAK</text:p>
          </table:table-cell>
          <table:table-cell table:style-name="ce18" office:value-type="string" calcext:value-type="string">
            <text:p>OBRAS DE REURBANIZACIÓN DE LA ROTONDA DE AZKUENE EN TRINTXERP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55]*(1+[.H55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TEC-NATURA</text:p>
          </table:table-cell>
          <table:table-cell table:style-name="ce89" office:value-type="date" office:date-value="2016-09-28" calcext:value-type="date">
            <text:p>28/09/2016</text:p>
          </table:table-cell>
          <table:table-cell table:style-name="ce3" office:value-type="string" calcext:value-type="string">
            <text:p>2 meses</text:p>
          </table:table-cell>
          <table:table-cell table:style-name="ce41" office:value-type="float" office:value="45668.88" calcext:value-type="float">
            <text:p>45.668,88</text:p>
          </table:table-cell>
          <table:table-cell table:style-name="ce63" office:value-type="float" office:value="55259.34" calcext:value-type="float">
            <text:p>55.259,34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2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0">
          <table:table-cell table:style-name="ce3" office:value-type="string" calcext:value-type="string">
            <text:p>V-07/16</text:p>
          </table:table-cell>
          <table:table-cell table:style-name="ce3" office:value-type="string" calcext:value-type="string">
            <text:p>Lote bakarra</text:p>
          </table:table-cell>
          <table:table-cell table:style-name="ce18" office:value-type="string" calcext:value-type="string">
            <text:p>SU ARTIFIZIALAK 2016</text:p>
          </table:table-cell>
          <table:table-cell table:style-name="ce18" office:value-type="string" calcext:value-type="string">
            <text:p>FUEGOS ARTIFICIALES 2016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171" office:value-type="float" office:value="2479.33884297521" calcext:value-type="float">
            <text:p>2.479,3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000" calcext:value-type="float">
            <text:p>3.000,00</text:p>
          </table:table-cell>
          <table:table-cell table:style-name="ce171" table:formula="of:=[.G56]*(1+[.H56])" office:value-type="float" office:value="3000" calcext:value-type="float">
            <text:p>3.000,00</text:p>
          </table:table-cell>
          <table:table-cell table:style-name="ce40"/>
          <table:table-cell table:style-name="ce3" office:value-type="string" calcext:value-type="string">
            <text:p>PIROTECNIA VALECEA-PIR S.L.</text:p>
          </table:table-cell>
          <table:table-cell table:style-name="ce89" office:value-type="date" office:date-value="2016-06-02" calcext:value-type="date">
            <text:p>02/06/2016</text:p>
          </table:table-cell>
          <table:table-cell table:style-name="ce3" office:value-type="string" calcext:value-type="string">
            <text:p>1 día</text:p>
          </table:table-cell>
          <table:table-cell table:style-name="ce41"/>
          <table:table-cell table:style-name="ce63" office:value-type="float" office:value="3000" calcext:value-type="float">
            <text:p>3.0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FESTAK</text:p>
          </table:table-cell>
          <table:table-cell table:style-name="ce123" office:value-type="string" calcext:value-type="string">
            <text:p>(31 DE JULIO 2017)</text:p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53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V-01/16</text:p>
          </table:table-cell>
          <table:table-cell table:style-name="ce3" office:value-type="string" calcext:value-type="string">
            <text:p>Lote 1-SERVICIOS DE TELEFONÍA FIJA</text:p>
          </table:table-cell>
          <table:table-cell table:style-name="ce18" office:value-type="string" calcext:value-type="string">
            <text:p>PASAIAKO UDALEKO ETA BERE ERAKUNDE AUTONOMOETAKO KOMUNIKAZIO-ZERBITZUEN KUDEAKETA</text:p>
          </table:table-cell>
          <table:table-cell table:style-name="ce18" office:value-type="string" calcext:value-type="string">
            <text:p>GESTIÓN DE LOS SERVICIOS DE COMUNICACIÓN DEL AYUNTAMIENTO Y SUS ORGANISMOS AUTÓNO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20000" calcext:value-type="float">
            <text:p>20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4200" calcext:value-type="float">
            <text:p>24.200,00</text:p>
          </table:table-cell>
          <table:table-cell table:style-name="ce171" table:formula="of:=[.G57]*(1+[.H57])" office:value-type="float" office:value="24200" calcext:value-type="float">
            <text:p>24.200,00</text:p>
          </table:table-cell>
          <table:table-cell table:style-name="ce40"/>
          <table:table-cell table:style-name="ce3" office:value-type="string" calcext:value-type="string">
            <text:p>EUSKALTEL</text:p>
          </table:table-cell>
          <table:table-cell table:style-name="ce89" office:value-type="date" office:date-value="2016-06-06" calcext:value-type="date">
            <text:p>06/06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282" office:value-type="string" calcext:value-type="string">
            <text:p><text:span text:style-name="T58">14.292,15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 office:value-type="date" office:date-value="2020-06-05" calcext:value-type="date">
            <text:p>05/06/2020</text:p>
          </table:table-cell>
          <table:table-cell table:style-name="ce150" office:value-type="date" office:date-value="2018-06-05" calcext:value-type="date">
            <text:p>05/06/2018</text:p>
          </table:table-cell>
          <table:table-cell table:style-name="ce150" office:value-type="date" office:date-value="2019-06-05" calcext:value-type="date">
            <text:p>05/06/2019</text:p>
          </table:table-cell>
          <table:table-cell table:style-name="ce150"/>
          <table:table-cell table:style-name="ce158" office:value-type="string" calcext:value-type="string">
            <text:p>PAZ-51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V-01/16</text:p>
          </table:table-cell>
          <table:table-cell table:style-name="ce3" office:value-type="string" calcext:value-type="string">
            <text:p>Lote 2-SERVICIOS DE TELEFONÍA MÓVIL</text:p>
          </table:table-cell>
          <table:table-cell table:style-name="ce18" office:value-type="string" calcext:value-type="string">
            <text:p>PASAIAKO UDALEKO ETA BERE ERAKUNDE AUTONOMOETAKO KOMUNIKAZIO-ZERBITZUEN KUDEAKETA</text:p>
          </table:table-cell>
          <table:table-cell table:style-name="ce18" office:value-type="string" calcext:value-type="string">
            <text:p>GESTIÓN DE LOS SERVICIOS DE COMUNICACIÓN DEL AYUNTAMIENTO Y SUS ORGANISMOS AUTÓNO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8000" calcext:value-type="float">
            <text:p>8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9680" calcext:value-type="float">
            <text:p>9.680,00</text:p>
          </table:table-cell>
          <table:table-cell table:style-name="ce171" table:formula="of:=[.G58]*(1+[.H58])" office:value-type="float" office:value="9680" calcext:value-type="float">
            <text:p>9.680,00</text:p>
          </table:table-cell>
          <table:table-cell table:style-name="ce40"/>
          <table:table-cell table:style-name="ce3" office:value-type="string" calcext:value-type="string">
            <text:p>EUSKALTEL</text:p>
          </table:table-cell>
          <table:table-cell table:style-name="ce89" office:value-type="date" office:date-value="2016-06-06" calcext:value-type="date">
            <text:p>06/06/2016</text:p>
          </table:table-cell>
          <table:table-cell table:style-name="ce3" office:value-type="string" calcext:value-type="string">
            <text:p>2 AÑOS + 2 PRORROGAS / ANUALES </text:p>
          </table:table-cell>
          <table:table-cell table:style-name="ce41"/>
          <table:table-cell table:style-name="ce283" office:value-type="string" calcext:value-type="string">
            <text:p><text:span text:style-name="T59">3.692,56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 office:value-type="date" office:date-value="2020-06-05" calcext:value-type="date">
            <text:p>05/06/2020</text:p>
          </table:table-cell>
          <table:table-cell table:style-name="ce150" office:value-type="date" office:date-value="2018-06-05" calcext:value-type="date">
            <text:p>05/06/2018</text:p>
          </table:table-cell>
          <table:table-cell table:style-name="ce150" office:value-type="date" office:date-value="2019-06-05" calcext:value-type="date">
            <text:p>05/06/2019</text:p>
          </table:table-cell>
          <table:table-cell table:style-name="ce150"/>
          <table:table-cell table:style-name="ce158" office:value-type="string" calcext:value-type="string">
            <text:p>PAZ-51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table:number-columns-repeated="2"/>
          <table:table-cell table:style-name="ce18" office:value-type="string" calcext:value-type="string">
            <text:p>MOLINAO-ITSASADARRA ESPARRUAN URBANIZAZIOA, ANTXORA SARTZEKO BIRIBILGUNEAREN ETA PABINSA ERAIKINAREN ARTEAN</text:p>
          </table:table-cell>
          <table:table-cell table:style-name="ce18" office:value-type="string" calcext:value-type="string">
            <text:p>URBANIZACIÓN DEL ÁMBITO MOLINAO-ITSASADARRA ENTRE LA ROTONDA DE ACCESO A ANTXO Y PABINSA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434547.31" calcext:value-type="float">
            <text:p>434.547,31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25802.25" calcext:value-type="float">
            <text:p>525.802,25</text:p>
          </table:table-cell>
          <table:table-cell table:style-name="ce171" table:formula="of:=[.G59]*(1+[.H59])" office:value-type="float" office:value="525802.2451" calcext:value-type="float">
            <text:p>525.802,25</text:p>
          </table:table-cell>
          <table:table-cell table:style-name="ce40"/>
          <table:table-cell table:style-name="ce3" office:value-type="string" calcext:value-type="string">
            <text:p>INICIATIVAS PARA LA CONSTRUCCION Y OBRA CIVIL, S.L. (INCOC, S.L.)</text:p>
          </table:table-cell>
          <table:table-cell table:style-name="ce89" office:value-type="date" office:date-value="2016-11-03" calcext:value-type="date">
            <text:p>03/11/2016</text:p>
          </table:table-cell>
          <table:table-cell table:style-name="ce3" office:value-type="string" calcext:value-type="string">
            <text:p>13 Semanas</text:p>
          </table:table-cell>
          <table:table-cell table:style-name="ce41"/>
          <table:table-cell table:style-name="ce63" office:value-type="float" office:value="401134.53" calcext:value-type="float">
            <text:p>401.134,53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OM-01/16</text:p>
          </table:table-cell>
          <table:table-cell table:style-name="ce3"/>
          <table:table-cell table:style-name="ce18" office:value-type="string" calcext:value-type="string">
            <text:p>ANDONAEGIKO FUTBOL-ZELAIKO ALDAGELEN ERAIKIN BERRIA</text:p>
          </table:table-cell>
          <table:table-cell table:style-name="ce18" office:value-type="string" calcext:value-type="string">
            <text:p>NUEVO EDIFICIO DE VESTUARIOS EN EL CAMPO DE FÚTBOL DE ANDONAEGI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179471.97" calcext:value-type="float">
            <text:p>179.471,9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17161.08" calcext:value-type="float">
            <text:p>217.161,08</text:p>
          </table:table-cell>
          <table:table-cell table:style-name="ce171" table:formula="of:=[.G60]*(1+[.H60])" office:value-type="float" office:value="217161.0837" calcext:value-type="float">
            <text:p>217.161,08</text:p>
          </table:table-cell>
          <table:table-cell table:style-name="ce40"/>
          <table:table-cell table:style-name="ce3" office:value-type="string" calcext:value-type="string">
            <text:p>CONSTRUCCIONES ASTIARAN, S.L</text:p>
          </table:table-cell>
          <table:table-cell table:style-name="ce89" office:value-type="date" office:date-value="2016-07-29" calcext:value-type="date">
            <text:p>29/07/2016</text:p>
          </table:table-cell>
          <table:table-cell table:style-name="ce3" office:value-type="string" calcext:value-type="string">
            <text:p>75 días</text:p>
          </table:table-cell>
          <table:table-cell table:style-name="ce41"/>
          <table:table-cell table:style-name="ce63" office:value-type="float" office:value="200179.08" calcext:value-type="float">
            <text:p>200.179,08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3">
          <table:table-cell table:style-name="ce3" office:value-type="string" calcext:value-type="string">
            <text:p>V-01/17</text:p>
          </table:table-cell>
          <table:table-cell table:style-name="ce3"/>
          <table:table-cell table:style-name="ce18" office:value-type="string" calcext:value-type="string">
            <text:p>FOTOKOPIAGAILUEN EROSKETA</text:p>
          </table:table-cell>
          <table:table-cell table:style-name="ce18" office:value-type="string" calcext:value-type="string">
            <text:p>COMPRA DE FOTOCOPIADORAS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1]*(1+[.H61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2008 MAQUELSA GIPUZKOA S.L.</text:p>
          </table:table-cell>
          <table:table-cell table:style-name="ce89" office:value-type="date" office:date-value="2017-05-07" calcext:value-type="date">
            <text:p>07/05/2017</text:p>
          </table:table-cell>
          <table:table-cell table:style-name="ce3"/>
          <table:table-cell table:style-name="ce41" office:value-type="float" office:value="12905.88" calcext:value-type="float">
            <text:p>12.905,88</text:p>
          </table:table-cell>
          <table:table-cell table:style-name="ce63" office:value-type="float" office:value="15616.11" calcext:value-type="float">
            <text:p>15.616,11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NFORMATIK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9">
          <table:table-cell table:style-name="ce3" office:value-type="string" calcext:value-type="string">
            <text:p>V-02/17</text:p>
          </table:table-cell>
          <table:table-cell table:style-name="ce3" office:value-type="string" calcext:value-type="string">
            <text:p>LOTE 1: Res. Civil:</text:p>
          </table:table-cell>
          <table:table-cell table:style-name="ce18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18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32000" calcext:value-type="float">
            <text:p>32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2]*(1+[.H62])" office:value-type="float" office:value="38720" calcext:value-type="float">
            <text:p>38.720,00</text:p>
          </table:table-cell>
          <table:table-cell table:style-name="ce40"/>
          <table:table-cell table:style-name="ce3" office:value-type="string" calcext:value-type="string">
            <text:p>SEGURCAIXA ADESLAS, S.A. DE SEGUROS Y REASEGUROS / <text:s/>LOTE2: <text:s/>AXA SEGUROS GENERALES, S.A. DE SEGUROS Y REASEGUROS</text:p>
          </table:table-cell>
          <table:table-cell table:style-name="ce89" office:value-type="date" office:date-value="2017-06-26" calcext:value-type="date">
            <text:p>26/06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259" office:value-type="string" calcext:value-type="string">
            <text:p><text:span text:style-name="T51">24.664,90</text:span>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2019: 1ª prorroga. <text:s text:c="8"/>2020: 2ª prorroga</text:p>
          </table:table-cell>
          <table:table-cell table:style-name="ce123" office:value-type="string" calcext:value-type="string">
            <text:p>IDAZKARITZA</text:p>
          </table:table-cell>
          <table:table-cell table:style-name="ce123" office:value-type="string" calcext:value-type="string">
            <text:p>( servicio a partir 01/07/2017)</text:p>
          </table:table-cell>
          <table:table-cell table:style-name="ce89" office:value-type="date" office:date-value="2020-12-31" calcext:value-type="date">
            <text:p>31/12/2020</text:p>
          </table:table-cell>
          <table:table-cell table:style-name="ce150" office:value-type="date" office:date-value="2018-12-31" calcext:value-type="date">
            <text:p>31/12/2018</text:p>
          </table:table-cell>
          <table:table-cell table:style-name="ce150" office:value-type="date" office:date-value="2019-12-31" calcext:value-type="date">
            <text:p>31/12/2019</text:p>
          </table:table-cell>
          <table:table-cell table:style-name="ce150"/>
          <table:table-cell table:style-name="ce158" office:value-type="string" calcext:value-type="string">
            <text:p>PAZ-6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9">
          <table:table-cell table:style-name="ce3" office:value-type="string" calcext:value-type="string">
            <text:p>V-02/17</text:p>
          </table:table-cell>
          <table:table-cell table:style-name="ce3" office:value-type="string" calcext:value-type="string">
            <text:p>LOTE 2: Seg. Daños Bienes</text:p>
          </table:table-cell>
          <table:table-cell table:style-name="ce18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18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20000" calcext:value-type="float">
            <text:p>20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3]*(1+[.H63])" office:value-type="float" office:value="24200" calcext:value-type="float">
            <text:p>24.200,00</text:p>
          </table:table-cell>
          <table:table-cell table:style-name="ce40"/>
          <table:table-cell table:style-name="ce3" office:value-type="string" calcext:value-type="string">
            <text:p>AXA SEGUROS GENERALES, S.A. DE SEGUROS Y REASEGUROS</text:p>
          </table:table-cell>
          <table:table-cell table:style-name="ce89" office:value-type="date" office:date-value="2017-06-26" calcext:value-type="date">
            <text:p>26/06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259" office:value-type="string" calcext:value-type="string">
            <text:p><text:span text:style-name="T51">18.826,53</text:span>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2019: 1ª prorroga. <text:s text:c="8"/>2020: 2ª prorroga</text:p>
          </table:table-cell>
          <table:table-cell table:style-name="ce123" office:value-type="string" calcext:value-type="string">
            <text:p>IDAZKARITZA</text:p>
          </table:table-cell>
          <table:table-cell table:style-name="ce123" office:value-type="string" calcext:value-type="string">
            <text:p>( servicio a partir 01/07/2017)</text:p>
          </table:table-cell>
          <table:table-cell table:style-name="ce89" office:value-type="date" office:date-value="2020-12-31" calcext:value-type="date">
            <text:p>31/12/2020</text:p>
          </table:table-cell>
          <table:table-cell table:style-name="ce150" office:value-type="date" office:date-value="2018-12-31" calcext:value-type="date">
            <text:p>31/12/2018</text:p>
          </table:table-cell>
          <table:table-cell table:style-name="ce150" office:value-type="date" office:date-value="2019-12-31" calcext:value-type="date">
            <text:p>31/12/2019</text:p>
          </table:table-cell>
          <table:table-cell table:style-name="ce150"/>
          <table:table-cell table:style-name="ce158" office:value-type="string" calcext:value-type="string">
            <text:p>PAZ-6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2">
          <table:table-cell table:style-name="ce3" table:number-columns-repeated="2"/>
          <table:table-cell table:style-name="ce18" office:value-type="string" calcext:value-type="string">
            <text:p>PASAIAKO ZAHARREN EGOITZA FUNDAZIO PUBLIKOKO LAGUNTZA-ZERBITZUAK ETA ZERBITZU OSAGARRIAK.</text:p>
          </table:table-cell>
          <table:table-cell table:style-name="ce18" office:value-type="string" calcext:value-type="string">
            <text:p>SERVICIOS ASISTENCIALES Y COMPLEMENTARIOS DE LA FUNDACIÓN PÚBLICA RESIDENCIA DE ANCIANOS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RMONIZADO</text:p>
          </table:table-cell>
          <table:table-cell table:style-name="ce41" office:value-type="float" office:value="618606.39" calcext:value-type="float">
            <text:p>618.606,3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4]*(1+[.H64])" office:value-type="float" office:value="748513.7319" calcext:value-type="float">
            <text:p>748.513,73</text:p>
          </table:table-cell>
          <table:table-cell table:style-name="ce40" office:value-type="string" calcext:value-type="string">
            <text:p>Por año</text:p>
          </table:table-cell>
          <table:table-cell table:style-name="ce3" office:value-type="string" calcext:value-type="string">
            <text:p><text:span text:style-name="T42">CLECE, S.A.-ZAINTZEN, SAU</text:span><text:span text:style-name="T43">,</text:span><text:span text:style-name="T44"> Unión Temporal de Empresas Ley 16/1982, de 26 de mayo”, denominada abreviadamente “UTE PASAIAKO ZAHARREN EGOITZA</text:span></text:p>
          </table:table-cell>
          <table:table-cell table:style-name="ce89" office:value-type="date" office:date-value="2017-08-02" calcext:value-type="date">
            <text:p>02/08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41" office:value-type="float" office:value="602999.14" calcext:value-type="float">
            <text:p>602.999,14</text:p>
          </table:table-cell>
          <table:table-cell table:style-name="ce63" table:formula="of:=+602999.14+24119.97" office:value-type="float" office:value="627119.11" calcext:value-type="float">
            <text:p>627.119,11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2019: 1ª prorroga. <text:s text:c="5"/>Eta azkena KABIAN sartu</text:p>
          </table:table-cell>
          <table:table-cell table:style-name="ce123" office:value-type="string" calcext:value-type="string">
            <text:p>ZAHARREN EGOITZA</text:p>
          </table:table-cell>
          <table:table-cell table:style-name="ce123" office:value-type="string" calcext:value-type="string">
            <text:p>IMPORTE LICITACION: 618.606,39 euros/año ( <text:s/>597.173,32 corresponden a los servicios de Residencia y centro de dia y de 21.433,07 €/año al <text:s/>centro diurno Elizgain)</text:p>
          </table:table-cell>
          <table:table-cell table:style-name="ce89" office:value-type="date" office:date-value="2019-12-31" calcext:value-type="date">
            <text:p>31/12/2019</text:p>
          </table:table-cell>
          <table:table-cell table:style-name="ce150" table:number-columns-repeated="3"/>
          <table:table-cell table:style-name="ce158" office:value-type="string" calcext:value-type="string">
            <text:p>PAZ-63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4">
          <table:table-cell table:style-name="ce3" table:number-columns-repeated="2"/>
          <table:table-cell table:style-name="ce18" office:value-type="string" calcext:value-type="string">
            <text:p>PASAI SAN PEDROKO ZAHARREN EGOITZA ETA EGUNEKO ZENTROAREN ETA “JOKIN AMONDARAIN” ETXEBIZITZETAKO EREMU ERKIDEEN GARBIKETA</text:p>
          </table:table-cell>
          <table:table-cell table:style-name="ce18"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RMONIZADO</text:p>
          </table:table-cell>
          <table:table-cell table:style-name="ce41" office:value-type="float" office:value="91000" calcext:value-type="float">
            <text:p>91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5]*(1+[.H65])" office:value-type="float" office:value="110110" calcext:value-type="float">
            <text:p>110.110,00</text:p>
          </table:table-cell>
          <table:table-cell table:style-name="ce40"/>
          <table:table-cell table:style-name="ce3" office:value-type="string" calcext:value-type="string">
            <text:p>INTEGRA MANTENIMIENTO, GESTION Y SERVICIOS INTEGRADOS, CENTRO ESPECIAL DE EMPLEO, S.L.</text:p>
          </table:table-cell>
          <table:table-cell table:style-name="ce89" office:value-type="date" office:date-value="2017-12-11" calcext:value-type="date">
            <text:p>11/12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41" office:value-type="float" office:value="77132.28" calcext:value-type="float">
            <text:p>77.132,28</text:p>
          </table:table-cell>
          <table:table-cell table:style-name="ce63" office:value-type="float" office:value="93330.06" calcext:value-type="float">
            <text:p>93.330,06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float" office:value="43810" calcext:value-type="float">
            <text:p>43810</text:p>
          </table:table-cell>
          <table:table-cell table:style-name="ce123" office:value-type="string" calcext:value-type="string">
            <text:p>ZAHARREN EGO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2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table:number-columns-repeated="2"/>
          <table:table-cell table:style-name="ce18" office:value-type="string" calcext:value-type="string">
            <text:p>DONIBANEKO ITSASERTZEKO SARBIDEAK BERRESKURATZEA</text:p>
          </table:table-cell>
          <table:table-cell table:style-name="ce18" office:value-type="string" calcext:value-type="string">
            <text:p>RECUPERACIÓN DE LOS ACCESOS <text:s/>AL LITORAL EN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181" office:value-type="float" office:value="162500" calcext:value-type="float">
            <text:p>162.500,00</text:p>
          </table:table-cell>
          <table:table-cell table:style-name="ce206" office:value-type="percentage" office:value="0.21" calcext:value-type="percentage">
            <text:p>21 %</text:p>
          </table:table-cell>
          <table:table-cell table:style-name="ce223" office:value-type="float" office:value="196625" calcext:value-type="float">
            <text:p>196.625,00</text:p>
          </table:table-cell>
          <table:table-cell table:style-name="ce229" table:formula="of:=[.G66]*(1+[.H66])" office:value-type="float" office:value="196625" calcext:value-type="float">
            <text:p>196.625,00</text:p>
          </table:table-cell>
          <table:table-cell table:style-name="ce40"/>
          <table:table-cell table:style-name="ce3" office:value-type="string" calcext:value-type="string">
            <text:p>TEUSA TECNICAS DE RESTAURACION, S.A</text:p>
          </table:table-cell>
          <table:table-cell table:style-name="ce89" office:value-type="date" office:date-value="2017-12-14" calcext:value-type="date">
            <text:p>14/12/2017</text:p>
          </table:table-cell>
          <table:table-cell table:style-name="ce3" office:value-type="string" calcext:value-type="string">
            <text:p>4 MESES</text:p>
          </table:table-cell>
          <table:table-cell table:style-name="ce41"/>
          <table:table-cell table:style-name="ce63" office:value-type="float" office:value="137849.89" calcext:value-type="float">
            <text:p>137.849,89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19">
          <table:table-cell table:style-name="ce3" office:value-type="string" calcext:value-type="string">
            <text:p>V-12/17</text:p>
          </table:table-cell>
          <table:table-cell table:style-name="ce3"/>
          <table:table-cell table:style-name="ce18" office:value-type="string" calcext:value-type="string">
            <text:p>FORMAKUNTZA: BIZI GAREN GARAIKO ERREALITATERA EGOKITUTAKO ANTOLAKUNTZA ETA FUNTZIONAMENDUA DISEINATZEA</text:p>
          </table:table-cell>
          <table:table-cell table:style-name="ce18" office:value-type="string" calcext:value-type="string">
            <text:p>FORMACIÓN: DISEÑO DE UNA ORGANIZACIÓN Y FUNCIONAMIENTO CORRESPONDIENTES A LA REALIDAD DEL TIEMPO EN QUE VIVIMO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67]*(1+[.H67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OTXANDIO &amp; TEAM CONSULTING S.L.</text:p>
          </table:table-cell>
          <table:table-cell table:style-name="ce89" office:value-type="date" office:date-value="2017-05-05" calcext:value-type="date">
            <text:p>05/05/2017</text:p>
          </table:table-cell>
          <table:table-cell table:style-name="ce3"/>
          <table:table-cell table:style-name="ce41" office:value-type="float" office:value="7000" calcext:value-type="float">
            <text:p>7.000,00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10 SESIONES DE 4 HORAS</text:p>
          </table:table-cell>
          <table:table-cell table:style-name="ce123" office:value-type="string" calcext:value-type="string">
            <text:p>PERTSONAL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7A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02/18</text:p>
          </table:table-cell>
          <table:table-cell table:style-name="ce3"/>
          <table:table-cell table:style-name="ce18" office:value-type="string" calcext:value-type="string">
            <text:p>UDAL LANGILEEEN OSASUN ZAINTZA</text:p>
          </table:table-cell>
          <table:table-cell table:style-name="ce18" office:value-type="string" calcext:value-type="string">
            <text:p>VIGILANCIA DE LA SALUD DEL PERSONAL MUNICIPAL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14876.03" calcext:value-type="float">
            <text:p>14.876,0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8000" calcext:value-type="float">
            <text:p>18.000,00</text:p>
          </table:table-cell>
          <table:table-cell table:style-name="ce171" table:formula="of:=[.G68]*(1+[.H68])" office:value-type="float" office:value="17999.9963" calcext:value-type="float">
            <text:p>18.000,00</text:p>
          </table:table-cell>
          <table:table-cell table:style-name="ce40"/>
          <table:table-cell table:style-name="ce3" office:value-type="string" calcext:value-type="string">
            <text:p>URKO SERVICIOS DE PREVENCION, S.COOP.</text:p>
          </table:table-cell>
          <table:table-cell table:style-name="ce89" office:value-type="date" office:date-value="2017-11-01" calcext:value-type="date">
            <text:p>01/11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41" office:value-type="float" office:value="14794" calcext:value-type="float">
            <text:p>14.794,00</text:p>
          </table:table-cell>
          <table:table-cell table:style-name="ce63" office:value-type="float" office:value="17901" calcext:value-type="float">
            <text:p>17.901,00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NO, CONTRATACIÓN CENTRALIZADA</text:p>
          </table:table-cell>
          <table:table-cell table:style-name="ce123" office:value-type="string" calcext:value-type="string">
            <text:p>PERTSONAL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4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OM-04/17</text:p>
          </table:table-cell>
          <table:table-cell table:style-name="ce3"/>
          <table:table-cell table:style-name="ce18" office:value-type="string" calcext:value-type="string">
            <text:p>PASAI DONIBANEKO SANTIAGO PLAZAKO PANTALANA BERRITU <text:s/>ETA ORDEZKATZEKO LANAK</text:p>
          </table:table-cell>
          <table:table-cell table:style-name="ce18" office:value-type="string" calcext:value-type="string">
            <text:p>OBRAS PARA LA RENOVACIÓN Y SUSTITUCIÓN DEL PANTALÁN DE LA PLAZA SANTIAGO EN PASAI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68794.93" calcext:value-type="float">
            <text:p>68.794,9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3241.87" calcext:value-type="float">
            <text:p>83.241,87</text:p>
          </table:table-cell>
          <table:table-cell table:style-name="ce171" table:formula="of:=[.G69]*(1+[.H69])" office:value-type="float" office:value="83241.8653" calcext:value-type="float">
            <text:p>83.241,87</text:p>
          </table:table-cell>
          <table:table-cell table:style-name="ce40"/>
          <table:table-cell table:style-name="ce3" office:value-type="string" calcext:value-type="string">
            <text:p>ASTILLEROS AMILIBIA UNTZIOLAK, S.L</text:p>
          </table:table-cell>
          <table:table-cell table:style-name="ce89" office:value-type="date" office:date-value="2017-08-01" calcext:value-type="date">
            <text:p>01/08/2017</text:p>
          </table:table-cell>
          <table:table-cell table:style-name="ce3" office:value-type="string" calcext:value-type="string">
            <text:p>1 MES</text:p>
          </table:table-cell>
          <table:table-cell table:style-name="ce41"/>
          <table:table-cell table:style-name="ce63" office:value-type="float" office:value="64130" calcext:value-type="float">
            <text:p>64.13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table:number-columns-repeated="2"/>
          <table:table-cell table:style-name="ce18" office:value-type="string" calcext:value-type="string">
            <text:p>PASAI SAN PEDROKO ONDARTXOKO PASEALEKUAREN URBANIZAZIOA</text:p>
          </table:table-cell>
          <table:table-cell table:style-name="ce18" office:value-type="string" calcext:value-type="string">
            <text:p>URBANIZACIÓN DEL PASEO DE ONDARTXO. PASAI SAN PEDRO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458104.76" calcext:value-type="float">
            <text:p>458.104,76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54306.76" calcext:value-type="float">
            <text:p>554.306,76</text:p>
          </table:table-cell>
          <table:table-cell table:style-name="ce171" table:formula="of:=[.G70]*(1+[.H70])" office:value-type="float" office:value="554306.7596" calcext:value-type="float">
            <text:p>554.306,76</text:p>
          </table:table-cell>
          <table:table-cell table:style-name="ce40"/>
          <table:table-cell table:style-name="ce3" office:value-type="string" calcext:value-type="string">
            <text:p>ASFALTADOS Y CONSTRUCCIONES MORGA, S.L</text:p>
          </table:table-cell>
          <table:table-cell table:style-name="ce89" office:value-type="date" office:date-value="2017-12-01" calcext:value-type="date">
            <text:p>01/12/2017</text:p>
          </table:table-cell>
          <table:table-cell table:style-name="ce3" office:value-type="string" calcext:value-type="string">
            <text:p>6 MESES</text:p>
          </table:table-cell>
          <table:table-cell table:style-name="ce41"/>
          <table:table-cell table:style-name="ce63" office:value-type="float" office:value="449142.16" calcext:value-type="float">
            <text:p>449.142,16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9">
          <table:table-cell table:style-name="ce3" table:number-columns-repeated="2"/>
          <table:table-cell table:style-name="ce18" office:value-type="string" calcext:value-type="string">
            <text:p>PASAI DONIBANEKO HILTEGI ZAHARRA ERABERRITZEKO LANAK</text:p>
          </table:table-cell>
          <table:table-cell table:style-name="ce18" office:value-type="string" calcext:value-type="string">
            <text:p>OBRAS PARA LA REHABILITACIÓN DEL ANTIGUO MATADERO DE PASAI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114743.13" calcext:value-type="float">
            <text:p>114.743,1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38839.19" calcext:value-type="float">
            <text:p>138.839,19</text:p>
          </table:table-cell>
          <table:table-cell table:style-name="ce171" table:formula="of:=[.G71]*(1+[.H71])" office:value-type="float" office:value="138839.1873" calcext:value-type="float">
            <text:p>138.839,19</text:p>
          </table:table-cell>
          <table:table-cell table:style-name="ce40"/>
          <table:table-cell table:style-name="ce3" office:value-type="string" calcext:value-type="string">
            <text:p>ADURIZ LUJANBIO, S.L.</text:p>
          </table:table-cell>
          <table:table-cell table:style-name="ce89" office:value-type="date" office:date-value="2017-08-25" calcext:value-type="date">
            <text:p>25/08/2017</text:p>
          </table:table-cell>
          <table:table-cell table:style-name="ce3" office:value-type="string" calcext:value-type="string">
            <text:p>12 SEMANAS</text:p>
          </table:table-cell>
          <table:table-cell table:style-name="ce41"/>
          <table:table-cell table:style-name="ce63" office:value-type="float" office:value="130619.5" calcext:value-type="float">
            <text:p>130.619,5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9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table:number-columns-repeated="2"/>
          <table:table-cell table:style-name="ce18" office:value-type="string" calcext:value-type="string">
            <text:p>LOKALA GAZTELEKUA IZATEKO EGOKITZEA HAMARRETXETA, 25EAN (AXULAR,7)”</text:p>
          </table:table-cell>
          <table:table-cell table:style-name="ce18" office:value-type="string" calcext:value-type="string">
            <text:p>ACONDICIONAMIENTODE LOCAL PARA GAZTELEKU EN <text:s text:c="15"/>C/ HAMARRETXETA, 25 (AXULAR,7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69421.49" calcext:value-type="float">
            <text:p>69.421,4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4000" calcext:value-type="float">
            <text:p>84.000,00</text:p>
          </table:table-cell>
          <table:table-cell table:style-name="ce171" table:formula="of:=[.G72]*(1+[.H72])" office:value-type="float" office:value="84000.0029" calcext:value-type="float">
            <text:p>84.000,00</text:p>
          </table:table-cell>
          <table:table-cell table:style-name="ce40"/>
          <table:table-cell table:style-name="ce3" office:value-type="string" calcext:value-type="string">
            <text:p>ADURIZ LUJANBIO, S.L.</text:p>
          </table:table-cell>
          <table:table-cell table:style-name="ce89" office:value-type="date" office:date-value="2017-12-04" calcext:value-type="date">
            <text:p>04/12/2017</text:p>
          </table:table-cell>
          <table:table-cell table:style-name="ce3" office:value-type="string" calcext:value-type="string">
            <text:p>2 MESES</text:p>
          </table:table-cell>
          <table:table-cell table:style-name="ce41"/>
          <table:table-cell table:style-name="ce63" office:value-type="float" office:value="80639.68" calcext:value-type="float">
            <text:p>80.639,68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table:number-columns-repeated="2"/>
          <table:table-cell table:style-name="ce161" table:number-columns-repeated="997"/>
          <table:table-cell/>
        </table:table-row>
        <table:table-row table:style-name="ro3">
          <table:table-cell table:style-name="ce3" office:value-type="string" calcext:value-type="string">
            <text:p>V-08/17</text:p>
          </table:table-cell>
          <table:table-cell table:style-name="ce3"/>
          <table:table-cell table:style-name="ce18" office:value-type="string" calcext:value-type="string">
            <text:p>SU ARTIFIZIALAK 2017</text:p>
          </table:table-cell>
          <table:table-cell table:style-name="ce18" office:value-type="string" calcext:value-type="string">
            <text:p>FUEGOS ARTIFICIALES 2017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171" office:value-type="float" office:value="2479.33884297521" calcext:value-type="float">
            <text:p>2.479,3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000" calcext:value-type="float">
            <text:p>3.000,00</text:p>
          </table:table-cell>
          <table:table-cell table:style-name="ce171" table:formula="of:=[.G73]*(1+[.H73])" office:value-type="float" office:value="3000" calcext:value-type="float">
            <text:p>3.000,00</text:p>
          </table:table-cell>
          <table:table-cell table:style-name="ce40"/>
          <table:table-cell table:style-name="ce3" office:value-type="string" calcext:value-type="string">
            <text:p>CABALLER FX- GLOBAL FOC, S.L.</text:p>
          </table:table-cell>
          <table:table-cell table:style-name="ce89" office:value-type="date" office:date-value="2017-05-31" calcext:value-type="date">
            <text:p>31/05/2017</text:p>
          </table:table-cell>
          <table:table-cell table:style-name="ce3" office:value-type="string" calcext:value-type="string">
            <text:p>1 DÍA (31 DE JULIO 2017)</text:p>
          </table:table-cell>
          <table:table-cell table:style-name="ce41"/>
          <table:table-cell table:style-name="ce63" office:value-type="float" office:value="3000" calcext:value-type="float">
            <text:p>3.0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FEST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7A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5">
          <table:table-cell table:style-name="ce3" office:value-type="string" calcext:value-type="string">
            <text:p>V-10/17</text:p>
          </table:table-cell>
          <table:table-cell table:style-name="ce3"/>
          <table:table-cell table:style-name="ce18" office:value-type="string" calcext:value-type="string">
            <text:p>PASAIAKO UDALEKO HAUR ETA NERABEEN ESKUBIDEAK BERMATZEKO PLANEAN SAKONTZEKO IKERKETA SOZIOLOGIKOA</text:p>
          </table:table-cell>
          <table:table-cell table:style-name="ce18"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24793.39" calcext:value-type="float">
            <text:p>24.793,3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0000" calcext:value-type="float">
            <text:p>30.000,00</text:p>
          </table:table-cell>
          <table:table-cell table:style-name="ce171" table:formula="of:=[.G74]*(1+[.H74])" office:value-type="float" office:value="30000.0019" calcext:value-type="float">
            <text:p>30.000,00</text:p>
          </table:table-cell>
          <table:table-cell table:style-name="ce40"/>
          <table:table-cell table:style-name="ce3" office:value-type="string" calcext:value-type="string">
            <text:p>FARAPI KOOPERATIBA ELKARTEA</text:p>
          </table:table-cell>
          <table:table-cell table:style-name="ce89" office:value-type="date" office:date-value="2017-09-04" calcext:value-type="date">
            <text:p>04/09/2017</text:p>
          </table:table-cell>
          <table:table-cell table:style-name="ce3" office:value-type="string" calcext:value-type="string">
            <text:p>Hasta final de Mayo del 2018</text:p>
          </table:table-cell>
          <table:table-cell table:style-name="ce41"/>
          <table:table-cell table:style-name="ce63" office:value-type="float" office:value="28583.83" calcext:value-type="float">
            <text:p>28.583,83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IZARTEK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09/17</text:p>
          </table:table-cell>
          <table:table-cell table:style-name="ce3"/>
          <table:table-cell table:style-name="ce18" office:value-type="string" calcext:value-type="string">
            <text:p>UDALTZAINGORAKO PATRUILA-IBILGAILUA EROSTEA</text:p>
          </table:table-cell>
          <table:table-cell table:style-name="ce18" office:value-type="string" calcext:value-type="string">
            <text:p>ADQUISICIÓN DE VEHICULO PATRULLA PARA LA GUARDIA MUNICIPAL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171" office:value-type="float" office:value="18000" calcext:value-type="float">
            <text:p>18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1780" calcext:value-type="float">
            <text:p>21.780,00</text:p>
          </table:table-cell>
          <table:table-cell table:style-name="ce171" table:formula="of:=[.G75]*(1+[.H75])" office:value-type="float" office:value="21780" calcext:value-type="float">
            <text:p>21.780,00</text:p>
          </table:table-cell>
          <table:table-cell table:style-name="ce40"/>
          <table:table-cell table:style-name="ce3" office:value-type="string" calcext:value-type="string">
            <text:p>EASO MOTOR S.A.</text:p>
          </table:table-cell>
          <table:table-cell table:style-name="ce89" office:value-type="date" office:date-value="2017-05-18" calcext:value-type="date">
            <text:p>18/05/2017</text:p>
          </table:table-cell>
          <table:table-cell table:style-name="ce3"/>
          <table:table-cell table:style-name="ce41" office:value-type="float" office:value="17816.37" calcext:value-type="float">
            <text:p>17.816,37</text:p>
          </table:table-cell>
          <table:table-cell table:style-name="ce63" office:value-type="float" office:value="21557.81" calcext:value-type="float">
            <text:p>21.557,81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FORD FOCUS BERLINA TREND 1,5 TCDI 120CV</text:p>
          </table:table-cell>
          <table:table-cell table:style-name="ce123" office:value-type="string" calcext:value-type="string">
            <text:p>UDALTZAINGO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7A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8">
          <table:table-cell table:style-name="ce3" office:value-type="string" calcext:value-type="string">
            <text:p>OM-1/17</text:p>
          </table:table-cell>
          <table:table-cell table:style-name="ce3"/>
          <table:table-cell table:style-name="ce18" office:value-type="string" calcext:value-type="string">
            <text:p>ESNABIDEKO DEPOSITOA IRAGAZGAZTEA</text:p>
          </table:table-cell>
          <table:table-cell table:style-name="ce18" office:value-type="string" calcext:value-type="string">
            <text:p>IMPERMEABILIZACIÓN DEL DEPÓSITO DE ESNABID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76]*(1+[.H76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IRET S.A</text:p>
          </table:table-cell>
          <table:table-cell table:style-name="ce89" office:value-type="date" office:date-value="2017-02-27" calcext:value-type="date">
            <text:p>27/02/2017</text:p>
          </table:table-cell>
          <table:table-cell table:style-name="ce3"/>
          <table:table-cell table:style-name="ce41" office:value-type="float" office:value="44317.68" calcext:value-type="float">
            <text:p>44.317,68</text:p>
          </table:table-cell>
          <table:table-cell table:style-name="ce63" office:value-type="float" office:value="53624.39" calcext:value-type="float">
            <text:p>53.624,39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UZ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5">
          <table:table-cell table:style-name="ce3" office:value-type="string" calcext:value-type="string">
            <text:p>V-25/16</text:p>
          </table:table-cell>
          <table:table-cell table:style-name="ce3"/>
          <table:table-cell table:style-name="ce18" office:value-type="string" calcext:value-type="string">
            <text:p>ETXEZ ETXEKO LAGUNTZA ZERBITZUA</text:p>
          </table:table-cell>
          <table:table-cell table:style-name="ce18" office:value-type="string" calcext:value-type="string">
            <text:p>SERVICIO DE AYUDA DOMICILIAR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string" calcext:value-type="string">
            <text:p><text:span text:style-name="T22">1.026.929,54</text:span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77]*(1+[.H77])" office:value-type="float" office:value="1242584.7434" calcext:value-type="float">
            <text:p>1.242.584,74</text:p>
          </table:table-cell>
          <table:table-cell table:style-name="ce40" office:value-type="string" calcext:value-type="string">
            <text:p>Por <text:s/>hora</text:p>
          </table:table-cell>
          <table:table-cell table:style-name="ce3" office:value-type="string" calcext:value-type="string">
            <text:p>EULEN SERVICIOS SOCIOSANITARIOS, S.A</text:p>
          </table:table-cell>
          <table:table-cell table:style-name="ce89" office:value-type="date" office:date-value="2017-06-15" calcext:value-type="date">
            <text:p>15/06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260" office:value-type="string" calcext:value-type="string">
            <text:p><text:span text:style-name="T52">19,94</text:span></text:p>
          </table:table-cell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IZARTEKINTZA</text:p>
          </table:table-cell>
          <table:table-cell table:style-name="ce123" office:value-type="string" calcext:value-type="string">
            <text:p>IMPORTE ADJUDICACION: 19,94 euros/hora, (IVA del 4%, aparte), lo que hace un precio estimado del contrato, (sobre  50.460,30 horas estimadas), de 1.046.425,40 euros/año, (1.006.178,30 euros + 40.247,13 euros  correspondiente al 4% de IVA), de acuerdo con la oferta realizada </text:p>
            <text:p/>
          </table:table-cell>
          <table:table-cell table:style-name="ce89" office:value-type="string" calcext:value-type="string">
            <text:p>15/06/2019 No renueva</text:p>
          </table:table-cell>
          <table:table-cell table:style-name="ce150" table:number-columns-repeated="3"/>
          <table:table-cell table:style-name="ce158" office:value-type="string" calcext:value-type="string">
            <text:p>PAZ-57A, PAZ-57B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16/17</text:p>
          </table:table-cell>
          <table:table-cell table:style-name="ce3"/>
          <table:table-cell table:style-name="ce18" office:value-type="string" calcext:value-type="string">
            <text:p>PASAI DONIBANEKO LIBURUTEGIRAKO ALTZARIEN HORNIDURA</text:p>
          </table:table-cell>
          <table:table-cell table:style-name="ce18" office:value-type="string" calcext:value-type="string">
            <text:p>SUMINISTRO DE MOBILIARIO PARA LA BIBLIOTECA DE PASAI DONIBANE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42750.44" calcext:value-type="float">
            <text:p>42.750,4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51728.03" calcext:value-type="float">
            <text:p>51.728,03</text:p>
          </table:table-cell>
          <table:table-cell table:style-name="ce171" table:formula="of:=[.G78]*(1+[.H78])" office:value-type="float" office:value="51728.0324" calcext:value-type="float">
            <text:p>51.728,03</text:p>
          </table:table-cell>
          <table:table-cell table:style-name="ce40"/>
          <table:table-cell table:style-name="ce3" office:value-type="string" calcext:value-type="string">
            <text:p>B<text:span text:style-name="T45">IGARA EQUIPAMIENTO DE OFICINA, S.L.</text:span></text:p>
          </table:table-cell>
          <table:table-cell table:style-name="ce89" office:value-type="date" office:date-value="2017-11-08" calcext:value-type="date">
            <text:p>08/11/2017</text:p>
          </table:table-cell>
          <table:table-cell table:style-name="ce3" office:value-type="string" calcext:value-type="string">
            <text:p>30 DIAS NATURALES</text:p>
          </table:table-cell>
          <table:table-cell table:style-name="ce41"/>
          <table:table-cell table:style-name="ce63" office:value-type="float" office:value="50777.24" calcext:value-type="float">
            <text:p>50.777,24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KULTUR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0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18">
          <table:table-cell table:style-name="ce3" office:value-type="string" calcext:value-type="string">
            <text:p>V-13/17</text:p>
          </table:table-cell>
          <table:table-cell table:style-name="ce3"/>
          <table:table-cell table:style-name="ce18" office:value-type="string" calcext:value-type="string">
            <text:p>LAN ARRISKUEN PREBENTZIORAKO ZERBITZU INTEGRALA</text:p>
          </table:table-cell>
          <table:table-cell table:style-name="ce18" office:value-type="string" calcext:value-type="string">
            <text:p>SERVICIO INTEGRAL DE PREVENCIÓN DE RIESGOS LABORALE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10987.34" calcext:value-type="float">
            <text:p>10.987,3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3294.68" calcext:value-type="float">
            <text:p>13.294,68</text:p>
          </table:table-cell>
          <table:table-cell table:style-name="ce171" table:formula="of:=[.G79]*(1+[.H79])" office:value-type="float" office:value="13294.6814" calcext:value-type="float">
            <text:p>13.294,68</text:p>
          </table:table-cell>
          <table:table-cell table:style-name="ce40"/>
          <table:table-cell table:style-name="ce3" office:value-type="string" calcext:value-type="string">
            <text:p>URKO SERVICIOS DE PREVENCION, S.COOP.</text:p>
          </table:table-cell>
          <table:table-cell table:style-name="ce89" office:value-type="date" office:date-value="2017-11-01" calcext:value-type="date">
            <text:p>01/11/2017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41"/>
          <table:table-cell table:style-name="ce63" office:value-type="float" office:value="10890" calcext:value-type="float">
            <text:p>10.890,00</text:p>
          </table:table-cell>
          <table:table-cell table:style-name="ce123" office:value-type="string" calcext:value-type="string">
            <text:p>SI</text:p>
          </table:table-cell>
          <table:table-cell table:style-name="ce123" office:value-type="string" calcext:value-type="string">
            <text:p>NO, CONTRATACIÓN CENTRALIZADA</text:p>
          </table:table-cell>
          <table:table-cell table:style-name="ce123" office:value-type="string" calcext:value-type="string">
            <text:p>PERTSONALA</text:p>
          </table:table-cell>
          <table:table-cell table:style-name="ce123"/>
          <table:table-cell table:style-name="ce89" office:value-type="date" office:date-value="2021-10-31" calcext:value-type="date">
            <text:p>31/10/2021</text:p>
          </table:table-cell>
          <table:table-cell table:style-name="ce150" office:value-type="date" office:date-value="2019-10-31" calcext:value-type="date">
            <text:p>31/10/2019</text:p>
          </table:table-cell>
          <table:table-cell table:style-name="ce150" office:value-type="date" office:date-value="2020-10-31" calcext:value-type="date">
            <text:p>31/10/2020</text:p>
          </table:table-cell>
          <table:table-cell table:style-name="ce150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OM-06/17</text:p>
          </table:table-cell>
          <table:table-cell table:style-name="ce3"/>
          <table:table-cell table:style-name="ce18" office:value-type="string" calcext:value-type="string">
            <text:p>DON BOSKOKO FUTBOL ZELAIKO BELARRA BERRITZEKO LANAK</text:p>
          </table:table-cell>
          <table:table-cell table:style-name="ce18" office:value-type="string" calcext:value-type="string">
            <text:p>OBRAS DE RENOVACION DE LA HIERBA ARTIFICIAL DEL CAMPO DE FUTBOL DE DON BOSKO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ABIERTO</text:p>
          </table:table-cell>
          <table:table-cell table:style-name="ce41" office:value-type="float" office:value="305846.2" calcext:value-type="float">
            <text:p>305.846,2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370073.9" calcext:value-type="float">
            <text:p>370.073,90</text:p>
          </table:table-cell>
          <table:table-cell table:style-name="ce171" table:formula="of:=[.G80]*(1+[.H80])" office:value-type="float" office:value="370073.902" calcext:value-type="float">
            <text:p>370.073,90</text:p>
          </table:table-cell>
          <table:table-cell table:style-name="ce40"/>
          <table:table-cell table:style-name="ce3" office:value-type="string" calcext:value-type="string">
            <text:p>OBRAS Y PAVIMENTOS ESPECIALES, S.A. (OPSA)</text:p>
          </table:table-cell>
          <table:table-cell table:style-name="ce89" office:value-type="date" office:date-value="2017-09-05" calcext:value-type="date">
            <text:p>05/09/2017</text:p>
          </table:table-cell>
          <table:table-cell table:style-name="ce3" office:value-type="string" calcext:value-type="string">
            <text:p>7 SEMANAS</text:p>
          </table:table-cell>
          <table:table-cell table:style-name="ce41"/>
          <table:table-cell table:style-name="ce63" office:value-type="float" office:value="326701.25" calcext:value-type="float">
            <text:p>326.701,25</text:p>
          </table:table-cell>
          <table:table-cell table:style-name="ce123" office:value-type="string" calcext:value-type="string">
            <text:p>SI</text:p>
          </table:table-cell>
          <table:table-cell table:style-name="ce123" table:number-columns-repeated="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9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5">
          <table:table-cell table:style-name="ce3" office:value-type="string" calcext:value-type="string">
            <text:p>V-20/17</text:p>
          </table:table-cell>
          <table:table-cell table:style-name="ce3"/>
          <table:table-cell table:style-name="ce18" office:value-type="string" calcext:value-type="string">
            <text:p>IRRATI-IRAKURKETARAKO SISTEMA DUTEN UR-KONTAGAILUEN HORNIDURA</text:p>
          </table:table-cell>
          <table:table-cell table:style-name="ce18" office:value-type="string" calcext:value-type="string">
            <text:p>SUMINISTRO DE CONTADORES DE AGUA CON SISTEMA DE READIOLECTURA</text:p>
          </table:table-cell>
          <table:table-cell table:style-name="ce3" office:value-type="string" calcext:value-type="string">
            <text:p>SUMINISTRO</text:p>
          </table:table-cell>
          <table:table-cell table:style-name="ce3"/>
          <table:table-cell table:style-name="ce41" office:value-type="float" office:value="55000" calcext:value-type="float">
            <text:p>55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66550" calcext:value-type="float">
            <text:p>66.550,00</text:p>
          </table:table-cell>
          <table:table-cell table:style-name="ce171" table:formula="of:=[.G81]*(1+[.H81])" office:value-type="float" office:value="66550" calcext:value-type="float">
            <text:p>66.550,00</text:p>
          </table:table-cell>
          <table:table-cell table:style-name="ce40"/>
          <table:table-cell table:style-name="ce3" office:value-type="string" calcext:value-type="string">
            <text:p><text:span text:style-name="T46">ABERING CONTADORES DE AGUA</text:span><text:span text:style-name="T47">, S.L</text:span></text:p>
          </table:table-cell>
          <table:table-cell table:style-name="ce89" office:value-type="date" office:date-value="2017-11-30" calcext:value-type="date">
            <text:p>30/11/2017</text:p>
          </table:table-cell>
          <table:table-cell table:style-name="ce3" office:value-type="string" calcext:value-type="string">
            <text:p>15 DÍAS</text:p>
          </table:table-cell>
          <table:table-cell table:style-name="ce66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 table:number-columns-repeated="2"/>
          <table:table-cell table:style-name="ce123" office:value-type="string" calcext:value-type="string">
            <text:p>IMPORTE ADJUDICACION: El precio de este contrato, es de 57,95 euros/unidad, más 12,17 euros correspondiente al IVA. Total: 70,12 euros. (Precio total estimado: 66.473,76 euros, correspondientes a 948 contadores)</text:p>
            <text:p/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61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22/17</text:p>
          </table:table-cell>
          <table:table-cell table:style-name="ce3"/>
          <table:table-cell table:style-name="ce18" office:value-type="string" calcext:value-type="string">
            <text:p>UDAL LANGILEEEN OSASUN ZAINTZA</text:p>
          </table:table-cell>
          <table:table-cell table:style-name="ce18" office:value-type="string" calcext:value-type="string">
            <text:p>VIGILANCIA DE LA SALUD DEL PERSONAL MUNICIPAL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7400" calcext:value-type="float">
            <text:p>7.4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954" calcext:value-type="float">
            <text:p>8.954,00</text:p>
          </table:table-cell>
          <table:table-cell table:style-name="ce171" table:formula="of:=[.G82]*(1+[.H82])" office:value-type="float" office:value="8954" calcext:value-type="float">
            <text:p>8.954,00</text:p>
          </table:table-cell>
          <table:table-cell table:style-name="ce40"/>
          <table:table-cell table:style-name="ce3" office:value-type="string" calcext:value-type="string">
            <text:p>DESIERTO</text:p>
          </table:table-cell>
          <table:table-cell table:style-name="ce89"/>
          <table:table-cell table:style-name="ce3"/>
          <table:table-cell table:style-name="ce41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PERTSONAL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OM-03/17</text:p>
          </table:table-cell>
          <table:table-cell table:style-name="ce3"/>
          <table:table-cell table:style-name="ce18" office:value-type="string" calcext:value-type="string">
            <text:p>PASAI DONIBANEKO LARRABIDE ETA GAZTELUTXO BASERRIETARA DARAMAN LANDA-BIDEAREN ZORUA BERRITZEKO LANAK <text:s/></text:p>
          </table:table-cell>
          <table:table-cell table:style-name="ce18" office:value-type="string" calcext:value-type="string">
            <text:p>REASFALTADO DEL CAMINO RURAL DE ACCESO A LOS CASERIOS LARRABIDE Y GAZTELUTXO EN PASAI DONIBANE 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60186.25" calcext:value-type="float">
            <text:p>60.186,2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72825.36" calcext:value-type="float">
            <text:p>72.825,36</text:p>
          </table:table-cell>
          <table:table-cell table:style-name="ce171" table:formula="of:=[.G83]*(1+[.H83])" office:value-type="float" office:value="72825.3625" calcext:value-type="float">
            <text:p>72.825,36</text:p>
          </table:table-cell>
          <table:table-cell table:style-name="ce40"/>
          <table:table-cell table:style-name="ce3" office:value-type="string" calcext:value-type="string">
            <text:p>ASFALTIA S.L.</text:p>
          </table:table-cell>
          <table:table-cell table:style-name="ce89" office:value-type="date" office:date-value="2017-06-22" calcext:value-type="date">
            <text:p>22/06/2017</text:p>
          </table:table-cell>
          <table:table-cell table:style-name="ce3" office:value-type="string" calcext:value-type="string">
            <text:p>15 dias</text:p>
          </table:table-cell>
          <table:table-cell table:style-name="ce41"/>
          <table:table-cell table:style-name="ce63" office:value-type="float" office:value="64960.23" calcext:value-type="float">
            <text:p>64.960,23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7A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OM-09/17</text:p>
          </table:table-cell>
          <table:table-cell table:style-name="ce3"/>
          <table:table-cell table:style-name="ce18" office:value-type="string" calcext:value-type="string">
            <text:p>DONIBANEKO UR GORDAILUKO IRAGAZGAIZTE LANAK</text:p>
          </table:table-cell>
          <table:table-cell table:style-name="ce18" office:value-type="string" calcext:value-type="string">
            <text:p>OBRAS DE IMPERMEABILIZACIÓN DEL DEPOSITO DE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84]*(1+[.H84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IRET S.A</text:p>
          </table:table-cell>
          <table:table-cell table:style-name="ce89" office:value-type="date" office:date-value="2017-08-11" calcext:value-type="date">
            <text:p>11/08/2017</text:p>
          </table:table-cell>
          <table:table-cell table:style-name="ce3" office:value-type="string" calcext:value-type="string">
            <text:p>5 SEMANAS</text:p>
          </table:table-cell>
          <table:table-cell table:style-name="ce41" office:value-type="float" office:value="21338.4" calcext:value-type="float">
            <text:p>21.338,40</text:p>
          </table:table-cell>
          <table:table-cell table:style-name="ce63" office:value-type="float" office:value="25819.46" calcext:value-type="float">
            <text:p>25.819,46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OM-08/17</text:p>
          </table:table-cell>
          <table:table-cell table:style-name="ce3" office:value-type="string" calcext:value-type="string">
            <text:p>Lote 1</text:p>
          </table:table-cell>
          <table:table-cell table:style-name="ce18" office:value-type="string" calcext:value-type="string">
            <text:p>ARROKAUNDIETAKO ATERPETXEAREN BERRIKUNTZA ETA <text:s/>MODERNIZAIORAKO LANAK</text:p>
          </table:table-cell>
          <table:table-cell table:style-name="ce18" office:value-type="string" calcext:value-type="string">
            <text:p>OBRAS DE RENOVACIÓN Y MODERNIZACIÓN DE ARROKANDIETA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85767.19" calcext:value-type="float">
            <text:p>85.767,1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03778.3" calcext:value-type="float">
            <text:p>103.778,30</text:p>
          </table:table-cell>
          <table:table-cell table:style-name="ce171" table:formula="of:=[.G85]*(1+[.H85])" office:value-type="float" office:value="103778.2999" calcext:value-type="float">
            <text:p>103.778,30</text:p>
          </table:table-cell>
          <table:table-cell table:style-name="ce40"/>
          <table:table-cell table:style-name="ce228" office:value-type="string" calcext:value-type="string">
            <text:p><text:span text:style-name="T48">ADURIZ LUJAMBIO, S.L.</text:span></text:p>
          </table:table-cell>
          <table:table-cell table:style-name="ce89"/>
          <table:table-cell table:style-name="ce3" office:value-type="string" calcext:value-type="string">
            <text:p>6 SEMANAS</text:p>
          </table:table-cell>
          <table:table-cell table:style-name="ce41"/>
          <table:table-cell table:style-name="ce284" office:value-type="string" calcext:value-type="string">
            <text:p><text:span text:style-name="T60">103.717,57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8">
          <table:table-cell table:style-name="ce3" office:value-type="string" calcext:value-type="string">
            <text:p>OM-08/17</text:p>
          </table:table-cell>
          <table:table-cell table:style-name="ce3" office:value-type="string" calcext:value-type="string">
            <text:p>Lote 2</text:p>
          </table:table-cell>
          <table:table-cell table:style-name="ce18" office:value-type="string" calcext:value-type="string">
            <text:p>ARROKAUNDIETAKO ATERPETXEAREN BERRIKUNTZA ETA <text:s/>MODERNIZAIORAKO LANAK</text:p>
          </table:table-cell>
          <table:table-cell table:style-name="ce18" office:value-type="string" calcext:value-type="string">
            <text:p>OBRAS DE RENOVACIÓN Y MODERNIZACIÓN DE ARROKANDIETA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</text:p>
          </table:table-cell>
          <table:table-cell table:style-name="ce41" office:value-type="float" office:value="24184.98" calcext:value-type="float">
            <text:p>24.184,9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29263.83" calcext:value-type="float">
            <text:p>29.263,83</text:p>
          </table:table-cell>
          <table:table-cell table:style-name="ce171" table:formula="of:=[.G86]*(1+[.H86])" office:value-type="float" office:value="29263.8258" calcext:value-type="float">
            <text:p>29.263,83</text:p>
          </table:table-cell>
          <table:table-cell table:style-name="ce40"/>
          <table:table-cell table:style-name="ce228" office:value-type="string" calcext:value-type="string">
            <text:p><text:span text:style-name="T48">LANDART K4 INSTALACIONES</text:span></text:p>
          </table:table-cell>
          <table:table-cell table:style-name="ce89"/>
          <table:table-cell table:style-name="ce3" office:value-type="string" calcext:value-type="string">
            <text:p>4 SEMANAS</text:p>
          </table:table-cell>
          <table:table-cell table:style-name="ce41"/>
          <table:table-cell table:style-name="ce285" office:value-type="string" calcext:value-type="string">
            <text:p><text:span text:style-name="T60">24.591,45</text:span>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OM-02/18</text:p>
          </table:table-cell>
          <table:table-cell table:style-name="ce3"/>
          <table:table-cell table:style-name="ce18" office:value-type="string" calcext:value-type="string">
            <text:p>DONIBANEKO GAZTELEKUA ETA GAZTELEKUAREN IRISGARRITASUNA EGOKITZEKO OBRAK</text:p>
          </table:table-cell>
          <table:table-cell table:style-name="ce18" office:value-type="string" calcext:value-type="string">
            <text:p>OBRAS DE ADECUACION DE LA ACCESIBILIDAD Y ACONDICIONAMIENTO DEL GAZTELEKU DE DONIBANE Y DIRECCION DE OBRA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140777.86" calcext:value-type="float">
            <text:p>140.777,86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170341.21" calcext:value-type="float">
            <text:p>170.341,21</text:p>
          </table:table-cell>
          <table:table-cell table:style-name="ce171" table:formula="of:=[.G87]*(1+[.H87])" office:value-type="float" office:value="170341.2106" calcext:value-type="float">
            <text:p>170.341,21</text:p>
          </table:table-cell>
          <table:table-cell table:style-name="ce40"/>
          <table:table-cell table:style-name="ce3" office:value-type="string" calcext:value-type="string">
            <text:p>INDENORT PV S.L. - AIZPURUA ARQUITECTOS</text:p>
          </table:table-cell>
          <table:table-cell table:style-name="ce89" office:value-type="date" office:date-value="2018-09-20" calcext:value-type="date">
            <text:p>20/09/2018</text:p>
          </table:table-cell>
          <table:table-cell table:style-name="ce3" office:value-type="string" calcext:value-type="string">
            <text:p>18 SEMANAS</text:p>
          </table:table-cell>
          <table:table-cell table:style-name="ce41"/>
          <table:table-cell table:style-name="ce63" office:value-type="float" office:value="169316.74" calcext:value-type="float">
            <text:p>169.316,74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5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7">
          <table:table-cell table:style-name="ce3" office:value-type="string" calcext:value-type="string">
            <text:p>V-15/17</text:p>
          </table:table-cell>
          <table:table-cell table:style-name="ce3"/>
          <table:table-cell table:style-name="ce18" office:value-type="string" calcext:value-type="string">
            <text:p>PASAI DONIBANEKO KULTURGUNERAKO BINILO ETA ERROTULAZIOAREN HORNIDURA</text:p>
          </table:table-cell>
          <table:table-cell table:style-name="ce18" office:value-type="string" calcext:value-type="string">
            <text:p>SUMINISTRO DE VINILOS Y ROTULACIÓN PARA EL EDIFICIO SOCIOCULTURAL DE PASAI DONIBANE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88]*(1+[.H88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SIGNOS PUBLICIDAD &amp; COMUNICACIÓN S.L.U.</text:p>
          </table:table-cell>
          <table:table-cell table:style-name="ce89" office:value-type="date" office:date-value="2017-08-08" calcext:value-type="date">
            <text:p>08/08/2017</text:p>
          </table:table-cell>
          <table:table-cell table:style-name="ce3"/>
          <table:table-cell table:style-name="ce41" office:value-type="float" office:value="7932" calcext:value-type="float">
            <text:p>7.932,00</text:p>
          </table:table-cell>
          <table:table-cell table:style-name="ce63" office:value-type="float" office:value="9597.72" calcext:value-type="float">
            <text:p>9.597,72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KULTUR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58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OM-10/17</text:p>
          </table:table-cell>
          <table:table-cell table:style-name="ce3"/>
          <table:table-cell table:style-name="ce18" office:value-type="string" calcext:value-type="string">
            <text:p>LOKALA GAZTELEKUA IZATEKO EGOKITZEA HAMARRETXETA 25EAN</text:p>
          </table:table-cell>
          <table:table-cell table:style-name="ce18" office:value-type="string" calcext:value-type="string">
            <text:p>ACONDICINAMIENTO DE LOCAL PARA GAZTELEKU EN C/ HAMARRETXETA 25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NEGOCIADO SIN PUBLICIDAD</text:p>
          </table:table-cell>
          <table:table-cell table:style-name="ce41" office:value-type="float" office:value="69421.49" calcext:value-type="float">
            <text:p>69.421,4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 office:value-type="float" office:value="84000" calcext:value-type="float">
            <text:p>84.000,00</text:p>
          </table:table-cell>
          <table:table-cell table:style-name="ce171" table:formula="of:=[.G89]*(1+[.H89])" office:value-type="float" office:value="84000.0029" calcext:value-type="float">
            <text:p>84.000,00</text:p>
          </table:table-cell>
          <table:table-cell table:style-name="ce40"/>
          <table:table-cell table:style-name="ce3" office:value-type="string" calcext:value-type="string">
            <text:p>ADURIZ LUJANBIO, S.L.</text:p>
          </table:table-cell>
          <table:table-cell table:style-name="ce89" office:value-type="date" office:date-value="2017-12-04" calcext:value-type="date">
            <text:p>04/12/2017</text:p>
          </table:table-cell>
          <table:table-cell table:style-name="ce3" office:value-type="string" calcext:value-type="string">
            <text:p>2 MESES</text:p>
          </table:table-cell>
          <table:table-cell table:style-name="ce41"/>
          <table:table-cell table:style-name="ce63" office:value-type="float" office:value="80639.68" calcext:value-type="float">
            <text:p>80.639,68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1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6">
          <table:table-cell table:style-name="ce3" office:value-type="string" calcext:value-type="string">
            <text:p>V-24/18</text:p>
          </table:table-cell>
          <table:table-cell table:style-name="ce3"/>
          <table:table-cell table:style-name="ce18" office:value-type="string" calcext:value-type="string">
            <text:p>AUTOMATIKOKI GARBITZEN DIREN BI KOMUNEN HORNIDURA, INSTALAZIOA (OBRA ZIBILA BARNE) ETA MANTENTZE-LANA KONTRATATZEKO</text:p>
          </table:table-cell>
          <table:table-cell table:style-name="ce18" office:value-type="string" calcext:value-type="string">
            <text:p>SUMINISTRO, INSTALACIÓN, INCLUYENDO OBRA CIVIL, Y MANTENIMIENTO DE 2 ASEOS AUTOLIMPIABLES</text:p>
          </table:table-cell>
          <table:table-cell table:style-name="ce3" office:value-type="string" calcext:value-type="string">
            <text:p>SUMINISTRO,OBRA, MANTENIMIENTO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98760" calcext:value-type="float">
            <text:p>98.76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90]*(1+[.H90])" office:value-type="float" office:value="119499.6" calcext:value-type="float">
            <text:p>119.499,60</text:p>
          </table:table-cell>
          <table:table-cell table:style-name="ce40"/>
          <table:table-cell table:style-name="ce3" office:value-type="string" calcext:value-type="string">
            <text:p>OLPRIM INGENIERIA Y SERVICIOS S.A</text:p>
          </table:table-cell>
          <table:table-cell table:style-name="ce89" office:value-type="date" office:date-value="2018-11-20" calcext:value-type="date">
            <text:p>20/11/2018</text:p>
          </table:table-cell>
          <table:table-cell table:style-name="ce3" office:value-type="string" calcext:value-type="string">
            <text:p>1 MES SUMINISTRO /MANTENIMIENTO 1 AÑO</text:p>
          </table:table-cell>
          <table:table-cell table:style-name="ce41" office:value-type="float" office:value="88879" calcext:value-type="float">
            <text:p>88.879,00</text:p>
          </table:table-cell>
          <table:table-cell table:style-name="ce63" office:value-type="float" office:value="107543.59" calcext:value-type="float">
            <text:p>107.543,59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5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OM-03/18</text:p>
          </table:table-cell>
          <table:table-cell table:style-name="ce3"/>
          <table:table-cell table:style-name="ce18" office:value-type="string" calcext:value-type="string">
            <text:p>SAN FERMIN ELIZAREN ALBOKO FATXADA BERRITZEKO OBRA (ANTXO)</text:p>
          </table:table-cell>
          <table:table-cell table:style-name="ce18" office:value-type="string" calcext:value-type="string">
            <text:p>OBRA RENOVACIÓN FACHADA LATERAL DE LA IGLESIA SAN FERMIN (ANCHO)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41"/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91]*(1+[.H91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REVESTIMIENTOS LEYMA</text:p>
          </table:table-cell>
          <table:table-cell table:style-name="ce89" office:value-type="date" office:date-value="2018-09-25" calcext:value-type="date">
            <text:p>25/09/2018</text:p>
          </table:table-cell>
          <table:table-cell table:style-name="ce3" office:value-type="string" calcext:value-type="string">
            <text:p>4 SEMANAS</text:p>
          </table:table-cell>
          <table:table-cell table:style-name="ce41"/>
          <table:table-cell table:style-name="ce63" office:value-type="float" office:value="22019.58" calcext:value-type="float">
            <text:p>22.019,58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6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25">
          <table:table-cell table:style-name="ce3" office:value-type="string" calcext:value-type="string">
            <text:p>V-23/18</text:p>
          </table:table-cell>
          <table:table-cell table:style-name="ce3"/>
          <table:table-cell table:style-name="ce18" office:value-type="string" calcext:value-type="string">
            <text:p>POLTSA KONPOSTAGARRIAK HORNITZEKO KONTRATAZIOA</text:p>
          </table:table-cell>
          <table:table-cell table:style-name="ce18" office:value-type="string" calcext:value-type="string">
            <text:p>CONTRATACIÓN DEL SUMINISTRO DE BOLSAS COMPOSTABLES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IREKIA / ABIERTO</text:p>
          </table:table-cell>
          <table:table-cell table:style-name="ce194" office:value-type="float" office:value="0.045" calcext:value-type="float">
            <text:p>0,045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3"/>
          <table:table-cell table:style-name="ce171" table:formula="of:=[.G92]*(1+[.H92])" office:value-type="float" office:value="0.05445" calcext:value-type="float">
            <text:p>0,05</text:p>
          </table:table-cell>
          <table:table-cell table:style-name="ce248" office:value-type="string" calcext:value-type="string">
            <text:p>Por bolsa</text:p>
          </table:table-cell>
          <table:table-cell table:style-name="ce3" office:value-type="string" calcext:value-type="string">
            <text:p>MOHEDA &amp; RAÑAL S.L</text:p>
          </table:table-cell>
          <table:table-cell table:style-name="ce89" office:value-type="date" office:date-value="2019-01-14" calcext:value-type="date">
            <text:p>14/01/2019</text:p>
          </table:table-cell>
          <table:table-cell table:style-name="ce3"/>
          <table:table-cell table:style-name="ce262" office:value-type="float" office:value="0.0379" calcext:value-type="float">
            <text:p>0,03790</text:p>
          </table:table-cell>
          <table:table-cell table:style-name="ce286" office:value-type="float" office:value="0.00796" calcext:value-type="float">
            <text:p>0,00796</text:p>
          </table:table-cell>
          <table:table-cell table:style-name="ce123" table:number-columns-repeated="2"/>
          <table:table-cell table:style-name="ce123" office:value-type="string" calcext:value-type="string">
            <text:p>ZERBITZUAK</text:p>
          </table:table-cell>
          <table:table-cell table:style-name="ce123" office:value-type="string" calcext:value-type="string">
            <text:p>No hay fecha finalización contrato, va por cantidades IMPORTE LICITACION: gasto máximo 57.555,00. IMPORTE ADJUDICACION: 0,0379€/bolsa  / gasto máximo 57.555,00. IMPORT DEJUDICACION CON IVA: 0,00796€/Bolsa / gasto máximo será de 69.641,55</text:p>
            <text:p/>
            <text:p/>
          </table:table-cell>
          <table:table-cell table:style-name="ce89"/>
          <table:table-cell table:style-name="ce150" table:number-columns-repeated="3"/>
          <table:table-cell table:style-name="ce158" office:value-type="string" calcext:value-type="string">
            <text:p>PAZ-65</text:p>
          </table:table-cell>
          <table:table-cell table:style-name="ce158"/>
          <table:table-cell table:style-name="ce161" table:number-columns-repeated="997"/>
          <table:table-cell/>
        </table:table-row>
        <table:table-row table:style-name="ro9">
          <table:table-cell table:style-name="ce3" office:value-type="string" calcext:value-type="string">
            <text:p>V-03/18</text:p>
          </table:table-cell>
          <table:table-cell table:style-name="ce3"/>
          <table:table-cell table:style-name="ce18" office:value-type="string" calcext:value-type="string">
            <text:p>PASAI DONIBANEKO PUNTETAKO PASEALEKUAN KANTINA USTIATZEA </text:p>
          </table:table-cell>
          <table:table-cell table:style-name="ce18" office:value-type="string" calcext:value-type="string">
            <text:p>EXPLOTACIÓN DE LA CANTINA DEL PASEO DE PUNTAS EN PASAI DONIBANE </text:p>
          </table:table-cell>
          <table:table-cell table:style-name="ce3" office:value-type="string" calcext:value-type="string">
            <text:p>CONCESION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6000" calcext:value-type="float">
            <text:p>6.000,00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/>
          <table:table-cell table:style-name="ce40" table:formula="of:=[.G93]*(1+[.H93])" office:value-type="float" office:value="7260" calcext:value-type="float">
            <text:p>7.260,00</text:p>
          </table:table-cell>
          <table:table-cell table:style-name="ce40" office:value-type="string" calcext:value-type="string">
            <text:p>Por año</text:p>
          </table:table-cell>
          <table:table-cell table:style-name="ce3" office:value-type="string" calcext:value-type="string">
            <text:p>GUAJIRA SICODELICA, S.L</text:p>
          </table:table-cell>
          <table:table-cell table:style-name="ce89" office:value-type="date" office:date-value="2018-03-22" calcext:value-type="date">
            <text:p>22/03/2018</text:p>
          </table:table-cell>
          <table:table-cell table:style-name="ce3" office:value-type="string" calcext:value-type="string">
            <text:p>2 AÑOS + 1 PRORROGA 2 AÑOS</text:p>
          </table:table-cell>
          <table:table-cell table:style-name="ce41" office:value-type="float" office:value="13210" calcext:value-type="float">
            <text:p>13.210,00</text:p>
          </table:table-cell>
          <table:table-cell table:style-name="ce63"/>
          <table:table-cell table:style-name="ce123"/>
          <table:table-cell table:style-name="ce123" office:value-type="string" calcext:value-type="string">
            <text:p>2020:1ª y única prórroga</text:p>
          </table:table-cell>
          <table:table-cell table:style-name="ce123" office:value-type="string" calcext:value-type="string">
            <text:p>ALKATETZA</text:p>
          </table:table-cell>
          <table:table-cell table:style-name="ce123" office:value-type="string" calcext:value-type="string">
            <text:p>Canon minimo</text:p>
          </table:table-cell>
          <table:table-cell table:style-name="ce89" office:value-type="date" office:date-value="2022-03-21" calcext:value-type="date">
            <text:p>21/03/2022</text:p>
          </table:table-cell>
          <table:table-cell table:style-name="ce150" office:value-type="date" office:date-value="2019-11-21" calcext:value-type="date">
            <text:p>21/11/2019</text:p>
          </table:table-cell>
          <table:table-cell table:style-name="ce150" table:number-columns-repeated="2"/>
          <table:table-cell table:style-name="ce158" office:value-type="string" calcext:value-type="string">
            <text:p>PAZ-64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9">
          <table:table-cell table:style-name="ce3" office:value-type="string" calcext:value-type="string">
            <text:p>v-11/18</text:p>
          </table:table-cell>
          <table:table-cell table:style-name="ce3"/>
          <table:table-cell table:style-name="ce18" office:value-type="string" calcext:value-type="string">
            <text:p>“2018an PASAIAN SU ARTIFIZIALEN HORNIKETA ETA HORIEK HOBETZEA</text:p>
          </table:table-cell>
          <table:table-cell table:style-name="ce18" office:value-type="string" calcext:value-type="string">
            <text:p>“SUMINISTRO Y QUEMA DE FUEGOS ARTIFICIALES EN PASAIA 2018”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 CON INVITACIÓN</text:p>
          </table:table-cell>
          <table:table-cell table:style-name="ce556" office:value-type="float" office:value="2479.33884297521" calcext:value-type="float">
            <text:p>2.479,33884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 office:value-type="float" office:value="3000" calcext:value-type="float">
            <text:p>3.000,00</text:p>
          </table:table-cell>
          <table:table-cell table:style-name="ce40" table:formula="of:=[.G94]*(1+[.H94])" office:value-type="float" office:value="3000" calcext:value-type="float">
            <text:p>3.000,00</text:p>
          </table:table-cell>
          <table:table-cell table:style-name="ce40"/>
          <table:table-cell table:style-name="ce3" office:value-type="string" calcext:value-type="string">
            <text:p>PIROTECNIA ZARAGOZANA, S.A</text:p>
          </table:table-cell>
          <table:table-cell table:style-name="ce89" office:value-type="date" office:date-value="2018-05-11" calcext:value-type="date">
            <text:p>11/05/2018</text:p>
          </table:table-cell>
          <table:table-cell table:style-name="ce3" office:value-type="string" calcext:value-type="string">
            <text:p>1 DÍA (31 DE JULIO 2018)</text:p>
          </table:table-cell>
          <table:table-cell table:style-name="ce41"/>
          <table:table-cell table:style-name="ce63" office:value-type="float" office:value="2700" calcext:value-type="float">
            <text:p>2.700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IDAZKARI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4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6">
          <table:table-cell table:style-name="ce3" office:value-type="string" calcext:value-type="string">
            <text:p>V-09/18</text:p>
          </table:table-cell>
          <table:table-cell table:style-name="ce3"/>
          <table:table-cell table:style-name="ce18" office:value-type="string" calcext:value-type="string">
            <text:p>ALTZARI ETA EKIPAMENDUZ HORNITZEA ANTXIKO GAZTE KULTUR FAKTORIA (GAZTELEKUA)</text:p>
          </table:table-cell>
          <table:table-cell table:style-name="ce18" office:value-type="string" calcext:value-type="string">
            <text:p>SUMINISTRO DE MOBILIARIO Y EQUIPAMIENTO DEL LOCAL DE GAZTE KULTUR FAKTORIA (GAZTELEKU) DE ANTXO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MENOR</text:p>
          </table:table-cell>
          <table:table-cell table:style-name="ce557"/>
          <table:table-cell table:style-name="ce578" office:value-type="percentage" office:value="0.21" calcext:value-type="percentage">
            <text:p>21 %</text:p>
          </table:table-cell>
          <table:table-cell table:style-name="ce63"/>
          <table:table-cell table:style-name="ce40" table:formula="of:=[.G95]*(1+[.H95])" office:value-type="float" office:value="0" calcext:value-type="float">
            <text:p>0,00</text:p>
          </table:table-cell>
          <table:table-cell table:style-name="ce40"/>
          <table:table-cell table:style-name="ce3" office:value-type="string" calcext:value-type="string">
            <text:p>MONTTE <text:s/>PROJECTS</text:p>
          </table:table-cell>
          <table:table-cell table:style-name="ce89" office:value-type="date" office:date-value="2018-03-08" calcext:value-type="date">
            <text:p>08/03/2018</text:p>
          </table:table-cell>
          <table:table-cell table:style-name="ce3"/>
          <table:table-cell table:style-name="ce41" office:value-type="float" office:value="7677.3" calcext:value-type="float">
            <text:p>7.677,30</text:p>
          </table:table-cell>
          <table:table-cell table:style-name="ce63" office:value-type="float" office:value="9289.53" calcext:value-type="float">
            <text:p>9.289,53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GAZTERI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4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18">
          <table:table-cell table:style-name="ce3" office:value-type="string" calcext:value-type="string">
            <text:p>V-14/18</text:p>
          </table:table-cell>
          <table:table-cell table:style-name="ce3"/>
          <table:table-cell table:style-name="ce18" office:value-type="string" calcext:value-type="string">
            <text:p>KALE-HEZITZAILEEN ESKU-HARTZE ZERBITZUA</text:p>
          </table:table-cell>
          <table:table-cell table:style-name="ce18" office:value-type="string" calcext:value-type="string">
            <text:p><text:s/>INTERVENCIÓN EDUCATIVA EN MEDIO ABIERTO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192000" calcext:value-type="float">
            <text:p>192.000,00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/>
          <table:table-cell table:style-name="ce40" table:formula="of:=[.G96]*(1+[.H96])" office:value-type="float" office:value="232320" calcext:value-type="float">
            <text:p>232.320,00</text:p>
          </table:table-cell>
          <table:table-cell table:style-name="ce40"/>
          <table:table-cell table:style-name="ce3" office:value-type="string" calcext:value-type="string">
            <text:p>GURE AMETS KULTUR ELKARTEA</text:p>
          </table:table-cell>
          <table:table-cell table:style-name="ce89" office:value-type="date" office:date-value="2018-11-14" calcext:value-type="date">
            <text:p>14/11/2018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41" office:value-type="float" office:value="192000" calcext:value-type="float">
            <text:p>192.000,00</text:p>
          </table:table-cell>
          <table:table-cell table:style-name="ce63"/>
          <table:table-cell table:style-name="ce123"/>
          <table:table-cell table:style-name="ce123" office:value-type="string" calcext:value-type="string">
            <text:p>2020: 1ª prorroga. <text:s text:c="8"/>2021: 2ª prorroga</text:p>
          </table:table-cell>
          <table:table-cell table:style-name="ce123" office:value-type="string" calcext:value-type="string">
            <text:p>GIZARTEKINTZA</text:p>
          </table:table-cell>
          <table:table-cell table:style-name="ce123"/>
          <table:table-cell table:style-name="ce89" office:value-type="date" office:date-value="2022-11-14" calcext:value-type="date">
            <text:p>14/11/2022</text:p>
          </table:table-cell>
          <table:table-cell table:style-name="ce150" office:value-type="date" office:date-value="2020-09-14" calcext:value-type="date">
            <text:p>14/09/2020</text:p>
          </table:table-cell>
          <table:table-cell table:style-name="ce150" office:value-type="date" office:date-value="2021-09-14" calcext:value-type="date">
            <text:p>14/09/2021</text:p>
          </table:table-cell>
          <table:table-cell table:style-name="ce150"/>
          <table:table-cell table:style-name="ce158" office:value-type="string" calcext:value-type="string">
            <text:p>PAZ-66 <text:s text:c="14"/>Luzapenak: 2020WLIZ0017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25">
          <table:table-cell table:style-name="ce3" office:value-type="string" calcext:value-type="string">
            <text:p>V-12/18</text:p>
          </table:table-cell>
          <table:table-cell table:style-name="ce3"/>
          <table:table-cell table:style-name="ce18" office:value-type="string" calcext:value-type="string">
            <text:p>KUADRILLATEGI – FAKTORIA, PASAIAKO GAZTEEN HIZKUNTZA OHITURETAN ERAGITEKO EGITASMOAK.</text:p>
          </table:table-cell>
          <table:table-cell table:style-name="ce18" office:value-type="string" calcext:value-type="string">
            <text:p>KUADRILLATEGI Y FACTORIA, PROYECTO PARA INCIDIR EN LOS HÁBITOS LINGüISTICOS DE LOS JÓVENES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10730" calcext:value-type="float">
            <text:p>10.730,00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/>
          <table:table-cell table:style-name="ce40" table:formula="of:=[.G97]*(1+[.H97])" office:value-type="float" office:value="12983.3" calcext:value-type="float">
            <text:p>12.983,30</text:p>
          </table:table-cell>
          <table:table-cell table:style-name="ce40" office:value-type="string" calcext:value-type="string">
            <text:p>Por grupo</text:p>
          </table:table-cell>
          <table:table-cell table:style-name="ce3" office:value-type="string" calcext:value-type="string">
            <text:p>TTAKUN KULTUR ELKARTEA</text:p>
          </table:table-cell>
          <table:table-cell table:style-name="ce89" office:value-type="date" office:date-value="2018-09-25" calcext:value-type="date">
            <text:p>25/09/2018</text:p>
          </table:table-cell>
          <table:table-cell table:style-name="ce3" office:value-type="string" calcext:value-type="string">
            <text:p>2 AÑOS + 2 PRORROGAS / ANUALES</text:p>
          </table:table-cell>
          <table:table-cell table:style-name="ce644" office:value-type="string" calcext:value-type="string">
            <text:p><text:span text:style-name="T53">9,925,25</text:span></text:p>
          </table:table-cell>
          <table:table-cell table:style-name="ce63"/>
          <table:table-cell table:style-name="ce123"/>
          <table:table-cell table:style-name="ce123" office:value-type="string" calcext:value-type="string">
            <text:p>2020: 1ª prorroga. <text:s text:c="8"/>2021: 2ª prorroga</text:p>
          </table:table-cell>
          <table:table-cell table:style-name="ce123" office:value-type="string" calcext:value-type="string">
            <text:p>EUSKARA</text:p>
          </table:table-cell>
          <table:table-cell table:style-name="ce123" office:value-type="string" calcext:value-type="string">
            <text:p>IMPORTE LICITACION: Cada grupo Kuadrillategiko: 10.730 € <text:s/>/ Grupo factoria: <text:s/>5.900 € <text:s/>/ Valor estimativo año 390.560,00 €. IMPORT ADJUCACION: Kuadrillategi por 9,925,25 €/año <text:s/>por grupo. / Faktoria: <text:s text:c="2"/>5.457,50 €/año <text:s/>por grupo. FIRMA CONTRATO: El contrato entrará en vigor el dia 1 de septiembre de 2018 al 31 de julio del 2018 .</text:p>
          </table:table-cell>
          <table:table-cell table:style-name="ce89" office:value-type="date" office:date-value="2022-07-31" calcext:value-type="date">
            <text:p>31/07/2022</text:p>
          </table:table-cell>
          <table:table-cell table:style-name="ce150" office:value-type="date" office:date-value="2020-05-31" calcext:value-type="date">
            <text:p>31/05/2020</text:p>
          </table:table-cell>
          <table:table-cell table:style-name="ce150" office:value-type="date" office:date-value="2021-05-31" calcext:value-type="date">
            <text:p>31/05/2021</text:p>
          </table:table-cell>
          <table:table-cell table:style-name="ce150"/>
          <table:table-cell table:style-name="ce158" office:value-type="string" calcext:value-type="string">
            <text:p>PAZ-64 2. Luzapena:2021WLIZ0008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8">
          <table:table-cell table:style-name="ce3" office:value-type="string" calcext:value-type="string">
            <text:p>V-18/18</text:p>
          </table:table-cell>
          <table:table-cell table:style-name="ce3"/>
          <table:table-cell table:style-name="ce18" office:value-type="string" calcext:value-type="string">
            <text:p>DONIBANEKO KIROLGUNEKO INSTALAZIOEN KUDEAKETA (I)</text:p>
          </table:table-cell>
          <table:table-cell table:style-name="ce18" office:value-type="string" calcext:value-type="string">
            <text:p>GESTION DE LAS INSTALACIONES DEL COMPLEJO <text:s/>DEPORTIVO <text:s/>DE DONIBANE</text:p>
          </table:table-cell>
          <table:table-cell table:style-name="ce3" office:value-type="string" calcext:value-type="string">
            <text:p>GESTIÓN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68727.27" calcext:value-type="float">
            <text:p>68.727,27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41" office:value-type="float" office:value="83160" calcext:value-type="float">
            <text:p>83.160,00</text:p>
          </table:table-cell>
          <table:table-cell table:style-name="ce40" table:formula="of:=[.G98]*(1+[.H98])" office:value-type="float" office:value="83159.9967" calcext:value-type="float">
            <text:p>83.160,00</text:p>
          </table:table-cell>
          <table:table-cell table:style-name="ce40"/>
          <table:table-cell table:style-name="ce3" office:value-type="string" calcext:value-type="string">
            <text:p>DESIERTO</text:p>
          </table:table-cell>
          <table:table-cell table:style-name="ce89"/>
          <table:table-cell table:style-name="ce3" office:value-type="string" calcext:value-type="string">
            <text:p>2 AÑOS + 2 PRORROGAS / ANUALES</text:p>
          </table:table-cell>
          <table:table-cell table:style-name="ce41"/>
          <table:table-cell table:style-name="ce63"/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KIROL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6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7">
          <table:table-cell table:style-name="ce3" office:value-type="string" calcext:value-type="string">
            <text:p>V-22/18</text:p>
          </table:table-cell>
          <table:table-cell table:style-name="ce3"/>
          <table:table-cell table:style-name="ce18" office:value-type="string" calcext:value-type="string">
            <text:p>POLTSA KONPOSTAGARRIEN LAU BANAGAILUREN HORNIDURA ETA INSTALAZIOA</text:p>
          </table:table-cell>
          <table:table-cell table:style-name="ce18" office:value-type="string" calcext:value-type="string">
            <text:p>SUMINISTRO E INSTALACIÓN DE CUATRO MÁQUINAS EXPENDEDORAS DE BOLSAS COMPOSTABLES</text:p>
          </table:table-cell>
          <table:table-cell table:style-name="ce3" office:value-type="string" calcext:value-type="string">
            <text:p>SUMINISTRO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28800" calcext:value-type="float">
            <text:p>28.800,00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/>
          <table:table-cell table:style-name="ce40" table:formula="of:=[.G99]*(1+[.H99])" office:value-type="float" office:value="34848" calcext:value-type="float">
            <text:p>34.848,00</text:p>
          </table:table-cell>
          <table:table-cell table:style-name="ce40"/>
          <table:table-cell table:style-name="ce3" office:value-type="string" calcext:value-type="string">
            <text:p>DORLET S.A.U</text:p>
          </table:table-cell>
          <table:table-cell table:style-name="ce89" office:value-type="date" office:date-value="2019-01-24" calcext:value-type="date">
            <text:p>24/01/2019</text:p>
          </table:table-cell>
          <table:table-cell table:style-name="ce3" office:value-type="string" calcext:value-type="string">
            <text:p>60 días</text:p>
          </table:table-cell>
          <table:table-cell table:style-name="ce41" office:value-type="float" office:value="28720" calcext:value-type="float">
            <text:p>28.720,00</text:p>
          </table:table-cell>
          <table:table-cell table:style-name="ce63" table:formula="of:=+28720+6031.2" office:value-type="float" office:value="34751.2" calcext:value-type="float">
            <text:p>34.751,2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ZERBITZUAK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9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18">
          <table:table-cell table:style-name="ce3" office:value-type="string" calcext:value-type="string">
            <text:p>OM-5/18</text:p>
          </table:table-cell>
          <table:table-cell table:style-name="ce3"/>
          <table:table-cell table:style-name="ce18" office:value-type="string" calcext:value-type="string">
            <text:p>DONIBANEKO HIRIGUNERAKO SEGURTASUN PLANA</text:p>
          </table:table-cell>
          <table:table-cell table:style-name="ce18" office:value-type="string" calcext:value-type="string">
            <text:p>PLAN SEGURIDAD CASCO HISTÓRICO DONIBAN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IREKIA / ABIERTO</text:p>
          </table:table-cell>
          <table:table-cell table:style-name="ce41" office:value-type="float" office:value="190993.23" calcext:value-type="float">
            <text:p>190.993,23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 office:value-type="string" calcext:value-type="string">
            <text:p><text:span text:style-name="T28">231.101,81</text:span><text:span text:style-name="T29"> </text:span></text:p>
          </table:table-cell>
          <table:table-cell table:style-name="ce40" table:formula="of:=[.G100]*(1+[.H100])" office:value-type="float" office:value="231101.8083" calcext:value-type="float">
            <text:p>231.101,81</text:p>
          </table:table-cell>
          <table:table-cell table:style-name="ce40"/>
          <table:table-cell table:style-name="ce3" office:value-type="string" calcext:value-type="string">
            <text:p>ACUÑA S.A Y GIRDER INGENIEROS</text:p>
          </table:table-cell>
          <table:table-cell table:style-name="ce89" office:value-type="date" office:date-value="2018-11-23" calcext:value-type="date">
            <text:p>23/11/2018</text:p>
          </table:table-cell>
          <table:table-cell table:style-name="ce3" office:value-type="string" calcext:value-type="string">
            <text:p>12 semanas</text:p>
          </table:table-cell>
          <table:table-cell table:style-name="ce41"/>
          <table:table-cell table:style-name="ce63" office:value-type="float" office:value="202889.77" calcext:value-type="float">
            <text:p>202.889,77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-67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9">
          <table:table-cell table:style-name="ce3" office:value-type="string" calcext:value-type="string">
            <text:p>V-16/18</text:p>
          </table:table-cell>
          <table:table-cell table:style-name="ce3"/>
          <table:table-cell table:style-name="ce18" office:value-type="string" calcext:value-type="string">
            <text:p>PASAIAKO IRISGARRITASUN PLANA IDAZTEA</text:p>
          </table:table-cell>
          <table:table-cell table:style-name="ce18" office:value-type="string" calcext:value-type="string">
            <text:p>REDACCIÓN DEL PLAN DE ACCESIBILIDAD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ABIERTO SIMPLIFICADO</text:p>
          </table:table-cell>
          <table:table-cell table:style-name="ce41" office:value-type="float" office:value="50000" calcext:value-type="float">
            <text:p>50.000,00</text:p>
          </table:table-cell>
          <table:table-cell table:style-name="ce578" office:value-type="percentage" office:value="0.21" calcext:value-type="percentage">
            <text:p>21 %</text:p>
          </table:table-cell>
          <table:table-cell table:style-name="ce63" office:value-type="float" office:value="60500" calcext:value-type="float">
            <text:p>60.500,00</text:p>
          </table:table-cell>
          <table:table-cell table:style-name="ce40" table:formula="of:=[.G101]*(1+[.H101])" office:value-type="float" office:value="60500" calcext:value-type="float">
            <text:p>60.500,00</text:p>
          </table:table-cell>
          <table:table-cell table:style-name="ce40"/>
          <table:table-cell table:style-name="ce3" office:value-type="string" calcext:value-type="string">
            <text:p>INGARTEK CONSULTING S.L</text:p>
          </table:table-cell>
          <table:table-cell table:style-name="ce89" office:value-type="date" office:date-value="2018-09-28" calcext:value-type="date">
            <text:p>28/09/2018</text:p>
          </table:table-cell>
          <table:table-cell table:style-name="ce3" office:value-type="string" calcext:value-type="string">
            <text:p>3 meses</text:p>
          </table:table-cell>
          <table:table-cell table:style-name="ce41" office:value-type="float" office:value="37500" calcext:value-type="float">
            <text:p>37.500,00</text:p>
          </table:table-cell>
          <table:table-cell table:style-name="ce63" office:value-type="float" office:value="45375" calcext:value-type="float">
            <text:p>45.375,00</text:p>
          </table:table-cell>
          <table:table-cell table:style-name="ce123" office:value-type="string" calcext:value-type="string">
            <text:p>SI</text:p>
          </table:table-cell>
          <table:table-cell table:style-name="ce123"/>
          <table:table-cell table:style-name="ce123" office:value-type="string" calcext:value-type="string">
            <text:p>HIRIGINTZA</text:p>
          </table:table-cell>
          <table:table-cell table:style-name="ce123"/>
          <table:table-cell table:style-name="ce89"/>
          <table:table-cell table:style-name="ce150" table:number-columns-repeated="3"/>
          <table:table-cell table:style-name="ce158" office:value-type="string" calcext:value-type="string">
            <text:p>PAZ 65-2</text:p>
          </table:table-cell>
          <table:table-cell table:style-name="ce158"/>
          <table:table-cell table:style-name="ce161" table:number-columns-repeated="997"/>
          <table:table-cell table:style-name="ce66"/>
        </table:table-row>
        <table:table-row table:style-name="ro3">
          <table:table-cell table:style-name="ce4" table:number-columns-repeated="2"/>
          <table:table-cell table:style-name="ce20" office:value-type="string" calcext:value-type="string">
            <text:p>“MINDFULNESS” IKASTAROA</text:p>
          </table:table-cell>
          <table:table-cell table:style-name="ce20" office:value-type="string" calcext:value-type="string">
            <text:p>CURSO “MINDFULNESS”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02]*(1+[.H102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VEGA AYLLÓN USANOS</text:p>
          </table:table-cell>
          <table:table-cell table:style-name="ce91" office:value-type="date" office:date-value="2019-02-11" calcext:value-type="date">
            <text:p>11/02/2019</text:p>
          </table:table-cell>
          <table:table-cell table:style-name="ce4" office:value-type="string" calcext:value-type="string">
            <text:p>5 MESES (ENERO-MAYO 2019)</text:p>
          </table:table-cell>
          <table:table-cell table:style-name="ce49"/>
          <table:table-cell table:style-name="ce76" office:value-type="float" office:value="10152" calcext:value-type="float">
            <text:p>10.152,0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5">
          <table:table-cell table:style-name="ce4" office:value-type="string" calcext:value-type="string">
            <text:p>V-04/18</text:p>
          </table:table-cell>
          <table:table-cell table:style-name="ce4"/>
          <table:table-cell table:style-name="ce20" office:value-type="string" calcext:value-type="string">
            <text:p>POBLADO, SALINAS ETA ANDONAEGI BIZITEGIRAKO HIRI-EREMUEN BERRONERATZE, BIRGAITZE ETA KUDEAKETAN ESKU HARTZEKO PLANA/PROIEKTUA</text:p>
          </table:table-cell>
          <table:table-cell table:style-name="ce20"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NEGOCIADO</text:p>
          </table:table-cell>
          <table:table-cell table:style-name="ce49" office:value-type="float" office:value="38000" calcext:value-type="float">
            <text:p>38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45980" calcext:value-type="float">
            <text:p>45.980,00</text:p>
          </table:table-cell>
          <table:table-cell table:style-name="ce171" table:formula="of:=[.G103]*(1+[.H103])" office:value-type="float" office:value="45980" calcext:value-type="float">
            <text:p>45.980,00</text:p>
          </table:table-cell>
          <table:table-cell table:style-name="ce249"/>
          <table:table-cell table:style-name="ce4" office:value-type="string" calcext:value-type="string">
            <text:p>UTE POBLADO (AITZIKER KOOP ELKARTE TXIKIA)</text:p>
          </table:table-cell>
          <table:table-cell table:style-name="ce91" office:value-type="date" office:date-value="2018-05-14" calcext:value-type="date">
            <text:p>14/05/2018</text:p>
          </table:table-cell>
          <table:table-cell table:style-name="ce4" office:value-type="string" calcext:value-type="string">
            <text:p>36 semanas</text:p>
          </table:table-cell>
          <table:table-cell table:style-name="ce49" office:value-type="float" office:value="37240" calcext:value-type="float">
            <text:p>37.240,00</text:p>
          </table:table-cell>
          <table:table-cell table:style-name="ce76" office:value-type="float" office:value="45060.4" calcext:value-type="float">
            <text:p>45.060,4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HIRIG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 65-2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6">
          <table:table-cell table:style-name="ce4" office:value-type="string" calcext:value-type="string">
            <text:p>V-05/18</text:p>
          </table:table-cell>
          <table:table-cell table:style-name="ce4"/>
          <table:table-cell table:style-name="ce20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20"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NEGOCIADO</text:p>
          </table:table-cell>
          <table:table-cell table:style-name="ce49" office:value-type="float" office:value="42000" calcext:value-type="float">
            <text:p>42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04]*(1+[.H104])" office:value-type="float" office:value="50820" calcext:value-type="float">
            <text:p>50.820,00</text:p>
          </table:table-cell>
          <table:table-cell table:style-name="ce249"/>
          <table:table-cell table:style-name="ce4" office:value-type="string" calcext:value-type="string">
            <text:p><text:s/>JAUME GALVANY LARROUQUERE</text:p>
          </table:table-cell>
          <table:table-cell table:style-name="ce91" office:value-type="date" office:date-value="2018-05-31" calcext:value-type="date">
            <text:p>31/05/2018</text:p>
          </table:table-cell>
          <table:table-cell table:style-name="ce4" office:value-type="string" calcext:value-type="string">
            <text:p>1 AÑO. </text:p>
          </table:table-cell>
          <table:table-cell table:style-name="ce49" office:value-type="float" office:value="42000" calcext:value-type="float">
            <text:p>42.000,00</text:p>
          </table:table-cell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4 <text:s text:c="12"/>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7">
          <table:table-cell table:style-name="ce4" office:value-type="string" calcext:value-type="string">
            <text:p>V-01/18</text:p>
          </table:table-cell>
          <table:table-cell table:style-name="ce4"/>
          <table:table-cell table:style-name="ce20"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table:style-name="ce20"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ABIERTO</text:p>
          </table:table-cell>
          <table:table-cell table:style-name="ce49" office:value-type="float" office:value="119834.71" calcext:value-type="float">
            <text:p>119.834,71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145000" calcext:value-type="float">
            <text:p>145.000,00</text:p>
          </table:table-cell>
          <table:table-cell table:style-name="ce171" table:formula="of:=[.G105]*(1+[.H105])" office:value-type="float" office:value="144999.9991" calcext:value-type="float">
            <text:p>145.000,00</text:p>
          </table:table-cell>
          <table:table-cell table:style-name="ce249"/>
          <table:table-cell table:style-name="ce4" office:value-type="string" calcext:value-type="string">
            <text:p>ESTUDIO DE RENOVACION Y DESARROLLOS URBANOS (ERDU)</text:p>
          </table:table-cell>
          <table:table-cell table:style-name="ce91" office:value-type="date" office:date-value="2018-10-22" calcext:value-type="date">
            <text:p>22/10/2018</text:p>
          </table:table-cell>
          <table:table-cell table:style-name="ce4" office:value-type="string" calcext:value-type="string">
            <text:p>16 meses</text:p>
          </table:table-cell>
          <table:table-cell table:style-name="ce49" office:value-type="float" office:value="114345" calcext:value-type="float">
            <text:p>114.345,00</text:p>
          </table:table-cell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HIRIG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8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8">
          <table:table-cell table:style-name="ce4" office:value-type="string" calcext:value-type="string">
            <text:p>OM-04/18</text:p>
          </table:table-cell>
          <table:table-cell table:style-name="ce4"/>
          <table:table-cell table:style-name="ce20" office:value-type="string" calcext:value-type="string">
            <text:p>ANTXOKO TOPOKO ARKUPEAK BIRGAITZEA ETA BEREN PAISAIA LEHENGORATZEA</text:p>
          </table:table-cell>
          <table:table-cell table:style-name="ce20" office:value-type="string" calcext:value-type="string">
            <text:p>REHABILITACIÓN Y RECUPERACIÓN PAISAJÍSTICA DE <text:s/>LOS ARCOS DEL TOPO EN ANTXO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BIERTO SIMPLIFICADO</text:p>
          </table:table-cell>
          <table:table-cell table:style-name="ce49" office:value-type="float" office:value="182004.77" calcext:value-type="float">
            <text:p>182.004,7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220225.77" calcext:value-type="float">
            <text:p>220.225,77</text:p>
          </table:table-cell>
          <table:table-cell table:style-name="ce171" table:formula="of:=[.G106]*(1+[.H106])" office:value-type="float" office:value="220225.7717" calcext:value-type="float">
            <text:p>220.225,77</text:p>
          </table:table-cell>
          <table:table-cell table:style-name="ce249"/>
          <table:table-cell table:style-name="ce4" office:value-type="string" calcext:value-type="string">
            <text:p>URBYCOLAN S.L.</text:p>
          </table:table-cell>
          <table:table-cell table:style-name="ce91" office:value-type="date" office:date-value="2018-12-27" calcext:value-type="date">
            <text:p>27/12/2018</text:p>
          </table:table-cell>
          <table:table-cell table:style-name="ce4" office:value-type="string" calcext:value-type="string">
            <text:p>10 semanas</text:p>
          </table:table-cell>
          <table:table-cell table:style-name="ce49" office:value-type="float" office:value="182004.77" calcext:value-type="float">
            <text:p>182.004,77</text:p>
          </table:table-cell>
          <table:table-cell table:style-name="ce76" office:value-type="float" office:value="220225.76" calcext:value-type="float">
            <text:p>220.225,76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HIRIG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5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8">
          <table:table-cell table:style-name="ce4" office:value-type="string" calcext:value-type="string">
            <text:p>V-21/18</text:p>
          </table:table-cell>
          <table:table-cell table:style-name="ce4"/>
          <table:table-cell table:style-name="ce20" office:value-type="string" calcext:value-type="string">
            <text:p>PASAI SAN PEDROKO ZAHARREN EGOITZAKO HARRERA ZERBITZUA KONTRATATZEKO</text:p>
          </table:table-cell>
          <table:table-cell table:style-name="ce20"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ABIERTO</text:p>
          </table:table-cell>
          <table:table-cell table:style-name="ce49" office:value-type="float" office:value="23796" calcext:value-type="float">
            <text:p>23.796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07]*(1+[.H107])" office:value-type="float" office:value="28793.16" calcext:value-type="float">
            <text:p>28.793,16</text:p>
          </table:table-cell>
          <table:table-cell table:style-name="ce249"/>
          <table:table-cell table:style-name="ce4" office:value-type="string" calcext:value-type="string">
            <text:p>GUREAK ZERBITZU ANITZAK S.L.U</text:p>
          </table:table-cell>
          <table:table-cell table:style-name="ce91" office:value-type="date" office:date-value="2018-12-11" calcext:value-type="date">
            <text:p>11/12/2018</text:p>
          </table:table-cell>
          <table:table-cell table:style-name="ce4" office:value-type="string" calcext:value-type="string">
            <text:p>2 AÑOS <text:s/>.PRORROGABLE ANUALMENTE 2 MAS.(2022)</text:p>
          </table:table-cell>
          <table:table-cell table:style-name="ce49" office:value-type="float" office:value="22606.2" calcext:value-type="float">
            <text:p>22.606,20</text:p>
          </table:table-cell>
          <table:table-cell table:style-name="ce76"/>
          <table:table-cell table:style-name="ce124" office:value-type="string" calcext:value-type="string">
            <text:p>SI</text:p>
          </table:table-cell>
          <table:table-cell table:style-name="ce124" office:value-type="string" calcext:value-type="string">
            <text:p>KABIARA pasa da</text:p>
          </table:table-cell>
          <table:table-cell table:style-name="ce124" office:value-type="string" calcext:value-type="string">
            <text:p>ZAHARREN EGOITZA</text:p>
          </table:table-cell>
          <table:table-cell table:style-name="ce124"/>
          <table:table-cell table:style-name="ce143" office:value-type="date" office:date-value="2022-12-10" calcext:value-type="date">
            <text:p>10/12/2022</text:p>
          </table:table-cell>
          <table:table-cell table:style-name="ce149" office:value-type="date" office:date-value="2020-10-10" calcext:value-type="date">
            <text:p>10/10/2020</text:p>
          </table:table-cell>
          <table:table-cell table:style-name="ce153" office:value-type="date" office:date-value="2021-10-10" calcext:value-type="date">
            <text:p>10/10/2021</text:p>
          </table:table-cell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3">
          <table:table-cell table:style-name="ce4" office:value-type="string" calcext:value-type="string">
            <text:p>V-29/18</text:p>
          </table:table-cell>
          <table:table-cell table:style-name="ce4"/>
          <table:table-cell table:style-name="ce20" office:value-type="string" calcext:value-type="string">
            <text:p>HARRERA ON! PROGRAMA</text:p>
          </table:table-cell>
          <table:table-cell table:style-name="ce20" office:value-type="string" calcext:value-type="string">
            <text:p>PROGRAMA HARRERA ON!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08]*(1+[.H108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EUSKARAZ KOOP AEK</text:p>
          </table:table-cell>
          <table:table-cell table:style-name="ce91" office:value-type="date" office:date-value="2018-12-18" calcext:value-type="date">
            <text:p>18/12/2018</text:p>
          </table:table-cell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9">
          <table:table-cell table:style-name="ce4" office:value-type="string" calcext:value-type="string">
            <text:p>V-18/18</text:p>
          </table:table-cell>
          <table:table-cell table:style-name="ce4"/>
          <table:table-cell table:style-name="ce20" office:value-type="string" calcext:value-type="string">
            <text:p>DONIBANEKO KIROL INSTALAZIOAK (II)</text:p>
          </table:table-cell>
          <table:table-cell table:style-name="ce20" office:value-type="string" calcext:value-type="string">
            <text:p>INSTALACIONES DEPORTIVAS DE DONIBANE <text:s/>-CONCESION- (II)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68727.27" calcext:value-type="float">
            <text:p>68.727,2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83160" calcext:value-type="float">
            <text:p>83.160,00</text:p>
          </table:table-cell>
          <table:table-cell table:style-name="ce171" table:formula="of:=[.G109]*(1+[.H109])" office:value-type="float" office:value="83159.9967" calcext:value-type="float">
            <text:p>83.160,00</text:p>
          </table:table-cell>
          <table:table-cell table:style-name="ce249"/>
          <table:table-cell table:style-name="ce4" office:value-type="string" calcext:value-type="string">
            <text:p>BPXPORT KIROL ZERBITZUAK, S.L.</text:p>
          </table:table-cell>
          <table:table-cell table:style-name="ce91" office:value-type="date" office:date-value="2019-01-09" calcext:value-type="date">
            <text:p>09/01/2019</text:p>
          </table:table-cell>
          <table:table-cell table:style-name="ce4" office:value-type="string" calcext:value-type="string">
            <text:p>2 AÑOS <text:s/>.PRORROGABLE ANUALMENTE 2 MAS.(2023)</text:p>
          </table:table-cell>
          <table:table-cell table:style-name="ce49" office:value-type="float" office:value="108900" calcext:value-type="float">
            <text:p>108.900,00</text:p>
          </table:table-cell>
          <table:table-cell table:style-name="ce76" office:value-type="float" office:value="90000" calcext:value-type="float">
            <text:p>90.000,00</text:p>
          </table:table-cell>
          <table:table-cell table:style-name="ce124"/>
          <table:table-cell table:style-name="ce124" office:value-type="string" calcext:value-type="string">
            <text:p>2021: 1ª prorroga. <text:s text:c="8"/>2022: 2ª prorroga</text:p>
          </table:table-cell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 office:value-type="date" office:date-value="2023-01-09" calcext:value-type="date">
            <text:p>09/01/2023</text:p>
          </table:table-cell>
          <table:table-cell table:style-name="ce149" office:value-type="date" office:date-value="2020-11-08" calcext:value-type="date">
            <text:p>08/11/2020</text:p>
          </table:table-cell>
          <table:table-cell table:style-name="ce153" office:value-type="date" office:date-value="2021-11-08" calcext:value-type="date">
            <text:p>08/11/2021</text:p>
          </table:table-cell>
          <table:table-cell table:style-name="ce155"/>
          <table:table-cell table:style-name="ce129" office:value-type="string" calcext:value-type="string">
            <text:p>PAZ-65 <text:s/>Luzapenak:2020WLIZ0021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9">
          <table:table-cell table:style-name="ce4" office:value-type="string" calcext:value-type="string">
            <text:p>V-30/18</text:p>
          </table:table-cell>
          <table:table-cell table:style-name="ce4"/>
          <table:table-cell table:style-name="ce20" office:value-type="string" calcext:value-type="string">
            <text:p>“EMAKIMEEN GUNEAK: MIGRATZAILEEN BILGUNEAK ETA PASAITARREN ARTEKO KULTURARTEKO ELKARRIZKETAK” PROGRAMA</text:p>
          </table:table-cell>
          <table:table-cell table:style-name="ce20" office:value-type="string" calcext:value-type="string">
            <text:p>PROGRAMA “ESPACIO DE MUJERES ENCUENTROS MIGRANTES Y DIALOGOS INTERCULTURALES ENTRE PASAITARRAS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10]*(1+[.H110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SORBURU</text:p>
          </table:table-cell>
          <table:table-cell table:style-name="ce91" office:value-type="date" office:date-value="2018-12-18" calcext:value-type="date">
            <text:p>18/12/2018</text:p>
          </table:table-cell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8">
          <table:table-cell table:style-name="ce4" office:value-type="string" calcext:value-type="string">
            <text:p>V-27/18</text:p>
          </table:table-cell>
          <table:table-cell table:style-name="ce4"/>
          <table:table-cell table:style-name="ce20" office:value-type="string" calcext:value-type="string">
            <text:p>PASAIAKO HAUR ETA NERABEEN PARTE-HARTZE FOROAK</text:p>
          </table:table-cell>
          <table:table-cell table:style-name="ce20" office:value-type="string" calcext:value-type="string">
            <text:p>FORO DE PARTICIPACION DE NIÑOS/AS Y ADOLESCENTES DE PASAIA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11]*(1+[.H111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FARAPI KOOPERATIBA ELKARTEA</text:p>
          </table:table-cell>
          <table:table-cell table:style-name="ce91" office:value-type="string" calcext:value-type="string">
            <text:p><text:s/></text:p>
          </table:table-cell>
          <table:table-cell table:style-name="ce4" office:value-type="string" calcext:value-type="string">
            <text:p>DICIEMRBE 2018- MARZO 2019</text:p>
          </table:table-cell>
          <table:table-cell table:style-name="ce49" office:value-type="float" office:value="14876" calcext:value-type="float">
            <text:p>14.876,00</text:p>
          </table:table-cell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8">
          <table:table-cell table:style-name="ce4" office:value-type="string" calcext:value-type="string">
            <text:p>V-28/19</text:p>
          </table:table-cell>
          <table:table-cell table:style-name="ce4"/>
          <table:table-cell table:style-name="ce20" office:value-type="string" calcext:value-type="string">
            <text:p>MEIPIKO HAURRENTZAKO JOLASGUNEA BERRITZEKO OBRA</text:p>
          </table:table-cell>
          <table:table-cell table:style-name="ce20" office:value-type="string" calcext:value-type="string">
            <text:p>RENOVACIÓN DE ZONA DE JUEGOS INFANTILES EN MEIPI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12]*(1+[.H112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HAGS-SWELEK S.A.</text:p>
          </table:table-cell>
          <table:table-cell table:style-name="ce91" office:value-type="string" calcext:value-type="string">
            <text:p>17-12-2018</text:p>
          </table:table-cell>
          <table:table-cell table:style-name="ce4"/>
          <table:table-cell table:style-name="ce49" office:value-type="float" office:value="19602" calcext:value-type="float">
            <text:p>19.602,00</text:p>
          </table:table-cell>
          <table:table-cell table:style-name="ce76" office:value-type="float" office:value="23718.42" calcext:value-type="float">
            <text:p>23.718,42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ZU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6">
          <table:table-cell table:style-name="ce4" office:value-type="string" calcext:value-type="string">
            <text:p>V-20/18</text:p>
          </table:table-cell>
          <table:table-cell table:style-name="ce4"/>
          <table:table-cell table:style-name="ce20" office:value-type="string" calcext:value-type="string">
            <text:p>DONIBANEKO HIRIGUNE HISTORIKOAN SUTEEN AURKAKO INSTALAZIOAK JARTZEKO PROIEKTUA IDAZTEA</text:p>
          </table:table-cell>
          <table:table-cell table:style-name="ce20" office:value-type="string" calcext:value-type="string">
            <text:p>REDACCIÓN DEL PROYECTO DE INSTALACIONES CONTRAINCENDIOS DEL CASCO HISTÓRICO DE DONIBANE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13]*(1+[.H113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GIRDER INGENIEROS</text:p>
          </table:table-cell>
          <table:table-cell table:style-name="ce91" office:value-type="date" office:date-value="2018-08-23" calcext:value-type="date">
            <text:p>23/08/2018</text:p>
          </table:table-cell>
          <table:table-cell table:style-name="ce4"/>
          <table:table-cell table:style-name="ce49" office:value-type="float" office:value="9500" calcext:value-type="float">
            <text:p>9.500,00</text:p>
          </table:table-cell>
          <table:table-cell table:style-name="ce76" office:value-type="float" office:value="11495" calcext:value-type="float">
            <text:p>11.495,0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UZ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6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07/19</text:p>
          </table:table-cell>
          <table:table-cell table:style-name="ce4"/>
          <table:table-cell table:style-name="ce20" office:value-type="string" calcext:value-type="string">
            <text:p>“2019an PASAIAN SU ARTIFIZIALEN HORNIKETA ETA HORIEK HOBETZEA</text:p>
          </table:table-cell>
          <table:table-cell table:style-name="ce20" office:value-type="string" calcext:value-type="string">
            <text:p>“SUMINISTRO Y QUEMA DE FUEGOS ARTIFICIALES EN PASAIA 2019”</text:p>
          </table:table-cell>
          <table:table-cell table:style-name="ce4" office:value-type="string" calcext:value-type="string">
            <text:p>SUMINISTRO</text:p>
          </table:table-cell>
          <table:table-cell table:style-name="ce4" office:value-type="string" calcext:value-type="string">
            <text:p>MENOR CON INVITACIÓN</text:p>
          </table:table-cell>
          <table:table-cell table:style-name="ce49" office:value-type="float" office:value="2479.33884297521" calcext:value-type="float">
            <text:p>2.479,34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3000" calcext:value-type="float">
            <text:p>3.000,00</text:p>
          </table:table-cell>
          <table:table-cell table:style-name="ce171" table:formula="of:=[.G114]*(1+[.H114])" office:value-type="float" office:value="3000" calcext:value-type="float">
            <text:p>3.000,00</text:p>
          </table:table-cell>
          <table:table-cell table:style-name="ce249"/>
          <table:table-cell table:style-name="ce4" office:value-type="string" calcext:value-type="string">
            <text:p>GLOBAL FOC S.L. CABALLER FX</text:p>
          </table:table-cell>
          <table:table-cell table:style-name="ce91" office:value-type="date" office:date-value="2019-05-21" calcext:value-type="date">
            <text:p>21/05/2019</text:p>
          </table:table-cell>
          <table:table-cell table:style-name="ce4" office:value-type="string" calcext:value-type="string">
            <text:p>Para el 31 de julio del 2019</text:p>
          </table:table-cell>
          <table:table-cell table:style-name="ce49"/>
          <table:table-cell table:style-name="ce76" office:value-type="float" office:value="3000" calcext:value-type="float">
            <text:p>3.000,0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IDAZKARI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02/19</text:p>
          </table:table-cell>
          <table:table-cell table:style-name="ce4"/>
          <table:table-cell table:style-name="ce20" office:value-type="string" calcext:value-type="string">
            <text:p>HAURRENTZAKO UDALEKU IREKIAK</text:p>
          </table:table-cell>
          <table:table-cell table:style-name="ce20" office:value-type="string" calcext:value-type="string">
            <text:p>COLONIAS ABIERTAS PARA NIÑOS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1" office:value-type="string" calcext:value-type="string">
            <text:p>85.000</text:p>
          </table:table-cell>
          <table:table-cell table:style-name="ce206" office:value-type="percentage" office:value="0.1" calcext:value-type="percentage">
            <text:p>10 %</text:p>
          </table:table-cell>
          <table:table-cell table:style-name="ce223" table:formula="of:=+85000+8500" office:value-type="float" office:value="93500" calcext:value-type="float">
            <text:p>93.500,00</text:p>
          </table:table-cell>
          <table:table-cell table:style-name="ce229" table:formula="of:=[.G115]*(1+[.H115])" office:value-type="float" office:value="93500" calcext:value-type="float">
            <text:p>93.500,00</text:p>
          </table:table-cell>
          <table:table-cell table:style-name="ce249"/>
          <table:table-cell table:style-name="ce4" office:value-type="string" calcext:value-type="string">
            <text:p>URTXINTXA ESKOLA</text:p>
          </table:table-cell>
          <table:table-cell table:style-name="ce91" office:value-type="date" office:date-value="2019-05-14" calcext:value-type="date">
            <text:p>14/05/2019</text:p>
          </table:table-cell>
          <table:table-cell table:style-name="ce4" office:value-type="string" calcext:value-type="string">
            <text:p>2 AÑOS. PRORROGABLES ANUALMENTE 2 AÑOS MAS (2022 Y 2023)</text:p>
          </table:table-cell>
          <table:table-cell table:style-name="ce49" office:value-type="float" office:value="80000" calcext:value-type="float">
            <text:p>80.000,00</text:p>
          </table:table-cell>
          <table:table-cell table:style-name="ce76" office:value-type="float" office:value="88000" calcext:value-type="float">
            <text:p>88.000,00</text:p>
          </table:table-cell>
          <table:table-cell table:style-name="ce124"/>
          <table:table-cell table:style-name="ce124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124" office:value-type="string" calcext:value-type="string">
            <text:p>GAZTERIA</text:p>
          </table:table-cell>
          <table:table-cell table:style-name="ce124"/>
          <table:table-cell table:style-name="ce143" office:value-type="date" office:date-value="2023-05-14" calcext:value-type="date">
            <text:p>14/05/2023</text:p>
          </table:table-cell>
          <table:table-cell table:style-name="ce149" office:value-type="date" office:date-value="2021-03-14" calcext:value-type="date">
            <text:p>14/03/2021</text:p>
          </table:table-cell>
          <table:table-cell table:style-name="ce153" office:value-type="date" office:date-value="2022-03-14" calcext:value-type="date">
            <text:p>14/03/2022</text:p>
          </table:table-cell>
          <table:table-cell table:style-name="ce155"/>
          <table:table-cell table:style-name="ce129" office:value-type="string" calcext:value-type="string">
            <text:p>PAZ-69 <text:s text:c="16"/>Luzapena 2021WLIZ0003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01/19</text:p>
          </table:table-cell>
          <table:table-cell table:style-name="ce4"/>
          <table:table-cell table:style-name="ce20" office:value-type="string" calcext:value-type="string">
            <text:p>“GOXATU” NERABE ETA GAZTEENTZAKO ZERBITZUA</text:p>
          </table:table-cell>
          <table:table-cell table:style-name="ce20" office:value-type="string" calcext:value-type="string">
            <text:p>SERVIO PARA ADOLESCENTES Y JOVENES “GOXATU”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MENOR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16]*(1+[.H116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LAHIA 3.0</text:p>
          </table:table-cell>
          <table:table-cell table:style-name="ce91" office:value-type="date" office:date-value="2019-01-23" calcext:value-type="date">
            <text:p>23/01/2019</text:p>
          </table:table-cell>
          <table:table-cell table:style-name="ce4" office:value-type="string" calcext:value-type="string">
            <text:p>ENERO-DICIEMBRE 2019</text:p>
          </table:table-cell>
          <table:table-cell table:style-name="ce49"/>
          <table:table-cell table:style-name="ce76" office:value-type="float" office:value="8150" calcext:value-type="float">
            <text:p>8.150,0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11/19</text:p>
          </table:table-cell>
          <table:table-cell table:style-name="ce4"/>
          <table:table-cell table:style-name="ce20" office:value-type="string" calcext:value-type="string">
            <text:p>ANDONAEGIKO FUTBOL-HOKEY ZELAIAREN KUDEAKETA <text:s/>(I)</text:p>
          </table:table-cell>
          <table:table-cell table:style-name="ce20" office:value-type="string" calcext:value-type="string">
            <text:p>GESTION DEL CAMPO DE FÚTBOL – HOKEY DE ANDONAEGI (I)</text:p>
          </table:table-cell>
          <table:table-cell table:style-name="ce4" office:value-type="string" calcext:value-type="string">
            <text:p>GESTIÓN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34760.33" calcext:value-type="float">
            <text:p>34.760,3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42060" calcext:value-type="float">
            <text:p>42.060,00</text:p>
          </table:table-cell>
          <table:table-cell table:style-name="ce171" table:formula="of:=[.G117]*(1+[.H117])" office:value-type="float" office:value="42059.9993" calcext:value-type="float">
            <text:p>42.060,00</text:p>
          </table:table-cell>
          <table:table-cell table:style-name="ce249"/>
          <table:table-cell table:style-name="ce4" office:value-type="string" calcext:value-type="string">
            <text:p>DESIERTO</text:p>
          </table:table-cell>
          <table:table-cell table:style-name="ce91"/>
          <table:table-cell table:style-name="ce4" office:value-type="string" calcext:value-type="string">
            <text:p>1 año, POSIBLE PRORROGA 1 AÑO Mäs.</text:p>
          </table:table-cell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 office:value-type="date" office:date-value="2021-08-27" calcext:value-type="date">
            <text:p>27/08/2021</text:p>
          </table:table-cell>
          <table:table-cell table:style-name="ce149" office:value-type="date" office:date-value="2020-06-26" calcext:value-type="date">
            <text:p>26/06/2020</text:p>
          </table:table-cell>
          <table:table-cell table:style-name="ce153"/>
          <table:table-cell table:style-name="ce155"/>
          <table:table-cell table:style-name="ce129" office:value-type="string" calcext:value-type="string">
            <text:p>PAZ-6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03/19</text:p>
          </table:table-cell>
          <table:table-cell table:style-name="ce4"/>
          <table:table-cell table:style-name="ce20" office:value-type="string" calcext:value-type="string">
            <text:p>GAZTELEKUAK</text:p>
          </table:table-cell>
          <table:table-cell table:style-name="ce20" office:value-type="string" calcext:value-type="string">
            <text:p>GAZTELEKUS MUNICIPALES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1" office:value-type="float" office:value="109000" calcext:value-type="float">
            <text:p>109.000,00</text:p>
          </table:table-cell>
          <table:table-cell table:style-name="ce206" office:value-type="percentage" office:value="0.1" calcext:value-type="percentage">
            <text:p>10 %</text:p>
          </table:table-cell>
          <table:table-cell table:style-name="ce223" office:value-type="float" office:value="10900" calcext:value-type="float">
            <text:p>10.900,00</text:p>
          </table:table-cell>
          <table:table-cell table:style-name="ce229" table:formula="of:=[.G118]*(1+[.H118])" office:value-type="float" office:value="119900" calcext:value-type="float">
            <text:p>119.900,00</text:p>
          </table:table-cell>
          <table:table-cell table:style-name="ce249"/>
          <table:table-cell table:style-name="ce4" office:value-type="string" calcext:value-type="string">
            <text:p>KANTAURI LUDIKO ELKARTEA -ASOCIACION LUDICA KANTAURI ELKARTEA</text:p>
          </table:table-cell>
          <table:table-cell table:style-name="ce91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2 AÑOS. POSIBLES 2 PRORROGAS DE 1 AÑO. (2021-2022).</text:p>
          </table:table-cell>
          <table:table-cell table:style-name="ce49" office:value-type="string" calcext:value-type="string">
            <text:p>107.900,-- euros/año</text:p>
          </table:table-cell>
          <table:table-cell table:style-name="ce76" table:formula="of:=+107900+10790" office:value-type="float" office:value="118690" calcext:value-type="float">
            <text:p>118.690,00</text:p>
          </table:table-cell>
          <table:table-cell table:style-name="ce124"/>
          <table:table-cell table:style-name="ce124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124" office:value-type="string" calcext:value-type="string">
            <text:p>GAZTERIA </text:p>
          </table:table-cell>
          <table:table-cell table:style-name="ce124"/>
          <table:table-cell table:style-name="ce143" office:value-type="date" office:date-value="2023-06-03" calcext:value-type="date">
            <text:p>03/06/2023</text:p>
          </table:table-cell>
          <table:table-cell table:style-name="ce149" office:value-type="date" office:date-value="2021-04-03" calcext:value-type="date">
            <text:p>03/04/2021</text:p>
          </table:table-cell>
          <table:table-cell table:style-name="ce153" office:value-type="date" office:date-value="2022-04-03" calcext:value-type="date">
            <text:p>03/04/2022</text:p>
          </table:table-cell>
          <table:table-cell table:style-name="ce155"/>
          <table:table-cell table:style-name="ce129" office:value-type="string" calcext:value-type="string">
            <text:p>PAZ-69 <text:s text:c="16"/>Luzapena 2021WLIZ0004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8">
          <table:table-cell table:style-name="ce4" office:value-type="string" calcext:value-type="string">
            <text:p>V-13/19</text:p>
          </table:table-cell>
          <table:table-cell table:style-name="ce4"/>
          <table:table-cell table:style-name="ce20" office:value-type="string" calcext:value-type="string">
            <text:p>ANDONAEGIKO FUTBOL-HOKEY ZELAIAREN KUDEAKETA <text:s/>(II)</text:p>
          </table:table-cell>
          <table:table-cell table:style-name="ce20" office:value-type="string" calcext:value-type="string">
            <text:p>GESTION DEL CAMPO DE FÚTBOL – HOKEY DE ANDONAEGI (II)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34760.33" calcext:value-type="float">
            <text:p>34.760,3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42060" calcext:value-type="float">
            <text:p>42.060,00</text:p>
          </table:table-cell>
          <table:table-cell table:style-name="ce171" table:formula="of:=[.G119]*(1+[.H119])" office:value-type="float" office:value="42059.9993" calcext:value-type="float">
            <text:p>42.060,00</text:p>
          </table:table-cell>
          <table:table-cell table:style-name="ce249"/>
          <table:table-cell table:style-name="ce4" office:value-type="string" calcext:value-type="string">
            <text:p>C.D. TRINTXERPE</text:p>
          </table:table-cell>
          <table:table-cell table:style-name="ce91" office:value-type="date" office:date-value="2019-08-28" calcext:value-type="date">
            <text:p>28/08/2019</text:p>
          </table:table-cell>
          <table:table-cell table:style-name="ce4" office:value-type="string" calcext:value-type="string">
            <text:p>1 año, POSIBLE PRORROGA 1 AÑO Mäs.</text:p>
          </table:table-cell>
          <table:table-cell table:style-name="ce49" office:value-type="string" calcext:value-type="string">
            <text:p><text:s/>1º Año: 9.945,60 € <text:s/>2º Año: 3.225,60 €</text:p>
          </table:table-cell>
          <table:table-cell table:style-name="ce76"/>
          <table:table-cell table:style-name="ce124" office:value-type="string" calcext:value-type="string">
            <text:p>SI</text:p>
          </table:table-cell>
          <table:table-cell table:style-name="ce124" office:value-type="string" calcext:value-type="string">
            <text:p>2020:1ª y única prórroga</text:p>
          </table:table-cell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 office:value-type="date" office:date-value="2021-08-27" calcext:value-type="date">
            <text:p>27/08/2021</text:p>
          </table:table-cell>
          <table:table-cell table:style-name="ce149" office:value-type="date" office:date-value="2020-06-26" calcext:value-type="date">
            <text:p>26/06/2020</text:p>
          </table:table-cell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 office:value-type="string" calcext:value-type="string">
            <text:p>AITZIBERREK DAUKA(2021-06-30)</text:p>
          </table:table-cell>
          <table:table-cell table:style-name="ce162" table:number-columns-repeated="997"/>
          <table:table-cell/>
        </table:table-row>
        <table:table-row table:style-name="ro12">
          <table:table-cell table:style-name="ce4" office:value-type="string" calcext:value-type="string">
            <text:p>V-18/19</text:p>
          </table:table-cell>
          <table:table-cell table:style-name="ce4"/>
          <table:table-cell table:number-columns-repeated="2" table:style-name="ce20" office:value-type="string" calcext:value-type="string">
            <text:p>BADIA AKTIBOA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37125" calcext:value-type="float">
            <text:p>37.125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44921.25" calcext:value-type="float">
            <text:p>44.921,25</text:p>
          </table:table-cell>
          <table:table-cell table:style-name="ce171" table:formula="of:=[.G120]*(1+[.H120])" office:value-type="float" office:value="44921.25" calcext:value-type="float">
            <text:p>44.921,25</text:p>
          </table:table-cell>
          <table:table-cell table:style-name="ce249"/>
          <table:table-cell table:style-name="ce4" office:value-type="string" calcext:value-type="string">
            <text:p>KIROLAISI S.L.</text:p>
          </table:table-cell>
          <table:table-cell table:style-name="ce91" office:value-type="date" office:date-value="2019-09-12" calcext:value-type="date">
            <text:p>12/09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35.268,75 euros/año (sin IVA)</text:p>
          </table:table-cell>
          <table:table-cell table:style-name="ce76"/>
          <table:table-cell table:style-name="ce124"/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 office:value-type="date" office:date-value="2023-09-11" calcext:value-type="date">
            <text:p>11/09/2023</text:p>
          </table:table-cell>
          <table:table-cell table:style-name="ce149" office:value-type="date" office:date-value="2021-07-10" calcext:value-type="date">
            <text:p>10/07/2021</text:p>
          </table:table-cell>
          <table:table-cell table:style-name="ce153" office:value-type="date" office:date-value="2022-07-10" calcext:value-type="date">
            <text:p>10/07/2022</text:p>
          </table:table-cell>
          <table:table-cell table:style-name="ce155"/>
          <table:table-cell table:style-name="ce129" office:value-type="string" calcext:value-type="string">
            <text:p>PAZ-70 Luzapena:2021WLIZ000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4">
          <table:table-cell table:style-name="ce4" office:value-type="string" calcext:value-type="string">
            <text:p>V-16/19</text:p>
          </table:table-cell>
          <table:table-cell table:style-name="ce4"/>
          <table:table-cell table:style-name="ce20" office:value-type="string" calcext:value-type="string">
            <text:p>EUSKALARIAK</text:p>
          </table:table-cell>
          <table:table-cell table:style-name="ce20" office:value-type="string" calcext:value-type="string">
            <text:p>EUSKALAKARIAK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6" office:value-type="string" calcext:value-type="string">
            <text:p>Grupos 1º año:1.870 , Grupos <text:s text:c="2"/>2ª año: 1.650 € <text:s/>/ Asesoria externa: 860 € 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/>
          <table:table-cell table:style-name="ce249"/>
          <table:table-cell table:style-name="ce4" office:value-type="string" calcext:value-type="string">
            <text:p>TTAKUN KULTUR ELKARTEA</text:p>
          </table:table-cell>
          <table:table-cell table:style-name="ce91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76"/>
          <table:table-cell table:style-name="ce124"/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4" office:value-type="string" calcext:value-type="string">
            <text:p>EUSKERA</text:p>
          </table:table-cell>
          <table:table-cell table:style-name="ce124"/>
          <table:table-cell table:style-name="ce143" office:value-type="date" office:date-value="2023-09-24" calcext:value-type="date">
            <text:p>24/09/2023</text:p>
          </table:table-cell>
          <table:table-cell table:style-name="ce149" office:value-type="date" office:date-value="2021-07-24" calcext:value-type="date">
            <text:p>24/07/2021</text:p>
          </table:table-cell>
          <table:table-cell table:style-name="ce153" office:value-type="date" office:date-value="2022-07-24" calcext:value-type="date">
            <text:p>24/07/2022</text:p>
          </table:table-cell>
          <table:table-cell table:style-name="ce155"/>
          <table:table-cell table:style-name="ce129" office:value-type="string" calcext:value-type="string">
            <text:p>PAZ-70 Luzapena:2021WLIZ0013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2">
          <table:table-cell table:style-name="ce4" office:value-type="string" calcext:value-type="string">
            <text:p>V17-19</text:p>
          </table:table-cell>
          <table:table-cell table:style-name="ce4"/>
          <table:table-cell table:number-columns-repeated="2" table:style-name="ce20" office:value-type="string" calcext:value-type="string">
            <text:p>HEZIZ HITZ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619.834710743802" calcext:value-type="float">
            <text:p>619,8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22]*(1+[.H122])" office:value-type="float" office:value="750" calcext:value-type="float">
            <text:p>750,00</text:p>
          </table:table-cell>
          <table:table-cell table:style-name="ce249" office:value-type="string" calcext:value-type="string">
            <text:p>Por grupo</text:p>
          </table:table-cell>
          <table:table-cell table:style-name="ce4" office:value-type="string" calcext:value-type="string">
            <text:p>URTXINTXA <text:s/>AISIALDIKO ESKOLA-GIPUZKOA </text:p>
          </table:table-cell>
          <table:table-cell table:style-name="ce91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730 € (Sin IVA) anuales, por grupo</text:p>
          </table:table-cell>
          <table:table-cell table:style-name="ce76"/>
          <table:table-cell table:style-name="ce124"/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4" office:value-type="string" calcext:value-type="string">
            <text:p>EUSKARA</text:p>
          </table:table-cell>
          <table:table-cell table:style-name="ce124"/>
          <table:table-cell table:style-name="ce143" office:value-type="date" office:date-value="2023-09-18" calcext:value-type="date">
            <text:p>18/09/2023</text:p>
          </table:table-cell>
          <table:table-cell table:style-name="ce149" office:value-type="date" office:date-value="2021-09-18" calcext:value-type="date">
            <text:p>18/09/2021</text:p>
          </table:table-cell>
          <table:table-cell table:style-name="ce153" office:value-type="date" office:date-value="2022-09-18" calcext:value-type="date">
            <text:p>18/09/2022</text:p>
          </table:table-cell>
          <table:table-cell table:style-name="ce155"/>
          <table:table-cell table:style-name="ce129" office:value-type="string" calcext:value-type="string">
            <text:p>PAZ-70 Luzapena:2021WLIZ0014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9">
          <table:table-cell table:style-name="ce4" office:value-type="string" calcext:value-type="string">
            <text:p>OM-01/19</text:p>
          </table:table-cell>
          <table:table-cell table:style-name="ce4"/>
          <table:table-cell table:style-name="ce20" office:value-type="string" calcext:value-type="string">
            <text:p>PASAI ANTXOKO GURE ZUMARDIKO HARMAILAK BIRGAITZEA</text:p>
          </table:table-cell>
          <table:table-cell table:style-name="ce20" office:value-type="string" calcext:value-type="string">
            <text:p>REHABILITACIÓN DEL GRADERIO DE GURE ZUMARDIA EN PASAI ANTXO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23]*(1+[.H123])" office:value-type="float" office:value="0" calcext:value-type="float">
            <text:p>0,00</text:p>
          </table:table-cell>
          <table:table-cell table:style-name="ce249"/>
          <table:table-cell table:style-name="ce4" office:value-type="string" calcext:value-type="string">
            <text:p>DESIERTO</text:p>
          </table:table-cell>
          <table:table-cell table:style-name="ce91"/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UZ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8">
          <table:table-cell table:style-name="ce4" office:value-type="string" calcext:value-type="string">
            <text:p>OM-03/19</text:p>
          </table:table-cell>
          <table:table-cell table:style-name="ce4"/>
          <table:table-cell table:style-name="ce20" office:value-type="string" calcext:value-type="string">
            <text:p>SEMAFORO ETA SARBIDEEN KONTROLERAKO OBRAK</text:p>
          </table:table-cell>
          <table:table-cell table:style-name="ce20" office:value-type="string" calcext:value-type="string">
            <text:p>OBRA SEMÁFOROS Y CONTROL DE ACCESOS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83284.1" calcext:value-type="float">
            <text:p>83.284,1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100773.76" calcext:value-type="float">
            <text:p>100.773,76</text:p>
          </table:table-cell>
          <table:table-cell table:style-name="ce171" table:formula="of:=[.G124]*(1+[.H124])" office:value-type="float" office:value="100773.761" calcext:value-type="float">
            <text:p>100.773,76</text:p>
          </table:table-cell>
          <table:table-cell table:style-name="ce249"/>
          <table:table-cell table:style-name="ce4" office:value-type="string" calcext:value-type="string">
            <text:p>DESIERTO</text:p>
          </table:table-cell>
          <table:table-cell table:style-name="ce91"/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UZ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8">
          <table:table-cell table:style-name="ce4" office:value-type="string" calcext:value-type="string">
            <text:p>V-08/19</text:p>
          </table:table-cell>
          <table:table-cell table:style-name="ce4"/>
          <table:table-cell table:style-name="ce20" office:value-type="string" calcext:value-type="string">
            <text:p>HAUR ETA NERABEEN ESKUBIDEAK BERMATZEKO ESKUBIDEEN PLANA</text:p>
          </table:table-cell>
          <table:table-cell table:style-name="ce20" office:value-type="string" calcext:value-type="string">
            <text:p>PLAN PARA GARANTIZAR LOS DERECHOS DE LA INFANCIA Y ADOLESCENCIA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1" office:value-type="float" office:value="83500" calcext:value-type="float">
            <text:p>83.500,00</text:p>
          </table:table-cell>
          <table:table-cell table:style-name="ce206" office:value-type="percentage" office:value="0.1" calcext:value-type="percentage">
            <text:p>10 %</text:p>
          </table:table-cell>
          <table:table-cell table:style-name="ce278" office:value-type="float" office:value="93940" calcext:value-type="float">
            <text:p>93.940,00</text:p>
          </table:table-cell>
          <table:table-cell table:style-name="ce229" table:formula="of:=[.G125]*(1+[.H125])" office:value-type="float" office:value="91850" calcext:value-type="float">
            <text:p>91.850,00</text:p>
          </table:table-cell>
          <table:table-cell table:style-name="ce249"/>
          <table:table-cell table:style-name="ce4" office:value-type="string" calcext:value-type="string">
            <text:p>FARAPI KOOPERATIBA ELKARTEA</text:p>
          </table:table-cell>
          <table:table-cell table:style-name="ce91" office:value-type="date" office:date-value="2019-07-03" calcext:value-type="date">
            <text:p>03/07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80.000,-- euros/anuales (Sin IVA)</text:p>
          </table:table-cell>
          <table:table-cell table:style-name="ce76"/>
          <table:table-cell table:style-name="ce125" office:value-type="string" calcext:value-type="string">
            <text:p>EZ LA LUZATZEM / NO SE PRORROGA</text:p>
          </table:table-cell>
          <table:table-cell table:style-name="ce124" office:value-type="string" calcext:value-type="string">
            <text:p><text:span text:style-name="T64">2021:  1ª prorroga </text:span>        <text:span text:style-name="T65">2022: 2ª prorroga          2023: nueva contratacion</text:span></text:p>
          </table:table-cell>
          <table:table-cell table:style-name="ce140" office:value-type="string" calcext:value-type="string">
            <text:p>HAUR ETA NERABEEN ESKUBIDEEN SAILA</text:p>
          </table:table-cell>
          <table:table-cell table:style-name="ce142" office:value-type="string" calcext:value-type="string">
            <text:p>EZ DA LUZATZEN, ZERBITZUA EZ DA EMANGO</text:p>
          </table:table-cell>
          <table:table-cell table:style-name="ce143" office:value-type="date" office:date-value="2023-07-02" calcext:value-type="date">
            <text:p>02/07/2023</text:p>
          </table:table-cell>
          <table:table-cell table:style-name="ce149" office:value-type="date" office:date-value="2021-05-02" calcext:value-type="date">
            <text:p>02/05/2021</text:p>
          </table:table-cell>
          <table:table-cell table:style-name="ce153" office:value-type="date" office:date-value="2022-05-02" calcext:value-type="date">
            <text:p>02/05/2022</text:p>
          </table:table-cell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36" office:value-type="string" calcext:value-type="string">
            <text:p>2021WKOM0036</text:p>
          </table:table-cell>
          <table:table-cell table:style-name="ce162" table:number-columns-repeated="997"/>
          <table:table-cell/>
        </table:table-row>
        <table:table-row table:style-name="ro1">
          <table:table-cell table:style-name="ce4" office:value-type="string" calcext:value-type="string">
            <text:p>V-15/19</text:p>
          </table:table-cell>
          <table:table-cell table:style-name="ce4"/>
          <table:table-cell table:number-columns-repeated="2" table:style-name="ce20" office:value-type="string" calcext:value-type="string">
            <text:p>BERTSOLARITZA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6" office:value-type="string" calcext:value-type="string">
            <text:p>Por grupo: 1.030 <text:s/>Por festival: 11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/>
          <table:table-cell table:style-name="ce171" table:formula="of:=[.G126]*(1+[.H126])" office:value-type="string" office:string-value="" calcext:value-type="error">
            <text:p>#¡VALOR!</text:p>
          </table:table-cell>
          <table:table-cell table:style-name="ce251" office:value-type="string" calcext:value-type="string">
            <text:p>Por grupo</text:p>
            <text:p>Por festival</text:p>
          </table:table-cell>
          <table:table-cell table:style-name="ce4" office:value-type="string" calcext:value-type="string">
            <text:p>GIPUZKOAKO BERTSOZALE ELKARTEA</text:p>
          </table:table-cell>
          <table:table-cell table:style-name="ce91" office:value-type="date" office:date-value="2019-10-12" calcext:value-type="date">
            <text:p>12/10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76"/>
          <table:table-cell table:style-name="ce124"/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4" office:value-type="string" calcext:value-type="string">
            <text:p>EUSKARA</text:p>
          </table:table-cell>
          <table:table-cell table:style-name="ce124"/>
          <table:table-cell table:style-name="ce143" office:value-type="date" office:date-value="2023-10-11" calcext:value-type="date">
            <text:p>11/10/2023</text:p>
          </table:table-cell>
          <table:table-cell table:style-name="ce149" office:value-type="date" office:date-value="2021-08-11" calcext:value-type="date">
            <text:p>11/08/2021</text:p>
          </table:table-cell>
          <table:table-cell table:style-name="ce153" office:value-type="date" office:date-value="2022-08-11" calcext:value-type="date">
            <text:p>11/08/2022</text:p>
          </table:table-cell>
          <table:table-cell table:style-name="ce155"/>
          <table:table-cell table:style-name="ce129" office:value-type="string" calcext:value-type="string">
            <text:p>PAZ-71 Luzapena:2021WLIZ0012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8">
          <table:table-cell table:style-name="ce4" office:value-type="string" calcext:value-type="string">
            <text:p>OM-02/19</text:p>
          </table:table-cell>
          <table:table-cell table:style-name="ce4"/>
          <table:table-cell table:style-name="ce20" office:value-type="string" calcext:value-type="string">
            <text:p>SAN PEDROKO ESKOLETAN OZTOPO ARKITEKTONIKOAK KENTZEKO OBRAK</text:p>
          </table:table-cell>
          <table:table-cell table:style-name="ce20" office:value-type="string" calcext:value-type="string">
            <text:p>ELIMINACIÓN DE BARRERAS ARQUITECTONICAS EN LAS ESCUELAS DE SAN PEDRO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75895.77" calcext:value-type="float">
            <text:p>75.895,7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91833.88" calcext:value-type="float">
            <text:p>91.833,88</text:p>
          </table:table-cell>
          <table:table-cell table:style-name="ce171" table:formula="of:=[.G127]*(1+[.H127])" office:value-type="float" office:value="91833.8817" calcext:value-type="float">
            <text:p>91.833,88</text:p>
          </table:table-cell>
          <table:table-cell table:style-name="ce249"/>
          <table:table-cell table:style-name="ce4" office:value-type="string" calcext:value-type="string">
            <text:p>MURGIL ERAIKUNTZAK S.L.</text:p>
          </table:table-cell>
          <table:table-cell table:style-name="ce91" office:value-type="date" office:date-value="2019-09-19" calcext:value-type="date">
            <text:p>19/09/2019</text:p>
          </table:table-cell>
          <table:table-cell table:style-name="ce4" office:value-type="string" calcext:value-type="string">
            <text:p>12 semanas</text:p>
          </table:table-cell>
          <table:table-cell table:style-name="ce49" office:value-type="float" office:value="75136.81" calcext:value-type="float">
            <text:p>75.136,81</text:p>
          </table:table-cell>
          <table:table-cell table:style-name="ce76" office:value-type="float" office:value="90915.54" calcext:value-type="float">
            <text:p>90.915,54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ZU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9">
          <table:table-cell table:style-name="ce4" office:value-type="string" calcext:value-type="string">
            <text:p>OM-04/19</text:p>
          </table:table-cell>
          <table:table-cell table:style-name="ce4"/>
          <table:table-cell table:style-name="ce20" office:value-type="string" calcext:value-type="string">
            <text:p>SEMAFORO ETA SARBIDEEN KONTROLERAKO OBRAK</text:p>
          </table:table-cell>
          <table:table-cell table:style-name="ce20" office:value-type="string" calcext:value-type="string">
            <text:p>OBRA SEMAFOROS Y CONTROL DE ACCESOS (II)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83284.1" calcext:value-type="float">
            <text:p>83.284,1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100773.76" calcext:value-type="float">
            <text:p>100.773,76</text:p>
          </table:table-cell>
          <table:table-cell table:style-name="ce171" table:formula="of:=[.G128]*(1+[.H128])" office:value-type="float" office:value="100773.761" calcext:value-type="float">
            <text:p>100.773,76</text:p>
          </table:table-cell>
          <table:table-cell table:style-name="ce249"/>
          <table:table-cell table:style-name="ce4" office:value-type="string" calcext:value-type="string">
            <text:p>BITEK SISTEMAS INTEGRALES DE TELECOMUNICACIONES S.L.</text:p>
          </table:table-cell>
          <table:table-cell table:style-name="ce91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10 semanas</text:p>
          </table:table-cell>
          <table:table-cell table:style-name="ce49" office:value-type="float" office:value="81859.32" calcext:value-type="float">
            <text:p>81.859,32</text:p>
          </table:table-cell>
          <table:table-cell table:style-name="ce76" office:value-type="float" office:value="99049.78" calcext:value-type="float">
            <text:p>99.049,78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ZU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1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6">
          <table:table-cell table:style-name="ce4" office:value-type="string" calcext:value-type="string">
            <text:p>V-09/19</text:p>
          </table:table-cell>
          <table:table-cell table:style-name="ce4"/>
          <table:table-cell table:style-name="ce20" office:value-type="string" calcext:value-type="string">
            <text:p>IBAIONDO FRONTOIKO KANTINAREN USTIAPENA ETA ZERBITZU OSAGARRIAK(I)</text:p>
          </table:table-cell>
          <table:table-cell table:style-name="ce20" office:value-type="string" calcext:value-type="string">
            <text:p>EXPLOTACIÓN DE LA CANTINA DEL FRONTON IBAIONDO DE ANTXO Y SERVICIOS COMPLEMENTARIOS (I)</text:p>
          </table:table-cell>
          <table:table-cell table:style-name="ce4" office:value-type="string" calcext:value-type="string">
            <text:p>GESTIÓN</text:p>
          </table:table-cell>
          <table:table-cell table:style-name="ce4" office:value-type="string" calcext:value-type="string">
            <text:p>IREKIA / ABIERTO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189" office:value-type="string" calcext:value-type="string">
            <text:p>Canon mensual mínimo de 100 euros</text:p>
          </table:table-cell>
          <table:table-cell table:style-name="ce171" table:formula="of:=[.G129]*(1+[.H129])" office:value-type="float" office:value="0" calcext:value-type="float">
            <text:p>0,00</text:p>
          </table:table-cell>
          <table:table-cell table:style-name="ce52"/>
          <table:table-cell table:style-name="ce4" office:value-type="string" calcext:value-type="string">
            <text:p>DESIERTO</text:p>
          </table:table-cell>
          <table:table-cell table:style-name="ce91"/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8">
          <table:table-cell table:style-name="ce4" office:value-type="string" calcext:value-type="string">
            <text:p>OM-06/18</text:p>
          </table:table-cell>
          <table:table-cell table:style-name="ce4"/>
          <table:table-cell table:style-name="ce20" office:value-type="string" calcext:value-type="string">
            <text:p>PASAIAKO BIDEAK BERRASFALTATZEKO OBRAK</text:p>
          </table:table-cell>
          <table:table-cell table:style-name="ce20" office:value-type="string" calcext:value-type="string">
            <text:p>OBRAS DE REASFALTADO EN VIALES DE PASAIA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107186.72" calcext:value-type="float">
            <text:p>107.186,7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129695.93" calcext:value-type="float">
            <text:p>129.695,93</text:p>
          </table:table-cell>
          <table:table-cell table:style-name="ce171" table:formula="of:=[.G130]*(1+[.H130])" office:value-type="float" office:value="129695.9312" calcext:value-type="float">
            <text:p>129.695,93</text:p>
          </table:table-cell>
          <table:table-cell table:style-name="ce249"/>
          <table:table-cell table:style-name="ce4" office:value-type="string" calcext:value-type="string">
            <text:p>PROBISA VIAS Y OBRAS S.L</text:p>
          </table:table-cell>
          <table:table-cell table:style-name="ce91" office:value-type="date" office:date-value="2019-03-06" calcext:value-type="date">
            <text:p>06/03/2019</text:p>
          </table:table-cell>
          <table:table-cell table:style-name="ce4" office:value-type="string" calcext:value-type="string">
            <text:p>8 semanas</text:p>
          </table:table-cell>
          <table:table-cell table:style-name="ce49" office:value-type="float" office:value="95504" calcext:value-type="float">
            <text:p>95.504,00</text:p>
          </table:table-cell>
          <table:table-cell table:style-name="ce76" office:value-type="float" office:value="115559.84" calcext:value-type="float">
            <text:p>115.559,84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ZU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9">
          <table:table-cell table:style-name="ce4" office:value-type="string" calcext:value-type="string">
            <text:p>OM-05/19</text:p>
          </table:table-cell>
          <table:table-cell table:style-name="ce4"/>
          <table:table-cell table:style-name="ce20" office:value-type="string" calcext:value-type="string">
            <text:p>PASAI ANTXOKO GURE ZUMARDIKO HARMAILAK BIRGAITZEA</text:p>
          </table:table-cell>
          <table:table-cell table:style-name="ce20" office:value-type="string" calcext:value-type="string">
            <text:p>REHABILITACIÓN DEL GRADERIO DE GURE ZUMARDIA EN PASAI ANTXO</text:p>
          </table:table-cell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53157.52" calcext:value-type="float">
            <text:p>53.157,52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64320.6" calcext:value-type="float">
            <text:p>64.320,60</text:p>
          </table:table-cell>
          <table:table-cell table:style-name="ce171" table:formula="of:=[.G131]*(1+[.H131])" office:value-type="float" office:value="64320.5992" calcext:value-type="float">
            <text:p>64.320,60</text:p>
          </table:table-cell>
          <table:table-cell table:style-name="ce249"/>
          <table:table-cell table:style-name="ce4" office:value-type="string" calcext:value-type="string">
            <text:p>URBYCOLAN S.L.</text:p>
          </table:table-cell>
          <table:table-cell table:style-name="ce91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12 semanas</text:p>
          </table:table-cell>
          <table:table-cell table:style-name="ce49" office:value-type="float" office:value="52362.22" calcext:value-type="float">
            <text:p>52.362,22</text:p>
          </table:table-cell>
          <table:table-cell table:style-name="ce76" office:value-type="float" office:value="63358.29" calcext:value-type="float">
            <text:p>63.358,29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UZ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1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24">
          <table:table-cell table:style-name="ce4" office:value-type="string" calcext:value-type="string">
            <text:p>V-26/18</text:p>
          </table:table-cell>
          <table:table-cell table:style-name="ce4"/>
          <table:table-cell table:style-name="ce20"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table:style-name="ce20" office:value-type="string" calcext:value-type="string">
            <text:p>CONTRATACIÓN DEL SUMINISTRO DE <text:s/>DOS <text:s/>BARREDORAS AUTOPROPULSADAS PARA EL SERVICIO DE LIMPIEZA VIARIA</text:p>
          </table:table-cell>
          <table:table-cell table:style-name="ce4" office:value-type="string" calcext:value-type="string">
            <text:p>SUMINISTRO</text:p>
          </table:table-cell>
          <table:table-cell table:style-name="ce4" office:value-type="string" calcext:value-type="string">
            <text:p>IREKIA / ABIERTO</text:p>
          </table:table-cell>
          <table:table-cell table:style-name="ce49" office:value-type="float" office:value="229182.5" calcext:value-type="float">
            <text:p>229.182,5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76" office:value-type="float" office:value="277310.82" calcext:value-type="float">
            <text:p>277.310,82</text:p>
          </table:table-cell>
          <table:table-cell table:style-name="ce171" table:formula="of:=[.G132]*(1+[.H132])" office:value-type="float" office:value="277310.825" calcext:value-type="float">
            <text:p>277.310,83</text:p>
          </table:table-cell>
          <table:table-cell table:style-name="ce249"/>
          <table:table-cell table:style-name="ce4" office:value-type="string" calcext:value-type="string">
            <text:p>ROS ROCA S.A</text:p>
          </table:table-cell>
          <table:table-cell table:style-name="ce91" office:value-type="date" office:date-value="2019-03-19" calcext:value-type="date">
            <text:p>19/03/2019</text:p>
          </table:table-cell>
          <table:table-cell table:style-name="ce4" office:value-type="string" calcext:value-type="string">
            <text:p>60 días</text:p>
          </table:table-cell>
          <table:table-cell table:style-name="ce49" office:value-type="float" office:value="221000" calcext:value-type="float">
            <text:p>221.000,00</text:p>
          </table:table-cell>
          <table:table-cell table:style-name="ce76" office:value-type="float" office:value="267410" calcext:value-type="float">
            <text:p>267.410,00</text:p>
          </table:table-cell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ZERBITZU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67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2">
          <table:table-cell table:style-name="ce4" office:value-type="string" calcext:value-type="string">
            <text:p>V-19/19</text:p>
          </table:table-cell>
          <table:table-cell table:style-name="ce4"/>
          <table:table-cell table:number-columns-repeated="2" table:style-name="ce20" office:value-type="string" calcext:value-type="string">
            <text:p>ELIZ GAIN</text:p>
          </table:table-cell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IREKIA / ABIERTO</text:p>
          </table:table-cell>
          <table:table-cell table:style-name="ce181" office:value-type="float" office:value="30922.18" calcext:value-type="float">
            <text:p>30.922,18</text:p>
          </table:table-cell>
          <table:table-cell table:style-name="ce206" office:value-type="percentage" office:value="0.04" calcext:value-type="percentage">
            <text:p>4 %</text:p>
          </table:table-cell>
          <table:table-cell table:style-name="ce223" office:value-type="float" office:value="32159.07" calcext:value-type="float">
            <text:p>32.159,07</text:p>
          </table:table-cell>
          <table:table-cell table:style-name="ce171" table:formula="of:=[.G133]*(1+[.H133])" office:value-type="float" office:value="32159.0672" calcext:value-type="float">
            <text:p>32.159,07</text:p>
          </table:table-cell>
          <table:table-cell table:style-name="ce249"/>
          <table:table-cell table:style-name="ce4" office:value-type="string" calcext:value-type="string">
            <text:p>LAHAR ELKARGOA ASOCIACIÓN PARA LA INTERVENCIÓN PSICOSOCIAL</text:p>
          </table:table-cell>
          <table:table-cell table:style-name="ce91" office:value-type="date" office:date-value="2019-12-18" calcext:value-type="date">
            <text:p>18/12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49" office:value-type="string" calcext:value-type="string">
            <text:p>28.800 Por año</text:p>
          </table:table-cell>
          <table:table-cell table:style-name="ce76"/>
          <table:table-cell table:style-name="ce124"/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4" office:value-type="string" calcext:value-type="string">
            <text:p>GIZARTEKINTZA</text:p>
          </table:table-cell>
          <table:table-cell table:style-name="ce124"/>
          <table:table-cell table:style-name="ce143" office:value-type="date" office:date-value="2023-12-17" calcext:value-type="date">
            <text:p>17/12/2023</text:p>
          </table:table-cell>
          <table:table-cell table:style-name="ce149" office:value-type="date" office:date-value="2021-10-17" calcext:value-type="date">
            <text:p>17/10/2021</text:p>
          </table:table-cell>
          <table:table-cell table:style-name="ce153" office:value-type="date" office:date-value="2022-10-17" calcext:value-type="date">
            <text:p>17/10/2022</text:p>
          </table:table-cell>
          <table:table-cell table:style-name="ce155"/>
          <table:table-cell table:style-name="ce129" office:value-type="string" calcext:value-type="string">
            <text:p>PAZ-71 Luzapenak: 2021WLIZ002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5">
          <table:table-cell table:style-name="ce5" office:value-type="string" calcext:value-type="string">
            <text:p>V-20/19</text:p>
          </table:table-cell>
          <table:table-cell table:style-name="ce5"/>
          <table:table-cell table:style-name="ce21" office:value-type="string" calcext:value-type="string">
            <text:p>EKOIZPEN-KOORDINATZAILEA, AHOLKULARITZA TEKNIKO ESZENIKOA ETA UDALEKO LOKALEN EGOKITZE-LANAK EGITEKO ZERBITZUA</text:p>
          </table:table-cell>
          <table:table-cell table:style-name="ce27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22599" calcext:value-type="float">
            <text:p>22.599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27344.79" calcext:value-type="float">
            <text:p>27.344,79</text:p>
          </table:table-cell>
          <table:table-cell table:style-name="ce171" table:formula="of:=[.G134]*(1+[.H134])" office:value-type="float" office:value="27344.79" calcext:value-type="float">
            <text:p>27.344,79</text:p>
          </table:table-cell>
          <table:table-cell table:style-name="ce52"/>
          <table:table-cell table:style-name="ce33" office:value-type="string" calcext:value-type="string">
            <text:p>ERAGIN STACK S.L.</text:p>
          </table:table-cell>
          <table:table-cell table:style-name="ce92" office:value-type="date" office:date-value="2020-01-02" calcext:value-type="date">
            <text:p>02/01/2020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57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4"/>
          <table:table-cell table:style-name="ce127"/>
          <table:table-cell table:style-name="ce127" office:value-type="string" calcext:value-type="string">
            <text:p>2022:1ª prorroga <text:s text:c="7"/>2023: 2º Pror roga <text:s text:c="5"/>2024: Nueva contratación</text:p>
          </table:table-cell>
          <table:table-cell table:style-name="ce127" office:value-type="string" calcext:value-type="string">
            <text:p>KULTURA</text:p>
          </table:table-cell>
          <table:table-cell table:style-name="ce127"/>
          <table:table-cell table:style-name="ce143" office:value-type="date" office:date-value="2024-01-01" calcext:value-type="date">
            <text:p>01/01/2024</text:p>
          </table:table-cell>
          <table:table-cell table:style-name="ce149" office:value-type="date" office:date-value="2021-11-01" calcext:value-type="date">
            <text:p>01/11/2021</text:p>
          </table:table-cell>
          <table:table-cell table:style-name="ce153" office:value-type="date" office:date-value="2022-11-01" calcext:value-type="date">
            <text:p>01/11/2022</text:p>
          </table:table-cell>
          <table:table-cell table:style-name="ce155"/>
          <table:table-cell table:style-name="ce129" office:value-type="string" calcext:value-type="string">
            <text:p>PAZ-71 Luzapenak 2021WLIZ0028</text:p>
          </table:table-cell>
          <table:table-cell table:style-name="ce129"/>
          <table:table-cell table:number-columns-repeated="998"/>
        </table:table-row>
        <table:table-row table:style-name="ro15">
          <table:table-cell table:style-name="ce5" office:value-type="string" calcext:value-type="string">
            <text:p>V-21/19</text:p>
          </table:table-cell>
          <table:table-cell table:style-name="ce5"/>
          <table:table-cell table:style-name="ce21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27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54000" calcext:value-type="float">
            <text:p>54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35]*(1+[.H135])" office:value-type="float" office:value="65340" calcext:value-type="float">
            <text:p>65.340,00</text:p>
          </table:table-cell>
          <table:table-cell table:style-name="ce52"/>
          <table:table-cell table:style-name="ce33" office:value-type="string" calcext:value-type="string">
            <text:p>JAUME GALVANY LARROUQUERE</text:p>
          </table:table-cell>
          <table:table-cell table:style-name="ce92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57" office:value-type="float" office:value="52000" calcext:value-type="float">
            <text:p>52.000,00</text:p>
          </table:table-cell>
          <table:table-cell table:style-name="ce84"/>
          <table:table-cell table:style-name="ce127"/>
          <table:table-cell table:style-name="ce137" office:value-type="string" calcext:value-type="string">
            <text:p>2021: <text:s/>1ª prorroga <text:s text:c="8"/>2022: 2ª prorroga <text:s text:c="9"/>2023: nueva contratacion</text:p>
          </table:table-cell>
          <table:table-cell table:style-name="ce127" office:value-type="string" calcext:value-type="string">
            <text:p>GIZARTEKINTZA</text:p>
          </table:table-cell>
          <table:table-cell table:style-name="ce127"/>
          <table:table-cell table:style-name="ce143" office:value-type="date" office:date-value="2023-11-28" calcext:value-type="date">
            <text:p>28/11/2023</text:p>
          </table:table-cell>
          <table:table-cell table:style-name="ce149" office:value-type="date" office:date-value="2021-09-28" calcext:value-type="date">
            <text:p>28/09/2021</text:p>
          </table:table-cell>
          <table:table-cell table:style-name="ce153" office:value-type="date" office:date-value="2022-09-28" calcext:value-type="date">
            <text:p>28/09/2022</text:p>
          </table:table-cell>
          <table:table-cell table:style-name="ce155"/>
          <table:table-cell table:style-name="ce390" office:value-type="string" calcext:value-type="string">
            <text:p>PAZ-71 Luzapena:2021WLIZ0018</text:p>
          </table:table-cell>
          <table:table-cell table:style-name="ce390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21" office:value-type="string" calcext:value-type="string">
            <text:p>DONIBANEKO JUBILATUEN TABERNA</text:p>
          </table:table-cell>
          <table:table-cell table:style-name="ce27" office:value-type="string" calcext:value-type="string">
            <text:p>BAR JUBILADOS DONIBANE</text:p>
          </table:table-cell>
          <table:table-cell table:style-name="ce33" office:value-type="string" calcext:value-type="string">
            <text:p>EXPLOTACIÓN</text:p>
          </table:table-cell>
          <table:table-cell table:style-name="ce33" office:value-type="string" calcext:value-type="string">
            <text:p>IREKIA / ABIERTO</text:p>
          </table:table-cell>
          <table:table-cell table:style-name="ce52"/>
          <table:table-cell table:style-name="ce205" office:value-type="percentage" office:value="0.21" calcext:value-type="percentage">
            <text:p>21 %</text:p>
          </table:table-cell>
          <table:table-cell table:style-name="ce189" office:value-type="string" calcext:value-type="string">
            <text:p>Canon mensual mínimo de 350 euros (en <text:s/>el 2015 pasó a 1.00 €)</text:p>
          </table:table-cell>
          <table:table-cell table:style-name="ce171" table:formula="of:=[.G136]*(1+[.H136])" office:value-type="float" office:value="0" calcext:value-type="float">
            <text:p>0,00</text:p>
          </table:table-cell>
          <table:table-cell table:style-name="ce52"/>
          <table:table-cell table:style-name="ce83" office:value-type="string" calcext:value-type="string">
            <text:p>TSASO MENDIBIL eta EIDER PLAZAOLA</text:p>
          </table:table-cell>
          <table:table-cell table:style-name="ce92" office:value-type="date" office:date-value="2013-10-04" calcext:value-type="date">
            <text:p>04/10/2013</text:p>
          </table:table-cell>
          <table:table-cell table:style-name="ce100" office:value-type="string" calcext:value-type="string">
            <text:p>5 AÑOS + PRORROGA 5 AÑOS</text:p>
          </table:table-cell>
          <table:table-cell table:style-name="ce57" office:value-type="string" calcext:value-type="string">
            <text:p>2013-2014: 350 € MENSUAL <text:s text:c="4"/>A PARTIR DEL 2015: 1.500 € MENSUALES</text:p>
          </table:table-cell>
          <table:table-cell table:style-name="ce84"/>
          <table:table-cell table:style-name="ce127"/>
          <table:table-cell table:style-name="ce137" office:value-type="string" calcext:value-type="string">
            <text:p>2018: 1ª prorroga <text:s text:c="7"/>2023: Nueva contratatación</text:p>
          </table:table-cell>
          <table:table-cell table:style-name="ce127" office:value-type="string" calcext:value-type="string">
            <text:p>GIZARTEKINTZA</text:p>
          </table:table-cell>
          <table:table-cell table:style-name="ce127"/>
          <table:table-cell table:style-name="ce143" office:value-type="date" office:date-value="2023-10-04" calcext:value-type="date">
            <text:p>04/10/2023</text:p>
          </table:table-cell>
          <table:table-cell table:style-name="ce149" office:value-type="date" office:date-value="2018-10-04" calcext:value-type="date">
            <text:p>04/10/2018</text:p>
          </table:table-cell>
          <table:table-cell table:style-name="ce153"/>
          <table:table-cell table:style-name="ce155"/>
          <table:table-cell table:style-name="ce129" office:value-type="string" calcext:value-type="string">
            <text:p>Ez zen lizitazioa atera, Ondaretik tramitatua. Espedientea ondarean.</text:p>
          </table:table-cell>
          <table:table-cell table:style-name="ce129"/>
          <table:table-cell table:number-columns-repeated="998"/>
        </table:table-row>
        <table:table-row table:style-name="ro6">
          <table:table-cell table:style-name="ce5" office:value-type="string" calcext:value-type="string">
            <text:p>v-27/19</text:p>
          </table:table-cell>
          <table:table-cell table:style-name="ce5"/>
          <table:table-cell table:style-name="ce21" office:value-type="string" calcext:value-type="string">
            <text:p>ZERBITZU SAILEKO ATAL GUZTIETAKO LANGILEENTZAKO ARROPA HORNITZEA</text:p>
          </table:table-cell>
          <table:table-cell table:style-name="ce27" office:value-type="string" calcext:value-type="string">
            <text:p>SUMINISTRO DE VESTUARIO PARA LOS TRABAJADORES DE LAS DIFERENTES SECCIONES DEL DEPARTAMENTO DE SERVICIOS 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18299" calcext:value-type="float">
            <text:p>18.299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22141.79" calcext:value-type="float">
            <text:p>22.141,79</text:p>
          </table:table-cell>
          <table:table-cell table:style-name="ce171" table:formula="of:=[.G137]*(1+[.H137])" office:value-type="float" office:value="22141.79" calcext:value-type="float">
            <text:p>22.141,79</text:p>
          </table:table-cell>
          <table:table-cell table:style-name="ce52"/>
          <table:table-cell table:style-name="ce33" office:value-type="string" calcext:value-type="string">
            <text:p>VESTUARIO LABORAL Y MATERIAL DE SEGURIDAD UMARAN S.L.</text:p>
          </table:table-cell>
          <table:table-cell table:style-name="ce92" office:value-type="string" calcext:value-type="string">
            <text:p>28-01-2020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57" office:value-type="float" office:value="15377.42" calcext:value-type="float">
            <text:p>15.377,42</text:p>
          </table:table-cell>
          <table:table-cell table:style-name="ce84" office:value-type="float" office:value="18606.68" calcext:value-type="float">
            <text:p>18.606,68</text:p>
          </table:table-cell>
          <table:table-cell table:style-name="ce127"/>
          <table:table-cell table:style-name="ce137" office:value-type="string" calcext:value-type="string">
            <text:p>2022:1ª prorroga <text:s text:c="7"/>2023: 2º Pror roga <text:s text:c="5"/>2024: Nueva contratación</text:p>
          </table:table-cell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 office:value-type="date" office:date-value="2024-01-27" calcext:value-type="date">
            <text:p>27/01/2024</text:p>
          </table:table-cell>
          <table:table-cell table:style-name="ce149" office:value-type="date" office:date-value="2021-11-27" calcext:value-type="date">
            <text:p>27/11/2021</text:p>
          </table:table-cell>
          <table:table-cell table:style-name="ce153" office:value-type="date" office:date-value="2022-11-27" calcext:value-type="date">
            <text:p>27/11/2022</text:p>
          </table:table-cell>
          <table:table-cell table:style-name="ce155"/>
          <table:table-cell table:style-name="ce129" office:value-type="string" calcext:value-type="string">
            <text:p>PAZ-72 <text:s text:c="7"/>2021WLIZ0031 luzapenak</text:p>
          </table:table-cell>
          <table:table-cell table:style-name="ce129"/>
          <table:table-cell table:number-columns-repeated="998"/>
        </table:table-row>
        <table:table-row table:style-name="ro23">
          <table:table-cell table:style-name="ce5" office:value-type="string" calcext:value-type="string">
            <text:p>V-12/19</text:p>
          </table:table-cell>
          <table:table-cell table:style-name="ce5"/>
          <table:table-cell table:style-name="ce21" office:value-type="string" calcext:value-type="string">
            <text:p>PASAIAKO ZAHARREN EGOITZAN EGOITZA ZERBITZUA</text:p>
          </table:table-cell>
          <table:table-cell table:style-name="ce27" office:value-type="string" calcext:value-type="string">
            <text:p>SERVICIO DE RESIDENCIA EN RESIDENCIA DE ANCIANOS DE PASAIA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188" office:value-type="float" office:value="1281697.82644628" calcext:value-type="float">
            <text:p>1.281.697,83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1550854.37" calcext:value-type="float">
            <text:p>1.550.854,37</text:p>
          </table:table-cell>
          <table:table-cell table:style-name="ce171" table:formula="of:=[.G138]*(1+[.H138])" office:value-type="float" office:value="1550854.37" calcext:value-type="float">
            <text:p>1.550.854,37</text:p>
          </table:table-cell>
          <table:table-cell table:style-name="ce52"/>
          <table:table-cell table:style-name="ce33" office:value-type="string" calcext:value-type="string">
            <text:p>ZAINTZEN S.A</text:p>
          </table:table-cell>
          <table:table-cell table:style-name="ce92" office:value-type="string" calcext:value-type="string">
            <text:p>03-10-2019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57" office:value-type="string" calcext:value-type="string">
            <text:p> Autonomos: 57,77 € plaza /día  Grado I: 69.60 € plaza día Grados IIIII: 88,44 € Plaza <text:span text:style-name="T54">dia Centro Día: 61,03 € plaza </text:span>día Descuento Servicio viviendas Jokin Amondarain y refuerzo servicio 2% </text:p>
          </table:table-cell>
          <table:table-cell table:style-name="ce84"/>
          <table:table-cell table:style-name="ce127" office:value-type="string" calcext:value-type="string">
            <text:p>SI</text:p>
          </table:table-cell>
          <table:table-cell table:style-name="ce124" office:value-type="string" calcext:value-type="string">
            <text:p>2021: <text:s/>1ª prorroga <text:s text:c="8"/>2022: 2ª prorroga <text:s text:c="9"/>2023: nueva contratacion</text:p>
          </table:table-cell>
          <table:table-cell table:style-name="ce127" office:value-type="string" calcext:value-type="string">
            <text:p>ZAHARREN EGOITZA</text:p>
          </table:table-cell>
          <table:table-cell table:style-name="ce127"/>
          <table:table-cell table:style-name="ce145" office:value-type="string" calcext:value-type="string" table:number-columns-spanned="3" table:number-rows-spanned="1">
            <text:p>KABIARA PASA DA</text:p>
          </table:table-cell>
          <table:covered-table-cell table:number-columns-repeated="2" table:style-name="ce390"/>
          <table:table-cell table:style-name="ce155"/>
          <table:table-cell table:style-name="ce390" office:value-type="string" calcext:value-type="string">
            <text:p>PAZ-71</text:p>
          </table:table-cell>
          <table:table-cell table:style-name="ce390"/>
          <table:table-cell table:number-columns-repeated="998"/>
        </table:table-row>
        <table:table-row table:style-name="ro19">
          <table:table-cell table:style-name="ce5" office:value-type="string" calcext:value-type="string">
            <text:p>V-26/19</text:p>
          </table:table-cell>
          <table:table-cell table:style-name="ce5"/>
          <table:table-cell table:style-name="ce21" office:value-type="string" calcext:value-type="string">
            <text:p>EMAKUMEEN GUNEAK: MIGRATZAILEEN BILGUNEAK ETA PASAITARREN ARTEKO KULTURARTEKO ELKARRIZKETAK IZENEKO PROGRAMA</text:p>
          </table:table-cell>
          <table:table-cell table:style-name="ce27" office:value-type="string" calcext:value-type="string">
            <text:p>PROGRAMA ESPACIOS DE MUJERES: ENCUENTRO DE MIGRANTES Y DIÁLOGOS INTERCULTURALES ENTRE PASAITARRAS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15750" calcext:value-type="float">
            <text:p>15.75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39]*(1+[.H139])" office:value-type="float" office:value="19057.5" calcext:value-type="float">
            <text:p>19.057,50</text:p>
          </table:table-cell>
          <table:table-cell table:style-name="ce52"/>
          <table:table-cell table:style-name="ce33" office:value-type="string" calcext:value-type="string">
            <text:p>SORBURU KOOP.ELK.TXIKIA</text:p>
          </table:table-cell>
          <table:table-cell table:style-name="ce92" office:value-type="date" office:date-value="2020-02-05" calcext:value-type="date">
            <text:p>05/02/2020</text:p>
          </table:table-cell>
          <table:table-cell table:style-name="ce100" office:value-type="string" calcext:value-type="string">
            <text:p>1 AÑO. POSIBLES 3 PRORROGAS ANUALES</text:p>
          </table:table-cell>
          <table:table-cell table:style-name="ce57" office:value-type="float" office:value="15300" calcext:value-type="float">
            <text:p>15.300,00</text:p>
          </table:table-cell>
          <table:table-cell table:style-name="ce84"/>
          <table:table-cell table:style-name="ce127"/>
          <table:table-cell table:style-name="ce137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27" office:value-type="string" calcext:value-type="string">
            <text:p>GIZARTEKINTZA</text:p>
          </table:table-cell>
          <table:table-cell table:style-name="ce127"/>
          <table:table-cell table:style-name="ce143" office:value-type="date" office:date-value="2024-02-04" calcext:value-type="date">
            <text:p>04/02/2024</text:p>
          </table:table-cell>
          <table:table-cell table:style-name="ce149" office:value-type="date" office:date-value="2020-12-04" calcext:value-type="date">
            <text:p>04/12/2020</text:p>
          </table:table-cell>
          <table:table-cell table:style-name="ce153" office:value-type="date" office:date-value="2021-12-04" calcext:value-type="date">
            <text:p>04/12/2021</text:p>
          </table:table-cell>
          <table:table-cell table:style-name="ce155" office:value-type="date" office:date-value="2022-12-04" calcext:value-type="date">
            <text:p>04/12/2022</text:p>
          </table:table-cell>
          <table:table-cell table:style-name="ce129" office:value-type="string" calcext:value-type="string">
            <text:p>PAZ-72 <text:s text:c="13"/>Luzapenak <text:s/>2020WLIZ0025</text:p>
          </table:table-cell>
          <table:table-cell table:style-name="ce129"/>
          <table:table-cell table:number-columns-repeated="998"/>
        </table:table-row>
        <table:table-row table:style-name="ro27">
          <table:table-cell table:style-name="ce5" office:value-type="string" calcext:value-type="string">
            <text:p>V-30/19</text:p>
          </table:table-cell>
          <table:table-cell table:style-name="ce5"/>
          <table:table-cell table:style-name="ce21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27" office:value-type="string" calcext:value-type="string">
            <text:p>CONTRATACIÓN DE UNA CONSULTORÍA PARA LLEVAR A CABO EL ESTUDIO PARA LA ELABORACIÓN DEL PLAN DE REVITALIZACIÓN DEL COMERCIO, HOSTELERÍA Y SERVICIOS EN PASAIA (PERCO)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25000" calcext:value-type="float">
            <text:p>25.00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30250" calcext:value-type="float">
            <text:p>30.250,00</text:p>
          </table:table-cell>
          <table:table-cell table:style-name="ce171" table:formula="of:=[.G140]*(1+[.H140])" office:value-type="float" office:value="30250" calcext:value-type="float">
            <text:p>30.250,00</text:p>
          </table:table-cell>
          <table:table-cell table:style-name="ce52"/>
          <table:table-cell table:style-name="ce33" office:value-type="string" calcext:value-type="string">
            <text:p>IKERTALDE GRUPO CONSULTOR S.A.</text:p>
          </table:table-cell>
          <table:table-cell table:style-name="ce92" office:value-type="date" office:date-value="2020-02-14" calcext:value-type="date">
            <text:p>14/02/2020</text:p>
          </table:table-cell>
          <table:table-cell table:style-name="ce100" office:value-type="string" calcext:value-type="string">
            <text:p>5 MESES</text:p>
          </table:table-cell>
          <table:table-cell table:style-name="ce57" office:value-type="float" office:value="18812.5" calcext:value-type="float">
            <text:p>18.812,50</text:p>
          </table:table-cell>
          <table:table-cell table:style-name="ce84" office:value-type="float" office:value="22763.13" calcext:value-type="float">
            <text:p>22.763,13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IDAZKARI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2</text:p>
          </table:table-cell>
          <table:table-cell table:style-name="ce129"/>
          <table:table-cell table:number-columns-repeated="998"/>
        </table:table-row>
        <table:table-row table:style-name="ro7">
          <table:table-cell table:style-name="ce5" office:value-type="string" calcext:value-type="string">
            <text:p>V-23/19</text:p>
          </table:table-cell>
          <table:table-cell table:style-name="ce5"/>
          <table:table-cell table:style-name="ce21" office:value-type="string" calcext:value-type="string">
            <text:p>URA IRAGAZTEKO EKIPOAK HORNITZEA, DONIBANEKO UR EDANGARRIAREN BILTEGIRAKO</text:p>
          </table:table-cell>
          <table:table-cell table:style-name="ce27" office:value-type="string" calcext:value-type="string">
            <text:p>SUMINISTRO DE EQUIPOS DE FILTRACIÓN DE AGUA POTABLE EN EL DEPOSITO DE DONIBANE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67580" calcext:value-type="float">
            <text:p>67.580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81771.8" calcext:value-type="float">
            <text:p>81.771,80</text:p>
          </table:table-cell>
          <table:table-cell table:style-name="ce171" table:formula="of:=[.G141]*(1+[.H141])" office:value-type="float" office:value="81771.8" calcext:value-type="float">
            <text:p>81.771,80</text:p>
          </table:table-cell>
          <table:table-cell table:style-name="ce52"/>
          <table:table-cell table:style-name="ce33" office:value-type="string" calcext:value-type="string">
            <text:p>CORPORACION DE ORGANIZACIÓN Y REPRESENTACIONES S.A</text:p>
          </table:table-cell>
          <table:table-cell table:style-name="ce92" office:value-type="date" office:date-value="2020-01-28" calcext:value-type="date">
            <text:p>28/01/2020</text:p>
          </table:table-cell>
          <table:table-cell table:style-name="ce100" office:value-type="string" calcext:value-type="string">
            <text:p>6 SEMANAS</text:p>
          </table:table-cell>
          <table:table-cell table:style-name="ce57" office:value-type="float" office:value="59470.4" calcext:value-type="float">
            <text:p>59.470,40</text:p>
          </table:table-cell>
          <table:table-cell table:style-name="ce84" office:value-type="float" office:value="71959.18" calcext:value-type="float">
            <text:p>71.959,18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2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V-29/19</text:p>
          </table:table-cell>
          <table:table-cell table:style-name="ce5"/>
          <table:table-cell table:style-name="ce21" office:value-type="string" calcext:value-type="string">
            <text:p>IBAIONDO FRONTOIKO KANTINARAKO KONTAINER BAT HORNITZEA</text:p>
          </table:table-cell>
          <table:table-cell table:style-name="ce27" office:value-type="string" calcext:value-type="string">
            <text:p>SUMINISTRO DE CONTENEDOR PARA LA CANTINA DEL FRONTÓN DE IBAIONDO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26446.28" calcext:value-type="float">
            <text:p>26.446,28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42]*(1+[.H142])" office:value-type="float" office:value="31999.9988" calcext:value-type="float">
            <text:p>32.000,00</text:p>
          </table:table-cell>
          <table:table-cell table:style-name="ce52"/>
          <table:table-cell table:style-name="ce33" office:value-type="string" calcext:value-type="string">
            <text:p>EGUR HOUSE SYSTEM S.L.</text:p>
          </table:table-cell>
          <table:table-cell table:style-name="ce92" office:value-type="date" office:date-value="2020-02-03" calcext:value-type="date">
            <text:p>03/02/2020</text:p>
          </table:table-cell>
          <table:table-cell table:style-name="ce100" office:value-type="string" calcext:value-type="string">
            <text:p>2 MESES</text:p>
          </table:table-cell>
          <table:table-cell table:style-name="ce57" office:value-type="float" office:value="23900" calcext:value-type="float">
            <text:p>23.900,00</text:p>
          </table:table-cell>
          <table:table-cell table:style-name="ce84" table:formula="of:=+23.9+5019" office:value-type="float" office:value="5042.9" calcext:value-type="float">
            <text:p>5.042,90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KIROL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2</text:p>
          </table:table-cell>
          <table:table-cell table:style-name="ce129"/>
          <table:table-cell table:number-columns-repeated="998"/>
        </table:table-row>
        <table:table-row table:style-name="ro9">
          <table:table-cell table:style-name="ce5" office:value-type="string" calcext:value-type="string">
            <text:p>V-28/19</text:p>
          </table:table-cell>
          <table:table-cell table:style-name="ce5"/>
          <table:table-cell table:style-name="ce21" office:value-type="string" calcext:value-type="string">
            <text:p>HARRERA ON! PROGRAMA</text:p>
          </table:table-cell>
          <table:table-cell table:style-name="ce27" office:value-type="string" calcext:value-type="string">
            <text:p>PROGRAMA HARRERA ON!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9333" calcext:value-type="float">
            <text:p>9.333,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43]*(1+[.H143])" office:value-type="float" office:value="11292.93" calcext:value-type="float">
            <text:p>11.292,93</text:p>
          </table:table-cell>
          <table:table-cell table:style-name="ce52"/>
          <table:table-cell table:style-name="ce33" office:value-type="string" calcext:value-type="string">
            <text:p>TTAKUN KULTUR ELKARTEA</text:p>
          </table:table-cell>
          <table:table-cell table:style-name="ce92" office:value-type="date" office:date-value="2020-02-19" calcext:value-type="date">
            <text:p>19/02/2020</text:p>
          </table:table-cell>
          <table:table-cell table:style-name="ce100" office:value-type="string" calcext:value-type="string">
            <text:p>1 año,</text:p>
          </table:table-cell>
          <table:table-cell table:style-name="ce57" office:value-type="float" office:value="8640" calcext:value-type="float">
            <text:p>8.640,00</text:p>
          </table:table-cell>
          <table:table-cell table:style-name="ce84"/>
          <table:table-cell table:style-name="ce127"/>
          <table:table-cell table:style-name="ce137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27" office:value-type="string" calcext:value-type="string">
            <text:p>GIZARTEKINTZA</text:p>
          </table:table-cell>
          <table:table-cell table:style-name="ce127"/>
          <table:table-cell table:style-name="ce143" office:value-type="date" office:date-value="2024-02-18" calcext:value-type="date">
            <text:p>18/02/2024</text:p>
          </table:table-cell>
          <table:table-cell table:style-name="ce149" office:value-type="date" office:date-value="2020-12-18" calcext:value-type="date">
            <text:p>18/12/2020</text:p>
          </table:table-cell>
          <table:table-cell table:style-name="ce153" office:value-type="date" office:date-value="2021-12-18" calcext:value-type="date">
            <text:p>18/12/2021</text:p>
          </table:table-cell>
          <table:table-cell table:style-name="ce155" office:value-type="date" office:date-value="2022-12-18" calcext:value-type="date">
            <text:p>18/12/2022</text:p>
          </table:table-cell>
          <table:table-cell table:style-name="ce129" office:value-type="string" calcext:value-type="string">
            <text:p>PAZ-72 <text:s text:c="12"/>Luzapenak 2020WLIZ0024</text:p>
          </table:table-cell>
          <table:table-cell table:style-name="ce129"/>
          <table:table-cell table:number-columns-repeated="998"/>
        </table:table-row>
        <table:table-row table:style-name="ro9">
          <table:table-cell table:style-name="ce5" office:value-type="string" calcext:value-type="string">
            <text:p>V-25/19</text:p>
          </table:table-cell>
          <table:table-cell table:style-name="ce5"/>
          <table:table-cell table:style-name="ce21" office:value-type="string" calcext:value-type="string">
            <text:p>ETXEZ ETXEKO LAGUNTZA ZERBITZUA</text:p>
          </table:table-cell>
          <table:table-cell table:style-name="ce20" office:value-type="string" calcext:value-type="string">
            <text:p>SERVICIO DE AYUDA DOMICILIARIA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189" office:value-type="string" calcext:value-type="string">
            <text:p>890100 (1º Y 2 AÑO: 23 €, 3º AÑO: 23,25, 4º AÑO: 23,50 €)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925704" calcext:value-type="float">
            <text:p>925.704,00</text:p>
          </table:table-cell>
          <table:table-cell table:style-name="ce171" table:formula="of:=[.G144]*(1+[.H144])" office:value-type="string" office:string-value="" calcext:value-type="error">
            <text:p>#¡VALOR!</text:p>
          </table:table-cell>
          <table:table-cell table:style-name="ce52"/>
          <table:table-cell table:style-name="ce33" office:value-type="string" calcext:value-type="string">
            <text:p>EULEN SERVICIOS SOCIOSANITARIOS, S.A</text:p>
          </table:table-cell>
          <table:table-cell table:style-name="ce92" office:value-type="date" office:date-value="2020-06-02" calcext:value-type="date">
            <text:p>02/06/2020</text:p>
          </table:table-cell>
          <table:table-cell table:style-name="ce4" office:value-type="string" calcext:value-type="string">
            <text:p>2 AÑOS. POSIBLES 2 PRORROGAS DE 1 AÑO</text:p>
          </table:table-cell>
          <table:table-cell table:style-name="ce57" office:value-type="string" calcext:value-type="string">
            <text:p>21,97 € /HORA</text:p>
          </table:table-cell>
          <table:table-cell table:style-name="ce84"/>
          <table:table-cell table:style-name="ce127"/>
          <table:table-cell table:style-name="ce137" office:value-type="string" calcext:value-type="string">
            <text:p>2022:1ª prorroga <text:s text:c="7"/>2023: 2º Pror roga <text:s text:c="5"/>2024: Nueva contratación</text:p>
          </table:table-cell>
          <table:table-cell table:style-name="ce127" office:value-type="string" calcext:value-type="string">
            <text:p>GIZARTEKINTZA</text:p>
          </table:table-cell>
          <table:table-cell table:style-name="ce127"/>
          <table:table-cell table:style-name="ce143" office:value-type="date" office:date-value="2024-06-01" calcext:value-type="date">
            <text:p>01/06/2024</text:p>
          </table:table-cell>
          <table:table-cell table:style-name="ce149" office:value-type="date" office:date-value="2022-04-01" calcext:value-type="date">
            <text:p>01/04/2022</text:p>
          </table:table-cell>
          <table:table-cell table:style-name="ce153" office:value-type="date" office:date-value="2023-04-01" calcext:value-type="date">
            <text:p>01/04/2023</text:p>
          </table:table-cell>
          <table:table-cell table:style-name="ce155"/>
          <table:table-cell table:style-name="ce129" office:value-type="string" calcext:value-type="string">
            <text:p>PAZ-73</text:p>
          </table:table-cell>
          <table:table-cell table:style-name="ce129"/>
          <table:table-cell table:number-columns-repeated="998"/>
        </table:table-row>
        <table:table-row table:style-name="ro9">
          <table:table-cell table:style-name="ce5" office:value-type="string" calcext:value-type="string">
            <text:p>OM-06/19</text:p>
          </table:table-cell>
          <table:table-cell table:style-name="ce5"/>
          <table:table-cell table:style-name="ce21" office:value-type="string" calcext:value-type="string">
            <text:p>EUTE EGITEA DONIBANEKO EDATEKO URAREN HORNIDURA SISTEMAN</text:p>
          </table:table-cell>
          <table:table-cell table:style-name="ce27" office:value-type="string" calcext:value-type="string">
            <text:p>CONSTRUCCIÓN DE ETAP EN SISTEMA DE ABASTECIMIENTO DE AGUA EN DONIBANE</text:p>
          </table:table-cell>
          <table:table-cell table:style-name="ce33" office:value-type="string" calcext:value-type="string">
            <text:p>OBRA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71526.75" calcext:value-type="float">
            <text:p>71.526,7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86547.37" calcext:value-type="float">
            <text:p>86.547,37</text:p>
          </table:table-cell>
          <table:table-cell table:style-name="ce171" table:formula="of:=[.G145]*(1+[.H145])" office:value-type="float" office:value="86547.3675" calcext:value-type="float">
            <text:p>86.547,37</text:p>
          </table:table-cell>
          <table:table-cell table:style-name="ce52"/>
          <table:table-cell table:style-name="ce33" office:value-type="string" calcext:value-type="string">
            <text:p>DESIERTO</text:p>
          </table:table-cell>
          <table:table-cell table:style-name="ce92"/>
          <table:table-cell table:style-name="ce100"/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3</text:p>
          </table:table-cell>
          <table:table-cell table:style-name="ce129"/>
          <table:table-cell table:number-columns-repeated="998"/>
        </table:table-row>
        <table:table-row table:style-name="ro19">
          <table:table-cell table:style-name="ce5" office:value-type="string" calcext:value-type="string">
            <text:p>V-24/19</text:p>
          </table:table-cell>
          <table:table-cell table:style-name="ce5"/>
          <table:table-cell table:style-name="ce21" office:value-type="string" calcext:value-type="string">
            <text:p>AURREFABRITUTAKO MODULUZ OSATUTAKO BEHIN-BEHINEKO ERAIKINAREN HORNIKUNTZA ETA INSTALAZIOA, OBRA ZIBILA BARNE</text:p>
          </table:table-cell>
          <table:table-cell table:style-name="ce27" office:value-type="string" calcext:value-type="string">
            <text:p>SUMINISTRO E INSTALACIÓN , INCLUYENDO OBRA CIVIL, DE UN EDIFICIO PROVISIONAL FORMADO POR MÓDULOS PREF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190" office:value-type="float" office:value="66093.41" calcext:value-type="float">
            <text:p>66.093,41</text:p>
          </table:table-cell>
          <table:table-cell table:style-name="ce206" office:value-type="percentage" office:value="0.21" calcext:value-type="percentage">
            <text:p>21 %</text:p>
          </table:table-cell>
          <table:table-cell table:style-name="ce52" office:value-type="float" office:value="79973.03" calcext:value-type="float">
            <text:p>79.973,03</text:p>
          </table:table-cell>
          <table:table-cell table:style-name="ce190" office:value-type="float" office:value="79973.03" calcext:value-type="float">
            <text:p>79.973,03</text:p>
          </table:table-cell>
          <table:table-cell table:style-name="ce52"/>
          <table:table-cell table:style-name="ce33" office:value-type="string" calcext:value-type="string">
            <text:p>DESIERTO</text:p>
          </table:table-cell>
          <table:table-cell table:style-name="ce92" office:value-type="date" office:date-value="2019-12-20" calcext:value-type="date">
            <text:p>20/12/2019</text:p>
          </table:table-cell>
          <table:table-cell table:style-name="ce100"/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3</text:p>
          </table:table-cell>
          <table:table-cell table:style-name="ce129"/>
          <table:table-cell table:number-columns-repeated="998"/>
        </table:table-row>
        <table:table-row table:style-name="ro6">
          <table:table-cell table:style-name="ce4" office:value-type="string" calcext:value-type="string">
            <text:p>V-14/19</text:p>
          </table:table-cell>
          <table:table-cell table:style-name="ce4"/>
          <table:table-cell table:style-name="ce20" office:value-type="string" calcext:value-type="string">
            <text:p>IBAIONDO FRONTOIKO KANTINAREN USTIAPENA ETA ZERBITZU OSAGARRIAK(I)</text:p>
          </table:table-cell>
          <table:table-cell table:style-name="ce20" office:value-type="string" calcext:value-type="string">
            <text:p>EXPLOTACIÓN DE LA CANTINA DEL FRONTON IBAIONDO DE ANTXO Y SERVICIOS COMPLEMENTARIOS (I)</text:p>
          </table:table-cell>
          <table:table-cell table:style-name="ce4" office:value-type="string" calcext:value-type="string">
            <text:p>GESTIÓN</text:p>
          </table:table-cell>
          <table:table-cell table:style-name="ce4" office:value-type="string" calcext:value-type="string">
            <text:p>IREKIA / ABIERTO</text:p>
          </table:table-cell>
          <table:table-cell table:style-name="ce49"/>
          <table:table-cell table:style-name="ce205" office:value-type="percentage" office:value="0.21" calcext:value-type="percentage">
            <text:p>21 %</text:p>
          </table:table-cell>
          <table:table-cell table:style-name="ce189" office:value-type="string" calcext:value-type="string">
            <text:p>Canon mensual mínimo de 100 euros</text:p>
          </table:table-cell>
          <table:table-cell table:style-name="ce171" table:formula="of:=[.G147]*(1+[.H147])" office:value-type="float" office:value="0" calcext:value-type="float">
            <text:p>0,00</text:p>
          </table:table-cell>
          <table:table-cell table:style-name="ce52"/>
          <table:table-cell table:style-name="ce4" office:value-type="string" calcext:value-type="string">
            <text:p>DESIERTO</text:p>
          </table:table-cell>
          <table:table-cell table:style-name="ce91" office:value-type="date" office:date-value="2020-12-26" calcext:value-type="date">
            <text:p>26/12/2020</text:p>
          </table:table-cell>
          <table:table-cell table:style-name="ce4"/>
          <table:table-cell table:style-name="ce49"/>
          <table:table-cell table:style-name="ce76"/>
          <table:table-cell table:style-name="ce124" office:value-type="string" calcext:value-type="string">
            <text:p>SI</text:p>
          </table:table-cell>
          <table:table-cell table:style-name="ce124"/>
          <table:table-cell table:style-name="ce124" office:value-type="string" calcext:value-type="string">
            <text:p>KIROLAK</text:p>
          </table:table-cell>
          <table:table-cell table:style-name="ce124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-70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8">
          <table:table-cell table:style-name="ce5" office:value-type="string" calcext:value-type="string">
            <text:p>OM-01/20</text:p>
          </table:table-cell>
          <table:table-cell table:style-name="ce5"/>
          <table:table-cell table:style-name="ce21" office:value-type="string" calcext:value-type="string">
            <text:p>GRAN SOL KALEA BERRUBANIZATZEKO LANAK</text:p>
          </table:table-cell>
          <table:table-cell table:style-name="ce27" office:value-type="string" calcext:value-type="string">
            <text:p>OBRA REURBANIZACIÓN GRAN SOL</text:p>
          </table:table-cell>
          <table:table-cell table:style-name="ce33" office:value-type="string" calcext:value-type="string">
            <text:p>OBRA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41046.79" calcext:value-type="float">
            <text:p>41.046,79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49666.62" calcext:value-type="float">
            <text:p>49.666,62</text:p>
          </table:table-cell>
          <table:table-cell table:style-name="ce171" table:formula="of:=[.G148]*(1+[.H148])" office:value-type="float" office:value="49666.6159" calcext:value-type="float">
            <text:p>49.666,62</text:p>
          </table:table-cell>
          <table:table-cell table:style-name="ce52"/>
          <table:table-cell table:style-name="ce33" office:value-type="string" calcext:value-type="string">
            <text:p>DELSA IRUN S.L.</text:p>
          </table:table-cell>
          <table:table-cell table:style-name="ce92" office:value-type="date" office:date-value="2020-06-10" calcext:value-type="date">
            <text:p>10/06/2020</text:p>
          </table:table-cell>
          <table:table-cell table:style-name="ce100" office:value-type="string" calcext:value-type="string">
            <text:p>4 SEMANAS</text:p>
          </table:table-cell>
          <table:table-cell table:style-name="ce57" office:value-type="float" office:value="37000" calcext:value-type="float">
            <text:p>37.000,00</text:p>
          </table:table-cell>
          <table:table-cell table:style-name="ce84" office:value-type="float" office:value="44770" calcext:value-type="float">
            <text:p>44.770,00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HIRIGINTZAN DAGO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OM-02/20</text:p>
          </table:table-cell>
          <table:table-cell table:style-name="ce5"/>
          <table:table-cell table:style-name="ce21" office:value-type="string" calcext:value-type="string">
            <text:p>EDATEKO URA TRATATZEKO ESTAZIOA ERAIKITZEA DONIBANEKO EDATEKO URAREN HORNIDIRA-SISTEMAN</text:p>
          </table:table-cell>
          <table:table-cell table:style-name="ce27" office:value-type="string" calcext:value-type="string">
            <text:p>CONSTRUCCIÓN DE ETAP EN SISTEMA DE ABASTECIMINETO A.P. EN DONIBANE</text:p>
          </table:table-cell>
          <table:table-cell table:style-name="ce33" office:value-type="string" calcext:value-type="string">
            <text:p>OBRA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float" office:value="93171.17" calcext:value-type="float">
            <text:p>93.171,17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2" office:value-type="float" office:value="112737.12" calcext:value-type="float">
            <text:p>112.737,12</text:p>
          </table:table-cell>
          <table:table-cell table:style-name="ce171" table:formula="of:=[.G149]*(1+[.H149])" office:value-type="float" office:value="112737.1157" calcext:value-type="float">
            <text:p>112.737,12</text:p>
          </table:table-cell>
          <table:table-cell table:style-name="ce52"/>
          <table:table-cell table:style-name="ce83" office:value-type="string" calcext:value-type="string">
            <text:p>URBYCOLAN, S.L. </text:p>
          </table:table-cell>
          <table:table-cell table:style-name="ce92" office:value-type="date" office:date-value="2020-08-13" calcext:value-type="date">
            <text:p>13/08/2020</text:p>
          </table:table-cell>
          <table:table-cell table:style-name="ce100" office:value-type="string" calcext:value-type="string">
            <text:p>14 SEMANAS</text:p>
          </table:table-cell>
          <table:table-cell table:style-name="ce57" office:value-type="float" office:value="86997.96" calcext:value-type="float">
            <text:p>86.997,96</text:p>
          </table:table-cell>
          <table:table-cell table:style-name="ce84" office:value-type="float" office:value="105267.53" calcext:value-type="float">
            <text:p>105.267,53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0WLIZ0002</text:p>
          </table:table-cell>
          <table:table-cell table:style-name="ce129"/>
          <table:table-cell table:number-columns-repeated="998"/>
        </table:table-row>
        <table:table-row table:style-name="ro30">
          <table:table-cell table:style-name="ce5" office:value-type="string" calcext:value-type="string">
            <text:p>V-01/20</text:p>
          </table:table-cell>
          <table:table-cell table:style-name="ce5"/>
          <table:table-cell table:style-name="ce21" office:value-type="string" calcext:value-type="string">
            <text:p>PASAIAKO UDALEKO ZERBITZU, SARE ETA MANTENTZE-LANETAKO SAILERAKO LAU IBILGAILU MISTOREN HORNIDURA</text:p>
          </table:table-cell>
          <table:table-cell table:style-name="ce27" office:value-type="string" calcext:value-type="string">
            <text:p><text:span text:style-name="T18">SUM</text:span><text:span text:style-name="T19">INISTRO DE CUATRO VEHÍCULOS MIXTOS  PARA EL DEPARTAMENTO </text:span>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3" office:value-type="float" office:value="33057.85" calcext:value-type="float">
            <text:p>33.057,8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8" office:value-type="currency" office:currency="EUR" office:value="40000" calcext:value-type="currency">
            <text:p>40.000,00 €</text:p>
          </table:table-cell>
          <table:table-cell table:style-name="ce171" table:formula="of:=[.G150]*(1+[.H150])" office:value-type="float" office:value="39999.9985" calcext:value-type="float">
            <text:p>40.000,00</text:p>
          </table:table-cell>
          <table:table-cell table:style-name="ce253"/>
          <table:table-cell table:style-name="ce33" office:value-type="string" calcext:value-type="string">
            <text:p>DESIERTO</text:p>
          </table:table-cell>
          <table:table-cell table:style-name="ce92" office:value-type="date" office:date-value="2020-06-30" calcext:value-type="date">
            <text:p>30/06/2020</text:p>
          </table:table-cell>
          <table:table-cell table:style-name="ce100"/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 73</text:p>
          </table:table-cell>
          <table:table-cell table:style-name="ce129"/>
          <table:table-cell table:number-columns-repeated="998"/>
        </table:table-row>
        <table:table-row table:style-name="ro30">
          <table:table-cell table:style-name="ce5" office:value-type="string" calcext:value-type="string">
            <text:p>V-03/20</text:p>
          </table:table-cell>
          <table:table-cell table:style-name="ce5"/>
          <table:table-cell table:style-name="ce21" office:value-type="string" calcext:value-type="string">
            <text:p>PASAIAKO UDALEKO ZERBITZU, SARE ETA MANTENTZE-LANETAKO SAILERAKO LAU IBILGAILU MISTOREN HORNIDURA</text:p>
          </table:table-cell>
          <table:table-cell table:style-name="ce27" office:value-type="string" calcext:value-type="string">
            <text:p><text:span text:style-name="T18">SUM</text:span><text:span text:style-name="T19">INISTRO DE CUATRO VEHÍCULOS MIXTOS  PARA EL DEPARTAMENTO </text:span>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3" office:value-type="float" office:value="33057.85" calcext:value-type="float">
            <text:p>33.057,8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8" office:value-type="currency" office:currency="EUR" office:value="40000" calcext:value-type="currency">
            <text:p>40.000,00 €</text:p>
          </table:table-cell>
          <table:table-cell table:style-name="ce171" table:formula="of:=[.G151]*(1+[.H151])" office:value-type="float" office:value="39999.9985" calcext:value-type="float">
            <text:p>40.000,00</text:p>
          </table:table-cell>
          <table:table-cell table:style-name="ce253"/>
          <table:table-cell table:style-name="ce33" office:value-type="string" calcext:value-type="string">
            <text:p>DESIERTO</text:p>
          </table:table-cell>
          <table:table-cell table:style-name="ce92" office:value-type="date" office:date-value="2020-09-10" calcext:value-type="date">
            <text:p>10/09/2020</text:p>
          </table:table-cell>
          <table:table-cell table:style-name="ce100"/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0WLIZ0007</text:p>
          </table:table-cell>
          <table:table-cell table:style-name="ce129"/>
          <table:table-cell table:number-columns-repeated="998"/>
        </table:table-row>
        <table:table-row table:style-name="ro7">
          <table:table-cell table:style-name="ce5" office:value-type="string" calcext:value-type="string">
            <text:p>V-22/19</text:p>
          </table:table-cell>
          <table:table-cell table:style-name="ce5"/>
          <table:table-cell table:style-name="ce21" office:value-type="string" calcext:value-type="string">
            <text:p>PASAIAKO UDALTZAINGORAKO PATRUILA-AUTO BAT HORNITZEA</text:p>
          </table:table-cell>
          <table:table-cell table:style-name="ce27" office:value-type="string" calcext:value-type="string">
            <text:p>SUMINISTRO DE UN VEHÍCULO DE PATRULLA TIPO TURISMO PARA LA POLICÍA MUNICIPAL DE PASAIA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3" office:value-type="float" office:value="21487.6" calcext:value-type="float">
            <text:p>21.487,6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8" office:value-type="currency" office:currency="EUR" office:value="26000" calcext:value-type="currency">
            <text:p>26.000,00 €</text:p>
          </table:table-cell>
          <table:table-cell table:style-name="ce171" table:formula="of:=[.G152]*(1+[.H152])" office:value-type="float" office:value="25999.996" calcext:value-type="float">
            <text:p>26.000,00</text:p>
          </table:table-cell>
          <table:table-cell table:style-name="ce253"/>
          <table:table-cell table:style-name="ce33" office:value-type="string" calcext:value-type="string">
            <text:p>EUPRAXIA CAR SL</text:p>
          </table:table-cell>
          <table:table-cell table:style-name="ce92" office:value-type="date" office:date-value="2020-06-18" calcext:value-type="date">
            <text:p>18/06/2020</text:p>
          </table:table-cell>
          <table:table-cell table:style-name="ce100" office:value-type="string" calcext:value-type="string">
            <text:p>45 DIAS</text:p>
          </table:table-cell>
          <table:table-cell table:style-name="ce57" office:value-type="float" office:value="20157.03" calcext:value-type="float">
            <text:p>20.157,03</text:p>
          </table:table-cell>
          <table:table-cell table:style-name="ce84" office:value-type="float" office:value="24390" calcext:value-type="float">
            <text:p>24.390,00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UDALTZAINGO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PAZ 73</text:p>
          </table:table-cell>
          <table:table-cell table:style-name="ce129"/>
          <table:table-cell table:number-columns-repeated="998"/>
        </table:table-row>
        <table:table-row table:style-name="ro12">
          <table:table-cell table:style-name="ce5" office:value-type="string" calcext:value-type="string">
            <text:p>V-03/20</text:p>
          </table:table-cell>
          <table:table-cell table:style-name="ce5"/>
          <table:table-cell table:style-name="ce21" office:value-type="string" calcext:value-type="string">
            <text:p>PASAIAKO UDALEKO HAUR ESKOLA</text:p>
          </table:table-cell>
          <table:table-cell table:style-name="ce28" office:value-type="string" calcext:value-type="string">
            <text:p>ESCUELA MUNICIPAL INFANTIL DE PASAIA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/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53]*(1+[.H153])" office:value-type="float" office:value="0" calcext:value-type="float">
            <text:p>0,00</text:p>
          </table:table-cell>
          <table:table-cell table:style-name="ce52"/>
          <table:table-cell table:style-name="ce33" office:value-type="string" calcext:value-type="string">
            <text:p>LILITEGIA S.L.</text:p>
          </table:table-cell>
          <table:table-cell table:style-name="ce92" office:value-type="date" office:date-value="2020-09-24" calcext:value-type="date">
            <text:p>24/09/2020</text:p>
          </table:table-cell>
          <table:table-cell table:style-name="ce4" office:value-type="string" calcext:value-type="string">
            <text:p>2 AÑOS. POSIBLES 2 PRORROGAS DE 1 AÑO. (2022-2023).</text:p>
          </table:table-cell>
          <table:table-cell table:style-name="ce57" office:value-type="float" office:value="20758.75" calcext:value-type="float">
            <text:p>20.758,75</text:p>
          </table:table-cell>
          <table:table-cell table:style-name="ce84" office:value-type="string" calcext:value-type="string">
            <text:p>EXENTO IVA</text:p>
          </table:table-cell>
          <table:table-cell table:style-name="ce127"/>
          <table:table-cell table:style-name="ce124" office:value-type="string" calcext:value-type="string">
            <text:p>2022: <text:s/>1ª prorroga <text:s text:c="8"/>2023: 2ª prorroga <text:s text:c="9"/>2024: nueva contratacion</text:p>
          </table:table-cell>
          <table:table-cell table:style-name="ce127" office:value-type="string" calcext:value-type="string">
            <text:p>KULTURA</text:p>
          </table:table-cell>
          <table:table-cell table:style-name="ce127"/>
          <table:table-cell table:style-name="ce143" office:value-type="date" office:date-value="2024-09-23" calcext:value-type="date">
            <text:p>23/09/2024</text:p>
          </table:table-cell>
          <table:table-cell table:style-name="ce149" office:value-type="date" office:date-value="2022-07-23" calcext:value-type="date">
            <text:p>23/07/2022</text:p>
          </table:table-cell>
          <table:table-cell table:style-name="ce153" office:value-type="date" office:date-value="2023-07-23" calcext:value-type="date">
            <text:p>23/07/2023</text:p>
          </table:table-cell>
          <table:table-cell table:style-name="ce155"/>
          <table:table-cell table:style-name="ce129" office:value-type="string" calcext:value-type="string">
            <text:p>2020WLIZ0003</text:p>
          </table:table-cell>
          <table:table-cell table:style-name="ce129"/>
          <table:table-cell table:number-columns-repeated="998"/>
        </table:table-row>
        <table:table-row table:style-name="ro12">
          <table:table-cell table:style-name="ce5" office:value-type="string" calcext:value-type="string">
            <text:p>V-04/20</text:p>
          </table:table-cell>
          <table:table-cell table:style-name="ce5"/>
          <table:table-cell table:style-name="ce21" office:value-type="string" calcext:value-type="string">
            <text:p>UDAL LUDOTEKEN KUDEAKETA ETA ANIMAZIOA</text:p>
          </table:table-cell>
          <table:table-cell table:style-name="ce28" office:value-type="string" calcext:value-type="string">
            <text:p>GESTIÓN Y ANIMACIÓN DE LAS LUDOTECAS MUNICIPALES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/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54]*(1+[.H154])" office:value-type="float" office:value="0" calcext:value-type="float">
            <text:p>0,00</text:p>
          </table:table-cell>
          <table:table-cell table:style-name="ce52"/>
          <table:table-cell table:style-name="ce33" office:value-type="string" calcext:value-type="string">
            <text:p>KANTAURI LUDIKO ELKARTEA -ASOCIACION LUDICA KANTAURI ELKARTEA</text:p>
          </table:table-cell>
          <table:table-cell table:style-name="ce92" office:value-type="date" office:date-value="2020-09-23" calcext:value-type="date">
            <text:p>23/09/2020</text:p>
          </table:table-cell>
          <table:table-cell table:style-name="ce4" office:value-type="string" calcext:value-type="string">
            <text:p>2 AÑOS. POSIBLES 2 PRORROGAS DE 1 AÑO. (2022-2023).</text:p>
          </table:table-cell>
          <table:table-cell table:style-name="ce57" office:value-type="float" office:value="172000" calcext:value-type="float">
            <text:p>172.000,00</text:p>
          </table:table-cell>
          <table:table-cell table:style-name="ce84" table:formula="of:=+[.O154]+17200" office:value-type="float" office:value="189200" calcext:value-type="float">
            <text:p>189.200,00</text:p>
          </table:table-cell>
          <table:table-cell table:style-name="ce127"/>
          <table:table-cell table:style-name="ce124" office:value-type="string" calcext:value-type="string">
            <text:p>2022: <text:s/>1ª prorroga <text:s text:c="8"/>2023: 2ª prorroga <text:s text:c="9"/>2024: nueva contratacion</text:p>
          </table:table-cell>
          <table:table-cell table:style-name="ce127" office:value-type="string" calcext:value-type="string">
            <text:p>GAZTERIA</text:p>
          </table:table-cell>
          <table:table-cell table:style-name="ce127"/>
          <table:table-cell table:style-name="ce143" office:value-type="date" office:date-value="2024-09-23" calcext:value-type="date">
            <text:p>23/09/2024</text:p>
          </table:table-cell>
          <table:table-cell table:style-name="ce149" office:value-type="date" office:date-value="2022-07-23" calcext:value-type="date">
            <text:p>23/07/2022</text:p>
          </table:table-cell>
          <table:table-cell table:style-name="ce153" office:value-type="date" office:date-value="2023-07-23" calcext:value-type="date">
            <text:p>23/07/2023</text:p>
          </table:table-cell>
          <table:table-cell table:style-name="ce155"/>
          <table:table-cell table:style-name="ce129" office:value-type="string" calcext:value-type="string">
            <text:p>2020WLIZ0008 <text:s text:c="2"/>PAZ 73 (Kontratua)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6" office:value-type="string" calcext:value-type="string">
            <text:p>V-02/20</text:p>
          </table:table-cell>
          <table:table-cell table:style-name="ce6"/>
          <table:table-cell table:style-name="ce22" office:value-type="string" calcext:value-type="string">
            <text:p>ARROKAUNDIETAKO UDAL ATERPETXEAREN KUDEAKETA ETA ANIMAZIOA</text:p>
          </table:table-cell>
          <table:table-cell table:style-name="ce29" office:value-type="string" calcext:value-type="string">
            <text:p>GESTIÓN Y ANIMACIÓN DEL ALBERGUE MUNICIPAL DE ARROKAUNDIETA</text:p>
          </table:table-cell>
          <table:table-cell table:style-name="ce35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4"/>
          <table:table-cell table:style-name="ce205" office:value-type="percentage" office:value="0.21" calcext:value-type="percentage">
            <text:p>21 %</text:p>
          </table:table-cell>
          <table:table-cell table:style-name="ce54"/>
          <table:table-cell table:style-name="ce171" table:formula="of:=[.G155]*(1+[.H155])" office:value-type="float" office:value="0" calcext:value-type="float">
            <text:p>0,00</text:p>
          </table:table-cell>
          <table:table-cell table:style-name="ce54"/>
          <table:table-cell table:style-name="ce35" office:value-type="string" calcext:value-type="string">
            <text:p>URTXINTXA <text:s/>AISIALDIKO ESKOLA-GIPUZKOA</text:p>
          </table:table-cell>
          <table:table-cell table:style-name="ce93" office:value-type="date" office:date-value="2020-10-01" calcext:value-type="date">
            <text:p>01/10/2020</text:p>
          </table:table-cell>
          <table:table-cell table:style-name="ce4" office:value-type="string" calcext:value-type="string">
            <text:p>2 AÑOS. POSIBLES 2 PRORROGAS DE 1 AÑO. (2022-2023).</text:p>
          </table:table-cell>
          <table:table-cell table:style-name="ce104" office:value-type="string" calcext:value-type="string">
            <text:p>350 € HILEAN + 50% de las tasas de alojamiento anual</text:p>
          </table:table-cell>
          <table:table-cell table:style-name="ce115"/>
          <table:table-cell table:style-name="ce128"/>
          <table:table-cell table:style-name="ce124" office:value-type="string" calcext:value-type="string">
            <text:p>2022: <text:s/>1ª prorroga <text:s text:c="8"/>2023: 2ª prorroga <text:s text:c="9"/>2024: nueva contratacion</text:p>
          </table:table-cell>
          <table:table-cell table:style-name="ce128" office:value-type="string" calcext:value-type="string">
            <text:p>GAZTERIA</text:p>
          </table:table-cell>
          <table:table-cell table:style-name="ce128"/>
          <table:table-cell table:style-name="ce143" office:value-type="date" office:date-value="2024-09-30" calcext:value-type="date">
            <text:p>30/09/2024</text:p>
          </table:table-cell>
          <table:table-cell table:style-name="ce149" office:value-type="date" office:date-value="2022-07-30" calcext:value-type="date">
            <text:p>30/07/2022</text:p>
          </table:table-cell>
          <table:table-cell table:style-name="ce153" office:value-type="date" office:date-value="2023-07-30" calcext:value-type="date">
            <text:p>30/07/2023</text:p>
          </table:table-cell>
          <table:table-cell table:style-name="ce155"/>
          <table:table-cell table:style-name="ce128" office:value-type="string" calcext:value-type="string">
            <text:p>2020WLIZ0005</text:p>
          </table:table-cell>
          <table:table-cell table:style-name="ce128"/>
          <table:table-cell table:style-name="ce163" table:number-columns-repeated="997"/>
          <table:table-cell/>
        </table:table-row>
        <table:table-row table:style-name="ro6">
          <table:table-cell table:style-name="ce6" office:value-type="string" calcext:value-type="string">
            <text:p>V-06/20</text:p>
          </table:table-cell>
          <table:table-cell table:style-name="ce6"/>
          <table:table-cell table:style-name="ce23" office:value-type="string" calcext:value-type="string">
            <text:p>IBAIONDO FRONTOIKO KANTINAREN USTIAPENA ETA ZERBITZU OSAGARRIAK (III)</text:p>
          </table:table-cell>
          <table:table-cell table:style-name="ce30" office:value-type="string" calcext:value-type="string">
            <text:p>EXPLOTACIÓN DE LA CANTINA DEL FRONTÓN IBAIONDO DE ANTXO Y SERVICIOS COMPLEMENTARIOS (IV)</text:p>
          </table:table-cell>
          <table:table-cell table:style-name="ce35" office:value-type="string" calcext:value-type="string">
            <text:p>GESTIÓN</text:p>
          </table:table-cell>
          <table:table-cell table:style-name="ce33" office:value-type="string" calcext:value-type="string">
            <text:p>IREKIA / ABIERTO</text:p>
          </table:table-cell>
          <table:table-cell office:value-type="string" calcext:value-type="string">
            <text:p>Canon Ayuntamiento: 370,9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6" office:value-type="string" calcext:value-type="string">
            <text:p>Canon Ayuntamiento: 450</text:p>
          </table:table-cell>
          <table:table-cell table:style-name="ce171" table:formula="of:=[.G156]*(1+[.H156])" office:value-type="string" office:string-value="" calcext:value-type="error">
            <text:p>#¡VALOR!</text:p>
          </table:table-cell>
          <table:table-cell/>
          <table:table-cell table:style-name="ce35" office:value-type="string" calcext:value-type="string">
            <text:p>DESIERTO</text:p>
          </table:table-cell>
          <table:table-cell table:style-name="ce93"/>
          <table:table-cell table:style-name="ce4"/>
          <table:table-cell table:style-name="ce104"/>
          <table:table-cell table:style-name="ce115"/>
          <table:table-cell table:style-name="ce128" office:value-type="string" calcext:value-type="string">
            <text:p>SI</text:p>
          </table:table-cell>
          <table:table-cell table:style-name="ce124"/>
          <table:table-cell table:style-name="ce128" office:value-type="string" calcext:value-type="string">
            <text:p>KIROLAK</text:p>
          </table:table-cell>
          <table:table-cell table:style-name="ce128"/>
          <table:table-cell table:style-name="ce143"/>
          <table:table-cell table:style-name="ce149"/>
          <table:table-cell table:style-name="ce153"/>
          <table:table-cell table:style-name="ce155"/>
          <table:table-cell table:style-name="ce128" office:value-type="string" calcext:value-type="string">
            <text:p>2020WLIZ0002</text:p>
          </table:table-cell>
          <table:table-cell table:style-name="ce128"/>
          <table:table-cell table:style-name="ce163" table:number-columns-repeated="997"/>
          <table:table-cell/>
        </table:table-row>
        <table:table-row table:style-name="ro6">
          <table:table-cell table:style-name="ce5" office:value-type="string" calcext:value-type="string">
            <text:p>V-08/20</text:p>
          </table:table-cell>
          <table:table-cell table:style-name="ce5"/>
          <table:table-cell table:style-name="ce22" office:value-type="string" calcext:value-type="string">
            <text:p>PASAIAKO UDALEKO ZERBITZU, SARE ETA MANTENTZE-LANETAKO SAILERAKO HIRU IBILGAILU MISTOREN HORNIDURA</text:p>
          </table:table-cell>
          <table:table-cell table:style-name="ce29" office:value-type="string" calcext:value-type="string">
            <text:p>SUMINISTRO DE TRES VEHÍCULOS MIXTOS PARA EL DEPARTAMENTO DE SERVICIOS, REDES Y MANTENIMIENTO DE PASAIA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2"/>
          <table:table-cell table:style-name="ce205" office:value-type="percentage" office:value="0.21" calcext:value-type="percentage">
            <text:p>21 %</text:p>
          </table:table-cell>
          <table:table-cell table:style-name="ce52"/>
          <table:table-cell table:style-name="ce171" table:formula="of:=[.G157]*(1+[.H157])" office:value-type="float" office:value="0" calcext:value-type="float">
            <text:p>0,00</text:p>
          </table:table-cell>
          <table:table-cell table:style-name="ce52"/>
          <table:table-cell table:style-name="ce33" office:value-type="string" calcext:value-type="string">
            <text:p>EUPRAXIA CAR SL</text:p>
          </table:table-cell>
          <table:table-cell table:style-name="ce92" office:value-type="date" office:date-value="2020-11-19" calcext:value-type="date">
            <text:p>19/11/2020</text:p>
          </table:table-cell>
          <table:table-cell table:style-name="ce100" office:value-type="string" calcext:value-type="string">
            <text:p>60 Días</text:p>
          </table:table-cell>
          <table:table-cell table:style-name="ce57" office:value-type="float" office:value="32850" calcext:value-type="float">
            <text:p>32.850,00</text:p>
          </table:table-cell>
          <table:table-cell table:style-name="ce84" office:value-type="float" office:value="39748.5" calcext:value-type="float">
            <text:p>39.748,50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ZERBITZU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0WLIZ0011</text:p>
          </table:table-cell>
          <table:table-cell table:style-name="ce129"/>
          <table:table-cell table:number-columns-repeated="998"/>
        </table:table-row>
        <table:table-row table:style-name="ro9">
          <table:table-cell table:style-name="ce7" office:value-type="string" calcext:value-type="string">
            <text:p>V-07/20</text:p>
          </table:table-cell>
          <table:table-cell table:style-name="ce7"/>
          <table:table-cell table:style-name="ce22" office:value-type="string" calcext:value-type="string">
            <text:p>PASAIAKO UDALTZAINGORAKO ARROPAREN HORNIDURA</text:p>
          </table:table-cell>
          <table:table-cell table:style-name="ce29" office:value-type="string" calcext:value-type="string">
            <text:p>SUMINISTRO <text:s/>DE VESTUARIO PARA LA GUARDIA MUNICIPAL DE PASAIA</text:p>
          </table:table-cell>
          <table:table-cell table:style-name="ce36" office:value-type="string" calcext:value-type="string">
            <text:p>SUMINISTRO</text:p>
          </table:table-cell>
          <table:table-cell table:style-name="ce33" office:value-type="string" calcext:value-type="string">
            <text:p>IREKIA / ABIERTO</text:p>
          </table:table-cell>
          <table:table-cell table:style-name="ce56"/>
          <table:table-cell table:style-name="ce205" office:value-type="percentage" office:value="0.21" calcext:value-type="percentage">
            <text:p>21 %</text:p>
          </table:table-cell>
          <table:table-cell table:style-name="ce56"/>
          <table:table-cell table:style-name="ce171" table:formula="of:=[.G158]*(1+[.H158])" office:value-type="float" office:value="0" calcext:value-type="float">
            <text:p>0,00</text:p>
          </table:table-cell>
          <table:table-cell table:style-name="ce56"/>
          <table:table-cell table:style-name="ce36" office:value-type="string" calcext:value-type="string">
            <text:p>COMESA EQUIPAMIENTO INTEGRAL DE SEGURIDAD S.L.</text:p>
          </table:table-cell>
          <table:table-cell table:style-name="ce94" office:value-type="date" office:date-value="2020-12-09" calcext:value-type="date">
            <text:p>09/12/2020</text:p>
          </table:table-cell>
          <table:table-cell table:style-name="ce4" office:value-type="string" calcext:value-type="string">
            <text:p>2 AÑOS. POSIBLES 2 PRORROGAS DE 1 AÑO. (2022-2023).</text:p>
          </table:table-cell>
          <table:table-cell table:style-name="ce105" office:value-type="float" office:value="18785.55" calcext:value-type="float">
            <text:p>18.785,55</text:p>
          </table:table-cell>
          <table:table-cell table:style-name="ce116" office:value-type="float" office:value="22730.52" calcext:value-type="float">
            <text:p>22.730,52</text:p>
          </table:table-cell>
          <table:table-cell table:style-name="ce129"/>
          <table:table-cell table:style-name="ce138" office:value-type="string" calcext:value-type="string">
            <text:p>2022: <text:s/>1ª prorroga <text:s text:c="8"/>2023: 2ª prorroga <text:s text:c="9"/>2024: nueva contratacion</text:p>
          </table:table-cell>
          <table:table-cell table:style-name="ce129" office:value-type="string" calcext:value-type="string">
            <text:p>UDALTZAINGOA</text:p>
          </table:table-cell>
          <table:table-cell table:style-name="ce129"/>
          <table:table-cell table:style-name="ce143" office:value-type="date" office:date-value="2024-12-08" calcext:value-type="date">
            <text:p>08/12/2024</text:p>
          </table:table-cell>
          <table:table-cell table:style-name="ce149" office:value-type="date" office:date-value="2022-10-08" calcext:value-type="date">
            <text:p>08/10/2022</text:p>
          </table:table-cell>
          <table:table-cell table:style-name="ce153" office:value-type="date" office:date-value="2023-10-08" calcext:value-type="date">
            <text:p>08/10/2023</text:p>
          </table:table-cell>
          <table:table-cell table:style-name="ce155"/>
          <table:table-cell table:style-name="ce129" office:value-type="string" calcext:value-type="string">
            <text:p>2020WLIZ0009</text:p>
          </table:table-cell>
          <table:table-cell table:style-name="ce129"/>
          <table:table-cell table:style-name="ce162" table:number-columns-repeated="997"/>
          <table:table-cell/>
        </table:table-row>
        <table:table-row table:style-name="ro19">
          <table:table-cell table:style-name="ce5" office:value-type="string" calcext:value-type="string">
            <text:p>V-12/20</text:p>
          </table:table-cell>
          <table:table-cell table:style-name="ce5"/>
          <table:table-cell table:style-name="ce21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27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7" office:value-type="string" calcext:value-type="string">
            <text:p>Lote 1: Responsabilidad civil :33.000€ <text:s text:c="5"/>Lote 2:Daños: 20.000€ <text:s text:c="18"/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7" office:value-type="string" calcext:value-type="string">
            <text:p>Lote 1: Responsabilidad civil :33.000€ <text:s text:c="5"/>Lote 2:Daños: 20.000€ <text:s text:c="18"/></text:p>
          </table:table-cell>
          <table:table-cell table:style-name="ce171" table:formula="of:=[.G159]*(1+[.H159])" office:value-type="string" office:string-value="" calcext:value-type="error">
            <text:p>#¡VALOR!</text:p>
          </table:table-cell>
          <table:table-cell table:style-name="ce57"/>
          <table:table-cell table:style-name="ce33" office:value-type="string" calcext:value-type="string">
            <text:p>DESIERTO</text:p>
          </table:table-cell>
          <table:table-cell table:style-name="ce92"/>
          <table:table-cell table:style-name="ce4" office:value-type="string" calcext:value-type="string">
            <text:p>2 AÑOS. POSIBLES 2 PRORROGAS DE 1 AÑO. (2022-2023).</text:p>
          </table:table-cell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IDAZKARI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0WLIZ0023</text:p>
          </table:table-cell>
          <table:table-cell table:style-name="ce129"/>
          <table:table-cell table:number-columns-repeated="998"/>
        </table:table-row>
        <table:table-row table:style-name="ro29">
          <table:table-cell table:style-name="ce7" office:value-type="string" calcext:value-type="string">
            <text:p>V-10/20 </text:p>
          </table:table-cell>
          <table:table-cell table:style-name="ce7"/>
          <table:table-cell table:style-name="ce21" office:value-type="string" calcext:value-type="string">
            <text:p>TELEFONIAKO ZERBITZUAK</text:p>
          </table:table-cell>
          <table:table-cell table:style-name="ce31" office:value-type="string" calcext:value-type="string">
            <text:p>SERVICIOS DE TELEFONÍA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7" office:value-type="string" calcext:value-type="string">
            <text:p>Lote 1: 12.000€ <text:s text:c="5"/>Lote 2: 5.000€ <text:s text:c="18"/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7" office:value-type="string" calcext:value-type="string">
            <text:p>Lote 1: 14.520 <text:s text:c="10"/>Lote 2: 6.050€ <text:s text:c="26"/></text:p>
          </table:table-cell>
          <table:table-cell table:style-name="ce171" table:formula="of:=[.G160]*(1+[.H160])" office:value-type="string" office:string-value="" calcext:value-type="error">
            <text:p>#¡VALOR!</text:p>
          </table:table-cell>
          <table:table-cell table:style-name="ce57"/>
          <table:table-cell table:style-name="ce33" office:value-type="string" calcext:value-type="string">
            <text:p>lote1: Telefonía fija: EUSKALTEL S.L. <text:s text:c="3"/>Lote 2: Telefonía movil: EUSKALTEL S.L.</text:p>
          </table:table-cell>
          <table:table-cell table:style-name="ce94" office:value-type="date" office:date-value="2021-03-12" calcext:value-type="date">
            <text:p>12/03/2021</text:p>
          </table:table-cell>
          <table:table-cell table:style-name="ce4" office:value-type="string" calcext:value-type="string">
            <text:p>2 AÑOS. POSIBLES 2 PRORROGAS DE 1 AÑO. (2023-2024).</text:p>
          </table:table-cell>
          <table:table-cell table:style-name="ce57" office:value-type="string" calcext:value-type="string">
            <text:p>Lote 1: 8.527,785 <text:s text:c="15"/>Lote 2: 3.710,40 € <text:s text:c="18"/></text:p>
          </table:table-cell>
          <table:table-cell table:style-name="ce57"/>
          <table:table-cell table:style-name="ce127"/>
          <table:table-cell table:style-name="ce137" office:value-type="string" calcext:value-type="string">
            <text:p>2023: 1ª Prorroga <text:s text:c="13"/>2024: 2ª Prorroga</text:p>
          </table:table-cell>
          <table:table-cell table:style-name="ce127" office:value-type="string" calcext:value-type="string">
            <text:p>INFORMATIKA</text:p>
          </table:table-cell>
          <table:table-cell table:style-name="ce127"/>
          <table:table-cell table:style-name="ce143" office:value-type="date" office:date-value="2025-03-12" calcext:value-type="date">
            <text:p>12/03/2025</text:p>
          </table:table-cell>
          <table:table-cell table:style-name="ce149" office:value-type="date" office:date-value="2023-01-12" calcext:value-type="date">
            <text:p>12/01/2023</text:p>
          </table:table-cell>
          <table:table-cell table:style-name="ce153" office:value-type="date" office:date-value="2024-01-12" calcext:value-type="date">
            <text:p>12/01/2024</text:p>
          </table:table-cell>
          <table:table-cell table:style-name="ce155"/>
          <table:table-cell table:style-name="ce129" office:value-type="string" calcext:value-type="string">
            <text:p>2020WLIZ0019</text:p>
          </table:table-cell>
          <table:table-cell table:style-name="ce129"/>
          <table:table-cell table:number-columns-repeated="998"/>
        </table:table-row>
        <table:table-row table:style-name="ro19">
          <table:table-cell table:style-name="ce5" office:value-type="string" calcext:value-type="string">
            <text:p>V-02/21</text:p>
          </table:table-cell>
          <table:table-cell table:style-name="ce5"/>
          <table:table-cell table:style-name="ce21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27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7" office:value-type="string" calcext:value-type="string">
            <text:p>Lote 1: Responsabilidad civil :33.000€ <text:s text:c="5"/>Lote 2:Daños: 20.000€ <text:s text:c="18"/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7" office:value-type="string" calcext:value-type="string">
            <text:p>Lote 1: Responsabilidad civil :33.000€ <text:s text:c="5"/>Lote 2:Daños: 20.000€ <text:s text:c="18"/></text:p>
          </table:table-cell>
          <table:table-cell table:style-name="ce171" table:formula="of:=[.G161]*(1+[.H161])" office:value-type="string" office:string-value="" calcext:value-type="error">
            <text:p>#¡VALOR!</text:p>
          </table:table-cell>
          <table:table-cell table:style-name="ce57"/>
          <table:table-cell table:style-name="ce33" office:value-type="string" calcext:value-type="string">
            <text:p>DESIERTO</text:p>
          </table:table-cell>
          <table:table-cell table:style-name="ce92"/>
          <table:table-cell table:style-name="ce100" office:value-type="string" calcext:value-type="string">
            <text:p>2 AÑOS</text:p>
          </table:table-cell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IDAZKARI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02</text:p>
          </table:table-cell>
          <table:table-cell table:style-name="ce129"/>
          <table:table-cell table:number-columns-repeated="998"/>
        </table:table-row>
        <table:table-row table:style-name="ro6">
          <table:table-cell table:style-name="ce5" office:value-type="string" calcext:value-type="string">
            <text:p>V-11/20</text:p>
          </table:table-cell>
          <table:table-cell table:style-name="ce5"/>
          <table:table-cell table:style-name="ce21" office:value-type="string" calcext:value-type="string">
            <text:p>IBAIONDO FRONTOIKO KANTINAREN USTIAPENA ETA ZERBITZU OSAGARRIAK (IV)</text:p>
          </table:table-cell>
          <table:table-cell table:style-name="ce31" office:value-type="string" calcext:value-type="string">
            <text:p>EXPLOTACIÓN DE LA CANTINA DEL FRONTÓN IBAIONDO DE ANTXO Y SERVICIOS COMPLEMENTARIOS (IV)</text:p>
          </table:table-cell>
          <table:table-cell table:style-name="ce33" office:value-type="string" calcext:value-type="string">
            <text:p>GESTIÓN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string" calcext:value-type="string">
            <text:p>Canon Ayuntamiento: 370,9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189" office:value-type="string" calcext:value-type="string">
            <text:p>Canon Ayuntamiento: 450</text:p>
          </table:table-cell>
          <table:table-cell table:style-name="ce171" table:formula="of:=[.G162]*(1+[.H162])" office:value-type="string" office:string-value="" calcext:value-type="error">
            <text:p>#¡VALOR!</text:p>
          </table:table-cell>
          <table:table-cell table:style-name="ce52"/>
          <table:table-cell table:style-name="ce33" office:value-type="string" calcext:value-type="string">
            <text:p>JOSEBA DONABERA PRIETO</text:p>
          </table:table-cell>
          <table:table-cell table:style-name="ce94" office:value-type="date" office:date-value="2021-03-15" calcext:value-type="date">
            <text:p>15/03/2021</text:p>
          </table:table-cell>
          <table:table-cell table:style-name="ce100" office:value-type="string" calcext:value-type="string">
            <text:p>1 año+ posibles 3 prorrogas de 1 año</text:p>
          </table:table-cell>
          <table:table-cell table:style-name="ce57"/>
          <table:table-cell table:style-name="ce84" office:value-type="float" office:value="1" calcext:value-type="float">
            <text:p>1,00</text:p>
          </table:table-cell>
          <table:table-cell table:style-name="ce127"/>
          <table:table-cell table:style-name="ce137" office:value-type="string" calcext:value-type="string">
            <text:p>2022: <text:s/>1ª prorroga <text:s text:c="8"/>2023: 2ª prorroga <text:s text:c="9"/>2024: 3ª prorroga</text:p>
          </table:table-cell>
          <table:table-cell table:style-name="ce127" office:value-type="string" calcext:value-type="string">
            <text:p>KIROLAK</text:p>
          </table:table-cell>
          <table:table-cell table:style-name="ce127"/>
          <table:table-cell table:style-name="ce143" office:value-type="date" office:date-value="2025-03-14" calcext:value-type="date">
            <text:p>14/03/2025</text:p>
          </table:table-cell>
          <table:table-cell table:style-name="ce149" office:value-type="date" office:date-value="2022-01-14" calcext:value-type="date">
            <text:p>14/01/2022</text:p>
          </table:table-cell>
          <table:table-cell table:style-name="ce153" office:value-type="date" office:date-value="2023-01-14" calcext:value-type="date">
            <text:p>14/01/2023</text:p>
          </table:table-cell>
          <table:table-cell table:style-name="ce155" office:value-type="date" office:date-value="2024-01-14" calcext:value-type="date">
            <text:p>14/01/2024</text:p>
          </table:table-cell>
          <table:table-cell table:style-name="ce129" office:value-type="string" calcext:value-type="string">
            <text:p>2020WLIZ0022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7" office:value-type="string" calcext:value-type="string">
            <text:p>2021WLIZ0001</text:p>
          </table:table-cell>
          <table:table-cell table:style-name="ce7"/>
          <table:table-cell table:style-name="ce21" office:value-type="string" calcext:value-type="string">
            <text:p>GOXATU SEXU ETA GENERO AHOLKULARITZA ZERBITZUA GAZTEENTZAT</text:p>
          </table:table-cell>
          <table:table-cell table:style-name="ce31" office:value-type="string" calcext:value-type="string">
            <text:p>GOXATU SERVICIO DE ASESORÍA SEXUAL Y DE GÉNERO PARA JÓVENES 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197" office:value-type="currency" office:currency="EUR" office:value="10100" calcext:value-type="currency">
            <text:p>10.100,00 €</text:p>
          </table:table-cell>
          <table:table-cell table:style-name="ce206" office:value-type="percentage" office:value="0.1" calcext:value-type="percentage">
            <text:p>10 %</text:p>
          </table:table-cell>
          <table:table-cell table:style-name="ce197" office:value-type="currency" office:currency="EUR" office:value="11110" calcext:value-type="currency">
            <text:p>11.110,00 €</text:p>
          </table:table-cell>
          <table:table-cell table:style-name="ce229" table:formula="of:=[.G163]*(1+[.H163])" office:value-type="float" office:value="11110" calcext:value-type="float">
            <text:p>11.110,00</text:p>
          </table:table-cell>
          <table:table-cell table:style-name="ce253"/>
          <table:table-cell table:style-name="ce33" office:value-type="string" calcext:value-type="string">
            <text:p>LAHIA 3.0 SEXOLOGIA ETA HEZKIDETZA ELKARTEA</text:p>
          </table:table-cell>
          <table:table-cell table:style-name="ce94" office:value-type="date" office:date-value="2021-05-11" calcext:value-type="date">
            <text:p>11/05/2021</text:p>
          </table:table-cell>
          <table:table-cell table:style-name="ce4" office:value-type="string" calcext:value-type="string">
            <text:p>2 AÑOS. POSIBLES 2 PRORROGAS DE 1 AÑO. (2023-2024).</text:p>
          </table:table-cell>
          <table:table-cell table:number-columns-repeated="2" table:style-name="ce105" office:value-type="string" calcext:value-type="string">
            <text:p>10.100€ (Exento Iva)</text:p>
          </table:table-cell>
          <table:table-cell table:style-name="ce127"/>
          <table:table-cell table:style-name="ce137" office:value-type="string" calcext:value-type="string">
            <text:p>2023: 1ª Prorroga <text:s text:c="13"/>2024: 2ª Prorroga</text:p>
          </table:table-cell>
          <table:table-cell table:style-name="ce127" office:value-type="string" calcext:value-type="string">
            <text:p>GAZTERIA</text:p>
          </table:table-cell>
          <table:table-cell table:style-name="ce127"/>
          <table:table-cell table:style-name="ce143" office:value-type="date" office:date-value="2025-05-10" calcext:value-type="date">
            <text:p>10/05/2025</text:p>
          </table:table-cell>
          <table:table-cell table:style-name="ce149" office:value-type="date" office:date-value="2023-03-10" calcext:value-type="date">
            <text:p>10/03/2023</text:p>
          </table:table-cell>
          <table:table-cell table:style-name="ce153" office:value-type="date" office:date-value="2024-03-10" calcext:value-type="date">
            <text:p>10/03/2024</text:p>
          </table:table-cell>
          <table:table-cell table:style-name="ce155"/>
          <table:table-cell table:style-name="ce129" office:value-type="string" calcext:value-type="string">
            <text:p>2021WLIZ0001</text:p>
          </table:table-cell>
          <table:table-cell table:style-name="ce129"/>
          <table:table-cell table:number-columns-repeated="998"/>
        </table:table-row>
        <table:table-row table:style-name="ro19">
          <table:table-cell table:style-name="ce8" office:value-type="string" calcext:value-type="string">
            <text:p>2021WLIZ0002</text:p>
          </table:table-cell>
          <table:table-cell table:style-name="ce8"/>
          <table:table-cell table:style-name="ce21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27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7" office:value-type="string" calcext:value-type="string">
            <text:p>Lote 1: Responsabilidad civil :33.000€ <text:s text:c="5"/>Lote 2:Daños: 20.000€ <text:s text:c="18"/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7" office:value-type="string" calcext:value-type="string">
            <text:p>Lote 1: Responsabilidad civil :33.000€ <text:s text:c="5"/>Lote 2:Daños: 20.000€ <text:s text:c="18"/></text:p>
          </table:table-cell>
          <table:table-cell table:style-name="ce171" table:formula="of:=[.G164]*(1+[.H164])" office:value-type="string" office:string-value="" calcext:value-type="error">
            <text:p>#¡VALOR!</text:p>
          </table:table-cell>
          <table:table-cell table:style-name="ce57"/>
          <table:table-cell table:style-name="ce33" office:value-type="string" calcext:value-type="string">
            <text:p>DESIERTO</text:p>
          </table:table-cell>
          <table:table-cell table:style-name="ce92"/>
          <table:table-cell table:style-name="ce4" office:value-type="string" calcext:value-type="string">
            <text:p>2 AÑOS.</text:p>
          </table:table-cell>
          <table:table-cell table:style-name="ce57"/>
          <table:table-cell table:style-name="ce84"/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IDAZKARI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02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2020WLIZ0018</text:p>
          </table:table-cell>
          <table:table-cell table:style-name="ce5"/>
          <table:table-cell table:style-name="ce21" office:value-type="string" calcext:value-type="string">
            <text:p>SAN PEDROKO ONDARTXO PASEALEKUKO MENDI-HEGALA EGONKORTZEKO OBRAK</text:p>
          </table:table-cell>
          <table:table-cell table:style-name="ce27" office:value-type="string" calcext:value-type="string">
            <text:p>OBRAS ESTABILIZACIÓN LADERA PASEO ONDARTXO DE SAN PEDRO</text:p>
          </table:table-cell>
          <table:table-cell table:style-name="ce33" office:value-type="string" calcext:value-type="string">
            <text:p>OBRA</text:p>
          </table:table-cell>
          <table:table-cell table:style-name="ce33" office:value-type="string" calcext:value-type="string">
            <text:p>IREKIA / ABIERTO</text:p>
          </table:table-cell>
          <table:table-cell table:style-name="ce59" office:value-type="float" office:value="311067.25" calcext:value-type="float">
            <text:p>311067,25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59" office:value-type="float" office:value="376391.37" calcext:value-type="float">
            <text:p>376391,37</text:p>
          </table:table-cell>
          <table:table-cell table:style-name="ce171" table:formula="of:=[.G165]*(1+[.H165])" office:value-type="float" office:value="376391.3725" calcext:value-type="float">
            <text:p>376.391,37</text:p>
          </table:table-cell>
          <table:table-cell table:style-name="ce254"/>
          <table:table-cell table:style-name="ce33" office:value-type="string" calcext:value-type="string">
            <text:p>CONSTRUCCIONES URDINBERRI S.L</text:p>
          </table:table-cell>
          <table:table-cell table:style-name="ce92" office:value-type="date" office:date-value="2021-04-26" calcext:value-type="date">
            <text:p>26/04/2021</text:p>
          </table:table-cell>
          <table:table-cell table:style-name="ce100" office:value-type="string" calcext:value-type="string">
            <text:p>4 MESES</text:p>
          </table:table-cell>
          <table:table-cell table:style-name="ce57" office:value-type="string" calcext:value-type="string">
            <text:p>288618,61 Modificación contrato + 83.817,12</text:p>
          </table:table-cell>
          <table:table-cell table:style-name="ce84" office:value-type="string" calcext:value-type="string">
            <text:p>238527,78 Modificación contrato +101.418,71</text:p>
          </table:table-cell>
          <table:table-cell table:style-name="ce127" office:value-type="string" calcext:value-type="string">
            <text:p>SI</text:p>
          </table:table-cell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59" office:value-type="string" calcext:value-type="string">
            <text:p>2020WLIZ0018</text:p>
          </table:table-cell>
          <table:table-cell table:style-name="ce129"/>
          <table:table-cell table:number-columns-repeated="998"/>
        </table:table-row>
        <table:table-row table:style-name="ro19">
          <table:table-cell table:style-name="ce5" office:value-type="string" calcext:value-type="string">
            <text:p>2020WLIZ0016</text:p>
          </table:table-cell>
          <table:table-cell table:style-name="ce5"/>
          <table:table-cell table:style-name="ce21" office:value-type="string" calcext:value-type="string">
            <text:p>DONIBANEN IRISGARRITASUNA HOBETZEKO PROIEKTUA IDAZTEKO KONTRATAZIORAKO<text:span text:style-name="T6"> </text:span><text:span text:style-name="T7">LEHIAKETA</text:span></text:p>
          </table:table-cell>
          <table:table-cell table:style-name="ce27" office:value-type="string" calcext:value-type="string">
            <text:p> <text:span text:style-name="T20">CONCURSO </text:span>PARA LA CONTRATACION DE LA REDACCION DE UN PROYECTO DE MEJORA DE LA ACCESIBILIDAD EN BORDALABORDA EN DONIBANE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52" office:value-type="string" calcext:value-type="string">
            <text:p>1º Premio:3.000 <text:s/>2º premio:2.500 <text:s/>3º premio:1.500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189" office:value-type="string" calcext:value-type="string">
            <text:p>1º Premio:3.630 <text:s/>2º premio:3.025 <text:s/>3º premio:1.815</text:p>
          </table:table-cell>
          <table:table-cell table:style-name="ce171" table:formula="of:=[.G166]*(1+[.H166])" office:value-type="string" office:string-value="" calcext:value-type="error">
            <text:p>#¡VALOR!</text:p>
          </table:table-cell>
          <table:table-cell table:style-name="ce52"/>
          <table:table-cell table:style-name="ce33" office:value-type="string" calcext:value-type="string">
            <text:p>1º AIZPURUA ARQUITECTOS ASOCIADOS (Ateak irekitzen) <text:s text:c="5"/>2ª VAUMM ARQUITECTURA Y URBANISMO S.L.P. (Badiari begira) <text:s text:c="41"/>3º I-INGENIA INGENIEROS Y ARQUITECTURA S.A. (Gorantza itsasoari begira)</text:p>
          </table:table-cell>
          <table:table-cell table:style-name="ce92"/>
          <table:table-cell table:style-name="ce100" office:value-type="string" calcext:value-type="string">
            <text:p>30 días</text:p>
          </table:table-cell>
          <table:table-cell table:style-name="ce106" office:value-type="string" calcext:value-type="string">
            <text:p>1º Premio:3.000 <text:s text:c="16"/>2º premio:2.500 <text:s text:c="16"/>3º premio:1.500</text:p>
          </table:table-cell>
          <table:table-cell table:style-name="ce106" office:value-type="string" calcext:value-type="string">
            <text:p>1º Premio:3.630 <text:s text:c="16"/>2º premio:3.025 <text:s text:c="16"/>3º premio:1.815</text:p>
          </table:table-cell>
          <table:table-cell table:style-name="ce127" office:value-type="string" calcext:value-type="string">
            <text:p>SI</text:p>
          </table:table-cell>
          <table:table-cell table:style-name="ce137" office:value-type="string" calcext:value-type="string">
            <text:p>SI</text:p>
          </table:table-cell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56" office:value-type="string" calcext:value-type="string">
            <text:p>2020WLIZ0016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2021WLIZ0005</text:p>
          </table:table-cell>
          <table:table-cell table:style-name="ce5"/>
          <table:table-cell table:style-name="ce21" office:value-type="string" calcext:value-type="string">
            <text:p>DONIBANEN IRISGARRITASUNA HOBETZEKO PROIEKTUA IDAZTEA</text:p>
          </table:table-cell>
          <table:table-cell table:style-name="ce27" office:value-type="string" calcext:value-type="string">
            <text:p><text:s/>REDACCIÓN DE UN PROYECTO DE MEJORA DE LA ACCESIBILIDAD EN DONIBANE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NEGOZIATUA, PUBLIZITATERIK GABE/ NEGOCIADO SIN PUBLICIDAD</text:p>
          </table:table-cell>
          <table:table-cell table:style-name="ce60" office:value-type="currency" office:currency="EUR" office:value="23576.03" calcext:value-type="currency">
            <text:p>23.576,03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28527" calcext:value-type="currency">
            <text:p>28.527,00 €</text:p>
          </table:table-cell>
          <table:table-cell table:style-name="ce171" table:formula="of:=[.G167]*(1+[.H167])" office:value-type="float" office:value="28526.9963" calcext:value-type="float">
            <text:p>28.527,00</text:p>
          </table:table-cell>
          <table:table-cell table:style-name="ce255"/>
          <table:table-cell table:style-name="ce33" office:value-type="string" calcext:value-type="string">
            <text:p>AIZPURUA ARQUITECTOS ASOCIADOS</text:p>
          </table:table-cell>
          <table:table-cell table:style-name="ce94" office:value-type="date" office:date-value="2021-05-19" calcext:value-type="date">
            <text:p>19/05/2021</text:p>
          </table:table-cell>
          <table:table-cell table:style-name="ce100" office:value-type="string" calcext:value-type="string">
            <text:p>26 SEMANAS</text:p>
          </table:table-cell>
          <table:table-cell table:style-name="ce105" office:value-type="float" office:value="23550" calcext:value-type="float">
            <text:p>23.550,00</text:p>
          </table:table-cell>
          <table:table-cell table:style-name="ce116" office:value-type="float" office:value="28495.5" calcext:value-type="float">
            <text:p>28.495,50</text:p>
          </table:table-cell>
          <table:table-cell table:style-name="ce127"/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05</text:p>
          </table:table-cell>
          <table:table-cell table:style-name="ce129"/>
          <table:table-cell table:number-columns-repeated="998"/>
        </table:table-row>
        <table:table-row table:style-name="ro19">
          <table:table-cell table:style-name="ce5" office:value-type="string" calcext:value-type="string">
            <text:p>2021WLIZ0006</text:p>
          </table:table-cell>
          <table:table-cell table:style-name="ce5"/>
          <table:table-cell table:style-name="ce21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27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60" office:value-type="string" calcext:value-type="string">
            <text:p>Lote 1: Responsabilidad civil :40.000€ <text:s text:c="5"/>Lote 2:Daños: 44.000€ <text:s text:c="18"/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227" office:value-type="string" calcext:value-type="string">
            <text:p>Lote 1: Responsabilidad civil :40.000€ <text:s text:c="5"/>Lote 2:Daños: 44.000€ <text:s text:c="18"/></text:p>
          </table:table-cell>
          <table:table-cell table:style-name="ce171" table:formula="of:=[.G168]*(1+[.H168])" office:value-type="string" office:string-value="" calcext:value-type="error">
            <text:p>#¡VALOR!</text:p>
          </table:table-cell>
          <table:table-cell table:style-name="ce57"/>
          <table:table-cell table:style-name="ce57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92" office:value-type="date" office:date-value="2021-07-01" calcext:value-type="date">
            <text:p>01/07/2021</text:p>
          </table:table-cell>
          <table:table-cell table:style-name="ce100" office:value-type="string" calcext:value-type="string">
            <text:p>2 AÑOS</text:p>
          </table:table-cell>
          <table:table-cell table:style-name="ce57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84"/>
          <table:table-cell table:style-name="ce127"/>
          <table:table-cell table:style-name="ce137"/>
          <table:table-cell table:style-name="ce127" office:value-type="string" calcext:value-type="string">
            <text:p>IDAZKARITZA</text:p>
          </table:table-cell>
          <table:table-cell table:style-name="ce127"/>
          <table:table-cell table:style-name="ce143" office:value-type="date" office:date-value="2023-06-30" calcext:value-type="date">
            <text:p>30/06/2023</text:p>
          </table:table-cell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06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2021WLIZ0007</text:p>
          </table:table-cell>
          <table:table-cell table:style-name="ce5"/>
          <table:table-cell table:style-name="ce21" office:value-type="string" calcext:value-type="string">
            <text:p>PASAIAKO 2021-2030 EUSKARAREN <text:s/>ERABILERA SUSTATZEKO PLAN ESTRATEGIKOAREN DISEINUA</text:p>
          </table:table-cell>
          <table:table-cell table:style-name="ce27" office:value-type="string" calcext:value-type="string">
            <text:p>DISEÑO DEL PLAN ESTRATEGICO PARA LA PROMOCIÓN DEL USO DEL EUSKERA EN <text:s/>PASAIA 2021-2030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60" office:value-type="currency" office:currency="EUR" office:value="28099.17" calcext:value-type="currency">
            <text:p>28.099,17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34000" calcext:value-type="currency">
            <text:p>34.000,00 €</text:p>
          </table:table-cell>
          <table:table-cell table:style-name="ce171" table:formula="of:=[.G169]*(1+[.H169])" office:value-type="float" office:value="33999.9957" calcext:value-type="float">
            <text:p>34.000,00</text:p>
          </table:table-cell>
          <table:table-cell table:style-name="ce255"/>
          <table:table-cell table:style-name="ce84" office:value-type="string" calcext:value-type="string">
            <text:p>ELHUYAR-ZUBIZE, S.L.U.</text:p>
          </table:table-cell>
          <table:table-cell table:style-name="ce92" office:value-type="date" office:date-value="2021-06-22" calcext:value-type="date">
            <text:p>22/06/2021</text:p>
          </table:table-cell>
          <table:table-cell table:style-name="ce100" office:value-type="string" calcext:value-type="string">
            <text:p>6 MESES</text:p>
          </table:table-cell>
          <table:table-cell table:style-name="ce57" office:value-type="float" office:value="26975.2" calcext:value-type="float">
            <text:p>26.975,20</text:p>
          </table:table-cell>
          <table:table-cell table:style-name="ce118" office:value-type="float" office:value="28099.17" calcext:value-type="float">
            <text:p>28099,17</text:p>
          </table:table-cell>
          <table:table-cell table:style-name="ce127"/>
          <table:table-cell table:style-name="ce137"/>
          <table:table-cell table:style-name="ce127" office:value-type="string" calcext:value-type="string">
            <text:p>EUSKAR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07</text:p>
          </table:table-cell>
          <table:table-cell table:style-name="ce129"/>
          <table:table-cell table:number-columns-repeated="998"/>
        </table:table-row>
        <table:table-row table:style-name="ro29">
          <table:table-cell table:style-name="ce5" office:value-type="string" calcext:value-type="string">
            <text:p>2021WLIZ0010</text:p>
          </table:table-cell>
          <table:table-cell table:style-name="ce5"/>
          <table:table-cell table:style-name="ce21" office:value-type="string" calcext:value-type="string">
            <text:p>ANDONAEGIKO FUTBOL-HOKEY ZELARIAREN KUDEAKETA </text:p>
          </table:table-cell>
          <table:table-cell table:style-name="ce27" office:value-type="string" calcext:value-type="string">
            <text:p>GESTIÓN DEL CAMPO DE FÚTBOL-HOKEY DE ANDONAEGI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60" office:value-type="currency" office:currency="EUR" office:value="34761.33" calcext:value-type="currency">
            <text:p>34.761,33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42061.21" calcext:value-type="currency">
            <text:p>42.061,21 €</text:p>
          </table:table-cell>
          <table:table-cell table:style-name="ce171" table:formula="of:=[.G170]*(1+[.H170])" office:value-type="float" office:value="42061.2093" calcext:value-type="float">
            <text:p>42.061,21</text:p>
          </table:table-cell>
          <table:table-cell table:style-name="ce255"/>
          <table:table-cell table:style-name="ce84" office:value-type="string" calcext:value-type="string">
            <text:p>INTXAURDI K.E.</text:p>
          </table:table-cell>
          <table:table-cell table:style-name="ce92" office:value-type="date" office:date-value="2021-08-28" calcext:value-type="date">
            <text:p>28/08/2021</text:p>
          </table:table-cell>
          <table:table-cell table:style-name="ce4" office:value-type="string" calcext:value-type="string">
            <text:p>2 AÑOS. POSIBLES 2 PRORROGAS DE 1 AÑO. (2023-2024).</text:p>
          </table:table-cell>
          <table:table-cell table:style-name="ce57" office:value-type="float" office:value="32995" calcext:value-type="float">
            <text:p>32.995,00</text:p>
          </table:table-cell>
          <table:table-cell table:style-name="ce84" table:formula="of:=+[.O170]+([.O170]*21%)" office:value-type="float" office:value="39923.95" calcext:value-type="float">
            <text:p>39.923,95</text:p>
          </table:table-cell>
          <table:table-cell table:style-name="ce127"/>
          <table:table-cell table:style-name="ce137" office:value-type="string" calcext:value-type="string">
            <text:p>2023: 1ª Prorroga <text:s text:c="13"/>2024: 2ª Prorroga</text:p>
          </table:table-cell>
          <table:table-cell table:style-name="ce127" office:value-type="string" calcext:value-type="string">
            <text:p>KIROLAK</text:p>
          </table:table-cell>
          <table:table-cell table:style-name="ce127"/>
          <table:table-cell table:style-name="ce143" office:value-type="date" office:date-value="2025-08-27" calcext:value-type="date">
            <text:p>27/08/2025</text:p>
          </table:table-cell>
          <table:table-cell table:style-name="ce149" office:value-type="date" office:date-value="2023-06-27" calcext:value-type="date">
            <text:p>27/06/2023</text:p>
          </table:table-cell>
          <table:table-cell table:style-name="ce153" office:value-type="date" office:date-value="2024-06-27" calcext:value-type="date">
            <text:p>27/06/2024</text:p>
          </table:table-cell>
          <table:table-cell table:style-name="ce155"/>
          <table:table-cell table:style-name="ce129" office:value-type="string" calcext:value-type="string">
            <text:p>2021WLIZ0010</text:p>
          </table:table-cell>
          <table:table-cell table:style-name="ce129"/>
          <table:table-cell table:number-columns-repeated="998"/>
        </table:table-row>
        <table:table-row table:style-name="ro7">
          <table:table-cell table:style-name="ce5" office:value-type="string" calcext:value-type="string">
            <text:p>2021WLIZ0016</text:p>
          </table:table-cell>
          <table:table-cell table:style-name="ce5"/>
          <table:table-cell table:style-name="ce21" office:value-type="string" calcext:value-type="string">
            <text:p>PASAIAKO KLIMA ETA ENERGIA PLANA IDAZTEKO AHOLKULARITZA ENPRESA BATEN KONTRATAZIOA</text:p>
          </table:table-cell>
          <table:table-cell table:style-name="ce27" office:value-type="string" calcext:value-type="string">
            <text:p>CONTRATACIÓN DE UNA CONSULTORA PARA LA REDACCIÓN DEL PLAN DE CLIMA Y ENERGÍA DE PASAIA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60" office:value-type="currency" office:currency="EUR" office:value="33057.85" calcext:value-type="currency">
            <text:p>33.057,85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40000" calcext:value-type="currency">
            <text:p>40.000,00 €</text:p>
          </table:table-cell>
          <table:table-cell table:style-name="ce171" table:formula="of:=[.G171]*(1+[.H171])" office:value-type="float" office:value="39999.9985" calcext:value-type="float">
            <text:p>40.000,00</text:p>
          </table:table-cell>
          <table:table-cell table:style-name="ce255"/>
          <table:table-cell table:style-name="ce84" office:value-type="string" calcext:value-type="string">
            <text:p>DOS SOSTENIBILIDAD Y CLIMA S.L.</text:p>
          </table:table-cell>
          <table:table-cell table:style-name="ce92" office:value-type="date" office:date-value="2021-10-14" calcext:value-type="date">
            <text:p>14/10/2021</text:p>
          </table:table-cell>
          <table:table-cell table:style-name="ce100" office:value-type="string" calcext:value-type="string">
            <text:p>1 año,</text:p>
          </table:table-cell>
          <table:table-cell table:style-name="ce57" office:value-type="float" office:value="29090.91" calcext:value-type="float">
            <text:p>29.090,91</text:p>
          </table:table-cell>
          <table:table-cell table:style-name="ce84" office:value-type="float" office:value="35200" calcext:value-type="float">
            <text:p>35.200,00</text:p>
          </table:table-cell>
          <table:table-cell table:style-name="ce127"/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16</text:p>
          </table:table-cell>
          <table:table-cell table:style-name="ce129"/>
          <table:table-cell table:number-columns-repeated="998"/>
        </table:table-row>
        <table:table-row table:style-name="ro8">
          <table:table-cell table:style-name="ce5" office:value-type="string" calcext:value-type="string">
            <text:p>2021WLIZ0011</text:p>
          </table:table-cell>
          <table:table-cell table:style-name="ce5"/>
          <table:table-cell table:style-name="ce21" office:value-type="string" calcext:value-type="string">
            <text:p>DONIBANE KALEKO ETXEBIZITZA BIKOITIEN ATZEKO BELAR-SASTRAKAK GARBITZEKO KONTRATAZIOA</text:p>
          </table:table-cell>
          <table:table-cell table:style-name="ce27" office:value-type="string" calcext:value-type="string">
            <text:p>CONTRATACIÓN DESBROCE TRASERA VIVIENDAS PARES CALLE DONIBANE. GERKUD 31343</text:p>
          </table:table-cell>
          <table:table-cell table:style-name="ce33" office:value-type="string" calcext:value-type="string">
            <text:p>SERVICIO</text:p>
          </table:table-cell>
          <table:table-cell table:style-name="ce33" office:value-type="string" calcext:value-type="string">
            <text:p>IREKIA / ABIERTO</text:p>
          </table:table-cell>
          <table:table-cell table:style-name="ce200" office:value-type="currency" office:currency="EUR" office:value="20661.1570247934" calcext:value-type="currency">
            <text:p>20.661,16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25000" calcext:value-type="currency">
            <text:p>25.000,00 €</text:p>
          </table:table-cell>
          <table:table-cell table:style-name="ce171" table:formula="of:=[.G172]*(1+[.H172])" office:value-type="float" office:value="25000" calcext:value-type="float">
            <text:p>25.000,00</text:p>
          </table:table-cell>
          <table:table-cell table:style-name="ce255"/>
          <table:table-cell table:style-name="ce84"/>
          <table:table-cell table:style-name="ce95"/>
          <table:table-cell table:style-name="ce100"/>
          <table:table-cell table:style-name="ce57"/>
          <table:table-cell table:style-name="ce84"/>
          <table:table-cell table:style-name="ce127"/>
          <table:table-cell table:style-name="ce137"/>
          <table:table-cell table:style-name="ce127" office:value-type="string" calcext:value-type="string">
            <text:p>ZERBITZU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11</text:p>
          </table:table-cell>
          <table:table-cell table:style-name="ce129" office:value-type="string" calcext:value-type="string">
            <text:p>Requerimiento documentación empresa. Plazo 5 de enero</text:p>
          </table:table-cell>
          <table:table-cell table:number-columns-repeated="998"/>
        </table:table-row>
        <table:table-row table:style-name="ro8">
          <table:table-cell table:style-name="ce5" office:value-type="string" calcext:value-type="string">
            <text:p>2020WLIZ0015</text:p>
          </table:table-cell>
          <table:table-cell table:style-name="ce5"/>
          <table:table-cell table:style-name="ce21" office:value-type="string" calcext:value-type="string">
            <text:p>ANDONAEGIKO GUARDA-ETXEA BIRGAITZEKO <text:s text:c="2"/>OBRA</text:p>
          </table:table-cell>
          <table:table-cell table:style-name="ce27" office:value-type="string" calcext:value-type="string">
            <text:p>OBRA DE REHABILITACIÓN DE LA ANTIGUA CASA DEL GUARDA DE ANDONAEGI</text:p>
          </table:table-cell>
          <table:table-cell table:style-name="ce33" office:value-type="string" calcext:value-type="string">
            <text:p>OBRA</text:p>
          </table:table-cell>
          <table:table-cell table:style-name="ce33" office:value-type="string" calcext:value-type="string">
            <text:p>IREKIA SINPLI / ABIERTO SIMPLI</text:p>
          </table:table-cell>
          <table:table-cell table:style-name="ce60" office:value-type="currency" office:currency="EUR" office:value="103452.54" calcext:value-type="currency">
            <text:p>103.452,54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125177.57" calcext:value-type="currency">
            <text:p>125.177,57 €</text:p>
          </table:table-cell>
          <table:table-cell table:style-name="ce171" table:formula="of:=[.G173]*(1+[.H173])" office:value-type="float" office:value="125177.5734" calcext:value-type="float">
            <text:p>125.177,57</text:p>
          </table:table-cell>
          <table:table-cell table:style-name="ce255"/>
          <table:table-cell table:style-name="ce84" office:value-type="string" calcext:value-type="string">
            <text:p><text:span text:style-name="T49">A</text:span><text:span text:style-name="T50">DELSA IRUN S.L</text:span></text:p>
          </table:table-cell>
          <table:table-cell table:style-name="ce92" office:value-type="date" office:date-value="2021-10-18" calcext:value-type="date">
            <text:p>18/10/2021</text:p>
          </table:table-cell>
          <table:table-cell table:style-name="ce100" office:value-type="string" calcext:value-type="string">
            <text:p>4 MESES</text:p>
          </table:table-cell>
          <table:table-cell table:style-name="ce57" office:value-type="float" office:value="103452.54" calcext:value-type="float">
            <text:p>103.452,54</text:p>
          </table:table-cell>
          <table:table-cell table:style-name="ce84" office:value-type="float" office:value="125177.57" calcext:value-type="float">
            <text:p>125.177,57</text:p>
          </table:table-cell>
          <table:table-cell table:style-name="ce127"/>
          <table:table-cell table:style-name="ce137"/>
          <table:table-cell table:style-name="ce127" office:value-type="string" calcext:value-type="string">
            <text:p>ZERBITUZ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15</text:p>
          </table:table-cell>
          <table:table-cell table:style-name="ce129"/>
          <table:table-cell table:number-columns-repeated="998"/>
        </table:table-row>
        <table:table-row table:style-name="ro7">
          <table:table-cell table:style-name="ce5" office:value-type="string" calcext:value-type="string">
            <text:p>2021WLIZ0021</text:p>
          </table:table-cell>
          <table:table-cell table:style-name="ce5"/>
          <table:table-cell table:style-name="ce24" office:value-type="string" calcext:value-type="string">
            <text:p>DONIBANERAKO ETA SAN PEDRORAKO AUTOLIKUGARRIEN HORNIDURA ETA INSTALAZIOA</text:p>
          </table:table-cell>
          <table:table-cell table:style-name="ce27" office:value-type="string" calcext:value-type="string">
            <text:p>SUMINISTRO E INSTALACIÓN DE ASEOS AUTOLIMPIABLES EN DONIBANE Y SAN PEDRO</text:p>
          </table:table-cell>
          <table:table-cell table:style-name="ce33"/>
          <table:table-cell table:style-name="ce33" office:value-type="string" calcext:value-type="string">
            <text:p>IREKIA SINPLI / ABIERTO SIMPLI</text:p>
          </table:table-cell>
          <table:table-cell table:style-name="ce60" office:value-type="currency" office:currency="EUR" office:value="108100" calcext:value-type="currency">
            <text:p>108.100,00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130801" calcext:value-type="currency">
            <text:p>130.801,00 €</text:p>
          </table:table-cell>
          <table:table-cell table:style-name="ce171" table:formula="of:=[.G174]*(1+[.H174])" office:value-type="float" office:value="130801" calcext:value-type="float">
            <text:p>130.801,00</text:p>
          </table:table-cell>
          <table:table-cell table:style-name="ce255"/>
          <table:table-cell table:style-name="ce84" office:value-type="string" calcext:value-type="string">
            <text:p>OLPRIM INGENERÍA Y SERVICIOS, S.A </text:p>
          </table:table-cell>
          <table:table-cell table:style-name="ce92" office:value-type="date" office:date-value="2021-11-26" calcext:value-type="date">
            <text:p>26/11/2021</text:p>
          </table:table-cell>
          <table:table-cell table:style-name="ce100" office:value-type="string" calcext:value-type="string">
            <text:p>7 semanas+3 años</text:p>
          </table:table-cell>
          <table:table-cell table:style-name="ce57" office:value-type="float" office:value="97169" calcext:value-type="float">
            <text:p>97.169,00</text:p>
          </table:table-cell>
          <table:table-cell table:style-name="ce84" office:value-type="float" office:value="117574.49" calcext:value-type="float">
            <text:p>117.574,49</text:p>
          </table:table-cell>
          <table:table-cell table:style-name="ce127"/>
          <table:table-cell table:style-name="ce137"/>
          <table:table-cell table:style-name="ce127" office:value-type="string" calcext:value-type="string">
            <text:p>ZERBITZU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2021WLIZ0021</text:p>
          </table:table-cell>
          <table:table-cell table:style-name="ce129"/>
          <table:table-cell table:number-columns-repeated="998"/>
        </table:table-row>
        <table:table-row table:style-name="ro18">
          <table:table-cell table:style-name="ce5" office:value-type="string" calcext:value-type="string">
            <text:p>2021WLIZ0022</text:p>
          </table:table-cell>
          <table:table-cell table:style-name="ce5"/>
          <table:table-cell table:style-name="ce21" office:value-type="string" calcext:value-type="string">
            <text:p>PROSAKO ESTALKIAREN OBRA</text:p>
          </table:table-cell>
          <table:table-cell table:style-name="ce24" office:value-type="string" calcext:value-type="string">
            <text:p>OBRA DE CUBIERTA DE PROSA</text:p>
          </table:table-cell>
          <table:table-cell table:style-name="ce33"/>
          <table:table-cell table:style-name="ce33" office:value-type="string" calcext:value-type="string">
            <text:p>IREKIA SINPLI / ABIERTO SIMPLI</text:p>
          </table:table-cell>
          <table:table-cell table:style-name="ce60" office:value-type="currency" office:currency="EUR" office:value="185962.89" calcext:value-type="currency">
            <text:p>185.962,89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225015.1" calcext:value-type="currency">
            <text:p>225.015,10 €</text:p>
          </table:table-cell>
          <table:table-cell table:style-name="ce171" table:formula="of:=[.G175]*(1+[.H175])" office:value-type="float" office:value="225015.0969" calcext:value-type="float">
            <text:p>225.015,10</text:p>
          </table:table-cell>
          <table:table-cell table:style-name="ce255"/>
          <table:table-cell table:style-name="ce84" office:value-type="string" calcext:value-type="string">
            <text:p>JOSEBA ZUBILLAGA SESTORAIN</text:p>
          </table:table-cell>
          <table:table-cell table:style-name="ce94" office:value-type="date" office:date-value="2022-02-28" calcext:value-type="date">
            <text:p>28/02/2022</text:p>
          </table:table-cell>
          <table:table-cell table:style-name="ce100" office:value-type="string" calcext:value-type="string">
            <text:p>120 DÍAS</text:p>
          </table:table-cell>
          <table:table-cell table:style-name="ce57" office:value-type="float" office:value="163647.34" calcext:value-type="float">
            <text:p>163.647,34</text:p>
          </table:table-cell>
          <table:table-cell table:style-name="ce84" office:value-type="string" calcext:value-type="string">
            <text:p><text:span text:style-name="T61">198.013,28</text:span><text:span text:style-name="T62"> </text:span></text:p>
          </table:table-cell>
          <table:table-cell table:style-name="ce127"/>
          <table:table-cell table:style-name="ce137"/>
          <table:table-cell table:style-name="ce127" office:value-type="string" calcext:value-type="string">
            <text:p>HIRIGINTZ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2021WLIZ0022</text:p>
          </table:table-cell>
          <table:table-cell table:style-name="ce129" office:value-type="string" calcext:value-type="string">
            <text:p>Requerimiento documentación a Joseba Zubia. </text:p>
          </table:table-cell>
          <table:table-cell table:number-columns-repeated="998"/>
        </table:table-row>
        <table:table-row table:style-name="ro8">
          <table:table-cell table:style-name="ce5" office:value-type="string" calcext:value-type="string">
            <text:p>2021WLIZ0023</text:p>
          </table:table-cell>
          <table:table-cell table:style-name="ce5"/>
          <table:table-cell table:style-name="ce21" office:value-type="string" calcext:value-type="string">
            <text:p><text:s/>PASAI SAN PEDROKO JUBILATUEN EGOITZA BERRITZEKO OBRAK</text:p>
          </table:table-cell>
          <table:table-cell table:style-name="ce24" office:value-type="string" calcext:value-type="string">
            <text:p>OBRA DE REFORMA INTERIOR DEL HOGAR DE JUBILADOS DE PASAI SAN PEDRO</text:p>
          </table:table-cell>
          <table:table-cell table:style-name="ce33"/>
          <table:table-cell table:style-name="ce33" office:value-type="string" calcext:value-type="string">
            <text:p>IREKIA SINPLI / ABIERTO SIMPLI</text:p>
          </table:table-cell>
          <table:table-cell table:style-name="ce60" office:value-type="currency" office:currency="EUR" office:value="58684" calcext:value-type="currency">
            <text:p>58.684,00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71007.64" calcext:value-type="currency">
            <text:p>71.007,64 €</text:p>
          </table:table-cell>
          <table:table-cell table:style-name="ce171" table:formula="of:=[.G176]*(1+[.H176])" office:value-type="float" office:value="71007.64" calcext:value-type="float">
            <text:p>71.007,64</text:p>
          </table:table-cell>
          <table:table-cell table:style-name="ce255"/>
          <table:table-cell table:style-name="ce318" office:value-type="string" calcext:value-type="string">
            <text:p>CORYD, SL </text:p>
          </table:table-cell>
          <table:table-cell table:style-name="ce92" office:value-type="date" office:date-value="2022-02-22" calcext:value-type="date">
            <text:p>22/02/2022</text:p>
          </table:table-cell>
          <table:table-cell table:style-name="ce100" office:value-type="string" calcext:value-type="string">
            <text:p>12 semanas (+2 sem comien)</text:p>
          </table:table-cell>
          <table:table-cell table:style-name="ce318" office:value-type="float" office:value="50500" calcext:value-type="float">
            <text:p>50500</text:p>
          </table:table-cell>
          <table:table-cell table:style-name="ce318" office:value-type="float" office:value="61105" calcext:value-type="float">
            <text:p>61105</text:p>
          </table:table-cell>
          <table:table-cell table:style-name="ce127"/>
          <table:table-cell table:style-name="ce137"/>
          <table:table-cell table:style-name="ce127" office:value-type="string" calcext:value-type="string">
            <text:p>ZERBITZU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23</text:p>
          </table:table-cell>
          <table:table-cell table:style-name="ce129" office:value-type="string" calcext:value-type="string">
            <text:p>Requerimiento documentación temeraria, plazo 3 de enero</text:p>
          </table:table-cell>
          <table:table-cell table:number-columns-repeated="998"/>
        </table:table-row>
        <table:table-row table:style-name="ro9">
          <table:table-cell table:style-name="ce5" office:value-type="string" calcext:value-type="string">
            <text:p>2021WLIZ0027</text:p>
          </table:table-cell>
          <table:table-cell table:style-name="ce5"/>
          <table:table-cell table:style-name="ce21" office:value-type="string" calcext:value-type="string">
            <text:p>PASAIAKO BIDEAK BERASFALTATZE ETA ZOLATZEKO OBRAK</text:p>
          </table:table-cell>
          <table:table-cell table:style-name="ce24" office:value-type="string" calcext:value-type="string">
            <text:p>OBRAS DE REASFALTADO Y PAVIMENTACIÓN EN VIALES DE PASAIA</text:p>
          </table:table-cell>
          <table:table-cell table:style-name="ce33"/>
          <table:table-cell table:style-name="ce33" office:value-type="string" calcext:value-type="string">
            <text:p>IREKIA SINPLI / ABIERTO SIMPLI</text:p>
          </table:table-cell>
          <table:table-cell table:style-name="ce60" office:value-type="currency" office:currency="EUR" office:value="264436.22" calcext:value-type="currency">
            <text:p>264.436,22 €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319967.83" calcext:value-type="currency">
            <text:p>319.967,83 €</text:p>
          </table:table-cell>
          <table:table-cell table:style-name="ce171" table:formula="of:=[.G177]*(1+[.H177])" office:value-type="float" office:value="319967.8262" calcext:value-type="float">
            <text:p>319.967,83</text:p>
          </table:table-cell>
          <table:table-cell table:style-name="ce255"/>
          <table:table-cell table:style-name="ce33"/>
          <table:table-cell table:style-name="ce92" office:value-type="date" office:date-value="2022-02-27" calcext:value-type="date">
            <text:p>27/02/2022</text:p>
          </table:table-cell>
          <table:table-cell table:style-name="ce100" office:value-type="string" calcext:value-type="string">
            <text:p>2 MESES (+8 sem.comien)</text:p>
          </table:table-cell>
          <table:table-cell table:style-name="ce318" table:number-columns-repeated="2"/>
          <table:table-cell table:style-name="ce127"/>
          <table:table-cell table:style-name="ce137"/>
          <table:table-cell table:style-name="ce127" office:value-type="string" calcext:value-type="string">
            <text:p>ZERBITZUAK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27</text:p>
          </table:table-cell>
          <table:table-cell table:style-name="ce129" office:value-type="string" calcext:value-type="string">
            <text:p>Requerido documentación temeraria. Entregada</text:p>
          </table:table-cell>
          <table:table-cell table:number-columns-repeated="998"/>
        </table:table-row>
        <table:table-row table:style-name="ro19">
          <table:table-cell table:style-name="ce5" office:value-type="string" calcext:value-type="string">
            <text:p>2021WLIZ0030</text:p>
          </table:table-cell>
          <table:table-cell table:style-name="ce5"/>
          <table:table-cell table:style-name="ce21" office:value-type="string" calcext:value-type="string">
            <text:p>PASAIAKO UDALTZAINGORAKO PATRUILA-AUTO HIBRIDO ENTXUFAGARRI BAT HORNITZEA</text:p>
          </table:table-cell>
          <table:table-cell table:style-name="ce24" office:value-type="string" calcext:value-type="string">
            <text:p>SUMINISTRO DE UN VEHÍCULO PATRULLA TIPO TURISMO HIBRIDO ENCHUFABLE PARA LA POLICÍA MUNICIPAL DE PASAIA</text:p>
          </table:table-cell>
          <table:table-cell table:style-name="ce33" office:value-type="string" calcext:value-type="string">
            <text:p>SUMINISTRO</text:p>
          </table:table-cell>
          <table:table-cell table:style-name="ce33" office:value-type="string" calcext:value-type="string">
            <text:p>IREKIA SINPLI / ABIERTO SIMPLI</text:p>
          </table:table-cell>
          <table:table-cell table:style-name="ce61" office:value-type="string" calcext:value-type="string">
            <text:p><text:span text:style-name="T23">49.586,77</text:span><text:span text:style-name="T24">€</text:span></text:p>
          </table:table-cell>
          <table:table-cell table:style-name="ce205" office:value-type="percentage" office:value="0.21" calcext:value-type="percentage">
            <text:p>21 %</text:p>
          </table:table-cell>
          <table:table-cell table:style-name="ce60" office:value-type="currency" office:currency="EUR" office:value="60000" calcext:value-type="currency">
            <text:p>60.000,00 €</text:p>
          </table:table-cell>
          <table:table-cell table:style-name="ce171" table:formula="of:=[.G178]*(1+[.H178])" office:value-type="float" office:value="59999.9917" calcext:value-type="float">
            <text:p>59.999,99</text:p>
          </table:table-cell>
          <table:table-cell table:style-name="ce255"/>
          <table:table-cell table:style-name="ce33"/>
          <table:table-cell table:style-name="ce92"/>
          <table:table-cell table:style-name="ce100" office:value-type="string" calcext:value-type="string">
            <text:p>6 MESES</text:p>
          </table:table-cell>
          <table:table-cell table:style-name="ce57"/>
          <table:table-cell table:style-name="ce84"/>
          <table:table-cell table:style-name="ce127"/>
          <table:table-cell table:style-name="ce137"/>
          <table:table-cell table:style-name="ce127" office:value-type="string" calcext:value-type="string">
            <text:p>UDALTZAINGOA</text:p>
          </table:table-cell>
          <table:table-cell table:style-name="ce127"/>
          <table:table-cell table:style-name="ce143"/>
          <table:table-cell table:style-name="ce149"/>
          <table:table-cell table:style-name="ce153"/>
          <table:table-cell table:style-name="ce155"/>
          <table:table-cell table:style-name="ce129" office:value-type="string" calcext:value-type="string">
            <text:p>2021WLIZ0030</text:p>
          </table:table-cell>
          <table:table-cell table:style-name="ce129" office:value-type="string" calcext:value-type="string">
            <text:p>Pendiente de realizar informe Faya</text:p>
          </table:table-cell>
          <table:table-cell table:number-columns-repeated="998"/>
        </table:table-row>
        <table:table-row table:style-name="ro31" table:number-rows-repeated="3">
          <table:table-cell table:style-name="ce9" table:number-columns-repeated="2"/>
          <table:table-cell table:style-name="ce23"/>
          <table:table-cell table:number-columns-repeated="17"/>
          <table:table-cell table:style-name="ce146" table:number-columns-repeated="3"/>
          <table:table-cell/>
          <table:table-cell table:style-name="ce156" table:number-columns-repeated="2"/>
          <table:table-cell table:number-columns-repeated="998"/>
        </table:table-row>
        <table:table-row table:style-name="ro31" table:number-rows-repeated="295">
          <table:table-cell table:style-name="ce10" table:number-columns-repeated="2"/>
          <table:table-cell table:style-name="ce23"/>
          <table:table-cell table:number-columns-repeated="17"/>
          <table:table-cell table:style-name="ce146" table:number-columns-repeated="3"/>
          <table:table-cell/>
          <table:table-cell table:style-name="ce156" table:number-columns-repeated="2"/>
          <table:table-cell table:number-columns-repeated="998"/>
        </table:table-row>
        <table:table-row table:style-name="ro31" table:number-rows-repeated="274">
          <table:table-cell table:number-columns-repeated="20"/>
          <table:table-cell table:style-name="ce146" table:number-columns-repeated="3"/>
          <table:table-cell/>
          <table:table-cell table:style-name="ce156" table:number-columns-repeated="2"/>
          <table:table-cell table:number-columns-repeated="998"/>
        </table:table-row>
        <table:table-row table:style-name="ro31" table:number-rows-repeated="1047548">
          <table:table-cell table:number-columns-repeated="1024"/>
        </table:table-row>
        <table:table-row table:style-name="ro31" table:number-rows-repeated="176">
          <table:table-cell table:number-columns-repeated="21"/>
          <table:table-cell table:style-name="ce131" table:number-columns-repeated="2"/>
          <table:table-cell table:style-name="ce156"/>
          <table:table-cell table:number-columns-repeated="1000"/>
        </table:table-row>
        <table:table-row table:style-name="ro31" table:number-rows-repeated="101">
          <table:table-cell table:style-name="ce12" table:number-columns-repeated="2"/>
          <table:table-cell table:style-name="ce26" table:number-columns-repeated="2"/>
          <table:table-cell table:style-name="ce38" table:number-columns-repeated="2"/>
          <table:table-cell table:style-name="ce62"/>
          <table:table-cell table:style-name="ce208"/>
          <table:table-cell table:style-name="ce62"/>
          <table:table-cell table:style-name="ce208"/>
          <table:table-cell table:style-name="ce62"/>
          <table:table-cell table:style-name="ce85"/>
          <table:table-cell table:style-name="ce99"/>
          <table:table-cell table:style-name="ce85"/>
          <table:table-cell table:style-name="ce109"/>
          <table:table-cell table:style-name="ce121"/>
          <table:table-cell table:style-name="ce132" table:number-columns-repeated="4"/>
          <table:table-cell table:style-name="ce148"/>
          <table:table-cell table:style-name="ce132" table:number-columns-repeated="2"/>
          <table:table-cell table:style-name="ce157"/>
          <table:table-cell table:style-name="ce132" table:number-columns-repeated="2"/>
          <table:table-cell table:style-name="ce38" table:number-columns-repeated="997"/>
          <table:table-cell/>
        </table:table-row>
        <table:table-row table:style-name="ro31">
          <table:table-cell table:style-name="ce12" table:number-columns-repeated="2"/>
          <table:table-cell table:style-name="ce26" table:number-columns-repeated="2"/>
          <table:table-cell table:style-name="ce38" table:number-columns-repeated="2"/>
          <table:table-cell table:style-name="ce62"/>
          <table:table-cell table:style-name="ce208"/>
          <table:table-cell table:style-name="ce62"/>
          <table:table-cell table:style-name="ce208"/>
          <table:table-cell table:style-name="ce62"/>
          <table:table-cell table:style-name="ce85"/>
          <table:table-cell table:style-name="ce99"/>
          <table:table-cell table:style-name="ce85"/>
          <table:table-cell table:style-name="ce109"/>
          <table:table-cell table:style-name="ce121"/>
          <table:table-cell table:style-name="ce132" table:number-columns-repeated="4"/>
          <table:table-cell table:style-name="ce148"/>
          <table:table-cell table:style-name="ce132" table:number-columns-repeated="2"/>
          <table:table-cell table:style-name="ce157"/>
          <table:table-cell table:style-name="ce132" table:number-columns-repeated="2"/>
          <table:table-cell table:style-name="ce38" table:number-columns-repeated="997"/>
          <table:table-cell/>
        </table:table-row>
      </table:table>
      <table:table table:name="ZENTRALIZATUA" table:style-name="ta1">
        <table:table-column table:style-name="co18" table:default-cell-style-name="ce711"/>
        <table:table-column table:style-name="co19" table:default-cell-style-name="ce711"/>
        <table:table-column table:style-name="co19" table:default-cell-style-name="ce722"/>
        <table:table-column table:style-name="co10" table:visibility="collapse" table:default-cell-style-name="ce722"/>
        <table:table-column table:style-name="co11" table:visibility="collapse" table:default-cell-style-name="ce722"/>
        <table:table-column table:style-name="co13" table:visibility="collapse" table:default-cell-style-name="ce732"/>
        <table:table-column table:style-name="co20" table:visibility="collapse" table:default-cell-style-name="ce732"/>
        <table:table-column table:style-name="co21" table:default-cell-style-name="ce722"/>
        <table:table-column table:style-name="co13" table:default-cell-style-name="ce746"/>
        <table:table-column table:style-name="co22" table:default-cell-style-name="ce746"/>
        <table:table-column table:style-name="co23" table:default-cell-style-name="ce755"/>
        <table:table-column table:style-name="co12" table:default-cell-style-name="ce764"/>
        <table:table-column table:style-name="co13" table:default-cell-style-name="ce746"/>
        <table:table-column table:style-name="co14" table:default-cell-style-name="ce746"/>
        <table:table-column table:style-name="co24" table:default-cell-style-name="ce746"/>
        <table:table-column table:style-name="co25" table:default-cell-style-name="ce746"/>
        <table:table-column table:style-name="co13" table:default-cell-style-name="ce773"/>
        <table:table-column table:style-name="co13" table:default-cell-style-name="ce775"/>
        <table:table-column table:style-name="co13" table:default-cell-style-name="ce779"/>
        <table:table-column table:style-name="co26" table:default-cell-style-name="ce778"/>
        <table:table-column table:style-name="co27" table:default-cell-style-name="ce778"/>
        <table:table-column table:style-name="co13" table:number-columns-repeated="998" table:default-cell-style-name="ce778"/>
        <table:table-column table:style-name="co13" table:number-columns-repeated="5" table:default-cell-style-name="ce712"/>
        <table:table-row table:style-name="ro1">
          <table:table-cell table:style-name="ce705" office:value-type="string" calcext:value-type="string">
            <text:p>EXPEDIENTE</text:p>
          </table:table-cell>
          <table:table-cell table:style-name="ce705"/>
          <table:table-cell table:style-name="ce705" office:value-type="string" calcext:value-type="string">
            <text:p>SERVICIO</text:p>
          </table:table-cell>
          <table:table-cell table:style-name="ce705" office:value-type="string" calcext:value-type="string">
            <text:p>TIPO CONTRATO</text:p>
          </table:table-cell>
          <table:table-cell table:style-name="ce705" office:value-type="string" calcext:value-type="string">
            <text:p>PROCEDIMIENTO</text:p>
          </table:table-cell>
          <table:table-cell table:style-name="ce726" office:value-type="string" calcext:value-type="string">
            <text:p>IMPORTE LICITACION (SIN IVA)</text:p>
          </table:table-cell>
          <table:table-cell table:style-name="ce726" office:value-type="string" calcext:value-type="string">
            <text:p>IMPORTE LICITACION (CON IVA)</text:p>
          </table:table-cell>
          <table:table-cell table:style-name="ce705" office:value-type="string" calcext:value-type="string">
            <text:p>CONTRATISTA</text:p>
          </table:table-cell>
          <table:table-cell table:style-name="ce739" office:value-type="string" calcext:value-type="string">
            <text:p>FIRMA DE CONTRATO</text:p>
          </table:table-cell>
          <table:table-cell table:style-name="ce739" office:value-type="string" calcext:value-type="string">
            <text:p>DURACION</text:p>
          </table:table-cell>
          <table:table-cell table:style-name="ce748" office:value-type="string" calcext:value-type="string">
            <text:p>IMPORTE ADJUDICACIÓN (SIN IVA)</text:p>
          </table:table-cell>
          <table:table-cell table:style-name="ce757" office:value-type="string" calcext:value-type="string">
            <text:p>IMPORTE ADJUDICACIÓN <text:s/>(CON IVA)</text:p>
          </table:table-cell>
          <table:table-cell table:style-name="ce739" office:value-type="string" calcext:value-type="string">
            <text:p>CONTRATO VENCIDO</text:p>
          </table:table-cell>
          <table:table-cell table:style-name="ce739" office:value-type="string" calcext:value-type="string">
            <text:p>PRORROGA/AÑOS</text:p>
          </table:table-cell>
          <table:table-cell table:style-name="ce739" office:value-type="string" calcext:value-type="string">
            <text:p>DEPARTAMENTO</text:p>
          </table:table-cell>
          <table:table-cell table:style-name="ce739" office:value-type="string" calcext:value-type="string">
            <text:p>OBSERVACIONES</text:p>
          </table:table-cell>
          <table:table-cell table:style-name="ce770" office:value-type="string" calcext:value-type="string">
            <text:p>FIN PRORROGA</text:p>
          </table:table-cell>
          <table:table-cell office:value-type="string" calcext:value-type="string">
            <text:p>1º PRORROGA</text:p>
          </table:table-cell>
          <table:table-cell office:value-type="string" calcext:value-type="string">
            <text:p>2º PRORROGA</text:p>
          </table:table-cell>
          <table:table-cell table:style-name="ce781" office:value-type="string" calcext:value-type="string">
            <text:p>3º PRORROGA</text:p>
          </table:table-cell>
          <table:table-cell table:style-name="ce784" office:value-type="string" calcext:value-type="string">
            <text:p>ARTXIBO KUTXA / CAJA ARCHIVO</text:p>
          </table:table-cell>
          <table:table-cell table:style-name="ce784" office:value-type="string" calcext:value-type="string">
            <text:p>Esp. Elektronikoa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32">
          <table:table-cell table:style-name="ce706" office:value-type="string" calcext:value-type="string">
            <text:p>X15019</text:p>
          </table:table-cell>
          <table:table-cell table:style-name="ce713" office:value-type="string" calcext:value-type="string">
            <text:p>POSTA ZERBITZUA</text:p>
          </table:table-cell>
          <table:table-cell table:style-name="ce713" office:value-type="string" calcext:value-type="string">
            <text:p>SERVICIO POSTAL</text:p>
          </table:table-cell>
          <table:table-cell table:style-name="ce721" office:value-type="string" calcext:value-type="string">
            <text:p>SERVICIO</text:p>
          </table:table-cell>
          <table:table-cell table:style-name="ce725"/>
          <table:table-cell table:style-name="ce727" table:number-columns-repeated="2"/>
          <table:table-cell table:style-name="ce721" office:value-type="string" calcext:value-type="string">
            <text:p><text:s/>SOCIEDAD ESTATAL CORREOS Y TELÉGRAFOS, S.A. S.M.E</text:p>
          </table:table-cell>
          <table:table-cell table:style-name="ce740" office:value-type="date" office:date-value="2016-03-01" calcext:value-type="date">
            <text:p>01/03/16</text:p>
          </table:table-cell>
          <table:table-cell table:style-name="ce747" office:value-type="string" calcext:value-type="string">
            <text:p>2 AÑOS. POSIBLES 2 PRORROGAS DE 1 AÑO</text:p>
          </table:table-cell>
          <table:table-cell table:style-name="ce749"/>
          <table:table-cell table:style-name="ce758" office:value-type="string" calcext:value-type="string">
            <text:p>GASTO PREVISIBLE: 47.200</text:p>
          </table:table-cell>
          <table:table-cell table:style-name="ce766" office:value-type="string" calcext:value-type="string">
            <text:p>SI</text:p>
          </table:table-cell>
          <table:table-cell table:style-name="ce724" office:value-type="string" calcext:value-type="string">
            <text:p><text:span text:style-name="T74">2018:  1ª prorroga         2019: 2ª prorroga</text:span>          2020: nueva contratacion</text:p>
          </table:table-cell>
          <table:table-cell table:style-name="ce769" table:number-columns-repeated="2"/>
          <table:table-cell table:style-name="ce771"/>
          <table:table-cell table:style-name="ce776"/>
          <table:table-cell table:style-name="ce780"/>
          <table:table-cell table:style-name="ce782"/>
          <table:table-cell table:style-name="ce785" table:number-columns-repeated="2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33">
          <table:table-cell table:style-name="ce707" office:value-type="string" calcext:value-type="string">
            <text:p>X18043</text:p>
          </table:table-cell>
          <table:table-cell table:style-name="ce707" office:value-type="string" calcext:value-type="string">
            <text:p>DATU BABESA</text:p>
          </table:table-cell>
          <table:table-cell table:style-name="ce717" office:value-type="string" calcext:value-type="string">
            <text:p>PROTECCIÓN DE DATOS</text:p>
          </table:table-cell>
          <table:table-cell table:style-name="ce723" office:value-type="string" calcext:value-type="string">
            <text:p>SERVICIO</text:p>
          </table:table-cell>
          <table:table-cell table:style-name="ce723"/>
          <table:table-cell table:style-name="ce728" table:number-columns-repeated="2"/>
          <table:table-cell table:style-name="ce717" office:value-type="string" calcext:value-type="string">
            <text:p>ALTIACONSULTORES S.A.</text:p>
          </table:table-cell>
          <table:table-cell table:style-name="ce741" office:value-type="date" office:date-value="2019-08-27" calcext:value-type="date">
            <text:p>27/08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0" office:value-type="string" calcext:value-type="string">
            <text:p>13.171,2 € contrato a 2 años</text:p>
          </table:table-cell>
          <table:table-cell table:style-name="ce759"/>
          <table:table-cell table:style-name="ce723"/>
          <table:table-cell table:style-name="ce723" office:value-type="string" calcext:value-type="string">
            <text:p>2021: 1ª prorroga <text:s text:c="9"/>2022: 2ª prorroga -ultima 2023: Nueva contratacion</text:p>
          </table:table-cell>
          <table:table-cell table:style-name="ce723"/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3-08-31" calcext:value-type="date">
            <text:p>31/08/2023</text:p>
          </table:table-cell>
          <table:table-cell table:style-name="ce776" office:value-type="date" office:date-value="2021-08-31" calcext:value-type="date">
            <text:p>31/08/2021</text:p>
          </table:table-cell>
          <table:table-cell table:style-name="ce780" office:value-type="date" office:date-value="2022-08-31" calcext:value-type="date">
            <text:p>31/08/2022</text:p>
          </table:table-cell>
          <table:table-cell table:style-name="ce782"/>
          <table:table-cell table:style-name="ce723" office:value-type="string" calcext:value-type="string">
            <text:p>42-6</text:p>
          </table:table-cell>
          <table:table-cell table:style-name="ce723"/>
          <table:table-cell table:style-name="ce787" table:number-columns-repeated="998"/>
          <table:table-cell table:style-name="ce791" table:number-columns-repeated="2"/>
          <table:table-cell table:number-columns-repeated="2"/>
        </table:table-row>
        <table:table-row table:style-name="ro34">
          <table:table-cell table:style-name="ce706" office:value-type="string" calcext:value-type="string">
            <text:p>X19006</text:p>
          </table:table-cell>
          <table:table-cell table:style-name="ce707" office:value-type="string" calcext:value-type="string">
            <text:p>GAS NATURALA</text:p>
          </table:table-cell>
          <table:table-cell table:style-name="ce714" office:value-type="string" calcext:value-type="string">
            <text:p>GAS NATURAL </text:p>
          </table:table-cell>
          <table:table-cell table:style-name="ce724" office:value-type="string" calcext:value-type="string">
            <text:p>SERVICIO</text:p>
          </table:table-cell>
          <table:table-cell table:style-name="ce724"/>
          <table:table-cell table:style-name="ce729" office:value-type="float" office:value="39798.75" calcext:value-type="float">
            <text:p>39.798,75</text:p>
          </table:table-cell>
          <table:table-cell table:style-name="ce729"/>
          <table:table-cell table:style-name="ce735" office:value-type="string" calcext:value-type="string">
            <text:p>GAS NATURAL SERVICIOS, SDG, S.A.</text:p>
          </table:table-cell>
          <table:table-cell table:style-name="ce742" office:value-type="date" office:date-value="2019-07-01" calcext:value-type="date">
            <text:p>01/07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1" office:value-type="float" office:value="39798.75" calcext:value-type="float">
            <text:p>39.798,75</text:p>
          </table:table-cell>
          <table:table-cell table:style-name="ce760"/>
          <table:table-cell table:style-name="ce724"/>
          <table:table-cell table:style-name="ce724" office:value-type="string" calcext:value-type="string">
            <text:p>2021: 1ª prorroga. <text:s text:c="8"/>2022. 2ª prorroga.</text:p>
          </table:table-cell>
          <table:table-cell table:style-name="ce724" office:value-type="string" calcext:value-type="string">
            <text:p>SECRETARIA</text:p>
          </table:table-cell>
          <table:table-cell table:style-name="ce724" office:value-type="string" calcext:value-type="string">
            <text:p>CENTRAL CONTRATACION DE DIPUTACION</text:p>
          </table:table-cell>
          <table:table-cell table:style-name="ce771" office:value-type="date" office:date-value="2023-07-01" calcext:value-type="date">
            <text:p>01/07/2023</text:p>
          </table:table-cell>
          <table:table-cell table:style-name="ce776" office:value-type="date" office:date-value="2021-07-01" calcext:value-type="date">
            <text:p>01/07/2021</text:p>
          </table:table-cell>
          <table:table-cell table:style-name="ce780" office:value-type="date" office:date-value="2022-07-01" calcext:value-type="date">
            <text:p>01/07/2022</text:p>
          </table:table-cell>
          <table:table-cell table:style-name="ce782"/>
          <table:table-cell table:style-name="ce723" office:value-type="string" calcext:value-type="string">
            <text:p>42-4</text:p>
          </table:table-cell>
          <table:table-cell table:style-name="ce723"/>
          <table:table-cell table:style-name="ce787" table:number-columns-repeated="998"/>
          <table:table-cell table:style-name="ce791" table:number-columns-repeated="2"/>
          <table:table-cell table:number-columns-repeated="2"/>
        </table:table-row>
        <table:table-row table:style-name="ro35">
          <table:table-cell table:style-name="ce707" office:value-type="string" calcext:value-type="string">
            <text:p>X19009</text:p>
          </table:table-cell>
          <table:table-cell table:style-name="ce714" office:value-type="string" calcext:value-type="string">
            <text:p>AUTOMOBILGINTZA ERREGAIA HORNITZEA</text:p>
          </table:table-cell>
          <table:table-cell table:style-name="ce714" office:value-type="string" calcext:value-type="string">
            <text:p>SUMINISTRO DE COMBUSTIBLE DE AUTOMOCIÓN</text:p>
          </table:table-cell>
          <table:table-cell table:style-name="ce719" office:value-type="string" calcext:value-type="string">
            <text:p>SUMINISTRO</text:p>
          </table:table-cell>
          <table:table-cell table:style-name="ce719" office:value-type="string" calcext:value-type="string">
            <text:p>Abierto</text:p>
          </table:table-cell>
          <table:table-cell table:style-name="ce730"/>
          <table:table-cell table:style-name="ce734" office:value-type="float" office:value="64567.28" calcext:value-type="float">
            <text:p>64567,28</text:p>
          </table:table-cell>
          <table:table-cell table:style-name="ce736" office:value-type="string" calcext:value-type="string">
            <text:p>ESERGUI DISTESES S.L.</text:p>
          </table:table-cell>
          <table:table-cell table:style-name="ce742" office:value-type="date" office:date-value="2019-12-01" calcext:value-type="date">
            <text:p>01/12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/>
          <table:table-cell table:style-name="ce761" office:value-type="float" office:value="64567.28" calcext:value-type="float">
            <text:p>64.567,28</text:p>
          </table:table-cell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 office:value-type="string" calcext:value-type="string">
            <text:p>ZERBITZUAK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11-30" calcext:value-type="date">
            <text:p>30/11/2023</text:p>
          </table:table-cell>
          <table:table-cell table:style-name="ce776" office:value-type="date" office:date-value="2021-12-01" calcext:value-type="date">
            <text:p>01/12/2021</text:p>
          </table:table-cell>
          <table:table-cell table:style-name="ce780" office:value-type="date" office:date-value="2022-12-01" calcext:value-type="date">
            <text:p>01/12/2022</text:p>
          </table:table-cell>
          <table:table-cell table:style-name="ce782"/>
          <table:table-cell table:style-name="ce785" office:value-type="string" calcext:value-type="string">
            <text:p>42-6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36">
          <table:table-cell table:style-name="ce706" office:value-type="string" calcext:value-type="string">
            <text:p>X17032 </text:p>
          </table:table-cell>
          <table:table-cell table:style-name="ce713" office:value-type="string" calcext:value-type="string">
            <text:p>ENERGIA ELEKTRIKOAREN HORNITZE KONTRATAZIOA</text:p>
          </table:table-cell>
          <table:table-cell table:style-name="ce714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IBERDROLA CLIENTES S.A.U</text:p>
          </table:table-cell>
          <table:table-cell table:style-name="ce742" office:value-type="date" office:date-value="2018-05-03" calcext:value-type="date">
            <text:p>03/05/2018</text:p>
          </table:table-cell>
          <table:table-cell table:style-name="ce743" office:value-type="string" calcext:value-type="string">
            <text:p>2 AÑOS</text:p>
          </table:table-cell>
          <table:table-cell table:style-name="ce752"/>
          <table:table-cell table:style-name="ce762"/>
          <table:table-cell table:style-name="ce767" office:value-type="string" calcext:value-type="string">
            <text:p>SI</text:p>
          </table:table-cell>
          <table:table-cell table:style-name="ce743" table:number-columns-repeated="2"/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0-05-02" calcext:value-type="date">
            <text:p>02/05/2020</text:p>
          </table:table-cell>
          <table:table-cell table:style-name="ce776"/>
          <table:table-cell table:style-name="ce780"/>
          <table:table-cell table:style-name="ce782"/>
          <table:table-cell table:style-name="ce785" office:value-type="string" calcext:value-type="string">
            <text:p>42-3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37">
          <table:table-cell table:style-name="ce707" office:value-type="string" calcext:value-type="string">
            <text:p>X17015</text:p>
          </table:table-cell>
          <table:table-cell table:style-name="ce713" office:value-type="string" calcext:value-type="string">
            <text:p>IBILGAILUEN ASEGURU ESTALDURA</text:p>
          </table:table-cell>
          <table:table-cell table:style-name="ce713" office:value-type="string" calcext:value-type="string">
            <text:p>COBERTURA DEL SEGURO DE VEHICUL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BILBAO, COMPAÑÍA ANÓNIMA DE SEGUROS Y REASEGUROS S.A</text:p>
          </table:table-cell>
          <table:table-cell table:style-name="ce743" office:value-type="string" calcext:value-type="string">
            <text:p>19-2-2017</text:p>
          </table:table-cell>
          <table:table-cell table:style-name="ce743" office:value-type="string" calcext:value-type="string">
            <text:p>1 AÑO + 3 PRORROGAS ANUALES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19: 1º Prorroga <text:s text:c="6"/>2020: 2º prorroga <text:s text:c="7"/>2021 3º Prorroga</text:p>
          </table:table-cell>
          <table:table-cell table:style-name="ce743" office:value-type="string" calcext:value-type="string">
            <text:p>IDAZKARITZA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1-12-31" calcext:value-type="date">
            <text:p>31/12/2021</text:p>
          </table:table-cell>
          <table:table-cell table:style-name="ce776" office:value-type="date" office:date-value="2019-12-31" calcext:value-type="date">
            <text:p>31/12/2019</text:p>
          </table:table-cell>
          <table:table-cell table:style-name="ce780" office:value-type="date" office:date-value="2020-12-31" calcext:value-type="date">
            <text:p>31/12/2020</text:p>
          </table:table-cell>
          <table:table-cell table:style-name="ce782"/>
          <table:table-cell table:style-name="ce785" office:value-type="string" calcext:value-type="string">
            <text:p>42-3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38">
          <table:table-cell table:style-name="ce706" office:value-type="string" calcext:value-type="string">
            <text:p>X16022</text:p>
          </table:table-cell>
          <table:table-cell table:style-name="ce713" office:value-type="string" calcext:value-type="string">
            <text:p>BIZITZA-aseguru eta ISTRIPU-aseguru kolektiboak</text:p>
          </table:table-cell>
          <table:table-cell table:style-name="ce713" office:value-type="string" calcext:value-type="string">
            <text:p>Seguros colectivos de VIDA y ACCIDENT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AXA SEGUROS GENERALES S.A. DE SEGUROS Y REASEGUROS Y AXA AURORA VIDA, S.A. DE SEGUROS Y REASEGUROS II, UNION TEMPORAL DE EMPRESAS, Ley 18/1982, abreviadamente AXA SEGUROS Y AXA AURORA VIDA UTE II</text:p>
          </table:table-cell>
          <table:table-cell table:style-name="ce743" office:value-type="string" calcext:value-type="string">
            <text:p>13-01-2017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0" office:value-type="string" calcext:value-type="string">
            <text:p>cada persona asegurada, de: <text:span text:style-name="T68">170,99</text:span> euros respecto a la póliza de vida y <text:span text:style-name="T68">11,03</text:span><text:span text:style-name="T69"> euros respecto a la póliza de accidentes.</text:span></text:p>
          </table:table-cell>
          <table:table-cell table:style-name="ce762"/>
          <table:table-cell table:style-name="ce767" office:value-type="string" calcext:value-type="string">
            <text:p>SI</text:p>
          </table:table-cell>
          <table:table-cell table:style-name="ce743" office:value-type="string" calcext:value-type="string">
            <text:p>2019: 1º Prorroga <text:s text:c="6"/>2020: 2º prorroga <text:s text:c="6"/>la empresa no quiere prorrogar, va a estar en activo hasta 30-06-2020.</text:p>
          </table:table-cell>
          <table:table-cell table:style-name="ce743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string" calcext:value-type="string">
            <text:p>31-12-2020</text:p>
          </table:table-cell>
          <table:table-cell table:style-name="ce776" office:value-type="date" office:date-value="2018-12-31" calcext:value-type="date">
            <text:p>31/12/2018</text:p>
          </table:table-cell>
          <table:table-cell table:style-name="ce780" office:value-type="string" calcext:value-type="string">
            <text:p>31/12/2019 NO PRORROGA</text:p>
          </table:table-cell>
          <table:table-cell table:style-name="ce782"/>
          <table:table-cell table:style-name="ce785" office:value-type="string" calcext:value-type="string">
            <text:p>42-2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39">
          <table:table-cell table:style-name="ce707" office:value-type="string" calcext:value-type="string">
            <text:p>X17005</text:p>
          </table:table-cell>
          <table:table-cell table:style-name="ce713" office:value-type="string" calcext:value-type="string">
            <text:p>BULEGO MATERIALA HORNITZEA</text:p>
          </table:table-cell>
          <table:table-cell table:style-name="ce713" office:value-type="string" calcext:value-type="string">
            <text:p>SUMINISTRO DE MATERIAL DE OFICIN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MONTTE S.L.</text:p>
          </table:table-cell>
          <table:table-cell table:style-name="ce742" office:value-type="date" office:date-value="2017-10-17" calcext:value-type="date">
            <text:p>17/10/2017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: <text:span text:style-name="T70">14.600</text:span></text:p>
          </table:table-cell>
          <table:table-cell table:style-name="ce762"/>
          <table:table-cell table:style-name="ce767" office:value-type="string" calcext:value-type="string">
            <text:p>SI</text:p>
          </table:table-cell>
          <table:table-cell table:style-name="ce743" office:value-type="string" calcext:value-type="string">
            <text:p>2019: 1º Prorroga <text:s text:c="6"/>2020: 2º prorroga <text:s text:c="6"/></text:p>
          </table:table-cell>
          <table:table-cell table:style-name="ce743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1-10-16" calcext:value-type="date">
            <text:p>16/10/2021</text:p>
          </table:table-cell>
          <table:table-cell table:style-name="ce776" office:value-type="date" office:date-value="2019-10-16" calcext:value-type="date">
            <text:p>16/10/2019</text:p>
          </table:table-cell>
          <table:table-cell table:style-name="ce780" office:value-type="date" office:date-value="2020-10-16" calcext:value-type="date">
            <text:p>16/10/2020</text:p>
          </table:table-cell>
          <table:table-cell table:style-name="ce782"/>
          <table:table-cell table:style-name="ce785" office:value-type="string" calcext:value-type="string">
            <text:p>42-3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0">
          <table:table-cell table:style-name="ce706" office:value-type="string" calcext:value-type="string">
            <text:p>X18033</text:p>
          </table:table-cell>
          <table:table-cell table:style-name="ce715" office:value-type="string" calcext:value-type="string">
            <text:p>ERAIKINETAN BEROKUNTZA ETA UR BERO SANITARIOAREN INSTALAZIOAK MANTENTZEKO ZERBITZUA</text:p>
          </table:table-cell>
          <table:table-cell table:style-name="ce713" office:value-type="string" calcext:value-type="string">
            <text:p>SERVICIO MANTENIMINETO DE LAS INSTALACIONES DE CALEFACCIÓN Y ACS EN EDIFICI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EULEN, S.A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<text:s/>previsible: 28.000 € <text:s/>Zaharren egoitza:5.130 € <text:s/>Pasaia Musikal: 6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1º Prorroga <text:s text:c="6"/>2022: 2º prorroga <text:s text:c="3"/></text:p>
          </table:table-cell>
          <table:table-cell table:style-name="ce743"/>
          <table:table-cell table:style-name="ce723" office:value-type="string" calcext:value-type="string">
            <text:p>CENTRAL CONTRATACION DE DIPUTACION (Ayto, Pasaia Musikal, Zaharren egoitz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2"/>
          <table:table-cell table:style-name="ce785" office:value-type="string" calcext:value-type="string">
            <text:p>42-6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1">
          <table:table-cell table:style-name="ce707" office:value-type="string" calcext:value-type="string">
            <text:p>X18037</text:p>
          </table:table-cell>
          <table:table-cell table:style-name="ce715" office:value-type="string" calcext:value-type="string">
            <text:p>C GASOLEO HORNIDURA</text:p>
          </table:table-cell>
          <table:table-cell table:style-name="ce713" office:value-type="string" calcext:value-type="string">
            <text:p>SUMINISTRO DE GASÓLEO <text:s/>C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PREMIRA ENERGIA NORTE, S.L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12.400 € anual previsible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2"/>
          <table:table-cell table:style-name="ce785" office:value-type="string" calcext:value-type="string">
            <text:p>42-5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1">
          <table:table-cell table:style-name="ce707" office:value-type="string" calcext:value-type="string">
            <text:p>X19009</text:p>
          </table:table-cell>
          <table:table-cell table:style-name="ce715" office:value-type="string" calcext:value-type="string">
            <text:p>AUTOMOBILGINTZAKO ERREGAIEN HORNIKUNTZA 2. sorta: <text:s/>automobilgintzako A gasolioaren hornikuntza <text:s/>biltegietan</text:p>
          </table:table-cell>
          <table:table-cell table:style-name="ce718" office:value-type="string" calcext:value-type="string">
            <text:p>SUMINISTRO DE COMBUSTIBLES DE AUTOMICIÓN(LOTE 2: SUMINISTRO DE GASÓLEO A DE AUTOMOCIÓN A DEPÓSITOS</text:p>
          </table:table-cell>
          <table:table-cell table:style-name="ce719" table:number-columns-repeated="2"/>
          <table:table-cell table:style-name="ce730" table:number-columns-repeated="2"/>
          <table:table-cell table:style-name="ce718" office:value-type="string" calcext:value-type="string">
            <text:p>ESERGUI DISTESER, S.L.</text:p>
          </table:table-cell>
          <table:table-cell table:style-name="ce742" office:value-type="date" office:date-value="2019-12-01" calcext:value-type="date">
            <text:p>01/12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64567,28 Anual previsible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11-30" calcext:value-type="date">
            <text:p>30/11/2023</text:p>
          </table:table-cell>
          <table:table-cell table:style-name="ce776" office:value-type="date" office:date-value="2021-12-01" calcext:value-type="date">
            <text:p>01/12/2021</text:p>
          </table:table-cell>
          <table:table-cell table:style-name="ce780" office:value-type="date" office:date-value="2022-12-01" calcext:value-type="date">
            <text:p>01/12/2022</text:p>
          </table:table-cell>
          <table:table-cell table:style-name="ce782"/>
          <table:table-cell table:style-name="ce785"/>
          <table:table-cell table:style-name="ce785" office:value-type="string" calcext:value-type="string">
            <text:p>2021OALD0019 luzapenak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2">
          <table:table-cell table:style-name="ce706" office:value-type="string" calcext:value-type="string">
            <text:p>X18036</text:p>
          </table:table-cell>
          <table:table-cell table:style-name="ce715" office:value-type="string" calcext:value-type="string">
            <text:p>HIGIENE ETA GARBIKETA PRODUKTOEN HORNIDURA</text:p>
          </table:table-cell>
          <table:table-cell table:style-name="ce713" office:value-type="string" calcext:value-type="string">
            <text:p>SUMINISTRO DE PRODUCTOS HIGIÉNICOS Y DE LIMPIEZ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JUPER BAT,S.A.</text:p>
          </table:table-cell>
          <table:table-cell table:style-name="ce742" office:value-type="date" office:date-value="2019-05-08" calcext:value-type="date">
            <text:p>08/05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previsible: <text:span text:style-name="T71">22.810 € anual  (IVA exclu) Euskaltegia: 330 €  Zaharren Egoitza:17.401,65</text:span></text:p>
          </table:table-cell>
          <table:table-cell table:style-name="ce762"/>
          <table:table-cell table:style-name="ce768" office:value-type="string" calcext:value-type="string">
            <text:p>no se prorroga</text:p>
          </table:table-cell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)</text:p>
          </table:table-cell>
          <table:table-cell table:style-name="ce771" office:value-type="date" office:date-value="2023-05-07" calcext:value-type="date">
            <text:p>07/05/2023</text:p>
          </table:table-cell>
          <table:table-cell table:style-name="ce776" office:value-type="date" office:date-value="2021-05-07" calcext:value-type="date">
            <text:p>07/05/2021</text:p>
          </table:table-cell>
          <table:table-cell table:style-name="ce780" office:value-type="date" office:date-value="2022-05-07" calcext:value-type="date">
            <text:p>07/05/2022</text:p>
          </table:table-cell>
          <table:table-cell table:style-name="ce782"/>
          <table:table-cell table:style-name="ce785" office:value-type="string" calcext:value-type="string">
            <text:p>42-4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3">
          <table:table-cell table:style-name="ce707" office:value-type="string" calcext:value-type="string">
            <text:p>X18013</text:p>
          </table:table-cell>
          <table:table-cell table:style-name="ce715" office:value-type="string" calcext:value-type="string">
            <text:p>ITZULPEN ETA INTERPRETAZIO ZERBITZUA</text:p>
          </table:table-cell>
          <table:table-cell table:style-name="ce713" office:value-type="string" calcext:value-type="string">
            <text:p>SERVICIO DE TRADUCCIÓN E INTERPRETACIÓN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TRADUCTORES E INTERPRETES, S.A</text:p>
          </table:table-cell>
          <table:table-cell table:style-name="ce742" office:value-type="date" office:date-value="2018-11-08" calcext:value-type="date">
            <text:p>08/11/2018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previdible: <text:span text:style-name="T72">4.734 € anual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0: <text:s/>1ª prorroga <text:s text:c="8"/>2021: 2ª prorroga <text:s text:c="9"/>2022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2-11-07" calcext:value-type="date">
            <text:p>07/11/2022</text:p>
          </table:table-cell>
          <table:table-cell table:style-name="ce776" office:value-type="date" office:date-value="2020-11-07" calcext:value-type="date">
            <text:p>07/11/2020</text:p>
          </table:table-cell>
          <table:table-cell table:style-name="ce780" office:value-type="date" office:date-value="2021-11-07" calcext:value-type="date">
            <text:p>07/11/2021</text:p>
          </table:table-cell>
          <table:table-cell table:style-name="ce782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2020WLIZ0010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4">
          <table:table-cell table:style-name="ce706" office:value-type="string" calcext:value-type="string">
            <text:p>X17008</text:p>
          </table:table-cell>
          <table:table-cell table:style-name="ce715" office:value-type="string" calcext:value-type="string">
            <text:p>IGOGAILUEN MANTENIMENDU ZERBITZUA</text:p>
          </table:table-cell>
          <table:table-cell table:style-name="ce713" office:value-type="string" calcext:value-type="string">
            <text:p>SERVICIO DE MANTENIMIENTO DE APARATOS ELEVADOR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ORONA S.Coop.</text:p>
          </table:table-cell>
          <table:table-cell table:style-name="ce742" office:value-type="date" office:date-value="2017-11-06" calcext:value-type="date">
            <text:p>06/11/2017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19: 1º Prorroga <text:s text:c="6"/>2020: 2º prorroga <text:s text:c="6"/>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1-11-05" calcext:value-type="date">
            <text:p>05/11/2021</text:p>
          </table:table-cell>
          <table:table-cell table:style-name="ce776" office:value-type="date" office:date-value="2019-11-05" calcext:value-type="date">
            <text:p>05/11/2019</text:p>
          </table:table-cell>
          <table:table-cell table:style-name="ce780" office:value-type="date" office:date-value="2020-11-05" calcext:value-type="date">
            <text:p>05/11/2020</text:p>
          </table:table-cell>
          <table:table-cell table:style-name="ce782"/>
          <table:table-cell table:style-name="ce785" office:value-type="string" calcext:value-type="string">
            <text:p>42-1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4">
          <table:table-cell table:style-name="ce707" office:value-type="string" calcext:value-type="string">
            <text:p>X18021</text:p>
          </table:table-cell>
          <table:table-cell table:style-name="ce715" office:value-type="string" calcext:value-type="string">
            <text:p>ORDENAGAILU EROSKETA</text:p>
          </table:table-cell>
          <table:table-cell table:style-name="ce713" office:value-type="string" calcext:value-type="string">
            <text:p>ADQUISICIÓN DE ORDENADORES</text:p>
          </table:table-cell>
          <table:table-cell table:style-name="ce719" table:number-columns-repeated="2"/>
          <table:table-cell table:style-name="ce730" table:number-columns-repeated="2"/>
          <table:table-cell table:style-name="ce736" office:value-type="string" calcext:value-type="string">
            <text:p>VERSIA INFRAESTRUCTURAS TI, S.L.</text:p>
          </table:table-cell>
          <table:table-cell table:style-name="ce742" office:value-type="date" office:date-value="2018-11-19" calcext:value-type="date">
            <text:p>19/11/2018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3" office:value-type="string" calcext:value-type="string">
            <text:p>14841,6 (Sin IVA)</text:p>
          </table:table-cell>
          <table:table-cell table:style-name="ce762"/>
          <table:table-cell table:style-name="ce768" office:value-type="string" calcext:value-type="string">
            <text:p>no se prorroga</text:p>
          </table:table-cell>
          <table:table-cell table:style-name="ce743" office:value-type="string" calcext:value-type="string">
            <text:p>2020: <text:s/>1ª prorroga <text:s text:c="8"/>2021: 2ª prorroga <text:s text:c="9"/>2022: nueva contratacion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2-11-18" calcext:value-type="date">
            <text:p>18/11/2022</text:p>
          </table:table-cell>
          <table:table-cell table:style-name="ce776" office:value-type="date" office:date-value="2020-11-18" calcext:value-type="date">
            <text:p>18/11/2020</text:p>
          </table:table-cell>
          <table:table-cell table:style-name="ce780" office:value-type="date" office:date-value="2021-11-18" calcext:value-type="date">
            <text:p>18/11/2021</text:p>
          </table:table-cell>
          <table:table-cell table:style-name="ce782"/>
          <table:table-cell table:style-name="ce785" office:value-type="string" calcext:value-type="string">
            <text:p>42-5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5">
          <table:table-cell table:style-name="ce706" office:value-type="string" calcext:value-type="string">
            <text:p>X19004</text:p>
          </table:table-cell>
          <table:table-cell table:style-name="ce715" office:value-type="string" calcext:value-type="string">
            <text:p>POSTA ZERBITZUA</text:p>
          </table:table-cell>
          <table:table-cell table:style-name="ce713" office:value-type="string" calcext:value-type="string">
            <text:p>SERVICIO POSTAL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LOTE 1: GUREAK MARKETING S.L.U. <text:s text:c="5"/>lote 2: SOCIEDAD ESTATAL CORREOS Y TELÉGRAFOS, S.A. S.M.E</text:p>
          </table:table-cell>
          <table:table-cell table:style-name="ce742" office:value-type="string" calcext:value-type="string">
            <text:p><text:s/>Comienzo servicio: 01/03/2020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4-02-28" calcext:value-type="date">
            <text:p>28/02/2024</text:p>
          </table:table-cell>
          <table:table-cell table:style-name="ce776" office:value-type="date" office:date-value="2022-02-28" calcext:value-type="date">
            <text:p>28/02/2022</text:p>
          </table:table-cell>
          <table:table-cell table:style-name="ce780" office:value-type="date" office:date-value="2023-02-28" calcext:value-type="date">
            <text:p>28/02/2023</text:p>
          </table:table-cell>
          <table:table-cell table:style-name="ce782"/>
          <table:table-cell table:style-name="ce785" office:value-type="string" calcext:value-type="string">
            <text:p>42-4</text:p>
          </table:table-cell>
          <table:table-cell table:style-name="ce785" office:value-type="string" calcext:value-type="string">
            <text:p>1. luzapena: 2022OALD0001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6">
          <table:table-cell table:style-name="ce707" office:value-type="string" calcext:value-type="string">
            <text:p>X18030</text:p>
          </table:table-cell>
          <table:table-cell table:style-name="ce715" office:value-type="string" calcext:value-type="string">
            <text:p>LAN ARRISKUEN PREBENTZIORAKO ZERBITZUA</text:p>
          </table:table-cell>
          <table:table-cell table:style-name="ce713" office:value-type="string" calcext:value-type="string">
            <text:p>SERVICIO DE PREVENCIÓN DE RIESGOS LABORAL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Lote 3: (Vigilancia de la salud y especialidades técnicas) QUIRON PREVENCION, S.L.U   Lote 7 (Planes de autoprotección): <text:span text:style-name="T67">IGUALATORIO MEDICO QUIRURGICO PREVENCION, S.L</text:span></text:p>
          </table:table-cell>
          <table:table-cell table:style-name="ce742" office:value-type="string" calcext:value-type="string">
            <text:p>2019/01/17 udala <text:s text:c="2"/>2019/01/14 Euskaltegi-Pasaia Musikal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Gasto previsible, <text:span text:style-name="T6">Lote 3</text:span>: 28.791,84     Pasaia Musikal: 1.050 €     Zaharren Egoitza: 1.239,84      euskaltegia : 1.102,08 €        <text:span text:style-name="T6"> Lote 7:   </text:span>Udala :11.600, --€   Zaharren egoitza:  2.700    Pasaia Musikal: 7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2-12-31" calcext:value-type="date">
            <text:p>31/12/2022</text:p>
          </table:table-cell>
          <table:table-cell table:style-name="ce776" office:value-type="date" office:date-value="2021-01-17" calcext:value-type="date">
            <text:p>17/01/2021</text:p>
          </table:table-cell>
          <table:table-cell table:style-name="ce780" office:value-type="date" office:date-value="2022-01-17" calcext:value-type="date">
            <text:p>17/01/2022</text:p>
          </table:table-cell>
          <table:table-cell table:style-name="ce782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1ª Luzapena Lote 7 Udala: 2020wliz0026 <text:s text:c="26"/>Pasaia Musikal:2020wliz0027 <text:s text:c="8"/>1. luzapaena (lote 3): <text:s text:c="15"/>udala: 2021OALD0005 <text:s text:c="12"/>Pasaia Musikal:2021OALD0006 <text:s text:c="3"/>Euskaltegia:2021OALD0007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7">
          <table:table-cell table:style-name="ce706" office:value-type="string" calcext:value-type="string">
            <text:p>X16026</text:p>
          </table:table-cell>
          <table:table-cell table:style-name="ce707" office:value-type="string" calcext:value-type="string">
            <text:p>SUTEEN ETA INTRUSIOAREN AURKAKO SISTEMEN MANTENIMENDUA LOTE 1: Sua itzaltzeko ekipoak, su itzalgailuak, BIE-ak sute-ahoak eta zutabe lehorrak </text:p>
          </table:table-cell>
          <table:table-cell table:style-name="ce719" office:value-type="string" calcext:value-type="string">
            <text:p>MANTENIMIENTO DE SISTEMAS DE PROTECCIÓN CONTRA INCENDIOS E INTRUSIÓN. LOTE 1: Equipos de extinción, extintores, BIEs, hidrantes y clumnas secas.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BABESA SUZAI S.A.</text:p>
          </table:table-cell>
          <table:table-cell table:style-name="ce742" office:value-type="date" office:date-value="2017-05-29" calcext:value-type="date">
            <text:p>29/05/2017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previsible: 9.680<text:span text:style-name="T71"> € anual  (IVA exclu) Euskaltegia: 2.000 €  Zaharren Egoitza:2.000  Pasaia Musikal: 2.000</text:span></text:p>
          </table:table-cell>
          <table:table-cell table:style-name="ce762"/>
          <table:table-cell table:style-name="ce767" office:value-type="string" calcext:value-type="string">
            <text:p>sI</text:p>
          </table:table-cell>
          <table:table-cell table:style-name="ce743" office:value-type="string" calcext:value-type="string">
            <text:p>2019: 1º Prorroga <text:s text:c="6"/>2020: 2º prorroga <text:s text:c="6"/>2021: nueva contratación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1-05-28" calcext:value-type="date">
            <text:p>28/05/2021</text:p>
          </table:table-cell>
          <table:table-cell table:style-name="ce776" office:value-type="date" office:date-value="2019-05-28" calcext:value-type="date">
            <text:p>28/05/2019</text:p>
          </table:table-cell>
          <table:table-cell table:style-name="ce780" office:value-type="date" office:date-value="2020-05-28" calcext:value-type="date">
            <text:p>28/05/2020</text:p>
          </table:table-cell>
          <table:table-cell table:style-name="ce782"/>
          <table:table-cell table:style-name="ce785" office:value-type="string" calcext:value-type="string">
            <text:p>42-4</text:p>
          </table:table-cell>
          <table:table-cell table:style-name="ce785"/>
          <table:table-cell table:style-name="ce786" table:number-columns-repeated="998"/>
          <table:table-cell table:style-name="ce792" table:number-columns-repeated="2"/>
          <table:table-cell table:number-columns-repeated="2"/>
        </table:table-row>
        <table:table-row table:style-name="ro48">
          <table:table-cell table:style-name="ce707" office:value-type="string" calcext:value-type="string">
            <text:p>X19033 </text:p>
          </table:table-cell>
          <table:table-cell table:style-name="ce715" office:value-type="string" calcext:value-type="string">
            <text:p>ENERGIA ELEKTRIKOAREN HORNITZE KONTRATAZIOA</text:p>
          </table:table-cell>
          <table:table-cell table:style-name="ce714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IBERDROLA CLIENTES S.A.U</text:p>
          </table:table-cell>
          <table:table-cell table:style-name="ce742" office:value-type="date" office:date-value="2020-06-01" calcext:value-type="date">
            <text:p>01/06/2020</text:p>
          </table:table-cell>
          <table:table-cell table:style-name="ce743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previsible: 249.551<text:span text:style-name="T71"> € anual  (IVA exclu) Euskaltegia: 8.538 €   Pasaia Musikal: 8.538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Nueva contratación</text:p>
          </table:table-cell>
          <table:table-cell table:style-name="ce743"/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4-05-31" calcext:value-type="date">
            <text:p>31/05/2024</text:p>
          </table:table-cell>
          <table:table-cell table:style-name="ce776" office:value-type="date" office:date-value="2022-05-31" calcext:value-type="date">
            <text:p>31/05/2022</text:p>
          </table:table-cell>
          <table:table-cell table:style-name="ce780" office:value-type="date" office:date-value="2023-05-31" calcext:value-type="date">
            <text:p>31/05/2023</text:p>
          </table:table-cell>
          <table:table-cell table:style-name="ce782"/>
          <table:table-cell table:style-name="ce785" office:value-type="string" calcext:value-type="string">
            <text:p>Exp. Elektronikoa. 2020OALD0001, 2020OALD0002, 2020OALD0003</text:p>
          </table:table-cell>
          <table:table-cell table:style-name="ce785"/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49">
          <table:table-cell table:style-name="ce706" office:value-type="string" calcext:value-type="string">
            <text:p>X20005</text:p>
          </table:table-cell>
          <table:table-cell table:style-name="ce715" office:value-type="string" calcext:value-type="string">
            <text:p>BIZITZA-aseguru eta ISTRIPU-aseguru kolektiboak</text:p>
          </table:table-cell>
          <table:table-cell table:style-name="ce713" office:value-type="string" calcext:value-type="string">
            <text:p>Seguros colectivos de VIDA y ACCIDENT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AXA AURORA VIDA, S.A. DE SEGUROS Y REASEGUROS</text:p>
          </table:table-cell>
          <table:table-cell table:style-name="ce743" office:value-type="string" calcext:value-type="string">
            <text:p>13-01-2017</text:p>
          </table:table-cell>
          <table:table-cell table:style-name="ce724" office:value-type="string" calcext:value-type="string">
            <text:p>2 AÑOS. POSIBLES 3 PRORROGAS DE 1 AÑO</text:p>
          </table:table-cell>
          <table:table-cell table:style-name="ce750" office:value-type="string" calcext:value-type="string">
            <text:p>cada persona asegurada, de: <text:span text:style-name="T68">275,04</text:span> euros respecto a la póliza de vida y <text:span text:style-name="T68">16,40</text:span><text:span text:style-name="T69"> euros respecto a la póliza de accidentes.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2: 1º Prorroga <text:s text:c="6"/>2023: 2º prorroga <text:s text:c="3"/>2024:3º prorroga</text:p>
          </table:table-cell>
          <table:table-cell table:style-name="ce743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Ayto, Pasaia Musikal, Euskaltegia)</text:p>
          </table:table-cell>
          <table:table-cell table:style-name="ce771" office:value-type="string" calcext:value-type="string">
            <text:p>30-06-2022</text:p>
          </table:table-cell>
          <table:table-cell table:style-name="ce776" office:value-type="string" calcext:value-type="string">
            <text:p>30-06-2023</text:p>
          </table:table-cell>
          <table:table-cell table:style-name="ce780" office:value-type="string" calcext:value-type="string">
            <text:p>30-06-2024</text:p>
          </table:table-cell>
          <table:table-cell table:style-name="ce782"/>
          <table:table-cell table:style-name="ce785" office:value-type="string" calcext:value-type="string">
            <text:p>42-2</text:p>
          </table:table-cell>
          <table:table-cell table:style-name="ce785" office:value-type="string" calcext:value-type="string">
            <text:p>Udala: 2020OALD0011 <text:s text:c="8"/>Pasaia Musikal: 2020OALD0012 <text:s text:c="3"/>Euskaltegia: 2020OALD0013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50">
          <table:table-cell table:style-name="ce707" office:value-type="string" calcext:value-type="string">
            <text:p>X20006</text:p>
          </table:table-cell>
          <table:table-cell table:style-name="ce715" office:value-type="string" calcext:value-type="string">
            <text:p>ORDENAGAILU EROSKETA</text:p>
          </table:table-cell>
          <table:table-cell table:style-name="ce713" office:value-type="string" calcext:value-type="string">
            <text:p>ADQUISICIÓN DE ORDENADORES</text:p>
          </table:table-cell>
          <table:table-cell table:style-name="ce719" table:number-columns-repeated="2"/>
          <table:table-cell table:style-name="ce730" table:number-columns-repeated="2"/>
          <table:table-cell table:style-name="ce736"/>
          <table:table-cell table:style-name="ce742"/>
          <table:table-cell table:style-name="ce724"/>
          <table:table-cell table:style-name="ce753"/>
          <table:table-cell table:style-name="ce762"/>
          <table:table-cell table:style-name="ce743" table:number-columns-repeated="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/>
          <table:table-cell table:style-name="ce776"/>
          <table:table-cell table:style-name="ce780"/>
          <table:table-cell table:style-name="ce782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Udala: 2020OALD0008 <text:s text:c="8"/>Pasaia Musikal: 2020OALD0009 <text:s text:c="3"/>Euskaltegia: 2020OALD0010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51">
          <table:table-cell table:style-name="ce706" office:value-type="string" calcext:value-type="string">
            <text:p>X19033 </text:p>
          </table:table-cell>
          <table:table-cell table:style-name="ce715" office:value-type="string" calcext:value-type="string">
            <text:p>ENERGIA ELEKTRIKOAREN HORNITZE KONTRATAZIOA</text:p>
          </table:table-cell>
          <table:table-cell table:style-name="ce720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IBERDROLA CLIENTES S.A.U</text:p>
          </table:table-cell>
          <table:table-cell table:style-name="ce742" office:value-type="date" office:date-value="2020-06-01" calcext:value-type="date">
            <text:p>01/06/2020</text:p>
          </table:table-cell>
          <table:table-cell table:style-name="ce743" office:value-type="string" calcext:value-type="string">
            <text:p>2 AÑOS</text:p>
          </table:table-cell>
          <table:table-cell table:style-name="ce752" office:value-type="string" calcext:value-type="string">
            <text:p>Udala <text:s/>previsible: 301.977 € (IVA incluido) <text:s text:c="23"/>Euskaltegia: 10.330 € (IVA Incluido) <text:s text:c="31"/>Pasaia Musikal: 4.672 € (IVA Incluido)</text:p>
          </table:table-cell>
          <table:table-cell table:style-name="ce762"/>
          <table:table-cell table:style-name="ce743" table:number-columns-repeated="3"/>
          <table:table-cell table:style-name="ce723" office:value-type="string" calcext:value-type="string">
            <text:p>CENTRAL CONTRATACION DE DIPUTACION (Ayto, Pasaia Musikal, <text:s/>Euskaltegia)</text:p>
          </table:table-cell>
          <table:table-cell table:style-name="ce771" office:value-type="date" office:date-value="2022-05-31" calcext:value-type="date">
            <text:p>31/05/2022</text:p>
          </table:table-cell>
          <table:table-cell table:style-name="ce776"/>
          <table:table-cell table:style-name="ce780"/>
          <table:table-cell table:style-name="ce782"/>
          <table:table-cell table:style-name="ce785" office:value-type="string" calcext:value-type="string">
            <text:p>42-3</text:p>
          </table:table-cell>
          <table:table-cell table:style-name="ce785" office:value-type="string" calcext:value-type="string">
            <text:p>Udala: 2020OALD0001 <text:s text:c="9"/>Pasaia Musikal: 2020OALD0002 <text:s text:c="3"/>Euskaltegia: 2020OALD0003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52">
          <table:table-cell table:style-name="ce707" office:value-type="string" calcext:value-type="string">
            <text:p>X20004</text:p>
          </table:table-cell>
          <table:table-cell table:style-name="ce715" office:value-type="string" calcext:value-type="string">
            <text:p>EREIKINEN AUDITORETZA ETA ZIURTAPEN ENERGETIKOAK</text:p>
          </table:table-cell>
          <table:table-cell table:style-name="ce721" office:value-type="string" calcext:value-type="string">
            <text:p>AUDITORIA Y CERTIFICAIONES ENERGETICAS PARA EDIFICIOS</text:p>
          </table:table-cell>
          <table:table-cell table:style-name="ce721" office:value-type="string" calcext:value-type="string">
            <text:p>SERVICIO</text:p>
          </table:table-cell>
          <table:table-cell table:style-name="ce721"/>
          <table:table-cell table:style-name="ce731" table:number-columns-repeated="2"/>
          <table:table-cell table:style-name="ce721" office:value-type="string" calcext:value-type="string">
            <text:p>ORGAUS SYSTEMS S.L.</text:p>
          </table:table-cell>
          <table:table-cell table:style-name="ce744" office:value-type="date" office:date-value="2021-01-15" calcext:value-type="date">
            <text:p>2021-01-15</text:p>
          </table:table-cell>
          <table:table-cell table:style-name="ce745" office:value-type="string" calcext:value-type="string">
            <text:p>3 AÑOS</text:p>
          </table:table-cell>
          <table:table-cell table:style-name="ce745" office:value-type="string" calcext:value-type="string">
            <text:p>2021: 8.370 € <text:s text:c="12"/>2022: 8.470 € <text:s text:c="12"/>2023: 6.650 €</text:p>
          </table:table-cell>
          <table:table-cell table:style-name="ce763"/>
          <table:table-cell table:style-name="ce745" table:number-columns-repeated="2"/>
          <table:table-cell table:style-name="ce745" office:value-type="string" calcext:value-type="string">
            <text:p>ZERBITZUAK</text:p>
          </table:table-cell>
          <table:table-cell table:style-name="ce745" office:value-type="string" calcext:value-type="string">
            <text:p>CENTRAL CONTRATACION DE DIPUTACION</text:p>
          </table:table-cell>
          <table:table-cell table:style-name="ce771" office:value-type="date" office:date-value="2024-01-14" calcext:value-type="date">
            <text:p>14/01/2024</text:p>
          </table:table-cell>
          <table:table-cell table:style-name="ce776"/>
          <table:table-cell table:style-name="ce780"/>
          <table:table-cell table:style-name="ce782"/>
          <table:table-cell table:style-name="ce784" office:value-type="string" calcext:value-type="string">
            <text:p>42-6</text:p>
          </table:table-cell>
          <table:table-cell table:style-name="ce784" office:value-type="string" calcext:value-type="string">
            <text:p>2020OALD0017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50">
          <table:table-cell table:style-name="ce706"/>
          <table:table-cell table:style-name="ce707" office:value-type="string" calcext:value-type="string">
            <text:p>SUTEEN ETA INTRUSIOAREN AURKAKO SISTEMEN MANTENIMENDUA LOTE 1: Sua itzaltzeko ekipoak, su itzalgailuak, BIE-ak sute-ahoak eta zutabe lehorrak </text:p>
          </table:table-cell>
          <table:table-cell table:style-name="ce719" office:value-type="string" calcext:value-type="string">
            <text:p>MANTENIMIENTO DE SISTEMAS DE PROTECCIÓN CONTRA INCENDIOS E INTRUSIÓN. LOTE 1: Equipos de extinción, extintores, BIEs, hidrantes y clumnas secas.</text:p>
          </table:table-cell>
          <table:table-cell table:number-columns-repeated="4"/>
          <table:table-cell table:style-name="ce737" office:value-type="string" calcext:value-type="string">
            <text:p>LOTE 1: BABESA SUZAI S.A <text:s text:c="24"/>LOTE 2: AREA 7 S.L.</text:p>
          </table:table-cell>
          <table:table-cell table:style-name="ce744" office:value-type="date" office:date-value="2021-10-01" calcext:value-type="date">
            <text:p>2021-10-01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45" office:value-type="string" calcext:value-type="string">
            <text:p>Gasto previsible: LOTE 1: Udala:4.800 € anual <text:s text:c="2"/>Euskaltegia: <text:s/>65€ <text:s text:c="4"/>Pasaia Musikal: 80 € <text:s/>LOTE 2 : Udala: 4.825 € anual <text:s text:c="7"/>Pasaia Musikal: <text:s/>132 €</text:p>
          </table:table-cell>
          <table:table-cell/>
          <table:table-cell table:style-name="ce745"/>
          <table:table-cell table:style-name="ce743" office:value-type="string" calcext:value-type="string">
            <text:p>2023: 1º Prorroga <text:s text:c="6"/>2024: 2º prorroga</text:p>
          </table:table-cell>
          <table:table-cell table:style-name="ce745" office:value-type="string" calcext:value-type="string">
            <text:p>ZERBITZUAK</text:p>
          </table:table-cell>
          <table:table-cell table:style-name="ce723" office:value-type="string" calcext:value-type="string">
            <text:p>CENTRAL CONTRATACION DE DIPUTACION (Ayto, Euskaltegia, <text:s/>Pasaia musikal)</text:p>
          </table:table-cell>
          <table:table-cell table:style-name="ce771" office:value-type="date" office:date-value="2025-09-30" calcext:value-type="date">
            <text:p>30/09/2025</text:p>
          </table:table-cell>
          <table:table-cell table:style-name="ce776" office:value-type="date" office:date-value="2023-10-01" calcext:value-type="date">
            <text:p>01/10/2023</text:p>
          </table:table-cell>
          <table:table-cell table:style-name="ce780" office:value-type="date" office:date-value="2024-10-01" calcext:value-type="date">
            <text:p>01/10/2024</text:p>
          </table:table-cell>
          <table:table-cell table:style-name="ce782"/>
          <table:table-cell table:style-name="ce784"/>
          <table:table-cell table:style-name="ce784" office:value-type="string" calcext:value-type="string">
            <text:p>Udala: 2021OALD0001 <text:s text:c="9"/>Pasaia Musikal: 2021OALD0003 <text:s text:c="3"/>Euskaltegia: 2021OALD0002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53">
          <table:table-cell table:style-name="ce707" office:value-type="string" calcext:value-type="string">
            <text:p>X20012</text:p>
          </table:table-cell>
          <table:table-cell table:style-name="ce715" office:value-type="string" calcext:value-type="string">
            <text:p>HIGIENE ETA GARBIKETA PRODUKTOEN HORNIDURA</text:p>
          </table:table-cell>
          <table:table-cell table:style-name="ce713" office:value-type="string" calcext:value-type="string">
            <text:p>SUMINISTRO DE PRODUCTOS HIGIÉNICOS Y DE LIMPIEZA</text:p>
          </table:table-cell>
          <table:table-cell table:number-columns-repeated="4"/>
          <table:table-cell table:style-name="ce721" office:value-type="string" calcext:value-type="string">
            <text:p>LOTE 1: VADRISA S.L. (Higiene produktoak) <text:s/>LOTE 2: JAI HORNIDURAK S.L. (Garbiketa produktoak)</text:p>
          </table:table-cell>
          <table:table-cell table:style-name="ce745" office:value-type="string" calcext:value-type="string">
            <text:p>2021-07-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45" office:value-type="string" calcext:value-type="string">
            <text:p>Udala urtean: <text:s text:c="9"/>Higiene -→5000 € <text:s text:c="2"/>Garbiketa → 9000 € <text:s text:c="3"/>Euskaltegia: 590 €</text:p>
          </table:table-cell>
          <table:table-cell table:style-name="ce763"/>
          <table:table-cell table:style-name="ce745"/>
          <table:table-cell table:style-name="ce743" office:value-type="string" calcext:value-type="string">
            <text:p>2023: 1º Prorroga <text:s text:c="6"/>2024: 2º prorroga</text:p>
          </table:table-cell>
          <table:table-cell table:style-name="ce745" office:value-type="string" calcext:value-type="string">
            <text:p>ZERBITZUAK</text:p>
          </table:table-cell>
          <table:table-cell table:style-name="ce723" office:value-type="string" calcext:value-type="string">
            <text:p>CENTRAL CONTRATACION DE DIPUTACION (Ayto, Euskaltegia)</text:p>
          </table:table-cell>
          <table:table-cell table:style-name="ce771" office:value-type="date" office:date-value="2025-06-30" calcext:value-type="date">
            <text:p>30/06/2025</text:p>
          </table:table-cell>
          <table:table-cell table:style-name="ce776" office:value-type="date" office:date-value="2023-06-30" calcext:value-type="date">
            <text:p>30/06/2023</text:p>
          </table:table-cell>
          <table:table-cell table:style-name="ce780" office:value-type="date" office:date-value="2024-06-30" calcext:value-type="date">
            <text:p>30/06/2024</text:p>
          </table:table-cell>
          <table:table-cell table:style-name="ce782"/>
          <table:table-cell table:style-name="ce784"/>
          <table:table-cell table:style-name="ce784" office:value-type="string" calcext:value-type="string">
            <text:p>Udala: 2020OALD0015 <text:s text:c="2"/>Euskaltegia: 2020OALD0016 (2.lotea)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52">
          <table:table-cell table:style-name="ce706" office:value-type="string" calcext:value-type="string">
            <text:p>X20013</text:p>
          </table:table-cell>
          <table:table-cell table:style-name="ce716" office:value-type="string" calcext:value-type="string">
            <text:p>JASOGAILU ETA ESKAILERA MEKANIKOEN MANTENU ZERBITZUA</text:p>
          </table:table-cell>
          <table:table-cell table:style-name="ce721" office:value-type="string" calcext:value-type="string">
            <text:p>SERVICIO DE MANTENIMIENTO DE ASCENSORES Y ESCALERA MECANICAS</text:p>
          </table:table-cell>
          <table:table-cell table:style-name="ce721" table:number-columns-repeated="2"/>
          <table:table-cell table:style-name="ce731" table:number-columns-repeated="2"/>
          <table:table-cell table:style-name="ce721" office:value-type="string" calcext:value-type="string">
            <text:p>LOTE 1: ORONA (Ascensores) <text:s/>LOTE 2:: ORONA (Escaleras mecánicas)</text:p>
          </table:table-cell>
          <table:table-cell table:style-name="ce744" office:value-type="date" office:date-value="2021-10-01" calcext:value-type="date">
            <text:p>2021-10-01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4" office:value-type="string" calcext:value-type="string">
            <text:p>LOTE 1(Ascensores):<text:span text:style-name="T73">18.409,68       LOTE 2(Escaleras): 11.559,36</text:span></text:p>
          </table:table-cell>
          <table:table-cell table:style-name="ce763"/>
          <table:table-cell table:style-name="ce745"/>
          <table:table-cell table:style-name="ce743" office:value-type="string" calcext:value-type="string">
            <text:p>2023: 1º Prorroga <text:s text:c="6"/>2024: 2º prorroga</text:p>
          </table:table-cell>
          <table:table-cell table:style-name="ce745" office:value-type="string" calcext:value-type="string">
            <text:p>ZERBITZUAK</text:p>
          </table:table-cell>
          <table:table-cell table:style-name="ce723" office:value-type="string" calcext:value-type="string">
            <text:p>CENTRAL CONTRATACION DE DIPUTACION (Udala)</text:p>
          </table:table-cell>
          <table:table-cell table:style-name="ce771" office:value-type="date" office:date-value="2025-09-30" calcext:value-type="date">
            <text:p>30/09/2025</text:p>
          </table:table-cell>
          <table:table-cell table:style-name="ce776" office:value-type="date" office:date-value="2023-10-01" calcext:value-type="date">
            <text:p>01/10/2023</text:p>
          </table:table-cell>
          <table:table-cell table:style-name="ce780" office:value-type="date" office:date-value="2024-10-01" calcext:value-type="date">
            <text:p>01/10/2024</text:p>
          </table:table-cell>
          <table:table-cell table:style-name="ce782"/>
          <table:table-cell table:style-name="ce784"/>
          <table:table-cell table:style-name="ce784" office:value-type="string" calcext:value-type="string">
            <text:p>Udala:2021OALD0015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50">
          <table:table-cell table:style-name="ce706" office:value-type="string" calcext:value-type="string">
            <text:p>X17005</text:p>
          </table:table-cell>
          <table:table-cell table:style-name="ce713" office:value-type="string" calcext:value-type="string">
            <text:p>BULEGO MATERIALA HORNITZEA</text:p>
          </table:table-cell>
          <table:table-cell table:style-name="ce713" office:value-type="string" calcext:value-type="string">
            <text:p>SUMINISTRO DE MATERIAL DE OFICIN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MONTTE S.L.</text:p>
          </table:table-cell>
          <table:table-cell table:style-name="ce744" office:value-type="date" office:date-value="2021-11-26" calcext:value-type="date">
            <text:p>2021-11-26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45" office:value-type="string" calcext:value-type="string">
            <text:p>Gasto previsible: LOTE 1(Papel): Udala:2.500 € anual <text:s text:c="2"/>Euskaltegia:448,43€ <text:s text:c="4"/>Pasaia Musikal: 320,92 € <text:s/>LOTE 2(Resto) : Udala: 9,800 € anual <text:s text:c="2"/>Euskaltegia: 2.899,01 <text:s text:c="4"/>Pasaia Musikal: <text:s/>862,71 €</text:p>
          </table:table-cell>
          <table:table-cell table:style-name="ce763"/>
          <table:table-cell table:style-name="ce745"/>
          <table:table-cell table:style-name="ce745" office:value-type="string" calcext:value-type="string">
            <text:p>2023: 1º Prorroga <text:s text:c="6"/>2024: 2º prorroga</text:p>
          </table:table-cell>
          <table:table-cell table:style-name="ce745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Udala, Pasaia Musikal, <text:s/>Euskaltegia)</text:p>
          </table:table-cell>
          <table:table-cell table:style-name="ce771" office:value-type="date" office:date-value="2025-11-25" calcext:value-type="date">
            <text:p>25/11/2025</text:p>
          </table:table-cell>
          <table:table-cell table:style-name="ce776" office:value-type="date" office:date-value="2023-11-26" calcext:value-type="date">
            <text:p>26/11/2023</text:p>
          </table:table-cell>
          <table:table-cell table:style-name="ce780" office:value-type="date" office:date-value="2024-11-26" calcext:value-type="date">
            <text:p>26/11/2024</text:p>
          </table:table-cell>
          <table:table-cell table:style-name="ce782"/>
          <table:table-cell table:style-name="ce784"/>
          <table:table-cell table:style-name="ce784" office:value-type="string" calcext:value-type="string">
            <text:p>Udala: 2020OALD0009 <text:s text:c="9"/>Pasaia Musikal: 2020OALD0011 <text:s text:c="3"/>Euskaltegia: 2020OALD0010</text:p>
          </table:table-cell>
          <table:table-cell table:number-columns-repeated="997"/>
          <table:table-cell table:style-name="ce778"/>
          <table:table-cell table:number-columns-repeated="4"/>
        </table:table-row>
        <table:table-row table:style-name="ro54">
          <table:table-cell table:style-name="ce706" office:value-type="string" calcext:value-type="string">
            <text:p>X21019</text:p>
          </table:table-cell>
          <table:table-cell table:style-name="ce713" office:value-type="string" calcext:value-type="string">
            <text:p>IBILGAILUEN ASEGURU ESTALDURA</text:p>
          </table:table-cell>
          <table:table-cell table:style-name="ce713" office:value-type="string" calcext:value-type="string">
            <text:p>COBERTURA DEL SEGURO DE VEHICUL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BILBAO, COMPAÑÍA ANÓNIMA DE SEGUROS Y REASEGUROS S.A</text:p>
          </table:table-cell>
          <table:table-cell table:style-name="ce743" office:value-type="string" calcext:value-type="string">
            <text:p>19-2-2017</text:p>
          </table:table-cell>
          <table:table-cell table:style-name="ce743" office:value-type="string" calcext:value-type="string">
            <text:p>1 AÑO + 3 PRORROGAS ANUALES</text:p>
          </table:table-cell>
          <table:table-cell table:style-name="ce752" office:value-type="string" calcext:value-type="string">
            <text:p>Gasto previsible:25.132,10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 3ª prorroga</text:p>
          </table:table-cell>
          <table:table-cell table:style-name="ce743" office:value-type="string" calcext:value-type="string">
            <text:p>IDAZKARITZA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5-12-31" calcext:value-type="date">
            <text:p>31/12/2025</text:p>
          </table:table-cell>
          <table:table-cell table:style-name="ce776" office:value-type="date" office:date-value="2022-12-31" calcext:value-type="date">
            <text:p>31/12/2022</text:p>
          </table:table-cell>
          <table:table-cell table:style-name="ce780" office:value-type="date" office:date-value="2023-12-31" calcext:value-type="date">
            <text:p>31/12/2023</text:p>
          </table:table-cell>
          <table:table-cell table:style-name="ce783" office:value-type="date" office:date-value="2024-12-31" calcext:value-type="date">
            <text:p>31/12/2024</text:p>
          </table:table-cell>
          <table:table-cell table:number-columns-repeated="2" table:style-name="ce785" office:value-type="string" calcext:value-type="string">
            <text:p>2021OALD0020</text:p>
          </table:table-cell>
          <table:table-cell table:style-name="ce788"/>
          <table:table-cell table:style-name="ce789" table:number-columns-repeated="1001"/>
        </table:table-row>
        <table:table-row table:style-name="ro51">
          <table:table-cell table:style-name="ce706"/>
          <table:table-cell table:style-name="ce715" office:value-type="string" calcext:value-type="string">
            <text:p>ENERGIA ELEKTRIKOAREN HORNITZE KONTRATAZIOA</text:p>
          </table:table-cell>
          <table:table-cell table:style-name="ce720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ADHESIÓN</text:p>
          </table:table-cell>
          <table:table-cell table:style-name="ce742"/>
          <table:table-cell table:style-name="ce743"/>
          <table:table-cell table:style-name="ce752"/>
          <table:table-cell table:style-name="ce762"/>
          <table:table-cell table:style-name="ce743" table:number-columns-repeated="3"/>
          <table:table-cell table:style-name="ce723" office:value-type="string" calcext:value-type="string">
            <text:p>CENTRAL CONTRATACION DE DIPUTACION (Ayto, Pasaia Musikal, <text:s/>Euskaltegia)</text:p>
          </table:table-cell>
          <table:table-cell table:style-name="ce771"/>
          <table:table-cell table:style-name="ce776"/>
          <table:table-cell table:style-name="ce780"/>
          <table:table-cell table:style-name="ce782"/>
          <table:table-cell table:style-name="ce785" office:value-type="string" calcext:value-type="string">
            <text:p>42-3</text:p>
          </table:table-cell>
          <table:table-cell table:style-name="ce785" office:value-type="string" calcext:value-type="string">
            <text:p>Udala: 2022OALD0003 <text:s text:c="9"/>Pasaia Musikal: 2022OALD0004 <text:s text:c="3"/>Euskaltegia: 2022OALD0005</text:p>
          </table:table-cell>
          <table:table-cell table:style-name="ce786" table:number-columns-repeated="998"/>
          <table:table-cell table:style-name="ce790" table:number-columns-repeated="2"/>
          <table:table-cell table:number-columns-repeated="2"/>
        </table:table-row>
        <table:table-row table:style-name="ro52">
          <table:table-cell table:style-name="ce707"/>
          <table:table-cell table:style-name="ce715" office:value-type="string" calcext:value-type="string">
            <text:p>ITZULPEN ETA INTERPRETAZIO ZERBITZUA</text:p>
          </table:table-cell>
          <table:table-cell table:style-name="ce713" office:value-type="string" calcext:value-type="string">
            <text:p>SERVICIO DE TRADUCCIÓN E INTERPRETACIÓN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ADHESIÓN</text:p>
          </table:table-cell>
          <table:table-cell table:style-name="ce742"/>
          <table:table-cell table:style-name="ce724"/>
          <table:table-cell table:style-name="ce752"/>
          <table:table-cell table:style-name="ce762"/>
          <table:table-cell table:style-name="ce743" table:number-columns-repeated="3"/>
          <table:table-cell table:style-name="ce724" office:value-type="string" calcext:value-type="string">
            <text:p>CENTRAL CONTRATACION DE DIPUTACION (Udala)</text:p>
          </table:table-cell>
          <table:table-cell table:style-name="ce771"/>
          <table:table-cell table:style-name="ce776"/>
          <table:table-cell table:style-name="ce780"/>
          <table:table-cell table:style-name="ce782"/>
          <table:table-cell table:style-name="ce785"/>
          <table:table-cell table:style-name="ce785" office:value-type="string" calcext:value-type="string">
            <text:p>2022OALD0003</text:p>
          </table:table-cell>
          <table:table-cell table:number-columns-repeated="1002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8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>
          <table:table-cell table:style-name="ce709"/>
          <table:table-cell table:style-name="ce710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 table:number-rows-repeated="309">
          <table:table-cell table:style-name="ce710" table:number-columns-repeated="2"/>
          <table:table-cell table:number-columns-repeated="14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 table:number-rows-repeated="3271">
          <table:table-cell table:number-columns-repeated="16"/>
          <table:table-cell table:style-name="ce772"/>
          <table:table-cell table:style-name="ce777" table:number-columns-repeated="2"/>
          <table:table-cell table:number-columns-repeated="1005"/>
        </table:table-row>
        <table:table-row table:style-name="ro31" table:number-rows-repeated="1044551">
          <table:table-cell table:number-columns-repeated="1024"/>
        </table:table-row>
        <table:table-row table:style-name="ro31" table:number-rows-repeated="176">
          <table:table-cell table:number-columns-repeated="17"/>
          <table:table-cell table:style-name="ce778" table:number-columns-repeated="2"/>
          <table:table-cell table:number-columns-repeated="1005"/>
        </table:table-row>
        <table:table-row table:style-name="ro31" table:number-rows-repeated="225">
          <table:table-cell table:style-name="ce712" table:number-columns-repeated="5"/>
          <table:table-cell table:style-name="ce733" table:number-columns-repeated="2"/>
          <table:table-cell table:style-name="ce738"/>
          <table:table-cell table:style-name="ce712" table:number-columns-repeated="2"/>
          <table:table-cell table:style-name="ce756"/>
          <table:table-cell table:style-name="ce765"/>
          <table:table-cell table:style-name="ce712" table:number-columns-repeated="4"/>
          <table:table-cell table:style-name="ce774"/>
          <table:table-cell table:style-name="ce712" table:number-columns-repeated="1002"/>
          <table:table-cell table:number-columns-repeated="5"/>
        </table:table-row>
        <table:table-row table:style-name="ro31">
          <table:table-cell table:style-name="ce712" table:number-columns-repeated="5"/>
          <table:table-cell table:style-name="ce733" table:number-columns-repeated="2"/>
          <table:table-cell table:style-name="ce738"/>
          <table:table-cell table:style-name="ce712" table:number-columns-repeated="2"/>
          <table:table-cell table:style-name="ce756"/>
          <table:table-cell table:style-name="ce765"/>
          <table:table-cell table:style-name="ce712" table:number-columns-repeated="4"/>
          <table:table-cell table:style-name="ce774"/>
          <table:table-cell table:style-name="ce712" table:number-columns-repeated="1002"/>
          <table:table-cell table:number-columns-repeated="5"/>
        </table:table-row>
      </table:table>
      <table:table table:name="BESTELAKO DOKUMENZIOA" table:style-name="ta1">
        <table:table-column table:style-name="co28" table:default-cell-style-name="Default"/>
        <table:table-column table:style-name="co19" table:default-cell-style-name="ce798"/>
        <table:table-column table:style-name="co13" table:number-columns-repeated="2" table:default-cell-style-name="Default"/>
        <table:table-column table:style-name="co29" table:default-cell-style-name="ce505"/>
        <table:table-column table:style-name="co13" table:default-cell-style-name="ce505"/>
        <table:table-column table:style-name="co13" table:default-cell-style-name="Default"/>
        <table:table-column table:style-name="co30" table:default-cell-style-name="ce505"/>
        <table:table-column table:style-name="co13" table:number-columns-repeated="1002" table:default-cell-style-name="Default"/>
        <table:table-row table:style-name="ro55"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EBAZPENA / DECRETO</text:p>
          </table:table-cell>
          <table:table-cell table:style-name="ce799" office:value-type="string" calcext:value-type="string">
            <text:p>DATA / FECHA</text:p>
          </table:table-cell>
          <table:table-cell table:style-name="ce813" office:value-type="string" calcext:value-type="string">
            <text:p>JAKINARAZPENA / NOTIFICACION</text:p>
          </table:table-cell>
          <table:table-cell table:style-name="ce813" office:value-type="string" calcext:value-type="string">
            <text:p>DATA / FECHA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style-name="ce789" table:number-columns-repeated="1002"/>
        </table:table-row>
        <table:table-row table:style-name="ro56">
          <table:table-cell table:style-name="ce794" office:value-type="string" calcext:value-type="string" table:number-columns-spanned="1" table:number-rows-spanned="2">
            <text:p>PASAIAKO JUBILATUEN EGOITZA ETA ELIZGAIN EGUNEKO ZENTROA IXTEA</text:p>
          </table:table-cell>
          <table:table-cell table:style-name="ce794" office:value-type="string" calcext:value-type="string" table:number-columns-spanned="1" table:number-rows-spanned="2">
            <text:p>ORDEN DE CIERRE DE LOS HOGARES DE JUBILADOS DE PASAIA Y DEL CENTRO ELIZGAIN DE PASAIA</text:p>
          </table:table-cell>
          <table:table-cell table:style-name="ce800" office:value-type="string" calcext:value-type="string" table:number-columns-spanned="1" table:number-rows-spanned="2">
            <text:p>2020/370</text:p>
          </table:table-cell>
          <table:table-cell table:style-name="ce809" office:value-type="string" calcext:value-type="string">
            <text:p>2020/03/12</text:p>
          </table:table-cell>
          <table:table-cell office:value-type="string" calcext:value-type="string">
            <text:p>DONIBANEKO JUBILATUEN ETXEKO TABERNA (ONTZIOLA)</text:p>
          </table:table-cell>
          <table:table-cell office:value-type="string" calcext:value-type="string">
            <text:p>2020/03/13</text:p>
          </table:table-cell>
          <table:table-cell table:style-name="ce500" office:value-type="string" calcext:value-type="string" table:number-columns-spanned="1" table:number-rows-spanned="2">
            <text:p>PAZ 74</text:p>
          </table:table-cell>
          <table:table-cell table:style-name="ce500" table:number-columns-spanned="1" table:number-rows-spanned="2"/>
          <table:table-cell table:number-columns-repeated="1002"/>
        </table:table-row>
        <table:table-row table:style-name="ro31">
          <table:covered-table-cell table:number-columns-repeated="3" table:style-name="ce494"/>
          <table:table-cell table:style-name="ce494" office:value-type="string" calcext:value-type="string">
            <text:p>2020/03/12</text:p>
          </table:table-cell>
          <table:table-cell office:value-type="string" calcext:value-type="string">
            <text:p>ZAINTZEN</text:p>
          </table:table-cell>
          <table:table-cell office:value-type="string" calcext:value-type="string">
            <text:p>2020/03/13</text:p>
          </table:table-cell>
          <table:covered-table-cell table:number-columns-repeated="2"/>
          <table:table-cell table:number-columns-repeated="1002"/>
        </table:table-row>
        <table:table-row table:style-name="ro57">
          <table:table-cell table:style-name="ce796" office:value-type="string" calcext:value-type="string" table:number-columns-spanned="1" table:number-rows-spanned="4">
            <text:p>OARSOALDEA S.A. PASAIAKO UDALAREN BITARTEKO PROPIOA IZENDATZEA</text:p>
          </table:table-cell>
          <table:table-cell table:style-name="ce796" office:value-type="string" calcext:value-type="string" table:number-columns-spanned="1" table:number-rows-spanned="4">
            <text:p>RECONOCER A OARSOALDEA S.A. COMO MEDIO PROPIO DEL AYUNTAMIENTO DE PASAIA</text:p>
          </table:table-cell>
          <table:table-cell table:style-name="ce500" table:number-columns-spanned="1" table:number-rows-spanned="4"/>
          <table:table-cell table:style-name="ce500" office:value-type="string" calcext:value-type="string" table:number-columns-spanned="1" table:number-rows-spanned="4">
            <text:p>2018/10/30</text:p>
          </table:table-cell>
          <table:table-cell office:value-type="string" calcext:value-type="string">
            <text:p>OARSOALDEA</text:p>
          </table:table-cell>
          <table:table-cell office:value-type="string" calcext:value-type="string">
            <text:p>2018/11/13</text:p>
          </table:table-cell>
          <table:table-cell table:style-name="ce500" office:value-type="string" calcext:value-type="string" table:number-columns-spanned="1" table:number-rows-spanned="4">
            <text:p>PAZ 74</text:p>
          </table:table-cell>
          <table:table-cell table:style-name="ce500" table:number-columns-spanned="1" table:number-rows-spanned="4"/>
          <table:table-cell table:number-columns-repeated="1002"/>
        </table:table-row>
        <table:table-row table:style-name="ro31">
          <table:covered-table-cell table:number-columns-repeated="4"/>
          <table:table-cell office:value-type="string" calcext:value-type="string">
            <text:p>ERRENTERIAKO UDALA</text:p>
          </table:table-cell>
          <table:table-cell office:value-type="string" calcext:value-type="string">
            <text:p>2018/11/12</text:p>
          </table:table-cell>
          <table:covered-table-cell table:style-name="ce818"/>
          <table:covered-table-cell/>
          <table:table-cell table:number-columns-repeated="1002"/>
        </table:table-row>
        <table:table-row table:style-name="ro31">
          <table:covered-table-cell table:number-columns-repeated="4"/>
          <table:table-cell office:value-type="string" calcext:value-type="string">
            <text:p>LEZOKO UDALA</text:p>
          </table:table-cell>
          <table:table-cell office:value-type="string" calcext:value-type="string">
            <text:p>2018/11/14</text:p>
          </table:table-cell>
          <table:covered-table-cell table:style-name="ce818"/>
          <table:covered-table-cell/>
          <table:table-cell table:number-columns-repeated="1002"/>
        </table:table-row>
        <table:table-row table:style-name="ro31">
          <table:covered-table-cell table:number-columns-repeated="4"/>
          <table:table-cell office:value-type="string" calcext:value-type="string">
            <text:p>OIARTZUNGO UDALA</text:p>
          </table:table-cell>
          <table:table-cell office:value-type="string" calcext:value-type="string">
            <text:p>2018/11/13</text:p>
          </table:table-cell>
          <table:covered-table-cell table:style-name="ce494"/>
          <table:covered-table-cell/>
          <table:table-cell table:number-columns-repeated="1002"/>
        </table:table-row>
        <table:table-row table:style-name="ro58">
          <table:table-cell table:style-name="ce797" office:value-type="string" calcext:value-type="string">
            <text:p>PASAIAKO UDALAREN, PASAIAKO ZAHARREN EGOITZA FUNDAZIO PUBLIKOAREN ETA GIPUZKOAKO FORU ALDUNDIAREN ARTEKO HITZARMENA, PASAI SAN PEDROKO ZAHARREN EGOITZA ETA EGUNENO ZENTROAREN KUDEAKETA ESKUALDADATZEARI BURUZKO HITZARMEN AKORDIOA.</text:p>
          </table:table-cell>
          <table:table-cell table:style-name="ce797" office:value-type="string" calcext:value-type="string">
            <text:p>CONVENIO ENTRE EL AYUNTAMIENTO DE PASAIA, LA FUNDACIÓN PÚBLICA RESIDENCIA DE ANCIANOS DE PASAIA Y LA DIPUTACIÓN FORAL DE GIPUZKOA RELATIVO AL TRASPASO DE LA GESTIÓN DE LA RESIDENCIA DE PASAI SAN PEDRO Y EL CENTRO DE DÍA.</text:p>
          </table:table-cell>
          <table:table-cell table:style-name="ce809"/>
          <table:table-cell table:style-name="ce812" office:value-type="string" calcext:value-type="string">
            <text:p>2019/10/25</text:p>
          </table:table-cell>
          <table:table-cell table:style-name="ce816" table:number-columns-repeated="2"/>
          <table:table-cell table:style-name="ce816" office:value-type="string" calcext:value-type="string">
            <text:p>PAZ 74</text:p>
          </table:table-cell>
          <table:table-cell table:style-name="ce816"/>
          <table:table-cell table:number-columns-repeated="1002"/>
        </table:table-row>
        <table:table-row table:style-name="ro31">
          <table:table-cell table:style-name="ce796" office:value-type="string" calcext:value-type="string" table:number-columns-spanned="1" table:number-rows-spanned="4">
            <text:p>BEHEMENDI BEREZKO BALIABIDE IZENDATZEA</text:p>
          </table:table-cell>
          <table:table-cell table:style-name="ce796" office:value-type="string" calcext:value-type="string" table:number-columns-spanned="1" table:number-rows-spanned="4">
            <text:p>DESIGNACIÓN DE BEHEMENDI COMO MEDIO PROPIO</text:p>
          </table:table-cell>
          <table:table-cell table:style-name="ce811" table:number-columns-spanned="1" table:number-rows-spanned="4"/>
          <table:table-cell table:style-name="ce811" office:value-type="string" calcext:value-type="string" table:number-columns-spanned="1" table:number-rows-spanned="4">
            <text:p>2021/02/23</text:p>
          </table:table-cell>
          <table:table-cell table:style-name="ce500" table:number-columns-spanned="1" table:number-rows-spanned="4"/>
          <table:table-cell table:style-name="ce500" table:number-columns-spanned="1" table:number-rows-spanned="4"/>
          <table:table-cell table:style-name="ce500" office:value-type="string" calcext:value-type="string" table:number-columns-spanned="1" table:number-rows-spanned="4">
            <text:p>PAZ 74</text:p>
          </table:table-cell>
          <table:table-cell table:style-name="ce500" office:value-type="string" calcext:value-type="string" table:number-columns-spanned="1" table:number-rows-spanned="4">
            <text:p>2021WUDA0001</text:p>
          </table:table-cell>
          <table:table-cell table:number-columns-repeated="1002"/>
        </table:table-row>
        <table:table-row table:style-name="ro31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  <table:table-row table:style-name="ro31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  <table:table-row table:style-name="ro31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</table:table>
      <table:table table:name="2022an amaitu edo luzapena" table:style-name="ta1">
        <office:forms form:automatic-focus="false" form:apply-design-mode="false"/>
        <table:shapes>
          <draw:line draw:z-index="0" draw:name="Línea 1" draw:style-name="gr1" draw:text-style-name="P1" svg:x1="41.49cm" svg:y1="64.821cm" svg:x2="43.41cm" svg:y2="64.046cm">
            <text:p/>
          </draw:line>
          <draw:line draw:z-index="1" draw:name="Línea 2" draw:style-name="gr1" draw:text-style-name="P1" svg:x1="39.217cm" svg:y1="64.81cm" svg:x2="41.137cm" svg:y2="64.035cm">
            <text:p/>
          </draw:line>
          <draw:line draw:z-index="2" draw:name="Línea 3" draw:style-name="gr1" draw:text-style-name="P1" svg:x1="39.108cm" svg:y1="59.156cm" svg:x2="41.028cm" svg:y2="58.381cm">
            <text:p/>
          </draw:line>
        </table:shapes>
        <table:table-column table:style-name="co31" table:default-cell-style-name="ce828"/>
        <table:table-column table:style-name="co32" table:default-cell-style-name="ce839"/>
        <table:table-column table:style-name="co33" table:default-cell-style-name="ce845"/>
        <table:table-column table:style-name="co10" table:default-cell-style-name="ce849"/>
        <table:table-column table:style-name="co6" table:visibility="collapse" table:default-cell-style-name="ce849"/>
        <table:table-column table:style-name="co34" table:visibility="collapse" table:default-cell-style-name="ce855"/>
        <table:table-column table:style-name="co7" table:visibility="collapse" table:default-cell-style-name="ce855"/>
        <table:table-column table:style-name="co10" table:visibility="collapse" table:default-cell-style-name="ce849"/>
        <table:table-column table:style-name="co11" table:visibility="collapse" table:default-cell-style-name="ce867"/>
        <table:table-column table:style-name="co10" table:visibility="collapse" table:default-cell-style-name="ce872"/>
        <table:table-column table:style-name="co12" table:visibility="collapse" table:default-cell-style-name="ce876"/>
        <table:table-column table:style-name="co12" table:visibility="collapse" table:default-cell-style-name="ce883"/>
        <table:table-column table:style-name="co13" table:default-cell-style-name="ce890"/>
        <table:table-column table:style-name="co14" table:default-cell-style-name="ce896"/>
        <table:table-column table:style-name="co35" table:default-cell-style-name="ce890"/>
        <table:table-column table:style-name="co16" table:default-cell-style-name="ce890"/>
        <table:table-column table:style-name="co13" table:default-cell-style-name="ce904"/>
        <table:table-column table:style-name="co13" table:default-cell-style-name="ce909"/>
        <table:table-column table:style-name="co13" table:number-columns-repeated="2" table:default-cell-style-name="ce912"/>
        <table:table-column table:style-name="co36" table:default-cell-style-name="ce907"/>
        <table:table-column table:style-name="co17" table:default-cell-style-name="ce910"/>
        <table:table-column table:style-name="co13" table:default-cell-style-name="ce910"/>
        <table:table-column table:style-name="co13" table:number-columns-repeated="1001" table:default-cell-style-name="ce789"/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number-columns-repeated="1002"/>
        </table:table-row>
        <table:table-row table:style-name="ro60">
          <table:table-cell table:style-name="ce819" office:value-type="string" calcext:value-type="string">
            <text:p>V-14/15</text:p>
          </table:table-cell>
          <table:table-cell table:style-name="ce1085" office:value-type="string" calcext:value-type="string">
            <text:p>SAN PEDROKO JUBILATUEN ETXEKO <text:s/>GIZARTE ZENTROAN ILE-APAINDEGI ZERBITZUA</text:p>
          </table:table-cell>
          <table:table-cell table:style-name="ce1085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7" office:value-type="string" calcext:value-type="string">
            <text:p>canon mensual mínimo de 75 euros</text:p>
          </table:table-cell>
          <table:table-cell table:style-name="ce1113" office:value-type="string" calcext:value-type="string">
            <text:p><text:span text:style-name="T75">Dª. Rut Martin</text:span><text:span text:style-name="T76"> Otero</text:span></text:p>
          </table:table-cell>
          <table:table-cell table:style-name="ce863" office:value-type="string" calcext:value-type="string">
            <text:p>03-05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1133" office:value-type="string" calcext:value-type="string">
            <text:p>canon de 75,-- euros/mes.</text:p>
          </table:table-cell>
          <table:table-cell table:style-name="ce886"/>
          <table:table-cell table:style-name="ce886" office:value-type="string" calcext:value-type="string">
            <text:p>2018: 1ª prorroga <text:s text:c="7"/>2019: 2ª prorroga <text:s text:c="9"/>2020: Nueva contratatación</text:p>
          </table:table-cell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0-05-02" calcext:value-type="date">
            <text:p>02/05/2020</text:p>
          </table:table-cell>
          <table:table-cell table:style-name="ce906" office:value-type="date" office:date-value="2018-05-02" calcext:value-type="date">
            <text:p>02/05/2018</text:p>
          </table:table-cell>
          <table:table-cell table:style-name="ce911" office:value-type="date" office:date-value="2019-05-02" calcext:value-type="date">
            <text:p>02/05/2019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49</text:p>
          </table:table-cell>
          <table:table-cell table:style-name="ce788"/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08/16</text:p>
          </table:table-cell>
          <table:table-cell table:style-name="ce1085" office:value-type="string" calcext:value-type="string">
            <text:p>TRINTXERPEKO KIROLGUNEKO INSTALAZIOEN KUDEAKETA</text:p>
          </table:table-cell>
          <table:table-cell table:style-name="ce831" office:value-type="string" calcext:value-type="string">
            <text:p>GESTION DE LAS INSTALACIONES DEL COMPLEJO <text:s/>DEPORTIVO <text:s/>DE TRINTXERP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61685.95" calcext:value-type="float">
            <text:p>61.685,95</text:p>
          </table:table-cell>
          <table:table-cell table:style-name="ce858" office:value-type="float" office:value="74640" calcext:value-type="float">
            <text:p>74.640,00</text:p>
          </table:table-cell>
          <table:table-cell table:style-name="ce819" office:value-type="string" calcext:value-type="string">
            <text:p>BPXPORT KIROL ZERBITZUAK, S.L</text:p>
          </table:table-cell>
          <table:table-cell table:style-name="ce863" office:value-type="string" calcext:value-type="string">
            <text:p>24-08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float" office:value="74640" calcext:value-type="float">
            <text:p>74.640,00</text:p>
          </table:table-cell>
          <table:table-cell table:style-name="ce886" table:number-columns-repeated="2"/>
          <table:table-cell table:style-name="ce886" office:value-type="string" calcext:value-type="string">
            <text:p>KIROLAK</text:p>
          </table:table-cell>
          <table:table-cell table:style-name="ce886"/>
          <table:table-cell table:style-name="ce901" office:value-type="date" office:date-value="2020-08-23" calcext:value-type="date">
            <text:p>23/08/2020</text:p>
          </table:table-cell>
          <table:table-cell table:style-name="ce906" office:value-type="date" office:date-value="2018-04-22" calcext:value-type="date">
            <text:p>22/04/2018</text:p>
          </table:table-cell>
          <table:table-cell table:style-name="ce911" office:value-type="date" office:date-value="2019-04-22" calcext:value-type="date">
            <text:p>22/04/2019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55</text:p>
          </table:table-cell>
          <table:table-cell table:style-name="ce788"/>
          <table:table-cell table:style-name="ce922" table:number-columns-repeated="1001"/>
        </table:table-row>
        <table:table-row table:style-name="ro52">
          <table:table-cell table:style-name="ce819" office:value-type="string" calcext:value-type="string">
            <text:p>V-03/18</text:p>
          </table:table-cell>
          <table:table-cell table:style-name="ce1085" office:value-type="string" calcext:value-type="string">
            <text:p>PASAI DONIBANEKO PUNTETAKO PASEALEKUAN KANTINA USTIATZEA </text:p>
          </table:table-cell>
          <table:table-cell table:style-name="ce831" office:value-type="string" calcext:value-type="string">
            <text:p>EXPLOTACIÓN DE LA CANTINA DEL PASEO DE PUNTAS EN PASAI DONIBANE </text:p>
          </table:table-cell>
          <table:table-cell table:style-name="ce819" office:value-type="string" calcext:value-type="string">
            <text:p>CONCESION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non minimo 6000 Año</text:p>
          </table:table-cell>
          <table:table-cell table:style-name="ce858"/>
          <table:table-cell table:style-name="ce819" office:value-type="string" calcext:value-type="string">
            <text:p>GUAJIRA SICODELICA, S.L</text:p>
          </table:table-cell>
          <table:table-cell table:style-name="ce863" office:value-type="date" office:date-value="2018-03-22" calcext:value-type="date">
            <text:p>22/03/2018</text:p>
          </table:table-cell>
          <table:table-cell table:style-name="ce870" office:value-type="string" calcext:value-type="string">
            <text:p>2 AÑOS + 1 PRORROGA 2 AÑOS</text:p>
          </table:table-cell>
          <table:table-cell table:style-name="ce850" office:value-type="string" calcext:value-type="string">
            <text:p>13210 € Anuales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1ª y única prórroga</text:p>
          </table:table-cell>
          <table:table-cell table:style-name="ce886" office:value-type="string" calcext:value-type="string">
            <text:p>ALKATETZA</text:p>
          </table:table-cell>
          <table:table-cell table:style-name="ce886"/>
          <table:table-cell table:style-name="ce901" office:value-type="date" office:date-value="2022-03-21" calcext:value-type="date">
            <text:p>21/03/2022</text:p>
          </table:table-cell>
          <table:table-cell table:style-name="ce906" office:value-type="date" office:date-value="2019-11-21" calcext:value-type="date">
            <text:p>21/11/2019</text:p>
          </table:table-cell>
          <table:table-cell table:style-name="ce911" table:number-columns-repeated="2"/>
          <table:table-cell table:style-name="ce914"/>
          <table:table-cell table:style-name="ce917" office:value-type="string" calcext:value-type="string">
            <text:p>PAZ-64</text:p>
          </table:table-cell>
          <table:table-cell table:style-name="ce788"/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14/18</text:p>
          </table:table-cell>
          <table:table-cell table:style-name="ce1085" office:value-type="string" calcext:value-type="string">
            <text:p>KALE-HEZITZAILEEN ESKU-HARTZE ZERBITZUA</text:p>
          </table:table-cell>
          <table:table-cell table:style-name="ce831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</text:p>
          </table:table-cell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2-11-14" calcext:value-type="date">
            <text:p>14/11/2022</text:p>
          </table:table-cell>
          <table:table-cell table:style-name="ce906" office:value-type="date" office:date-value="2020-09-14" calcext:value-type="date">
            <text:p>14/09/2020</text:p>
          </table:table-cell>
          <table:table-cell table:style-name="ce911" office:value-type="date" office:date-value="2021-09-14" calcext:value-type="date">
            <text:p>14/09/2021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6</text:p>
          </table:table-cell>
          <table:table-cell table:style-name="ce788"/>
          <table:table-cell table:style-name="ce922" table:number-columns-repeated="1001"/>
        </table:table-row>
        <table:table-row table:style-name="ro62">
          <table:table-cell table:style-name="ce819" office:value-type="string" calcext:value-type="string">
            <text:p>V-12/18</text:p>
          </table:table-cell>
          <table:table-cell table:style-name="ce1085" office:value-type="string" calcext:value-type="string">
            <text:p>KUADRILLATEGI – FAKTORIA, PASAIAKO GAZTEEN HIZKUNTZA OHITURETAN ERAGITEKO EGITASMOAK.</text:p>
          </table:table-cell>
          <table:table-cell table:style-name="ce831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2-07-31" calcext:value-type="date">
            <text:p>31/07/2022</text:p>
          </table:table-cell>
          <table:table-cell table:style-name="ce906" office:value-type="date" office:date-value="2020-05-31" calcext:value-type="date">
            <text:p>31/05/2020</text:p>
          </table:table-cell>
          <table:table-cell table:style-name="ce911" office:value-type="date" office:date-value="2021-05-31" calcext:value-type="date">
            <text:p>31/05/2021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4 2. Luzapena:2021WLIZ0008</text:p>
          </table:table-cell>
          <table:table-cell table:style-name="ce788"/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18/18</text:p>
          </table:table-cell>
          <table:table-cell table:style-name="ce1085" office:value-type="string" calcext:value-type="string">
            <text:p>DONIBANEKO KIROL INSTALAZIOAK (II)</text:p>
          </table:table-cell>
          <table:table-cell table:style-name="ce831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PRORROGABLE ANUALMENTE 2 MAS.(2023)</text:p>
          </table:table-cell>
          <table:table-cell table:style-name="ce850" office:value-type="float" office:value="108900" calcext:value-type="float">
            <text:p>108.900,00</text:p>
          </table:table-cell>
          <table:table-cell table:style-name="ce858" office:value-type="float" office:value="90000" calcext:value-type="float">
            <text:p>90.000,00</text:p>
          </table:table-cell>
          <table:table-cell table:style-name="ce886"/>
          <table:table-cell table:style-name="ce886" office:value-type="string" calcext:value-type="string">
            <text:p>2021: 1ª prorroga. <text:s text:c="8"/>2022: 2ª prorroga</text:p>
          </table:table-cell>
          <table:table-cell table:style-name="ce886" office:value-type="string" calcext:value-type="string">
            <text:p>KIROLAK</text:p>
          </table:table-cell>
          <table:table-cell table:style-name="ce886"/>
          <table:table-cell table:style-name="ce901" office:value-type="date" office:date-value="2023-01-09" calcext:value-type="date">
            <text:p>09/01/2023</text:p>
          </table:table-cell>
          <table:table-cell table:style-name="ce906" office:value-type="date" office:date-value="2020-11-08" calcext:value-type="date">
            <text:p>08/11/2020</text:p>
          </table:table-cell>
          <table:table-cell table:style-name="ce911" office:value-type="date" office:date-value="2021-11-08" calcext:value-type="date">
            <text:p>08/11/2021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5</text:p>
          </table:table-cell>
          <table:table-cell table:style-name="ce788"/>
          <table:table-cell table:style-name="ce922" table:number-columns-repeated="1001"/>
        </table:table-row>
        <table:table-row table:style-name="ro24">
          <table:table-cell table:style-name="ce819" office:value-type="string" calcext:value-type="string">
            <text:p>V-02/19</text:p>
          </table:table-cell>
          <table:table-cell table:style-name="ce831" office:value-type="string" calcext:value-type="string">
            <text:p>HAURRENTZAKO UDALEKU IREKIAK</text:p>
          </table:table-cell>
          <table:table-cell table:style-name="ce831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PRORROG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</text:p>
          </table:table-cell>
          <table:table-cell table:style-name="ce886"/>
          <table:table-cell table:style-name="ce901" office:value-type="date" office:date-value="2023-05-14" calcext:value-type="date">
            <text:p>14/05/2023</text:p>
          </table:table-cell>
          <table:table-cell table:style-name="ce906" office:value-type="date" office:date-value="2021-03-14" calcext:value-type="date">
            <text:p>14/03/2021</text:p>
          </table:table-cell>
          <table:table-cell table:style-name="ce911" office:value-type="date" office:date-value="2022-03-14" calcext:value-type="date">
            <text:p>14/03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9 <text:s text:c="16"/>Luzapena 2021WLIZ0003</text:p>
          </table:table-cell>
          <table:table-cell table:style-name="ce788"/>
          <table:table-cell table:style-name="ce922" table:number-columns-repeated="1001"/>
        </table:table-row>
        <table:table-row table:style-name="ro24">
          <table:table-cell table:style-name="ce819" office:value-type="string" calcext:value-type="string">
            <text:p>V-03/19</text:p>
          </table:table-cell>
          <table:table-cell table:style-name="ce831" office:value-type="string" calcext:value-type="string">
            <text:p>GAZTELEKUAK</text:p>
          </table:table-cell>
          <table:table-cell table:style-name="ce831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PRORROG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 </text:p>
          </table:table-cell>
          <table:table-cell table:style-name="ce886"/>
          <table:table-cell table:style-name="ce901" office:value-type="date" office:date-value="2023-06-03" calcext:value-type="date">
            <text:p>03/06/2023</text:p>
          </table:table-cell>
          <table:table-cell table:style-name="ce906" office:value-type="date" office:date-value="2021-04-03" calcext:value-type="date">
            <text:p>03/04/2021</text:p>
          </table:table-cell>
          <table:table-cell table:style-name="ce911" office:value-type="date" office:date-value="2022-04-03" calcext:value-type="date">
            <text:p>03/04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9 <text:s text:c="16"/>Luzapena 2021WLIZ0004</text:p>
          </table:table-cell>
          <table:table-cell table:style-name="ce788"/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-18/19</text:p>
          </table:table-cell>
          <table:table-cell table:number-columns-repeated="2" table:style-name="ce831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KIROLAK</text:p>
          </table:table-cell>
          <table:table-cell table:style-name="ce886"/>
          <table:table-cell table:style-name="ce901" office:value-type="date" office:date-value="2023-09-11" calcext:value-type="date">
            <text:p>11/09/2023</text:p>
          </table:table-cell>
          <table:table-cell table:style-name="ce906" office:value-type="date" office:date-value="2021-07-10" calcext:value-type="date">
            <text:p>10/07/2021</text:p>
          </table:table-cell>
          <table:table-cell table:style-name="ce911" office:value-type="date" office:date-value="2022-07-10" calcext:value-type="date">
            <text:p>10/07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09</text:p>
          </table:table-cell>
          <table:table-cell table:style-name="ce788"/>
          <table:table-cell table:style-name="ce922" table:number-columns-repeated="1001"/>
        </table:table-row>
        <table:table-row table:style-name="ro2">
          <table:table-cell table:style-name="ce819" office:value-type="string" calcext:value-type="string">
            <text:p>V-16/19</text:p>
          </table:table-cell>
          <table:table-cell table:style-name="ce831" office:value-type="string" calcext:value-type="string">
            <text:p>EUSKALARIAK</text:p>
          </table:table-cell>
          <table:table-cell table:style-name="ce831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ª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ERA</text:p>
          </table:table-cell>
          <table:table-cell table:style-name="ce886"/>
          <table:table-cell table:style-name="ce901" office:value-type="date" office:date-value="2023-09-24" calcext:value-type="date">
            <text:p>24/09/2023</text:p>
          </table:table-cell>
          <table:table-cell table:style-name="ce906" office:value-type="date" office:date-value="2021-07-24" calcext:value-type="date">
            <text:p>24/07/2021</text:p>
          </table:table-cell>
          <table:table-cell table:style-name="ce911" office:value-type="date" office:date-value="2022-07-24" calcext:value-type="date">
            <text:p>24/07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13</text:p>
          </table:table-cell>
          <table:table-cell table:style-name="ce788"/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17-19</text:p>
          </table:table-cell>
          <table:table-cell table:number-columns-repeated="2" table:style-name="ce831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20" calcext:value-type="date">
            <text:p>20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3-09-18" calcext:value-type="date">
            <text:p>18/09/2023</text:p>
          </table:table-cell>
          <table:table-cell table:style-name="ce906" office:value-type="date" office:date-value="2021-09-18" calcext:value-type="date">
            <text:p>18/09/2021</text:p>
          </table:table-cell>
          <table:table-cell table:style-name="ce911" office:value-type="date" office:date-value="2022-09-18" calcext:value-type="date">
            <text:p>18/09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14</text:p>
          </table:table-cell>
          <table:table-cell table:style-name="ce788"/>
          <table:table-cell table:style-name="ce922" table:number-columns-repeated="1001"/>
        </table:table-row>
        <table:table-row table:style-name="ro7">
          <table:table-cell table:style-name="ce819" office:value-type="string" calcext:value-type="string">
            <text:p>V-15/19</text:p>
          </table:table-cell>
          <table:table-cell table:number-columns-repeated="2" table:style-name="ce831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3-10-11" calcext:value-type="date">
            <text:p>11/10/2023</text:p>
          </table:table-cell>
          <table:table-cell table:style-name="ce906" office:value-type="date" office:date-value="2021-08-11" calcext:value-type="date">
            <text:p>11/08/2021</text:p>
          </table:table-cell>
          <table:table-cell table:style-name="ce911" office:value-type="date" office:date-value="2022-08-11" calcext:value-type="date">
            <text:p>11/08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1 Luzapena:2021WLIZ0012</text:p>
          </table:table-cell>
          <table:table-cell table:style-name="ce788"/>
          <table:table-cell table:style-name="ce922" table:number-columns-repeated="1001"/>
        </table:table-row>
        <table:table-row table:style-name="ro64">
          <table:table-cell table:style-name="ce819" office:value-type="string" calcext:value-type="string">
            <text:p>V-19/19</text:p>
          </table:table-cell>
          <table:table-cell table:number-columns-repeated="2" table:style-name="ce831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3-12-17" calcext:value-type="date">
            <text:p>17/12/2023</text:p>
          </table:table-cell>
          <table:table-cell table:style-name="ce906" office:value-type="date" office:date-value="2021-10-17" calcext:value-type="date">
            <text:p>17/10/2021</text:p>
          </table:table-cell>
          <table:table-cell table:style-name="ce911" office:value-type="date" office:date-value="2022-10-17" calcext:value-type="date">
            <text:p>17/10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1</text:p>
          </table:table-cell>
          <table:table-cell table:style-name="ce788"/>
          <table:table-cell table:style-name="ce922" table:number-columns-repeated="1001"/>
        </table:table-row>
        <table:table-row table:style-name="ro65">
          <table:table-cell table:style-name="ce820" office:value-type="string" calcext:value-type="string">
            <text:p>V-20/19</text:p>
          </table:table-cell>
          <table:table-cell table:style-name="ce832" office:value-type="string" calcext:value-type="string">
            <text:p>EKOIZPEN-KOORDINATZAILEA, AHOLKULARITZA TEKNIKO ESZENIKOA ETA UDALEKO LOKALEN EGOKITZE-LANAK EGITEKO ZERBITZUA</text:p>
          </table:table-cell>
          <table:table-cell table:style-name="ce841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80"/>
          <table:table-cell table:style-name="ce887"/>
          <table:table-cell table:style-name="ce887" office:value-type="string" calcext:value-type="string">
            <text:p>2022:1ª prorroga <text:s text:c="7"/>2023: 2º Pror roga <text:s text:c="5"/>2024: Nueva contratación</text:p>
          </table:table-cell>
          <table:table-cell table:style-name="ce889" office:value-type="string" calcext:value-type="string">
            <text:p>KULTURA</text:p>
          </table:table-cell>
          <table:table-cell table:style-name="ce887"/>
          <table:table-cell table:style-name="ce901" office:value-type="date" office:date-value="2024-01-01" calcext:value-type="date">
            <text:p>01/01/2024</text:p>
          </table:table-cell>
          <table:table-cell table:style-name="ce906" office:value-type="date" office:date-value="2021-11-01" calcext:value-type="date">
            <text:p>01/11/2021</text:p>
          </table:table-cell>
          <table:table-cell table:style-name="ce911" office:value-type="date" office:date-value="2022-11-01" calcext:value-type="date">
            <text:p>01/11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1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21/19</text:p>
          </table:table-cell>
          <table:table-cell table:style-name="ce83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1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nueva contratacion</text:p>
          </table:table-cell>
          <table:table-cell table:style-name="ce889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3-11-28" calcext:value-type="date">
            <text:p>28/11/2023</text:p>
          </table:table-cell>
          <table:table-cell table:style-name="ce906" office:value-type="date" office:date-value="2021-09-28" calcext:value-type="date">
            <text:p>28/09/2021</text:p>
          </table:table-cell>
          <table:table-cell table:style-name="ce911" office:value-type="date" office:date-value="2022-09-28" calcext:value-type="date">
            <text:p>28/09/2022</text:p>
          </table:table-cell>
          <table:table-cell table:style-name="ce911"/>
          <table:table-cell table:style-name="ce914"/>
          <table:table-cell table:style-name="ce908" office:value-type="string" calcext:value-type="string">
            <text:p>PAZ-71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/>
          <table:table-cell table:style-name="ce832" office:value-type="string" calcext:value-type="string">
            <text:p>DONIBANEKO JUBILATUEN TABERNA</text:p>
          </table:table-cell>
          <table:table-cell table:style-name="ce841" office:value-type="string" calcext:value-type="string">
            <text:p>BAR JUBILADOS DONIBANE</text:p>
          </table:table-cell>
          <table:table-cell table:style-name="ce846" office:value-type="string" calcext:value-type="string">
            <text:p>EXPLOTACIÓN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string" calcext:value-type="string">
            <text:p>Canon mensual mínimo de 350 euros</text:p>
          </table:table-cell>
          <table:table-cell table:style-name="ce860" office:value-type="string" calcext:value-type="string">
            <text:p>TSASO MENDIBIL eta EIDER PLAZAOLA</text:p>
          </table:table-cell>
          <table:table-cell table:style-name="ce864" office:value-type="date" office:date-value="2013-10-04" calcext:value-type="date">
            <text:p>04/10/2013</text:p>
          </table:table-cell>
          <table:table-cell table:style-name="ce871" office:value-type="string" calcext:value-type="string">
            <text:p>5 AÑOS + PRORROGA 5 AÑOS</text:p>
          </table:table-cell>
          <table:table-cell table:style-name="ce854" office:value-type="string" calcext:value-type="string">
            <text:p>2013-2014: 350 € MENSUAL <text:s text:c="4"/>A PARTIR DEL 2015: 1.500 € MENSUALES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18: 1ª prorroga <text:s text:c="7"/>2023: Nueva contratatación</text:p>
          </table:table-cell>
          <table:table-cell table:style-name="ce889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3-10-04" calcext:value-type="date">
            <text:p>04/10/2023</text:p>
          </table:table-cell>
          <table:table-cell table:style-name="ce906" office:value-type="date" office:date-value="2018-10-04" calcext:value-type="date">
            <text:p>04/10/2018</text:p>
          </table:table-cell>
          <table:table-cell table:style-name="ce911" table:number-columns-repeated="2"/>
          <table:table-cell table:style-name="ce914"/>
          <table:table-cell table:style-name="ce917"/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27/19</text:p>
          </table:table-cell>
          <table:table-cell table:style-name="ce832" office:value-type="string" calcext:value-type="string">
            <text:p>ZERBITZU SAILEKO ATAL GUZTIETAKO LANGILEENTZAKO ARROPA HORNITZEA</text:p>
          </table:table-cell>
          <table:table-cell table:style-name="ce841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8-01-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80" office:value-type="float" office:value="18606.68" calcext:value-type="float">
            <text:p>18.606,68</text:p>
          </table:table-cell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9" office:value-type="string" calcext:value-type="string">
            <text:p>ZERBITUZAK</text:p>
          </table:table-cell>
          <table:table-cell table:style-name="ce887"/>
          <table:table-cell table:style-name="ce901" office:value-type="date" office:date-value="2024-01-27" calcext:value-type="date">
            <text:p>27/01/2024</text:p>
          </table:table-cell>
          <table:table-cell table:style-name="ce906" office:value-type="date" office:date-value="2021-11-27" calcext:value-type="date">
            <text:p>27/11/2021</text:p>
          </table:table-cell>
          <table:table-cell table:style-name="ce911" office:value-type="date" office:date-value="2022-11-27" calcext:value-type="date">
            <text:p>27/11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2 <text:s text:c="6"/>2021WLIZ0031 luzapenak</text:p>
          </table:table-cell>
          <table:table-cell table:style-name="ce788"/>
          <table:table-cell table:number-columns-repeated="1001"/>
        </table:table-row>
        <table:table-row table:style-name="ro55">
          <table:table-cell table:style-name="ce820" office:value-type="string" calcext:value-type="string">
            <text:p>V-26/19</text:p>
          </table:table-cell>
          <table:table-cell table:style-name="ce832" office:value-type="string" calcext:value-type="string">
            <text:p>EMAKUMEEN GUNEAK: MIGRATZAILEEN BILGUNEAK ETA PASAITARREN ARTEKO KULTURARTEKO ELKARRIZKETAK IZENEKO PROGRAMA</text:p>
          </table:table-cell>
          <table:table-cell table:style-name="ce841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871" office:value-type="string" calcext:value-type="string">
            <text:p>1 AÑO. POSIBLES 3 PRORROG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9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2-04" calcext:value-type="date">
            <text:p>04/02/2024</text:p>
          </table:table-cell>
          <table:table-cell table:style-name="ce906" office:value-type="date" office:date-value="2020-12-04" calcext:value-type="date">
            <text:p>04/12/2020</text:p>
          </table:table-cell>
          <table:table-cell table:style-name="ce911" office:value-type="date" office:date-value="2021-12-04" calcext:value-type="date">
            <text:p>04/12/2021</text:p>
          </table:table-cell>
          <table:table-cell table:style-name="ce911"/>
          <table:table-cell table:style-name="ce914" office:value-type="date" office:date-value="2022-12-04" calcext:value-type="date">
            <text:p>04/12/2022</text:p>
          </table:table-cell>
          <table:table-cell table:style-name="ce917" office:value-type="string" calcext:value-type="string">
            <text:p>PAZ-72 <text:s text:c="13"/>1.Luzapena 2020WLIZ0025</text:p>
          </table:table-cell>
          <table:table-cell table:style-name="ce788"/>
          <table:table-cell table:number-columns-repeated="1001"/>
        </table:table-row>
        <table:table-row table:style-name="ro55">
          <table:table-cell table:style-name="ce820" office:value-type="string" calcext:value-type="string">
            <text:p>V-28/19</text:p>
          </table:table-cell>
          <table:table-cell table:style-name="ce832" office:value-type="string" calcext:value-type="string">
            <text:p>HARRERA ON! PROGRAMA</text:p>
          </table:table-cell>
          <table:table-cell table:style-name="ce841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871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9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2-18" calcext:value-type="date">
            <text:p>18/02/2024</text:p>
          </table:table-cell>
          <table:table-cell table:style-name="ce906" office:value-type="date" office:date-value="2020-12-18" calcext:value-type="date">
            <text:p>18/12/2020</text:p>
          </table:table-cell>
          <table:table-cell table:style-name="ce911" office:value-type="date" office:date-value="2021-12-18" calcext:value-type="date">
            <text:p>18/12/2021</text:p>
          </table:table-cell>
          <table:table-cell table:style-name="ce911"/>
          <table:table-cell table:style-name="ce914" office:value-type="date" office:date-value="2022-12-18" calcext:value-type="date">
            <text:p>18/12/2022</text:p>
          </table:table-cell>
          <table:table-cell table:style-name="ce917" office:value-type="string" calcext:value-type="string">
            <text:p>PAZ-72 <text:s text:c="13"/>1.Luzapena 2020WLIZ0024</text:p>
          </table:table-cell>
          <table:table-cell table:style-name="ce788"/>
          <table:table-cell table:number-columns-repeated="1001"/>
        </table:table-row>
        <table:table-row table:style-name="ro8">
          <table:table-cell table:style-name="ce820" office:value-type="string" calcext:value-type="string">
            <text:p>V-25/19</text:p>
          </table:table-cell>
          <table:table-cell table:style-name="ce832" office:value-type="string" calcext:value-type="string">
            <text:p>ETXEZ ETXEKO LAGUNTZA ZERBITZUA</text:p>
          </table:table-cell>
          <table:table-cell table:style-name="ce831" office:value-type="string" calcext:value-type="string">
            <text:p>SERVICIO DE AYUDA DOMICILIAR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890100 (1º Y 2 AÑO: 23 €, 3º AÑO: 23,25, 4º AÑO: 23,50 €)</text:p>
          </table:table-cell>
          <table:table-cell table:style-name="ce851" office:value-type="float" office:value="925704" calcext:value-type="float">
            <text:p>925.704,00</text:p>
          </table:table-cell>
          <table:table-cell table:style-name="ce846" office:value-type="string" calcext:value-type="string">
            <text:p>EULEN SERVICIOS SOCIOSANITARIOS, S.A</text:p>
          </table:table-cell>
          <table:table-cell table:style-name="ce864" office:value-type="date" office:date-value="2020-06-02" calcext:value-type="date">
            <text:p>02/06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,97 € /HORA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9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6-01" calcext:value-type="date">
            <text:p>01/06/2024</text:p>
          </table:table-cell>
          <table:table-cell table:style-name="ce906" office:value-type="date" office:date-value="2022-04-01" calcext:value-type="date">
            <text:p>01/04/2022</text:p>
          </table:table-cell>
          <table:table-cell table:style-name="ce911" office:value-type="date" office:date-value="2023-04-01" calcext:value-type="date">
            <text:p>01/04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3</text:p>
          </table:table-cell>
          <table:table-cell table:style-name="ce788"/>
          <table:table-cell table:number-columns-repeated="1001"/>
        </table:table-row>
        <table:table-row table:style-name="ro63">
          <table:table-cell table:style-name="ce820" office:value-type="string" calcext:value-type="string">
            <text:p>V-03/20</text:p>
          </table:table-cell>
          <table:table-cell table:style-name="ce832" office:value-type="string" calcext:value-type="string">
            <text:p>PASAIAKO UDALEKO HAUR ESKOLA</text:p>
          </table:table-cell>
          <table:table-cell table:style-name="ce842" office:value-type="string" calcext:value-type="string">
            <text:p>ESCUELA MUNICIPAL INFANTIL DE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LILITEGIA S.L.</text:p>
          </table:table-cell>
          <table:table-cell table:style-name="ce864" office:value-type="date" office:date-value="2020-09-24" calcext:value-type="date">
            <text:p>24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20758.75" calcext:value-type="float">
            <text:p>20.758,75</text:p>
          </table:table-cell>
          <table:table-cell table:style-name="ce880" office:value-type="string" calcext:value-type="string">
            <text:p>EXENTO IVA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KULTURA</text:p>
          </table:table-cell>
          <table:table-cell table:style-name="ce887"/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3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04/20</text:p>
          </table:table-cell>
          <table:table-cell table:style-name="ce832" office:value-type="string" calcext:value-type="string">
            <text:p>UDAL LUDOTEKEN KUDEAKETA ETA ANIMAZIOA</text:p>
          </table:table-cell>
          <table:table-cell table:style-name="ce842" office:value-type="string" calcext:value-type="string">
            <text:p>GESTIÓN Y ANIMACIÓN DE LAS LUDOTECAS MUNICIPALE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KANTAURI LUDIKO ELKARTEA -ASOCIACION LUDICA KANTAURI ELKARTEA</text:p>
          </table:table-cell>
          <table:table-cell table:style-name="ce864" office:value-type="date" office:date-value="2020-09-23" calcext:value-type="date">
            <text:p>23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172000" calcext:value-type="float">
            <text:p>172.000,00</text:p>
          </table:table-cell>
          <table:table-cell table:style-name="ce880" table:formula="of:=+[.K23]+17200" office:value-type="float" office:value="189200" calcext:value-type="float">
            <text:p>189.200,00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GAZTERIA</text:p>
          </table:table-cell>
          <table:table-cell table:style-name="ce887"/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8 <text:s text:c="2"/>PAZ 73 (Kontratua)</text:p>
          </table:table-cell>
          <table:table-cell table:style-name="ce788"/>
          <table:table-cell table:number-columns-repeated="1001"/>
        </table:table-row>
        <table:table-row table:style-name="ro63">
          <table:table-cell table:style-name="ce821" office:value-type="string" calcext:value-type="string">
            <text:p>V-02/20</text:p>
          </table:table-cell>
          <table:table-cell table:style-name="ce833" office:value-type="string" calcext:value-type="string">
            <text:p>ARROKAUNDIETAKO UDAL ATERPETXEAREN KUDEAKETA ETA ANIMAZIOA</text:p>
          </table:table-cell>
          <table:table-cell table:style-name="ce843" office:value-type="string" calcext:value-type="string">
            <text:p>GESTIÓN Y ANIMACIÓN DEL ALBERGUE MUNICIPAL DE ARROKAUNDIETA</text:p>
          </table:table-cell>
          <table:table-cell table:style-name="ce847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2" table:number-columns-repeated="2"/>
          <table:table-cell table:style-name="ce847" office:value-type="string" calcext:value-type="string">
            <text:p>URTXINTXA <text:s/>AISIALDIKO ESKOLA-GIPUZKOA</text:p>
          </table:table-cell>
          <table:table-cell table:style-name="ce865" office:value-type="date" office:date-value="2020-10-01" calcext:value-type="date">
            <text:p>01/10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4" office:value-type="string" calcext:value-type="string">
            <text:p>350 € HILEAN + 50% de las tasas de alojamiento anual</text:p>
          </table:table-cell>
          <table:table-cell table:style-name="ce881"/>
          <table:table-cell table:style-name="ce888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8" office:value-type="string" calcext:value-type="string">
            <text:p>GAZTERIA</text:p>
          </table:table-cell>
          <table:table-cell table:style-name="ce888"/>
          <table:table-cell table:style-name="ce901" office:value-type="date" office:date-value="2024-09-30" calcext:value-type="date">
            <text:p>30/09/2024</text:p>
          </table:table-cell>
          <table:table-cell table:style-name="ce906" office:value-type="date" office:date-value="2022-07-30" calcext:value-type="date">
            <text:p>30/07/2022</text:p>
          </table:table-cell>
          <table:table-cell table:style-name="ce911" office:value-type="date" office:date-value="2023-07-30" calcext:value-type="date">
            <text:p>30/07/2023</text:p>
          </table:table-cell>
          <table:table-cell table:style-name="ce911"/>
          <table:table-cell table:style-name="ce914"/>
          <table:table-cell table:style-name="ce918" office:value-type="string" calcext:value-type="string">
            <text:p>2020WLIZ0005</text:p>
          </table:table-cell>
          <table:table-cell table:style-name="ce788"/>
          <table:table-cell table:style-name="ce923" table:number-columns-repeated="1001"/>
        </table:table-row>
        <table:table-row table:style-name="ro63">
          <table:table-cell table:style-name="ce822" office:value-type="string" calcext:value-type="string">
            <text:p>V-07/20</text:p>
          </table:table-cell>
          <table:table-cell table:style-name="ce833" office:value-type="string" calcext:value-type="string">
            <text:p>PASAIAKO UDALTZAINGORAKO ARROPAREN HORNIDURA</text:p>
          </table:table-cell>
          <table:table-cell table:style-name="ce843" office:value-type="string" calcext:value-type="string">
            <text:p>SUMINISTRO <text:s/>DE VESTUARIO PARA LA GUARDIA MUNICIPAL DE PASAIA</text:p>
          </table:table-cell>
          <table:table-cell table:style-name="ce848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3" table:number-columns-repeated="2"/>
          <table:table-cell table:style-name="ce848" office:value-type="string" calcext:value-type="string">
            <text:p>COMESA EQUIPAMIENTO INTEGRAL DE SEGURIDAD S.L.</text:p>
          </table:table-cell>
          <table:table-cell table:style-name="ce866" office:value-type="date" office:date-value="2020-12-09" calcext:value-type="date">
            <text:p>09/12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5" office:value-type="float" office:value="18785.55" calcext:value-type="float">
            <text:p>18.785,55</text:p>
          </table:table-cell>
          <table:table-cell table:style-name="ce882" office:value-type="float" office:value="22730.52" calcext:value-type="float">
            <text:p>22.730,52</text:p>
          </table:table-cell>
          <table:table-cell table:style-name="ce889"/>
          <table:table-cell table:style-name="ce895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UDALTZAINGOA</text:p>
          </table:table-cell>
          <table:table-cell table:style-name="ce889"/>
          <table:table-cell table:style-name="ce901" office:value-type="date" office:date-value="2024-12-08" calcext:value-type="date">
            <text:p>08/12/2024</text:p>
          </table:table-cell>
          <table:table-cell table:style-name="ce906" office:value-type="date" office:date-value="2022-10-08" calcext:value-type="date">
            <text:p>08/10/2022</text:p>
          </table:table-cell>
          <table:table-cell table:style-name="ce911" office:value-type="date" office:date-value="2023-10-08" calcext:value-type="date">
            <text:p>08/10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9</text:p>
          </table:table-cell>
          <table:table-cell table:style-name="ce788"/>
          <table:table-cell table:style-name="ce922" table:number-columns-repeated="1001"/>
        </table:table-row>
        <table:table-row table:style-name="ro65">
          <table:table-cell table:style-name="ce820" office:value-type="string" calcext:value-type="string">
            <text:p>V-11/20</text:p>
          </table:table-cell>
          <table:table-cell table:style-name="ce832" office:value-type="string" calcext:value-type="string">
            <text:p>IBAIONDO FRONTOIKO KANTINAREN USTIAPENA ETA ZERBITZU OSAGARRIAK (IV)</text:p>
          </table:table-cell>
          <table:table-cell table:style-name="ce844" office:value-type="string" calcext:value-type="string">
            <text:p>EXPLOTACIÓN DE LA CANTINA DEL FRONTÓN IBAIONDO DE ANTXO Y SERVICIOS COMPLEMENTARIOS (IV)</text:p>
          </table:table-cell>
          <table:table-cell table:style-name="ce846" office:value-type="string" calcext:value-type="string">
            <text:p>GESTION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Canon Ayuntamiento: 370,90</text:p>
          </table:table-cell>
          <table:table-cell table:style-name="ce851" office:value-type="string" calcext:value-type="string">
            <text:p>Canon Ayuntamiento: 450</text:p>
          </table:table-cell>
          <table:table-cell table:style-name="ce846" office:value-type="string" calcext:value-type="string">
            <text:p>JOSEBA DONABERA PRIETO</text:p>
          </table:table-cell>
          <table:table-cell table:style-name="ce866" office:value-type="date" office:date-value="2021-03-15" calcext:value-type="date">
            <text:p>15/03/2021</text:p>
          </table:table-cell>
          <table:table-cell table:style-name="ce871" office:value-type="string" calcext:value-type="string">
            <text:p>1 año+ posibles 3 prorrogas de 1 año</text:p>
          </table:table-cell>
          <table:table-cell table:style-name="ce854"/>
          <table:table-cell table:style-name="ce880" office:value-type="float" office:value="1" calcext:value-type="float">
            <text:p>1,00</text:p>
          </table:table-cell>
          <table:table-cell table:style-name="ce887"/>
          <table:table-cell table:style-name="ce894" office:value-type="string" calcext:value-type="string">
            <text:p>2022: <text:s/>1ª prorroga <text:s text:c="8"/>2023: 2ª prorroga <text:s text:c="9"/>2024: 3ª prorroga</text:p>
          </table:table-cell>
          <table:table-cell table:style-name="ce889" office:value-type="string" calcext:value-type="string">
            <text:p>KIROLAK</text:p>
          </table:table-cell>
          <table:table-cell table:style-name="ce887"/>
          <table:table-cell table:style-name="ce901" office:value-type="date" office:date-value="2024-03-14" calcext:value-type="date">
            <text:p>14/03/2024</text:p>
          </table:table-cell>
          <table:table-cell table:style-name="ce906" office:value-type="date" office:date-value="2022-01-14" calcext:value-type="date">
            <text:p>14/01/2022</text:p>
          </table:table-cell>
          <table:table-cell table:style-name="ce911" office:value-type="date" office:date-value="2023-01-14" calcext:value-type="date">
            <text:p>14/01/2023</text:p>
          </table:table-cell>
          <table:table-cell table:style-name="ce911"/>
          <table:table-cell table:style-name="ce914" office:value-type="date" office:date-value="2024-01-14" calcext:value-type="date">
            <text:p>14/01/2024</text:p>
          </table:table-cell>
          <table:table-cell table:style-name="ce917" office:value-type="string" calcext:value-type="string">
            <text:p>2020WLIZ0022</text:p>
          </table:table-cell>
          <table:table-cell table:style-name="ce788"/>
          <table:table-cell table:number-columns-repeated="1001"/>
        </table:table-row>
        <table:table-row table:style-name="ro6">
          <table:table-cell table:style-name="ce820" office:value-type="string" calcext:value-type="string">
            <text:p>2021WLIZ0006</text:p>
          </table:table-cell>
          <table:table-cell table:style-name="ce1089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841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number-columns-repeated="2" table:style-name="ce854" office:value-type="string" calcext:value-type="string">
            <text:p>Lote 1: Responsabilidad civil :40.000€ <text:s text:c="5"/>Lote 2:Daños: 44.000€ <text:s text:c="18"/></text:p>
          </table:table-cell>
          <table:table-cell table:style-name="ce854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864"/>
          <table:table-cell table:style-name="ce871" office:value-type="string" calcext:value-type="string">
            <text:p>2 AÑOS</text:p>
          </table:table-cell>
          <table:table-cell table:style-name="ce854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880"/>
          <table:table-cell table:style-name="ce887"/>
          <table:table-cell table:style-name="ce894"/>
          <table:table-cell table:style-name="ce889" office:value-type="string" calcext:value-type="string">
            <text:p>IDAZKARITZA</text:p>
          </table:table-cell>
          <table:table-cell table:style-name="ce887"/>
          <table:table-cell table:style-name="ce901"/>
          <table:table-cell table:style-name="ce906"/>
          <table:table-cell table:style-name="ce911" table:number-columns-repeated="2"/>
          <table:table-cell table:style-name="ce914"/>
          <table:table-cell table:style-name="ce917" office:value-type="string" calcext:value-type="string">
            <text:p>2021WLIZ0006</text:p>
          </table:table-cell>
          <table:table-cell table:style-name="ce788"/>
          <table:table-cell table:number-columns-repeated="1001"/>
        </table:table-row>
        <table:table-row table:style-name="ro8">
          <table:table-cell table:style-name="ce819" office:value-type="string" calcext:value-type="string">
            <text:p>V-04/16</text:p>
          </table:table-cell>
          <table:table-cell table:style-name="ce1085" office:value-type="string" calcext:value-type="string">
            <text:p>TRINTXERPEKO JUBILATUEN ETXEKO TABERNAREN USTIAPENA</text:p>
          </table:table-cell>
          <table:table-cell table:style-name="ce831" office:value-type="string" calcext:value-type="string">
            <text:p>EXPLOTACIÓN DEL BAR DEL HOGAR DE JUBILADOS DE TRINTXERPE</text:p>
          </table:table-cell>
          <table:table-cell table:style-name="ce819" office:value-type="string" calcext:value-type="string">
            <text:p>EXPLOTAC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canon mensual mínimo de <text:span text:style-name="T9">200,00 euros,</text:span></text:p>
          </table:table-cell>
          <table:table-cell table:style-name="ce819" office:value-type="string" calcext:value-type="string">
            <text:p><text:span text:style-name="T39">Cruz  Mª Larra</text:span><text:span text:style-name="T40">ñaga Urain</text:span></text:p>
          </table:table-cell>
          <table:table-cell table:style-name="ce863" office:value-type="date" office:date-value="2016-07-01" calcext:value-type="date">
            <text:p>01/07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82"> </text:span><text:span text:style-name="T83">400</text:span><text:span text:style-name="T84">,00</text:span><text:span text:style-name="T85"> euros/mes</text:span></text:p>
          </table:table-cell>
          <table:table-cell table:style-name="ce886" office:value-type="string" calcext:value-type="string">
            <text:p>SI</text:p>
          </table:table-cell>
          <table:table-cell table:style-name="ce886"/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0-06-30" calcext:value-type="date">
            <text:p>30/06/2020</text:p>
          </table:table-cell>
          <table:table-cell table:style-name="ce906" office:value-type="string" calcext:value-type="string">
            <text:p>30/02/2018</text:p>
          </table:table-cell>
          <table:table-cell table:style-name="ce911" office:value-type="string" calcext:value-type="string">
            <text:p>30/02/2019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50</text:p>
          </table:table-cell>
          <table:table-cell table:style-name="ce917"/>
          <table:table-cell table:style-name="ce922" table:number-columns-repeated="1001"/>
        </table:table-row>
        <table:table-row table:style-name="ro31">
          <table:table-cell table:style-name="ce823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79" office:value-type="string" calcext:value-type="string">
            <text:p>EUSKER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3"/>
          <table:table-cell table:style-name="ce1091" office:value-type="string" calcext:value-type="string">
            <text:p>EUSKER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number-columns-repeated="1002"/>
        </table:table-row>
        <table:table-row table:style-name="ro62">
          <table:table-cell table:style-name="ce819" office:value-type="string" calcext:value-type="string">
            <text:p>V-12/18</text:p>
          </table:table-cell>
          <table:table-cell table:style-name="ce831" office:value-type="string" calcext:value-type="string">
            <text:p>KUADRILLATEGI – FAKTORIA, PASAIAKO GAZTEEN HIZKUNTZA OHITURETAN ERAGITEKO EGITASMOAK.</text:p>
          </table:table-cell>
          <table:table-cell table:style-name="ce831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 <text:s text:c="6"/>2022: Nueva contratación</text:p>
          </table:table-cell>
          <table:table-cell table:style-name="ce886" office:value-type="string" calcext:value-type="string">
            <text:p>EUSKARA</text:p>
          </table:table-cell>
          <table:table-cell table:style-name="ce1152" office:value-type="string" calcext:value-type="string">
            <text:p>KONTRATAZIO BERRIA</text:p>
          </table:table-cell>
          <table:table-cell table:style-name="ce901" office:value-type="date" office:date-value="2022-07-31" calcext:value-type="date">
            <text:p>31/07/2022</text:p>
          </table:table-cell>
          <table:table-cell table:style-name="ce906" office:value-type="date" office:date-value="2020-05-31" calcext:value-type="date">
            <text:p>31/05/2020</text:p>
          </table:table-cell>
          <table:table-cell table:style-name="ce911" office:value-type="date" office:date-value="2021-05-31" calcext:value-type="date">
            <text:p>31/05/2021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4 2. Luzapena:2021WLIZ0008</text:p>
          </table:table-cell>
          <table:table-cell table:style-name="ce788"/>
          <table:table-cell table:style-name="ce922" table:number-columns-repeated="1001"/>
        </table:table-row>
        <table:table-row table:style-name="ro2">
          <table:table-cell table:style-name="ce819" office:value-type="string" calcext:value-type="string">
            <text:p>V-16/19</text:p>
          </table:table-cell>
          <table:table-cell table:style-name="ce831" office:value-type="string" calcext:value-type="string">
            <text:p>EUSKALARIAK</text:p>
          </table:table-cell>
          <table:table-cell table:style-name="ce831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ª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09-24" calcext:value-type="date">
            <text:p>24/09/2023</text:p>
          </table:table-cell>
          <table:table-cell table:style-name="ce906" office:value-type="date" office:date-value="2021-07-24" calcext:value-type="date">
            <text:p>24/07/2021</text:p>
          </table:table-cell>
          <table:table-cell table:style-name="ce911" office:value-type="date" office:date-value="2022-07-24" calcext:value-type="date">
            <text:p>24/07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13</text:p>
          </table:table-cell>
          <table:table-cell table:style-name="ce788"/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17-19</text:p>
          </table:table-cell>
          <table:table-cell table:number-columns-repeated="2" table:style-name="ce831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20" calcext:value-type="date">
            <text:p>20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09-18" calcext:value-type="date">
            <text:p>18/09/2023</text:p>
          </table:table-cell>
          <table:table-cell table:style-name="ce906" office:value-type="date" office:date-value="2021-09-18" calcext:value-type="date">
            <text:p>18/09/2021</text:p>
          </table:table-cell>
          <table:table-cell table:style-name="ce911" office:value-type="date" office:date-value="2022-09-18" calcext:value-type="date">
            <text:p>18/09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14</text:p>
          </table:table-cell>
          <table:table-cell table:style-name="ce788"/>
          <table:table-cell table:style-name="ce922" table:number-columns-repeated="1001"/>
        </table:table-row>
        <table:table-row table:style-name="ro7">
          <table:table-cell table:style-name="ce819" office:value-type="string" calcext:value-type="string">
            <text:p>V-15/19</text:p>
          </table:table-cell>
          <table:table-cell table:number-columns-repeated="2" table:style-name="ce831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10-11" calcext:value-type="date">
            <text:p>11/10/2023</text:p>
          </table:table-cell>
          <table:table-cell table:style-name="ce906" office:value-type="date" office:date-value="2021-08-11" calcext:value-type="date">
            <text:p>11/08/2021</text:p>
          </table:table-cell>
          <table:table-cell table:style-name="ce911" office:value-type="date" office:date-value="2022-08-11" calcext:value-type="date">
            <text:p>11/08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1 Luzapena:2021WLIZ0012</text:p>
          </table:table-cell>
          <table:table-cell table:style-name="ce788"/>
          <table:table-cell table:style-name="ce922" table:number-columns-repeated="1001"/>
        </table:table-row>
        <table:table-row table:style-name="ro31" table:number-rows-repeated="2">
          <table:table-cell table:style-name="ce823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79" office:value-type="string" calcext:value-type="string">
            <text:p>KIROLAK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3"/>
          <table:table-cell table:style-name="ce1091" office:value-type="string" calcext:value-type="string">
            <text:p>KIROLAK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number-columns-repeated="1002"/>
        </table:table-row>
        <table:table-row table:style-name="ro61">
          <table:table-cell table:style-name="ce819" office:value-type="string" calcext:value-type="string">
            <text:p>V-18/18</text:p>
          </table:table-cell>
          <table:table-cell table:style-name="ce831" office:value-type="string" calcext:value-type="string">
            <text:p>DONIBANEKO KIROL INSTALAZIOAK (II)</text:p>
          </table:table-cell>
          <table:table-cell table:style-name="ce831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PRORROGABLE ANUALMENTE 2 MAS.(2023)</text:p>
          </table:table-cell>
          <table:table-cell table:style-name="ce850" office:value-type="float" office:value="108900" calcext:value-type="float">
            <text:p>108.900,00</text:p>
          </table:table-cell>
          <table:table-cell table:style-name="ce858" office:value-type="float" office:value="90000" calcext:value-type="float">
            <text:p>90.000,00</text:p>
          </table:table-cell>
          <table:table-cell table:style-name="ce886"/>
          <table:table-cell table:style-name="ce886" office:value-type="string" calcext:value-type="string">
            <text:p>2021: 1ª prorroga. <text:s text:c="8"/>2022: 2ª prorroga</text:p>
          </table:table-cell>
          <table:table-cell table:style-name="ce886" office:value-type="string" calcext:value-type="string">
            <text:p>KIROLAK</text:p>
          </table:table-cell>
          <table:table-cell table:style-name="ce1152" office:value-type="string" calcext:value-type="string">
            <text:p>KONTRATAZIO BERRIA</text:p>
          </table:table-cell>
          <table:table-cell table:style-name="ce901" office:value-type="date" office:date-value="2023-01-09" calcext:value-type="date">
            <text:p>09/01/2023</text:p>
          </table:table-cell>
          <table:table-cell table:style-name="ce906" office:value-type="date" office:date-value="2020-11-08" calcext:value-type="date">
            <text:p>08/11/2020</text:p>
          </table:table-cell>
          <table:table-cell table:style-name="ce911" office:value-type="date" office:date-value="2021-11-08" calcext:value-type="date">
            <text:p>08/11/2021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5 Luzapenak:2020WLIZ0021</text:p>
          </table:table-cell>
          <table:table-cell table:style-name="ce788"/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-18/19</text:p>
          </table:table-cell>
          <table:table-cell table:number-columns-repeated="2" table:style-name="ce831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KIROLAK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09-11" calcext:value-type="date">
            <text:p>11/09/2023</text:p>
          </table:table-cell>
          <table:table-cell table:style-name="ce906" office:value-type="date" office:date-value="2021-07-10" calcext:value-type="date">
            <text:p>10/07/2021</text:p>
          </table:table-cell>
          <table:table-cell table:style-name="ce911" office:value-type="date" office:date-value="2022-07-10" calcext:value-type="date">
            <text:p>10/07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0 Luzapena:2021WLIZ0009</text:p>
          </table:table-cell>
          <table:table-cell table:style-name="ce788"/>
          <table:table-cell table:style-name="ce922" table:number-columns-repeated="1001"/>
        </table:table-row>
        <table:table-row table:style-name="ro65">
          <table:table-cell table:style-name="ce820" office:value-type="string" calcext:value-type="string">
            <text:p>V-11/20</text:p>
          </table:table-cell>
          <table:table-cell table:style-name="ce527" office:value-type="string" calcext:value-type="string">
            <text:p>IBAIONDO FRONTOIKO KANTINAREN USTIAPENA ETA ZERBITZU OSAGARRIAK (IV)</text:p>
          </table:table-cell>
          <table:table-cell table:style-name="ce844" office:value-type="string" calcext:value-type="string">
            <text:p>EXPLOTACIÓN DE LA CANTINA DEL FRONTÓN IBAIONDO DE ANTXO Y SERVICIOS COMPLEMENTARIOS (IV)</text:p>
          </table:table-cell>
          <table:table-cell table:style-name="ce846" office:value-type="string" calcext:value-type="string">
            <text:p>GESTION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Canon Ayuntamiento: 370,90</text:p>
          </table:table-cell>
          <table:table-cell table:style-name="ce851" office:value-type="string" calcext:value-type="string">
            <text:p>Canon Ayuntamiento: 450</text:p>
          </table:table-cell>
          <table:table-cell table:style-name="ce846" office:value-type="string" calcext:value-type="string">
            <text:p>JOSEBA DONABERA PRIETO</text:p>
          </table:table-cell>
          <table:table-cell table:style-name="ce866" office:value-type="date" office:date-value="2021-03-15" calcext:value-type="date">
            <text:p>15/03/2021</text:p>
          </table:table-cell>
          <table:table-cell table:style-name="ce871" office:value-type="string" calcext:value-type="string">
            <text:p>1 año+ posibles 3 prorrogas de 1 año</text:p>
          </table:table-cell>
          <table:table-cell table:style-name="ce854"/>
          <table:table-cell table:style-name="ce880" office:value-type="float" office:value="1" calcext:value-type="float">
            <text:p>1,00</text:p>
          </table:table-cell>
          <table:table-cell table:style-name="ce887"/>
          <table:table-cell table:style-name="ce894" office:value-type="string" calcext:value-type="string">
            <text:p>2022: <text:s/>1ª prorroga <text:s text:c="8"/>2023: 2ª prorroga <text:s text:c="9"/>2024: 3ª prorroga</text:p>
          </table:table-cell>
          <table:table-cell table:style-name="ce889" office:value-type="string" calcext:value-type="string">
            <text:p>KIROLAK</text:p>
          </table:table-cell>
          <table:table-cell table:style-name="ce887" office:value-type="string" calcext:value-type="string">
            <text:p>1.luzapena</text:p>
          </table:table-cell>
          <table:table-cell table:style-name="ce901" office:value-type="date" office:date-value="2024-03-14" calcext:value-type="date">
            <text:p>14/03/2024</text:p>
          </table:table-cell>
          <table:table-cell table:style-name="ce906" office:value-type="date" office:date-value="2022-01-14" calcext:value-type="date">
            <text:p>14/01/2022</text:p>
          </table:table-cell>
          <table:table-cell table:style-name="ce911" office:value-type="date" office:date-value="2023-01-14" calcext:value-type="date">
            <text:p>14/01/2023</text:p>
          </table:table-cell>
          <table:table-cell table:style-name="ce911"/>
          <table:table-cell table:style-name="ce914" office:value-type="date" office:date-value="2024-01-14" calcext:value-type="date">
            <text:p>14/01/2024</text:p>
          </table:table-cell>
          <table:table-cell table:style-name="ce917" office:value-type="string" calcext:value-type="string">
            <text:p>2020WLIZ0022</text:p>
          </table:table-cell>
          <table:table-cell table:style-name="ce788"/>
          <table:table-cell table:number-columns-repeated="1001"/>
        </table:table-row>
        <table:table-row table:style-name="ro31" table:number-rows-repeated="3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GAZTERI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GAZTEDI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number-columns-repeated="1002"/>
        </table:table-row>
        <table:table-row table:style-name="ro63">
          <table:table-cell table:style-name="ce819" office:value-type="string" calcext:value-type="string">
            <text:p>V-02/19</text:p>
          </table:table-cell>
          <table:table-cell table:style-name="ce528" office:value-type="string" calcext:value-type="string">
            <text:p>HAURRENTZAKO UDALEKU IREKIAK</text:p>
          </table:table-cell>
          <table:table-cell table:style-name="ce831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PRORROG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05-14" calcext:value-type="date">
            <text:p>14/05/2023</text:p>
          </table:table-cell>
          <table:table-cell table:style-name="ce906" office:value-type="date" office:date-value="2021-03-14" calcext:value-type="date">
            <text:p>14/03/2021</text:p>
          </table:table-cell>
          <table:table-cell table:style-name="ce911" office:value-type="date" office:date-value="2022-03-14" calcext:value-type="date">
            <text:p>14/03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9 <text:s text:c="16"/>Luzapena 2021WLIZ0003</text:p>
          </table:table-cell>
          <table:table-cell table:style-name="ce788"/>
          <table:table-cell table:number-columns-repeated="1001"/>
        </table:table-row>
        <table:table-row table:style-name="ro64">
          <table:table-cell table:style-name="ce819" office:value-type="string" calcext:value-type="string">
            <text:p>V-03/19</text:p>
          </table:table-cell>
          <table:table-cell table:style-name="ce831" office:value-type="string" calcext:value-type="string">
            <text:p>GAZTELEKUAK</text:p>
          </table:table-cell>
          <table:table-cell table:style-name="ce831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PRORROG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 </text:p>
          </table:table-cell>
          <table:table-cell table:style-name="ce886" office:value-type="string" calcext:value-type="string">
            <text:p>2.luzapena</text:p>
          </table:table-cell>
          <table:table-cell table:style-name="ce901" office:value-type="date" office:date-value="2023-06-03" calcext:value-type="date">
            <text:p>03/06/2023</text:p>
          </table:table-cell>
          <table:table-cell table:style-name="ce906" office:value-type="date" office:date-value="2021-04-03" calcext:value-type="date">
            <text:p>03/04/2021</text:p>
          </table:table-cell>
          <table:table-cell table:style-name="ce911" office:value-type="date" office:date-value="2022-04-03" calcext:value-type="date">
            <text:p>03/04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9 <text:s text:c="16"/>Luzapena 2021WLIZ0004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04/20</text:p>
          </table:table-cell>
          <table:table-cell table:style-name="ce832" office:value-type="string" calcext:value-type="string">
            <text:p>UDAL LUDOTEKEN KUDEAKETA ETA ANIMAZIOA</text:p>
          </table:table-cell>
          <table:table-cell table:style-name="ce842" office:value-type="string" calcext:value-type="string">
            <text:p>GESTIÓN Y ANIMACIÓN DE LAS LUDOTECAS MUNICIPALE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KANTAURI LUDIKO ELKARTEA -ASOCIACION LUDICA KANTAURI ELKARTEA</text:p>
          </table:table-cell>
          <table:table-cell table:style-name="ce864" office:value-type="date" office:date-value="2020-09-23" calcext:value-type="date">
            <text:p>23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172000" calcext:value-type="float">
            <text:p>172.000,00</text:p>
          </table:table-cell>
          <table:table-cell table:style-name="ce880" table:formula="of:=+[.K53]+17200" office:value-type="float" office:value="189200" calcext:value-type="float">
            <text:p>189.200,00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GAZTERIA</text:p>
          </table:table-cell>
          <table:table-cell table:style-name="ce887" office:value-type="string" calcext:value-type="string">
            <text:p>1.luzapena</text:p>
          </table:table-cell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8 <text:s text:c="2"/>PAZ 73 (Kontratua)</text:p>
          </table:table-cell>
          <table:table-cell table:style-name="ce788"/>
          <table:table-cell table:number-columns-repeated="1001"/>
        </table:table-row>
        <table:table-row table:style-name="ro63">
          <table:table-cell table:style-name="ce821" office:value-type="string" calcext:value-type="string">
            <text:p>V-02/20</text:p>
          </table:table-cell>
          <table:table-cell table:style-name="ce833" office:value-type="string" calcext:value-type="string">
            <text:p>ARROKAUNDIETAKO UDAL ATERPETXEAREN KUDEAKETA ETA ANIMAZIOA</text:p>
          </table:table-cell>
          <table:table-cell table:style-name="ce843" office:value-type="string" calcext:value-type="string">
            <text:p>GESTIÓN Y ANIMACIÓN DEL ALBERGUE MUNICIPAL DE ARROKAUNDIETA</text:p>
          </table:table-cell>
          <table:table-cell table:style-name="ce847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2" table:number-columns-repeated="2"/>
          <table:table-cell table:style-name="ce847" office:value-type="string" calcext:value-type="string">
            <text:p>URTXINTXA <text:s/>AISIALDIKO ESKOLA-GIPUZKOA</text:p>
          </table:table-cell>
          <table:table-cell table:style-name="ce865" office:value-type="date" office:date-value="2020-10-01" calcext:value-type="date">
            <text:p>01/10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4" office:value-type="string" calcext:value-type="string">
            <text:p>350 € HILEAN + 50% de las tasas de alojamiento anual</text:p>
          </table:table-cell>
          <table:table-cell table:style-name="ce881"/>
          <table:table-cell table:style-name="ce888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8" office:value-type="string" calcext:value-type="string">
            <text:p>GAZTERIA</text:p>
          </table:table-cell>
          <table:table-cell table:style-name="ce888" office:value-type="string" calcext:value-type="string">
            <text:p>1.luzapena</text:p>
          </table:table-cell>
          <table:table-cell table:style-name="ce901" office:value-type="date" office:date-value="2024-09-30" calcext:value-type="date">
            <text:p>30/09/2024</text:p>
          </table:table-cell>
          <table:table-cell table:style-name="ce906" office:value-type="date" office:date-value="2022-07-30" calcext:value-type="date">
            <text:p>30/07/2022</text:p>
          </table:table-cell>
          <table:table-cell table:style-name="ce911" office:value-type="date" office:date-value="2023-07-30" calcext:value-type="date">
            <text:p>30/07/2023</text:p>
          </table:table-cell>
          <table:table-cell table:style-name="ce911"/>
          <table:table-cell table:style-name="ce914"/>
          <table:table-cell table:style-name="ce918" office:value-type="string" calcext:value-type="string">
            <text:p>2020WLIZ0005</text:p>
          </table:table-cell>
          <table:table-cell table:style-name="ce1175"/>
          <table:table-cell table:number-columns-repeated="1001"/>
        </table:table-row>
        <table:table-row table:style-name="ro31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GIZARTEKINTZ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GIZARTEKINTZ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number-columns-repeated="1002"/>
        </table:table-row>
        <table:table-row table:style-name="ro60">
          <table:table-cell table:style-name="ce819" office:value-type="string" calcext:value-type="string">
            <text:p>V-14/15</text:p>
          </table:table-cell>
          <table:table-cell table:style-name="ce1085" office:value-type="string" calcext:value-type="string">
            <text:p>SAN PEDROKO JUBILATUEN ETXEKO <text:s/>GIZARTE ZENTROAN ILE-APAINDEGI ZERBITZUA</text:p>
          </table:table-cell>
          <table:table-cell table:style-name="ce1085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7" office:value-type="string" calcext:value-type="string">
            <text:p>canon mensual mínimo de 75 euros</text:p>
          </table:table-cell>
          <table:table-cell table:style-name="ce1113" office:value-type="string" calcext:value-type="string">
            <text:p><text:span text:style-name="T75">Dª. Rut Martin</text:span><text:span text:style-name="T76"> Otero</text:span></text:p>
          </table:table-cell>
          <table:table-cell table:style-name="ce863" office:value-type="string" calcext:value-type="string">
            <text:p>03-05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1133" office:value-type="string" calcext:value-type="string">
            <text:p>canon de 75,-- euros/mes.</text:p>
          </table:table-cell>
          <table:table-cell table:style-name="ce886"/>
          <table:table-cell table:style-name="ce886" office:value-type="string" calcext:value-type="string">
            <text:p>2018: 1ª prorroga <text:s text:c="7"/>2019: 2ª prorroga <text:s text:c="9"/>2020: Nueva contratatación</text:p>
          </table:table-cell>
          <table:table-cell table:style-name="ce886" office:value-type="string" calcext:value-type="string">
            <text:p>GIZARTEKINTZA</text:p>
          </table:table-cell>
          <table:table-cell table:style-name="ce1152" office:value-type="string" calcext:value-type="string">
            <text:p>KONTRATAZIO BERRIA</text:p>
          </table:table-cell>
          <table:table-cell table:style-name="ce901" office:value-type="date" office:date-value="2020-05-02" calcext:value-type="date">
            <text:p>02/05/2020</text:p>
          </table:table-cell>
          <table:table-cell table:style-name="ce906" office:value-type="date" office:date-value="2018-05-02" calcext:value-type="date">
            <text:p>02/05/2018</text:p>
          </table:table-cell>
          <table:table-cell table:style-name="ce911" office:value-type="date" office:date-value="2019-05-02" calcext:value-type="date">
            <text:p>02/05/2019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49</text:p>
          </table:table-cell>
          <table:table-cell table:style-name="ce788"/>
          <table:table-cell table:number-columns-repeated="1001"/>
        </table:table-row>
        <table:table-row table:style-name="ro61">
          <table:table-cell table:style-name="ce819" office:value-type="string" calcext:value-type="string">
            <text:p>V-14/18</text:p>
          </table:table-cell>
          <table:table-cell table:style-name="ce831" office:value-type="string" calcext:value-type="string">
            <text:p>KALE-HEZITZAILEEN ESKU-HARTZE ZERBITZUA</text:p>
          </table:table-cell>
          <table:table-cell table:style-name="ce831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</text:p>
          </table:table-cell>
          <table:table-cell table:style-name="ce886" office:value-type="string" calcext:value-type="string">
            <text:p>GIZARTEKINTZA</text:p>
          </table:table-cell>
          <table:table-cell table:style-name="ce1152" office:value-type="string" calcext:value-type="string">
            <text:p>KONTRATAZIO BERRIA</text:p>
          </table:table-cell>
          <table:table-cell table:style-name="ce901" office:value-type="date" office:date-value="2022-11-14" calcext:value-type="date">
            <text:p>14/11/2022</text:p>
          </table:table-cell>
          <table:table-cell table:style-name="ce906" office:value-type="date" office:date-value="2020-09-14" calcext:value-type="date">
            <text:p>14/09/2020</text:p>
          </table:table-cell>
          <table:table-cell table:style-name="ce911" office:value-type="date" office:date-value="2021-09-14" calcext:value-type="date">
            <text:p>14/09/2021</text:p>
          </table:table-cell>
          <table:table-cell table:style-name="ce911"/>
          <table:table-cell table:style-name="ce914"/>
          <table:table-cell table:style-name="ce919" office:value-type="string" calcext:value-type="string">
            <text:p>PAZ-66 Luzapenak: 2020wliz0017</text:p>
          </table:table-cell>
          <table:table-cell table:style-name="ce788"/>
          <table:table-cell table:number-columns-repeated="1001"/>
        </table:table-row>
        <table:table-row table:style-name="ro64">
          <table:table-cell table:style-name="ce819" office:value-type="string" calcext:value-type="string">
            <text:p>V-19/19</text:p>
          </table:table-cell>
          <table:table-cell table:number-columns-repeated="2" table:style-name="ce831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GIZARTEKINTZA</text:p>
          </table:table-cell>
          <table:table-cell table:style-name="ce886" office:value-type="string" calcext:value-type="string">
            <text:p>2. luzapena</text:p>
          </table:table-cell>
          <table:table-cell table:style-name="ce901" office:value-type="date" office:date-value="2023-12-17" calcext:value-type="date">
            <text:p>17/12/2023</text:p>
          </table:table-cell>
          <table:table-cell table:style-name="ce906" office:value-type="date" office:date-value="2021-10-17" calcext:value-type="date">
            <text:p>17/10/2021</text:p>
          </table:table-cell>
          <table:table-cell table:style-name="ce911" office:value-type="date" office:date-value="2022-10-17" calcext:value-type="date">
            <text:p>17/10/2022</text:p>
          </table:table-cell>
          <table:table-cell table:style-name="ce911"/>
          <table:table-cell table:style-name="ce914"/>
          <table:table-cell table:style-name="ce919" office:value-type="string" calcext:value-type="string">
            <text:p>PAZ-71 Luzapenak: 2021WLIZ0020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21/19</text:p>
          </table:table-cell>
          <table:table-cell table:style-name="ce83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1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nueva contratacion</text:p>
          </table:table-cell>
          <table:table-cell table:style-name="ce887" office:value-type="string" calcext:value-type="string">
            <text:p>GIZARTEKINTZA</text:p>
          </table:table-cell>
          <table:table-cell table:style-name="ce887" office:value-type="string" calcext:value-type="string">
            <text:p>2. luzapena</text:p>
          </table:table-cell>
          <table:table-cell table:style-name="ce901" office:value-type="date" office:date-value="2023-11-28" calcext:value-type="date">
            <text:p>28/11/2023</text:p>
          </table:table-cell>
          <table:table-cell table:style-name="ce906" office:value-type="date" office:date-value="2021-09-28" calcext:value-type="date">
            <text:p>28/09/2021</text:p>
          </table:table-cell>
          <table:table-cell table:style-name="ce911" office:value-type="date" office:date-value="2022-09-28" calcext:value-type="date">
            <text:p>28/09/2022</text:p>
          </table:table-cell>
          <table:table-cell table:style-name="ce911"/>
          <table:table-cell table:style-name="ce914"/>
          <table:table-cell table:style-name="ce920" office:value-type="string" calcext:value-type="string">
            <text:p>PAZ-71 Luzapenak: 2021wliz0018</text:p>
          </table:table-cell>
          <table:table-cell table:style-name="ce788"/>
          <table:table-cell table:number-columns-repeated="1001"/>
        </table:table-row>
        <table:table-row table:style-name="ro55">
          <table:table-cell table:style-name="ce820" office:value-type="string" calcext:value-type="string">
            <text:p>V-26/19</text:p>
          </table:table-cell>
          <table:table-cell table:style-name="ce832" office:value-type="string" calcext:value-type="string">
            <text:p>EMAKUMEEN GUNEAK: MIGRATZAILEEN BILGUNEAK ETA PASAITARREN ARTEKO KULTURARTEKO ELKARRIZKETAK IZENEKO PROGRAMA</text:p>
          </table:table-cell>
          <table:table-cell table:style-name="ce841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871" office:value-type="string" calcext:value-type="string">
            <text:p>1 AÑO. POSIBLES 3 PRORROG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 office:value-type="string" calcext:value-type="string">
            <text:p>2. luzapena</text:p>
          </table:table-cell>
          <table:table-cell table:style-name="ce901" office:value-type="date" office:date-value="2024-02-04" calcext:value-type="date">
            <text:p>04/02/2024</text:p>
          </table:table-cell>
          <table:table-cell table:style-name="ce906" office:value-type="date" office:date-value="2020-12-04" calcext:value-type="date">
            <text:p>04/12/2020</text:p>
          </table:table-cell>
          <table:table-cell table:style-name="ce911" office:value-type="date" office:date-value="2021-12-04" calcext:value-type="date">
            <text:p>04/12/2021</text:p>
          </table:table-cell>
          <table:table-cell table:style-name="ce911"/>
          <table:table-cell table:style-name="ce914" office:value-type="date" office:date-value="2022-12-04" calcext:value-type="date">
            <text:p>04/12/2022</text:p>
          </table:table-cell>
          <table:table-cell table:style-name="ce917" office:value-type="string" calcext:value-type="string">
            <text:p>PAZ-72 <text:s text:c="13"/>1.Luzapena 2020WLIZ0025</text:p>
          </table:table-cell>
          <table:table-cell table:style-name="ce788"/>
          <table:table-cell table:number-columns-repeated="1001"/>
        </table:table-row>
        <table:table-row table:style-name="ro55">
          <table:table-cell table:style-name="ce820" office:value-type="string" calcext:value-type="string">
            <text:p>V-28/19</text:p>
          </table:table-cell>
          <table:table-cell table:style-name="ce832" office:value-type="string" calcext:value-type="string">
            <text:p>HARRERA ON! PROGRAMA</text:p>
          </table:table-cell>
          <table:table-cell table:style-name="ce841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871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 office:value-type="string" calcext:value-type="string">
            <text:p>2. luzapena</text:p>
          </table:table-cell>
          <table:table-cell table:style-name="ce901" office:value-type="date" office:date-value="2024-02-18" calcext:value-type="date">
            <text:p>18/02/2024</text:p>
          </table:table-cell>
          <table:table-cell table:style-name="ce906" office:value-type="date" office:date-value="2020-12-18" calcext:value-type="date">
            <text:p>18/12/2020</text:p>
          </table:table-cell>
          <table:table-cell table:style-name="ce911" office:value-type="date" office:date-value="2021-12-18" calcext:value-type="date">
            <text:p>18/12/2021</text:p>
          </table:table-cell>
          <table:table-cell table:style-name="ce911"/>
          <table:table-cell table:style-name="ce914" office:value-type="date" office:date-value="2022-12-18" calcext:value-type="date">
            <text:p>18/12/2022</text:p>
          </table:table-cell>
          <table:table-cell table:style-name="ce917" office:value-type="string" calcext:value-type="string">
            <text:p>PAZ-72 <text:s text:c="13"/>1.Luzapena 2020WLIZ0024</text:p>
          </table:table-cell>
          <table:table-cell table:style-name="ce788"/>
          <table:table-cell table:number-columns-repeated="1001"/>
        </table:table-row>
        <table:table-row table:style-name="ro8">
          <table:table-cell table:style-name="ce820" office:value-type="string" calcext:value-type="string">
            <text:p>V-25/19</text:p>
          </table:table-cell>
          <table:table-cell table:style-name="ce832" office:value-type="string" calcext:value-type="string">
            <text:p>ETXEZ ETXEKO LAGUNTZA ZERBITZUA</text:p>
          </table:table-cell>
          <table:table-cell table:style-name="ce831" office:value-type="string" calcext:value-type="string">
            <text:p>SERVICIO DE AYUDA DOMICILIAR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890100 (1º Y 2 AÑO: 23 €, 3º AÑO: 23,25, 4º AÑO: 23,50 €)</text:p>
          </table:table-cell>
          <table:table-cell table:style-name="ce851" office:value-type="float" office:value="925704" calcext:value-type="float">
            <text:p>925.704,00</text:p>
          </table:table-cell>
          <table:table-cell table:style-name="ce846" office:value-type="string" calcext:value-type="string">
            <text:p>EULEN SERVICIOS SOCIOSANITARIOS, S.A</text:p>
          </table:table-cell>
          <table:table-cell table:style-name="ce864" office:value-type="date" office:date-value="2020-06-02" calcext:value-type="date">
            <text:p>02/06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,97 € /HORA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 office:value-type="string" calcext:value-type="string">
            <text:p>1.luzapena</text:p>
          </table:table-cell>
          <table:table-cell table:style-name="ce901" office:value-type="date" office:date-value="2024-06-01" calcext:value-type="date">
            <text:p>01/06/2024</text:p>
          </table:table-cell>
          <table:table-cell table:style-name="ce906" office:value-type="date" office:date-value="2022-04-01" calcext:value-type="date">
            <text:p>01/04/2022</text:p>
          </table:table-cell>
          <table:table-cell table:style-name="ce911" office:value-type="date" office:date-value="2023-04-01" calcext:value-type="date">
            <text:p>01/04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3</text:p>
          </table:table-cell>
          <table:table-cell table:style-name="ce788"/>
          <table:table-cell table:number-columns-repeated="1001"/>
        </table:table-row>
        <table:table-row table:style-name="ro52">
          <table:table-cell table:style-name="ce819" office:value-type="string" calcext:value-type="string">
            <text:p>V-04/16</text:p>
          </table:table-cell>
          <table:table-cell table:style-name="ce831" office:value-type="string" calcext:value-type="string">
            <text:p>TRINTXERPEKO JUBILATUEN ETXEKO TABERNAREN USTIAPENA</text:p>
          </table:table-cell>
          <table:table-cell table:style-name="ce831" office:value-type="string" calcext:value-type="string">
            <text:p>EXPLOTACIÓN DEL BAR DEL HOGAR DE JUBILADOS DE TRINTXERPE</text:p>
          </table:table-cell>
          <table:table-cell table:style-name="ce846" table:number-columns-repeated="2"/>
          <table:table-cell table:style-name="ce851" table:number-columns-repeated="2"/>
          <table:table-cell table:style-name="ce846"/>
          <table:table-cell table:style-name="ce864"/>
          <table:table-cell table:style-name="ce871"/>
          <table:table-cell table:style-name="ce854"/>
          <table:table-cell table:style-name="ce880"/>
          <table:table-cell table:style-name="ce887"/>
          <table:table-cell table:style-name="ce894"/>
          <table:table-cell table:style-name="ce887" office:value-type="string" calcext:value-type="string">
            <text:p>GIZARTEKINTZA</text:p>
          </table:table-cell>
          <table:table-cell table:style-name="ce1152" office:value-type="string" calcext:value-type="string">
            <text:p>KONTRATAZIO BERRIA</text:p>
          </table:table-cell>
          <table:table-cell table:style-name="ce1157"/>
          <table:table-cell table:style-name="ce908" table:number-columns-repeated="4"/>
          <table:table-cell table:style-name="ce917"/>
          <table:table-cell table:style-name="ce788"/>
          <table:table-cell table:number-columns-repeated="1001"/>
        </table:table-row>
        <table:table-row table:style-name="ro66" table:number-rows-repeated="3">
          <table:table-cell table:style-name="ce825"/>
          <table:table-cell table:style-name="ce1092" table:number-columns-repeated="2"/>
          <table:table-cell table:number-columns-repeated="12"/>
          <table:table-cell table:style-name="ce1153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IDAZKARITZ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IDAZKARITZ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style-name="ce788"/>
          <table:table-cell table:number-columns-repeated="1001"/>
        </table:table-row>
        <table:table-row table:style-name="ro52">
          <table:table-cell table:style-name="ce819" office:value-type="string" calcext:value-type="string">
            <text:p>V-03/18</text:p>
          </table:table-cell>
          <table:table-cell table:style-name="ce831" office:value-type="string" calcext:value-type="string">
            <text:p>PASAI DONIBANEKO PUNTETAKO PASEALEKUAN KANTINA USTIATZEA </text:p>
          </table:table-cell>
          <table:table-cell table:style-name="ce831" office:value-type="string" calcext:value-type="string">
            <text:p>EXPLOTACIÓN DE LA CANTINA DEL PASEO DE PUNTAS EN PASAI DONIBANE </text:p>
          </table:table-cell>
          <table:table-cell table:style-name="ce819" office:value-type="string" calcext:value-type="string">
            <text:p>CONCESION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non minimo 6000 Año</text:p>
          </table:table-cell>
          <table:table-cell table:style-name="ce858"/>
          <table:table-cell table:style-name="ce819" office:value-type="string" calcext:value-type="string">
            <text:p>GUAJIRA SICODELICA, S.L</text:p>
          </table:table-cell>
          <table:table-cell table:style-name="ce863" office:value-type="date" office:date-value="2018-03-22" calcext:value-type="date">
            <text:p>22/03/2018</text:p>
          </table:table-cell>
          <table:table-cell table:style-name="ce870" office:value-type="string" calcext:value-type="string">
            <text:p>2 AÑOS + 1 PRORROGA 2 AÑOS</text:p>
          </table:table-cell>
          <table:table-cell table:style-name="ce850" office:value-type="string" calcext:value-type="string">
            <text:p>13210 € Anuales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1ª y única prórroga</text:p>
          </table:table-cell>
          <table:table-cell table:style-name="ce886" office:value-type="string" calcext:value-type="string">
            <text:p>ALKATETZA</text:p>
          </table:table-cell>
          <table:table-cell table:style-name="ce1152" office:value-type="string" calcext:value-type="string">
            <text:p>KONTRATAZIO BERRIA</text:p>
          </table:table-cell>
          <table:table-cell table:style-name="ce901" office:value-type="date" office:date-value="2022-03-21" calcext:value-type="date">
            <text:p>21/03/2022</text:p>
          </table:table-cell>
          <table:table-cell table:style-name="ce906" office:value-type="date" office:date-value="2019-11-21" calcext:value-type="date">
            <text:p>21/11/2019</text:p>
          </table:table-cell>
          <table:table-cell table:style-name="ce911" table:number-columns-repeated="2"/>
          <table:table-cell table:style-name="ce914"/>
          <table:table-cell table:style-name="ce917" office:value-type="string" calcext:value-type="string">
            <text:p>PAZ-64</text:p>
          </table:table-cell>
          <table:table-cell table:style-name="ce788"/>
          <table:table-cell table:number-columns-repeated="1001"/>
        </table:table-row>
        <table:table-row table:style-name="ro6">
          <table:table-cell table:style-name="ce820" office:value-type="string" calcext:value-type="string">
            <text:p>2021WLIZ0006</text:p>
          </table:table-cell>
          <table:table-cell table:style-name="ce832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841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number-columns-repeated="2" table:style-name="ce854" office:value-type="string" calcext:value-type="string">
            <text:p>Lote 1: Responsabilidad civil :40.000€ <text:s text:c="5"/>Lote 2:Daños: 44.000€ <text:s text:c="18"/></text:p>
          </table:table-cell>
          <table:table-cell table:style-name="ce854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864"/>
          <table:table-cell table:style-name="ce871" office:value-type="string" calcext:value-type="string">
            <text:p>2 AÑOS</text:p>
          </table:table-cell>
          <table:table-cell table:style-name="ce854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880"/>
          <table:table-cell table:style-name="ce891" office:value-type="date" office:date-value="2021-07-01" calcext:value-type="date">
            <text:p>01/07/21</text:p>
          </table:table-cell>
          <table:table-cell table:style-name="ce894"/>
          <table:table-cell table:style-name="ce887" office:value-type="string" calcext:value-type="string">
            <text:p>IDAZKARITZA</text:p>
          </table:table-cell>
          <table:table-cell table:style-name="ce1154" office:value-type="string" calcext:value-type="string">
            <text:p>KONTRATAZIO BERRIA 2022AN EGIN</text:p>
          </table:table-cell>
          <table:table-cell table:style-name="ce901" office:value-type="date" office:date-value="2023-06-30" calcext:value-type="date">
            <text:p>30/06/2023</text:p>
          </table:table-cell>
          <table:table-cell table:style-name="ce906"/>
          <table:table-cell table:style-name="ce911" table:number-columns-repeated="2"/>
          <table:table-cell table:style-name="ce914"/>
          <table:table-cell table:style-name="ce917" office:value-type="string" calcext:value-type="string">
            <text:p>2021WLIZ0006</text:p>
          </table:table-cell>
          <table:table-cell table:style-name="ce788"/>
          <table:table-cell table:number-columns-repeated="1001"/>
        </table:table-row>
        <table:table-row table:style-name="ro31" table:number-rows-repeated="2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KULTUR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KULTUR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20/19</text:p>
          </table:table-cell>
          <table:table-cell table:style-name="ce832" office:value-type="string" calcext:value-type="string">
            <text:p>EKOIZPEN-KOORDINATZAILEA, AHOLKULARITZA TEKNIKO ESZENIKOA ETA UDALEKO LOKALEN EGOKITZE-LANAK EGITEKO ZERBITZUA</text:p>
          </table:table-cell>
          <table:table-cell table:style-name="ce841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80"/>
          <table:table-cell table:style-name="ce887"/>
          <table:table-cell table:style-name="ce887" office:value-type="string" calcext:value-type="string">
            <text:p>2022:1ª prorroga <text:s text:c="7"/>2023: 2º Pror roga <text:s text:c="5"/>2024: Nueva contratación</text:p>
          </table:table-cell>
          <table:table-cell table:style-name="ce889" office:value-type="string" calcext:value-type="string">
            <text:p>KULTURA</text:p>
          </table:table-cell>
          <table:table-cell table:style-name="ce887" office:value-type="string" calcext:value-type="string">
            <text:p>2. luzapena</text:p>
          </table:table-cell>
          <table:table-cell table:style-name="ce901" office:value-type="date" office:date-value="2024-01-01" calcext:value-type="date">
            <text:p>01/01/2024</text:p>
          </table:table-cell>
          <table:table-cell table:style-name="ce906" office:value-type="date" office:date-value="2021-11-01" calcext:value-type="date">
            <text:p>01/11/2021</text:p>
          </table:table-cell>
          <table:table-cell table:style-name="ce911" office:value-type="date" office:date-value="2022-11-01" calcext:value-type="date">
            <text:p>01/11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1</text:p>
          </table:table-cell>
          <table:table-cell table:style-name="ce788"/>
          <table:table-cell table:number-columns-repeated="1001"/>
        </table:table-row>
        <table:table-row table:style-name="ro63">
          <table:table-cell table:style-name="ce820" office:value-type="string" calcext:value-type="string">
            <text:p>V-03/20</text:p>
          </table:table-cell>
          <table:table-cell table:style-name="ce832" office:value-type="string" calcext:value-type="string">
            <text:p>PASAIAKO UDALEKO HAUR ESKOLA</text:p>
          </table:table-cell>
          <table:table-cell table:style-name="ce842" office:value-type="string" calcext:value-type="string">
            <text:p>ESCUELA MUNICIPAL INFANTIL DE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LILITEGIA S.L.</text:p>
          </table:table-cell>
          <table:table-cell table:style-name="ce864" office:value-type="date" office:date-value="2020-09-24" calcext:value-type="date">
            <text:p>24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20758.75" calcext:value-type="float">
            <text:p>20.758,75</text:p>
          </table:table-cell>
          <table:table-cell table:style-name="ce880" office:value-type="string" calcext:value-type="string">
            <text:p>EXENTO IVA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KULTURA</text:p>
          </table:table-cell>
          <table:table-cell table:style-name="ce887" office:value-type="string" calcext:value-type="string">
            <text:p>1.luzapena</text:p>
          </table:table-cell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3</text:p>
          </table:table-cell>
          <table:table-cell table:style-name="ce788"/>
          <table:table-cell table:number-columns-repeated="1001"/>
        </table:table-row>
        <table:table-row table:style-name="ro31" table:number-rows-repeated="3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ZERBITUZAK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ZERBITZUAK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820" office:value-type="string" calcext:value-type="string">
            <text:p>v-27/19</text:p>
          </table:table-cell>
          <table:table-cell table:style-name="ce832" office:value-type="string" calcext:value-type="string">
            <text:p>ZERBITZU SAILEKO ATAL GUZTIETAKO LANGILEENTZAKO ARROPA HORNITZEA</text:p>
          </table:table-cell>
          <table:table-cell table:style-name="ce841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8-01-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80" office:value-type="float" office:value="18606.68" calcext:value-type="float">
            <text:p>18.606,68</text:p>
          </table:table-cell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9" office:value-type="string" calcext:value-type="string">
            <text:p>ZERBITUZAK</text:p>
          </table:table-cell>
          <table:table-cell table:style-name="ce887" office:value-type="string" calcext:value-type="string">
            <text:p>2. luzapena</text:p>
          </table:table-cell>
          <table:table-cell table:style-name="ce901" office:value-type="date" office:date-value="2024-01-27" calcext:value-type="date">
            <text:p>27/01/2024</text:p>
          </table:table-cell>
          <table:table-cell table:style-name="ce906" office:value-type="date" office:date-value="2021-11-27" calcext:value-type="date">
            <text:p>27/11/2021</text:p>
          </table:table-cell>
          <table:table-cell table:style-name="ce911" office:value-type="date" office:date-value="2022-11-27" calcext:value-type="date">
            <text:p>27/11/2022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72 <text:s/>2021WLIZ0031 luzapenak</text:p>
          </table:table-cell>
          <table:table-cell table:style-name="ce788"/>
          <table:table-cell table:number-columns-repeated="1001"/>
        </table:table-row>
        <table:table-row table:style-name="ro31" table:number-rows-repeated="3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1081" office:value-type="string" calcext:value-type="string">
            <text:p>UDALTZAINGO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1091" office:value-type="string" calcext:value-type="string">
            <text:p>UDALTZAINGOA</text:p>
          </table:table-cell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1"/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style-name="ce788"/>
          <table:table-cell table:number-columns-repeated="1001"/>
        </table:table-row>
        <table:table-row table:style-name="ro63">
          <table:table-cell table:style-name="ce822" office:value-type="string" calcext:value-type="string">
            <text:p>V-07/20</text:p>
          </table:table-cell>
          <table:table-cell table:style-name="ce833" office:value-type="string" calcext:value-type="string">
            <text:p>PASAIAKO UDALTZAINGORAKO ARROPAREN HORNIDURA</text:p>
          </table:table-cell>
          <table:table-cell table:style-name="ce843" office:value-type="string" calcext:value-type="string">
            <text:p>SUMINISTRO <text:s/>DE VESTUARIO PARA LA GUARDIA MUNICIPAL DE PASAIA</text:p>
          </table:table-cell>
          <table:table-cell table:style-name="ce848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3" table:number-columns-repeated="2"/>
          <table:table-cell table:style-name="ce848" office:value-type="string" calcext:value-type="string">
            <text:p>COMESA EQUIPAMIENTO INTEGRAL DE SEGURIDAD S.L.</text:p>
          </table:table-cell>
          <table:table-cell table:style-name="ce866" office:value-type="date" office:date-value="2020-12-09" calcext:value-type="date">
            <text:p>09/12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5" office:value-type="float" office:value="18785.55" calcext:value-type="float">
            <text:p>18.785,55</text:p>
          </table:table-cell>
          <table:table-cell table:style-name="ce882" office:value-type="float" office:value="22730.52" calcext:value-type="float">
            <text:p>22.730,52</text:p>
          </table:table-cell>
          <table:table-cell table:style-name="ce889"/>
          <table:table-cell table:style-name="ce895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UDALTZAINGOA</text:p>
          </table:table-cell>
          <table:table-cell table:style-name="ce889" office:value-type="string" calcext:value-type="string">
            <text:p>1.luzapena</text:p>
          </table:table-cell>
          <table:table-cell table:style-name="ce901" office:value-type="date" office:date-value="2024-12-08" calcext:value-type="date">
            <text:p>08/12/2024</text:p>
          </table:table-cell>
          <table:table-cell table:style-name="ce906" office:value-type="date" office:date-value="2022-10-08" calcext:value-type="date">
            <text:p>08/10/2022</text:p>
          </table:table-cell>
          <table:table-cell table:style-name="ce911" office:value-type="date" office:date-value="2023-10-08" calcext:value-type="date">
            <text:p>08/10/2023</text:p>
          </table:table-cell>
          <table:table-cell table:style-name="ce911"/>
          <table:table-cell table:style-name="ce914"/>
          <table:table-cell table:style-name="ce917" office:value-type="string" calcext:value-type="string">
            <text:p>2020WLIZ0009</text:p>
          </table:table-cell>
          <table:table-cell table:style-name="ce788"/>
          <table:table-cell table:style-name="ce922" table:number-columns-repeated="1001"/>
        </table:table-row>
        <table:table-row table:style-name="ro31" table:number-rows-repeated="5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67">
          <table:table-cell table:style-name="ce1082" office:value-type="string" calcext:value-type="string">
            <text:p>ZENTRALA</text:p>
          </table:table-cell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55">
          <table:table-cell table:style-name="ce705" office:value-type="string" calcext:value-type="string">
            <text:p>EXPEDIENTE</text:p>
          </table:table-cell>
          <table:table-cell table:style-name="ce705"/>
          <table:table-cell table:style-name="ce705" office:value-type="string" calcext:value-type="string">
            <text:p>SERVICIO</text:p>
          </table:table-cell>
          <table:table-cell table:style-name="ce705" office:value-type="string" calcext:value-type="string">
            <text:p>TIPO CONTRATO</text:p>
          </table:table-cell>
          <table:table-cell table:style-name="ce705" office:value-type="string" calcext:value-type="string">
            <text:p>PROCEDIMIENTO</text:p>
          </table:table-cell>
          <table:table-cell table:style-name="ce726" office:value-type="string" calcext:value-type="string">
            <text:p>IMPORTE LICITACION (SIN IVA)</text:p>
          </table:table-cell>
          <table:table-cell table:style-name="ce726" office:value-type="string" calcext:value-type="string">
            <text:p>IMPORTE LICITACION (CON IVA)</text:p>
          </table:table-cell>
          <table:table-cell table:style-name="ce705" office:value-type="string" calcext:value-type="string">
            <text:p>CONTRATISTA</text:p>
          </table:table-cell>
          <table:table-cell table:style-name="ce739" office:value-type="string" calcext:value-type="string">
            <text:p>FIRMA DE CONTRATO</text:p>
          </table:table-cell>
          <table:table-cell table:style-name="ce739" office:value-type="string" calcext:value-type="string">
            <text:p>DURACION</text:p>
          </table:table-cell>
          <table:table-cell table:style-name="ce748" office:value-type="string" calcext:value-type="string">
            <text:p>IMPORTE ADJUDICACIÓN (SIN IVA)</text:p>
          </table:table-cell>
          <table:table-cell table:style-name="ce757" office:value-type="string" calcext:value-type="string">
            <text:p>IMPORTE ADJUDICACIÓN <text:s/>(CON IVA)</text:p>
          </table:table-cell>
          <table:table-cell table:style-name="ce739" office:value-type="string" calcext:value-type="string">
            <text:p>CONTRATO VENCIDO</text:p>
          </table:table-cell>
          <table:table-cell table:style-name="ce739" office:value-type="string" calcext:value-type="string">
            <text:p>PRORROGA/AÑOS</text:p>
          </table:table-cell>
          <table:table-cell table:style-name="ce739" office:value-type="string" calcext:value-type="string">
            <text:p>DEPARTAMENTO</text:p>
          </table:table-cell>
          <table:table-cell table:style-name="ce739" office:value-type="string" calcext:value-type="string">
            <text:p>OBSERVACIONES</text:p>
          </table:table-cell>
          <table:table-cell table:style-name="ce770" office:value-type="string" calcext:value-type="string">
            <text:p>FIN PRORROGA</text:p>
          </table:table-cell>
          <table:table-cell table:style-name="ce775" office:value-type="string" calcext:value-type="string">
            <text:p>1º PRORROGA</text:p>
          </table:table-cell>
          <table:table-cell table:style-name="ce779" office:value-type="string" calcext:value-type="string">
            <text:p>2º PRORROGA</text:p>
          </table:table-cell>
          <table:table-cell table:style-name="ce1167" office:value-type="string" calcext:value-type="string">
            <text:p>3º PRORROGA</text:p>
          </table:table-cell>
          <table:table-cell table:style-name="ce784" office:value-type="string" calcext:value-type="string">
            <text:p>ARTXIBO KUTXA / CAJA ARCHIVO</text:p>
          </table:table-cell>
          <table:table-cell table:style-name="ce784" office:value-type="string" calcext:value-type="string">
            <text:p>Esp. Elektronikoa</text:p>
          </table:table-cell>
          <table:table-cell table:style-name="ce788"/>
          <table:table-cell table:number-columns-repeated="1001"/>
        </table:table-row>
        <table:table-row table:style-name="ro55">
          <table:table-cell table:style-name="ce707" office:value-type="string" calcext:value-type="string">
            <text:p>X18043</text:p>
          </table:table-cell>
          <table:table-cell table:style-name="ce707" office:value-type="string" calcext:value-type="string">
            <text:p>DATU BABESA</text:p>
          </table:table-cell>
          <table:table-cell table:style-name="ce717" office:value-type="string" calcext:value-type="string">
            <text:p>PROTECCIÓN DE DATOS</text:p>
          </table:table-cell>
          <table:table-cell table:style-name="ce723" office:value-type="string" calcext:value-type="string">
            <text:p>SERVICIO</text:p>
          </table:table-cell>
          <table:table-cell table:style-name="ce723"/>
          <table:table-cell table:style-name="ce728" table:number-columns-repeated="2"/>
          <table:table-cell table:style-name="ce717" office:value-type="string" calcext:value-type="string">
            <text:p>ALTIACONSULTORES S.A.</text:p>
          </table:table-cell>
          <table:table-cell table:style-name="ce741" office:value-type="date" office:date-value="2019-08-27" calcext:value-type="date">
            <text:p>27/08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0" office:value-type="string" calcext:value-type="string">
            <text:p>13.171,2 € contrato a 2 años</text:p>
          </table:table-cell>
          <table:table-cell table:style-name="ce759"/>
          <table:table-cell table:style-name="ce723"/>
          <table:table-cell table:style-name="ce723" office:value-type="string" calcext:value-type="string">
            <text:p>2021: 1ª prorroga <text:s text:c="9"/>2022: 2ª prorroga -ultima 2023: Nueva contratacion</text:p>
          </table:table-cell>
          <table:table-cell table:style-name="ce723"/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3-08-31" calcext:value-type="date">
            <text:p>31/08/2023</text:p>
          </table:table-cell>
          <table:table-cell table:style-name="ce776" office:value-type="date" office:date-value="2021-08-31" calcext:value-type="date">
            <text:p>31/08/2021</text:p>
          </table:table-cell>
          <table:table-cell table:style-name="ce780" office:value-type="date" office:date-value="2022-08-31" calcext:value-type="date">
            <text:p>31/08/2022</text:p>
          </table:table-cell>
          <table:table-cell table:style-name="ce783"/>
          <table:table-cell table:style-name="ce723" office:value-type="string" calcext:value-type="string">
            <text:p>42-6</text:p>
          </table:table-cell>
          <table:table-cell table:style-name="ce723"/>
          <table:table-cell table:style-name="ce788"/>
          <table:table-cell table:number-columns-repeated="1001"/>
        </table:table-row>
        <table:table-row table:style-name="ro52">
          <table:table-cell table:style-name="ce706" office:value-type="string" calcext:value-type="string">
            <text:p>X19006</text:p>
          </table:table-cell>
          <table:table-cell table:style-name="ce707" office:value-type="string" calcext:value-type="string">
            <text:p>GAS NATURALA</text:p>
          </table:table-cell>
          <table:table-cell table:style-name="ce714" office:value-type="string" calcext:value-type="string">
            <text:p>GAS NATURAL </text:p>
          </table:table-cell>
          <table:table-cell table:style-name="ce724" office:value-type="string" calcext:value-type="string">
            <text:p>SERVICIO</text:p>
          </table:table-cell>
          <table:table-cell table:style-name="ce724"/>
          <table:table-cell table:style-name="ce729" office:value-type="float" office:value="39798.75" calcext:value-type="float">
            <text:p>39.798,75</text:p>
          </table:table-cell>
          <table:table-cell table:style-name="ce729"/>
          <table:table-cell table:style-name="ce735" office:value-type="string" calcext:value-type="string">
            <text:p>GAS NATURAL SERVICIOS, SDG, S.A.</text:p>
          </table:table-cell>
          <table:table-cell table:style-name="ce742" office:value-type="date" office:date-value="2019-07-01" calcext:value-type="date">
            <text:p>01/07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1" office:value-type="float" office:value="39798.75" calcext:value-type="float">
            <text:p>39.798,75</text:p>
          </table:table-cell>
          <table:table-cell table:style-name="ce760"/>
          <table:table-cell table:style-name="ce724"/>
          <table:table-cell table:style-name="ce724" office:value-type="string" calcext:value-type="string">
            <text:p>2021: 1ª prorroga. <text:s text:c="8"/>2022. 2ª prorroga.</text:p>
          </table:table-cell>
          <table:table-cell table:style-name="ce724" office:value-type="string" calcext:value-type="string">
            <text:p>SECRETARIA</text:p>
          </table:table-cell>
          <table:table-cell table:style-name="ce724" office:value-type="string" calcext:value-type="string">
            <text:p>CENTRAL CONTRATACION DE DIPUTACION</text:p>
          </table:table-cell>
          <table:table-cell table:style-name="ce771" office:value-type="date" office:date-value="2023-07-01" calcext:value-type="date">
            <text:p>01/07/2023</text:p>
          </table:table-cell>
          <table:table-cell table:style-name="ce776" office:value-type="date" office:date-value="2021-07-01" calcext:value-type="date">
            <text:p>01/07/2021</text:p>
          </table:table-cell>
          <table:table-cell table:style-name="ce780" office:value-type="date" office:date-value="2022-07-01" calcext:value-type="date">
            <text:p>01/07/2022</text:p>
          </table:table-cell>
          <table:table-cell table:style-name="ce783"/>
          <table:table-cell table:style-name="ce723" office:value-type="string" calcext:value-type="string">
            <text:p>42-4</text:p>
          </table:table-cell>
          <table:table-cell table:style-name="ce723"/>
          <table:table-cell table:style-name="ce788"/>
          <table:table-cell table:number-columns-repeated="1001"/>
        </table:table-row>
        <table:table-row table:style-name="ro54">
          <table:table-cell table:style-name="ce707" office:value-type="string" calcext:value-type="string">
            <text:p>X19009</text:p>
          </table:table-cell>
          <table:table-cell table:style-name="ce714" office:value-type="string" calcext:value-type="string">
            <text:p>AUTOMOBILGINTZA ERREGAIA HORNITZEA</text:p>
          </table:table-cell>
          <table:table-cell table:style-name="ce714" office:value-type="string" calcext:value-type="string">
            <text:p>SUMINISTRO DE COMBUSTIBLE DE AUTOMOCIÓN</text:p>
          </table:table-cell>
          <table:table-cell table:style-name="ce719" office:value-type="string" calcext:value-type="string">
            <text:p>SUMINISTRO</text:p>
          </table:table-cell>
          <table:table-cell table:style-name="ce719" office:value-type="string" calcext:value-type="string">
            <text:p>Abierto</text:p>
          </table:table-cell>
          <table:table-cell table:style-name="ce730"/>
          <table:table-cell table:style-name="ce734" office:value-type="float" office:value="64567.28" calcext:value-type="float">
            <text:p>64567,28</text:p>
          </table:table-cell>
          <table:table-cell table:style-name="ce736" office:value-type="string" calcext:value-type="string">
            <text:p>ESERGUI DISTESES S.L.</text:p>
          </table:table-cell>
          <table:table-cell table:style-name="ce742" office:value-type="date" office:date-value="2019-12-01" calcext:value-type="date">
            <text:p>01/12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/>
          <table:table-cell table:style-name="ce761" office:value-type="float" office:value="64567.28" calcext:value-type="float">
            <text:p>64.567,28</text:p>
          </table:table-cell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 office:value-type="string" calcext:value-type="string">
            <text:p>ZERBITZUAK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11-30" calcext:value-type="date">
            <text:p>30/11/2023</text:p>
          </table:table-cell>
          <table:table-cell table:style-name="ce776" office:value-type="date" office:date-value="2021-12-01" calcext:value-type="date">
            <text:p>01/12/2021</text:p>
          </table:table-cell>
          <table:table-cell table:style-name="ce780" office:value-type="date" office:date-value="2022-12-01" calcext:value-type="date">
            <text:p>01/12/2022</text:p>
          </table:table-cell>
          <table:table-cell table:style-name="ce783"/>
          <table:table-cell table:style-name="ce785" office:value-type="string" calcext:value-type="string">
            <text:p>42-6</text:p>
          </table:table-cell>
          <table:table-cell table:style-name="ce785"/>
          <table:table-cell table:style-name="ce788"/>
          <table:table-cell table:number-columns-repeated="1001"/>
        </table:table-row>
        <table:table-row table:style-name="ro55">
          <table:table-cell table:style-name="ce706" office:value-type="string" calcext:value-type="string">
            <text:p>X18033</text:p>
          </table:table-cell>
          <table:table-cell table:style-name="ce715" office:value-type="string" calcext:value-type="string">
            <text:p>ERAIKINETAN BEROKUNTZA ETA UR BERO SANITARIOAREN INSTALAZIOAK MANTENTZEKO ZERBITZUA</text:p>
          </table:table-cell>
          <table:table-cell table:style-name="ce713" office:value-type="string" calcext:value-type="string">
            <text:p>SERVICIO MANTENIMINETO DE LAS INSTALACIONES DE CALEFACCIÓN Y ACS EN EDIFICI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EULEN, S.A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<text:s/>previsible: 28.000 € <text:s/>Zaharren egoitza:5.130 € <text:s/>Pasaia Musikal: 6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1º Prorroga <text:s text:c="6"/>2022: 2º prorroga <text:s text:c="3"/></text:p>
          </table:table-cell>
          <table:table-cell table:style-name="ce743"/>
          <table:table-cell table:style-name="ce723" office:value-type="string" calcext:value-type="string">
            <text:p>CENTRAL CONTRATACION DE DIPUTACION (Ayto, Pasaia Musikal, Zaharren egoitz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3"/>
          <table:table-cell table:style-name="ce785" office:value-type="string" calcext:value-type="string">
            <text:p>42-6</text:p>
          </table:table-cell>
          <table:table-cell table:style-name="ce785"/>
          <table:table-cell table:style-name="ce788"/>
          <table:table-cell table:number-columns-repeated="1001"/>
        </table:table-row>
        <table:table-row table:style-name="ro54">
          <table:table-cell table:style-name="ce707" office:value-type="string" calcext:value-type="string">
            <text:p>X18037</text:p>
          </table:table-cell>
          <table:table-cell table:style-name="ce715" office:value-type="string" calcext:value-type="string">
            <text:p>C GASOLEO HORNIDURA</text:p>
          </table:table-cell>
          <table:table-cell table:style-name="ce713" office:value-type="string" calcext:value-type="string">
            <text:p>SUMINISTRO DE GASÓLEO <text:s/>C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PREMIRA ENERGIA NORTE, S.L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12.400 € anual previsible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3"/>
          <table:table-cell table:style-name="ce785" office:value-type="string" calcext:value-type="string">
            <text:p>42-5</text:p>
          </table:table-cell>
          <table:table-cell table:style-name="ce785"/>
          <table:table-cell table:style-name="ce788"/>
          <table:table-cell table:number-columns-repeated="1001"/>
        </table:table-row>
        <table:table-row table:style-name="ro65">
          <table:table-cell table:style-name="ce707" office:value-type="string" calcext:value-type="string">
            <text:p>X19009</text:p>
          </table:table-cell>
          <table:table-cell table:style-name="ce715" office:value-type="string" calcext:value-type="string">
            <text:p>AUTOMOBILGINTZAKO ERREGAIEN HORNIKUNTZA 2. sorta: <text:s/>automobilgintzako A gasolioaren hornikuntza <text:s/>biltegietan</text:p>
          </table:table-cell>
          <table:table-cell table:style-name="ce718" office:value-type="string" calcext:value-type="string">
            <text:p>SUMINISTRO DE COMBUSTIBLES DE AUTOMICIÓN(LOTE 2: SUMINISTRO DE GASÓLEO A DE AUTOMOCIÓN A DEPÓSITOS</text:p>
          </table:table-cell>
          <table:table-cell table:style-name="ce719" table:number-columns-repeated="2"/>
          <table:table-cell table:style-name="ce730" table:number-columns-repeated="2"/>
          <table:table-cell table:style-name="ce718" office:value-type="string" calcext:value-type="string">
            <text:p>ESERGUI DISTESER, S.L.</text:p>
          </table:table-cell>
          <table:table-cell table:style-name="ce742" office:value-type="date" office:date-value="2019-12-01" calcext:value-type="date">
            <text:p>01/12/2019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64567,28 Anual previsible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11-30" calcext:value-type="date">
            <text:p>30/11/2023</text:p>
          </table:table-cell>
          <table:table-cell table:style-name="ce776" office:value-type="date" office:date-value="2021-12-01" calcext:value-type="date">
            <text:p>01/12/2021</text:p>
          </table:table-cell>
          <table:table-cell table:style-name="ce780" office:value-type="date" office:date-value="2022-12-01" calcext:value-type="date">
            <text:p>01/12/2022</text:p>
          </table:table-cell>
          <table:table-cell table:style-name="ce783"/>
          <table:table-cell table:style-name="ce785"/>
          <table:table-cell table:style-name="ce785" office:value-type="string" calcext:value-type="string">
            <text:p>2021OALD0019 luzapenak</text:p>
          </table:table-cell>
          <table:table-cell table:style-name="ce788"/>
          <table:table-cell table:number-columns-repeated="1001"/>
        </table:table-row>
        <table:table-row table:style-name="ro54">
          <table:table-cell table:style-name="ce707" office:value-type="string" calcext:value-type="string">
            <text:p>X18013</text:p>
          </table:table-cell>
          <table:table-cell table:style-name="ce715" office:value-type="string" calcext:value-type="string">
            <text:p>ITZULPEN ETA INTERPRETAZIO ZERBITZUA</text:p>
          </table:table-cell>
          <table:table-cell table:style-name="ce713" office:value-type="string" calcext:value-type="string">
            <text:p>SERVICIO DE TRADUCCIÓN E INTERPRETACIÓN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TRADUCTORES E INTERPRETES, S.A</text:p>
          </table:table-cell>
          <table:table-cell table:style-name="ce742" office:value-type="date" office:date-value="2018-11-08" calcext:value-type="date">
            <text:p>08/11/2018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Udala previdible: <text:span text:style-name="T72">4.734 € anual</text:span></text:p>
          </table:table-cell>
          <table:table-cell table:style-name="ce762"/>
          <table:table-cell table:style-name="ce743"/>
          <table:table-cell table:style-name="ce1151" office:value-type="string" calcext:value-type="string">
            <text:p>2020: <text:s/>1ª prorroga <text:s text:c="8"/>2021: 2ª prorroga <text:s text:c="9"/>2022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2-11-07" calcext:value-type="date">
            <text:p>07/11/2022</text:p>
          </table:table-cell>
          <table:table-cell table:style-name="ce776" office:value-type="date" office:date-value="2020-11-07" calcext:value-type="date">
            <text:p>07/11/2020</text:p>
          </table:table-cell>
          <table:table-cell table:style-name="ce780" office:value-type="date" office:date-value="2021-11-07" calcext:value-type="date">
            <text:p>07/11/2021</text:p>
          </table:table-cell>
          <table:table-cell table:style-name="ce783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2020WLIZ0010</text:p>
          </table:table-cell>
          <table:table-cell table:style-name="ce788"/>
          <table:table-cell table:number-columns-repeated="1001"/>
        </table:table-row>
        <table:table-row table:style-name="ro8">
          <table:table-cell table:style-name="ce706" office:value-type="string" calcext:value-type="string">
            <text:p>X19004</text:p>
          </table:table-cell>
          <table:table-cell table:style-name="ce715" office:value-type="string" calcext:value-type="string">
            <text:p>POSTA ZERBITZUA</text:p>
          </table:table-cell>
          <table:table-cell table:style-name="ce713" office:value-type="string" calcext:value-type="string">
            <text:p>SERVICIO POSTAL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LOTE 1: GUREAK MARKETING S.L.U. <text:s text:c="5"/>lote 2: SOCIEDAD ESTATAL CORREOS Y TELÉGRAFOS, S.A. S.M.E</text:p>
          </table:table-cell>
          <table:table-cell table:style-name="ce742" office:value-type="string" calcext:value-type="string">
            <text:p><text:s/>Comienzo servicio: 01/03/2020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 nueva contratacion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4-02-28" calcext:value-type="date">
            <text:p>28/02/2024</text:p>
          </table:table-cell>
          <table:table-cell table:style-name="ce776" office:value-type="date" office:date-value="2022-02-28" calcext:value-type="date">
            <text:p>28/02/2022</text:p>
          </table:table-cell>
          <table:table-cell table:style-name="ce780" office:value-type="date" office:date-value="2023-02-28" calcext:value-type="date">
            <text:p>28/02/2023</text:p>
          </table:table-cell>
          <table:table-cell table:style-name="ce783"/>
          <table:table-cell table:style-name="ce785" office:value-type="string" calcext:value-type="string">
            <text:p>42-4</text:p>
          </table:table-cell>
          <table:table-cell table:style-name="ce785" office:value-type="string" calcext:value-type="string">
            <text:p>1. luzapena: 2022OALD0001</text:p>
          </table:table-cell>
          <table:table-cell table:style-name="ce788"/>
          <table:table-cell table:number-columns-repeated="1001"/>
        </table:table-row>
        <table:table-row table:style-name="ro68">
          <table:table-cell table:style-name="ce707" office:value-type="string" calcext:value-type="string">
            <text:p>X18030</text:p>
          </table:table-cell>
          <table:table-cell table:style-name="ce715" office:value-type="string" calcext:value-type="string">
            <text:p>LAN ARRISKUEN PREBENTZIORAKO ZERBITZUA</text:p>
          </table:table-cell>
          <table:table-cell table:style-name="ce713" office:value-type="string" calcext:value-type="string">
            <text:p>SERVICIO DE PREVENCIÓN DE RIESGOS LABORAL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Lote 3: (Vigilancia de la salud y especialidades técnicas) QUIRON PREVENCION, S.L.U   Lote 7 (Planes de autoprotección): <text:span text:style-name="T67">IGUALATORIO MEDICO QUIRURGICO PREVENCION, S.L</text:span></text:p>
          </table:table-cell>
          <table:table-cell table:style-name="ce742" office:value-type="string" calcext:value-type="string">
            <text:p>2019/01/17 udala <text:s text:c="2"/>2019/01/14 Euskaltegi-Pasaia Musikal</text:p>
          </table:table-cell>
          <table:table-cell table:style-name="ce724" office:value-type="string" calcext:value-type="string">
            <text:p>2 AÑOS. POSIBLES 2 PRORROGAS DE 1 AÑO</text:p>
          </table:table-cell>
          <table:table-cell table:style-name="ce752" office:value-type="string" calcext:value-type="string">
            <text:p>Gasto previsible, <text:span text:style-name="T6">Lote 3</text:span>: 28.791,84     Pasaia Musikal: 1.050 €     Zaharren Egoitza: 1.239,84      euskaltegia : 1.102,08 €        <text:span text:style-name="T6"> Lote 7:   </text:span>Udala :11.600, --€   Zaharren egoitza:  2.700    Pasaia Musikal: 7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ª prorroga <text:s text:c="8"/>2022: 2ª prorroga <text:s text:c="9"/>2023: nueva contratacion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2-12-31" calcext:value-type="date">
            <text:p>31/12/2022</text:p>
          </table:table-cell>
          <table:table-cell table:style-name="ce776" office:value-type="date" office:date-value="2021-01-17" calcext:value-type="date">
            <text:p>17/01/2021</text:p>
          </table:table-cell>
          <table:table-cell table:style-name="ce780" office:value-type="date" office:date-value="2022-01-17" calcext:value-type="date">
            <text:p>17/01/2022</text:p>
          </table:table-cell>
          <table:table-cell table:style-name="ce783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1ª Luzapena Lote 7 Udala: 2020wliz0026 <text:s text:c="26"/>Pasaia Musikal:2020wliz0027 <text:s text:c="8"/>1. luzapaena (lote 3): <text:s text:c="15"/>udala: 2021OALD0005 <text:s text:c="12"/>Pasaia Musikal:2021OALD0006 <text:s text:c="3"/>Euskaltegia:2021OALD0007</text:p>
          </table:table-cell>
          <table:table-cell table:style-name="ce788"/>
          <table:table-cell table:number-columns-repeated="1001"/>
        </table:table-row>
        <table:table-row table:style-name="ro22">
          <table:table-cell table:style-name="ce707" office:value-type="string" calcext:value-type="string">
            <text:p>X19033 </text:p>
          </table:table-cell>
          <table:table-cell table:style-name="ce715" office:value-type="string" calcext:value-type="string">
            <text:p>ENERGIA ELEKTRIKOAREN HORNITZE KONTRATAZIOA</text:p>
          </table:table-cell>
          <table:table-cell table:style-name="ce714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IBERDROLA CLIENTES S.A.U</text:p>
          </table:table-cell>
          <table:table-cell table:style-name="ce742" office:value-type="date" office:date-value="2020-01-01" calcext:value-type="date">
            <text:p>01/01/2020</text:p>
          </table:table-cell>
          <table:table-cell table:style-name="ce743" office:value-type="string" calcext:value-type="string">
            <text:p>2 AÑOS</text:p>
          </table:table-cell>
          <table:table-cell table:style-name="ce752" office:value-type="string" calcext:value-type="string">
            <text:p>Udala previsible: 249.551<text:span text:style-name="T71"> € anual  (IVA exclu) Euskaltegia: 8.538 €   Pasaia Musikal: 8.538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Nueva contratación</text:p>
          </table:table-cell>
          <table:table-cell table:style-name="ce743"/>
          <table:table-cell table:style-name="ce723" office:value-type="string" calcext:value-type="string">
            <text:p>CENTRAL CONTRATACION DE DIPUTACION (Ayto, Pasaia Musikal, Euskaltegia)</text:p>
          </table:table-cell>
          <table:table-cell table:style-name="ce771" office:value-type="date" office:date-value="2024-05-31" calcext:value-type="date">
            <text:p>31/05/2024</text:p>
          </table:table-cell>
          <table:table-cell table:style-name="ce776" office:value-type="date" office:date-value="2022-05-31" calcext:value-type="date">
            <text:p>31/05/2022</text:p>
          </table:table-cell>
          <table:table-cell table:style-name="ce780" office:value-type="date" office:date-value="2023-05-31" calcext:value-type="date">
            <text:p>31/05/2023</text:p>
          </table:table-cell>
          <table:table-cell table:style-name="ce783"/>
          <table:table-cell table:style-name="ce785" office:value-type="string" calcext:value-type="string">
            <text:p>Exp. Elektronikoa. 2020OALD0001, 2020OALD0002, 2020OALD0003</text:p>
          </table:table-cell>
          <table:table-cell table:style-name="ce785"/>
          <table:table-cell table:style-name="ce788"/>
          <table:table-cell table:number-columns-repeated="1001"/>
        </table:table-row>
        <table:table-row table:style-name="ro6">
          <table:table-cell table:style-name="ce706" office:value-type="string" calcext:value-type="string">
            <text:p>X20005</text:p>
          </table:table-cell>
          <table:table-cell table:style-name="ce715" office:value-type="string" calcext:value-type="string">
            <text:p>BIZITZA-aseguru eta ISTRIPU-aseguru kolektiboak</text:p>
          </table:table-cell>
          <table:table-cell table:style-name="ce713" office:value-type="string" calcext:value-type="string">
            <text:p>Seguros colectivos de VIDA y ACCIDENT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AXA AURORA VIDA, S.A. DE SEGUROS Y REASEGUROS</text:p>
          </table:table-cell>
          <table:table-cell table:style-name="ce743" office:value-type="string" calcext:value-type="string">
            <text:p>13-01-2017</text:p>
          </table:table-cell>
          <table:table-cell table:style-name="ce724" office:value-type="string" calcext:value-type="string">
            <text:p>2 AÑOS. POSIBLES 3 PRORROGAS DE 1 AÑO</text:p>
          </table:table-cell>
          <table:table-cell table:style-name="ce750" office:value-type="string" calcext:value-type="string">
            <text:p>cada persona asegurada, de: <text:span text:style-name="T68">275,04</text:span> euros respecto a la póliza de vida y <text:span text:style-name="T68">16,40</text:span><text:span text:style-name="T69"> euros respecto a la póliza de accidentes.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2: 1º Prorroga <text:s text:c="6"/>2023: 2º prorroga <text:s text:c="3"/>2024:3º prorroga</text:p>
          </table:table-cell>
          <table:table-cell table:style-name="ce743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Ayto, Pasaia Musikal, Euskaltegia)</text:p>
          </table:table-cell>
          <table:table-cell table:style-name="ce771" office:value-type="string" calcext:value-type="string">
            <text:p>30-06-2022</text:p>
          </table:table-cell>
          <table:table-cell table:style-name="ce776" office:value-type="string" calcext:value-type="string">
            <text:p>30-06-2023</text:p>
          </table:table-cell>
          <table:table-cell table:style-name="ce780" office:value-type="string" calcext:value-type="string">
            <text:p>30-06-2024</text:p>
          </table:table-cell>
          <table:table-cell table:style-name="ce783"/>
          <table:table-cell table:style-name="ce785" office:value-type="string" calcext:value-type="string">
            <text:p>42-2</text:p>
          </table:table-cell>
          <table:table-cell table:style-name="ce785" office:value-type="string" calcext:value-type="string">
            <text:p>Udala: 2020OALD0011 <text:s text:c="8"/>Pasaia Musikal: 2020OALD0012 <text:s text:c="3"/>Euskaltegia: 2020OALD0013</text:p>
          </table:table-cell>
          <table:table-cell table:style-name="ce788"/>
          <table:table-cell table:number-columns-repeated="1001"/>
        </table:table-row>
        <table:table-row table:style-name="ro65">
          <table:table-cell table:style-name="ce706" office:value-type="string" calcext:value-type="string">
            <text:p>X21019</text:p>
          </table:table-cell>
          <table:table-cell table:style-name="ce713" office:value-type="string" calcext:value-type="string">
            <text:p>IBILGAILUEN ASEGURU ESTALDURA</text:p>
          </table:table-cell>
          <table:table-cell table:style-name="ce713" office:value-type="string" calcext:value-type="string">
            <text:p>COBERTURA DEL SEGURO DE VEHICUL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BILBAO, COMPAÑÍA ANÓNIMA DE SEGUROS Y REASEGUROS S.A</text:p>
          </table:table-cell>
          <table:table-cell table:style-name="ce743" office:value-type="string" calcext:value-type="string">
            <text:p>19-2-2017</text:p>
          </table:table-cell>
          <table:table-cell table:style-name="ce743" office:value-type="string" calcext:value-type="string">
            <text:p>1 AÑO + 3 PRORROGAS ANUALES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22: <text:s/>1ª prorroga <text:s text:c="8"/>2023: 2ª prorroga <text:s text:c="9"/>2024: 3ª prorroga</text:p>
          </table:table-cell>
          <table:table-cell table:style-name="ce743" office:value-type="string" calcext:value-type="string">
            <text:p>IDAZKARITZA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5-12-31" calcext:value-type="date">
            <text:p>31/12/2025</text:p>
          </table:table-cell>
          <table:table-cell table:style-name="ce776" office:value-type="date" office:date-value="2022-12-31" calcext:value-type="date">
            <text:p>31/12/2022</text:p>
          </table:table-cell>
          <table:table-cell table:style-name="ce780" office:value-type="date" office:date-value="2023-12-31" calcext:value-type="date">
            <text:p>31/12/2023</text:p>
          </table:table-cell>
          <table:table-cell table:style-name="ce783" office:value-type="date" office:date-value="2024-12-31" calcext:value-type="date">
            <text:p>31/12/2024</text:p>
          </table:table-cell>
          <table:table-cell table:number-columns-repeated="2" table:style-name="ce785" office:value-type="string" calcext:value-type="string">
            <text:p>2021OALD0020</text:p>
          </table:table-cell>
          <table:table-cell table:style-name="ce788"/>
          <table:table-cell table:number-columns-repeated="1001"/>
        </table:table-row>
        <table:table-row table:style-name="ro31" table:number-rows-repeated="97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 table:number-rows-repeated="274">
          <table:table-cell table:number-columns-repeated="16"/>
          <table:table-cell table:style-name="ce902"/>
          <table:table-cell table:style-name="ce907" table:number-columns-repeated="3"/>
          <table:table-cell/>
          <table:table-cell table:style-name="ce788" table:number-columns-repeated="2"/>
          <table:table-cell table:number-columns-repeated="1001"/>
        </table:table-row>
        <table:table-row table:style-name="ro31" table:number-rows-repeated="1047548">
          <table:table-cell table:number-columns-repeated="1024"/>
        </table:table-row>
        <table:table-row table:style-name="ro31" table:number-rows-repeated="176">
          <table:table-cell table:number-columns-repeated="17"/>
          <table:table-cell table:style-name="ce910" table:number-columns-repeated="3"/>
          <table:table-cell table:style-name="ce788"/>
          <table:table-cell table:number-columns-repeated="1003"/>
        </table:table-row>
        <table:table-row table:style-name="ro31" table:number-rows-repeated="364">
          <table:table-cell table:style-name="ce829"/>
          <table:table-cell table:style-name="ce840" table:number-columns-repeated="2"/>
          <table:table-cell table:style-name="Default" table:number-columns-repeated="2"/>
          <table:table-cell table:style-name="ce856" table:number-columns-repeated="2"/>
          <table:table-cell table:style-name="ce861"/>
          <table:table-cell table:style-name="ce868"/>
          <table:table-cell table:style-name="ce861"/>
          <table:table-cell table:style-name="ce877"/>
          <table:table-cell table:style-name="ce884"/>
          <table:table-cell table:style-name="ce892" table:number-columns-repeated="4"/>
          <table:table-cell table:style-name="ce905"/>
          <table:table-cell table:style-name="ce892" table:number-columns-repeated="3"/>
          <table:table-cell table:style-name="ce915"/>
          <table:table-cell table:style-name="ce892" table:number-columns-repeated="2"/>
          <table:table-cell table:style-name="Default" table:number-columns-repeated="1001"/>
        </table:table-row>
        <table:table-row table:style-name="ro31">
          <table:table-cell table:style-name="ce829"/>
          <table:table-cell table:style-name="ce840" table:number-columns-repeated="2"/>
          <table:table-cell table:style-name="Default" table:number-columns-repeated="2"/>
          <table:table-cell table:style-name="ce856" table:number-columns-repeated="2"/>
          <table:table-cell table:style-name="ce861"/>
          <table:table-cell table:style-name="ce868"/>
          <table:table-cell table:style-name="ce861"/>
          <table:table-cell table:style-name="ce877"/>
          <table:table-cell table:style-name="ce884"/>
          <table:table-cell table:style-name="ce892" table:number-columns-repeated="4"/>
          <table:table-cell table:style-name="ce905"/>
          <table:table-cell table:style-name="ce892" table:number-columns-repeated="3"/>
          <table:table-cell table:style-name="ce915"/>
          <table:table-cell table:style-name="ce892" table:number-columns-repeated="2"/>
          <table:table-cell table:style-name="Default" table:number-columns-repeated="1001"/>
        </table:table-row>
      </table:table>
      <table:table table:name="2020ean amaitu edo luzapena" table:style-name="ta1">
        <table:table-column table:style-name="co13" table:default-cell-style-name="ce828"/>
        <table:table-column table:style-name="co19" table:default-cell-style-name="ce828"/>
        <table:table-column table:style-name="co19" table:default-cell-style-name="ce849"/>
        <table:table-column table:style-name="co10" table:visibility="collapse" table:default-cell-style-name="ce849"/>
        <table:table-column table:style-name="co6" table:visibility="collapse" table:default-cell-style-name="ce849"/>
        <table:table-column table:style-name="co34" table:default-cell-style-name="ce855"/>
        <table:table-column table:style-name="co7" table:default-cell-style-name="ce855"/>
        <table:table-column table:style-name="co10" table:default-cell-style-name="ce849"/>
        <table:table-column table:style-name="co11" table:default-cell-style-name="ce867"/>
        <table:table-column table:style-name="co10" table:default-cell-style-name="ce973"/>
        <table:table-column table:style-name="co12" table:number-columns-repeated="2" table:default-cell-style-name="ce876"/>
        <table:table-column table:style-name="co13" table:visibility="collapse" table:default-cell-style-name="ce981"/>
        <table:table-column table:style-name="co14" table:default-cell-style-name="ce973"/>
        <table:table-column table:style-name="co15" table:default-cell-style-name="ce1184"/>
        <table:table-column table:style-name="co16" table:default-cell-style-name="ce890"/>
        <table:table-column table:style-name="co13" table:default-cell-style-name="ce1188"/>
        <table:table-column table:style-name="co13" table:default-cell-style-name="ce1191"/>
        <table:table-column table:style-name="co13" table:default-cell-style-name="ce1193"/>
        <table:table-column table:style-name="co13" table:number-columns-repeated="1000" table:default-cell-style-name="ce789"/>
        <table:table-column table:style-name="co13" table:number-columns-repeated="2" table:default-cell-style-name="Default"/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 office:value-type="string" calcext:value-type="string">
            <text:p>V-05/14</text:p>
          </table:table-cell>
          <table:table-cell table:style-name="ce819" office:value-type="string" calcext:value-type="string">
            <text:p>KUADRILLATEGI, PASAIAKO GAZTEEN HIZKUNTZA OHITURETAN ERAGITEKO EGITASMOA</text:p>
          </table:table-cell>
          <table:table-cell table:style-name="ce819" office:value-type="string" calcext:value-type="string">
            <text:p>KUADRILLATEGI, PROYECTO PARA INCIDIR EN LOS HÁBITOS LINGÜISTICOS DE LOS JO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936" office:value-type="string" calcext:value-type="string">
            <text:p>10.270 € por grupo</text:p>
          </table:table-cell>
          <table:table-cell table:style-name="ce936"/>
          <table:table-cell table:style-name="ce819" office:value-type="string" calcext:value-type="string">
            <text:p>TTAKUN KULTUR ELKARTEA</text:p>
          </table:table-cell>
          <table:table-cell table:style-name="ce958" office:value-type="date" office:date-value="2014-11-17" calcext:value-type="date">
            <text:p>17/11/2014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944" office:value-type="string" calcext:value-type="string">
            <text:p>11497,40 € Talde bakoitzeko</text:p>
          </table:table-cell>
          <table:table-cell table:style-name="ce944"/>
          <table:table-cell table:style-name="ce870" office:value-type="string" calcext:value-type="string">
            <text:p>si</text:p>
          </table:table-cell>
          <table:table-cell table:style-name="ce1065"/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>
          <table:table-cell table:style-name="ce924" office:value-type="string" calcext:value-type="string">
            <text:p>V-04/14</text:p>
          </table:table-cell>
          <table:table-cell table:style-name="ce819" office:value-type="string" calcext:value-type="string">
            <text:p>PASAIAKO UDALEKO HAUR ESKOLA</text:p>
          </table:table-cell>
          <table:table-cell table:style-name="ce819" office:value-type="string" calcext:value-type="string">
            <text:p>ESCUELA MUNICIPAL INFANTIL DE PASAIA</text:p>
          </table:table-cell>
          <table:table-cell table:style-name="ce819" office:value-type="string" calcext:value-type="string">
            <text:p>GESTION</text:p>
          </table:table-cell>
          <table:table-cell table:style-name="ce819" office:value-type="string" calcext:value-type="string">
            <text:p>Abierto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36"/>
          <table:table-cell table:style-name="ce819" office:value-type="string" calcext:value-type="string">
            <text:p>LILITEGIA S.L.</text:p>
          </table:table-cell>
          <table:table-cell table:style-name="ce958" office:value-type="date" office:date-value="2014-09-04" calcext:value-type="date">
            <text:p>04/09/2014</text:p>
          </table:table-cell>
          <table:table-cell table:style-name="ce870" office:value-type="string" calcext:value-type="string">
            <text:p>3 AÑOS+3 PRORROGAS ANUALES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44"/>
          <table:table-cell table:style-name="ce870"/>
          <table:table-cell table:style-name="ce1065"/>
          <table:table-cell table:style-name="ce870" office:value-type="string" calcext:value-type="string">
            <text:p>KULTURA</text:p>
          </table:table-cell>
          <table:table-cell table:style-name="ce886"/>
          <table:table-cell table:style-name="ce958" office:value-type="date" office:date-value="2020-08-31" calcext:value-type="date">
            <text:p>31/08/2020</text:p>
          </table:table-cell>
          <table:table-cell table:style-name="ce920" table:number-columns-repeated="3"/>
          <table:table-cell table:style-name="ce919" office:value-type="string" calcext:value-type="string">
            <text:p>PAZ-43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4" table:visibility="filter">
          <table:table-cell table:style-name="ce819" office:value-type="string" calcext:value-type="string">
            <text:p>OM-02/14</text:p>
          </table:table-cell>
          <table:table-cell table:style-name="ce819" office:value-type="string" calcext:value-type="string">
            <text:p>TRINTXERPEKO HOCKEY ETA FUTBOL ZELAIKO BELAR ARTIFIZIALA BERRITZEA</text:p>
          </table:table-cell>
          <table:table-cell table:style-name="ce819" office:value-type="string" calcext:value-type="string">
            <text:p>RENOVACIÓN DE LA HIERBA ARTIFICIAL DEL CAMPO <text:s/>DE HOCKEY Y FUTBOL DE TRINTXERP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936" office:value-type="float" office:value="115392.48" calcext:value-type="float">
            <text:p>115.392,48</text:p>
          </table:table-cell>
          <table:table-cell table:style-name="ce936" office:value-type="float" office:value="139624.9" calcext:value-type="float">
            <text:p>139.624,90</text:p>
          </table:table-cell>
          <table:table-cell table:style-name="ce819" office:value-type="string" calcext:value-type="string">
            <text:p>FIELDTURF POLIGRAS S.A</text:p>
          </table:table-cell>
          <table:table-cell table:style-name="ce958" office:value-type="date" office:date-value="2014-01-13" calcext:value-type="date">
            <text:p>13/01/2014</text:p>
          </table:table-cell>
          <table:table-cell table:style-name="ce870" office:value-type="string" calcext:value-type="string">
            <text:p>4 SEMANAS</text:p>
          </table:table-cell>
          <table:table-cell table:style-name="ce944"/>
          <table:table-cell table:style-name="ce944" office:value-type="float" office:value="138183.33" calcext:value-type="float">
            <text:p>138.183,33</text:p>
          </table:table-cell>
          <table:table-cell table:style-name="ce870" office:value-type="string" calcext:value-type="string">
            <text:p>si</text:p>
          </table:table-cell>
          <table:table-cell table:style-name="ce1065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 office:value-type="string" calcext:value-type="string">
            <text:p>V-10/15</text:p>
          </table:table-cell>
          <table:table-cell table:style-name="ce819" office:value-type="string" calcext:value-type="string">
            <text:p>UDAL GAZTELEKUEN KONTRATAZIOA </text:p>
          </table:table-cell>
          <table:table-cell table:style-name="ce819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936" table:number-columns-repeated="2"/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958" office:value-type="date" office:date-value="2015-07-29" calcext:value-type="date">
            <text:p>29/07/2015</text:p>
          </table:table-cell>
          <table:table-cell table:style-name="ce870" office:value-type="string" calcext:value-type="string">
            <text:p>Desde 1-09-2015 hasta que comience a prestar servicio el ajudicatorio del procedimineto abierto</text:p>
          </table:table-cell>
          <table:table-cell table:style-name="ce944" office:value-type="float" office:value="5719.39" calcext:value-type="float">
            <text:p>5.719,39</text:p>
          </table:table-cell>
          <table:table-cell table:style-name="ce944"/>
          <table:table-cell table:style-name="ce870" office:value-type="string" calcext:value-type="string">
            <text:p>si</text:p>
          </table:table-cell>
          <table:table-cell table:style-name="ce1065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819" office:value-type="string" calcext:value-type="string">
            <text:p>V-02/14</text:p>
          </table:table-cell>
          <table:table-cell table:style-name="ce819" office:value-type="string" calcext:value-type="string">
            <text:p>UDAL ZERGAK IKUSKATZEKO LAGUNTZA TEKNIKOA</text:p>
          </table:table-cell>
          <table:table-cell table:style-name="ce819" office:value-type="string" calcext:value-type="string">
            <text:p>ASISTENCIA TÉCNICA PARA LA INSPECCIÓN DE LOS TRIBUTOS DE CARÁCTER MUNICIPAL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936"/>
          <table:table-cell table:style-name="ce944" office:value-type="string" calcext:value-type="string">
            <text:p>30 € Por exp., 60% de los cobros puntuales, 30% de las cantidades de actos tributarios aislados</text:p>
          </table:table-cell>
          <table:table-cell table:style-name="ce819" office:value-type="string" calcext:value-type="string">
            <text:p>COORDINADORA DE GESTION DE INGRESOS S.A.</text:p>
          </table:table-cell>
          <table:table-cell table:style-name="ce958" office:value-type="string" calcext:value-type="string">
            <text:p>3-10-2014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944"/>
          <table:table-cell table:style-name="ce944" office:value-type="string" calcext:value-type="string">
            <text:p>20 € Por exp., 40% de los cobros puntuales, 20% de las cantidades de actos tributarios aislados</text:p>
          </table:table-cell>
          <table:table-cell table:style-name="ce870" office:value-type="string" calcext:value-type="string">
            <text:p>si</text:p>
          </table:table-cell>
          <table:table-cell table:style-name="ce1065"/>
          <table:table-cell table:style-name="ce870" office:value-type="string" calcext:value-type="string">
            <text:p>ERRENT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817" office:value-type="string" calcext:value-type="string">
            <text:p>PAZ-4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/>
          <table:table-cell table:style-name="ce932" office:value-type="string" calcext:value-type="string">
            <text:p>PASAI ANTXOKO IBAIONDO FRONTOIKO EDARITEGIRAKO ALTZARIAK ETA ETXE TRESNAK ORNITZEA</text:p>
          </table:table-cell>
          <table:table-cell table:style-name="ce932" office:value-type="string" calcext:value-type="string">
            <text:p>SUMINISTRO DE MOBILIARIO Y ELECTRODOMÉSTICOS EN EL AMBIGÚ DEL FRONTÓN IBAIONDO DE PASAI ANTXO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- Lote 1- 39.038,84 € <text:s/>- Lote 2- 16.850,26 € </text:p>
          </table:table-cell>
          <table:table-cell table:style-name="ce858" office:value-type="string" calcext:value-type="string">
            <text:p>- Lote 1- 47.237,00 € - Lote 2- 20.388,82 € <text:s/></text:p>
          </table:table-cell>
          <table:table-cell table:style-name="ce819" office:value-type="string" calcext:value-type="string">
            <text:p>- Lote 1: HOSTELBERRI, S.L. <text:s text:c="2"/>- Lote 2: José Javier Jimeno Goicoechea</text:p>
          </table:table-cell>
          <table:table-cell table:style-name="ce863" office:value-type="string" calcext:value-type="string">
            <text:p>Lote 1: 25-12-2015 <text:s/>-Lote 2: 30-12-2015</text:p>
          </table:table-cell>
          <table:table-cell table:style-name="ce870" office:value-type="string" calcext:value-type="string">
            <text:p>- Lote 1: 1 MES , - Lote 2: 1 MES <text:s/></text:p>
          </table:table-cell>
          <table:table-cell table:style-name="ce850"/>
          <table:table-cell table:style-name="ce858" office:value-type="string" calcext:value-type="string">
            <text:p>- Lote 1: <text:s/>30.254,84 <text:s text:c="16"/>- Lote 2: 14.912,77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1/15</text:p>
          </table:table-cell>
          <table:table-cell table:style-name="ce932" office:value-type="string" calcext:value-type="string">
            <text:p>PASAI DONIBANEKO J.J. OTAEGI PLAZAKO ESKOLA OIHAN ESTALKIA BERRITZEKO LANAK</text:p>
          </table:table-cell>
          <table:table-cell table:style-name="ce932" office:value-type="string" calcext:value-type="string">
            <text:p>RENOVACIÓN DE LA CUBIERTA DEL ANTIGUO EDIFICIO DE LAS ESCUELAS J.J. OTAEI DE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ARRANBIL ERAIKUNTZAK S.L.</text:p>
          </table:table-cell>
          <table:table-cell table:style-name="ce863" office:value-type="date" office:date-value="2015-07-13" calcext:value-type="date">
            <text:p>13/07/2015</text:p>
          </table:table-cell>
          <table:table-cell table:style-name="ce870" office:value-type="string" calcext:value-type="string">
            <text:p>Hasta finales de septiembre del 2015</text:p>
          </table:table-cell>
          <table:table-cell table:style-name="ce850"/>
          <table:table-cell table:style-name="ce858" office:value-type="float" office:value="52984.27" calcext:value-type="float">
            <text:p>52.984,27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2/15</text:p>
          </table:table-cell>
          <table:table-cell table:style-name="ce932" office:value-type="string" calcext:value-type="string">
            <text:p>TRINTXERPEKO AZOKAKO IGOGAILU BERRIA JARTZEKO OBRA</text:p>
          </table:table-cell>
          <table:table-cell table:style-name="ce932" office:value-type="string" calcext:value-type="string">
            <text:p>OBRA DE INSTALACIÓN DE NUEVO ASCENSOR EN EL MERCADO DE TRINTXERP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ASTIARAN S.L.</text:p>
          </table:table-cell>
          <table:table-cell table:style-name="ce863" office:value-type="date" office:date-value="2015-10-26" calcext:value-type="date">
            <text:p>26/10/2015</text:p>
          </table:table-cell>
          <table:table-cell table:style-name="ce870" office:value-type="string" calcext:value-type="string">
            <text:p>1 MES</text:p>
          </table:table-cell>
          <table:table-cell table:style-name="ce850" office:value-type="float" office:value="43080" calcext:value-type="float">
            <text:p>43.080,00</text:p>
          </table:table-cell>
          <table:table-cell table:style-name="ce858" office:value-type="float" office:value="52126.8" calcext:value-type="float">
            <text:p>52.126,8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 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12/15</text:p>
          </table:table-cell>
          <table:table-cell table:style-name="ce932" office:value-type="string" calcext:value-type="string">
            <text:p>ALBOKO ZAMADUN EDUKIONTZIAK BILTZEKO IBILGAILU TRINKOTZAILEA EROSTEA</text:p>
          </table:table-cell>
          <table:table-cell table:style-name="ce932" office:value-type="string" calcext:value-type="string">
            <text:p>ADQUISICION DE VEHÍCULO COMPACTADOR PARA RECOGIDA DE CONTENEDORES DE R.S.U. DE CARGA LATERAL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77000" calcext:value-type="float">
            <text:p>77.000,00</text:p>
          </table:table-cell>
          <table:table-cell table:style-name="ce858" office:value-type="string" calcext:value-type="string">
            <text:p><text:span text:style-name="T25">93.170</text:span><text:span text:style-name="T26">,00</text:span></text:p>
          </table:table-cell>
          <table:table-cell table:style-name="ce819" office:value-type="string" calcext:value-type="string">
            <text:p>ENVIRO RENT XXI, S.L</text:p>
          </table:table-cell>
          <table:table-cell table:style-name="ce863" office:value-type="string" calcext:value-type="string">
            <text:p>1-12-2015</text:p>
          </table:table-cell>
          <table:table-cell table:style-name="ce870" office:value-type="string" calcext:value-type="string">
            <text:p>30 Días naturales</text:p>
          </table:table-cell>
          <table:table-cell table:style-name="ce850"/>
          <table:table-cell table:style-name="ce858" office:value-type="float" office:value="89540" calcext:value-type="float">
            <text:p>89.54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11/15</text:p>
          </table:table-cell>
          <table:table-cell table:style-name="ce932" office:value-type="string" calcext:value-type="string">
            <text:p>ZABORRA BILTZEKO EDUKIONTZIAK EROSTEA</text:p>
          </table:table-cell>
          <table:table-cell table:style-name="ce932" office:value-type="string" calcext:value-type="string">
            <text:p>ADQUISICION DE CONTENEDORES DE RECOGIDA DE RESIDUOS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41322.31" calcext:value-type="float">
            <text:p>41.322,31</text:p>
          </table:table-cell>
          <table:table-cell table:style-name="ce858" office:value-type="float" office:value="50000" calcext:value-type="float">
            <text:p>50.000,00</text:p>
          </table:table-cell>
          <table:table-cell table:style-name="ce819" office:value-type="string" calcext:value-type="string">
            <text:p>PLASTIC OMNIUM SISTEMAS URBANOS S.A.U</text:p>
          </table:table-cell>
          <table:table-cell table:style-name="ce863" office:value-type="string" calcext:value-type="string">
            <text:p>15-12-2015</text:p>
          </table:table-cell>
          <table:table-cell table:style-name="ce870" office:value-type="string" calcext:value-type="string">
            <text:p>1 año,</text:p>
          </table:table-cell>
          <table:table-cell table:style-name="ce850"/>
          <table:table-cell table:style-name="ce858" office:value-type="float" office:value="49171.86" calcext:value-type="float">
            <text:p>49.171,8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 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 office:value-type="string" calcext:value-type="string">
            <text:p>V-05/15</text:p>
          </table:table-cell>
          <table:table-cell table:style-name="ce932" office:value-type="string" calcext:value-type="string">
            <text:p>SU ARTIFIZIALAK 2015</text:p>
          </table:table-cell>
          <table:table-cell table:style-name="ce932" office:value-type="string" calcext:value-type="string">
            <text:p>FUEGOS ARTIFICIALES 2015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19" office:value-type="string" calcext:value-type="string">
            <text:p>PIROTECNIA VALECEA-PIR S.L.</text:p>
          </table:table-cell>
          <table:table-cell table:style-name="ce863" office:value-type="date" office:date-value="2015-06-17" calcext:value-type="date">
            <text:p>17/06/2015</text:p>
          </table:table-cell>
          <table:table-cell table:style-name="ce870" office:value-type="string" calcext:value-type="string">
            <text:p>1 DÍA (31 DE JULIO 2017)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FEST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6" table:visibility="filter">
          <table:table-cell table:style-name="ce819" office:value-type="string" calcext:value-type="string">
            <text:p>V-01/16</text:p>
          </table:table-cell>
          <table:table-cell table:style-name="ce932"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table:style-name="ce932"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819598.03" calcext:value-type="float">
            <text:p>1.819.598,03</text:p>
          </table:table-cell>
          <table:table-cell table:style-name="ce858" office:value-type="float" office:value="2201713.62" calcext:value-type="float">
            <text:p>2.201.713,62</text:p>
          </table:table-cell>
          <table:table-cell table:style-name="ce819" office:value-type="string" calcext:value-type="string">
            <text:p>ALTUNA Y URIA, S.A</text:p>
          </table:table-cell>
          <table:table-cell table:style-name="ce863" office:value-type="string" calcext:value-type="string">
            <text:p>04-03-2016</text:p>
          </table:table-cell>
          <table:table-cell table:style-name="ce870" office:value-type="string" calcext:value-type="string">
            <text:p>11 MESES</text:p>
          </table:table-cell>
          <table:table-cell table:style-name="ce850"/>
          <table:table-cell table:style-name="ce858" office:value-type="float" office:value="1401532.13" calcext:value-type="float">
            <text:p>1.401.532,1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3" table:visibility="filter">
          <table:table-cell table:style-name="ce819"/>
          <table:table-cell table:style-name="ce932" office:value-type="string" calcext:value-type="string">
            <text:p>PASAI DONIBANEKO ALABORTZA HONDARTZAREN IPARRALDEKO SEKTOREAN MENDI-HEGALA EGONKORTZEKO OBRAK</text:p>
          </table:table-cell>
          <table:table-cell table:style-name="ce932" office:value-type="string" calcext:value-type="string">
            <text:p>OBRAS DE ESTABILIZACIÓN DE LA LADERA EN EL SECTOR NORTE DE LA CALA ALABORTZA- PASAI DONIBANE-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540641.2" calcext:value-type="float">
            <text:p>540.641,20</text:p>
          </table:table-cell>
          <table:table-cell table:style-name="ce858" office:value-type="float" office:value="654175.85" calcext:value-type="float">
            <text:p>654.175,85</text:p>
          </table:table-cell>
          <table:table-cell table:style-name="ce819"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table:style-name="ce863" office:value-type="string" calcext:value-type="string">
            <text:p>29-12-2015</text:p>
          </table:table-cell>
          <table:table-cell table:style-name="ce870" office:value-type="string" calcext:value-type="string">
            <text:p>3 meses</text:p>
          </table:table-cell>
          <table:table-cell table:style-name="ce850"/>
          <table:table-cell table:style-name="ce858" office:value-type="float" office:value="423829.7" calcext:value-type="float">
            <text:p>423.829,7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09/15</text:p>
          </table:table-cell>
          <table:table-cell table:number-columns-repeated="2" table:style-name="ce932" office:value-type="string" calcext:value-type="string">
            <text:p>UDAL GAZTELEKUEN KONTRATAZIOA 2015/2018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 office:value-type="float" office:value="232320" calcext:value-type="float">
            <text:p>232.320,00</text:p>
          </table:table-cell>
          <table:table-cell table:style-name="ce819"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table:style-name="ce863" office:value-type="string" calcext:value-type="string">
            <text:p>20-10-2015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58080 € / Año + 29.040 año Antxo</text:p>
          </table:table-cell>
          <table:table-cell table:style-name="ce870" office:value-type="string" calcext:value-type="string">
            <text:p>si</text:p>
          </table:table-cell>
          <table:table-cell table:style-name="ce1070" office:value-type="string" calcext:value-type="string">
            <text:p>2017: 1ª prorroga. <text:s text:c="8"/>2018: 2ª prorroga</text:p>
          </table:table-cell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<text:s/></text:p>
          </table:table-cell>
          <table:table-cell table:style-name="ce933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933" office:value-type="string" calcext:value-type="string">
            <text:p>EQUIPAMIENTO SOCIO-CULTURAL-DEPORTIVO EN PASAI DONIBANE <text:s/>-4ª FASE- asesoria técnic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74380.37" calcext:value-type="float">
            <text:p>74.380,37</text:p>
          </table:table-cell>
          <table:table-cell table:style-name="ce858" office:value-type="float" office:value="90000.25" calcext:value-type="float">
            <text:p>90.000,25</text:p>
          </table:table-cell>
          <table:table-cell table:style-name="ce819" office:value-type="string" calcext:value-type="string">
            <text:p>ESTUDIO K, SOCIEDAD COOPERATIVA</text:p>
          </table:table-cell>
          <table:table-cell table:style-name="ce863" office:value-type="string" calcext:value-type="string">
            <text:p>13-10-2015</text:p>
          </table:table-cell>
          <table:table-cell table:style-name="ce870" office:value-type="string" calcext:value-type="string">
            <text:p>14 MESES</text:p>
          </table:table-cell>
          <table:table-cell table:style-name="ce858" office:value-type="float" office:value="53100" calcext:value-type="float">
            <text:p>53.100,00</text:p>
          </table:table-cell>
          <table:table-cell table:style-name="ce858" office:value-type="string" calcext:value-type="string">
            <text:p>64.251,00 euros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06/15</text:p>
          </table:table-cell>
          <table:table-cell table:style-name="ce933" office:value-type="string" calcext:value-type="string">
            <text:p>HAINBAT KIROL MATERIAL EROSTEA TRINTXERPEKO KIROLGUNEKO GIMNASIORAKO</text:p>
          </table:table-cell>
          <table:table-cell table:style-name="ce933" office:value-type="string" calcext:value-type="string">
            <text:p><text:s/>MATERIAL DEPORTIVO PARA GIMNASIO PARA EL GIMNASIO DEL COMPLEJO DEPORTIVO DE TRINTXERPE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Negociado- sin publicidad</text:p>
          </table:table-cell>
          <table:table-cell table:style-name="ce937" office:value-type="float" office:value="39669.42" calcext:value-type="float">
            <text:p>39669,42</text:p>
          </table:table-cell>
          <table:table-cell table:style-name="ce945" office:value-type="currency" office:currency="EUR" office:value="48000" calcext:value-type="currency">
            <text:p>48.000,00 €</text:p>
          </table:table-cell>
          <table:table-cell table:style-name="ce951" office:value-type="string" calcext:value-type="string">
            <text:p>EXERCYCLE, S.A</text:p>
          </table:table-cell>
          <table:table-cell table:style-name="ce863" office:value-type="string" calcext:value-type="string">
            <text:p>24-08-2015</text:p>
          </table:table-cell>
          <table:table-cell table:style-name="ce870" office:value-type="string" calcext:value-type="string">
            <text:p>1 mes</text:p>
          </table:table-cell>
          <table:table-cell table:style-name="ce850"/>
          <table:table-cell table:style-name="ce858" office:value-type="float" office:value="47772.08" calcext:value-type="float">
            <text:p>47.772,0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>
          <table:table-cell table:style-name="ce819" office:value-type="string" calcext:value-type="string">
            <text:p>V-13/15</text:p>
          </table:table-cell>
          <table:table-cell table:style-name="ce933" office:value-type="string" calcext:value-type="string">
            <text:p>ELIZGAIN ERAIKINEKO GIZARTE ZENTROAN ILE-APAINDEGI ZERBITZUA</text:p>
          </table:table-cell>
          <table:table-cell table:style-name="ce933" office:value-type="string" calcext:value-type="string">
            <text:p>SERVICIO DE PELUQUERÍA EN EL CENTRO SOCIAL DEL EDIFICIO ELIZ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946" office:value-type="string" calcext:value-type="string">
            <text:p>canon mensual mínimo de 150,00 euros</text:p>
          </table:table-cell>
          <table:table-cell table:style-name="ce953" office:value-type="string" calcext:value-type="string">
            <text:p>DESIERTO ( Dª MARIA DEL CARMEN MARIÑO AGUIAR)</text:p>
          </table:table-cell>
          <table:table-cell table:style-name="ce863" office:value-type="string" calcext:value-type="string">
            <text:p>12-02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953" office:value-type="string" calcext:value-type="string">
            <text:p>canon de 150,-- euros/mes.</text:p>
          </table:table-cell>
          <table:table-cell table:style-name="ce870"/>
          <table:table-cell table:style-name="ce1070" office:value-type="string" calcext:value-type="string">
            <text:p>2018: 1ª prorroga <text:s text:c="7"/>2019: 2ª prorroga <text:s text:c="9"/>2020: Nueva contratatació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958" office:value-type="date" office:date-value="2020-02-11" calcext:value-type="date">
            <text:p>11/02/2020</text:p>
          </table:table-cell>
          <table:table-cell table:style-name="ce920" office:value-type="date" office:date-value="2018-02-11" calcext:value-type="date">
            <text:p>11/02/2018</text:p>
          </table:table-cell>
          <table:table-cell table:style-name="ce920" office:value-type="date" office:date-value="2019-02-11" calcext:value-type="date">
            <text:p>11/02/2019</text:p>
          </table:table-cell>
          <table:table-cell table:style-name="ce920"/>
          <table:table-cell table:style-name="ce919" office:value-type="string" calcext:value-type="string">
            <text:p>PAZ-49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0">
          <table:table-cell table:style-name="ce819" office:value-type="string" calcext:value-type="string">
            <text:p>V-14/15</text:p>
          </table:table-cell>
          <table:table-cell table:style-name="ce933" office:value-type="string" calcext:value-type="string">
            <text:p>SAN PEDROKO JUBILATUEN ETXEKO <text:s/>GIZARTE ZENTROAN ILE-APAINDEGI ZERBITZUA</text:p>
          </table:table-cell>
          <table:table-cell table:style-name="ce933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947" office:value-type="string" calcext:value-type="string">
            <text:p>canon mensual mínimo de 75 euros</text:p>
          </table:table-cell>
          <table:table-cell table:style-name="ce954" office:value-type="string" calcext:value-type="string">
            <text:p><text:span text:style-name="T36">Dª. Rut Martin</text:span><text:span text:style-name="T37"> Otero</text:span></text:p>
          </table:table-cell>
          <table:table-cell table:style-name="ce863" office:value-type="string" calcext:value-type="string">
            <text:p>03-05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953" office:value-type="string" calcext:value-type="string">
            <text:p>canon de 75,-- euros/mes.</text:p>
          </table:table-cell>
          <table:table-cell table:style-name="ce870"/>
          <table:table-cell table:style-name="ce1070" office:value-type="string" calcext:value-type="string">
            <text:p>2018: 1ª prorroga <text:s text:c="7"/>2019: 2ª prorroga <text:s text:c="9"/>2020: Nueva contratatació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958" office:value-type="date" office:date-value="2020-05-02" calcext:value-type="date">
            <text:p>02/05/2020</text:p>
          </table:table-cell>
          <table:table-cell table:style-name="ce920" office:value-type="date" office:date-value="2018-05-02" calcext:value-type="date">
            <text:p>02/05/2018</text:p>
          </table:table-cell>
          <table:table-cell table:style-name="ce920" office:value-type="date" office:date-value="2019-05-02" calcext:value-type="date">
            <text:p>02/05/2019</text:p>
          </table:table-cell>
          <table:table-cell table:style-name="ce920"/>
          <table:table-cell table:style-name="ce919" office:value-type="string" calcext:value-type="string">
            <text:p>PAZ-49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30" table:visibility="filter">
          <table:table-cell table:style-name="ce819" office:value-type="string" calcext:value-type="string">
            <text:p>V-18/15</text:p>
          </table:table-cell>
          <table:table-cell table:style-name="ce933" office:value-type="string" calcext:value-type="string">
            <text:p>HERRITARREN ARRETARAKO ZERBITZUA ABIARAZTEKO ADMINISTAZIO PROZEDUREN ESKULIBURUA EGITEKO ZERBITZUA</text:p>
          </table:table-cell>
          <table:table-cell table:style-name="ce933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7"/>
          <table:table-cell table:style-name="ce955" office:value-type="string" calcext:value-type="string">
            <text:p>OTXANDIO &amp; TEAM CONSULTING S.L.</text:p>
          </table:table-cell>
          <table:table-cell table:style-name="ce863" office:value-type="date" office:date-value="2015-11-26" calcext:value-type="date">
            <text:p>26/11/2015</text:p>
          </table:table-cell>
          <table:table-cell table:style-name="ce870" office:value-type="string" calcext:value-type="string">
            <text:p>9 meses</text:p>
          </table:table-cell>
          <table:table-cell table:style-name="ce850" office:value-type="float" office:value="17999.99" calcext:value-type="float">
            <text:p>17.999,99</text:p>
          </table:table-cell>
          <table:table-cell table:style-name="ce957" office:value-type="float" office:value="21779.99" calcext:value-type="float">
            <text:p>21779,9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PERTSONAL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/>
          <table:table-cell table:style-name="ce933" office:value-type="string" calcext:value-type="string">
            <text:p>PASAI ANTXOKO LUZURIAGA 3.02.1 HIRI EREMUKO ZOLADURA BERRITZEKO OBRAK EGIKARITZEA</text:p>
          </table:table-cell>
          <table:table-cell table:style-name="ce933" office:value-type="string" calcext:value-type="string">
            <text:p>OBRAS DE RENOVACIÓN DEL PAVIMENTO DEL ÁREA URBANA 3.02.1 LUZURIAGA EN PASAI ANTX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38" office:value-type="float" office:value="178744.74" calcext:value-type="float">
            <text:p>178744,74</text:p>
          </table:table-cell>
          <table:table-cell table:style-name="ce938" office:value-type="string" calcext:value-type="string">
            <text:p>216,281,13</text:p>
          </table:table-cell>
          <table:table-cell table:style-name="ce939" office:value-type="string" calcext:value-type="string">
            <text:p>ASFALTIA S.L.</text:p>
          </table:table-cell>
          <table:table-cell table:style-name="ce863" office:value-type="string" calcext:value-type="string">
            <text:p>09-12-2015</text:p>
          </table:table-cell>
          <table:table-cell table:style-name="ce870" office:value-type="string" calcext:value-type="string">
            <text:p>3 semanas</text:p>
          </table:table-cell>
          <table:table-cell table:style-name="ce850"/>
          <table:table-cell table:style-name="ce957" office:value-type="float" office:value="148476.99" calcext:value-type="float">
            <text:p>148476,9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6/15</text:p>
          </table:table-cell>
          <table:table-cell table:style-name="ce933" office:value-type="string" calcext:value-type="string">
            <text:p>TRINTXERPEKO ARANEDERKO KIROL PISTA BIRMOLDATZEA</text:p>
          </table:table-cell>
          <table:table-cell table:style-name="ce933" office:value-type="string" calcext:value-type="string">
            <text:p>REMODELACIÓN DE LA PISTA DEPORTIVA DE ARANEDER EN TRINTXERP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38" office:value-type="float" office:value="108107.5" calcext:value-type="float">
            <text:p>108107,5</text:p>
          </table:table-cell>
          <table:table-cell table:style-name="ce938" office:value-type="float" office:value="130810.08" calcext:value-type="float">
            <text:p>130810,08</text:p>
          </table:table-cell>
          <table:table-cell table:style-name="ce951" office:value-type="string" calcext:value-type="string">
            <text:p>HOBBY KIROLAK, S.L</text:p>
          </table:table-cell>
          <table:table-cell table:style-name="ce863" office:value-type="string" calcext:value-type="string">
            <text:p>17-12-2015</text:p>
          </table:table-cell>
          <table:table-cell table:style-name="ce870" office:value-type="string" calcext:value-type="string">
            <text:p>5 semanas</text:p>
          </table:table-cell>
          <table:table-cell table:style-name="ce850"/>
          <table:table-cell table:style-name="ce957" office:value-type="float" office:value="128931.55" calcext:value-type="float">
            <text:p>128931,55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8" table:visibility="filter">
          <table:table-cell table:style-name="ce819" office:value-type="string" calcext:value-type="string">
            <text:p>OM-08/15</text:p>
          </table:table-cell>
          <table:table-cell table:style-name="ce933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933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39" office:value-type="float" office:value="119995.12" calcext:value-type="float">
            <text:p>119995,12</text:p>
          </table:table-cell>
          <table:table-cell table:style-name="ce939" office:value-type="float" office:value="145194.1" calcext:value-type="float">
            <text:p>145194,1</text:p>
          </table:table-cell>
          <table:table-cell table:style-name="ce939" office:value-type="string" calcext:value-type="string">
            <text:p>URBYCOLAN, S.L.</text:p>
          </table:table-cell>
          <table:table-cell table:style-name="ce863" office:value-type="string" calcext:value-type="string">
            <text:p>21-12-2015</text:p>
          </table:table-cell>
          <table:table-cell table:style-name="ce870" office:value-type="string" calcext:value-type="string">
            <text:p>21 días naturales</text:p>
          </table:table-cell>
          <table:table-cell table:style-name="ce850"/>
          <table:table-cell table:style-name="ce957" office:value-type="float" office:value="143742.15" calcext:value-type="float">
            <text:p>143742,15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/>
          <table:table-cell table:style-name="ce933" office:value-type="string" calcext:value-type="string">
            <text:p>PASAI SAN PEDRON URRESTARAZU KALEKO BERRURBANIZATZE PARTZIALERAKO OBRAK</text:p>
          </table:table-cell>
          <table:table-cell table:style-name="ce933" office:value-type="string" calcext:value-type="string">
            <text:p>OBRAS DEL PLAN PARCIAL DE REURBANIZACIÓN DE LA CALLE URRESTARAZU EN SAN PEDR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40" office:value-type="float" office:value="81707.45" calcext:value-type="float">
            <text:p>81707,45</text:p>
          </table:table-cell>
          <table:table-cell table:style-name="ce948" office:value-type="float" office:value="98866.01" calcext:value-type="float">
            <text:p>98866,01</text:p>
          </table:table-cell>
          <table:table-cell table:style-name="ce939" office:value-type="string" calcext:value-type="string">
            <text:p>URBYCOLAN, S.L.</text:p>
          </table:table-cell>
          <table:table-cell table:style-name="ce863" office:value-type="string" calcext:value-type="string">
            <text:p>21-12-2015</text:p>
          </table:table-cell>
          <table:table-cell table:style-name="ce870" office:value-type="string" calcext:value-type="string">
            <text:p>6 SEMANAS</text:p>
          </table:table-cell>
          <table:table-cell table:style-name="ce850"/>
          <table:table-cell table:style-name="ce957" office:value-type="float" office:value="78301.12" calcext:value-type="float">
            <text:p>78301,12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5" table:visibility="filter">
          <table:table-cell table:style-name="ce819" office:value-type="string" calcext:value-type="string">
            <text:p>V-04/15</text:p>
          </table:table-cell>
          <table:table-cell table:style-name="ce933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933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41" office:value-type="string" calcext:value-type="string">
            <text:p>- Lote 1-. 28.925,62 <text:s text:c="2"/>- Lote 2- 22.314,05</text:p>
          </table:table-cell>
          <table:table-cell table:style-name="ce949" office:value-type="string" calcext:value-type="string">
            <text:p>- Lote 1-. <text:span text:style-name="T27">35.000,00 €  - Lote 2- 27.000,00 </text:span></text:p>
          </table:table-cell>
          <table:table-cell table:style-name="ce819" office:value-type="string" calcext:value-type="string">
            <text:p>- Lote 1:<text:span text:style-name="T75">EXERCYCLE, S.L      2- Lote 2: ARGYSAN, S.L</text:span></text:p>
          </table:table-cell>
          <table:table-cell table:style-name="ce863" office:value-type="string" calcext:value-type="string">
            <text:p>- Lote 1: 27-08-2015 <text:s/>-Lote 2: 04-09-2015</text:p>
          </table:table-cell>
          <table:table-cell table:style-name="ce870" office:value-type="string" calcext:value-type="string">
            <text:p>1 MES</text:p>
          </table:table-cell>
          <table:table-cell table:style-name="ce850"/>
          <table:table-cell table:style-name="ce858" office:value-type="string" calcext:value-type="string">
            <text:p>- Lote 1: <text:span text:style-name="T106">28.978,71   - Lote 2:26.999,94</text:span>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/>
          <table:table-cell table:style-name="ce933" office:value-type="string" calcext:value-type="string">
            <text:p>PASAI SAN PEDRON, PROISA KULTUR GUNEKO ORUBEA AISIA ETA KIROL GUNE BIHURTZEKO EGOKITZAPEN-OBRAK EGIKARITZEA</text:p>
          </table:table-cell>
          <table:table-cell table:style-name="ce933" office:value-type="string" calcext:value-type="string">
            <text:p>EJECUCIÓN DE OBRAS DE ADECUACIÓN DEL SOLAR DEL CENTRO CULTURAL PROISA COMO CENTRO DE OCIO Y DEPORTE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Negociado sin publicidad urgente</text:p>
          </table:table-cell>
          <table:table-cell table:style-name="ce941" office:value-type="float" office:value="58776.61" calcext:value-type="float">
            <text:p>58776,61</text:p>
          </table:table-cell>
          <table:table-cell table:style-name="ce949" office:value-type="float" office:value="71119.7" calcext:value-type="float">
            <text:p>71119,7</text:p>
          </table:table-cell>
          <table:table-cell table:style-name="ce819" office:value-type="string" calcext:value-type="string">
            <text:p>EXCAVACIONES Y TRANSPORTES ORSA,S.L</text:p>
          </table:table-cell>
          <table:table-cell table:style-name="ce863" office:value-type="string" calcext:value-type="string">
            <text:p>29-12-2015</text:p>
          </table:table-cell>
          <table:table-cell table:style-name="ce870" office:value-type="string" calcext:value-type="string">
            <text:p>3 SEMANAS</text:p>
          </table:table-cell>
          <table:table-cell table:style-name="ce850"/>
          <table:table-cell table:style-name="ce976" office:value-type="float" office:value="55828.96" calcext:value-type="float">
            <text:p>55828,9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03/15</text:p>
          </table:table-cell>
          <table:table-cell table:number-columns-repeated="2" table:style-name="ce933" office:value-type="string" calcext:value-type="string">
            <text:p>UDALEKU IREKIEN KONTRATAZIOA 2015-2018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942" office:value-type="float" office:value="225000" calcext:value-type="float">
            <text:p>225000</text:p>
          </table:table-cell>
          <table:table-cell table:style-name="ce942" office:value-type="float" office:value="272000" calcext:value-type="float">
            <text:p>272000</text:p>
          </table:table-cell>
          <table:table-cell table:style-name="ce956" office:value-type="string" calcext:value-type="string">
            <text:p>URTXINTXA <text:s/>AISIALDIKO ESKOLA-GIPUZKOA</text:p>
          </table:table-cell>
          <table:table-cell table:style-name="ce863" office:value-type="string" calcext:value-type="string">
            <text:p>29-05-2015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974" office:value-type="string" calcext:value-type="string">
            <text:p>67500 (Exento IVA)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02/15</text:p>
          </table:table-cell>
          <table:table-cell table:style-name="ce932" office:value-type="string" calcext:value-type="string">
            <text:p>SUKALDE ETA JANGELA ZERBITZUA: PASAI SAN PEDROKO ZAHARREN EGOITZA, JOKIN AMONDARAIN APARTAMENTUAK ETA EGUNEKO ZENTROA</text:p>
          </table:table-cell>
          <table:table-cell table:style-name="ce932" office:value-type="string" calcext:value-type="string">
            <text:p>SERVICIO DE COCINA-COMEDOR DE LA RESIDENCIA DE ANCIANOS DE PASAI SAN PEDRO, LOS APARTAMENTOS JOKIN AMONDARAIN Y EL CENTRO DE DÍ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246100" calcext:value-type="float">
            <text:p>246.100,00</text:p>
          </table:table-cell>
          <table:table-cell table:style-name="ce858"/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AHARREN EGO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/>
          <table:table-cell table:style-name="ce932" office:value-type="string" calcext:value-type="string">
            <text:p>PASAI DONIBANEKO ALABORTZA KALA BERRESKURATZEKO</text:p>
          </table:table-cell>
          <table:table-cell table:style-name="ce932" office:value-type="string" calcext:value-type="string">
            <text:p>RECUPERACIÓN DE LA CALA <text:s/>ALABORTZA. PASAI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360366.99" calcext:value-type="float">
            <text:p>360.366,99</text:p>
          </table:table-cell>
          <table:table-cell table:style-name="ce858" office:value-type="float" office:value="436044.06" calcext:value-type="float">
            <text:p>436.044,06</text:p>
          </table:table-cell>
          <table:table-cell table:style-name="ce819" office:value-type="string" calcext:value-type="string">
            <text:p>INICIATIVAS PARA LA CONSTRUCCION Y OBRA CIVIL, S.L. (INCOC, S.L.)</text:p>
          </table:table-cell>
          <table:table-cell table:style-name="ce863" office:value-type="string" calcext:value-type="string">
            <text:p>08-11-2016</text:p>
          </table:table-cell>
          <table:table-cell table:style-name="ce870" office:value-type="string" calcext:value-type="string">
            <text:p>75 DÍAS NATURALES</text:p>
          </table:table-cell>
          <table:table-cell table:style-name="ce850"/>
          <table:table-cell table:style-name="ce858" office:value-type="float" office:value="330870.23" calcext:value-type="float">
            <text:p>330.870,2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5" table:visibility="filter">
          <table:table-cell table:style-name="ce819" office:value-type="string" calcext:value-type="string">
            <text:p>V-16/15</text:p>
          </table:table-cell>
          <table:table-cell table:style-name="ce932" office:value-type="string" calcext:value-type="string">
            <text:p>PASAIAKO LOGOTIPOA</text:p>
          </table:table-cell>
          <table:table-cell table:style-name="ce932" office:value-type="string" calcext:value-type="string">
            <text:p>LOGOTIPO DE PASAIA</text:p>
          </table:table-cell>
          <table:table-cell table:style-name="ce819" office:value-type="string" calcext:value-type="string">
            <text:p>SERVICIO</text:p>
          </table:table-cell>
          <table:table-cell table:style-name="ce819"/>
          <table:table-cell table:style-name="ce850"/>
          <table:table-cell table:style-name="ce858"/>
          <table:table-cell table:style-name="ce819" office:value-type="string" calcext:value-type="string">
            <text:p>EÑAUT LEGARDA (IRARKI)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9 (ESP. RAFEL-ek DAUKA 2016/05/05 etik)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2/16</text:p>
          </table:table-cell>
          <table:table-cell table:style-name="ce932" office:value-type="string" calcext:value-type="string">
            <text:p>AZTIKER ENPRESAK LANDUTAKO LAU AGIRIEN ITZULPENA</text:p>
          </table:table-cell>
          <table:table-cell table:style-name="ce932" office:value-type="string" calcext:value-type="string">
            <text:p>TRADUCCIÓN DE CUATRO DOCUMENTOS REMITIDOS POR LA EMPRESA AZTIKER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BITEZ</text:p>
          </table:table-cell>
          <table:table-cell table:style-name="ce863" office:value-type="date" office:date-value="2016-01-27" calcext:value-type="date">
            <text:p>27/01/2016</text:p>
          </table:table-cell>
          <table:table-cell table:style-name="ce870" office:value-type="string" calcext:value-type="string">
            <text:p>11 DÍAS</text:p>
          </table:table-cell>
          <table:table-cell table:style-name="ce850"/>
          <table:table-cell table:style-name="ce858" office:value-type="float" office:value="1972.11" calcext:value-type="float">
            <text:p>1.972,11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3/16</text:p>
          </table:table-cell>
          <table:table-cell table:style-name="ce932" office:value-type="string" calcext:value-type="string">
            <text:p>IBAIONDO FRONTOIKO KANTINAREN USTIAPENA ETA ZERBITZU OSAGARRIAK (I)</text:p>
          </table:table-cell>
          <table:table-cell table:style-name="ce932" office:value-type="string" calcext:value-type="string">
            <text:p>EXPLOTACIÓN DE LA CANTINA DEL FRONTON IBAIONDO DE ANTXO Y SERVICIOS COMPLEMENTARIOS (I)</text:p>
          </table:table-cell>
          <table:table-cell table:style-name="ce819" office:value-type="string" calcext:value-type="string">
            <text:p>GESTIO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No se establece canon mensual</text:p>
          </table:table-cell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>
          <table:table-cell table:style-name="ce924" office:value-type="string" calcext:value-type="string">
            <text:p>V-05/16</text:p>
          </table:table-cell>
          <table:table-cell table:style-name="ce933" office:value-type="string" calcext:value-type="string">
            <text:p><text:span text:style-name="T3">ARROKAUNDIETA UDAL ATERPETXEAREN KUDEAKETA ETA ANIMAZIOA</text:span></text:p>
          </table:table-cell>
          <table:table-cell table:style-name="ce933" office:value-type="string" calcext:value-type="string">
            <text:p>GESTIÓN Y ANIMACIÓN DEL ALBERGU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canon mensual mínimo de <text:span text:style-name="T9">300,00</text:span></text:p>
          </table:table-cell>
          <table:table-cell table:style-name="ce819" office:value-type="string" calcext:value-type="string">
            <text:p>URTXINTXA <text:s/>AISIALDIKO ESKOLA-GIPUZKOA</text:p>
          </table:table-cell>
          <table:table-cell table:style-name="ce863" office:value-type="string" calcext:value-type="string">
            <text:p>01-07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400,00 euros/mes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958" office:value-type="date" office:date-value="2020-06-30" calcext:value-type="date">
            <text:p>30/06/2020</text:p>
          </table:table-cell>
          <table:table-cell table:style-name="ce920" office:value-type="date" office:date-value="2018-02-28" calcext:value-type="date">
            <text:p>28/02/2018</text:p>
          </table:table-cell>
          <table:table-cell table:style-name="ce920" office:value-type="date" office:date-value="2019-02-28" calcext:value-type="date">
            <text:p>28/02/2019</text:p>
          </table:table-cell>
          <table:table-cell table:style-name="ce920"/>
          <table:table-cell table:style-name="ce919" office:value-type="string" calcext:value-type="string">
            <text:p>PAZ-50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3">
          <table:table-cell table:style-name="ce819" office:value-type="string" calcext:value-type="string">
            <text:p>V-04/16</text:p>
          </table:table-cell>
          <table:table-cell table:style-name="ce933" office:value-type="string" calcext:value-type="string">
            <text:p>TRINTXERPEKO JUBILATUEN ETXEKO TABERNAREN USTIAPENA</text:p>
          </table:table-cell>
          <table:table-cell table:style-name="ce933" office:value-type="string" calcext:value-type="string">
            <text:p>EXPLOTACIÓN DEL BAR DEL HOGAR DE JUBILADOS DE TRINTXERPE</text:p>
          </table:table-cell>
          <table:table-cell table:style-name="ce819" office:value-type="string" calcext:value-type="string">
            <text:p>EXPLOTAC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canon mensual mínimo de <text:span text:style-name="T88">200,00 euros,</text:span></text:p>
          </table:table-cell>
          <table:table-cell table:style-name="ce819" office:value-type="string" calcext:value-type="string">
            <text:p><text:span text:style-name="T39">Cruz  Mª Larra</text:span><text:span text:style-name="T40">ñaga Urain</text:span></text:p>
          </table:table-cell>
          <table:table-cell table:style-name="ce863" office:value-type="date" office:date-value="2016-07-01" calcext:value-type="date">
            <text:p>01/07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82"> </text:span><text:span text:style-name="T83">400</text:span><text:span text:style-name="T84">,00</text:span><text:span text:style-name="T85"> euros/mes</text:span>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958" office:value-type="date" office:date-value="2020-06-30" calcext:value-type="date">
            <text:p>30/06/2020</text:p>
          </table:table-cell>
          <table:table-cell table:style-name="ce920" office:value-type="date" office:date-value="2018-02-28" calcext:value-type="date">
            <text:p>28/02/2018</text:p>
          </table:table-cell>
          <table:table-cell table:style-name="ce920" office:value-type="date" office:date-value="2019-02-28" calcext:value-type="date">
            <text:p>28/02/2019</text:p>
          </table:table-cell>
          <table:table-cell table:style-name="ce920"/>
          <table:table-cell table:style-name="ce919" office:value-type="string" calcext:value-type="string">
            <text:p>PAZ-50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5" table:visibility="filter">
          <table:table-cell table:style-name="ce819"/>
          <table:table-cell table:style-name="ce932" office:value-type="string" calcext:value-type="string">
            <text:p>BORDAENEA KALEKO PROIEKTU BEREZUAB JASOTAKO OBRAK EGIKARITZEA</text:p>
          </table:table-cell>
          <table:table-cell table:style-name="ce932" office:value-type="string" calcext:value-type="string">
            <text:p>EJECUCIÓN DE LAS OBRAS CONTENIDAS EN EL PROYECTO SEPARADO DE LA CALLE BORDA ENEA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123416.09" calcext:value-type="float">
            <text:p>123.416,09</text:p>
          </table:table-cell>
          <table:table-cell table:style-name="ce858" office:value-type="float" office:value="149333.47" calcext:value-type="float">
            <text:p>149.333,47</text:p>
          </table:table-cell>
          <table:table-cell table:style-name="ce819" office:value-type="string" calcext:value-type="string">
            <text:p>Otegui-Gaztañaga, S.L</text:p>
          </table:table-cell>
          <table:table-cell table:style-name="ce863" office:value-type="string" calcext:value-type="string">
            <text:p>30-09-2016</text:p>
          </table:table-cell>
          <table:table-cell table:style-name="ce870" office:value-type="string" calcext:value-type="string">
            <text:p>9 semanas</text:p>
          </table:table-cell>
          <table:table-cell table:style-name="ce850"/>
          <table:table-cell table:style-name="ce858" office:value-type="float" office:value="129257.98" calcext:value-type="float">
            <text:p>129.257,9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6/16</text:p>
          </table:table-cell>
          <table:table-cell table:style-name="ce932" office:value-type="string" calcext:value-type="string">
            <text:p>ANDONAEGI JAUREGIKO ETA TRINTXERPEKO ALKATEORDETZAKO GARBIKETA ZERBITZUA</text:p>
          </table:table-cell>
          <table:table-cell table:style-name="ce932" office:value-type="string" calcext:value-type="string">
            <text:p>SERVICIO DE LIMPIEZA DEL PALACIO ANDONAEGI Y DE LA TENENCIA ALCALDIA DE TRINTXERPE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LIMPIEZAS TXINGUDI 2001 S.L.</text:p>
          </table:table-cell>
          <table:table-cell table:style-name="ce863" office:value-type="date" office:date-value="2016-05-10" calcext:value-type="date">
            <text:p>10/05/2016</text:p>
          </table:table-cell>
          <table:table-cell table:style-name="ce870" office:value-type="string" calcext:value-type="string">
            <text:p>Hasta finales del 2016</text:p>
          </table:table-cell>
          <table:table-cell table:style-name="ce850" office:value-type="float" office:value="1318.15" calcext:value-type="float">
            <text:p>1.318,15</text:p>
          </table:table-cell>
          <table:table-cell table:style-name="ce858" office:value-type="float" office:value="1594.96" calcext:value-type="float">
            <text:p>1.594,9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9/16</text:p>
          </table:table-cell>
          <table:table-cell table:style-name="ce932" office:value-type="string" calcext:value-type="string">
            <text:p>IBAIONDO FRONTOIKO KANTINAREN USTIAPENA ETA ZERBITZU OSAGARRIAK</text:p>
          </table:table-cell>
          <table:table-cell table:style-name="ce932" office:value-type="string" calcext:value-type="string">
            <text:p>EXPLOTACIÓN DE LA CANTINA DEL FRONTON IBAIONDO DE ANTXO Y SERVICIOS COMPLEMENTARIOS</text:p>
          </table:table-cell>
          <table:table-cell table:style-name="ce819" office:value-type="string" calcext:value-type="string">
            <text:p>EXPLOTAC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No se establece un canon mensual mínimo</text:p>
          </table:table-cell>
          <table:table-cell table:style-name="ce819" office:value-type="string" calcext:value-type="string">
            <text:p>Maria Isabel Barrenetxea Aguirre</text:p>
          </table:table-cell>
          <table:table-cell table:style-name="ce863" office:value-type="date" office:date-value="2016-08-08" calcext:value-type="date">
            <text:p>08/08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82"> 1</text:span><text:span text:style-name="T83">00</text:span><text:span text:style-name="T84">,00</text:span><text:span text:style-name="T85"> euros/mes</text:span>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KIROLAK</text:p>
          </table:table-cell>
          <table:table-cell table:style-name="ce886" office:value-type="string" calcext:value-type="string">
            <text:p>No quieren prorrogar</text:p>
          </table:table-cell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12/16</text:p>
          </table:table-cell>
          <table:table-cell table:style-name="ce932" office:value-type="string" calcext:value-type="string">
            <text:p>DONIBANEKO KIROLGUNEKO INSTALAZIOEN KUDEAKETA </text:p>
          </table:table-cell>
          <table:table-cell table:style-name="ce932" office:value-type="string" calcext:value-type="string">
            <text:p>GESTION DE LAS INSTALACIONES DEL COMPLEJO <text:s/>DEPORTIVO <text:s/>DE DONIBAN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68.727,27<text:span text:style-name="T21"> </text:span>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</text:p>
          </table:table-cell>
          <table:table-cell table:style-name="ce863" office:value-type="date" office:date-value="2016-09-27" calcext:value-type="date">
            <text:p>27/09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83.160<text:span text:style-name="T107">,--</text:span><text:span text:style-name="T108"> euros/año</text:span></text:p>
          </table:table-cell>
          <table:table-cell table:style-name="ce870" office:value-type="string" calcext:value-type="string">
            <text:p>SI</text:p>
          </table:table-cell>
          <table:table-cell table:style-name="ce1070" office:value-type="string" calcext:value-type="string">
            <text:p>Renuncia a prorrog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>
          <table:table-cell table:style-name="ce925" office:value-type="string" calcext:value-type="string">
            <text:p>V-10/16</text:p>
          </table:table-cell>
          <table:table-cell table:style-name="ce933" office:value-type="string" calcext:value-type="string">
            <text:p>HAUR, NERABE ETA GAZTEENTZAKO IKASTAROAK </text:p>
          </table:table-cell>
          <table:table-cell table:style-name="ce933" office:value-type="string" calcext:value-type="string">
            <text:p>CURSOS PARA NIÑOS/AS, ADOLESCENTES Y JÓVENES 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73523.32" calcext:value-type="float">
            <text:p>73.523,32</text:p>
          </table:table-cell>
          <table:table-cell table:style-name="ce858" office:value-type="float" office:value="80875.65" calcext:value-type="float">
            <text:p>80.875,65</text:p>
          </table:table-cell>
          <table:table-cell table:style-name="ce819" office:value-type="string" calcext:value-type="string">
            <text:p>ARTETIK <text:s/>ELKARTE KULTURALA</text:p>
          </table:table-cell>
          <table:table-cell table:style-name="ce863" office:value-type="date" office:date-value="2016-08-22" calcext:value-type="date">
            <text:p>22/08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 office:value-type="string" calcext:value-type="string">
            <text:p>15860,00 Exento IVA</text:p>
          </table:table-cell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958" office:value-type="date" office:date-value="2020-08-21" calcext:value-type="date">
            <text:p>21/08/2020</text:p>
          </table:table-cell>
          <table:table-cell table:style-name="ce920" office:value-type="date" office:date-value="2018-04-21" calcext:value-type="date">
            <text:p>21/04/2018</text:p>
          </table:table-cell>
          <table:table-cell table:style-name="ce920" office:value-type="date" office:date-value="2019-04-21" calcext:value-type="date">
            <text:p>21/04/2019</text:p>
          </table:table-cell>
          <table:table-cell table:style-name="ce920"/>
          <table:table-cell table:style-name="ce919" office:value-type="string" calcext:value-type="string">
            <text:p>PAZ-53</text:p>
          </table:table-cell>
          <table:table-cell table:style-name="ce922" office:value-type="string" calcext:value-type="string">
            <text:p>EZ da egingo</text:p>
          </table:table-cell>
          <table:table-cell table:style-name="ce922" table:number-columns-repeated="992"/>
          <table:table-cell table:style-name="ce1203" table:number-columns-repeated="7"/>
        </table:table-row>
        <table:table-row table:style-name="ro60" table:visibility="filter">
          <table:table-cell table:style-name="ce819"/>
          <table:table-cell table:style-name="ce932" office:value-type="string" calcext:value-type="string">
            <text:p>DONIBANEKO GIZARTE- ETA KULTURA-ERAIKINEKO EKIPAMENDU ESZENIKOAREN INSTALAZIOA </text:p>
          </table:table-cell>
          <table:table-cell table:style-name="ce932" office:value-type="string" calcext:value-type="string">
            <text:p>INSTALACIÓN DEL EQUIPAMIENTO ESCÉNICO EN EL EDIFICIO SOCIOCULTURAL DE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 Urgente</text:p>
          </table:table-cell>
          <table:table-cell table:style-name="ce850" office:value-type="string" calcext:value-type="string">
            <text:p>- LOTE 1: 159.100,00€ <text:s text:c="3"/>- LOTE 2: 351.831,85€ <text:s/></text:p>
          </table:table-cell>
          <table:table-cell table:style-name="ce858" office:value-type="string" calcext:value-type="string">
            <text:p>- LOTE 1: 192.511,00€ <text:s/>- LOTE 2: 425.716,54,79€</text:p>
          </table:table-cell>
          <table:table-cell table:style-name="ce819" office:value-type="string" calcext:value-type="string">
            <text:p>- Lote 1: <text:span text:style-name="T89">GALVAN SPORT, SOCIEDAD LIMITADA   - Lote 2: DARDARAK, S.L</text:span></text:p>
          </table:table-cell>
          <table:table-cell table:style-name="ce863"/>
          <table:table-cell table:style-name="ce870" office:value-type="string" calcext:value-type="string">
            <text:p>- LOTE 1: 25 días <text:s text:c="30"/>- LOTE 2: 25 días </text:p>
          </table:table-cell>
          <table:table-cell table:style-name="ce850"/>
          <table:table-cell table:style-name="ce858" office:value-type="string" calcext:value-type="string">
            <text:p>- Lote 1: <text:span text:style-name="T109">120.013,26      - Lote 2: 324.303,05</text:span>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0" table:visibility="filter">
          <table:table-cell table:style-name="ce819" office:value-type="string" calcext:value-type="string">
            <text:p>V-24/16</text:p>
          </table:table-cell>
          <table:table-cell table:style-name="ce932" office:value-type="string" calcext:value-type="string">
            <text:p>INFORMATIKAKO TRESNAK EROSTEA HAZ-KO BULEGORAKO</text:p>
          </table:table-cell>
          <table:table-cell table:style-name="ce932" office:value-type="string" calcext:value-type="string">
            <text:p>SUMINISTRO DE EQUIPAMIENTO INFORMÁTICO PARA LAS OFICINAS DEL SAC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Negociado-Urgente</text:p>
          </table:table-cell>
          <table:table-cell table:style-name="ce850" office:value-type="string" calcext:value-type="string">
            <text:p>LOTE 1: <text:s/>15.702,00 € <text:s/>LOTE 2: <text:s/>9.091,00 € <text:s/>LOTE 3: 4.132,00 € <text:s/>LOTE 4: <text:s/>4.545,00 <text:s/>€ <text:s/></text:p>
          </table:table-cell>
          <table:table-cell table:style-name="ce858" office:value-type="string" calcext:value-type="string">
            <text:p>LOTE 1: 19.000,00 € <text:s/>LOTE 2: 11.000,00 <text:s text:c="2"/>LOTE 3: 5.000,00 <text:s/>LOTE 4: 5.500,00 </text:p>
          </table:table-cell>
          <table:table-cell table:style-name="ce819" office:value-type="string" calcext:value-type="string">
            <text:p>Lote 1: HAITZANDI, S.L <text:s text:c="14"/>Lote 2: MAKELSAKO GIPUZKOA S.L <text:s text:c="43"/>-Lote 3:SUPER MICRO COMPUTER SPAIN, S.L <text:s text:c="8"/>-Lote 4: TELENOR COMUNICACIONES, S.L</text:p>
          </table:table-cell>
          <table:table-cell table:style-name="ce863"/>
          <table:table-cell table:style-name="ce870" office:value-type="string" calcext:value-type="string">
            <text:p>Lote 1: 45 días naturales. <text:s/>Lote 2: 45 días naturales. Lote 3: 45 días naturales. <text:s/>Lote 4: <text:s/>45 días naturales. <text:s/></text:p>
          </table:table-cell>
          <table:table-cell table:style-name="ce850"/>
          <table:table-cell table:style-name="ce858" office:value-type="string" calcext:value-type="string">
            <text:p><text:span text:style-name="T90">- Lote 1: </text:span><text:span text:style-name="T110">17.132,90        - Lote 2: 10.445,54   - Lote 3: 4.968,70      -Lote 4: 5.274,16</text:span>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NFORMATIK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23/16</text:p>
          </table:table-cell>
          <table:table-cell table:style-name="ce932" office:value-type="string" calcext:value-type="string">
            <text:p>PASAIAKO UDALAREN ETA BERE ERAKUNDE AUTONOMOEN AHOTS ETA DATU-KOMUNIKAZIOAK HOBETZEKO ZERBITZUA</text:p>
          </table:table-cell>
          <table:table-cell table:style-name="ce932" office:value-type="string" calcext:value-type="string">
            <text:p>SERVICIO DE MEJORA EN LAS COMUNICACIONES DE VOZ Y DATOS DEL AYUNTAMIENTO DE PASAIA Y SUS ORGANISMOS AUTÓNO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51240" calcext:value-type="float">
            <text:p>51.240,00</text:p>
          </table:table-cell>
          <table:table-cell table:style-name="ce858" office:value-type="float" office:value="62000" calcext:value-type="float">
            <text:p>62.000,00</text:p>
          </table:table-cell>
          <table:table-cell table:style-name="ce819" office:value-type="string" calcext:value-type="string">
            <text:p>IRONTEC, INTERNET Y SISTEMAS SOBRE GNU/LINUX S.L.</text:p>
          </table:table-cell>
          <table:table-cell table:style-name="ce863" office:value-type="date" office:date-value="2016-12-28" calcext:value-type="date">
            <text:p>28/12/2016</text:p>
          </table:table-cell>
          <table:table-cell table:style-name="ce870" office:value-type="string" calcext:value-type="string">
            <text:p>1 año,</text:p>
          </table:table-cell>
          <table:table-cell table:style-name="ce850" office:value-type="float" office:value="60766.2" calcext:value-type="float">
            <text:p>60.766,20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DAZKAR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/>
          <table:table-cell table:style-name="ce932" office:value-type="string" calcext:value-type="string">
            <text:p>PASAI ANTXO IPARREKO HIRIGUNEAREN BERRURBANIZAZIOA (C-6 FASEA GELASIO ARANBURU KALEA)</text:p>
          </table:table-cell>
          <table:table-cell table:style-name="ce932" office:value-type="string" calcext:value-type="string">
            <text:p>REURBANIZACION DE LA ZONA URBANA PASAI ANTXO NORTE <text:s/>(FASE C-6 CALLE GELASIO ARANBURU)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-Urgente</text:p>
          </table:table-cell>
          <table:table-cell table:style-name="ce850" office:value-type="float" office:value="515952.47" calcext:value-type="float">
            <text:p>515.952,47</text:p>
          </table:table-cell>
          <table:table-cell table:style-name="ce858" office:value-type="float" office:value="624302.49" calcext:value-type="float">
            <text:p>624.302,49</text:p>
          </table:table-cell>
          <table:table-cell table:style-name="ce819" office:value-type="string" calcext:value-type="string">
            <text:p>ASFALTADOS Y CONSTRUCCIONES MORGA, S.L</text:p>
          </table:table-cell>
          <table:table-cell table:style-name="ce863" office:value-type="string" calcext:value-type="string">
            <text:p>15-12-2016</text:p>
          </table:table-cell>
          <table:table-cell table:style-name="ce870" office:value-type="string" calcext:value-type="string">
            <text:p>5 semanas</text:p>
          </table:table-cell>
          <table:table-cell table:style-name="ce850"/>
          <table:table-cell table:style-name="ce858" office:value-type="float" office:value="436888.19" calcext:value-type="float">
            <text:p>436.888,1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27/16</text:p>
          </table:table-cell>
          <table:table-cell table:style-name="ce932" office:value-type="string" calcext:value-type="string">
            <text:p>HAZ BULEGOTARAKO ALTZARIAK</text:p>
          </table:table-cell>
          <table:table-cell table:style-name="ce932" office:value-type="string" calcext:value-type="string">
            <text:p>MOBILIARIO DE LAS OFICINAS DEL SAC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BIGARA EQUIPAMIENTO DE OFICINA, S.L.</text:p>
          </table:table-cell>
          <table:table-cell table:style-name="ce863" office:value-type="date" office:date-value="2016-12-27" calcext:value-type="date">
            <text:p>27/12/2016</text:p>
          </table:table-cell>
          <table:table-cell table:style-name="ce870"/>
          <table:table-cell table:style-name="ce850" office:value-type="float" office:value="15770.75" calcext:value-type="float">
            <text:p>15.770,75</text:p>
          </table:table-cell>
          <table:table-cell table:style-name="ce858" office:value-type="float" office:value="19081.61" calcext:value-type="float">
            <text:p>19.081,61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DAZKAR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>
          <table:table-cell table:style-name="ce819" office:value-type="string" calcext:value-type="string">
            <text:p>V-08/16</text:p>
          </table:table-cell>
          <table:table-cell table:style-name="ce933" office:value-type="string" calcext:value-type="string">
            <text:p>TRINTXERPEKO KIROLGUNEKO INSTALAZIOEN KUDEAKETA</text:p>
          </table:table-cell>
          <table:table-cell table:style-name="ce933" office:value-type="string" calcext:value-type="string">
            <text:p>GESTION DE LAS INSTALACIONES DEL COMPLEJO <text:s/>DEPORTIVO <text:s/>DE TRINTXERP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61685.95" calcext:value-type="float">
            <text:p>61.685,95</text:p>
          </table:table-cell>
          <table:table-cell table:style-name="ce858" office:value-type="float" office:value="74640" calcext:value-type="float">
            <text:p>74.640,00</text:p>
          </table:table-cell>
          <table:table-cell table:style-name="ce819" office:value-type="string" calcext:value-type="string">
            <text:p>BPXPORT KIROL ZERBITZUAK, S.L</text:p>
          </table:table-cell>
          <table:table-cell table:style-name="ce863" office:value-type="string" calcext:value-type="string">
            <text:p>24-08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float" office:value="74640" calcext:value-type="float">
            <text:p>74.640,00</text:p>
          </table:table-cell>
          <table:table-cell table:style-name="ce870"/>
          <table:table-cell table:style-name="ce1070"/>
          <table:table-cell table:style-name="ce870"/>
          <table:table-cell table:style-name="ce886"/>
          <table:table-cell table:style-name="ce958" office:value-type="date" office:date-value="2020-08-23" calcext:value-type="date">
            <text:p>23/08/2020</text:p>
          </table:table-cell>
          <table:table-cell table:style-name="ce920" office:value-type="date" office:date-value="2018-04-22" calcext:value-type="date">
            <text:p>22/04/2018</text:p>
          </table:table-cell>
          <table:table-cell table:style-name="ce920" office:value-type="date" office:date-value="2019-04-22" calcext:value-type="date">
            <text:p>22/04/2019</text:p>
          </table:table-cell>
          <table:table-cell table:style-name="ce920"/>
          <table:table-cell table:style-name="ce919" office:value-type="string" calcext:value-type="string">
            <text:p>PAZ-55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1">
          <table:table-cell table:style-name="ce924" office:value-type="string" calcext:value-type="string">
            <text:p>V-11/16</text:p>
          </table:table-cell>
          <table:table-cell table:style-name="ce933" office:value-type="string" calcext:value-type="string">
            <text:p>UDAL LUDOTEKEN KUDEAKETA ETA ANIMAZIOA </text:p>
          </table:table-cell>
          <table:table-cell table:style-name="ce933" office:value-type="string" calcext:value-type="string">
            <text:p>GESTIÓN Y ANIMACIÓN DE LAS LUDOTECAS MUNICIPALES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51287.3" calcext:value-type="float">
            <text:p>151.287,30</text:p>
          </table:table-cell>
          <table:table-cell table:style-name="ce858" office:value-type="float" office:value="166416.03" calcext:value-type="float">
            <text:p>166.416,03</text:p>
          </table:table-cell>
          <table:table-cell table:style-name="ce819" office:value-type="string" calcext:value-type="string">
            <text:p><text:span text:style-name="T34">ASOCIACIÓN  LUDICA</text:span> “<text:span text:style-name="T34">KANTAURI ELKARTEA</text:span></text:p>
          </table:table-cell>
          <table:table-cell table:style-name="ce863" office:value-type="string" calcext:value-type="string">
            <text:p>30-08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 office:value-type="string" calcext:value-type="string">
            <text:p>143.687,30 euros/año, (exento <text:s/>IVA)</text:p>
          </table:table-cell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958" office:value-type="date" office:date-value="2020-08-29" calcext:value-type="date">
            <text:p>29/08/2020</text:p>
          </table:table-cell>
          <table:table-cell table:style-name="ce920" office:value-type="date" office:date-value="2018-04-29" calcext:value-type="date">
            <text:p>29/04/2018</text:p>
          </table:table-cell>
          <table:table-cell table:style-name="ce920" office:value-type="date" office:date-value="2019-04-29" calcext:value-type="date">
            <text:p>29/04/2019</text:p>
          </table:table-cell>
          <table:table-cell table:style-name="ce920"/>
          <table:table-cell table:style-name="ce919" office:value-type="string" calcext:value-type="string">
            <text:p>PAZ-53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5" table:visibility="filter">
          <table:table-cell table:style-name="ce819" office:value-type="string" calcext:value-type="string">
            <text:p>OM-08/16</text:p>
          </table:table-cell>
          <table:table-cell table:style-name="ce932" office:value-type="string" calcext:value-type="string">
            <text:p>HIRU BULEGO EGOKITZEA HERRITARREN ARRETA ZERBITZURAKO (HAZ)</text:p>
          </table:table-cell>
          <table:table-cell table:style-name="ce932" office:value-type="string" calcext:value-type="string">
            <text:p>LAS OBRAS PARA LA HABILITACIÓN DE TRES OFICINAS DE SERVICIO DE ATENCIÓN A LA CIUDADANIA (SAC)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78917.55" calcext:value-type="float">
            <text:p>78.917,55</text:p>
          </table:table-cell>
          <table:table-cell table:style-name="ce858" office:value-type="float" office:value="95490.23" calcext:value-type="float">
            <text:p>95.490,23</text:p>
          </table:table-cell>
          <table:table-cell table:style-name="ce819" office:value-type="string" calcext:value-type="string">
            <text:p>ADURIZ LUJANBIO, S.L.</text:p>
          </table:table-cell>
          <table:table-cell table:style-name="ce863" office:value-type="string" calcext:value-type="string">
            <text:p>21-11-2016</text:p>
          </table:table-cell>
          <table:table-cell table:style-name="ce870" office:value-type="string" calcext:value-type="string">
            <text:p>3 meses</text:p>
          </table:table-cell>
          <table:table-cell table:style-name="ce850"/>
          <table:table-cell table:style-name="ce858" office:value-type="float" office:value="78200" calcext:value-type="float">
            <text:p>78.20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DAZKAR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13/16</text:p>
          </table:table-cell>
          <table:table-cell table:style-name="ce932" office:value-type="string" calcext:value-type="string">
            <text:p>PASAIAKO UDALERRI OSOAN IBILGAILUEN APARKALEKUAK ARRAZIONALIZATZEKO, KUDEATZEKO ETA ANTOLATZEKO PLANA</text:p>
          </table:table-cell>
          <table:table-cell table:style-name="ce932" office:value-type="string" calcext:value-type="string">
            <text:p>REALIZACION DEL PLAN DE ORDENACION, GESTION Y RACIONALIZACION DEL ESTACIONAMIENTO DE VEHICULOS EN EL MUNICIPIO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-sin publicidad</text:p>
          </table:table-cell>
          <table:table-cell table:style-name="ce850" office:value-type="float" office:value="28925.62" calcext:value-type="float">
            <text:p>28.925,62</text:p>
          </table:table-cell>
          <table:table-cell table:style-name="ce858" office:value-type="float" office:value="35000" calcext:value-type="float">
            <text:p>35.000,00</text:p>
          </table:table-cell>
          <table:table-cell table:style-name="ce819" office:value-type="string" calcext:value-type="string">
            <text:p>ASMATU, S.L.P., TEMA INGENIERIA, S.L. Unipersonal</text:p>
          </table:table-cell>
          <table:table-cell table:style-name="ce863" office:value-type="string" calcext:value-type="string">
            <text:p>16-11-2016</text:p>
          </table:table-cell>
          <table:table-cell table:style-name="ce870" office:value-type="string" calcext:value-type="string">
            <text:p>5 meses</text:p>
          </table:table-cell>
          <table:table-cell table:style-name="ce850"/>
          <table:table-cell table:style-name="ce858" office:value-type="float" office:value="21699.99" calcext:value-type="float">
            <text:p>21.699,9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DAZKAR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5/16</text:p>
          </table:table-cell>
          <table:table-cell table:style-name="ce932" office:value-type="string" calcext:value-type="string">
            <text:p>TRINTXERPE, AZKUENEKO BIRIBILGUNEAREN BERRURBANIZAZIO OBRAK</text:p>
          </table:table-cell>
          <table:table-cell table:style-name="ce932" office:value-type="string" calcext:value-type="string">
            <text:p>OBRAS DE REURBANIZACIÓN DE LA ROTONDA DE AZKUENE EN TRINTXERPE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TEC-NATURA</text:p>
          </table:table-cell>
          <table:table-cell table:style-name="ce863" office:value-type="string" calcext:value-type="string">
            <text:p>128-09-2016</text:p>
          </table:table-cell>
          <table:table-cell table:style-name="ce870" office:value-type="string" calcext:value-type="string">
            <text:p>2 meses</text:p>
          </table:table-cell>
          <table:table-cell table:style-name="ce850" office:value-type="float" office:value="45668.88" calcext:value-type="float">
            <text:p>45.668,88</text:p>
          </table:table-cell>
          <table:table-cell table:style-name="ce858" office:value-type="float" office:value="55259.34" calcext:value-type="float">
            <text:p>55.259,34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 office:value-type="string" calcext:value-type="string">
            <text:p>V-07/16</text:p>
          </table:table-cell>
          <table:table-cell table:style-name="ce932" office:value-type="string" calcext:value-type="string">
            <text:p>SU ARTIFIZIALAK 2016</text:p>
          </table:table-cell>
          <table:table-cell table:style-name="ce932" office:value-type="string" calcext:value-type="string">
            <text:p>FUEGOS ARTIFICIALES 2016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19" office:value-type="string" calcext:value-type="string">
            <text:p>PIROTECNIA VALECEA-PIR S.L.</text:p>
          </table:table-cell>
          <table:table-cell table:style-name="ce863" office:value-type="date" office:date-value="2016-06-02" calcext:value-type="date">
            <text:p>02/06/2016</text:p>
          </table:table-cell>
          <table:table-cell table:style-name="ce870" office:value-type="string" calcext:value-type="string">
            <text:p>1 DÍA (31 DE JULIO 2017)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FEST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3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1">
          <table:table-cell table:style-name="ce924" office:value-type="string" calcext:value-type="string">
            <text:p>V-01/16</text:p>
          </table:table-cell>
          <table:table-cell table:style-name="ce933" office:value-type="string" calcext:value-type="string">
            <text:p>PASAIAKO UDALEKO ETA BERE ERAKUNDE AUTONOMOETAKO KOMUNIKAZIO-ZERBITZUEN KUDEAKETA</text:p>
          </table:table-cell>
          <table:table-cell table:style-name="ce933" office:value-type="string" calcext:value-type="string">
            <text:p>GESTIÓN DE LOS SERVICIOS DE COMUNICACIÓN DEL AYUNTAMIENTO Y SUS ORGANISMOS AUTÓNO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Lote 1-SERVICIOS DE TELEFONÍA FIJA: <text:s/>20.000,00 € <text:s text:c="3"/>Lote 2-SERVICIOS DE TELEFONÍA MÓVIL. 8.000,00 €</text:p>
          </table:table-cell>
          <table:table-cell table:style-name="ce858" office:value-type="string" calcext:value-type="string">
            <text:p>Lote 1-SERVICIOS DE TELEFONÍA FIJA: 24.200,00 € <text:s text:c="2"/>Lote 2-SERVICIOS DE TELEFONÍA MÓVIL. 9.680,00</text:p>
          </table:table-cell>
          <table:table-cell table:style-name="ce819" office:value-type="string" calcext:value-type="string">
            <text:p>EUSKALTEL</text:p>
          </table:table-cell>
          <table:table-cell table:style-name="ce863" office:value-type="string" calcext:value-type="string">
            <text:p>06-06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111">- Lote 1: T</text:span><text:span text:style-name="T112">elefonía fija</text:span><text:span text:style-name="T111">:  </text:span><text:span text:style-name="T113">14.292,15</text:span><text:span text:style-name="T111"> euros.   -  Lote 2 :Telefonía movil : 3.692,56  euros  </text:span>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INFORMATIKA</text:p>
          </table:table-cell>
          <table:table-cell table:style-name="ce886"/>
          <table:table-cell table:style-name="ce958" office:value-type="date" office:date-value="2020-06-05" calcext:value-type="date">
            <text:p>05/06/2020</text:p>
          </table:table-cell>
          <table:table-cell table:style-name="ce920" office:value-type="date" office:date-value="2018-06-05" calcext:value-type="date">
            <text:p>05/06/2018</text:p>
          </table:table-cell>
          <table:table-cell table:style-name="ce920" office:value-type="date" office:date-value="2019-06-05" calcext:value-type="date">
            <text:p>05/06/2019</text:p>
          </table:table-cell>
          <table:table-cell table:style-name="ce920"/>
          <table:table-cell table:style-name="ce919" office:value-type="string" calcext:value-type="string">
            <text:p>PAZ-51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8" table:visibility="filter">
          <table:table-cell table:style-name="ce819"/>
          <table:table-cell table:style-name="ce932" office:value-type="string" calcext:value-type="string">
            <text:p>MOLINAO-ITSASADARRA ESPARRUAN URBANIZAZIOA, ANTXORA SARTZEKO BIRIBILGUNEAREN ETA PABINSA ERAIKINAREN ARTEAN</text:p>
          </table:table-cell>
          <table:table-cell table:style-name="ce932" office:value-type="string" calcext:value-type="string">
            <text:p>URBANIZACIÓN DEL ÁMBITO MOLINAO-ITSASADARRA ENTRE LA ROTONDA DE ACCESO A ANTXO Y PABINSA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434547.31" calcext:value-type="float">
            <text:p>434.547,31</text:p>
          </table:table-cell>
          <table:table-cell table:style-name="ce858" office:value-type="float" office:value="525802.25" calcext:value-type="float">
            <text:p>525.802,25</text:p>
          </table:table-cell>
          <table:table-cell table:style-name="ce819" office:value-type="string" calcext:value-type="string">
            <text:p>INICIATIVAS PARA LA CONSTRUCCION Y OBRA CIVIL, S.L. (INCOC, S.L.)</text:p>
          </table:table-cell>
          <table:table-cell table:style-name="ce863" office:value-type="string" calcext:value-type="string">
            <text:p>03-11-2016</text:p>
          </table:table-cell>
          <table:table-cell table:style-name="ce870" office:value-type="string" calcext:value-type="string">
            <text:p>13 Semanas</text:p>
          </table:table-cell>
          <table:table-cell table:style-name="ce850"/>
          <table:table-cell table:style-name="ce858" office:value-type="float" office:value="401134.53" calcext:value-type="float">
            <text:p>401.134,5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OM-01/16</text:p>
          </table:table-cell>
          <table:table-cell table:style-name="ce932" office:value-type="string" calcext:value-type="string">
            <text:p>ANDONAEGIKO FUTBOL-ZELAIKO ALDAGELEN ERAIKIN BERRIA</text:p>
          </table:table-cell>
          <table:table-cell table:style-name="ce932" office:value-type="string" calcext:value-type="string">
            <text:p>NUEVO EDIFICIO DE VESTUARIOS EN EL CAMPO DE FÚTBOL DE ANDONAEGI</text:p>
          </table:table-cell>
          <table:table-cell table:style-name="ce819" office:value-type="string" calcext:value-type="string">
            <text:p>OBRAS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179471.97" calcext:value-type="float">
            <text:p>179.471,97</text:p>
          </table:table-cell>
          <table:table-cell table:style-name="ce858" office:value-type="float" office:value="217161.08" calcext:value-type="float">
            <text:p>217.161,08</text:p>
          </table:table-cell>
          <table:table-cell table:style-name="ce819" office:value-type="string" calcext:value-type="string">
            <text:p>CONSTRUCCIONES ASTIARAN, S.L</text:p>
          </table:table-cell>
          <table:table-cell table:style-name="ce863" office:value-type="string" calcext:value-type="string">
            <text:p>29-07-2016</text:p>
          </table:table-cell>
          <table:table-cell table:style-name="ce870" office:value-type="string" calcext:value-type="string">
            <text:p>75 días</text:p>
          </table:table-cell>
          <table:table-cell table:style-name="ce850"/>
          <table:table-cell table:style-name="ce858" office:value-type="float" office:value="200179.08" calcext:value-type="float">
            <text:p>200.179,0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 office:value-type="string" calcext:value-type="string">
            <text:p>V-01/17</text:p>
          </table:table-cell>
          <table:table-cell table:style-name="ce932" office:value-type="string" calcext:value-type="string">
            <text:p>FOTOKOPIAGAILUEN EROSKETA</text:p>
          </table:table-cell>
          <table:table-cell table:style-name="ce932" office:value-type="string" calcext:value-type="string">
            <text:p>COMPRA DE FOTOCOPIADORAS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2008 MAQUELSA GIPUZKOA S.L.</text:p>
          </table:table-cell>
          <table:table-cell table:style-name="ce863" office:value-type="date" office:date-value="2017-05-07" calcext:value-type="date">
            <text:p>07/05/2017</text:p>
          </table:table-cell>
          <table:table-cell table:style-name="ce870"/>
          <table:table-cell table:style-name="ce850" office:value-type="float" office:value="12905.88" calcext:value-type="float">
            <text:p>12.905,88</text:p>
          </table:table-cell>
          <table:table-cell table:style-name="ce858" office:value-type="float" office:value="15616.11" calcext:value-type="float">
            <text:p>15.616,11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INFORMATIK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9" table:visibility="filter">
          <table:table-cell table:style-name="ce819" office:value-type="string" calcext:value-type="string">
            <text:p>V-02/17</text:p>
          </table:table-cell>
          <table:table-cell table:style-name="ce932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932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LOTE 1: Res. Civil: 32.000 <text:s/>LOTE 2: Seg. Daños Bienes: 20.000</text:p>
          </table:table-cell>
          <table:table-cell table:style-name="ce858"/>
          <table:table-cell table:style-name="ce819"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table:style-name="ce863" office:value-type="string" calcext:value-type="string">
            <text:p>LOTE 1 Y LOTE 2: 26/06/2017 ( servicio a partir 01/07/2017)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L<text:span text:style-name="T90">ote 1: </text:span><text:span text:style-name="T91">24.664,90   €                                       Lote 2:  18.826,53 €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19: 1ª prorroga. <text:s text:c="8"/>2020: 2ª prorroga</text:p>
          </table:table-cell>
          <table:table-cell table:style-name="ce870" office:value-type="string" calcext:value-type="string">
            <text:p>SECRETARIA</text:p>
          </table:table-cell>
          <table:table-cell table:style-name="ce886"/>
          <table:table-cell table:style-name="ce1185" office:value-type="date" office:date-value="2020-12-31" calcext:value-type="date">
            <text:p>31/12/2020</text:p>
          </table:table-cell>
          <table:table-cell table:style-name="ce1189" office:value-type="date" office:date-value="2018-12-31" calcext:value-type="date">
            <text:p>31/12/2018</text:p>
          </table:table-cell>
          <table:table-cell table:style-name="ce1192" office:value-type="date" office:date-value="2019-12-31" calcext:value-type="date">
            <text:p>31/12/2019</text:p>
          </table:table-cell>
          <table:table-cell table:style-name="ce1194"/>
          <table:table-cell table:style-name="ce919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2" table:visibility="filter">
          <table:table-cell table:style-name="ce819"/>
          <table:table-cell table:style-name="ce932" office:value-type="string" calcext:value-type="string">
            <text:p>PASAIAKO ZAHARREN EGOITZA FUNDAZIO PUBLIKOKO LAGUNTZA-ZERBITZUAK ETA ZERBITZU OSAGARRIAK.</text:p>
          </table:table-cell>
          <table:table-cell table:style-name="ce932" office:value-type="string" calcext:value-type="string">
            <text:p>SERVICIOS ASISTENCIALES Y COMPLEMENTARIOS DE LA FUNDACIÓN PÚBLICA RESIDENCIA DE ANCIANO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rmonizado</text:p>
          </table:table-cell>
          <table:table-cell table:style-name="ce850" office:value-type="string" calcext:value-type="string">
            <text:p>618.606,39 euros/año ( <text:s/>597.173,32 corresponden a los servicios de Residencia y centro de dia y de 21.433,07 €/año al <text:s/>centro diurno Elizgain)</text:p>
          </table:table-cell>
          <table:table-cell table:style-name="ce858"/>
          <table:table-cell table:style-name="ce819" office:value-type="string" calcext:value-type="string">
            <text:p><text:span text:style-name="T42">CLECE, S.A.-ZAINTZEN, SAU</text:span><text:span text:style-name="T43">,</text:span><text:span text:style-name="T44"> Unión Temporal de Empresas Ley 16/1982, de 26 de mayo”, denominada abreviadamente “UTE PASAIAKO ZAHARREN EGOITZA</text:span></text:p>
          </table:table-cell>
          <table:table-cell table:style-name="ce863" office:value-type="date" office:date-value="2017-08-02" calcext:value-type="date">
            <text:p>02/08/2017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602999.14" calcext:value-type="float">
            <text:p>602.999,14</text:p>
          </table:table-cell>
          <table:table-cell table:style-name="ce858" table:formula="of:=+602999.14+24119.97" office:value-type="float" office:value="627119.11" calcext:value-type="float">
            <text:p>627.119,11</text:p>
          </table:table-cell>
          <table:table-cell table:style-name="ce870"/>
          <table:table-cell table:style-name="ce1070" office:value-type="string" calcext:value-type="string">
            <text:p>2019: 1ª prorroga. <text:s text:c="5"/>Eta azkena KABIAN sartu</text:p>
          </table:table-cell>
          <table:table-cell table:style-name="ce870" office:value-type="string" calcext:value-type="string">
            <text:p>ZAHARREN EGOITZA</text:p>
          </table:table-cell>
          <table:table-cell table:style-name="ce886"/>
          <table:table-cell table:style-name="ce1185" office:value-type="date" office:date-value="2019-12-31" calcext:value-type="date">
            <text:p>31/12/2019</text:p>
          </table:table-cell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3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/>
          <table:table-cell table:style-name="ce932" office:value-type="string" calcext:value-type="string">
            <text:p>PASAI SAN PEDROKO ZAHARREN EGOITZA ETA EGUNEKO ZENTROAREN ETA “JOKIN AMONDARAIN” ETXEBIZITZETAKO EREMU ERKIDEEN GARBIKETA</text:p>
          </table:table-cell>
          <table:table-cell table:style-name="ce932"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rmonizado</text:p>
          </table:table-cell>
          <table:table-cell table:style-name="ce850" office:value-type="float" office:value="91000" calcext:value-type="float">
            <text:p>91.000,00</text:p>
          </table:table-cell>
          <table:table-cell table:style-name="ce858"/>
          <table:table-cell table:style-name="ce819" office:value-type="string" calcext:value-type="string">
            <text:p>INTEGRA MANTENIMIENTO, GESTION Y SERVICIOS INTEGRADOS, CENTRO ESPECIAL DE EMPLEO, S.L.</text:p>
          </table:table-cell>
          <table:table-cell table:style-name="ce863" office:value-type="date" office:date-value="2017-12-11" calcext:value-type="date">
            <text:p>11/12/2017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77132.28" calcext:value-type="float">
            <text:p>77.132,28</text:p>
          </table:table-cell>
          <table:table-cell table:style-name="ce858" office:value-type="float" office:value="93330.06" calcext:value-type="float">
            <text:p>93.330,06</text:p>
          </table:table-cell>
          <table:table-cell table:style-name="ce870" office:value-type="string" calcext:value-type="string">
            <text:p>SI</text:p>
          </table:table-cell>
          <table:table-cell table:style-name="ce1070" office:value-type="float" office:value="43810" calcext:value-type="float">
            <text:p>43810</text:p>
          </table:table-cell>
          <table:table-cell table:style-name="ce870" office:value-type="string" calcext:value-type="string">
            <text:p>ZAHARREN EGOI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/>
          <table:table-cell table:style-name="ce932" office:value-type="string" calcext:value-type="string">
            <text:p>DONIBANEKO ITSASERTZEKO SARBIDEAK BERRESKURATZEA</text:p>
          </table:table-cell>
          <table:table-cell table:style-name="ce932" office:value-type="string" calcext:value-type="string">
            <text:p>RECUPERACIÓN DE LOS ACCESOS <text:s/>AL LITORAL EN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162500" calcext:value-type="float">
            <text:p>162.500,00</text:p>
          </table:table-cell>
          <table:table-cell table:style-name="ce858" office:value-type="float" office:value="162500" calcext:value-type="float">
            <text:p>162.500,00</text:p>
          </table:table-cell>
          <table:table-cell table:style-name="ce819" office:value-type="string" calcext:value-type="string">
            <text:p>TEUSA TECNICAS DE RESTAURACION, S.A</text:p>
          </table:table-cell>
          <table:table-cell table:style-name="ce863" office:value-type="date" office:date-value="2017-12-14" calcext:value-type="date">
            <text:p>14/12/2017</text:p>
          </table:table-cell>
          <table:table-cell table:style-name="ce870" office:value-type="string" calcext:value-type="string">
            <text:p>4 MESES</text:p>
          </table:table-cell>
          <table:table-cell table:style-name="ce850"/>
          <table:table-cell table:style-name="ce858" office:value-type="float" office:value="137849.89" calcext:value-type="float">
            <text:p>137.849,8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12/17</text:p>
          </table:table-cell>
          <table:table-cell table:style-name="ce932" office:value-type="string" calcext:value-type="string">
            <text:p>FORMAKUNTZA: BIZI GAREN GARAIKO ERREALITATERA EGOKITUTAKO ANTOLAKUNTZA ETA FUNTZIONAMENDUA DISEINATZEA</text:p>
          </table:table-cell>
          <table:table-cell table:style-name="ce932" office:value-type="string" calcext:value-type="string">
            <text:p>FORMACIÓN: DISEÑO DE UNA ORGANIZACIÓN Y FUNCIONAMIENTO CORRESPONDIENTES A LA REALIDAD DEL TIEMPO EN QUE VIVI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OTXANDIO &amp; TEAM CONSULTING S.L.</text:p>
          </table:table-cell>
          <table:table-cell table:style-name="ce863" office:value-type="date" office:date-value="2017-05-05" calcext:value-type="date">
            <text:p>05/05/2017</text:p>
          </table:table-cell>
          <table:table-cell table:style-name="ce870"/>
          <table:table-cell table:style-name="ce850" office:value-type="float" office:value="7000" calcext:value-type="float">
            <text:p>7.000,00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 office:value-type="string" calcext:value-type="string">
            <text:p>10 SESIONES DE 4 HORAS</text:p>
          </table:table-cell>
          <table:table-cell table:style-name="ce870" office:value-type="string" calcext:value-type="string">
            <text:p>PERTSONAL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02/18</text:p>
          </table:table-cell>
          <table:table-cell table:style-name="ce932" office:value-type="string" calcext:value-type="string">
            <text:p>UDAL LANGILEEEN OSASUN ZAINTZA</text:p>
          </table:table-cell>
          <table:table-cell table:style-name="ce932" office:value-type="string" calcext:value-type="string">
            <text:p>VIGILANCIA DE LA SALUD DEL PERSONAL MUNICIPAL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4876.03" calcext:value-type="float">
            <text:p>14.876,03</text:p>
          </table:table-cell>
          <table:table-cell table:style-name="ce858" office:value-type="float" office:value="18000" calcext:value-type="float">
            <text:p>18.000,00</text:p>
          </table:table-cell>
          <table:table-cell table:style-name="ce819" office:value-type="string" calcext:value-type="string">
            <text:p>URKO SERVICIOS DE PREVENCION, S.COOP.</text:p>
          </table:table-cell>
          <table:table-cell table:style-name="ce863" office:value-type="date" office:date-value="2017-11-01" calcext:value-type="date">
            <text:p>01/11/2017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4794" calcext:value-type="float">
            <text:p>14.794,00</text:p>
          </table:table-cell>
          <table:table-cell table:style-name="ce858" office:value-type="float" office:value="17901" calcext:value-type="float">
            <text:p>17.901,00</text:p>
          </table:table-cell>
          <table:table-cell table:style-name="ce870" office:value-type="string" calcext:value-type="string">
            <text:p>SI</text:p>
          </table:table-cell>
          <table:table-cell table:style-name="ce1070" office:value-type="string" calcext:value-type="string">
            <text:p>NO, CONTRATACIÓN CENTRALIZADA</text:p>
          </table:table-cell>
          <table:table-cell table:style-name="ce870" office:value-type="string" calcext:value-type="string">
            <text:p>PERTSONAL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4/17</text:p>
          </table:table-cell>
          <table:table-cell table:style-name="ce932" office:value-type="string" calcext:value-type="string">
            <text:p>PASAI DONIBANEKO SANTIAGO PLAZAKO PANTALANA BERRITU <text:s/>ETA ORDEZKATZEKO LANAK</text:p>
          </table:table-cell>
          <table:table-cell table:style-name="ce932" office:value-type="string" calcext:value-type="string">
            <text:p>OBRAS PARA LA RENOVACIÓN Y SUSTITUCIÓN DEL PANTALÁN DE LA PLAZA SANTIAGO EN PASAI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68794.93" calcext:value-type="float">
            <text:p>68.794,93</text:p>
          </table:table-cell>
          <table:table-cell table:style-name="ce858" office:value-type="float" office:value="83241.87" calcext:value-type="float">
            <text:p>83.241,87</text:p>
          </table:table-cell>
          <table:table-cell table:style-name="ce819" office:value-type="string" calcext:value-type="string">
            <text:p>ASTILLEROS AMILIBIA UNTZIOLAK, S.L</text:p>
          </table:table-cell>
          <table:table-cell table:style-name="ce863" office:value-type="date" office:date-value="2017-08-01" calcext:value-type="date">
            <text:p>01/08/2017</text:p>
          </table:table-cell>
          <table:table-cell table:style-name="ce870" office:value-type="string" calcext:value-type="string">
            <text:p>1 MES</text:p>
          </table:table-cell>
          <table:table-cell table:style-name="ce850"/>
          <table:table-cell table:style-name="ce858" office:value-type="float" office:value="64130" calcext:value-type="float">
            <text:p>64.13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/>
          <table:table-cell table:style-name="ce932" table:number-columns-repeated="2"/>
          <table:table-cell table:style-name="ce819" table:number-columns-repeated="2"/>
          <table:table-cell table:style-name="ce850"/>
          <table:table-cell table:style-name="ce858"/>
          <table:table-cell table:style-name="ce819"/>
          <table:table-cell table:style-name="ce863"/>
          <table:table-cell table:style-name="ce870"/>
          <table:table-cell table:style-name="ce850"/>
          <table:table-cell table:style-name="ce858"/>
          <table:table-cell table:style-name="ce870"/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/>
          <table:table-cell table:style-name="ce932" office:value-type="string" calcext:value-type="string">
            <text:p>PASAI SAN PEDROKO ONDARTXOKO PASEALEKUAREN URBANIZAZIOA</text:p>
          </table:table-cell>
          <table:table-cell table:style-name="ce932" office:value-type="string" calcext:value-type="string">
            <text:p>URBANIZACIÓN DEL PASEO DE ONDARTXO. PASAI SAN PEDR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458104.76" calcext:value-type="float">
            <text:p>458.104,76</text:p>
          </table:table-cell>
          <table:table-cell table:style-name="ce858" office:value-type="float" office:value="554306.76" calcext:value-type="float">
            <text:p>554.306,76</text:p>
          </table:table-cell>
          <table:table-cell table:style-name="ce819" office:value-type="string" calcext:value-type="string">
            <text:p>ASFALTADOS Y CONSTRUCCIONES MORGA, S.L</text:p>
          </table:table-cell>
          <table:table-cell table:style-name="ce863" office:value-type="date" office:date-value="2017-12-01" calcext:value-type="date">
            <text:p>01/12/2017</text:p>
          </table:table-cell>
          <table:table-cell table:style-name="ce870" office:value-type="string" calcext:value-type="string">
            <text:p>6 MESES</text:p>
          </table:table-cell>
          <table:table-cell table:style-name="ce850"/>
          <table:table-cell table:style-name="ce858" office:value-type="float" office:value="449142.16" calcext:value-type="float">
            <text:p>449.142,1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/>
          <table:table-cell table:style-name="ce932" office:value-type="string" calcext:value-type="string">
            <text:p>PASAI DONIBANEKO HILTEGI ZAHARRA ERABERRITZEKO LANAK</text:p>
          </table:table-cell>
          <table:table-cell table:style-name="ce932" office:value-type="string" calcext:value-type="string">
            <text:p>OBRAS PARA LA REHABILITACIÓN DEL ANTIGUO MATADERO DE PASAI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114743.13" calcext:value-type="float">
            <text:p>114.743,13</text:p>
          </table:table-cell>
          <table:table-cell table:style-name="ce858" office:value-type="float" office:value="138839.19" calcext:value-type="float">
            <text:p>138.839,19</text:p>
          </table:table-cell>
          <table:table-cell table:style-name="ce819" office:value-type="string" calcext:value-type="string">
            <text:p>ADURIZ LUJANBIO, S.L.</text:p>
          </table:table-cell>
          <table:table-cell table:style-name="ce863" office:value-type="date" office:date-value="2017-08-25" calcext:value-type="date">
            <text:p>25/08/2017</text:p>
          </table:table-cell>
          <table:table-cell table:style-name="ce870" office:value-type="string" calcext:value-type="string">
            <text:p>12 SEMANAS</text:p>
          </table:table-cell>
          <table:table-cell table:style-name="ce850"/>
          <table:table-cell table:style-name="ce858" office:value-type="float" office:value="130619.5" calcext:value-type="float">
            <text:p>130.619,5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/>
          <table:table-cell table:style-name="ce932" office:value-type="string" calcext:value-type="string">
            <text:p>LOKALA GAZTELEKUA IZATEKO EGOKITZEA HAMARRETXETA, 25EAN (AXULAR,7)”</text:p>
          </table:table-cell>
          <table:table-cell table:style-name="ce932" office:value-type="string" calcext:value-type="string">
            <text:p>ACONDICIONAMIENTODE LOCAL PARA GAZTELEKU EN <text:s text:c="15"/>C/ HAMARRETXETA, 25 (AXULAR,7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69421.49" calcext:value-type="float">
            <text:p>69.421,49</text:p>
          </table:table-cell>
          <table:table-cell table:style-name="ce858" office:value-type="float" office:value="84000" calcext:value-type="float">
            <text:p>84.000,00</text:p>
          </table:table-cell>
          <table:table-cell table:style-name="ce819" office:value-type="string" calcext:value-type="string">
            <text:p>ADURIZ LUJANBIO, S.L</text:p>
          </table:table-cell>
          <table:table-cell table:style-name="ce863" office:value-type="date" office:date-value="2017-12-04" calcext:value-type="date">
            <text:p>04/12/2017</text:p>
          </table:table-cell>
          <table:table-cell table:style-name="ce870" office:value-type="string" calcext:value-type="string">
            <text:p>2 MESES</text:p>
          </table:table-cell>
          <table:table-cell table:style-name="ce850"/>
          <table:table-cell table:style-name="ce858" office:value-type="float" office:value="80639.68" calcext:value-type="float">
            <text:p>80.639,6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08/17</text:p>
          </table:table-cell>
          <table:table-cell table:style-name="ce932" office:value-type="string" calcext:value-type="string">
            <text:p>SU ARTIFIZIALAK 2017</text:p>
          </table:table-cell>
          <table:table-cell table:style-name="ce932" office:value-type="string" calcext:value-type="string">
            <text:p>FUEGOS ARTIFICIALES 2017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19" office:value-type="string" calcext:value-type="string">
            <text:p>CABALLER FX- GLOBAL FOC, S.L.</text:p>
          </table:table-cell>
          <table:table-cell table:style-name="ce863" office:value-type="date" office:date-value="2017-05-31" calcext:value-type="date">
            <text:p>31/05/2017</text:p>
          </table:table-cell>
          <table:table-cell table:style-name="ce870" office:value-type="string" calcext:value-type="string">
            <text:p>1 DÍA (31 DE JULIO 2017)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FEST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10/17</text:p>
          </table:table-cell>
          <table:table-cell table:style-name="ce932" office:value-type="string" calcext:value-type="string">
            <text:p>PASAIAKO UDALEKO HAUR ETA NERABEEN ESKUBIDEAK BERMATZEKO PLANEAN SAKONTZEKO IKERKETA SOZIOLOGIKOA</text:p>
          </table:table-cell>
          <table:table-cell table:style-name="ce932"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24793.39" calcext:value-type="float">
            <text:p>24.793,39</text:p>
          </table:table-cell>
          <table:table-cell table:style-name="ce858" office:value-type="float" office:value="30000" calcext:value-type="float">
            <text:p>30.000,00</text:p>
          </table:table-cell>
          <table:table-cell table:style-name="ce819" office:value-type="string" calcext:value-type="string">
            <text:p>FARAPI KOOPERATIBA ELKARTEA</text:p>
          </table:table-cell>
          <table:table-cell table:style-name="ce863" office:value-type="date" office:date-value="2017-09-04" calcext:value-type="date">
            <text:p>04/09/2017</text:p>
          </table:table-cell>
          <table:table-cell table:style-name="ce870" office:value-type="string" calcext:value-type="string">
            <text:p>Hasta final de Mayo del 2018</text:p>
          </table:table-cell>
          <table:table-cell table:style-name="ce850"/>
          <table:table-cell table:style-name="ce858" office:value-type="float" office:value="28583.83" calcext:value-type="float">
            <text:p>28.583,8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09/17</text:p>
          </table:table-cell>
          <table:table-cell table:style-name="ce932" office:value-type="string" calcext:value-type="string">
            <text:p>UDALTZAINGORAKO PATRUILA-IBILGAILUA EROSTEA</text:p>
          </table:table-cell>
          <table:table-cell table:style-name="ce932" office:value-type="string" calcext:value-type="string">
            <text:p>ADQUISICIÓN DE VEHICULO PATRULLA PARA LA GUARDIA MUNICIPAL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 office:value-type="float" office:value="21780" calcext:value-type="float">
            <text:p>21.780,00</text:p>
          </table:table-cell>
          <table:table-cell table:style-name="ce819" office:value-type="string" calcext:value-type="string">
            <text:p>EASO MOTOR S.A.</text:p>
          </table:table-cell>
          <table:table-cell table:style-name="ce863" office:value-type="date" office:date-value="2017-05-18" calcext:value-type="date">
            <text:p>18/05/2017</text:p>
          </table:table-cell>
          <table:table-cell table:style-name="ce870"/>
          <table:table-cell table:style-name="ce850" office:value-type="float" office:value="17816.37" calcext:value-type="float">
            <text:p>17.816,37</text:p>
          </table:table-cell>
          <table:table-cell table:style-name="ce858" office:value-type="float" office:value="21557.81" calcext:value-type="float">
            <text:p>21.557,81</text:p>
          </table:table-cell>
          <table:table-cell table:style-name="ce870" office:value-type="string" calcext:value-type="string">
            <text:p>SI</text:p>
          </table:table-cell>
          <table:table-cell table:style-name="ce1070" office:value-type="string" calcext:value-type="string">
            <text:p>FORD FOCUS BERLINA TREND 1,5 TCDI 120CV</text:p>
          </table:table-cell>
          <table:table-cell table:style-name="ce870" office:value-type="string" calcext:value-type="string">
            <text:p>UDALTZAINGO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1/17</text:p>
          </table:table-cell>
          <table:table-cell table:style-name="ce932" office:value-type="string" calcext:value-type="string">
            <text:p>ESNABIDEKO DEPOSITOA IRAGAZGAZTEA</text:p>
          </table:table-cell>
          <table:table-cell table:style-name="ce932" office:value-type="string" calcext:value-type="string">
            <text:p>IMPERMEABILIZACIÓN DEL DEPÓSITO DE ESNABID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IRET S.A</text:p>
          </table:table-cell>
          <table:table-cell table:style-name="ce863" office:value-type="date" office:date-value="2017-02-27" calcext:value-type="date">
            <text:p>27/02/2017</text:p>
          </table:table-cell>
          <table:table-cell table:style-name="ce870"/>
          <table:table-cell table:style-name="ce850" office:value-type="float" office:value="44317.68" calcext:value-type="float">
            <text:p>44.317,68</text:p>
          </table:table-cell>
          <table:table-cell table:style-name="ce858" office:value-type="float" office:value="53624.39" calcext:value-type="float">
            <text:p>53.624,39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3" table:visibility="filter">
          <table:table-cell table:style-name="ce819" office:value-type="string" calcext:value-type="string">
            <text:p>V-25/16</text:p>
          </table:table-cell>
          <table:table-cell table:style-name="ce932" office:value-type="string" calcext:value-type="string">
            <text:p>ETXEZ ETXEKO LAGUNTZA ZERBITZUA</text:p>
          </table:table-cell>
          <table:table-cell table:style-name="ce932" office:value-type="string" calcext:value-type="string">
            <text:p>SERVICIO DE AYUDA DOMICILIAR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<text:span text:style-name="T22">1.026.929,54</text:span></text:p>
          </table:table-cell>
          <table:table-cell table:style-name="ce858"/>
          <table:table-cell table:style-name="ce819" office:value-type="string" calcext:value-type="string">
            <text:p>EULEN SERVICIOS SOCIOSANITARIOS, S.A</text:p>
          </table:table-cell>
          <table:table-cell table:style-name="ce863" office:value-type="date" office:date-value="2017-06-15" calcext:value-type="date">
            <text:p>15/06/2017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92">19,94</text:span><text:span text:style-name="T93"> euros/hora</text:span><text:span text:style-name="T94">, (IVA del 4%, aparte), lo que hace un precio estimado del contrato, (sobre  </text:span><text:span text:style-name="T95">50.460,30 horas estimadas), d</text:span><text:span text:style-name="T96">e 1.046.425,40 euros/año, (1.006.178,30 euros + 40.247,13 euros  correspondiente al 4% de IVA)</text:span><text:span text:style-name="T97">, </text:span><text:span text:style-name="T98">de acuerdo con la oferta realizada </text:span></text:p>
          </table:table-cell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string" calcext:value-type="string">
            <text:p>15/06/2019 No renueva</text:p>
          </table:table-cell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7A, PAZ-57B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16/17</text:p>
          </table:table-cell>
          <table:table-cell table:style-name="ce932" office:value-type="string" calcext:value-type="string">
            <text:p>PASAI DONIBANEKO LIBURUTEGIRAKO ALTZARIEN HORNIDURA</text:p>
          </table:table-cell>
          <table:table-cell table:style-name="ce932" office:value-type="string" calcext:value-type="string">
            <text:p>SUMINISTRO DE MOBILIARIO PARA LA BIBLIOTECA DE PASAI DONIBANE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42750.44" calcext:value-type="float">
            <text:p>42.750,44</text:p>
          </table:table-cell>
          <table:table-cell table:style-name="ce858" office:value-type="float" office:value="51728.03" calcext:value-type="float">
            <text:p>51.728,03</text:p>
          </table:table-cell>
          <table:table-cell table:style-name="ce819" office:value-type="string" calcext:value-type="string">
            <text:p>B<text:span text:style-name="T45">IGARA EQUIPAMIENTO DE OFICINA, S.L.</text:span></text:p>
          </table:table-cell>
          <table:table-cell table:style-name="ce863" office:value-type="date" office:date-value="2017-11-08" calcext:value-type="date">
            <text:p>08/11/2017</text:p>
          </table:table-cell>
          <table:table-cell table:style-name="ce870" office:value-type="string" calcext:value-type="string">
            <text:p>30 DIAS NATURALES</text:p>
          </table:table-cell>
          <table:table-cell table:style-name="ce850"/>
          <table:table-cell table:style-name="ce858" office:value-type="float" office:value="50777.24" calcext:value-type="float">
            <text:p>50.777,24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KULTUR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6/17</text:p>
          </table:table-cell>
          <table:table-cell table:style-name="ce932" office:value-type="string" calcext:value-type="string">
            <text:p>DON BOSKOKO FUTBOL ZELAIKO BELARRA BERRITZEKO LANAK</text:p>
          </table:table-cell>
          <table:table-cell table:style-name="ce932" office:value-type="string" calcext:value-type="string">
            <text:p>OBRAS DE RENOVACION DE LA HIERBA ARTIFICIAL DEL CAMPO DE FUTBOL DE DON BOSK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305846.2" calcext:value-type="float">
            <text:p>305.846,20</text:p>
          </table:table-cell>
          <table:table-cell table:style-name="ce858" office:value-type="float" office:value="370073.9" calcext:value-type="float">
            <text:p>370.073,90</text:p>
          </table:table-cell>
          <table:table-cell table:style-name="ce819" office:value-type="string" calcext:value-type="string">
            <text:p>OBRAS Y PAVIMENTOS ESPECIALES, S.A. (OPSA)</text:p>
          </table:table-cell>
          <table:table-cell table:style-name="ce863" office:value-type="date" office:date-value="2017-09-05" calcext:value-type="date">
            <text:p>05/09/2017</text:p>
          </table:table-cell>
          <table:table-cell table:style-name="ce870" office:value-type="string" calcext:value-type="string">
            <text:p>7 SEMANAS</text:p>
          </table:table-cell>
          <table:table-cell table:style-name="ce850"/>
          <table:table-cell table:style-name="ce858" office:value-type="float" office:value="326701.25" calcext:value-type="float">
            <text:p>326.701,25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4" table:visibility="filter">
          <table:table-cell table:style-name="ce819" office:value-type="string" calcext:value-type="string">
            <text:p>V-20/17</text:p>
          </table:table-cell>
          <table:table-cell table:style-name="ce932" office:value-type="string" calcext:value-type="string">
            <text:p>IRRATI-IRAKURKETARAKO SISTEMA DUTEN UR-KONTAGAILUEN HORNIDURA</text:p>
          </table:table-cell>
          <table:table-cell table:style-name="ce932" office:value-type="string" calcext:value-type="string">
            <text:p>SUMINISTRO DE CONTADORES DE AGUA CON SISTEMA DE READIOLECTURA</text:p>
          </table:table-cell>
          <table:table-cell table:style-name="ce819" office:value-type="string" calcext:value-type="string">
            <text:p>SUMINISTRO</text:p>
          </table:table-cell>
          <table:table-cell table:style-name="ce819"/>
          <table:table-cell table:style-name="ce850" office:value-type="float" office:value="55000" calcext:value-type="float">
            <text:p>55.000,00</text:p>
          </table:table-cell>
          <table:table-cell table:style-name="ce858" office:value-type="float" office:value="66550" calcext:value-type="float">
            <text:p>66.550,00</text:p>
          </table:table-cell>
          <table:table-cell table:style-name="ce819" office:value-type="string" calcext:value-type="string">
            <text:p><text:span text:style-name="T46">ABERING CONTADORES DE AGUA</text:span><text:span text:style-name="T47">, S.L</text:span></text:p>
          </table:table-cell>
          <table:table-cell table:style-name="ce863" office:value-type="string" calcext:value-type="string">
            <text:p>30-11-2017</text:p>
          </table:table-cell>
          <table:table-cell table:style-name="ce870" office:value-type="string" calcext:value-type="string">
            <text:p>15 DÍAS</text:p>
          </table:table-cell>
          <table:table-cell table:style-name="ce850" office:value-type="string" calcext:value-type="string">
            <text:p><text:span text:style-name="T99">El precio de este contrato, es de </text:span><text:span text:style-name="T100">57,95</text:span><text:span text:style-name="T101"> euros/unidad, más </text:span><text:span text:style-name="T102">12,17</text:span><text:span text:style-name="T101"> euros correspondiente al IVA</text:span><text:span text:style-name="T103">. Total: 70,12 euros. (Precio total estimado: </text:span><text:span text:style-name="T104">66.473,76</text:span><text:span text:style-name="T105"> euros, correspondientes a 948 contadores)</text:span>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/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22/17</text:p>
          </table:table-cell>
          <table:table-cell table:style-name="ce932" office:value-type="string" calcext:value-type="string">
            <text:p>UDAL LANGILEEEN OSASUN ZAINTZA</text:p>
          </table:table-cell>
          <table:table-cell table:style-name="ce932" office:value-type="string" calcext:value-type="string">
            <text:p>VIGILANCIA DE LA SALUD DEL PERSONAL MUNICIPAL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7400" calcext:value-type="float">
            <text:p>7.400,00</text:p>
          </table:table-cell>
          <table:table-cell table:style-name="ce858" office:value-type="float" office:value="8954" calcext:value-type="float">
            <text:p>8.954,00</text:p>
          </table:table-cell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PERTSONAL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OM-03/17</text:p>
          </table:table-cell>
          <table:table-cell table:style-name="ce932" office:value-type="string" calcext:value-type="string">
            <text:p>PASAI DONIBANEKO LARRABIDE ETA GAZTELUTXO BASERRIETARA DARAMAN LANDA-BIDEAREN ZORUA BERRITZEKO LANAK <text:s/></text:p>
          </table:table-cell>
          <table:table-cell table:style-name="ce932" office:value-type="string" calcext:value-type="string">
            <text:p>REASFALTADO DEL CAMINO RURAL DE ACCESO A LOS CASERIOS LARRABIDE Y GAZTELUTXO EN PASAI DONIBANE 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60186.25" calcext:value-type="float">
            <text:p>60.186,25</text:p>
          </table:table-cell>
          <table:table-cell table:style-name="ce858" office:value-type="float" office:value="72825.36" calcext:value-type="float">
            <text:p>72.825,36</text:p>
          </table:table-cell>
          <table:table-cell table:style-name="ce819" office:value-type="string" calcext:value-type="string">
            <text:p>ASFALTIA S.L.</text:p>
          </table:table-cell>
          <table:table-cell table:style-name="ce863" office:value-type="date" office:date-value="2017-06-22" calcext:value-type="date">
            <text:p>22/06/2017</text:p>
          </table:table-cell>
          <table:table-cell table:style-name="ce870" office:value-type="string" calcext:value-type="string">
            <text:p>15 dias</text:p>
          </table:table-cell>
          <table:table-cell table:style-name="ce850"/>
          <table:table-cell table:style-name="ce858" office:value-type="float" office:value="64960.23" calcext:value-type="float">
            <text:p>64.960,2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09/17</text:p>
          </table:table-cell>
          <table:table-cell table:style-name="ce932" office:value-type="string" calcext:value-type="string">
            <text:p>DONIBANEKO UR GORDAILUKO IRAGAZGAIZTE LANAK</text:p>
          </table:table-cell>
          <table:table-cell table:style-name="ce932" office:value-type="string" calcext:value-type="string">
            <text:p>OBRAS DE IMPERMEABILIZACIÓN DEL DEPOSITO DE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IRET S.A</text:p>
          </table:table-cell>
          <table:table-cell table:style-name="ce863" office:value-type="date" office:date-value="2017-08-11" calcext:value-type="date">
            <text:p>11/08/2017</text:p>
          </table:table-cell>
          <table:table-cell table:style-name="ce870" office:value-type="string" calcext:value-type="string">
            <text:p>5 SEMANAS</text:p>
          </table:table-cell>
          <table:table-cell table:style-name="ce850" office:value-type="float" office:value="21338.4" calcext:value-type="float">
            <text:p>21.338,40</text:p>
          </table:table-cell>
          <table:table-cell table:style-name="ce858" office:value-type="float" office:value="25819.46" calcext:value-type="float">
            <text:p>25.819,4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" table:visibility="filter">
          <table:table-cell table:style-name="ce819" office:value-type="string" calcext:value-type="string">
            <text:p>OM-08/17</text:p>
          </table:table-cell>
          <table:table-cell table:style-name="ce932" office:value-type="string" calcext:value-type="string">
            <text:p>ARROKAUNDIETAKO ATERPETXEAREN BERRIKUNTZA ETA <text:s/>MODERNIZAIORAKO LANAK</text:p>
          </table:table-cell>
          <table:table-cell table:style-name="ce932" office:value-type="string" calcext:value-type="string">
            <text:p>OBRAS DE RENOVACIÓN Y MODERNIZACIÓN DE ARROKANDIETA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string" calcext:value-type="string">
            <text:p>- LOTE 1: 85.767,19€ <text:s text:c="2"/>- LOTE 2: <text:s/>24.184,98€ <text:s/></text:p>
          </table:table-cell>
          <table:table-cell table:style-name="ce858" office:value-type="string" calcext:value-type="string">
            <text:p><text:s/>LOTE 1: <text:s/>103.778,30 <text:s text:c="17"/>- LOTE 2: <text:s/>29.263,83€ </text:p>
          </table:table-cell>
          <table:table-cell table:style-name="ce819" office:value-type="string" calcext:value-type="string">
            <text:p>LOTE 1: <text:span text:style-name="T48">ADURIZ LUJAMBIO, S.L                                                         LOTE 2: LANDART K4 INSTALACIONES</text:span></text:p>
          </table:table-cell>
          <table:table-cell table:style-name="ce863"/>
          <table:table-cell table:style-name="ce870" office:value-type="string" calcext:value-type="string">
            <text:p>Lote 1: 6 SEMANAS <text:s text:c="3"/>Lote 2: <text:s/>4 SEMANAS</text:p>
          </table:table-cell>
          <table:table-cell table:style-name="ce850"/>
          <table:table-cell table:style-name="ce858" office:value-type="string" calcext:value-type="string">
            <text:p><text:span text:style-name="T114">Lote 1: </text:span><text:span text:style-name="T115">103.717,57   Lote 2: 24.591,45</text:span>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OM-02/18</text:p>
          </table:table-cell>
          <table:table-cell table:style-name="ce932" office:value-type="string" calcext:value-type="string">
            <text:p>DONIBANEKO GAZTELEKUA ETA GAZTELEKUAREN IRISGARRITASUNA EGOKITZEKO OBRAK</text:p>
          </table:table-cell>
          <table:table-cell table:style-name="ce932" office:value-type="string" calcext:value-type="string">
            <text:p>OBRAS DE ADECUACION DE LA ACCESIBILIDAD Y ACONDICIONAMIENTO DEL GAZTELEKU DE DONIBANE Y DIRECCION DE OBRA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 </text:p>
          </table:table-cell>
          <table:table-cell table:style-name="ce850" office:value-type="float" office:value="140777.86" calcext:value-type="float">
            <text:p>140.777,86</text:p>
          </table:table-cell>
          <table:table-cell table:style-name="ce858" office:value-type="float" office:value="170341.21" calcext:value-type="float">
            <text:p>170.341,21</text:p>
          </table:table-cell>
          <table:table-cell table:style-name="ce819" office:value-type="string" calcext:value-type="string">
            <text:p>INDENORT PV S.L. - AIZPURUA ARQUITECTOS</text:p>
          </table:table-cell>
          <table:table-cell table:style-name="ce863" office:value-type="date" office:date-value="2018-09-20" calcext:value-type="date">
            <text:p>20/09/2018</text:p>
          </table:table-cell>
          <table:table-cell table:style-name="ce870" office:value-type="string" calcext:value-type="string">
            <text:p>18 SEMANAS</text:p>
          </table:table-cell>
          <table:table-cell table:style-name="ce850"/>
          <table:table-cell table:style-name="ce858" office:value-type="float" office:value="169316.74" calcext:value-type="float">
            <text:p>169.316,74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15/17</text:p>
          </table:table-cell>
          <table:table-cell table:style-name="ce932" office:value-type="string" calcext:value-type="string">
            <text:p>PASAI DONIBANEKO KULTURGUNERAKO BINILO ETA ERROTULAZIOAREN HORNIDURA</text:p>
          </table:table-cell>
          <table:table-cell table:style-name="ce932" office:value-type="string" calcext:value-type="string">
            <text:p>SUMINISTRO DE VINILOS Y ROTULACIÓN PARA EL EDIFICIO SOCIOCULTURAL DE PASAI DONIBANE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SIGNOS PUBLICIDAD &amp; COMUNICACIÓN S.L.U.</text:p>
          </table:table-cell>
          <table:table-cell table:style-name="ce863" office:value-type="date" office:date-value="2017-08-08" calcext:value-type="date">
            <text:p>08/08/2017</text:p>
          </table:table-cell>
          <table:table-cell table:style-name="ce870"/>
          <table:table-cell table:style-name="ce850" office:value-type="float" office:value="7932" calcext:value-type="float">
            <text:p>7.932,00</text:p>
          </table:table-cell>
          <table:table-cell table:style-name="ce858" office:value-type="float" office:value="9597.72" calcext:value-type="float">
            <text:p>9.597,72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KULTUR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OM-10/17</text:p>
          </table:table-cell>
          <table:table-cell table:style-name="ce932" office:value-type="string" calcext:value-type="string">
            <text:p>LOKALA GAZTELEKUA IZATEKO EGOKITZEA HAMARRETXETA 25EAN</text:p>
          </table:table-cell>
          <table:table-cell table:style-name="ce932" office:value-type="string" calcext:value-type="string">
            <text:p>ACONDICINAMIENTO DE LOCAL PARA GAZTELEKU EN C/ HAMARRETXETA 25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Negociado sin publicidad</text:p>
          </table:table-cell>
          <table:table-cell table:style-name="ce850" office:value-type="float" office:value="69421.49" calcext:value-type="float">
            <text:p>69.421,49</text:p>
          </table:table-cell>
          <table:table-cell table:style-name="ce858" office:value-type="float" office:value="84000" calcext:value-type="float">
            <text:p>84.000,00</text:p>
          </table:table-cell>
          <table:table-cell table:style-name="ce819" office:value-type="string" calcext:value-type="string">
            <text:p>ADURIZ LUJANBIO, S.L</text:p>
          </table:table-cell>
          <table:table-cell table:style-name="ce863" office:value-type="date" office:date-value="2017-12-04" calcext:value-type="date">
            <text:p>04/12/2017</text:p>
          </table:table-cell>
          <table:table-cell table:style-name="ce870" office:value-type="string" calcext:value-type="string">
            <text:p>2 MESES</text:p>
          </table:table-cell>
          <table:table-cell table:style-name="ce850"/>
          <table:table-cell table:style-name="ce858" office:value-type="float" office:value="80639.68" calcext:value-type="float">
            <text:p>80.639,6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24/18</text:p>
          </table:table-cell>
          <table:table-cell table:style-name="ce932" office:value-type="string" calcext:value-type="string">
            <text:p>AUTOMATIKOKI GARBITZEN DIREN BI KOMUNEN HORNIDURA, INSTALAZIOA (OBRA ZIBILA BARNE) ETA MANTENTZE-LANA KONTRATATZEKO</text:p>
          </table:table-cell>
          <table:table-cell table:style-name="ce932" office:value-type="string" calcext:value-type="string">
            <text:p>SUMINISTRO, INSTALACIÓN, INCLUYENDO OBRA CIVIL, Y MANTENIMIENTO DE 2 ASEOS AUTOLIMPIABLES</text:p>
          </table:table-cell>
          <table:table-cell table:style-name="ce819" office:value-type="string" calcext:value-type="string">
            <text:p>SUMINISTRO,OBRA, MANTENIMIENT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98760" calcext:value-type="float">
            <text:p>98.760,00</text:p>
          </table:table-cell>
          <table:table-cell table:style-name="ce858"/>
          <table:table-cell table:style-name="ce819" office:value-type="string" calcext:value-type="string">
            <text:p>OLPRIM INGENIERIA Y SERVICIOS S.A</text:p>
          </table:table-cell>
          <table:table-cell table:style-name="ce863" office:value-type="date" office:date-value="2018-11-20" calcext:value-type="date">
            <text:p>20/11/2018</text:p>
          </table:table-cell>
          <table:table-cell table:style-name="ce870" office:value-type="string" calcext:value-type="string">
            <text:p>1 MES SUMINISTRO /MANTENIMIENTO 1 AÑO</text:p>
          </table:table-cell>
          <table:table-cell table:style-name="ce850" office:value-type="float" office:value="88879" calcext:value-type="float">
            <text:p>88.879,00</text:p>
          </table:table-cell>
          <table:table-cell table:style-name="ce858" office:value-type="float" office:value="107543.59" calcext:value-type="float">
            <text:p>107.543,59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3/18</text:p>
          </table:table-cell>
          <table:table-cell table:style-name="ce932" office:value-type="string" calcext:value-type="string">
            <text:p>SAN FERMIN ELIZAREN ALBOKO FATXADA BERRITZEKO OBRA (ANTXO)</text:p>
          </table:table-cell>
          <table:table-cell table:style-name="ce932" office:value-type="string" calcext:value-type="string">
            <text:p>OBRA RENOVACIÓN FACHADA LATERAL DE LA IGLESIA SAN FERMIN (ANCHO)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REVESTIMIENTOS LEYMA</text:p>
          </table:table-cell>
          <table:table-cell table:style-name="ce863" office:value-type="date" office:date-value="2018-09-25" calcext:value-type="date">
            <text:p>25/09/2018</text:p>
          </table:table-cell>
          <table:table-cell table:style-name="ce870" office:value-type="string" calcext:value-type="string">
            <text:p>4 SEMANAS</text:p>
          </table:table-cell>
          <table:table-cell table:style-name="ce850"/>
          <table:table-cell table:style-name="ce858" office:value-type="float" office:value="22019.58" calcext:value-type="float">
            <text:p>22.019,58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" table:visibility="filter">
          <table:table-cell table:style-name="ce819" office:value-type="string" calcext:value-type="string">
            <text:p>V-23/18</text:p>
          </table:table-cell>
          <table:table-cell table:style-name="ce932" office:value-type="string" calcext:value-type="string">
            <text:p>POLTSA KONPOSTAGARRIAK HORNITZEKO KONTRATAZIOA</text:p>
          </table:table-cell>
          <table:table-cell table:style-name="ce932" office:value-type="string" calcext:value-type="string">
            <text:p>CONTRATACIÓN DEL SUMINISTRO DE BOLSAS COMPOSTABLES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<text:span text:style-name="T86">0,045</text:span><text:span text:style-name="T87">€/bolsa / gasto máximo 57.555,00</text:span></text:p>
          </table:table-cell>
          <table:table-cell table:style-name="ce858"/>
          <table:table-cell table:style-name="ce819" office:value-type="string" calcext:value-type="string">
            <text:p>MOHEDA &amp; RAÑAL S.L</text:p>
          </table:table-cell>
          <table:table-cell table:style-name="ce863" office:value-type="date" office:date-value="2019-01-14" calcext:value-type="date">
            <text:p>14/01/2019</text:p>
          </table:table-cell>
          <table:table-cell table:style-name="ce870"/>
          <table:table-cell table:style-name="ce850" office:value-type="string" calcext:value-type="string">
            <text:p>0,0379€/bolsa <text:s/>/ gasto máximo 57.555,00</text:p>
          </table:table-cell>
          <table:table-cell table:style-name="ce858" office:value-type="string" calcext:value-type="string">
            <text:p>0,00796€/Bolsa / gasto máximo será de 69.641,55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 office:value-type="string" calcext:value-type="string">
            <text:p>No hay fecha finalización contrato, va por cantidades</text:p>
          </table:table-cell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03/18</text:p>
          </table:table-cell>
          <table:table-cell table:style-name="ce932" office:value-type="string" calcext:value-type="string">
            <text:p>PASAI DONIBANEKO PUNTETAKO PASEALEKUAN KANTINA USTIATZEA </text:p>
          </table:table-cell>
          <table:table-cell table:style-name="ce932" office:value-type="string" calcext:value-type="string">
            <text:p>EXPLOTACIÓN DE LA CANTINA DEL PASEO DE PUNTAS EN PASAI DONIBANE </text:p>
          </table:table-cell>
          <table:table-cell table:style-name="ce819" office:value-type="string" calcext:value-type="string">
            <text:p>CONCESION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non minimo 6000 Año</text:p>
          </table:table-cell>
          <table:table-cell table:style-name="ce858"/>
          <table:table-cell table:style-name="ce819" office:value-type="string" calcext:value-type="string">
            <text:p>GUAJIRA SICODELICA, S.L</text:p>
          </table:table-cell>
          <table:table-cell table:style-name="ce863" office:value-type="date" office:date-value="2018-03-22" calcext:value-type="date">
            <text:p>22/03/2018</text:p>
          </table:table-cell>
          <table:table-cell table:style-name="ce870" office:value-type="string" calcext:value-type="string">
            <text:p>2 AÑOS + 1 PRORROGA 2 AÑOS</text:p>
          </table:table-cell>
          <table:table-cell table:style-name="ce850" office:value-type="string" calcext:value-type="string">
            <text:p>13210 € Anuales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1ª y única prórroga</text:p>
          </table:table-cell>
          <table:table-cell table:style-name="ce870" office:value-type="string" calcext:value-type="string">
            <text:p>ALKATETZA</text:p>
          </table:table-cell>
          <table:table-cell table:style-name="ce886"/>
          <table:table-cell table:style-name="ce1185" office:value-type="date" office:date-value="2022-03-21" calcext:value-type="date">
            <text:p>21/03/2022</text:p>
          </table:table-cell>
          <table:table-cell table:style-name="ce1189" office:value-type="date" office:date-value="2019-11-21" calcext:value-type="date">
            <text:p>21/11/2019</text:p>
          </table:table-cell>
          <table:table-cell table:style-name="ce1192"/>
          <table:table-cell table:style-name="ce1194"/>
          <table:table-cell table:style-name="ce919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11/18</text:p>
          </table:table-cell>
          <table:table-cell table:style-name="ce932" office:value-type="string" calcext:value-type="string">
            <text:p>“2018an PASAIAN SU ARTIFIZIALEN HORNIKETA ETA HORIEK HOBETZEA</text:p>
          </table:table-cell>
          <table:table-cell table:style-name="ce932" office:value-type="string" calcext:value-type="string">
            <text:p>“SUMINISTRO Y QUEMA DE FUEGOS ARTIFICIALES EN PASAIA 2018”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 CON INVITACIÓN</text:p>
          </table:table-cell>
          <table:table-cell table:style-name="ce943"/>
          <table:table-cell table:style-name="ce858" office:value-type="float" office:value="3000" calcext:value-type="float">
            <text:p>3.000,00</text:p>
          </table:table-cell>
          <table:table-cell table:style-name="ce819" office:value-type="string" calcext:value-type="string">
            <text:p>PIROTECNIA ZARAGOZANA, S.A</text:p>
          </table:table-cell>
          <table:table-cell table:style-name="ce863" office:value-type="date" office:date-value="2018-05-11" calcext:value-type="date">
            <text:p>11/05/2018</text:p>
          </table:table-cell>
          <table:table-cell table:style-name="ce870" office:value-type="string" calcext:value-type="string">
            <text:p>1 DÍA (31 DE JULIO 2018)</text:p>
          </table:table-cell>
          <table:table-cell table:style-name="ce850"/>
          <table:table-cell table:style-name="ce858" office:value-type="float" office:value="2700" calcext:value-type="float">
            <text:p>2.700,00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IDAZKARI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819" office:value-type="string" calcext:value-type="string">
            <text:p>V-09/18</text:p>
          </table:table-cell>
          <table:table-cell table:style-name="ce932" office:value-type="string" calcext:value-type="string">
            <text:p>ALTZARI ETA EKIPAMENDUZ HORNITZEA ANTXIKO GAZTE KULTUR FAKTORIA (GAZTELEKUA)</text:p>
          </table:table-cell>
          <table:table-cell table:style-name="ce932" office:value-type="string" calcext:value-type="string">
            <text:p>SUMINISTRO DE MOBILIARIO Y EQUIPAMIENTO DEL LOCAL DE GAZTE KULTUR FAKTORIA (GAZTELEKU) DE ANTXO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</text:p>
          </table:table-cell>
          <table:table-cell table:style-name="ce943"/>
          <table:table-cell table:style-name="ce858"/>
          <table:table-cell table:style-name="ce819" office:value-type="string" calcext:value-type="string">
            <text:p>MONTTE <text:s/>PROJECTS</text:p>
          </table:table-cell>
          <table:table-cell table:style-name="ce863" office:value-type="date" office:date-value="2018-03-08" calcext:value-type="date">
            <text:p>08/03/2018</text:p>
          </table:table-cell>
          <table:table-cell table:style-name="ce870"/>
          <table:table-cell table:style-name="ce850" office:value-type="float" office:value="7677.3" calcext:value-type="float">
            <text:p>7.677,30</text:p>
          </table:table-cell>
          <table:table-cell table:style-name="ce858" office:value-type="float" office:value="9289.53" calcext:value-type="float">
            <text:p>9.289,53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>
          <table:table-cell table:style-name="ce924" office:value-type="string" calcext:value-type="string">
            <text:p>V-14/18</text:p>
          </table:table-cell>
          <table:table-cell table:style-name="ce933" office:value-type="string" calcext:value-type="string">
            <text:p>KALE-HEZITZAILEEN ESKU-HARTZE ZERBITZUA</text:p>
          </table:table-cell>
          <table:table-cell table:style-name="ce933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ª prorroga. <text:s text:c="8"/>2021: 2ª prorroga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958" office:value-type="date" office:date-value="2022-11-14" calcext:value-type="date">
            <text:p>14/11/2022</text:p>
          </table:table-cell>
          <table:table-cell table:style-name="ce920" office:value-type="date" office:date-value="2020-09-14" calcext:value-type="date">
            <text:p>14/09/2020</text:p>
          </table:table-cell>
          <table:table-cell table:style-name="ce920" office:value-type="date" office:date-value="2021-09-14" calcext:value-type="date">
            <text:p>14/09/2021</text:p>
          </table:table-cell>
          <table:table-cell table:style-name="ce920"/>
          <table:table-cell table:style-name="ce919" office:value-type="string" calcext:value-type="string">
            <text:p>PAZ-66</text:p>
          </table:table-cell>
          <table:table-cell table:style-name="ce1198" office:value-type="string" calcext:value-type="string">
            <text:p>txostena eskatua 2020-10-06ean</text:p>
          </table:table-cell>
          <table:table-cell table:style-name="ce922" table:number-columns-repeated="992"/>
          <table:table-cell table:style-name="ce1203" table:number-columns-repeated="7"/>
        </table:table-row>
        <table:table-row table:style-name="ro62">
          <table:table-cell table:style-name="ce924" office:value-type="string" calcext:value-type="string">
            <text:p>V-12/18</text:p>
          </table:table-cell>
          <table:table-cell table:style-name="ce933" office:value-type="string" calcext:value-type="string">
            <text:p>KUADRILLATEGI – FAKTORIA, PASAIAKO GAZTEEN HIZKUNTZA OHITURETAN ERAGITEKO EGITASMOAK.</text:p>
          </table:table-cell>
          <table:table-cell table:style-name="ce933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ª prorroga. <text:s text:c="8"/>2021: 2ª prorrog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958" office:value-type="date" office:date-value="2022-07-31" calcext:value-type="date">
            <text:p>31/07/2022</text:p>
          </table:table-cell>
          <table:table-cell table:style-name="ce920" office:value-type="date" office:date-value="2020-05-31" calcext:value-type="date">
            <text:p>31/05/2020</text:p>
          </table:table-cell>
          <table:table-cell table:style-name="ce920" office:value-type="date" office:date-value="2021-05-31" calcext:value-type="date">
            <text:p>31/05/2021</text:p>
          </table:table-cell>
          <table:table-cell table:style-name="ce920"/>
          <table:table-cell table:style-name="ce919" office:value-type="string" calcext:value-type="string">
            <text:p>PAZ-64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52" table:visibility="filter">
          <table:table-cell table:style-name="ce819" office:value-type="string" calcext:value-type="string">
            <text:p>V-18/18</text:p>
          </table:table-cell>
          <table:table-cell table:style-name="ce932" office:value-type="string" calcext:value-type="string">
            <text:p>DONIBANEKO KIROLGUNEKO INSTALAZIOEN KUDEAKETA (I)</text:p>
          </table:table-cell>
          <table:table-cell table:style-name="ce932" office:value-type="string" calcext:value-type="string">
            <text:p>GESTION DE LAS INSTALACIONES DEL COMPLEJO <text:s/>DEPORTIVO <text:s/>DE DONIBANE</text:p>
          </table:table-cell>
          <table:table-cell table:style-name="ce819" office:value-type="string" calcext:value-type="string">
            <text:p>GESTION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0" office:value-type="float" office:value="83160" calcext:value-type="float">
            <text:p>83.160,00</text:p>
          </table:table-cell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 office:value-type="string" calcext:value-type="string">
            <text:p>2 AÑOS + 2 PRORROGAS / ANUALES</text:p>
          </table:table-cell>
          <table:table-cell table:style-name="ce850"/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22/18</text:p>
          </table:table-cell>
          <table:table-cell table:style-name="ce932" office:value-type="string" calcext:value-type="string">
            <text:p>POLTSA KONPOSTAGARRIEN LAU BANAGAILUREN HORNIDURA ETA INSTALAZIOA</text:p>
          </table:table-cell>
          <table:table-cell table:style-name="ce932" office:value-type="string" calcext:value-type="string">
            <text:p>SUMINISTRO E INSTALACIÓN DE CUATRO MÁQUINAS EXPENDEDORAS DE BOLSAS COMPOSTABLES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28800" calcext:value-type="float">
            <text:p>28.800,00</text:p>
          </table:table-cell>
          <table:table-cell table:style-name="ce858"/>
          <table:table-cell table:style-name="ce819" office:value-type="string" calcext:value-type="string">
            <text:p>DORLET S.A.U</text:p>
          </table:table-cell>
          <table:table-cell table:style-name="ce863" office:value-type="date" office:date-value="2019-01-24" calcext:value-type="date">
            <text:p>24/01/2019</text:p>
          </table:table-cell>
          <table:table-cell table:style-name="ce870" office:value-type="string" calcext:value-type="string">
            <text:p>60 días</text:p>
          </table:table-cell>
          <table:table-cell table:style-name="ce850" office:value-type="float" office:value="28720" calcext:value-type="float">
            <text:p>28.720,00</text:p>
          </table:table-cell>
          <table:table-cell table:style-name="ce858" table:formula="of:=+28720+6031.2" office:value-type="float" office:value="34751.2" calcext:value-type="float">
            <text:p>34.751,2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OM-5/18</text:p>
          </table:table-cell>
          <table:table-cell table:style-name="ce932" office:value-type="string" calcext:value-type="string">
            <text:p>DONIBANEKO HIRIGUNERAKO SEGURTASUN PLANA</text:p>
          </table:table-cell>
          <table:table-cell table:style-name="ce932" office:value-type="string" calcext:value-type="string">
            <text:p>PLAN SEGURIDAD CASCO HISTÓRICO DONIBANE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0993.23" calcext:value-type="float">
            <text:p>190.993,23</text:p>
          </table:table-cell>
          <table:table-cell table:style-name="ce858" office:value-type="string" calcext:value-type="string">
            <text:p><text:span text:style-name="T28">231.101,81</text:span><text:span text:style-name="T29"> </text:span></text:p>
          </table:table-cell>
          <table:table-cell table:style-name="ce819" office:value-type="string" calcext:value-type="string">
            <text:p>ACUÑA S.A Y GIRDER INGENIEROS</text:p>
          </table:table-cell>
          <table:table-cell table:style-name="ce863" office:value-type="date" office:date-value="2018-11-23" calcext:value-type="date">
            <text:p>23/11/2018</text:p>
          </table:table-cell>
          <table:table-cell table:style-name="ce870" office:value-type="string" calcext:value-type="string">
            <text:p>12 semanas</text:p>
          </table:table-cell>
          <table:table-cell table:style-name="ce850"/>
          <table:table-cell table:style-name="ce858" office:value-type="float" office:value="202889.77" calcext:value-type="float">
            <text:p>202.889,77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16/18</text:p>
          </table:table-cell>
          <table:table-cell table:style-name="ce932" office:value-type="string" calcext:value-type="string">
            <text:p>PASAIAKO IRISGARRITASUN PLANA IDAZTEA</text:p>
          </table:table-cell>
          <table:table-cell table:style-name="ce932" office:value-type="string" calcext:value-type="string">
            <text:p>REDACCIÓN DEL PLAN DE ACCESIBILIDAD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<text:s/>Abierto simplificado</text:p>
          </table:table-cell>
          <table:table-cell table:style-name="ce850" office:value-type="float" office:value="50000" calcext:value-type="float">
            <text:p>50.000,00</text:p>
          </table:table-cell>
          <table:table-cell table:style-name="ce858" office:value-type="float" office:value="60500" calcext:value-type="float">
            <text:p>60.500,00</text:p>
          </table:table-cell>
          <table:table-cell table:style-name="ce819" office:value-type="string" calcext:value-type="string">
            <text:p>INGARTEK CONSULTING S.L</text:p>
          </table:table-cell>
          <table:table-cell table:style-name="ce863" office:value-type="date" office:date-value="2018-09-28" calcext:value-type="date">
            <text:p>28/09/2018</text:p>
          </table:table-cell>
          <table:table-cell table:style-name="ce870" office:value-type="string" calcext:value-type="string">
            <text:p>3 meses</text:p>
          </table:table-cell>
          <table:table-cell table:style-name="ce850" office:value-type="float" office:value="37500" calcext:value-type="float">
            <text:p>37.500,00</text:p>
          </table:table-cell>
          <table:table-cell table:style-name="ce858" office:value-type="float" office:value="45375" calcext:value-type="float">
            <text:p>45.375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 65-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/>
          <table:table-cell table:style-name="ce932" office:value-type="string" calcext:value-type="string">
            <text:p>“MINDFULNESS” IKASTAROA</text:p>
          </table:table-cell>
          <table:table-cell table:style-name="ce932" office:value-type="string" calcext:value-type="string">
            <text:p>CURSO “MINDFULNESS”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VEGA AYLLÓN USANOS</text:p>
          </table:table-cell>
          <table:table-cell table:style-name="ce863" office:value-type="date" office:date-value="2019-02-11" calcext:value-type="date">
            <text:p>11/02/2019</text:p>
          </table:table-cell>
          <table:table-cell table:style-name="ce870" office:value-type="string" calcext:value-type="string">
            <text:p>5 MESES (ENERO-MAYO 2019)</text:p>
          </table:table-cell>
          <table:table-cell table:style-name="ce850"/>
          <table:table-cell table:style-name="ce858" office:value-type="float" office:value="10152" calcext:value-type="float">
            <text:p>10.152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04/18</text:p>
          </table:table-cell>
          <table:table-cell table:style-name="ce932" office:value-type="string" calcext:value-type="string">
            <text:p>POBLADO, SALINAS ETA ANDONAEGI BIZITEGIRAKO HIRI-EREMUEN BERRONERATZE, BIRGAITZE ETA KUDEAKETAN ESKU HARTZEKO PLANA/PROIEKTUA</text:p>
          </table:table-cell>
          <table:table-cell table:style-name="ce932"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38000" calcext:value-type="float">
            <text:p>38.000,00</text:p>
          </table:table-cell>
          <table:table-cell table:style-name="ce858" office:value-type="float" office:value="45980" calcext:value-type="float">
            <text:p>45.980,00</text:p>
          </table:table-cell>
          <table:table-cell table:style-name="ce819" office:value-type="string" calcext:value-type="string">
            <text:p>UTE POBLADO (AITZIKER KOOP ELKARTE TXIKIA)</text:p>
          </table:table-cell>
          <table:table-cell table:style-name="ce863" office:value-type="date" office:date-value="2018-05-14" calcext:value-type="date">
            <text:p>14/05/2018</text:p>
          </table:table-cell>
          <table:table-cell table:style-name="ce870" office:value-type="string" calcext:value-type="string">
            <text:p>36 semanas</text:p>
          </table:table-cell>
          <table:table-cell table:style-name="ce850" office:value-type="float" office:value="37240" calcext:value-type="float">
            <text:p>37.240,00</text:p>
          </table:table-cell>
          <table:table-cell table:style-name="ce858" office:value-type="float" office:value="45060.4" calcext:value-type="float">
            <text:p>45.060,4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 65-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05/18</text:p>
          </table:table-cell>
          <table:table-cell table:style-name="ce93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932"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Negociado</text:p>
          </table:table-cell>
          <table:table-cell table:style-name="ce850" office:value-type="float" office:value="42000" calcext:value-type="float">
            <text:p>42.000,00</text:p>
          </table:table-cell>
          <table:table-cell table:style-name="ce858"/>
          <table:table-cell table:style-name="ce819" office:value-type="string" calcext:value-type="string">
            <text:p><text:s/>JAUME GALVANY LARROUQUERE</text:p>
          </table:table-cell>
          <table:table-cell table:style-name="ce863" office:value-type="date" office:date-value="2018-05-31" calcext:value-type="date">
            <text:p>31/05/2018</text:p>
          </table:table-cell>
          <table:table-cell table:style-name="ce870" office:value-type="string" calcext:value-type="string">
            <text:p>1 AÑO. </text:p>
          </table:table-cell>
          <table:table-cell table:style-name="ce850" office:value-type="float" office:value="42000" calcext:value-type="float">
            <text:p>42.000,00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5" table:visibility="filter">
          <table:table-cell table:style-name="ce819" office:value-type="string" calcext:value-type="string">
            <text:p>V-01/18</text:p>
          </table:table-cell>
          <table:table-cell table:style-name="ce932"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table:style-name="ce932"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19834.71" calcext:value-type="float">
            <text:p>119.834,71</text:p>
          </table:table-cell>
          <table:table-cell table:style-name="ce858" office:value-type="float" office:value="145000" calcext:value-type="float">
            <text:p>145.000,00</text:p>
          </table:table-cell>
          <table:table-cell table:style-name="ce819" office:value-type="string" calcext:value-type="string">
            <text:p>ESTUDIO DE RENOVACION Y DESARROLLOS URBANOS (ERDU)</text:p>
          </table:table-cell>
          <table:table-cell table:style-name="ce863" office:value-type="date" office:date-value="2018-10-22" calcext:value-type="date">
            <text:p>22/10/2018</text:p>
          </table:table-cell>
          <table:table-cell table:style-name="ce870" office:value-type="string" calcext:value-type="string">
            <text:p>16 meses</text:p>
          </table:table-cell>
          <table:table-cell table:style-name="ce850" office:value-type="float" office:value="114345" calcext:value-type="float">
            <text:p>114.345,00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4/18</text:p>
          </table:table-cell>
          <table:table-cell table:style-name="ce932" office:value-type="string" calcext:value-type="string">
            <text:p>ANTXOKO TOPOKO ARKUPEAK BIRGAITZEA ETA BEREN PAISAIA LEHENGORATZEA</text:p>
          </table:table-cell>
          <table:table-cell table:style-name="ce932" office:value-type="string" calcext:value-type="string">
            <text:p>REHABILITACIÓN Y RECUPERACIÓN PAISAJÍSTICA DE <text:s/>LOS ARCOS DEL TOPO EN ANTX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Abierto simplificado</text:p>
          </table:table-cell>
          <table:table-cell table:style-name="ce850" office:value-type="float" office:value="182004.77" calcext:value-type="float">
            <text:p>182.004,77</text:p>
          </table:table-cell>
          <table:table-cell table:style-name="ce858" office:value-type="float" office:value="220225.77" calcext:value-type="float">
            <text:p>220.225,77</text:p>
          </table:table-cell>
          <table:table-cell table:style-name="ce819" office:value-type="string" calcext:value-type="string">
            <text:p>URBYCOLAN S.L.</text:p>
          </table:table-cell>
          <table:table-cell table:style-name="ce863" office:value-type="date" office:date-value="2018-12-27" calcext:value-type="date">
            <text:p>27/12/2018</text:p>
          </table:table-cell>
          <table:table-cell table:style-name="ce870" office:value-type="string" calcext:value-type="string">
            <text:p>10 semanas</text:p>
          </table:table-cell>
          <table:table-cell table:style-name="ce850" office:value-type="float" office:value="182004.77" calcext:value-type="float">
            <text:p>182.004,77</text:p>
          </table:table-cell>
          <table:table-cell table:style-name="ce858" office:value-type="float" office:value="220225.76" calcext:value-type="float">
            <text:p>220.225,76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HIRIG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9" table:visibility="filter">
          <table:table-cell table:style-name="ce819" office:value-type="string" calcext:value-type="string">
            <text:p>V-29/18</text:p>
          </table:table-cell>
          <table:table-cell table:style-name="ce932" office:value-type="string" calcext:value-type="string">
            <text:p>HARRERA ON! PROGRAMA</text:p>
          </table:table-cell>
          <table:table-cell table:style-name="ce932" office:value-type="string" calcext:value-type="string">
            <text:p>PROGRAMA HARRERA ON!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 </text:p>
          </table:table-cell>
          <table:table-cell table:style-name="ce850"/>
          <table:table-cell table:style-name="ce858"/>
          <table:table-cell table:style-name="ce819" office:value-type="string" calcext:value-type="string">
            <text:p>EUSKARAZ KOOP AEK</text:p>
          </table:table-cell>
          <table:table-cell table:style-name="ce863" office:value-type="date" office:date-value="2018-12-18" calcext:value-type="date">
            <text:p>18/12/2018</text:p>
          </table:table-cell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>
          <table:table-cell table:style-name="ce924" office:value-type="string" calcext:value-type="string">
            <text:p>V-18/18</text:p>
          </table:table-cell>
          <table:table-cell table:style-name="ce933" office:value-type="string" calcext:value-type="string">
            <text:p>DONIBANEKO KIROL INSTALAZIOAK (II)</text:p>
          </table:table-cell>
          <table:table-cell table:style-name="ce933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90000" calcext:value-type="float">
            <text:p>90.000,00</text:p>
          </table:table-cell>
          <table:table-cell table:style-name="ce858" office:value-type="float" office:value="108900" calcext:value-type="float">
            <text:p>108.90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PRORROGABLE ANUALMENTE 2 MAS.(2023)</text:p>
          </table:table-cell>
          <table:table-cell table:style-name="ce850" office:value-type="float" office:value="83160" calcext:value-type="float">
            <text:p>83.160,00</text:p>
          </table:table-cell>
          <table:table-cell table:style-name="ce858" office:value-type="float" office:value="68727.27" calcext:value-type="float">
            <text:p>68.727,27</text:p>
          </table:table-cell>
          <table:table-cell table:style-name="ce870"/>
          <table:table-cell table:style-name="ce1070" office:value-type="string" calcext:value-type="string">
            <text:p>2021: 1ª prorroga. <text:s text:c="8"/>2022: 2ª prorrog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958" office:value-type="date" office:date-value="2023-01-09" calcext:value-type="date">
            <text:p>09/01/2023</text:p>
          </table:table-cell>
          <table:table-cell table:style-name="ce920" office:value-type="date" office:date-value="2020-11-08" calcext:value-type="date">
            <text:p>08/11/2020</text:p>
          </table:table-cell>
          <table:table-cell table:style-name="ce920" office:value-type="date" office:date-value="2021-11-08" calcext:value-type="date">
            <text:p>08/11/2021</text:p>
          </table:table-cell>
          <table:table-cell table:style-name="ce920"/>
          <table:table-cell table:style-name="ce919" office:value-type="string" calcext:value-type="string">
            <text:p>PAZ-65</text:p>
          </table:table-cell>
          <table:table-cell table:style-name="ce1198" office:value-type="string" calcext:value-type="string">
            <text:p>txostena eskatua 2020-10-06ean</text:p>
          </table:table-cell>
          <table:table-cell table:style-name="ce922" table:number-columns-repeated="992"/>
          <table:table-cell table:style-name="ce1203" table:number-columns-repeated="7"/>
        </table:table-row>
        <table:table-row table:style-name="ro30" table:visibility="filter">
          <table:table-cell table:style-name="ce819" office:value-type="string" calcext:value-type="string">
            <text:p>V-30/18</text:p>
          </table:table-cell>
          <table:table-cell table:style-name="ce932" office:value-type="string" calcext:value-type="string">
            <text:p>“EMAKIMEEN GUNEAK: MIGRATZAILEEN BILGUNEAK ETA PASAITARREN ARTEKO KULTURARTEKO ELKARRIZKETAK” PROGRAMA</text:p>
          </table:table-cell>
          <table:table-cell table:style-name="ce932" office:value-type="string" calcext:value-type="string">
            <text:p>PROGRAMA “ESPACIO DE MUJERES ENCUENTROS MIGRANTES Y DIALOGOS INTERCULTURALES ENTRE PASAITARRA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SORBURU</text:p>
          </table:table-cell>
          <table:table-cell table:style-name="ce863" office:value-type="date" office:date-value="2018-12-18" calcext:value-type="date">
            <text:p>18/12/2018</text:p>
          </table:table-cell>
          <table:table-cell table:style-name="ce870"/>
          <table:table-cell table:style-name="ce850"/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27/18</text:p>
          </table:table-cell>
          <table:table-cell table:style-name="ce932" office:value-type="string" calcext:value-type="string">
            <text:p>PASAIAKO HAUR ETA NERABEEN PARTE-HARTZE FOROAK</text:p>
          </table:table-cell>
          <table:table-cell table:style-name="ce932" office:value-type="string" calcext:value-type="string">
            <text:p>FORO DE PARTICIPACION DE NIÑOS/AS Y ADOLESCENT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FARAPI KOOPERATIBA ELKARTEA</text:p>
          </table:table-cell>
          <table:table-cell table:style-name="ce863" office:value-type="string" calcext:value-type="string">
            <text:p><text:s/></text:p>
          </table:table-cell>
          <table:table-cell table:style-name="ce870" office:value-type="string" calcext:value-type="string">
            <text:p>DICIEMRBE 2018- MARZO 2019</text:p>
          </table:table-cell>
          <table:table-cell table:style-name="ce850" office:value-type="float" office:value="14876" calcext:value-type="float">
            <text:p>14.876,00</text:p>
          </table:table-cell>
          <table:table-cell table:style-name="ce858"/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28/19</text:p>
          </table:table-cell>
          <table:table-cell table:style-name="ce932" office:value-type="string" calcext:value-type="string">
            <text:p>MEIPIKO HAURRENTZAKO JOLASGUNEA BERRITZEKO OBRA</text:p>
          </table:table-cell>
          <table:table-cell table:style-name="ce932" office:value-type="string" calcext:value-type="string">
            <text:p>RENOVACIÓN DE ZONA DE JUEGOS INFANTILES EN MEIPI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HAGS-SWELEK S.A.</text:p>
          </table:table-cell>
          <table:table-cell table:style-name="ce863" office:value-type="string" calcext:value-type="string">
            <text:p>17-12-2018</text:p>
          </table:table-cell>
          <table:table-cell table:style-name="ce870"/>
          <table:table-cell table:style-name="ce850" office:value-type="float" office:value="19602" calcext:value-type="float">
            <text:p>19.602,00</text:p>
          </table:table-cell>
          <table:table-cell table:style-name="ce858" office:value-type="float" office:value="23718.42" calcext:value-type="float">
            <text:p>23.718,42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20/18</text:p>
          </table:table-cell>
          <table:table-cell table:style-name="ce932" office:value-type="string" calcext:value-type="string">
            <text:p>DONIBANEKO HIRIGUNE HISTORIKOAN SUTEEN AURKAKO INSTALAZIOAK JARTZEKO PROIEKTUA IDAZTEA</text:p>
          </table:table-cell>
          <table:table-cell table:style-name="ce932" office:value-type="string" calcext:value-type="string">
            <text:p>REDACCIÓN DEL PROYECTO DE INSTALACIONES CONTRAINCENDIOS DEL CASCO HISTÓRICO DE DONIBANE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GIRDER INGENIEROS</text:p>
          </table:table-cell>
          <table:table-cell table:style-name="ce863" office:value-type="date" office:date-value="2018-08-23" calcext:value-type="date">
            <text:p>23/08/2018</text:p>
          </table:table-cell>
          <table:table-cell table:style-name="ce870"/>
          <table:table-cell table:style-name="ce850" office:value-type="float" office:value="9500" calcext:value-type="float">
            <text:p>9.500,00</text:p>
          </table:table-cell>
          <table:table-cell table:style-name="ce858" office:value-type="float" office:value="11495" calcext:value-type="float">
            <text:p>11.495,00</text:p>
          </table:table-cell>
          <table:table-cell table:style-name="ce870" office:value-type="string" calcext:value-type="string">
            <text:p>SI</text:p>
          </table:table-cell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V-07/19</text:p>
          </table:table-cell>
          <table:table-cell table:style-name="ce932" office:value-type="string" calcext:value-type="string">
            <text:p>“2019an PASAIAN SU ARTIFIZIALEN HORNIKETA ETA HORIEK HOBETZEA</text:p>
          </table:table-cell>
          <table:table-cell table:style-name="ce932" office:value-type="string" calcext:value-type="string">
            <text:p>“SUMINISTRO Y QUEMA DE FUEGOS ARTIFICIALES EN PASAIA 2019”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MENOR CON INVITACIÓN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19" office:value-type="string" calcext:value-type="string">
            <text:p>GLOBAL FOC S.L. CABALLER FX</text:p>
          </table:table-cell>
          <table:table-cell table:style-name="ce863" office:value-type="date" office:date-value="2019-05-21" calcext:value-type="date">
            <text:p>21/05/2019</text:p>
          </table:table-cell>
          <table:table-cell table:style-name="ce870" office:value-type="string" calcext:value-type="string">
            <text:p>Para el 31 de julio del 2019</text:p>
          </table:table-cell>
          <table:table-cell table:style-name="ce850"/>
          <table:table-cell table:style-name="ce858" office:value-type="float" office:value="3000" calcext:value-type="float">
            <text:p>3.000,00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IDAZKARI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3" table:visibility="filter">
          <table:table-cell table:style-name="ce819" office:value-type="string" calcext:value-type="string">
            <text:p>V-02/19</text:p>
          </table:table-cell>
          <table:table-cell table:style-name="ce932" office:value-type="string" calcext:value-type="string">
            <text:p>HAURRENTZAKO UDALEKU IREKIAK</text:p>
          </table:table-cell>
          <table:table-cell table:style-name="ce932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PRORROG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70"/>
          <table:table-cell table:style-name="ce1070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 office:value-type="date" office:date-value="2023-05-14" calcext:value-type="date">
            <text:p>14/05/2023</text:p>
          </table:table-cell>
          <table:table-cell table:style-name="ce1189" office:value-type="date" office:date-value="2021-03-14" calcext:value-type="date">
            <text:p>14/03/2021</text:p>
          </table:table-cell>
          <table:table-cell table:style-name="ce1192" office:value-type="date" office:date-value="2022-03-14" calcext:value-type="date">
            <text:p>14/03/2022</text:p>
          </table:table-cell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V-01/19</text:p>
          </table:table-cell>
          <table:table-cell table:style-name="ce932" office:value-type="string" calcext:value-type="string">
            <text:p>“GOXATU” NERABE ETA GAZTEENTZAKO ZERBITZUA</text:p>
          </table:table-cell>
          <table:table-cell table:style-name="ce932" office:value-type="string" calcext:value-type="string">
            <text:p>SERVIO PARA ADOLESCENTES Y JOVENES “GOXATU”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</text:p>
          </table:table-cell>
          <table:table-cell table:style-name="ce850"/>
          <table:table-cell table:style-name="ce858"/>
          <table:table-cell table:style-name="ce819" office:value-type="string" calcext:value-type="string">
            <text:p>LAHIA 3.0</text:p>
          </table:table-cell>
          <table:table-cell table:style-name="ce863" office:value-type="date" office:date-value="2019-01-23" calcext:value-type="date">
            <text:p>23/01/2019</text:p>
          </table:table-cell>
          <table:table-cell table:style-name="ce870" office:value-type="string" calcext:value-type="string">
            <text:p>ENERO-DICIEMBRE 2019</text:p>
          </table:table-cell>
          <table:table-cell table:style-name="ce850"/>
          <table:table-cell table:style-name="ce858" office:value-type="float" office:value="8150" calcext:value-type="float">
            <text:p>8.150,00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 office:value-type="string" calcext:value-type="string">
            <text:p>V-03/19</text:p>
          </table:table-cell>
          <table:table-cell table:style-name="ce932" office:value-type="string" calcext:value-type="string">
            <text:p>GAZTELEKUAK</text:p>
          </table:table-cell>
          <table:table-cell table:style-name="ce932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PRORROG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70"/>
          <table:table-cell table:style-name="ce1070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70" office:value-type="string" calcext:value-type="string">
            <text:p>GAZTEDIA </text:p>
          </table:table-cell>
          <table:table-cell table:style-name="ce886"/>
          <table:table-cell table:style-name="ce1185" office:value-type="date" office:date-value="2023-06-03" calcext:value-type="date">
            <text:p>03/06/2023</text:p>
          </table:table-cell>
          <table:table-cell table:style-name="ce1189" office:value-type="date" office:date-value="2021-04-03" calcext:value-type="date">
            <text:p>03/04/2021</text:p>
          </table:table-cell>
          <table:table-cell table:style-name="ce1192" office:value-type="date" office:date-value="2022-04-03" calcext:value-type="date">
            <text:p>03/04/2022</text:p>
          </table:table-cell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X19006</text:p>
          </table:table-cell>
          <table:table-cell table:style-name="ce932" office:value-type="string" calcext:value-type="string">
            <text:p>GAS NATURALA</text:p>
          </table:table-cell>
          <table:table-cell table:style-name="ce932" office:value-type="string" calcext:value-type="string">
            <text:p>GAS NATURAL – CONTRATACION CENTRALIZADA</text:p>
          </table:table-cell>
          <table:table-cell table:style-name="ce819" office:value-type="string" calcext:value-type="string">
            <text:p>SERVICIO</text:p>
          </table:table-cell>
          <table:table-cell table:style-name="ce819"/>
          <table:table-cell table:style-name="ce850" office:value-type="float" office:value="39798.75" calcext:value-type="float">
            <text:p>39.798,75</text:p>
          </table:table-cell>
          <table:table-cell table:style-name="ce858"/>
          <table:table-cell table:style-name="ce819" office:value-type="string" calcext:value-type="string">
            <text:p>GAS NATURAL SERVICIOS, SDG, S.A.</text:p>
          </table:table-cell>
          <table:table-cell table:style-name="ce863" office:value-type="date" office:date-value="2019-07-01" calcext:value-type="date">
            <text:p>01/07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float" office:value="39798.75" calcext:value-type="float">
            <text:p>39.798,75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1ª prorroga. <text:s text:c="8"/>2022. 2ª prorroga.</text:p>
          </table:table-cell>
          <table:table-cell table:style-name="ce870" office:value-type="string" calcext:value-type="string">
            <text:p>IDAZKARITZA</text:p>
          </table:table-cell>
          <table:table-cell table:style-name="ce886" office:value-type="string" calcext:value-type="string">
            <text:p>CENTRAL CONTRATACION DE DIPUTACION</text:p>
          </table:table-cell>
          <table:table-cell table:style-name="ce1185" office:value-type="date" office:date-value="2023-07-01" calcext:value-type="date">
            <text:p>01/07/2023</text:p>
          </table:table-cell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>
          <table:table-cell table:style-name="ce924" office:value-type="string" calcext:value-type="string">
            <text:p>V-13/19</text:p>
          </table:table-cell>
          <table:table-cell table:style-name="ce933" office:value-type="string" calcext:value-type="string">
            <text:p>ANDONAEGIKO FUTBOL-HOKEY ZELAIAREN KUDEAKETA <text:s/>(II)</text:p>
          </table:table-cell>
          <table:table-cell table:style-name="ce933" office:value-type="string" calcext:value-type="string">
            <text:p>GESTION DEL CAMPO DE FÚTBOL – HOKEY DE ANDONAEGI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4760.33" calcext:value-type="float">
            <text:p>34.760,33</text:p>
          </table:table-cell>
          <table:table-cell table:style-name="ce858" office:value-type="float" office:value="42060" calcext:value-type="float">
            <text:p>42.060,00</text:p>
          </table:table-cell>
          <table:table-cell table:style-name="ce819" office:value-type="string" calcext:value-type="string">
            <text:p>C.D. TRINTXERPE</text:p>
          </table:table-cell>
          <table:table-cell table:style-name="ce863" office:value-type="date" office:date-value="2019-08-28" calcext:value-type="date">
            <text:p>28/08/2019</text:p>
          </table:table-cell>
          <table:table-cell table:style-name="ce870" office:value-type="string" calcext:value-type="string">
            <text:p>1 año, POSIBLE PRORROGA 1 AÑO Mäs.</text:p>
          </table:table-cell>
          <table:table-cell table:style-name="ce850" office:value-type="string" calcext:value-type="string">
            <text:p><text:s/>1º Año: 9.945,60 € <text:s/>2º Año: 3.225,60 €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1ª y única prórrog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958" office:value-type="date" office:date-value="2021-08-27" calcext:value-type="date">
            <text:p>27/08/2021</text:p>
          </table:table-cell>
          <table:table-cell table:style-name="ce920" office:value-type="date" office:date-value="2020-06-26" calcext:value-type="date">
            <text:p>26/06/2020</text:p>
          </table:table-cell>
          <table:table-cell table:style-name="ce920" table:number-columns-repeated="2"/>
          <table:table-cell table:style-name="ce919" office:value-type="string" calcext:value-type="string">
            <text:p>PAZ-70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60" table:visibility="filter">
          <table:table-cell table:style-name="ce819" office:value-type="string" calcext:value-type="string">
            <text:p>X18043</text:p>
          </table:table-cell>
          <table:table-cell table:style-name="ce932" office:value-type="string" calcext:value-type="string">
            <text:p>DATU BABESAK</text:p>
          </table:table-cell>
          <table:table-cell table:style-name="ce932" office:value-type="string" calcext:value-type="string">
            <text:p>PROTECCIÓN DE DATOS</text:p>
          </table:table-cell>
          <table:table-cell table:style-name="ce819" office:value-type="string" calcext:value-type="string">
            <text:p>SERVICIO</text:p>
          </table:table-cell>
          <table:table-cell table:style-name="ce819"/>
          <table:table-cell table:style-name="ce850"/>
          <table:table-cell table:style-name="ce858"/>
          <table:table-cell table:style-name="ce819" office:value-type="string" calcext:value-type="string">
            <text:p>ALTIACONSULTORES S.A.</text:p>
          </table:table-cell>
          <table:table-cell table:style-name="ce863" office:value-type="date" office:date-value="2019-08-27" calcext:value-type="date">
            <text:p>27/08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13.171,2 € contrato a 2 años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1ª prorroga <text:s text:c="9"/>2022: 2ª prorroga -ultima 2023: Nueva contratacion</text:p>
          </table:table-cell>
          <table:table-cell table:style-name="ce870"/>
          <table:table-cell table:style-name="ce886" office:value-type="string" calcext:value-type="string">
            <text:p>CENTRAL CONTRATACION DE DIPUTACION (Ayto, Pasaia Musikal, Zaharren egoitza, Euskaltegia)</text:p>
          </table:table-cell>
          <table:table-cell table:style-name="ce1185" office:value-type="date" office:date-value="2023-08-31" calcext:value-type="date">
            <text:p>31/08/2023</text:p>
          </table:table-cell>
          <table:table-cell table:style-name="ce1189"/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3" table:visibility="filter">
          <table:table-cell table:style-name="ce819" office:value-type="string" calcext:value-type="string">
            <text:p>V-18/19</text:p>
          </table:table-cell>
          <table:table-cell table:number-columns-repeated="2" table:style-name="ce932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9-11" calcext:value-type="date">
            <text:p>11/09/2023</text:p>
          </table:table-cell>
          <table:table-cell table:style-name="ce1189" office:value-type="date" office:date-value="2021-07-10" calcext:value-type="date">
            <text:p>10/07/2021</text:p>
          </table:table-cell>
          <table:table-cell table:style-name="ce1192" office:value-type="date" office:date-value="2022-07-10" calcext:value-type="date">
            <text:p>10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819" office:value-type="string" calcext:value-type="string">
            <text:p>V-16/19</text:p>
          </table:table-cell>
          <table:table-cell table:style-name="ce932" office:value-type="string" calcext:value-type="string">
            <text:p>EUSKALARIAK</text:p>
          </table:table-cell>
          <table:table-cell table:style-name="ce932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ª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EUSKERA</text:p>
          </table:table-cell>
          <table:table-cell table:style-name="ce886"/>
          <table:table-cell table:style-name="ce1185" office:value-type="date" office:date-value="2023-09-24" calcext:value-type="date">
            <text:p>24/09/2023</text:p>
          </table:table-cell>
          <table:table-cell table:style-name="ce1189" office:value-type="date" office:date-value="2021-07-24" calcext:value-type="date">
            <text:p>24/07/2021</text:p>
          </table:table-cell>
          <table:table-cell table:style-name="ce1192" office:value-type="date" office:date-value="2022-07-24" calcext:value-type="date">
            <text:p>24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3" table:visibility="filter">
          <table:table-cell table:style-name="ce819" office:value-type="string" calcext:value-type="string">
            <text:p>V17-19</text:p>
          </table:table-cell>
          <table:table-cell table:number-columns-repeated="2" table:style-name="ce932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19" calcext:value-type="date">
            <text:p>19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09-18" calcext:value-type="date">
            <text:p>18/09/2023</text:p>
          </table:table-cell>
          <table:table-cell table:style-name="ce1189" office:value-type="date" office:date-value="2021-09-18" calcext:value-type="date">
            <text:p>18/09/2021</text:p>
          </table:table-cell>
          <table:table-cell table:style-name="ce1192" office:value-type="date" office:date-value="2022-09-18" calcext:value-type="date">
            <text:p>18/09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01/19</text:p>
          </table:table-cell>
          <table:table-cell table:style-name="ce932" office:value-type="string" calcext:value-type="string">
            <text:p>PASAI ANTXOKO GURE ZUMARDIKO HARMAILAK BIRGAITZEA</text:p>
          </table:table-cell>
          <table:table-cell table:style-name="ce932" office:value-type="string" calcext:value-type="string">
            <text:p>REHABILITACIÓN DEL GRADERIO DE GURE ZUMARDIA EN PASAI ANTX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/>
          <table:table-cell table:style-name="ce858"/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03/19</text:p>
          </table:table-cell>
          <table:table-cell table:style-name="ce932" office:value-type="string" calcext:value-type="string">
            <text:p>SEMAFORO ETA SARBIDEEN KONTROLERAKO OBRAK</text:p>
          </table:table-cell>
          <table:table-cell table:style-name="ce932" office:value-type="string" calcext:value-type="string">
            <text:p>OBRA SEMÁFOROS Y CONTROL DE ACCESOS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284.1" calcext:value-type="float">
            <text:p>83.284,10</text:p>
          </table:table-cell>
          <table:table-cell table:style-name="ce858" office:value-type="float" office:value="100773.76" calcext:value-type="float">
            <text:p>100.773,76</text:p>
          </table:table-cell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8/19</text:p>
          </table:table-cell>
          <table:table-cell table:style-name="ce932" office:value-type="string" calcext:value-type="string">
            <text:p>HAUR ETA NERABEEN ESKUBIDEAK BERMATZEKO ESKUBIDEEN PLANA</text:p>
          </table:table-cell>
          <table:table-cell table:style-name="ce932" office:value-type="string" calcext:value-type="string">
            <text:p>PLAN PARA GARANTIZAR LOS DERECHOS DE LA INFANCIA Y ADOLESCENC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500" calcext:value-type="float">
            <text:p>83.500,00</text:p>
          </table:table-cell>
          <table:table-cell table:style-name="ce858" office:value-type="float" office:value="93940" calcext:value-type="float">
            <text:p>93.940,00</text:p>
          </table:table-cell>
          <table:table-cell table:style-name="ce819" office:value-type="string" calcext:value-type="string">
            <text:p>FARAPI KOOPERATIBA ELKARTEA</text:p>
          </table:table-cell>
          <table:table-cell table:style-name="ce863" office:value-type="date" office:date-value="2019-07-03" calcext:value-type="date">
            <text:p>03/07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80.000,-- euros/anuales 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3-07-02" calcext:value-type="date">
            <text:p>02/07/2023</text:p>
          </table:table-cell>
          <table:table-cell table:style-name="ce1189" office:value-type="date" office:date-value="2021-07-02" calcext:value-type="date">
            <text:p>02/07/2021</text:p>
          </table:table-cell>
          <table:table-cell table:style-name="ce1192" office:value-type="date" office:date-value="2022-07-02" calcext:value-type="date">
            <text:p>02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819" office:value-type="string" calcext:value-type="string">
            <text:p>V-15/19</text:p>
          </table:table-cell>
          <table:table-cell table:number-columns-repeated="2" table:style-name="ce932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10-11" calcext:value-type="date">
            <text:p>11/10/2023</text:p>
          </table:table-cell>
          <table:table-cell table:style-name="ce1189" office:value-type="date" office:date-value="2021-08-11" calcext:value-type="date">
            <text:p>11/08/2021</text:p>
          </table:table-cell>
          <table:table-cell table:style-name="ce1192" office:value-type="string" calcext:value-type="string">
            <text:p>11/20/2022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OM-02/19</text:p>
          </table:table-cell>
          <table:table-cell table:style-name="ce932" office:value-type="string" calcext:value-type="string">
            <text:p>SAN PEDROKO ESKOLETAN OZTOPO ARKITEKTONIKOAK KENTZEKO OBRAK</text:p>
          </table:table-cell>
          <table:table-cell table:style-name="ce932" office:value-type="string" calcext:value-type="string">
            <text:p>ELIMINACIÓN DE BARRERAS ARQUITECTONICAS EN LAS ESCUELAS DE SAN PEDR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75895.77" calcext:value-type="float">
            <text:p>75.895,77</text:p>
          </table:table-cell>
          <table:table-cell table:style-name="ce858" office:value-type="float" office:value="91833.88" calcext:value-type="float">
            <text:p>91.833,88</text:p>
          </table:table-cell>
          <table:table-cell table:style-name="ce819" office:value-type="string" calcext:value-type="string">
            <text:p>MURGIL ERAIKUNTZAK S.L.</text:p>
          </table:table-cell>
          <table:table-cell table:style-name="ce863" office:value-type="date" office:date-value="2019-09-19" calcext:value-type="date">
            <text:p>19/09/2019</text:p>
          </table:table-cell>
          <table:table-cell table:style-name="ce870" office:value-type="string" calcext:value-type="string">
            <text:p>12 semanas</text:p>
          </table:table-cell>
          <table:table-cell table:style-name="ce850" office:value-type="float" office:value="75136.81" calcext:value-type="float">
            <text:p>75.136,81</text:p>
          </table:table-cell>
          <table:table-cell table:style-name="ce858" office:value-type="float" office:value="90915.54" calcext:value-type="float">
            <text:p>90.915,54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ZU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1" table:visibility="filter">
          <table:table-cell table:style-name="ce819" office:value-type="string" calcext:value-type="string">
            <text:p>OM-04/19</text:p>
          </table:table-cell>
          <table:table-cell table:style-name="ce932" office:value-type="string" calcext:value-type="string">
            <text:p>SEMAFORO ETA SARBIDEEN KONTROLERAKO OBRAK</text:p>
          </table:table-cell>
          <table:table-cell table:style-name="ce932" office:value-type="string" calcext:value-type="string">
            <text:p>OBRA SEMAFOROS Y CONTROL DE ACCESOS (II)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284.1" calcext:value-type="float">
            <text:p>83.284,10</text:p>
          </table:table-cell>
          <table:table-cell table:style-name="ce858" office:value-type="float" office:value="100773.76" calcext:value-type="float">
            <text:p>100.773,76</text:p>
          </table:table-cell>
          <table:table-cell table:style-name="ce819" office:value-type="string" calcext:value-type="string">
            <text:p>BITEK SISTEMAS INTEGRALES DE TELECOMUNICACIONES S.L.</text:p>
          </table:table-cell>
          <table:table-cell table:style-name="ce863" office:value-type="date" office:date-value="2019-10-17" calcext:value-type="date">
            <text:p>17/10/2019</text:p>
          </table:table-cell>
          <table:table-cell table:style-name="ce870" office:value-type="string" calcext:value-type="string">
            <text:p>10 semanas</text:p>
          </table:table-cell>
          <table:table-cell table:style-name="ce850" office:value-type="float" office:value="81859.32" calcext:value-type="float">
            <text:p>81.859,32</text:p>
          </table:table-cell>
          <table:table-cell table:style-name="ce858" office:value-type="float" office:value="99049.78" calcext:value-type="float">
            <text:p>99.049,78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ZU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819" office:value-type="string" calcext:value-type="string">
            <text:p>V-09/19</text:p>
          </table:table-cell>
          <table:table-cell table:style-name="ce932" office:value-type="string" calcext:value-type="string">
            <text:p>IBAIONDO FRONTOIKO KANTINAREN USTIAPENA ETA ZERBITZU OSAGARRIAK</text:p>
          </table:table-cell>
          <table:table-cell table:style-name="ce932" office:value-type="string" calcext:value-type="string">
            <text:p>EXPLOTACIÓN DE LA CANTINA DEL FRONTON IBAIONDO DE ANTXO Y SERVICIOS COMPLEMENTARIOS 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Irekia / Abierto</text:p>
          </table:table-cell>
          <table:table-cell table:style-name="ce850"/>
          <table:table-cell table:style-name="ce851" office:value-type="string" calcext:value-type="string">
            <text:p>Canon mensual mínimo de 100 euros</text:p>
          </table:table-cell>
          <table:table-cell table:style-name="ce819" office:value-type="string" calcext:value-type="string">
            <text:p>DESIERTO</text:p>
          </table:table-cell>
          <table:table-cell table:style-name="ce863"/>
          <table:table-cell table:style-name="ce870"/>
          <table:table-cell table:style-name="ce850"/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06/18</text:p>
          </table:table-cell>
          <table:table-cell table:style-name="ce932" office:value-type="string" calcext:value-type="string">
            <text:p>PASAIAKO BIDEAK BERRASFALTATZEKO OBRAK</text:p>
          </table:table-cell>
          <table:table-cell table:style-name="ce932" office:value-type="string" calcext:value-type="string">
            <text:p>OBRAS DE REASFALTADO EN VIALES DE PASAIA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7186.72" calcext:value-type="float">
            <text:p>107.186,72</text:p>
          </table:table-cell>
          <table:table-cell table:style-name="ce858" office:value-type="float" office:value="129695.93" calcext:value-type="float">
            <text:p>129.695,93</text:p>
          </table:table-cell>
          <table:table-cell table:style-name="ce819" office:value-type="string" calcext:value-type="string">
            <text:p>PROBISA VIAS Y OBRAS S.L</text:p>
          </table:table-cell>
          <table:table-cell table:style-name="ce863" office:value-type="date" office:date-value="2019-03-06" calcext:value-type="date">
            <text:p>06/03/2019</text:p>
          </table:table-cell>
          <table:table-cell table:style-name="ce870" office:value-type="string" calcext:value-type="string">
            <text:p>8 semanas</text:p>
          </table:table-cell>
          <table:table-cell table:style-name="ce850" office:value-type="float" office:value="95504" calcext:value-type="float">
            <text:p>95.504,00</text:p>
          </table:table-cell>
          <table:table-cell table:style-name="ce858" office:value-type="float" office:value="115559.84" calcext:value-type="float">
            <text:p>115.559,84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ZU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819" office:value-type="string" calcext:value-type="string">
            <text:p>OM-05/19</text:p>
          </table:table-cell>
          <table:table-cell table:style-name="ce932" office:value-type="string" calcext:value-type="string">
            <text:p>PASAI ANTXOKO GURE ZUMARDIKO HARMAILAK BIRGAITZEA</text:p>
          </table:table-cell>
          <table:table-cell table:style-name="ce932" office:value-type="string" calcext:value-type="string">
            <text:p>REHABILITACIÓN DEL GRADERIO DE GURE ZUMARDIA EN PASAI ANTXO</text:p>
          </table:table-cell>
          <table:table-cell table:style-name="ce819" office:value-type="string" calcext:value-type="string">
            <text:p>OBRA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53157.52" calcext:value-type="float">
            <text:p>53.157,52</text:p>
          </table:table-cell>
          <table:table-cell table:style-name="ce858" office:value-type="float" office:value="64320.6" calcext:value-type="float">
            <text:p>64.320,60</text:p>
          </table:table-cell>
          <table:table-cell table:style-name="ce819" office:value-type="string" calcext:value-type="string">
            <text:p>URBYCOLAN S.L.</text:p>
          </table:table-cell>
          <table:table-cell table:style-name="ce863" office:value-type="date" office:date-value="2019-11-11" calcext:value-type="date">
            <text:p>11/11/2019</text:p>
          </table:table-cell>
          <table:table-cell table:style-name="ce870" office:value-type="string" calcext:value-type="string">
            <text:p>12 semanas</text:p>
          </table:table-cell>
          <table:table-cell table:style-name="ce850" office:value-type="float" office:value="52362.22" calcext:value-type="float">
            <text:p>52.362,22</text:p>
          </table:table-cell>
          <table:table-cell table:style-name="ce858" office:value-type="float" office:value="63358.29" calcext:value-type="float">
            <text:p>63.358,29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UZ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0" table:visibility="filter">
          <table:table-cell table:style-name="ce819" office:value-type="string" calcext:value-type="string">
            <text:p>V-26/18</text:p>
          </table:table-cell>
          <table:table-cell table:style-name="ce932"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table:style-name="ce932" office:value-type="string" calcext:value-type="string">
            <text:p>CONTRATACIÓN DEL SUMINISTRO DE <text:s/>DOS <text:s/>BARREDORAS AUTOPROPULSADAS PARA EL SERVICIO DE LIMPIEZA VIARIA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229182.5" calcext:value-type="float">
            <text:p>229.182,50</text:p>
          </table:table-cell>
          <table:table-cell table:style-name="ce858" office:value-type="float" office:value="277310.82" calcext:value-type="float">
            <text:p>277.310,82</text:p>
          </table:table-cell>
          <table:table-cell table:style-name="ce819" office:value-type="string" calcext:value-type="string">
            <text:p>ROS ROCA S.A</text:p>
          </table:table-cell>
          <table:table-cell table:style-name="ce863"/>
          <table:table-cell table:style-name="ce870" office:value-type="string" calcext:value-type="string">
            <text:p>60 días</text:p>
          </table:table-cell>
          <table:table-cell table:style-name="ce850" office:value-type="float" office:value="221000" calcext:value-type="float">
            <text:p>221.000,00</text:p>
          </table:table-cell>
          <table:table-cell table:style-name="ce858" office:value-type="float" office:value="267410" calcext:value-type="float">
            <text:p>267.410,00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ZUAK</text:p>
          </table:table-cell>
          <table:table-cell table:style-name="ce886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4" table:visibility="filter">
          <table:table-cell table:style-name="ce819" office:value-type="string" calcext:value-type="string">
            <text:p>V-19/19</text:p>
          </table:table-cell>
          <table:table-cell table:number-columns-repeated="2" table:style-name="ce932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3-12-17" calcext:value-type="date">
            <text:p>17/12/2023</text:p>
          </table:table-cell>
          <table:table-cell table:style-name="ce1189" office:value-type="date" office:date-value="2021-10-17" calcext:value-type="date">
            <text:p>17/10/2021</text:p>
          </table:table-cell>
          <table:table-cell table:style-name="ce1192" office:value-type="date" office:date-value="2022-10-17" calcext:value-type="date">
            <text:p>17/10/2022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926" office:value-type="string" calcext:value-type="string">
            <text:p>V-20/19</text:p>
          </table:table-cell>
          <table:table-cell table:style-name="ce926" office:value-type="string" calcext:value-type="string">
            <text:p>EKOIZPEN-KOORDINATZAILEA, AHOLKULARITZA TEKNIKO ESZENIKOA ETA UDALEKO LOKALEN EGOKITZE-LANAK EGITEKO ZERBITZUA</text:p>
          </table:table-cell>
          <table:table-cell table:style-name="ce846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54"/>
          <table:table-cell table:style-name="ce977"/>
          <table:table-cell table:style-name="ce871" office:value-type="string" calcext:value-type="string">
            <text:p>2022:1ª prorroga <text:s text:c="7"/>2023: 2º Pror roga <text:s text:c="5"/>2024: Nueva contratación</text:p>
          </table:table-cell>
          <table:table-cell table:style-name="ce1181" office:value-type="string" calcext:value-type="string">
            <text:p>KULTURA</text:p>
          </table:table-cell>
          <table:table-cell table:style-name="ce887"/>
          <table:table-cell table:style-name="ce1185" office:value-type="date" office:date-value="2024-01-01" calcext:value-type="date">
            <text:p>01/01/2024</text:p>
          </table:table-cell>
          <table:table-cell table:style-name="ce1189" office:value-type="date" office:date-value="2022-01-01" calcext:value-type="date">
            <text:p>01/01/2022</text:p>
          </table:table-cell>
          <table:table-cell table:style-name="ce1192" office:value-type="date" office:date-value="2023-01-01" calcext:value-type="date">
            <text:p>01/01/2023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927" office:value-type="string" calcext:value-type="string">
            <text:p>V-21/19</text:p>
          </table:table-cell>
          <table:table-cell table:style-name="ce92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6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ª prorroga <text:s text:c="8"/>2022: 2ª prorroga <text:s text:c="9"/>2023: nueva contratacio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3-11-28" calcext:value-type="date">
            <text:p>28/11/2023</text:p>
          </table:table-cell>
          <table:table-cell table:style-name="ce1189" office:value-type="date" office:date-value="2021-09-28" calcext:value-type="date">
            <text:p>28/09/2021</text:p>
          </table:table-cell>
          <table:table-cell table:style-name="ce1192" office:value-type="date" office:date-value="2022-09-28" calcext:value-type="date">
            <text:p>28/09/2022</text:p>
          </table:table-cell>
          <table:table-cell table:style-name="ce1194"/>
          <table:table-cell table:style-name="ce920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927"/>
          <table:table-cell table:style-name="ce927" office:value-type="string" calcext:value-type="string">
            <text:p>DONIBANEKO JUBILATUEN TABERNA</text:p>
          </table:table-cell>
          <table:table-cell table:style-name="ce846" office:value-type="string" calcext:value-type="string">
            <text:p>BAR JUBILADOS DONIBANE</text:p>
          </table:table-cell>
          <table:table-cell table:style-name="ce846" office:value-type="string" calcext:value-type="string">
            <text:p>EXPLOTACIÓN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string" calcext:value-type="string">
            <text:p>Canon mensual mínimo de 350 euros</text:p>
          </table:table-cell>
          <table:table-cell table:style-name="ce716" office:value-type="string" calcext:value-type="string">
            <text:p>TSASO MENDIBIL eta EIDER PLAZAOLA</text:p>
          </table:table-cell>
          <table:table-cell table:style-name="ce864" office:value-type="date" office:date-value="2013-10-04" calcext:value-type="date">
            <text:p>04/10/2013</text:p>
          </table:table-cell>
          <table:table-cell table:style-name="ce969" office:value-type="string" calcext:value-type="string">
            <text:p>5 AÑOS + PRORROGA 5 AÑOS</text:p>
          </table:table-cell>
          <table:table-cell table:style-name="ce854" office:value-type="string" calcext:value-type="string">
            <text:p>2013-2014: 350 € MENSUAL <text:s text:c="4"/>A PARTIR DEL 2015: 1.500 € MENSUALES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18: 1ª prorroga <text:s text:c="7"/>2023: Nueva contrat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3-10-04" calcext:value-type="date">
            <text:p>04/10/2023</text:p>
          </table:table-cell>
          <table:table-cell table:style-name="ce1189" office:value-type="date" office:date-value="2018-10-04" calcext:value-type="date">
            <text:p>04/10/2018</text:p>
          </table:table-cell>
          <table:table-cell table:style-name="ce1192"/>
          <table:table-cell table:style-name="ce1194"/>
          <table:table-cell table:style-name="ce919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927" office:value-type="string" calcext:value-type="string">
            <text:p>v-27/19</text:p>
          </table:table-cell>
          <table:table-cell table:style-name="ce927" office:value-type="string" calcext:value-type="string">
            <text:p>ZERBITZU SAILEKO ATAL GUZTIETAKO LANGILEENTZAKO ARROPA HORNITZEA</text:p>
          </table:table-cell>
          <table:table-cell table:style-name="ce846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9-01-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54" office:value-type="float" office:value="18606.68" calcext:value-type="float">
            <text:p>18.606,68</text:p>
          </table:table-cell>
          <table:table-cell table:style-name="ce977"/>
          <table:table-cell table:style-name="ce969" office:value-type="string" calcext:value-type="string">
            <text:p>2022:1ª prorroga <text:s text:c="7"/>2023: 2º Pror roga <text:s text:c="5"/>2024: Nueva contratación</text:p>
          </table:table-cell>
          <table:table-cell table:style-name="ce1181" office:value-type="string" calcext:value-type="string">
            <text:p>ZERBITUZAK</text:p>
          </table:table-cell>
          <table:table-cell table:style-name="ce887"/>
          <table:table-cell table:style-name="ce1185" office:value-type="date" office:date-value="2024-01-28" calcext:value-type="date">
            <text:p>28/01/2024</text:p>
          </table:table-cell>
          <table:table-cell table:style-name="ce1189" office:value-type="date" office:date-value="2021-11-28" calcext:value-type="date">
            <text:p>28/11/2021</text:p>
          </table:table-cell>
          <table:table-cell table:style-name="ce1192" office:value-type="date" office:date-value="2022-11-28" calcext:value-type="date">
            <text:p>28/11/2022</text:p>
          </table:table-cell>
          <table:table-cell table:style-name="ce1194"/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2" table:visibility="filter">
          <table:table-cell table:style-name="ce927" office:value-type="string" calcext:value-type="string">
            <text:p>V-12/19</text:p>
          </table:table-cell>
          <table:table-cell table:style-name="ce927" office:value-type="string" calcext:value-type="string">
            <text:p>PASAIAKO ZAHARREN EGOITZAN EGOITZA ZERBITZUA</text:p>
          </table:table-cell>
          <table:table-cell table:style-name="ce846" office:value-type="string" calcext:value-type="string">
            <text:p>SERVICIO DE RESIDENCIA EN RESIDENCIA DE ANCIANOS DE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float" office:value="1550854.37" calcext:value-type="float">
            <text:p>1.550.854,37</text:p>
          </table:table-cell>
          <table:table-cell table:style-name="ce846" office:value-type="string" calcext:value-type="string">
            <text:p>ZAINTZEN S.A</text:p>
          </table:table-cell>
          <table:table-cell table:style-name="ce864" office:value-type="string" calcext:value-type="string">
            <text:p>03-10-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 Autonomos: 57,77 € plaza /día  Grado I: 69.60 € plaza día Grados IIIII: 88,44 € Plaza <text:span text:style-name="T54">dia Centro Día: 61,03 € plaza </text:span>día Descuento Servicio viviendas Jokin Amondarain y refuerzo servicio 2% </text:p>
          </table:table-cell>
          <table:table-cell table:style-name="ce854"/>
          <table:table-cell table:style-name="ce977"/>
          <table:table-cell table:style-name="ce1070" office:value-type="string" calcext:value-type="string">
            <text:p>2021: <text:s/>1ª prorroga <text:s text:c="8"/>2022: 2ª prorroga <text:s text:c="9"/>2023: nueva contratacion</text:p>
          </table:table-cell>
          <table:table-cell table:style-name="ce1181" office:value-type="string" calcext:value-type="string">
            <text:p>ZAHARREN EGOITZA</text:p>
          </table:table-cell>
          <table:table-cell table:style-name="ce887"/>
          <table:table-cell table:style-name="ce1186" office:value-type="string" calcext:value-type="string" table:number-columns-spanned="3" table:number-rows-spanned="1">
            <text:p>KABIARA PASA DA</text:p>
          </table:table-cell>
          <table:covered-table-cell table:style-name="ce920"/>
          <table:covered-table-cell table:style-name="ce866"/>
          <table:table-cell table:style-name="ce1196"/>
          <table:table-cell table:style-name="ce920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>
          <table:table-cell table:style-name="ce928" office:value-type="string" calcext:value-type="string">
            <text:p>V-26/19</text:p>
          </table:table-cell>
          <table:table-cell table:style-name="ce934" office:value-type="string" calcext:value-type="string">
            <text:p>EMAKUMEEN GUNEAK: MIGRATZAILEEN BILGUNEAK ETA PASAITARREN ARTEKO KULTURARTEKO ELKARRIZKETAK IZENEKO PROGRAMA</text:p>
          </table:table-cell>
          <table:table-cell table:style-name="ce848" office:value-type="string" calcext:value-type="string">
            <text:p>PROGRAMA ESPACIOS DE MUJERES: ENCUENTRO DE MIGRANTES Y DIÁLOGOS INTERCULTURALES ENTRE PASAITARRAS</text:p>
          </table:table-cell>
          <table:table-cell table:style-name="ce848" office:value-type="string" calcext:value-type="string">
            <text:p>SERVICIO</text:p>
          </table:table-cell>
          <table:table-cell table:style-name="ce848" office:value-type="string" calcext:value-type="string">
            <text:p>Irekia / Abierto</text:p>
          </table:table-cell>
          <table:table-cell table:style-name="ce853" office:value-type="float" office:value="15750" calcext:value-type="float">
            <text:p>15.750,00</text:p>
          </table:table-cell>
          <table:table-cell table:style-name="ce853"/>
          <table:table-cell table:style-name="ce848" office:value-type="string" calcext:value-type="string">
            <text:p>SORBURU KOOP.ELK.TXIKIA</text:p>
          </table:table-cell>
          <table:table-cell table:style-name="ce866" office:value-type="date" office:date-value="2020-02-05" calcext:value-type="date">
            <text:p>05/02/2020</text:p>
          </table:table-cell>
          <table:table-cell table:style-name="ce972" office:value-type="string" calcext:value-type="string">
            <text:p>1 AÑO. POSIBLES 3 PRORROGAS ANUALES</text:p>
          </table:table-cell>
          <table:table-cell table:style-name="ce875" office:value-type="float" office:value="15300" calcext:value-type="float">
            <text:p>15.300,00</text:p>
          </table:table-cell>
          <table:table-cell table:style-name="ce875"/>
          <table:table-cell table:style-name="ce980"/>
          <table:table-cell table:style-name="ce972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3" office:value-type="string" calcext:value-type="string">
            <text:p>GIZARTEKINTZA</text:p>
          </table:table-cell>
          <table:table-cell table:style-name="ce889"/>
          <table:table-cell table:style-name="ce958" office:value-type="date" office:date-value="2024-02-04" calcext:value-type="date">
            <text:p>04/02/2024</text:p>
          </table:table-cell>
          <table:table-cell table:style-name="ce920" office:value-type="date" office:date-value="2020-12-04" calcext:value-type="date">
            <text:p>04/12/2020</text:p>
          </table:table-cell>
          <table:table-cell table:style-name="ce920" office:value-type="date" office:date-value="2021-12-04" calcext:value-type="date">
            <text:p>04/12/2021</text:p>
          </table:table-cell>
          <table:table-cell table:style-name="ce920" office:value-type="date" office:date-value="2022-12-04" calcext:value-type="date">
            <text:p>04/12/2022</text:p>
          </table:table-cell>
          <table:table-cell table:style-name="ce919" office:value-type="string" calcext:value-type="string">
            <text:p>PAZ-72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30" table:visibility="filter">
          <table:table-cell table:style-name="ce927" office:value-type="string" calcext:value-type="string">
            <text:p>V-30/19</text:p>
          </table:table-cell>
          <table:table-cell table:style-name="ce927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846" office:value-type="string" calcext:value-type="string">
            <text:p>CONTRATACIÓN DE UNA CONSULTORÍA PARA LLEVAR A CABO EL ESTUDIO PARA LA ELABORACIÓN DEL PLAN DE REVITALIZACIÓN DEL COMERCIO, HOSTELERÍA Y SERVICIOS EN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5000" calcext:value-type="float">
            <text:p>25.000,00</text:p>
          </table:table-cell>
          <table:table-cell table:style-name="ce851" office:value-type="float" office:value="30250" calcext:value-type="float">
            <text:p>30.250,00</text:p>
          </table:table-cell>
          <table:table-cell table:style-name="ce846" office:value-type="string" calcext:value-type="string">
            <text:p>IKERTALDE GRUPO CONSULTOR S.A.</text:p>
          </table:table-cell>
          <table:table-cell table:style-name="ce864" office:value-type="date" office:date-value="2020-02-14" calcext:value-type="date">
            <text:p>14/02/2020</text:p>
          </table:table-cell>
          <table:table-cell table:style-name="ce969" office:value-type="string" calcext:value-type="string">
            <text:p>5 MESES</text:p>
          </table:table-cell>
          <table:table-cell table:style-name="ce854" office:value-type="float" office:value="18812.5" calcext:value-type="float">
            <text:p>18.812,50</text:p>
          </table:table-cell>
          <table:table-cell table:style-name="ce854" office:value-type="float" office:value="22763.13" calcext:value-type="float">
            <text:p>22.763,13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IDAZKARITZA</text:p>
          </table:table-cell>
          <table:table-cell table:style-name="ce887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65" table:visibility="filter">
          <table:table-cell table:style-name="ce927" office:value-type="string" calcext:value-type="string">
            <text:p>V-23/19</text:p>
          </table:table-cell>
          <table:table-cell table:style-name="ce927" office:value-type="string" calcext:value-type="string">
            <text:p>URA IRAGAZTEKO EKIPOAK HORNITZEA, DONIBANEKO UR EDANGARRIAREN BILTEGIRAKO</text:p>
          </table:table-cell>
          <table:table-cell table:style-name="ce846" office:value-type="string" calcext:value-type="string">
            <text:p>SUMINISTRO DE EQUIPOS DE FILTRACIÓN DE AGUA POTABLE EN EL DEPOSITO DE DONIBANE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67580" calcext:value-type="float">
            <text:p>67.580,00</text:p>
          </table:table-cell>
          <table:table-cell table:style-name="ce851" office:value-type="float" office:value="81771.8" calcext:value-type="float">
            <text:p>81.771,80</text:p>
          </table:table-cell>
          <table:table-cell table:style-name="ce846" office:value-type="string" calcext:value-type="string">
            <text:p>CORPORACION DE ORGANIZACIÓN Y REPRESENTACIONES S.A</text:p>
          </table:table-cell>
          <table:table-cell table:style-name="ce864" office:value-type="date" office:date-value="2020-01-28" calcext:value-type="date">
            <text:p>28/01/2020</text:p>
          </table:table-cell>
          <table:table-cell table:style-name="ce969" office:value-type="string" calcext:value-type="string">
            <text:p>6 SEMANAS</text:p>
          </table:table-cell>
          <table:table-cell table:style-name="ce854" office:value-type="float" office:value="59470.4" calcext:value-type="float">
            <text:p>59.470,40</text:p>
          </table:table-cell>
          <table:table-cell table:style-name="ce854" office:value-type="float" office:value="71959.18" calcext:value-type="float">
            <text:p>71.959,18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ZERBITUZAK</text:p>
          </table:table-cell>
          <table:table-cell table:style-name="ce887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2" table:visibility="filter">
          <table:table-cell table:style-name="ce927" office:value-type="string" calcext:value-type="string">
            <text:p>V-29/19</text:p>
          </table:table-cell>
          <table:table-cell table:style-name="ce927" office:value-type="string" calcext:value-type="string">
            <text:p>IBAIONDO FRONTOIKO KANTINARAKO KONTAINER BAT HORNITZEA</text:p>
          </table:table-cell>
          <table:table-cell table:style-name="ce846" office:value-type="string" calcext:value-type="string">
            <text:p>SUMINISTRO DE CONTENEDOR PARA LA CANTINA DEL FRONTÓN DE IBAIONDO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6446.28" calcext:value-type="float">
            <text:p>26.446,28</text:p>
          </table:table-cell>
          <table:table-cell table:style-name="ce851"/>
          <table:table-cell table:style-name="ce846" office:value-type="string" calcext:value-type="string">
            <text:p>EGUR HOUSE SYSTEM S.L.</text:p>
          </table:table-cell>
          <table:table-cell table:style-name="ce864" office:value-type="date" office:date-value="2020-02-03" calcext:value-type="date">
            <text:p>03/02/2020</text:p>
          </table:table-cell>
          <table:table-cell table:style-name="ce969" office:value-type="string" calcext:value-type="string">
            <text:p>2 MESES</text:p>
          </table:table-cell>
          <table:table-cell table:style-name="ce854" office:value-type="float" office:value="23900" calcext:value-type="float">
            <text:p>23.900,00</text:p>
          </table:table-cell>
          <table:table-cell table:style-name="ce854" table:formula="of:=+23.9+5019" office:value-type="float" office:value="5042.9" calcext:value-type="float">
            <text:p>5.042,90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KIROLAK</text:p>
          </table:table-cell>
          <table:table-cell table:style-name="ce887"/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5">
          <table:table-cell table:style-name="ce928" office:value-type="string" calcext:value-type="string">
            <text:p>V-28/19</text:p>
          </table:table-cell>
          <table:table-cell table:style-name="ce934" office:value-type="string" calcext:value-type="string">
            <text:p>HARRERA ON! PROGRAMA</text:p>
          </table:table-cell>
          <table:table-cell table:style-name="ce848" office:value-type="string" calcext:value-type="string">
            <text:p>PROGRAMA HARRERA ON!</text:p>
          </table:table-cell>
          <table:table-cell table:style-name="ce848" office:value-type="string" calcext:value-type="string">
            <text:p>SERVICIO</text:p>
          </table:table-cell>
          <table:table-cell table:style-name="ce848" office:value-type="string" calcext:value-type="string">
            <text:p>Irekia / Abierto</text:p>
          </table:table-cell>
          <table:table-cell table:style-name="ce853" office:value-type="float" office:value="9333" calcext:value-type="float">
            <text:p>9.333,00</text:p>
          </table:table-cell>
          <table:table-cell table:style-name="ce853"/>
          <table:table-cell table:style-name="ce848" office:value-type="string" calcext:value-type="string">
            <text:p>TTAKUN KULTUR ELKARTEA</text:p>
          </table:table-cell>
          <table:table-cell table:style-name="ce866" office:value-type="date" office:date-value="2020-02-19" calcext:value-type="date">
            <text:p>19/02/2020</text:p>
          </table:table-cell>
          <table:table-cell table:style-name="ce972" office:value-type="string" calcext:value-type="string">
            <text:p>1 año,</text:p>
          </table:table-cell>
          <table:table-cell table:style-name="ce875" office:value-type="float" office:value="8640" calcext:value-type="float">
            <text:p>8.640,00</text:p>
          </table:table-cell>
          <table:table-cell table:style-name="ce875"/>
          <table:table-cell table:style-name="ce980"/>
          <table:table-cell table:style-name="ce972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3" office:value-type="string" calcext:value-type="string">
            <text:p>GIZARTEKINTZA</text:p>
          </table:table-cell>
          <table:table-cell table:style-name="ce889"/>
          <table:table-cell table:style-name="ce958" office:value-type="date" office:date-value="2024-02-18" calcext:value-type="date">
            <text:p>18/02/2024</text:p>
          </table:table-cell>
          <table:table-cell table:style-name="ce920" office:value-type="date" office:date-value="2020-12-18" calcext:value-type="date">
            <text:p>18/12/2020</text:p>
          </table:table-cell>
          <table:table-cell table:style-name="ce920" office:value-type="date" office:date-value="2021-12-18" calcext:value-type="date">
            <text:p>18/12/2021</text:p>
          </table:table-cell>
          <table:table-cell table:style-name="ce920" office:value-type="date" office:date-value="2022-12-18" calcext:value-type="date">
            <text:p>18/12/2022</text:p>
          </table:table-cell>
          <table:table-cell table:style-name="ce919" office:value-type="string" calcext:value-type="string">
            <text:p>PAZ-72</text:p>
          </table:table-cell>
          <table:table-cell table:style-name="ce922" table:number-columns-repeated="993"/>
          <table:table-cell table:style-name="ce1203" table:number-columns-repeated="7"/>
        </table:table-row>
        <table:table-row table:style-name="ro31" table:number-rows-repeated="8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3" table:number-columns-repeated="2"/>
        </table:table-row>
        <table:table-row table:style-name="ro67">
          <table:table-cell table:style-name="ce930" office:value-type="string" calcext:value-type="string" table:number-columns-spanned="2" table:number-rows-spanned="1">
            <text:p>GIZARTEKINTZ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3" table:number-columns-repeated="2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8">
          <table:table-cell table:style-name="ce819" office:value-type="string" calcext:value-type="string">
            <text:p>V-13/15</text:p>
          </table:table-cell>
          <table:table-cell table:style-name="ce933" office:value-type="string" calcext:value-type="string">
            <text:p>ELIZGAIN ERAIKINEKO GIZARTE ZENTROAN ILE-APAINDEGI ZERBITZUA</text:p>
          </table:table-cell>
          <table:table-cell table:style-name="ce933" office:value-type="string" calcext:value-type="string">
            <text:p>SERVICIO DE PELUQUERÍA EN EL CENTRO SOCIAL DEL EDIFICIO ELIZ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950" office:value-type="string" calcext:value-type="string">
            <text:p>canon mensual mínimo de 150,00 euros</text:p>
          </table:table-cell>
          <table:table-cell table:style-name="ce957" office:value-type="string" calcext:value-type="string">
            <text:p>DESIERTO ( Dª MARIA DEL CARMEN MARIÑO AGUIAR)</text:p>
          </table:table-cell>
          <table:table-cell table:style-name="ce863" office:value-type="string" calcext:value-type="string">
            <text:p>12-02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957" office:value-type="string" calcext:value-type="string">
            <text:p>canon de 150,-- euros/mes.</text:p>
          </table:table-cell>
          <table:table-cell table:style-name="ce870"/>
          <table:table-cell table:style-name="ce1070" office:value-type="string" calcext:value-type="string">
            <text:p>2018: 1ª prorroga <text:s text:c="7"/>2019: 2ª prorroga <text:s text:c="9"/>2020: Nueva contratatació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0-02-11" calcext:value-type="date">
            <text:p>11/02/2020</text:p>
          </table:table-cell>
          <table:table-cell table:style-name="ce1189" office:value-type="date" office:date-value="2018-02-11" calcext:value-type="date">
            <text:p>11/02/2018</text:p>
          </table:table-cell>
          <table:table-cell table:style-name="ce1192" office:value-type="date" office:date-value="2019-02-11" calcext:value-type="date">
            <text:p>11/02/2019</text:p>
          </table:table-cell>
          <table:table-cell table:style-name="ce1194"/>
          <table:table-cell table:style-name="ce919" office:value-type="string" calcext:value-type="string">
            <text:p>PAZ-49</text:p>
          </table:table-cell>
          <table:table-cell table:style-name="ce922" table:number-columns-repeated="999"/>
          <table:table-cell table:style-name="ce1205"/>
        </table:table-row>
        <table:table-row table:style-name="ro60">
          <table:table-cell table:style-name="ce819" office:value-type="string" calcext:value-type="string">
            <text:p>V-14/15</text:p>
          </table:table-cell>
          <table:table-cell table:style-name="ce933" office:value-type="string" calcext:value-type="string">
            <text:p>SAN PEDROKO JUBILATUEN ETXEKO <text:s/>GIZARTE ZENTROAN ILE-APAINDEGI ZERBITZUA</text:p>
          </table:table-cell>
          <table:table-cell table:style-name="ce933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7" office:value-type="string" calcext:value-type="string">
            <text:p>canon mensual mínimo de 75 euros</text:p>
          </table:table-cell>
          <table:table-cell table:style-name="ce955" office:value-type="string" calcext:value-type="string">
            <text:p><text:span text:style-name="T75">Dª. Rut Martin</text:span><text:span text:style-name="T76"> Otero</text:span></text:p>
          </table:table-cell>
          <table:table-cell table:style-name="ce863" office:value-type="string" calcext:value-type="string">
            <text:p>03-05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957" office:value-type="string" calcext:value-type="string">
            <text:p>canon de 75,-- euros/mes.</text:p>
          </table:table-cell>
          <table:table-cell table:style-name="ce870"/>
          <table:table-cell table:style-name="ce1070" office:value-type="string" calcext:value-type="string">
            <text:p>2018: 1ª prorroga <text:s text:c="7"/>2019: 2ª prorroga <text:s text:c="9"/>2020: Nueva contratatació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0-05-02" calcext:value-type="date">
            <text:p>02/05/2020</text:p>
          </table:table-cell>
          <table:table-cell table:style-name="ce1189" office:value-type="date" office:date-value="2018-05-02" calcext:value-type="date">
            <text:p>02/05/2018</text:p>
          </table:table-cell>
          <table:table-cell table:style-name="ce1192" office:value-type="date" office:date-value="2019-05-02" calcext:value-type="date">
            <text:p>02/05/2019</text:p>
          </table:table-cell>
          <table:table-cell table:style-name="ce1194"/>
          <table:table-cell table:style-name="ce919" office:value-type="string" calcext:value-type="string">
            <text:p>PAZ-49</text:p>
          </table:table-cell>
          <table:table-cell table:style-name="ce922" table:number-columns-repeated="999"/>
          <table:table-cell table:style-name="ce1205"/>
        </table:table-row>
        <table:table-row table:style-name="ro8">
          <table:table-cell table:style-name="ce819" office:value-type="string" calcext:value-type="string">
            <text:p>V-04/16</text:p>
          </table:table-cell>
          <table:table-cell table:style-name="ce932" office:value-type="string" calcext:value-type="string">
            <text:p>TRINTXERPEKO JUBILATUEN ETXEKO TABERNAREN USTIAPENA</text:p>
          </table:table-cell>
          <table:table-cell table:style-name="ce932" office:value-type="string" calcext:value-type="string">
            <text:p>EXPLOTACIÓN DEL BAR DEL HOGAR DE JUBILADOS DE TRINTXERPE</text:p>
          </table:table-cell>
          <table:table-cell table:style-name="ce819" office:value-type="string" calcext:value-type="string">
            <text:p>EXPLOTAC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canon mensual mínimo de <text:span text:style-name="T9">200,00 euros,</text:span></text:p>
          </table:table-cell>
          <table:table-cell table:style-name="ce819" office:value-type="string" calcext:value-type="string">
            <text:p><text:span text:style-name="T39">Cruz  Mª Larra</text:span><text:span text:style-name="T40">ñaga Urain</text:span></text:p>
          </table:table-cell>
          <table:table-cell table:style-name="ce863" office:value-type="date" office:date-value="2016-07-01" calcext:value-type="date">
            <text:p>01/07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82"> </text:span><text:span text:style-name="T83">400</text:span><text:span text:style-name="T84">,00</text:span><text:span text:style-name="T85"> euros/mes</text:span>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0-06-30" calcext:value-type="date">
            <text:p>30/06/2020</text:p>
          </table:table-cell>
          <table:table-cell table:style-name="ce1189" office:value-type="string" calcext:value-type="string">
            <text:p>30/02/2018</text:p>
          </table:table-cell>
          <table:table-cell table:style-name="ce1192" office:value-type="string" calcext:value-type="string">
            <text:p>30/02/2019</text:p>
          </table:table-cell>
          <table:table-cell table:style-name="ce1194"/>
          <table:table-cell table:style-name="ce919" office:value-type="string" calcext:value-type="string">
            <text:p>PAZ-50</text:p>
          </table:table-cell>
          <table:table-cell table:style-name="ce922" table:number-columns-repeated="999"/>
          <table:table-cell table:style-name="ce1205"/>
        </table:table-row>
        <table:table-row table:style-name="ro61">
          <table:table-cell table:style-name="ce924" office:value-type="string" calcext:value-type="string">
            <text:p>V-14/18</text:p>
          </table:table-cell>
          <table:table-cell table:style-name="ce932" office:value-type="string" calcext:value-type="string">
            <text:p>KALE-HEZITZAILEEN ESKU-HARTZE ZERBITZUA</text:p>
          </table:table-cell>
          <table:table-cell table:style-name="ce932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ª prorroga. <text:s text:c="8"/>2021: 2ª prorroga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2-11-14" calcext:value-type="date">
            <text:p>14/11/2022</text:p>
          </table:table-cell>
          <table:table-cell table:style-name="ce1189" office:value-type="date" office:date-value="2020-09-14" calcext:value-type="date">
            <text:p>14/09/2020</text:p>
          </table:table-cell>
          <table:table-cell table:style-name="ce1192" office:value-type="date" office:date-value="2021-09-14" calcext:value-type="date">
            <text:p>14/09/2021</text:p>
          </table:table-cell>
          <table:table-cell table:style-name="ce1194"/>
          <table:table-cell table:style-name="ce919" office:value-type="string" calcext:value-type="string">
            <text:p>PAZ-66</text:p>
          </table:table-cell>
          <table:table-cell table:style-name="ce922" table:number-columns-repeated="999"/>
          <table:table-cell table:style-name="ce1205"/>
        </table:table-row>
        <table:table-row table:style-name="ro8">
          <table:table-cell table:style-name="ce928" office:value-type="string" calcext:value-type="string">
            <text:p>V-26/19</text:p>
          </table:table-cell>
          <table:table-cell table:style-name="ce927" office:value-type="string" calcext:value-type="string">
            <text:p>EMAKUMEEN GUNEAK: MIGRATZAILEEN BILGUNEAK ETA PASAITARREN ARTEKO KULTURARTEKO ELKARRIZKETAK IZENEKO PROGRAMA</text:p>
          </table:table-cell>
          <table:table-cell table:style-name="ce846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969" office:value-type="string" calcext:value-type="string">
            <text:p>1 AÑO. POSIBLES 3 PRORROG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04" calcext:value-type="date">
            <text:p>04/02/2024</text:p>
          </table:table-cell>
          <table:table-cell table:style-name="ce1189" office:value-type="date" office:date-value="2020-12-04" calcext:value-type="date">
            <text:p>04/12/2020</text:p>
          </table:table-cell>
          <table:table-cell table:style-name="ce1192" office:value-type="date" office:date-value="2021-12-04" calcext:value-type="date">
            <text:p>04/12/2021</text:p>
          </table:table-cell>
          <table:table-cell table:style-name="ce1194" office:value-type="date" office:date-value="2022-12-04" calcext:value-type="date">
            <text:p>04/12/2022</text:p>
          </table:table-cell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5">
          <table:table-cell table:style-name="ce931" office:value-type="string" calcext:value-type="string">
            <text:p>V-28/19</text:p>
          </table:table-cell>
          <table:table-cell table:style-name="ce926" office:value-type="string" calcext:value-type="string">
            <text:p>HARRERA ON! PROGRAMA</text:p>
          </table:table-cell>
          <table:table-cell table:style-name="ce846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871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54"/>
          <table:table-cell table:style-name="ce977"/>
          <table:table-cell table:style-name="ce87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18" calcext:value-type="date">
            <text:p>18/02/2024</text:p>
          </table:table-cell>
          <table:table-cell table:style-name="ce1189" office:value-type="date" office:date-value="2020-12-18" calcext:value-type="date">
            <text:p>18/12/2020</text:p>
          </table:table-cell>
          <table:table-cell table:style-name="ce1192" office:value-type="date" office:date-value="2021-12-18" calcext:value-type="date">
            <text:p>18/12/2021</text:p>
          </table:table-cell>
          <table:table-cell table:style-name="ce1194" office:value-type="date" office:date-value="2022-12-18" calcext:value-type="date">
            <text:p>18/12/2022</text:p>
          </table:table-cell>
          <table:table-cell table:style-name="ce919" office:value-type="string" calcext:value-type="string">
            <text:p>PAZ-72</text:p>
          </table:table-cell>
          <table:table-cell table:number-columns-repeated="993"/>
          <table:table-cell table:style-name="ce861" table:number-columns-repeated="7"/>
        </table:table-row>
        <table:table-row table:style-name="ro31" table:number-rows-repeated="2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67">
          <table:table-cell table:style-name="ce930" office:value-type="string" calcext:value-type="string" table:number-columns-spanned="2" table:number-rows-spanned="1">
            <text:p>GAZTEDI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65">
          <table:table-cell table:style-name="ce924" office:value-type="string" calcext:value-type="string">
            <text:p>V-05/16</text:p>
          </table:table-cell>
          <table:table-cell table:style-name="ce932" office:value-type="string" calcext:value-type="string">
            <text:p><text:span text:style-name="T3">ARROKAUNDIETA UDAL ATERPETXEAREN KUDEAKETA ETA ANIMAZIOA</text:span></text:p>
          </table:table-cell>
          <table:table-cell table:style-name="ce932" office:value-type="string" calcext:value-type="string">
            <text:p>GESTIÓN Y ANIMACIÓN DEL ALBERGU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/>
          <table:table-cell table:style-name="ce858" office:value-type="string" calcext:value-type="string">
            <text:p>canon mensual mínimo de <text:span text:style-name="T9">300,00</text:span></text:p>
          </table:table-cell>
          <table:table-cell table:style-name="ce819" office:value-type="string" calcext:value-type="string">
            <text:p>URTXINTXA <text:s/>AISIALDIKO ESKOLA-GIPUZKOA</text:p>
          </table:table-cell>
          <table:table-cell table:style-name="ce863" office:value-type="string" calcext:value-type="string">
            <text:p>01-07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400,00 euros/mes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 office:value-type="date" office:date-value="2020-06-30" calcext:value-type="date">
            <text:p>30/06/2020</text:p>
          </table:table-cell>
          <table:table-cell table:style-name="ce1189" office:value-type="string" calcext:value-type="string">
            <text:p>30/02/2018</text:p>
          </table:table-cell>
          <table:table-cell table:style-name="ce1192" office:value-type="string" calcext:value-type="string">
            <text:p>30/02/2019</text:p>
          </table:table-cell>
          <table:table-cell table:style-name="ce1194"/>
          <table:table-cell table:style-name="ce919" office:value-type="string" calcext:value-type="string">
            <text:p>PAZ-50</text:p>
          </table:table-cell>
          <table:table-cell table:style-name="ce922" table:number-columns-repeated="999"/>
          <table:table-cell table:style-name="ce1205"/>
        </table:table-row>
        <table:table-row table:style-name="ro61">
          <table:table-cell table:style-name="ce925" office:value-type="string" calcext:value-type="string">
            <text:p>V-10/16</text:p>
          </table:table-cell>
          <table:table-cell table:style-name="ce932" office:value-type="string" calcext:value-type="string">
            <text:p>HAUR, NERABE ETA GAZTEENTZAKO IKASTAROAK </text:p>
          </table:table-cell>
          <table:table-cell table:style-name="ce932" office:value-type="string" calcext:value-type="string">
            <text:p>CURSOS PARA NIÑOS/AS, ADOLESCENTES Y JÓVENES 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73523.32" calcext:value-type="float">
            <text:p>73.523,32</text:p>
          </table:table-cell>
          <table:table-cell table:style-name="ce858" office:value-type="float" office:value="80875.65" calcext:value-type="float">
            <text:p>80.875,65</text:p>
          </table:table-cell>
          <table:table-cell table:style-name="ce819" office:value-type="string" calcext:value-type="string">
            <text:p>ARTETIK <text:s/>ELKARTE KULTURALA</text:p>
          </table:table-cell>
          <table:table-cell table:style-name="ce863" office:value-type="date" office:date-value="2016-08-22" calcext:value-type="date">
            <text:p>22/08/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 office:value-type="string" calcext:value-type="string">
            <text:p>15860,00 Exento IVA</text:p>
          </table:table-cell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 office:value-type="date" office:date-value="2020-08-21" calcext:value-type="date">
            <text:p>21/08/2020</text:p>
          </table:table-cell>
          <table:table-cell table:style-name="ce1189" office:value-type="date" office:date-value="2018-04-21" calcext:value-type="date">
            <text:p>21/04/2018</text:p>
          </table:table-cell>
          <table:table-cell table:style-name="ce1192" office:value-type="date" office:date-value="2019-04-21" calcext:value-type="date">
            <text:p>21/04/2019</text:p>
          </table:table-cell>
          <table:table-cell table:style-name="ce1194"/>
          <table:table-cell table:style-name="ce919" office:value-type="string" calcext:value-type="string">
            <text:p>PAZ-53</text:p>
          </table:table-cell>
          <table:table-cell table:style-name="ce922" table:number-columns-repeated="999"/>
          <table:table-cell table:style-name="ce1205"/>
        </table:table-row>
        <table:table-row table:style-name="ro61">
          <table:table-cell table:style-name="ce924" office:value-type="string" calcext:value-type="string">
            <text:p>V-11/16</text:p>
          </table:table-cell>
          <table:table-cell table:style-name="ce932" office:value-type="string" calcext:value-type="string">
            <text:p>UDAL LUDOTEKEN KUDEAKETA ETA ANIMAZIOA </text:p>
          </table:table-cell>
          <table:table-cell table:style-name="ce932" office:value-type="string" calcext:value-type="string">
            <text:p>GESTIÓN Y ANIMACIÓN DE LAS LUDOTECAS MUNICIPALES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151287.3" calcext:value-type="float">
            <text:p>151.287,30</text:p>
          </table:table-cell>
          <table:table-cell table:style-name="ce858" office:value-type="float" office:value="166416.03" calcext:value-type="float">
            <text:p>166.416,03</text:p>
          </table:table-cell>
          <table:table-cell table:style-name="ce819" office:value-type="string" calcext:value-type="string">
            <text:p><text:span text:style-name="T34">ASOCIACIÓN  LUDICA</text:span> “<text:span text:style-name="T34">KANTAURI ELKARTEA</text:span></text:p>
          </table:table-cell>
          <table:table-cell table:style-name="ce863" office:value-type="string" calcext:value-type="string">
            <text:p>30-08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 office:value-type="string" calcext:value-type="string">
            <text:p>143.687,30 euros/año, (exento <text:s/>IVA)</text:p>
          </table:table-cell>
          <table:table-cell table:style-name="ce858"/>
          <table:table-cell table:style-name="ce870"/>
          <table:table-cell table:style-name="ce1070"/>
          <table:table-cell table:style-name="ce870" office:value-type="string" calcext:value-type="string">
            <text:p>GAZTEDIA</text:p>
          </table:table-cell>
          <table:table-cell table:style-name="ce886"/>
          <table:table-cell table:style-name="ce1185" office:value-type="date" office:date-value="2020-08-29" calcext:value-type="date">
            <text:p>29/08/2020</text:p>
          </table:table-cell>
          <table:table-cell table:style-name="ce1189" office:value-type="date" office:date-value="2018-04-29" calcext:value-type="date">
            <text:p>29/04/2018</text:p>
          </table:table-cell>
          <table:table-cell table:style-name="ce1192" office:value-type="date" office:date-value="2019-04-29" calcext:value-type="date">
            <text:p>29/04/2019</text:p>
          </table:table-cell>
          <table:table-cell table:style-name="ce1194"/>
          <table:table-cell table:style-name="ce919" office:value-type="string" calcext:value-type="string">
            <text:p>PAZ-53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2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67">
          <table:table-cell table:style-name="ce930" office:value-type="string" calcext:value-type="string" table:number-columns-spanned="2" table:number-rows-spanned="1">
            <text:p>KIROLAK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65">
          <table:table-cell table:style-name="ce819" office:value-type="string" calcext:value-type="string">
            <text:p>V-08/16</text:p>
          </table:table-cell>
          <table:table-cell table:style-name="ce932" office:value-type="string" calcext:value-type="string">
            <text:p>TRINTXERPEKO KIROLGUNEKO INSTALAZIOEN KUDEAKETA</text:p>
          </table:table-cell>
          <table:table-cell table:style-name="ce932" office:value-type="string" calcext:value-type="string">
            <text:p>GESTION DE LAS INSTALACIONES DEL COMPLEJO <text:s/>DEPORTIVO <text:s/>DE TRINTXERP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61685.95" calcext:value-type="float">
            <text:p>61.685,95</text:p>
          </table:table-cell>
          <table:table-cell table:style-name="ce858" office:value-type="float" office:value="74640" calcext:value-type="float">
            <text:p>74.640,00</text:p>
          </table:table-cell>
          <table:table-cell table:style-name="ce819" office:value-type="string" calcext:value-type="string">
            <text:p>BPXPORT KIROL ZERBITZUAK, S.L</text:p>
          </table:table-cell>
          <table:table-cell table:style-name="ce863" office:value-type="string" calcext:value-type="string">
            <text:p>24-08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float" office:value="74640" calcext:value-type="float">
            <text:p>74.640,00</text:p>
          </table:table-cell>
          <table:table-cell table:style-name="ce870"/>
          <table:table-cell table:style-name="ce1070"/>
          <table:table-cell table:style-name="ce870"/>
          <table:table-cell table:style-name="ce886"/>
          <table:table-cell table:style-name="ce1185" office:value-type="date" office:date-value="2020-08-23" calcext:value-type="date">
            <text:p>23/08/2020</text:p>
          </table:table-cell>
          <table:table-cell table:style-name="ce1189" office:value-type="date" office:date-value="2018-04-22" calcext:value-type="date">
            <text:p>22/04/2018</text:p>
          </table:table-cell>
          <table:table-cell table:style-name="ce1192" office:value-type="date" office:date-value="2019-04-22" calcext:value-type="date">
            <text:p>22/04/2019</text:p>
          </table:table-cell>
          <table:table-cell table:style-name="ce1194"/>
          <table:table-cell table:style-name="ce919" office:value-type="string" calcext:value-type="string">
            <text:p>PAZ-55</text:p>
          </table:table-cell>
          <table:table-cell table:style-name="ce922" table:number-columns-repeated="999"/>
          <table:table-cell table:style-name="ce1205"/>
        </table:table-row>
        <table:table-row table:style-name="ro61">
          <table:table-cell table:style-name="ce924" office:value-type="string" calcext:value-type="string">
            <text:p>V-18/18</text:p>
          </table:table-cell>
          <table:table-cell table:style-name="ce932" office:value-type="string" calcext:value-type="string">
            <text:p>DONIBANEKO KIROL INSTALAZIOAK (II)</text:p>
          </table:table-cell>
          <table:table-cell table:style-name="ce932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PRORROGABLE ANUALMENTE 2 MAS.(2023)</text:p>
          </table:table-cell>
          <table:table-cell table:style-name="ce850" office:value-type="float" office:value="108900" calcext:value-type="float">
            <text:p>108.900,00</text:p>
          </table:table-cell>
          <table:table-cell table:style-name="ce858" office:value-type="float" office:value="90000" calcext:value-type="float">
            <text:p>90.000,00</text:p>
          </table:table-cell>
          <table:table-cell table:style-name="ce870"/>
          <table:table-cell table:style-name="ce1070" office:value-type="string" calcext:value-type="string">
            <text:p>2021: 1ª prorroga. <text:s text:c="8"/>2022: 2ª prorrog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1-09" calcext:value-type="date">
            <text:p>09/01/2023</text:p>
          </table:table-cell>
          <table:table-cell table:style-name="ce1189" office:value-type="date" office:date-value="2020-11-08" calcext:value-type="date">
            <text:p>08/11/2020</text:p>
          </table:table-cell>
          <table:table-cell table:style-name="ce1192" office:value-type="date" office:date-value="2021-11-08" calcext:value-type="date">
            <text:p>08/11/2021</text:p>
          </table:table-cell>
          <table:table-cell table:style-name="ce1194"/>
          <table:table-cell table:style-name="ce919" office:value-type="string" calcext:value-type="string">
            <text:p>PAZ-65</text:p>
          </table:table-cell>
          <table:table-cell table:style-name="ce922" table:number-columns-repeated="999"/>
          <table:table-cell table:style-name="ce1205"/>
        </table:table-row>
        <table:table-row table:style-name="ro52">
          <table:table-cell table:style-name="ce924" office:value-type="string" calcext:value-type="string">
            <text:p>V-13/19</text:p>
          </table:table-cell>
          <table:table-cell table:style-name="ce932" office:value-type="string" calcext:value-type="string">
            <text:p>ANDONAEGIKO FUTBOL-HOKEY ZELAIAREN KUDEAKETA <text:s/>(II)</text:p>
          </table:table-cell>
          <table:table-cell table:style-name="ce932" office:value-type="string" calcext:value-type="string">
            <text:p>GESTION DEL CAMPO DE FÚTBOL – HOKEY DE ANDONAEGI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4760.33" calcext:value-type="float">
            <text:p>34.760,33</text:p>
          </table:table-cell>
          <table:table-cell table:style-name="ce858" office:value-type="float" office:value="42060" calcext:value-type="float">
            <text:p>42.060,00</text:p>
          </table:table-cell>
          <table:table-cell table:style-name="ce819" office:value-type="string" calcext:value-type="string">
            <text:p>C.D. TRINTXERPE</text:p>
          </table:table-cell>
          <table:table-cell table:style-name="ce863" office:value-type="date" office:date-value="2019-08-28" calcext:value-type="date">
            <text:p>28/08/2019</text:p>
          </table:table-cell>
          <table:table-cell table:style-name="ce870" office:value-type="string" calcext:value-type="string">
            <text:p>1 año, POSIBLE PRORROGA 1 AÑO Mäs.</text:p>
          </table:table-cell>
          <table:table-cell table:style-name="ce850" office:value-type="string" calcext:value-type="string">
            <text:p><text:s/>1º Año: 9.945,60 € <text:s/>2º Año: 3.225,60 €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1ª y única prórrog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1-08-27" calcext:value-type="date">
            <text:p>27/08/2021</text:p>
          </table:table-cell>
          <table:table-cell table:style-name="ce1189" office:value-type="date" office:date-value="2020-06-26" calcext:value-type="date">
            <text:p>26/06/2020</text:p>
          </table:table-cell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3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67">
          <table:table-cell table:style-name="ce930" office:value-type="string" calcext:value-type="string" table:number-columns-spanned="2" table:number-rows-spanned="1">
            <text:p>EUSKER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62">
          <table:table-cell table:style-name="ce924" office:value-type="string" calcext:value-type="string">
            <text:p>V-12/18</text:p>
          </table:table-cell>
          <table:table-cell table:style-name="ce932" office:value-type="string" calcext:value-type="string">
            <text:p>KUADRILLATEGI – FAKTORIA, PASAIAKO GAZTEEN HIZKUNTZA OHITURETAN ERAGITEKO EGITASMOAK.</text:p>
          </table:table-cell>
          <table:table-cell table:style-name="ce932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ª prorroga. <text:s text:c="8"/>2021: 2ª prorrog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2-07-31" calcext:value-type="date">
            <text:p>31/07/2022</text:p>
          </table:table-cell>
          <table:table-cell table:style-name="ce1189" office:value-type="date" office:date-value="2020-05-31" calcext:value-type="date">
            <text:p>31/05/2020</text:p>
          </table:table-cell>
          <table:table-cell table:style-name="ce1192" office:value-type="date" office:date-value="2021-05-31" calcext:value-type="date">
            <text:p>31/05/2021</text:p>
          </table:table-cell>
          <table:table-cell table:style-name="ce1194"/>
          <table:table-cell table:style-name="ce919" office:value-type="string" calcext:value-type="string">
            <text:p>PAZ-64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2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67">
          <table:table-cell table:style-name="ce930" office:value-type="string" calcext:value-type="string" table:number-columns-spanned="2" table:number-rows-spanned="1">
            <text:p>INFORMATIK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71">
          <table:table-cell table:style-name="ce924" office:value-type="string" calcext:value-type="string">
            <text:p>V-01/16</text:p>
          </table:table-cell>
          <table:table-cell table:style-name="ce932" office:value-type="string" calcext:value-type="string">
            <text:p>PASAIAKO UDALEKO ETA BERE ERAKUNDE AUTONOMOETAKO KOMUNIKAZIO-ZERBITZUEN KUDEAKETA</text:p>
          </table:table-cell>
          <table:table-cell table:style-name="ce932" office:value-type="string" calcext:value-type="string">
            <text:p>GESTIÓN DE LOS SERVICIOS DE COMUNICACIÓN DEL AYUNTAMIENTO Y SUS ORGANISMOS AUTÓNO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Lote 1-SERVICIOS DE TELEFONÍA FIJA: <text:s/>20.000,00 € <text:s text:c="3"/>Lote 2-SERVICIOS DE TELEFONÍA MÓVIL. 8.000,00 €</text:p>
          </table:table-cell>
          <table:table-cell table:style-name="ce858" office:value-type="string" calcext:value-type="string">
            <text:p>Lote 1-SERVICIOS DE TELEFONÍA FIJA: 24.200,00 € <text:s text:c="2"/>Lote 2-SERVICIOS DE TELEFONÍA MÓVIL. 9.680,00</text:p>
          </table:table-cell>
          <table:table-cell table:style-name="ce819" office:value-type="string" calcext:value-type="string">
            <text:p>EUSKALTEL</text:p>
          </table:table-cell>
          <table:table-cell table:style-name="ce863" office:value-type="string" calcext:value-type="string">
            <text:p>06-06-2016</text:p>
          </table:table-cell>
          <table:table-cell table:style-name="ce870" office:value-type="string" calcext:value-type="string">
            <text:p>2 AÑOS + 2 PRORROGAS / ANUALES </text:p>
          </table:table-cell>
          <table:table-cell table:style-name="ce850"/>
          <table:table-cell table:style-name="ce858" office:value-type="string" calcext:value-type="string">
            <text:p><text:span text:style-name="T116">- Lote 1: T</text:span><text:span text:style-name="T117">elefonía fija</text:span><text:span text:style-name="T116">:  </text:span><text:span text:style-name="T118">14.292,15</text:span><text:span text:style-name="T119"> euros.   -  Lote 2 :Telefonía movil : 3.692,56  euros  </text:span>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INFORMATIKA</text:p>
          </table:table-cell>
          <table:table-cell table:style-name="ce886"/>
          <table:table-cell table:style-name="ce1185" office:value-type="date" office:date-value="2020-06-05" calcext:value-type="date">
            <text:p>05/06/2020</text:p>
          </table:table-cell>
          <table:table-cell table:style-name="ce1189" office:value-type="date" office:date-value="2018-06-05" calcext:value-type="date">
            <text:p>05/06/2018</text:p>
          </table:table-cell>
          <table:table-cell table:style-name="ce1192" office:value-type="date" office:date-value="2019-06-05" calcext:value-type="date">
            <text:p>05/06/2019</text:p>
          </table:table-cell>
          <table:table-cell table:style-name="ce1194"/>
          <table:table-cell table:style-name="ce919" office:value-type="string" calcext:value-type="string">
            <text:p>PAZ-51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2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67">
          <table:table-cell table:style-name="ce930" office:value-type="string" calcext:value-type="string" table:number-columns-spanned="2" table:number-rows-spanned="1">
            <text:p>IDAZKARITZ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59">
          <table:table-cell table:style-name="ce924" office:value-type="string" calcext:value-type="string">
            <text:p>V-02/17</text:p>
          </table:table-cell>
          <table:table-cell table:style-name="ce932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932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string" calcext:value-type="string">
            <text:p>LOTE 1: Res. Civil: 32.000 <text:s/>LOTE 2: Seg. Daños Bienes: 20.000</text:p>
          </table:table-cell>
          <table:table-cell table:style-name="ce858"/>
          <table:table-cell table:style-name="ce819"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table:style-name="ce863" office:value-type="string" calcext:value-type="string">
            <text:p>LOTE 1 Y LOTE 2: 26/06/2017 ( servicio a partir 01/07/2017)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L<text:span text:style-name="T90">ote 1: </text:span><text:span text:style-name="T91">24.664,90   €                                       Lote 2:  18.826,53 €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19: 1ª prorroga. <text:s text:c="8"/>2020: 2ª prorroga</text:p>
          </table:table-cell>
          <table:table-cell table:style-name="ce870" office:value-type="string" calcext:value-type="string">
            <text:p>SECRETARIA</text:p>
          </table:table-cell>
          <table:table-cell table:style-name="ce886"/>
          <table:table-cell table:style-name="ce1185" office:value-type="date" office:date-value="2020-12-31" calcext:value-type="date">
            <text:p>31/12/2020</text:p>
          </table:table-cell>
          <table:table-cell table:style-name="ce1189" office:value-type="date" office:date-value="2018-12-31" calcext:value-type="date">
            <text:p>31/12/2018</text:p>
          </table:table-cell>
          <table:table-cell table:style-name="ce1192" office:value-type="date" office:date-value="2019-12-31" calcext:value-type="date">
            <text:p>31/12/2019</text:p>
          </table:table-cell>
          <table:table-cell table:style-name="ce1194"/>
          <table:table-cell table:style-name="ce919" office:value-type="string" calcext:value-type="string">
            <text:p>PAZ-60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3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67">
          <table:table-cell table:style-name="ce930" office:value-type="string" calcext:value-type="string" table:number-columns-spanned="2" table:number-rows-spanned="1">
            <text:p>KULTURA</text:p>
          </table:table-cell>
          <table:covered-table-cell table:style-name="ce929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3"/>
          <table:table-cell table:style-name="ce922" table:number-columns-repeated="1000"/>
          <table:table-cell table:style-name="ce1205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PRORROGA</text:p>
          </table:table-cell>
          <table:table-cell table:style-name="ce1189" office:value-type="string" calcext:value-type="string">
            <text:p>PREAVISO 1º PRORROGA ANTES DEL </text:p>
          </table:table-cell>
          <table:table-cell table:style-name="ce1192" office:value-type="string" calcext:value-type="string">
            <text:p>PREAVISO 2º PRORROGA ANTES DEL </text:p>
          </table:table-cell>
          <table:table-cell table:style-name="ce1194"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22" table:number-columns-repeated="999"/>
          <table:table-cell table:style-name="ce1205"/>
        </table:table-row>
        <table:table-row table:style-name="ro69">
          <table:table-cell table:style-name="ce924" office:value-type="string" calcext:value-type="string">
            <text:p>V-04/14</text:p>
          </table:table-cell>
          <table:table-cell table:style-name="ce819" office:value-type="string" calcext:value-type="string">
            <text:p>PASAIAKO UDALEKO HAUR ESKOLA</text:p>
          </table:table-cell>
          <table:table-cell table:style-name="ce819" office:value-type="string" calcext:value-type="string">
            <text:p>ESCUELA MUNICIPAL INFANTIL DE PASAIA</text:p>
          </table:table-cell>
          <table:table-cell table:style-name="ce819" office:value-type="string" calcext:value-type="string">
            <text:p>GESTION</text:p>
          </table:table-cell>
          <table:table-cell table:style-name="ce819" office:value-type="string" calcext:value-type="string">
            <text:p>Abierto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36"/>
          <table:table-cell table:style-name="ce819" office:value-type="string" calcext:value-type="string">
            <text:p>LILITEGIA S.L.</text:p>
          </table:table-cell>
          <table:table-cell table:style-name="ce958" office:value-type="date" office:date-value="2014-09-04" calcext:value-type="date">
            <text:p>04/09/2014</text:p>
          </table:table-cell>
          <table:table-cell table:style-name="ce870" office:value-type="string" calcext:value-type="string">
            <text:p>3 AÑOS+3 PRORROGAS ANUALES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44"/>
          <table:table-cell table:style-name="ce870"/>
          <table:table-cell table:style-name="ce1065"/>
          <table:table-cell table:style-name="ce870" office:value-type="string" calcext:value-type="string">
            <text:p>KULTURA</text:p>
          </table:table-cell>
          <table:table-cell table:style-name="ce886"/>
          <table:table-cell table:style-name="ce1185" office:value-type="date" office:date-value="2020-08-31" calcext:value-type="date">
            <text:p>31/08/2020</text:p>
          </table:table-cell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43</text:p>
          </table:table-cell>
          <table:table-cell table:style-name="ce922" table:number-columns-repeated="999"/>
          <table:table-cell table:style-name="ce1205"/>
        </table:table-row>
        <table:table-row table:style-name="ro31" table:number-rows-repeated="2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2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6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>
          <table:table-cell table:style-name="ce929"/>
          <table:table-cell table:style-name="ce935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39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24" table:number-rows-repeated="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15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2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999"/>
          <table:table-cell table:style-name="ce861" table:number-columns-repeated="2"/>
        </table:table-row>
        <table:table-row table:style-name="ro31" table:number-rows-repeated="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8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 table:number-rows-repeated="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5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 table:number-rows-repeated="3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5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 table:number-rows-repeated="3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6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5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5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5" table:number-columns-repeated="2"/>
        </table:table-row>
        <table:table-row table:style-name="ro31" table:number-rows-repeated="6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 table:number-columns-repeated="1000"/>
          <table:table-cell table:style-name="ce1203" table:number-columns-repeated="2"/>
        </table:table-row>
        <table:table-row table:style-name="ro31" table:number-rows-repeated="114">
          <table:table-cell table:style-name="ce929" table:number-columns-repeated="2"/>
          <table:table-cell table:number-columns-repeated="14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 table:number-rows-repeated="274">
          <table:table-cell table:number-columns-repeated="16"/>
          <table:table-cell table:style-name="ce1187"/>
          <table:table-cell table:style-name="ce1190" table:number-columns-repeated="2"/>
          <table:table-cell table:style-name="ce922"/>
          <table:table-cell table:number-columns-repeated="1001"/>
        </table:table-row>
        <table:table-row table:style-name="ro31" table:number-rows-repeated="1047548">
          <table:table-cell table:number-columns-repeated="1021"/>
        </table:table-row>
        <table:table-row table:style-name="ro31" table:number-rows-repeated="176">
          <table:table-cell table:number-columns-repeated="17"/>
          <table:table-cell table:style-name="ce789" table:number-columns-repeated="2"/>
          <table:table-cell table:number-columns-repeated="1002"/>
        </table:table-row>
        <table:table-row table:style-name="ro31" table:number-rows-repeated="139">
          <table:table-cell table:style-name="Default" table:number-columns-repeated="5"/>
          <table:table-cell table:style-name="ce856" table:number-columns-repeated="2"/>
          <table:table-cell table:style-name="Default"/>
          <table:table-cell table:style-name="ce962"/>
          <table:table-cell table:style-name="Default"/>
          <table:table-cell table:style-name="ce975" table:number-columns-repeated="2"/>
          <table:table-cell table:style-name="Default" table:number-columns-repeated="4"/>
          <table:table-cell table:style-name="ce962"/>
          <table:table-cell table:style-name="Default" table:number-columns-repeated="3"/>
          <table:table-cell table:number-columns-repeated="1001"/>
        </table:table-row>
        <table:table-row table:style-name="ro31">
          <table:table-cell table:style-name="Default" table:number-columns-repeated="5"/>
          <table:table-cell table:style-name="ce856" table:number-columns-repeated="2"/>
          <table:table-cell table:style-name="Default"/>
          <table:table-cell table:style-name="ce962"/>
          <table:table-cell table:style-name="Default"/>
          <table:table-cell table:style-name="ce975" table:number-columns-repeated="2"/>
          <table:table-cell table:style-name="Default" table:number-columns-repeated="4"/>
          <table:table-cell table:style-name="ce962"/>
          <table:table-cell table:style-name="Default" table:number-columns-repeated="3"/>
          <table:table-cell table:number-columns-repeated="1001"/>
        </table:table-row>
      </table:table>
      <table:table table:name="2021ean amaitu edo luzapena" table:style-name="ta1">
        <table:shapes>
          <draw:line draw:z-index="0" draw:style-name="gr2" draw:text-style-name="P1" svg:x1="37.408cm" svg:y1="38.807cm" svg:x2="37.353cm" svg:y2="38.7cm">
            <text:p/>
          </draw:line>
          <draw:line draw:z-index="1" draw:style-name="gr3" draw:text-style-name="P1" svg:x1="36.973cm" svg:y1="43.844cm" svg:x2="39.08cm" svg:y2="42.265cm">
            <text:p/>
          </draw:line>
          <draw:line draw:z-index="2" draw:style-name="gr3" draw:text-style-name="P1" svg:x1="36.916cm" svg:y1="52.145cm" svg:x2="39.147cm" svg:y2="50.07cm">
            <text:p/>
          </draw:line>
          <draw:line draw:z-index="3" draw:style-name="gr3" draw:text-style-name="P1" svg:x1="37.053cm" svg:y1="88.641cm" svg:x2="39.203cm" svg:y2="87.923cm">
            <text:p/>
          </draw:line>
          <draw:line draw:z-index="4" draw:style-name="gr3" draw:text-style-name="P1" svg:x1="37.024cm" svg:y1="90.371cm" svg:x2="39.027cm" svg:y2="88.974cm">
            <text:p/>
          </draw:line>
          <draw:line draw:z-index="5" draw:style-name="gr3" draw:text-style-name="P1" svg:x1="39.214cm" svg:y1="88.819cm" svg:x2="41.364cm" svg:y2="88.101cm">
            <text:p/>
          </draw:line>
          <draw:line draw:z-index="6" draw:style-name="gr3" draw:text-style-name="P1" svg:x1="39.364cm" svg:y1="90.184cm" svg:x2="41.12cm" svg:y2="89.035cm">
            <text:p/>
          </draw:line>
          <draw:line draw:z-index="7" draw:style-name="gr3" draw:text-style-name="P1" svg:x1="36.886cm" svg:y1="95.234cm" svg:x2="39.036cm" svg:y2="94.516cm">
            <text:p/>
          </draw:line>
          <draw:line draw:z-index="8" draw:style-name="gr3" draw:text-style-name="P1" svg:x1="37.024cm" svg:y1="96.312cm" svg:x2="39.174cm" svg:y2="95.594cm">
            <text:p/>
          </draw:line>
          <draw:line draw:z-index="9" draw:style-name="gr3" draw:text-style-name="P1" svg:x1="39.275cm" svg:y1="96.312cm" svg:x2="41.425cm" svg:y2="95.594cm">
            <text:p/>
          </draw:line>
          <draw:line draw:z-index="10" draw:style-name="gr3" draw:text-style-name="P1" svg:x1="36.863cm" svg:y1="39.205cm" svg:x2="39.121cm" svg:y2="38.537cm">
            <text:p/>
          </draw:line>
          <draw:line draw:z-index="11" draw:style-name="gr3" draw:text-style-name="P1" svg:x1="37.164cm" svg:y1="68.181cm" svg:x2="39.314cm" svg:y2="67.463cm">
            <text:p/>
          </draw:line>
          <draw:line draw:z-index="12" draw:style-name="gr3" draw:text-style-name="P1" svg:x1="37.082cm" svg:y1="69.031cm" svg:x2="39.232cm" svg:y2="68.313cm">
            <text:p/>
          </draw:line>
          <draw:line draw:z-index="13" draw:style-name="gr3" draw:text-style-name="P1" svg:x1="37.025cm" svg:y1="45.364cm" svg:x2="39.283cm" svg:y2="44.022cm">
            <text:p/>
          </draw:line>
          <draw:line draw:z-index="14" draw:style-name="gr3" draw:text-style-name="P1" svg:x1="37.042cm" svg:y1="80.298cm" svg:x2="39.283cm" svg:y2="78.918cm">
            <text:p/>
          </draw:line>
          <draw:line draw:z-index="15" draw:style-name="gr4" draw:text-style-name="P1" svg:x1="34.63cm" svg:y1="34.858cm" svg:x2="41.566cm" svg:y2="33.228cm">
            <text:p/>
          </draw:line>
          <draw:line draw:z-index="16" draw:style-name="gr3" draw:text-style-name="P1" svg:x1="41.511cm" svg:y1="34.965cm" svg:x2="34.793cm" svg:y2="33.121cm">
            <text:p/>
          </draw:line>
          <draw:line draw:z-index="17" draw:style-name="gr3" draw:text-style-name="P1" svg:x1="36.997cm" svg:y1="81.912cm" svg:x2="39.238cm" svg:y2="80.532cm">
            <text:p/>
          </draw:line>
          <draw:line draw:z-index="18" draw:style-name="gr3" draw:text-style-name="P1" svg:x1="36.969cm" svg:y1="97.32cm" svg:x2="39.119cm" svg:y2="96.602cm">
            <text:p/>
          </draw:line>
          <draw:line draw:z-index="19" draw:style-name="gr3" draw:text-style-name="P1" svg:x1="36.886cm" svg:y1="98.468cm" svg:x2="39.036cm" svg:y2="97.75cm">
            <text:p/>
          </draw:line>
          <draw:line draw:z-index="20" draw:style-name="gr3" draw:text-style-name="P1" svg:x1="39.166cm" svg:y1="98.63cm" svg:x2="41.316cm" svg:y2="97.912cm">
            <text:p/>
          </draw:line>
          <draw:line draw:z-index="21" draw:style-name="gr3" draw:text-style-name="P1" svg:x1="37.024cm" svg:y1="101.195cm" svg:x2="39.164cm" svg:y2="98.978cm">
            <text:p/>
          </draw:line>
          <draw:line draw:z-index="22" draw:style-name="gr3" draw:text-style-name="P1" svg:x1="39.219cm" svg:y1="52.196cm" svg:x2="41.507cm" svg:y2="49.838cm">
            <text:p/>
          </draw:line>
          <draw:line draw:z-index="23" draw:style-name="gr3" draw:text-style-name="P1" svg:x1="37.025cm" svg:y1="91.881cm" svg:x2="39.028cm" svg:y2="90.484cm">
            <text:p/>
          </draw:line>
          <draw:line draw:z-index="24" draw:style-name="gr3" draw:text-style-name="P1" svg:x1="37.051cm" svg:y1="92.968cm" svg:x2="38.972cm" svg:y2="92.14cm">
            <text:p/>
          </draw:line>
          <draw:line draw:z-index="25" draw:style-name="gr3" draw:text-style-name="P1" svg:x1="39.275cm" svg:y1="97.24cm" svg:x2="41.425cm" svg:y2="96.522cm">
            <text:p/>
          </draw:line>
          <draw:line draw:z-index="26" draw:style-name="gr3" draw:text-style-name="P1" svg:x1="37.025cm" svg:y1="54.558cm" svg:x2="39.256cm" svg:y2="52.483cm">
            <text:p/>
          </draw:line>
          <draw:line draw:z-index="27" draw:style-name="gr3" draw:text-style-name="P1" svg:x1="37.051cm" svg:y1="55.885cm" svg:x2="39.256cm" svg:y2="54.808cm">
            <text:p/>
          </draw:line>
          <draw:line draw:z-index="28" draw:style-name="gr3" draw:text-style-name="P1" svg:x1="36.969cm" svg:y1="57.898cm" svg:x2="39.174cm" svg:y2="56.091cm">
            <text:p/>
          </draw:line>
          <draw:line draw:z-index="29" draw:style-name="gr3" draw:text-style-name="P1" svg:x1="39.259cm" svg:y1="95.039cm" svg:x2="41.409cm" svg:y2="94.321cm">
            <text:p/>
          </draw:line>
          <draw:line draw:z-index="30" draw:style-name="gr3" draw:text-style-name="P1" svg:x1="39.259cm" svg:y1="39.15cm" svg:x2="41.517cm" svg:y2="38.482cm">
            <text:p/>
          </draw:line>
          <draw:line draw:z-index="31" draw:style-name="gr3" draw:text-style-name="P1" svg:x1="36.879cm" svg:y1="40.299cm" svg:x2="39.137cm" svg:y2="39.631cm">
            <text:p/>
          </draw:line>
          <draw:line draw:z-index="32" draw:style-name="gr3" draw:text-style-name="P1" svg:x1="36.959cm" svg:y1="41.544cm" svg:x2="39.246cm" svg:y2="40.647cm">
            <text:p/>
          </draw:line>
          <draw:line draw:z-index="33" draw:style-name="gr3" draw:text-style-name="P1" svg:x1="39.236cm" svg:y1="40.033cm" svg:x2="41.494cm" svg:y2="39.365cm">
            <text:p/>
          </draw:line>
          <draw:line draw:z-index="34" draw:style-name="gr3" draw:text-style-name="P1" svg:x1="39.236cm" svg:y1="41.316cm" svg:x2="41.494cm" svg:y2="40.648cm">
            <text:p/>
          </draw:line>
          <draw:line draw:z-index="35" draw:style-name="gr3" draw:text-style-name="P1" svg:x1="37.051cm" svg:y1="63.41cm" svg:x2="39.194cm" svg:y2="61.867cm">
            <text:p/>
          </draw:line>
          <draw:line draw:z-index="36" draw:style-name="gr3" draw:text-style-name="P1" svg:x1="39.529cm" svg:y1="68.152cm" svg:x2="41.38cm" svg:y2="67.399cm">
            <text:p/>
          </draw:line>
          <draw:line draw:z-index="37" draw:style-name="gr3" draw:text-style-name="P1" svg:x1="39.237cm" svg:y1="43.858cm" svg:x2="41.344cm" svg:y2="42.279cm">
            <text:p/>
          </draw:line>
          <draw:line draw:z-index="38" draw:style-name="gr3" draw:text-style-name="P1" svg:x1="39.237cm" svg:y1="45.488cm" svg:x2="41.344cm" svg:y2="43.909cm">
            <text:p/>
          </draw:line>
        </table:shapes>
        <table:table-column table:style-name="co13" table:default-cell-style-name="ce828"/>
        <table:table-column table:style-name="co19" table:default-cell-style-name="ce839"/>
        <table:table-column table:style-name="co19" table:default-cell-style-name="ce845"/>
        <table:table-column table:style-name="co10" table:visibility="collapse" table:default-cell-style-name="ce849"/>
        <table:table-column table:style-name="co6" table:visibility="collapse" table:default-cell-style-name="ce849"/>
        <table:table-column table:style-name="co34" table:visibility="collapse" table:default-cell-style-name="ce855"/>
        <table:table-column table:style-name="co7" table:visibility="collapse" table:default-cell-style-name="ce855"/>
        <table:table-column table:style-name="co10" table:default-cell-style-name="ce849"/>
        <table:table-column table:style-name="co11" table:default-cell-style-name="ce867"/>
        <table:table-column table:style-name="co10" table:visibility="collapse" table:default-cell-style-name="ce973"/>
        <table:table-column table:style-name="co12" table:visibility="collapse" table:number-columns-repeated="2" table:default-cell-style-name="ce876"/>
        <table:table-column table:style-name="co13" table:default-cell-style-name="ce981"/>
        <table:table-column table:style-name="co14" table:default-cell-style-name="ce973"/>
        <table:table-column table:style-name="co15" table:default-cell-style-name="ce1184"/>
        <table:table-column table:style-name="co16" table:default-cell-style-name="ce890"/>
        <table:table-column table:style-name="co13" table:default-cell-style-name="ce1188"/>
        <table:table-column table:style-name="co13" table:default-cell-style-name="ce1191"/>
        <table:table-column table:style-name="co13" table:default-cell-style-name="ce1193"/>
        <table:table-column table:style-name="co37" table:default-cell-style-name="ce1190"/>
        <table:table-column table:style-name="co38" table:default-cell-style-name="ce789"/>
        <table:table-column table:style-name="co39" table:default-cell-style-name="ce789"/>
        <table:table-column table:style-name="co13" table:number-columns-repeated="1002" table:default-cell-style-name="ce789"/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65">
          <table:table-cell table:style-name="ce819" office:value-type="string" calcext:value-type="string">
            <text:p>V-08/16</text:p>
          </table:table-cell>
          <table:table-cell table:style-name="ce831" office:value-type="string" calcext:value-type="string">
            <text:p>TRINTXERPEKO KIROLGUNEKO INSTALAZIOEN KUDEAKETA</text:p>
          </table:table-cell>
          <table:table-cell table:style-name="ce831" office:value-type="string" calcext:value-type="string">
            <text:p>GESTION DE LAS INSTALACIONES DEL COMPLEJO <text:s/>DEPORTIVO <text:s/>DE TRINTXERPE</text:p>
          </table:table-cell>
          <table:table-cell table:style-name="ce819" office:value-type="string" calcext:value-type="string">
            <text:p>GESTIÓN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61685.95" calcext:value-type="float">
            <text:p>61.685,95</text:p>
          </table:table-cell>
          <table:table-cell table:style-name="ce858" office:value-type="float" office:value="74640" calcext:value-type="float">
            <text:p>74.640,00</text:p>
          </table:table-cell>
          <table:table-cell table:style-name="ce819" office:value-type="string" calcext:value-type="string">
            <text:p>BPXPORT KIROL ZERBITZUAK, S.L</text:p>
          </table:table-cell>
          <table:table-cell table:style-name="ce863" office:value-type="string" calcext:value-type="string">
            <text:p>24-08-2016</text:p>
          </table:table-cell>
          <table:table-cell table:style-name="ce870" office:value-type="string" calcext:value-type="string">
            <text:p>2 AÑOS + 2 luzapenaS / ANUALES </text:p>
          </table:table-cell>
          <table:table-cell table:style-name="ce850"/>
          <table:table-cell table:style-name="ce858" office:value-type="float" office:value="74640" calcext:value-type="float">
            <text:p>74.640,00</text:p>
          </table:table-cell>
          <table:table-cell table:style-name="ce870"/>
          <table:table-cell table:style-name="ce1070"/>
          <table:table-cell table:style-name="ce870"/>
          <table:table-cell table:style-name="ce886"/>
          <table:table-cell table:style-name="ce1185" office:value-type="date" office:date-value="2020-08-23" calcext:value-type="date">
            <text:p>23/08/2020</text:p>
          </table:table-cell>
          <table:table-cell table:style-name="ce1189" office:value-type="date" office:date-value="2018-04-22" calcext:value-type="date">
            <text:p>22/04/2018</text:p>
          </table:table-cell>
          <table:table-cell table:style-name="ce1192" office:value-type="date" office:date-value="2019-04-22" calcext:value-type="date">
            <text:p>22/04/2019</text:p>
          </table:table-cell>
          <table:table-cell table:style-name="ce1194"/>
          <table:table-cell table:style-name="ce919" office:value-type="string" calcext:value-type="string">
            <text:p>PAZ-55</text:p>
          </table:table-cell>
          <table:table-cell table:style-name="ce919"/>
          <table:table-cell table:style-name="ce922" table:number-columns-repeated="1002"/>
        </table:table-row>
        <table:table-row table:style-name="ro1">
          <table:table-cell table:style-name="ce819" office:value-type="string" calcext:value-type="string">
            <text:p>V-23/18</text:p>
          </table:table-cell>
          <table:table-cell table:style-name="ce831" office:value-type="string" calcext:value-type="string">
            <text:p>POLTSA KONPOSTAGARRIAK HORNITZEKO KONTRATAZIOA</text:p>
          </table:table-cell>
          <table:table-cell table:style-name="ce831" office:value-type="string" calcext:value-type="string">
            <text:p>CONTRATACIÓN DEL SUMINISTRO DE BOLSAS COMPOSTABLES</text:p>
          </table:table-cell>
          <table:table-cell table:style-name="ce819" office:value-type="string" calcext:value-type="string">
            <text:p>SUMINISTR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<text:span text:style-name="T86">0,045</text:span><text:span text:style-name="T87">€/bolsa / gasto máximo 57.555,00</text:span></text:p>
          </table:table-cell>
          <table:table-cell table:style-name="ce858"/>
          <table:table-cell table:style-name="ce819" office:value-type="string" calcext:value-type="string">
            <text:p>MOHEDA &amp; RAÑAL S.L</text:p>
          </table:table-cell>
          <table:table-cell table:style-name="ce863" office:value-type="date" office:date-value="2019-01-14" calcext:value-type="date">
            <text:p>14/01/2019</text:p>
          </table:table-cell>
          <table:table-cell table:style-name="ce870"/>
          <table:table-cell table:style-name="ce850" office:value-type="string" calcext:value-type="string">
            <text:p>0,0379€/bolsa <text:s/>/ gasto máximo 57.555,00</text:p>
          </table:table-cell>
          <table:table-cell table:style-name="ce858" office:value-type="string" calcext:value-type="string">
            <text:p>0,00796€/Bolsa / gasto máximo será de 69.641,55</text:p>
          </table:table-cell>
          <table:table-cell table:style-name="ce870"/>
          <table:table-cell table:style-name="ce1070"/>
          <table:table-cell table:style-name="ce870" office:value-type="string" calcext:value-type="string">
            <text:p>ZERBITZUAK</text:p>
          </table:table-cell>
          <table:table-cell table:style-name="ce886" office:value-type="string" calcext:value-type="string">
            <text:p>No hay fecha finalización contrato, va por cantidades</text:p>
          </table:table-cell>
          <table:table-cell table:style-name="ce1185"/>
          <table:table-cell table:style-name="ce1189"/>
          <table:table-cell table:style-name="ce1192"/>
          <table:table-cell table:style-name="ce1194"/>
          <table:table-cell table:style-name="ce919" office:value-type="string" calcext:value-type="string">
            <text:p>PAZ-65</text:p>
          </table:table-cell>
          <table:table-cell table:style-name="ce919"/>
          <table:table-cell table:style-name="ce922" table:number-columns-repeated="1002"/>
        </table:table-row>
        <table:table-row table:style-name="ro61">
          <table:table-cell table:style-name="ce819" office:value-type="string" calcext:value-type="string">
            <text:p>V-14/18</text:p>
          </table:table-cell>
          <table:table-cell table:style-name="ce831" office:value-type="string" calcext:value-type="string">
            <text:p>KALE-HEZITZAILEEN ESKU-HARTZE ZERBITZUA</text:p>
          </table:table-cell>
          <table:table-cell table:style-name="ce831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luzapen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. luzapena. <text:s text:c="8"/>2021: 2. luzapena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2-11-14" calcext:value-type="date">
            <text:p>14/11/2022</text:p>
          </table:table-cell>
          <table:table-cell table:style-name="ce1189" office:value-type="date" office:date-value="2020-09-14" calcext:value-type="date">
            <text:p>14/09/2020</text:p>
          </table:table-cell>
          <table:table-cell table:style-name="ce1192" office:value-type="date" office:date-value="2021-09-14" calcext:value-type="date">
            <text:p>14/09/2021</text:p>
          </table:table-cell>
          <table:table-cell table:style-name="ce1194"/>
          <table:table-cell table:style-name="ce919" office:value-type="string" calcext:value-type="string">
            <text:p>PAZ-66</text:p>
          </table:table-cell>
          <table:table-cell table:style-name="ce919"/>
          <table:table-cell table:style-name="ce922" table:number-columns-repeated="1002"/>
        </table:table-row>
        <table:table-row table:style-name="ro62">
          <table:table-cell table:style-name="ce819" office:value-type="string" calcext:value-type="string">
            <text:p>V-12/18</text:p>
          </table:table-cell>
          <table:table-cell table:style-name="ce831" office:value-type="string" calcext:value-type="string">
            <text:p>KUADRILLATEGI – FAKTORIA, PASAIAKO GAZTEEN HIZKUNTZA OHITURETAN ERAGITEKO EGITASMOAK.</text:p>
          </table:table-cell>
          <table:table-cell table:style-name="ce831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luzapen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. luzapena. <text:s text:c="8"/>2021: 2. luzapen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2-07-31" calcext:value-type="date">
            <text:p>31/07/2022</text:p>
          </table:table-cell>
          <table:table-cell table:style-name="ce1189" office:value-type="date" office:date-value="2020-05-31" calcext:value-type="date">
            <text:p>31/05/2020</text:p>
          </table:table-cell>
          <table:table-cell table:style-name="ce1192" office:value-type="date" office:date-value="2021-05-31" calcext:value-type="date">
            <text:p>31/05/2021</text:p>
          </table:table-cell>
          <table:table-cell table:style-name="ce1194"/>
          <table:table-cell table:style-name="ce919" office:value-type="string" calcext:value-type="string">
            <text:p>PAZ-64</text:p>
          </table:table-cell>
          <table:table-cell table:style-name="ce919"/>
          <table:table-cell table:style-name="ce922" table:number-columns-repeated="1002"/>
        </table:table-row>
        <table:table-row table:style-name="ro61">
          <table:table-cell table:style-name="ce819" office:value-type="string" calcext:value-type="string">
            <text:p>V-18/18</text:p>
          </table:table-cell>
          <table:table-cell table:style-name="ce831" office:value-type="string" calcext:value-type="string">
            <text:p>DONIBANEKO KIROL INSTALAZIOAK (II)</text:p>
          </table:table-cell>
          <table:table-cell table:style-name="ce831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luzapenaBLE ANUALMENTE 2 MAS.(2023)</text:p>
          </table:table-cell>
          <table:table-cell table:style-name="ce850" office:value-type="float" office:value="83160" calcext:value-type="float">
            <text:p>83.160,00</text:p>
          </table:table-cell>
          <table:table-cell table:style-name="ce858" office:value-type="float" office:value="68727.27" calcext:value-type="float">
            <text:p>68.727,27</text:p>
          </table:table-cell>
          <table:table-cell table:style-name="ce870"/>
          <table:table-cell table:style-name="ce1070" office:value-type="string" calcext:value-type="string">
            <text:p>2021: 1. luzapena. <text:s text:c="8"/>2022: 2. luzapen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1-09" calcext:value-type="date">
            <text:p>09/01/2023</text:p>
          </table:table-cell>
          <table:table-cell table:style-name="ce1189" office:value-type="date" office:date-value="2020-11-08" calcext:value-type="date">
            <text:p>08/11/2020</text:p>
          </table:table-cell>
          <table:table-cell table:style-name="ce1192" office:value-type="date" office:date-value="2021-11-08" calcext:value-type="date">
            <text:p>08/11/2021</text:p>
          </table:table-cell>
          <table:table-cell table:style-name="ce1194"/>
          <table:table-cell table:style-name="ce919" office:value-type="string" calcext:value-type="string">
            <text:p>PAZ-65</text:p>
          </table:table-cell>
          <table:table-cell table:style-name="ce919"/>
          <table:table-cell table:style-name="ce922" table:number-columns-repeated="1002"/>
        </table:table-row>
        <table:table-row table:style-name="ro24">
          <table:table-cell table:style-name="ce819" office:value-type="string" calcext:value-type="string">
            <text:p>V-02/19</text:p>
          </table:table-cell>
          <table:table-cell table:style-name="ce831" office:value-type="string" calcext:value-type="string">
            <text:p>HAURRENTZAKO UDALEKU IREKIAK</text:p>
          </table:table-cell>
          <table:table-cell table:style-name="ce831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luzapen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GAZTERIA</text:p>
          </table:table-cell>
          <table:table-cell table:style-name="ce886"/>
          <table:table-cell table:style-name="ce1185" office:value-type="date" office:date-value="2023-05-14" calcext:value-type="date">
            <text:p>14/05/2023</text:p>
          </table:table-cell>
          <table:table-cell table:style-name="ce1189" office:value-type="date" office:date-value="2021-03-14" calcext:value-type="date">
            <text:p>14/03/2021</text:p>
          </table:table-cell>
          <table:table-cell table:style-name="ce1192" office:value-type="date" office:date-value="2022-03-14" calcext:value-type="date">
            <text:p>14/03/2022</text:p>
          </table:table-cell>
          <table:table-cell table:style-name="ce1194"/>
          <table:table-cell table:style-name="ce919" office:value-type="string" calcext:value-type="string">
            <text:p>PAZ-69</text:p>
          </table:table-cell>
          <table:table-cell table:style-name="ce919"/>
          <table:table-cell table:style-name="ce922" table:number-columns-repeated="1002"/>
        </table:table-row>
        <table:table-row table:style-name="ro24">
          <table:table-cell table:style-name="ce819" office:value-type="string" calcext:value-type="string">
            <text:p>V-03/19</text:p>
          </table:table-cell>
          <table:table-cell table:style-name="ce831" office:value-type="string" calcext:value-type="string">
            <text:p>GAZTELEKUAK</text:p>
          </table:table-cell>
          <table:table-cell table:style-name="ce831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luzapen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GAZTERIA </text:p>
          </table:table-cell>
          <table:table-cell table:style-name="ce886"/>
          <table:table-cell table:style-name="ce1185" office:value-type="date" office:date-value="2023-06-03" calcext:value-type="date">
            <text:p>03/06/2023</text:p>
          </table:table-cell>
          <table:table-cell table:style-name="ce1189" office:value-type="date" office:date-value="2021-04-03" calcext:value-type="date">
            <text:p>03/04/2021</text:p>
          </table:table-cell>
          <table:table-cell table:style-name="ce1192" office:value-type="date" office:date-value="2022-04-03" calcext:value-type="date">
            <text:p>03/04/2022</text:p>
          </table:table-cell>
          <table:table-cell table:style-name="ce1194"/>
          <table:table-cell table:style-name="ce919" office:value-type="string" calcext:value-type="string">
            <text:p>PAZ-69</text:p>
          </table:table-cell>
          <table:table-cell table:style-name="ce919"/>
          <table:table-cell table:style-name="ce922" table:number-columns-repeated="1002"/>
        </table:table-row>
        <table:table-row table:style-name="ro52">
          <table:table-cell table:style-name="ce819" office:value-type="string" calcext:value-type="string">
            <text:p>V-13/19</text:p>
          </table:table-cell>
          <table:table-cell table:style-name="ce831" office:value-type="string" calcext:value-type="string">
            <text:p>ANDONAEGIKO FUTBOL-HOKEY ZELAIAREN KUDEAKETA <text:s/>(II)</text:p>
          </table:table-cell>
          <table:table-cell table:style-name="ce831" office:value-type="string" calcext:value-type="string">
            <text:p>GESTION DEL CAMPO DE FÚTBOL – HOKEY DE ANDONAEGI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4760.33" calcext:value-type="float">
            <text:p>34.760,33</text:p>
          </table:table-cell>
          <table:table-cell table:style-name="ce858" office:value-type="float" office:value="42060" calcext:value-type="float">
            <text:p>42.060,00</text:p>
          </table:table-cell>
          <table:table-cell table:style-name="ce819" office:value-type="string" calcext:value-type="string">
            <text:p>C.D. TRINTXERPE</text:p>
          </table:table-cell>
          <table:table-cell table:style-name="ce863" office:value-type="date" office:date-value="2019-08-28" calcext:value-type="date">
            <text:p>28/08/2019</text:p>
          </table:table-cell>
          <table:table-cell table:style-name="ce870" office:value-type="string" calcext:value-type="string">
            <text:p>1 año, POSIBLE luzapena 1 AÑO Mäs.</text:p>
          </table:table-cell>
          <table:table-cell table:style-name="ce850" office:value-type="string" calcext:value-type="string">
            <text:p><text:s/>1º Año: 9.945,60 € <text:s/>2º Año: 3.225,60 €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1. luzapena eta bakarr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1-08-27" calcext:value-type="date">
            <text:p>27/08/2021</text:p>
          </table:table-cell>
          <table:table-cell table:style-name="ce1189" office:value-type="date" office:date-value="2020-06-26" calcext:value-type="date">
            <text:p>26/06/2020</text:p>
          </table:table-cell>
          <table:table-cell table:style-name="ce1192"/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19"/>
          <table:table-cell table:style-name="ce922" table:number-columns-repeated="1002"/>
        </table:table-row>
        <table:table-row table:style-name="ro63">
          <table:table-cell table:style-name="ce819" office:value-type="string" calcext:value-type="string">
            <text:p>V-18/19</text:p>
          </table:table-cell>
          <table:table-cell table:number-columns-repeated="2" table:style-name="ce831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9-11" calcext:value-type="date">
            <text:p>11/09/2023</text:p>
          </table:table-cell>
          <table:table-cell table:style-name="ce1189" office:value-type="date" office:date-value="2021-07-10" calcext:value-type="date">
            <text:p>10/07/2021</text:p>
          </table:table-cell>
          <table:table-cell table:style-name="ce1192" office:value-type="date" office:date-value="2022-07-10" calcext:value-type="date">
            <text:p>10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19"/>
          <table:table-cell table:style-name="ce922" table:number-columns-repeated="1002"/>
        </table:table-row>
        <table:table-row table:style-name="ro2">
          <table:table-cell table:style-name="ce819" office:value-type="string" calcext:value-type="string">
            <text:p>V-16/19</text:p>
          </table:table-cell>
          <table:table-cell table:style-name="ce831" office:value-type="string" calcext:value-type="string">
            <text:p>EUSKALARIAK</text:p>
          </table:table-cell>
          <table:table-cell table:style-name="ce831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.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ERA</text:p>
          </table:table-cell>
          <table:table-cell table:style-name="ce886"/>
          <table:table-cell table:style-name="ce1185" office:value-type="date" office:date-value="2023-09-24" calcext:value-type="date">
            <text:p>24/09/2023</text:p>
          </table:table-cell>
          <table:table-cell table:style-name="ce1189" office:value-type="date" office:date-value="2021-07-24" calcext:value-type="date">
            <text:p>24/07/2021</text:p>
          </table:table-cell>
          <table:table-cell table:style-name="ce1192" office:value-type="date" office:date-value="2022-07-24" calcext:value-type="date">
            <text:p>24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19"/>
          <table:table-cell table:style-name="ce922" table:number-columns-repeated="1002"/>
        </table:table-row>
        <table:table-row table:style-name="ro63">
          <table:table-cell table:style-name="ce819" office:value-type="string" calcext:value-type="string">
            <text:p>V17-19</text:p>
          </table:table-cell>
          <table:table-cell table:number-columns-repeated="2" table:style-name="ce831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19" calcext:value-type="date">
            <text:p>19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09-18" calcext:value-type="date">
            <text:p>18/09/2023</text:p>
          </table:table-cell>
          <table:table-cell table:style-name="ce1189" office:value-type="date" office:date-value="2021-07-18" calcext:value-type="date">
            <text:p>18/07/2021</text:p>
          </table:table-cell>
          <table:table-cell table:style-name="ce1192" office:value-type="date" office:date-value="2022-07-18" calcext:value-type="date">
            <text:p>18/07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19"/>
          <table:table-cell table:style-name="ce922" table:number-columns-repeated="1002"/>
        </table:table-row>
        <table:table-row table:style-name="ro8">
          <table:table-cell table:style-name="ce819" office:value-type="string" calcext:value-type="string">
            <text:p>V-08/19</text:p>
          </table:table-cell>
          <table:table-cell table:style-name="ce831" office:value-type="string" calcext:value-type="string">
            <text:p>HAUR ETA NERABEEN ESKUBIDEAK BERMATZEKO ESKUBIDEEN PLANA</text:p>
          </table:table-cell>
          <table:table-cell table:style-name="ce831" office:value-type="string" calcext:value-type="string">
            <text:p>PLAN PARA GARANTIZAR LOS DERECHOS DE LA INFANCIA Y ADOLESCENC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500" calcext:value-type="float">
            <text:p>83.500,00</text:p>
          </table:table-cell>
          <table:table-cell table:style-name="ce858" office:value-type="float" office:value="93940" calcext:value-type="float">
            <text:p>93.940,00</text:p>
          </table:table-cell>
          <table:table-cell table:style-name="ce819" office:value-type="string" calcext:value-type="string">
            <text:p>FARAPI KOOPERATIBA ELKARTEA</text:p>
          </table:table-cell>
          <table:table-cell table:style-name="ce863" office:value-type="date" office:date-value="2019-07-03" calcext:value-type="date">
            <text:p>03/07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80.000,-- euros/anuales 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1318" office:value-type="string" calcext:value-type="string">
            <text:p>HAUR ETA NERABEEN ESKUBIDEEN SAILA</text:p>
          </table:table-cell>
          <table:table-cell table:style-name="ce886"/>
          <table:table-cell table:style-name="ce1185" office:value-type="date" office:date-value="2023-07-02" calcext:value-type="date">
            <text:p>02/07/2023</text:p>
          </table:table-cell>
          <table:table-cell table:style-name="ce1189" office:value-type="date" office:date-value="2021-05-02" calcext:value-type="date">
            <text:p>02/05/2021</text:p>
          </table:table-cell>
          <table:table-cell table:style-name="ce1192" office:value-type="date" office:date-value="2022-05-02" calcext:value-type="date">
            <text:p>02/05/2022</text:p>
          </table:table-cell>
          <table:table-cell table:style-name="ce1194"/>
          <table:table-cell table:style-name="ce919" office:value-type="string" calcext:value-type="string">
            <text:p>PAZ-70</text:p>
          </table:table-cell>
          <table:table-cell table:style-name="ce919"/>
          <table:table-cell table:style-name="ce922" table:number-columns-repeated="1002"/>
        </table:table-row>
        <table:table-row table:style-name="ro7">
          <table:table-cell table:style-name="ce819" office:value-type="string" calcext:value-type="string">
            <text:p>V-15/19</text:p>
          </table:table-cell>
          <table:table-cell table:number-columns-repeated="2" table:style-name="ce831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10-11" calcext:value-type="date">
            <text:p>11/10/2023</text:p>
          </table:table-cell>
          <table:table-cell table:style-name="ce1189" office:value-type="date" office:date-value="2021-08-11" calcext:value-type="date">
            <text:p>11/08/2021</text:p>
          </table:table-cell>
          <table:table-cell table:style-name="ce1192" office:value-type="date" office:date-value="2022-08-11" calcext:value-type="date">
            <text:p>11/08/2022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style-name="ce919"/>
          <table:table-cell table:style-name="ce922" table:number-columns-repeated="1002"/>
        </table:table-row>
        <table:table-row table:style-name="ro64">
          <table:table-cell table:style-name="ce819" office:value-type="string" calcext:value-type="string">
            <text:p>V-19/19</text:p>
          </table:table-cell>
          <table:table-cell table:number-columns-repeated="2" table:style-name="ce831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3-12-17" calcext:value-type="date">
            <text:p>17/12/2023</text:p>
          </table:table-cell>
          <table:table-cell table:style-name="ce1189" office:value-type="date" office:date-value="2021-10-17" calcext:value-type="date">
            <text:p>17/10/2021</text:p>
          </table:table-cell>
          <table:table-cell table:style-name="ce1192" office:value-type="date" office:date-value="2022-10-17" calcext:value-type="date">
            <text:p>17/10/2022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style-name="ce919"/>
          <table:table-cell table:style-name="ce922" table:number-columns-repeated="1002"/>
        </table:table-row>
        <table:table-row table:style-name="ro8">
          <table:table-cell table:style-name="ce926" office:value-type="string" calcext:value-type="string">
            <text:p>V-20/19</text:p>
          </table:table-cell>
          <table:table-cell table:style-name="ce832" office:value-type="string" calcext:value-type="string">
            <text:p>EKOIZPEN-KOORDINATZAILEA, AHOLKULARITZA TEKNIKO ESZENIKOA ETA UDALEKO LOKALEN EGOKITZE-LANAK EGITEKO ZERBITZUA</text:p>
          </table:table-cell>
          <table:table-cell table:style-name="ce841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54"/>
          <table:table-cell table:style-name="ce977"/>
          <table:table-cell table:style-name="ce871" office:value-type="string" calcext:value-type="string">
            <text:p>2022:1. luzapena <text:s text:c="7"/>2023: 2º Pror roga <text:s text:c="5"/>2024: Kontratazio berria</text:p>
          </table:table-cell>
          <table:table-cell table:style-name="ce1181" office:value-type="string" calcext:value-type="string">
            <text:p>KULTURA</text:p>
          </table:table-cell>
          <table:table-cell table:style-name="ce887"/>
          <table:table-cell table:style-name="ce1185" office:value-type="date" office:date-value="2024-01-01" calcext:value-type="date">
            <text:p>01/01/2024</text:p>
          </table:table-cell>
          <table:table-cell table:style-name="ce1189" office:value-type="date" office:date-value="2021-10-01" calcext:value-type="date">
            <text:p>01/10/2021</text:p>
          </table:table-cell>
          <table:table-cell table:style-name="ce1192" office:value-type="date" office:date-value="2022-10-01" calcext:value-type="date">
            <text:p>01/10/2022</text:p>
          </table:table-cell>
          <table:table-cell table:style-name="ce1194"/>
          <table:table-cell table:style-name="ce919" office:value-type="string" calcext:value-type="string">
            <text:p>PAZ-71</text:p>
          </table:table-cell>
          <table:table-cell table:style-name="ce919"/>
          <table:table-cell table:number-columns-repeated="1002"/>
        </table:table-row>
        <table:table-row table:style-name="ro8">
          <table:table-cell table:style-name="ce927" office:value-type="string" calcext:value-type="string">
            <text:p>V-21/19</text:p>
          </table:table-cell>
          <table:table-cell table:style-name="ce80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1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kontratazio berria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3-11-28" calcext:value-type="date">
            <text:p>28/11/2023</text:p>
          </table:table-cell>
          <table:table-cell table:style-name="ce1189" office:value-type="date" office:date-value="2021-09-28" calcext:value-type="date">
            <text:p>28/09/2021</text:p>
          </table:table-cell>
          <table:table-cell table:style-name="ce1192" office:value-type="date" office:date-value="2022-09-28" calcext:value-type="date">
            <text:p>28/09/2022</text:p>
          </table:table-cell>
          <table:table-cell table:style-name="ce1194"/>
          <table:table-cell table:style-name="ce920" office:value-type="string" calcext:value-type="string">
            <text:p>PAZ-71</text:p>
          </table:table-cell>
          <table:table-cell table:style-name="ce920"/>
          <table:table-cell table:number-columns-repeated="1002"/>
        </table:table-row>
        <table:table-row table:style-name="ro8">
          <table:table-cell table:style-name="ce927" office:value-type="string" calcext:value-type="string">
            <text:p>v-27/19</text:p>
          </table:table-cell>
          <table:table-cell table:style-name="ce807" office:value-type="string" calcext:value-type="string">
            <text:p>ZERBITZU SAILEKO ATAL GUZTIETAKO LANGILEENTZAKO ARROPA HORNITZEA</text:p>
          </table:table-cell>
          <table:table-cell table:style-name="ce841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9-01-2020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54" office:value-type="float" office:value="18606.68" calcext:value-type="float">
            <text:p>18.606,68</text:p>
          </table:table-cell>
          <table:table-cell table:style-name="ce977"/>
          <table:table-cell table:style-name="ce969" office:value-type="string" calcext:value-type="string">
            <text:p>2022:1. luzapena <text:s text:c="7"/>2023: 2º Pror roga <text:s text:c="5"/>2024: Kontratazio berria</text:p>
          </table:table-cell>
          <table:table-cell table:style-name="ce1181" office:value-type="string" calcext:value-type="string">
            <text:p>ZERBITUZAK</text:p>
          </table:table-cell>
          <table:table-cell table:style-name="ce887"/>
          <table:table-cell table:style-name="ce1185" office:value-type="date" office:date-value="2024-01-28" calcext:value-type="date">
            <text:p>28/01/2024</text:p>
          </table:table-cell>
          <table:table-cell table:style-name="ce1189" office:value-type="date" office:date-value="2021-11-28" calcext:value-type="date">
            <text:p>28/11/2021</text:p>
          </table:table-cell>
          <table:table-cell table:style-name="ce1192" office:value-type="date" office:date-value="2022-11-28" calcext:value-type="date">
            <text:p>28/11/2022</text:p>
          </table:table-cell>
          <table:table-cell table:style-name="ce1194"/>
          <table:table-cell table:style-name="ce919" office:value-type="string" calcext:value-type="string">
            <text:p>PAZ-72</text:p>
          </table:table-cell>
          <table:table-cell table:style-name="ce919"/>
          <table:table-cell table:number-columns-repeated="1002"/>
        </table:table-row>
        <table:table-row table:style-name="ro8">
          <table:table-cell table:style-name="ce927" office:value-type="string" calcext:value-type="string">
            <text:p>V-26/19</text:p>
          </table:table-cell>
          <table:table-cell table:style-name="ce807" office:value-type="string" calcext:value-type="string">
            <text:p>EMAKUMEEN GUNEAK: MIGRATZAILEEN BILGUNEAK ETA PASAITARREN ARTEKO KULTURARTEKO ELKARRIZKETAK IZENEKO PROGRAMA</text:p>
          </table:table-cell>
          <table:table-cell table:style-name="ce841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969" office:value-type="string" calcext:value-type="string">
            <text:p>1 AÑO. POSIBLES 3 luzapen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04" calcext:value-type="date">
            <text:p>04/02/2024</text:p>
          </table:table-cell>
          <table:table-cell table:style-name="ce1189" office:value-type="date" office:date-value="2020-12-04" calcext:value-type="date">
            <text:p>04/12/2020</text:p>
          </table:table-cell>
          <table:table-cell table:style-name="ce1192" office:value-type="date" office:date-value="2021-12-04" calcext:value-type="date">
            <text:p>04/12/2021</text:p>
          </table:table-cell>
          <table:table-cell table:style-name="ce1194" office:value-type="date" office:date-value="2022-12-04" calcext:value-type="date">
            <text:p>04/12/2022</text:p>
          </table:table-cell>
          <table:table-cell table:style-name="ce919" office:value-type="string" calcext:value-type="string">
            <text:p>PAZ-72</text:p>
          </table:table-cell>
          <table:table-cell table:style-name="ce919"/>
          <table:table-cell table:number-columns-repeated="1002"/>
        </table:table-row>
        <table:table-row table:style-name="ro55">
          <table:table-cell table:style-name="ce927" office:value-type="string" calcext:value-type="string">
            <text:p>V-28/19</text:p>
          </table:table-cell>
          <table:table-cell table:style-name="ce807" office:value-type="string" calcext:value-type="string">
            <text:p>HARRERA ON! PROGRAMA</text:p>
          </table:table-cell>
          <table:table-cell table:style-name="ce841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969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18" calcext:value-type="date">
            <text:p>18/02/2024</text:p>
          </table:table-cell>
          <table:table-cell table:style-name="ce1189" office:value-type="date" office:date-value="2020-12-18" calcext:value-type="date">
            <text:p>18/12/2020</text:p>
          </table:table-cell>
          <table:table-cell table:style-name="ce1192" office:value-type="date" office:date-value="2021-12-18" calcext:value-type="date">
            <text:p>18/12/2021</text:p>
          </table:table-cell>
          <table:table-cell table:style-name="ce1194" office:value-type="date" office:date-value="2022-12-18" calcext:value-type="date">
            <text:p>18/12/2022</text:p>
          </table:table-cell>
          <table:table-cell table:style-name="ce919" office:value-type="string" calcext:value-type="string">
            <text:p>PAZ-72</text:p>
          </table:table-cell>
          <table:table-cell table:style-name="ce919"/>
          <table:table-cell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1" office:value-type="string" calcext:value-type="string" table:number-columns-spanned="2" table:number-rows-spanned="1">
            <text:p>HAUR ETA NERABEEN ESKUBIDEEN SAILA</text:p>
          </table:table-cell>
          <table:covered-table-cell table:style-name="ce693"/>
          <table:table-cell table:style-name="ce804"/>
          <table:table-cell table:number-columns-repeated="13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60">
          <table:table-cell table:style-name="ce925" office:value-type="string" calcext:value-type="string">
            <text:p>V-08/19</text:p>
          </table:table-cell>
          <table:table-cell table:style-name="ce831" office:value-type="string" calcext:value-type="string">
            <text:p>HAUR ETA NERABEEN ESKUBIDEAK BERMATZEKO ESKUBIDEEN PLANA</text:p>
          </table:table-cell>
          <table:table-cell table:style-name="ce831" office:value-type="string" calcext:value-type="string">
            <text:p>PLAN PARA GARANTIZAR LOS DERECHOS DE LA INFANCIA Y ADOLESCENC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500" calcext:value-type="float">
            <text:p>83.500,00</text:p>
          </table:table-cell>
          <table:table-cell table:style-name="ce858" office:value-type="float" office:value="93940" calcext:value-type="float">
            <text:p>93.940,00</text:p>
          </table:table-cell>
          <table:table-cell table:style-name="ce819" office:value-type="string" calcext:value-type="string">
            <text:p>FARAPI KOOPERATIBA ELKARTEA</text:p>
          </table:table-cell>
          <table:table-cell table:style-name="ce863" office:value-type="date" office:date-value="2019-07-03" calcext:value-type="date">
            <text:p>03/07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80.000,-- euros/anuales (Sin IVA)</text:p>
          </table:table-cell>
          <table:table-cell table:style-name="ce858"/>
          <table:table-cell table:style-name="ce292" office:value-type="string" calcext:value-type="string">
            <text:p>EZ DA LUZATZEN, EZ DA ZERBITZU HORI EMANGO</text:p>
          </table:table-cell>
          <table:table-cell table:style-name="ce1070" office:value-type="string" calcext:value-type="string">
            <text:p>2021: <text:s/>1. luzapena <text:s text:c="8"/>2022: 2. luzapena <text:s text:c="9"/>2023: nueva contratacion</text:p>
          </table:table-cell>
          <table:table-cell table:style-name="ce250" office:value-type="string" calcext:value-type="string" table:number-columns-spanned="2" table:number-rows-spanned="1">
            <text:p>HAUR ETA NERABEEN ESKUBIDEEN SAILA</text:p>
          </table:table-cell>
          <table:covered-table-cell table:style-name="ce886"/>
          <table:table-cell table:style-name="ce1185" office:value-type="date" office:date-value="2023-07-02" calcext:value-type="date">
            <text:p>02/07/2023</text:p>
          </table:table-cell>
          <table:table-cell table:style-name="ce1189" office:value-type="date" office:date-value="2021-07-02" calcext:value-type="date">
            <text:p>02/07/2021</text:p>
          </table:table-cell>
          <table:table-cell table:style-name="ce1192" office:value-type="date" office:date-value="2022-07-02" calcext:value-type="date">
            <text:p>02/07/2022</text:p>
          </table:table-cell>
          <table:table-cell table:style-name="ce1194"/>
          <table:table-cell table:style-name="ce919" office:value-type="string" calcext:value-type="string">
            <text:p>PAZ-70 <text:s/>2021WKOM0036</text:p>
          </table:table-cell>
          <table:table-cell table:style-name="ce919"/>
          <table:table-cell table:style-name="ce922"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2" office:value-type="string" calcext:value-type="string" table:number-columns-spanned="2" table:number-rows-spanned="1">
            <text:p>GIZARTEKINTZA</text:p>
          </table:table-cell>
          <table:covered-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61">
          <table:table-cell table:style-name="ce270" office:value-type="string" calcext:value-type="string">
            <text:p>V-14/18</text:p>
          </table:table-cell>
          <table:table-cell table:style-name="ce831" office:value-type="string" calcext:value-type="string">
            <text:p>KALE-HEZITZAILEEN ESKU-HARTZE ZERBITZUA</text:p>
          </table:table-cell>
          <table:table-cell table:style-name="ce831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luzapen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. luzapena. <text:s text:c="8"/>2021: 2. luzapena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2-11-14" calcext:value-type="date">
            <text:p>14/11/2022</text:p>
          </table:table-cell>
          <table:table-cell table:style-name="ce1189" office:value-type="date" office:date-value="2020-09-14" calcext:value-type="date">
            <text:p>14/09/2020</text:p>
          </table:table-cell>
          <table:table-cell table:style-name="ce1192" office:value-type="date" office:date-value="2021-09-14" calcext:value-type="date">
            <text:p>14/09/2021</text:p>
          </table:table-cell>
          <table:table-cell table:style-name="ce1194"/>
          <table:table-cell table:style-name="ce919" office:value-type="string" calcext:value-type="string">
            <text:p>PAZ-66 Luzapenak: 2020wliz0017</text:p>
          </table:table-cell>
          <table:table-cell table:style-name="ce919"/>
          <table:table-cell table:style-name="ce922" table:number-columns-repeated="1002"/>
        </table:table-row>
        <table:table-row table:style-name="ro64">
          <table:table-cell table:style-name="ce270" office:value-type="string" calcext:value-type="string">
            <text:p>V-19/19</text:p>
          </table:table-cell>
          <table:table-cell table:number-columns-repeated="2" table:style-name="ce831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nueva contratacion</text:p>
          </table:table-cell>
          <table:table-cell table:style-name="ce870" office:value-type="string" calcext:value-type="string">
            <text:p>GIZARTEKINTZA</text:p>
          </table:table-cell>
          <table:table-cell table:style-name="ce886"/>
          <table:table-cell table:style-name="ce1185" office:value-type="date" office:date-value="2023-12-17" calcext:value-type="date">
            <text:p>17/12/2023</text:p>
          </table:table-cell>
          <table:table-cell table:style-name="ce1189" office:value-type="date" office:date-value="2021-10-17" calcext:value-type="date">
            <text:p>17/10/2021</text:p>
          </table:table-cell>
          <table:table-cell table:style-name="ce1192" office:value-type="date" office:date-value="2022-10-17" calcext:value-type="date">
            <text:p>17/10/2022</text:p>
          </table:table-cell>
          <table:table-cell table:style-name="ce1194"/>
          <table:table-cell table:style-name="ce919" office:value-type="string" calcext:value-type="string">
            <text:p>PAZ-71 Luzapenak: 2021WLIZ0020</text:p>
          </table:table-cell>
          <table:table-cell table:style-name="ce919"/>
          <table:table-cell table:style-name="ce922" table:number-columns-repeated="1002"/>
        </table:table-row>
        <table:table-row table:style-name="ro8">
          <table:table-cell table:style-name="ce270" office:value-type="string" calcext:value-type="string">
            <text:p>V-21/19</text:p>
          </table:table-cell>
          <table:table-cell table:style-name="ce80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1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nueva contratacio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3-11-28" calcext:value-type="date">
            <text:p>28/11/2023</text:p>
          </table:table-cell>
          <table:table-cell table:style-name="ce1189" office:value-type="date" office:date-value="2021-09-28" calcext:value-type="date">
            <text:p>28/09/2021</text:p>
          </table:table-cell>
          <table:table-cell table:style-name="ce1192" office:value-type="date" office:date-value="2022-09-28" calcext:value-type="date">
            <text:p>28/09/2022</text:p>
          </table:table-cell>
          <table:table-cell table:style-name="ce1194"/>
          <table:table-cell table:style-name="ce920" office:value-type="string" calcext:value-type="string">
            <text:p>PAZ-71 Luzapenak: 2021wliz0018</text:p>
          </table:table-cell>
          <table:table-cell table:style-name="ce920"/>
          <table:table-cell table:number-columns-repeated="1002"/>
        </table:table-row>
        <table:table-row table:style-name="ro8">
          <table:table-cell table:style-name="ce270" office:value-type="string" calcext:value-type="string">
            <text:p>V-26/19</text:p>
          </table:table-cell>
          <table:table-cell table:style-name="ce807" office:value-type="string" calcext:value-type="string">
            <text:p>EMAKUMEEN GUNEAK: MIGRATZAILEEN BILGUNEAK ETA PASAITARREN ARTEKO KULTURARTEKO ELKARRIZKETAK IZENEKO PROGRAMA</text:p>
          </table:table-cell>
          <table:table-cell table:style-name="ce841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969" office:value-type="string" calcext:value-type="string">
            <text:p>1 AÑO. POSIBLES 3 luzapen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04" calcext:value-type="date">
            <text:p>04/02/2024</text:p>
          </table:table-cell>
          <table:table-cell table:style-name="ce1189" office:value-type="date" office:date-value="2020-12-04" calcext:value-type="date">
            <text:p>04/12/2020</text:p>
          </table:table-cell>
          <table:table-cell table:style-name="ce1192" office:value-type="date" office:date-value="2021-12-04" calcext:value-type="date">
            <text:p>04/12/2021</text:p>
          </table:table-cell>
          <table:table-cell table:style-name="ce1194" office:value-type="date" office:date-value="2022-12-04" calcext:value-type="date">
            <text:p>04/12/2022</text:p>
          </table:table-cell>
          <table:table-cell table:style-name="ce919" office:value-type="string" calcext:value-type="string">
            <text:p>PAZ-72 <text:s text:c="2"/>Luzapenak <text:s/>2020WLIZ0025</text:p>
          </table:table-cell>
          <table:table-cell table:style-name="ce919"/>
          <table:table-cell table:number-columns-repeated="1002"/>
        </table:table-row>
        <table:table-row table:style-name="ro55">
          <table:table-cell table:style-name="ce270" office:value-type="string" calcext:value-type="string">
            <text:p>V-28/19</text:p>
          </table:table-cell>
          <table:table-cell table:style-name="ce841" office:value-type="string" calcext:value-type="string">
            <text:p>HARRERA ON! PROGRAMA</text:p>
          </table:table-cell>
          <table:table-cell table:style-name="ce841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969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1185" office:value-type="date" office:date-value="2024-02-18" calcext:value-type="date">
            <text:p>18/02/2024</text:p>
          </table:table-cell>
          <table:table-cell table:style-name="ce1189" office:value-type="date" office:date-value="2020-12-18" calcext:value-type="date">
            <text:p>18/12/2020</text:p>
          </table:table-cell>
          <table:table-cell table:style-name="ce1192" office:value-type="date" office:date-value="2021-12-18" calcext:value-type="date">
            <text:p>18/12/2021</text:p>
          </table:table-cell>
          <table:table-cell table:style-name="ce1194" office:value-type="date" office:date-value="2022-12-18" calcext:value-type="date">
            <text:p>18/12/2022</text:p>
          </table:table-cell>
          <table:table-cell table:style-name="ce919" office:value-type="string" calcext:value-type="string">
            <text:p>PAZ-72 Luzapenak 2020WLIZ0024</text:p>
          </table:table-cell>
          <table:table-cell table:style-name="ce919"/>
          <table:table-cell table:number-columns-repeated="1002"/>
        </table:table-row>
        <table:table-row table:style-name="ro31" table:number-rows-repeated="3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2" office:value-type="string" calcext:value-type="string" table:number-columns-spanned="2" table:number-rows-spanned="1">
            <text:p>EUSKERA</text:p>
          </table:table-cell>
          <table:covered-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62">
          <table:table-cell table:style-name="ce268" office:value-type="string" calcext:value-type="string">
            <text:p>V-12/18</text:p>
          </table:table-cell>
          <table:table-cell table:style-name="ce831" office:value-type="string" calcext:value-type="string">
            <text:p>KUADRILLATEGI – FAKTORIA, PASAIAKO GAZTEEN HIZKUNTZA OHITURETAN ERAGITEKO EGITASMOAK.</text:p>
          </table:table-cell>
          <table:table-cell table:style-name="ce831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luzapen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0: 1. luzapena. <text:s text:c="8"/>2021: 2. luzapen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2-07-31" calcext:value-type="date">
            <text:p>31/07/2022</text:p>
          </table:table-cell>
          <table:table-cell table:style-name="ce1189" office:value-type="date" office:date-value="2020-05-31" calcext:value-type="date">
            <text:p>31/05/2020</text:p>
          </table:table-cell>
          <table:table-cell table:style-name="ce1192" office:value-type="date" office:date-value="2021-05-31" calcext:value-type="date">
            <text:p>31/05/2021</text:p>
          </table:table-cell>
          <table:table-cell table:style-name="ce1194"/>
          <table:table-cell table:style-name="ce919" office:value-type="string" calcext:value-type="string">
            <text:p>PAZ-64 Luzapena:2021WLIZ0008</text:p>
          </table:table-cell>
          <table:table-cell table:style-name="ce919"/>
          <table:table-cell table:number-columns-repeated="1002"/>
        </table:table-row>
        <table:table-row table:style-name="ro2">
          <table:table-cell table:style-name="ce268" office:value-type="string" calcext:value-type="string">
            <text:p>V-16/19</text:p>
          </table:table-cell>
          <table:table-cell table:style-name="ce831" office:value-type="string" calcext:value-type="string">
            <text:p>EUSKALARIAK</text:p>
          </table:table-cell>
          <table:table-cell table:style-name="ce831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.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ERA</text:p>
          </table:table-cell>
          <table:table-cell table:style-name="ce886"/>
          <table:table-cell table:style-name="ce1185" office:value-type="date" office:date-value="2023-09-24" calcext:value-type="date">
            <text:p>24/09/2023</text:p>
          </table:table-cell>
          <table:table-cell table:style-name="ce1189" office:value-type="date" office:date-value="2021-07-24" calcext:value-type="date">
            <text:p>24/07/2021</text:p>
          </table:table-cell>
          <table:table-cell table:style-name="ce1192" office:value-type="date" office:date-value="2022-07-24" calcext:value-type="date">
            <text:p>24/07/2022</text:p>
          </table:table-cell>
          <table:table-cell table:style-name="ce1194"/>
          <table:table-cell table:style-name="ce919" office:value-type="string" calcext:value-type="string">
            <text:p>PAZ-70 luzapena:2021WLIZ0013</text:p>
          </table:table-cell>
          <table:table-cell table:style-name="ce919"/>
          <table:table-cell table:number-columns-repeated="1002"/>
        </table:table-row>
        <table:table-row table:style-name="ro63">
          <table:table-cell table:style-name="ce268" office:value-type="string" calcext:value-type="string">
            <text:p>V-17-19</text:p>
          </table:table-cell>
          <table:table-cell table:number-columns-repeated="2" table:style-name="ce831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19" calcext:value-type="date">
            <text:p>19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09-18" calcext:value-type="date">
            <text:p>18/09/2023</text:p>
          </table:table-cell>
          <table:table-cell table:style-name="ce1189" office:value-type="date" office:date-value="2021-07-18" calcext:value-type="date">
            <text:p>18/07/2021</text:p>
          </table:table-cell>
          <table:table-cell table:style-name="ce1192" office:value-type="date" office:date-value="2022-07-18" calcext:value-type="date">
            <text:p>18/07/2022</text:p>
          </table:table-cell>
          <table:table-cell table:style-name="ce1194"/>
          <table:table-cell table:style-name="ce919" office:value-type="string" calcext:value-type="string">
            <text:p>PAZ-70 Luzapena:2021WLIZ0014</text:p>
          </table:table-cell>
          <table:table-cell table:style-name="ce919"/>
          <table:table-cell table:number-columns-repeated="1002"/>
        </table:table-row>
        <table:table-row table:style-name="ro7">
          <table:table-cell table:style-name="ce268" office:value-type="string" calcext:value-type="string">
            <text:p>V-15/19</text:p>
          </table:table-cell>
          <table:table-cell table:number-columns-repeated="2" table:style-name="ce831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EUSKARA</text:p>
          </table:table-cell>
          <table:table-cell table:style-name="ce886"/>
          <table:table-cell table:style-name="ce1185" office:value-type="date" office:date-value="2023-10-11" calcext:value-type="date">
            <text:p>11/10/2023</text:p>
          </table:table-cell>
          <table:table-cell table:style-name="ce1189" office:value-type="date" office:date-value="2021-08-11" calcext:value-type="date">
            <text:p>11/08/2021</text:p>
          </table:table-cell>
          <table:table-cell table:style-name="ce252" office:value-type="date" office:date-value="2022-06-11" calcext:value-type="date">
            <text:p>11/06/2022</text:p>
          </table:table-cell>
          <table:table-cell table:style-name="ce1194"/>
          <table:table-cell table:style-name="ce919" office:value-type="string" calcext:value-type="string">
            <text:p>PAZ-71 Luzapena:2021WLIZ0012</text:p>
          </table:table-cell>
          <table:table-cell table:style-name="ce919"/>
          <table:table-cell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3" office:value-type="string" calcext:value-type="string">
            <text:p>KULTURA</text:p>
          </table:table-cell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8">
          <table:table-cell table:style-name="ce268" office:value-type="string" calcext:value-type="string">
            <text:p>V-20/19</text:p>
          </table:table-cell>
          <table:table-cell table:style-name="ce832" office:value-type="string" calcext:value-type="string">
            <text:p>EKOIZPEN-KOORDINATZAILEA, AHOLKULARITZA TEKNIKO ESZENIKOA ETA UDALEKO LOKALEN EGOKITZE-LANAK EGITEKO ZERBITZUA</text:p>
          </table:table-cell>
          <table:table-cell table:style-name="ce841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54"/>
          <table:table-cell table:style-name="ce977"/>
          <table:table-cell table:style-name="ce871" office:value-type="string" calcext:value-type="string">
            <text:p>2022:1. luzapena <text:s text:c="7"/>2023: 2. luzapena <text:s text:c="6"/>2024: Kontratazio berria</text:p>
          </table:table-cell>
          <table:table-cell table:style-name="ce1181" office:value-type="string" calcext:value-type="string">
            <text:p>KULTURA</text:p>
          </table:table-cell>
          <table:table-cell table:style-name="ce887"/>
          <table:table-cell table:style-name="ce1185" office:value-type="date" office:date-value="2024-01-01" calcext:value-type="date">
            <text:p>01/01/2024</text:p>
          </table:table-cell>
          <table:table-cell table:style-name="ce1189" office:value-type="date" office:date-value="2021-11-01" calcext:value-type="date">
            <text:p>01/11/2021</text:p>
          </table:table-cell>
          <table:table-cell table:style-name="ce1192" office:value-type="date" office:date-value="2022-11-01" calcext:value-type="date">
            <text:p>01/11/2022</text:p>
          </table:table-cell>
          <table:table-cell table:style-name="ce1194"/>
          <table:table-cell table:style-name="ce919" office:value-type="string" calcext:value-type="string">
            <text:p>PAZ-71 <text:s/>Luzapena: 2021WLIZ0028</text:p>
          </table:table-cell>
          <table:table-cell table:style-name="ce919"/>
          <table:table-cell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3" office:value-type="string" calcext:value-type="string">
            <text:p>KIROLAK</text:p>
          </table:table-cell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61">
          <table:table-cell table:style-name="ce268" office:value-type="string" calcext:value-type="string">
            <text:p>V-18/18</text:p>
          </table:table-cell>
          <table:table-cell table:style-name="ce831" office:value-type="string" calcext:value-type="string">
            <text:p>DONIBANEKO KIROL INSTALAZIOAK (II)</text:p>
          </table:table-cell>
          <table:table-cell table:style-name="ce831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luzapenaBLE ANUALMENTE 2 MAS.(2023)</text:p>
          </table:table-cell>
          <table:table-cell table:style-name="ce850" office:value-type="float" office:value="83160" calcext:value-type="float">
            <text:p>83.160,00</text:p>
          </table:table-cell>
          <table:table-cell table:style-name="ce858" office:value-type="float" office:value="68727.27" calcext:value-type="float">
            <text:p>68.727,27</text:p>
          </table:table-cell>
          <table:table-cell table:style-name="ce870"/>
          <table:table-cell table:style-name="ce1070" office:value-type="string" calcext:value-type="string">
            <text:p>2021: 1. luzapena. <text:s text:c="8"/>2022: 2. luzapen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1-09" calcext:value-type="date">
            <text:p>09/01/2023</text:p>
          </table:table-cell>
          <table:table-cell table:style-name="ce1189" office:value-type="date" office:date-value="2020-11-08" calcext:value-type="date">
            <text:p>08/11/2020</text:p>
          </table:table-cell>
          <table:table-cell table:style-name="ce1192" office:value-type="date" office:date-value="2021-11-08" calcext:value-type="date">
            <text:p>08/11/2021</text:p>
          </table:table-cell>
          <table:table-cell table:style-name="ce1194"/>
          <table:table-cell table:style-name="ce919" office:value-type="string" calcext:value-type="string">
            <text:p>PAZ-65</text:p>
          </table:table-cell>
          <table:table-cell table:style-name="ce919"/>
          <table:table-cell table:number-columns-repeated="1002"/>
        </table:table-row>
        <table:table-row table:style-name="ro63">
          <table:table-cell table:style-name="ce268" office:value-type="string" calcext:value-type="string">
            <text:p>V-18/19</text:p>
          </table:table-cell>
          <table:table-cell table:number-columns-repeated="2" table:style-name="ce831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KIROLAK</text:p>
          </table:table-cell>
          <table:table-cell table:style-name="ce886"/>
          <table:table-cell table:style-name="ce1185" office:value-type="date" office:date-value="2023-09-11" calcext:value-type="date">
            <text:p>11/09/2023</text:p>
          </table:table-cell>
          <table:table-cell table:style-name="ce1189" office:value-type="date" office:date-value="2021-07-10" calcext:value-type="date">
            <text:p>10/07/2021</text:p>
          </table:table-cell>
          <table:table-cell table:style-name="ce1192" office:value-type="date" office:date-value="2022-07-10" calcext:value-type="date">
            <text:p>10/07/2022</text:p>
          </table:table-cell>
          <table:table-cell table:style-name="ce1194"/>
          <table:table-cell table:style-name="ce919" office:value-type="string" calcext:value-type="string">
            <text:p>PAZ-70 Luzapena:2021WLIZ0009</text:p>
          </table:table-cell>
          <table:table-cell table:style-name="ce919"/>
          <table:table-cell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3" office:value-type="string" calcext:value-type="string">
            <text:p>ZERBITZUAK</text:p>
          </table:table-cell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8">
          <table:table-cell table:style-name="ce268" office:value-type="string" calcext:value-type="string">
            <text:p>v-27/19</text:p>
          </table:table-cell>
          <table:table-cell table:style-name="ce807" office:value-type="string" calcext:value-type="string">
            <text:p>ZERBITZU SAILEKO ATAL GUZTIETAKO LANGILEENTZAKO ARROPA HORNITZEA</text:p>
          </table:table-cell>
          <table:table-cell table:style-name="ce841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8-01-2020</text:p>
          </table:table-cell>
          <table:table-cell table:style-name="ce870" office:value-type="string" calcext:value-type="string">
            <text:p>2 AÑOS. POSIBLES 2 luzapen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54" office:value-type="float" office:value="18606.68" calcext:value-type="float">
            <text:p>18.606,68</text:p>
          </table:table-cell>
          <table:table-cell table:style-name="ce977"/>
          <table:table-cell table:style-name="ce969" office:value-type="string" calcext:value-type="string">
            <text:p>2022:1. luzapena <text:s text:c="7"/>2023: 2. luzapena <text:s text:c="7"/>2024: Kontratazio berria</text:p>
          </table:table-cell>
          <table:table-cell table:style-name="ce1181" office:value-type="string" calcext:value-type="string">
            <text:p>ZERBITUZAK</text:p>
          </table:table-cell>
          <table:table-cell table:style-name="ce887"/>
          <table:table-cell table:style-name="ce1185" office:value-type="date" office:date-value="2024-01-28" calcext:value-type="date">
            <text:p>28/01/2024</text:p>
          </table:table-cell>
          <table:table-cell table:style-name="ce1189" office:value-type="date" office:date-value="2021-11-28" calcext:value-type="date">
            <text:p>28/11/2021</text:p>
          </table:table-cell>
          <table:table-cell table:style-name="ce1192" office:value-type="date" office:date-value="2022-11-28" calcext:value-type="date">
            <text:p>28/11/2022</text:p>
          </table:table-cell>
          <table:table-cell table:style-name="ce1194"/>
          <table:table-cell table:style-name="ce919" office:value-type="string" calcext:value-type="string">
            <text:p>PAZ-72</text:p>
          </table:table-cell>
          <table:table-cell table:style-name="ce919"/>
          <table:table-cell table:number-columns-repeated="1002"/>
        </table:table-row>
        <table:table-row table:style-name="ro31" table:number-rows-repeated="2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3" office:value-type="string" calcext:value-type="string">
            <text:p>GAZTERIA</text:p>
          </table:table-cell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luzapen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1185" office:value-type="string" calcext:value-type="string">
            <text:p>FIN luzapena</text:p>
          </table:table-cell>
          <table:table-cell table:style-name="ce1189" office:value-type="string" calcext:value-type="string">
            <text:p>PREAVISO 1º luzapena ANTES DEL </text:p>
          </table:table-cell>
          <table:table-cell table:style-name="ce1192" office:value-type="string" calcext:value-type="string">
            <text:p>PREAVISO 2º luzapena ANTES DEL </text:p>
          </table:table-cell>
          <table:table-cell table:style-name="ce1194" office:value-type="string" calcext:value-type="string">
            <text:p>PREAVISO 3º luzapen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817"/>
          <table:table-cell table:number-columns-repeated="1002"/>
        </table:table-row>
        <table:table-row table:style-name="ro24">
          <table:table-cell table:style-name="ce268" office:value-type="string" calcext:value-type="string">
            <text:p>V-02/19</text:p>
          </table:table-cell>
          <table:table-cell table:style-name="ce831" office:value-type="string" calcext:value-type="string">
            <text:p>HAURRENTZAKO UDALEKU IREKIAK</text:p>
          </table:table-cell>
          <table:table-cell table:style-name="ce831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luzapen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GAZTERIA</text:p>
          </table:table-cell>
          <table:table-cell table:style-name="ce886"/>
          <table:table-cell table:style-name="ce1185" office:value-type="date" office:date-value="2023-05-14" calcext:value-type="date">
            <text:p>14/05/2023</text:p>
          </table:table-cell>
          <table:table-cell table:style-name="ce1189" office:value-type="date" office:date-value="2021-03-14" calcext:value-type="date">
            <text:p>14/03/2021</text:p>
          </table:table-cell>
          <table:table-cell table:style-name="ce1192" office:value-type="date" office:date-value="2022-03-14" calcext:value-type="date">
            <text:p>14/03/2022</text:p>
          </table:table-cell>
          <table:table-cell table:style-name="ce1194"/>
          <table:table-cell table:style-name="ce919" office:value-type="string" calcext:value-type="string">
            <text:p>PAZ-69 Luzapena:2021WLIZ0003</text:p>
          </table:table-cell>
          <table:table-cell table:style-name="ce919"/>
          <table:table-cell table:style-name="ce922" table:number-columns-repeated="1002"/>
        </table:table-row>
        <table:table-row table:style-name="ro24">
          <table:table-cell table:style-name="ce268" office:value-type="string" calcext:value-type="string">
            <text:p>V-03/19</text:p>
          </table:table-cell>
          <table:table-cell table:style-name="ce831" office:value-type="string" calcext:value-type="string">
            <text:p>GAZTELEKUAK</text:p>
          </table:table-cell>
          <table:table-cell table:style-name="ce831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luzapen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70"/>
          <table:table-cell table:style-name="ce1070" office:value-type="string" calcext:value-type="string">
            <text:p>2021: <text:s/>1. luzapena <text:s text:c="8"/>2022: 2. luzapena <text:s text:c="9"/>2023: Kontratazio berria</text:p>
          </table:table-cell>
          <table:table-cell table:style-name="ce870" office:value-type="string" calcext:value-type="string">
            <text:p>GAZTERIA </text:p>
          </table:table-cell>
          <table:table-cell table:style-name="ce886"/>
          <table:table-cell table:style-name="ce1185" office:value-type="date" office:date-value="2023-06-03" calcext:value-type="date">
            <text:p>03/06/2023</text:p>
          </table:table-cell>
          <table:table-cell table:style-name="ce1189" office:value-type="date" office:date-value="2021-04-03" calcext:value-type="date">
            <text:p>03/04/2021</text:p>
          </table:table-cell>
          <table:table-cell table:style-name="ce1192" office:value-type="date" office:date-value="2022-04-03" calcext:value-type="date">
            <text:p>03/04/2022</text:p>
          </table:table-cell>
          <table:table-cell table:style-name="ce1194"/>
          <table:table-cell table:style-name="ce919" office:value-type="string" calcext:value-type="string">
            <text:p>PAZ-69 Luzapena:2021WLIZ0004</text:p>
          </table:table-cell>
          <table:table-cell table:style-name="ce919" office:value-type="string" calcext:value-type="string">
            <text:p>2021WLIZ0004</text:p>
          </table:table-cell>
          <table:table-cell table:style-name="ce922" table:number-columns-repeated="1002"/>
        </table:table-row>
        <table:table-row table:style-name="ro69" table:number-rows-repeated="2">
          <table:table-cell table:style-name="ce819"/>
          <table:table-cell table:style-name="ce354" table:number-columns-repeated="2"/>
          <table:table-cell table:style-name="ce819" table:number-columns-repeated="2"/>
          <table:table-cell table:style-name="ce936" table:number-columns-repeated="2"/>
          <table:table-cell table:style-name="ce819"/>
          <table:table-cell table:style-name="ce958"/>
          <table:table-cell table:style-name="ce815"/>
          <table:table-cell table:style-name="ce944" table:number-columns-repeated="2"/>
          <table:table-cell table:style-name="ce870"/>
          <table:table-cell table:style-name="ce1065"/>
          <table:table-cell table:style-name="ce870"/>
          <table:table-cell table:style-name="ce886"/>
          <table:table-cell table:style-name="ce958"/>
          <table:table-cell table:style-name="ce920" table:number-columns-repeated="3"/>
          <table:table-cell table:style-name="ce817" table:number-columns-repeated="2"/>
          <table:table-cell table:number-columns-repeated="1002"/>
        </table:table-row>
        <table:table-row table:style-name="ro31">
          <table:table-cell table:style-name="ce804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5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>
          <table:table-cell table:style-name="ce804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64">
          <table:table-cell table:style-name="ce799" office:value-type="string" calcext:value-type="string">
            <text:p>ESPEDIENTEA /EXPEDIENTE</text:p>
          </table:table-cell>
          <table:table-cell table:style-name="ce231"/>
          <table:table-cell table:style-name="ce231" office:value-type="string" calcext:value-type="string">
            <text:p>SERVICIO</text:p>
          </table:table-cell>
          <table:table-cell table:style-name="ce231" office:value-type="string" calcext:value-type="string">
            <text:p>TIPO CONTRATO</text:p>
          </table:table-cell>
          <table:table-cell table:style-name="ce231" office:value-type="string" calcext:value-type="string">
            <text:p>PROCEDIMIENTO</text:p>
          </table:table-cell>
          <table:table-cell table:style-name="ce233" office:value-type="string" calcext:value-type="string">
            <text:p>IMPORTE LICITACION (SIN IVA)</text:p>
          </table:table-cell>
          <table:table-cell table:style-name="ce233" office:value-type="string" calcext:value-type="string">
            <text:p>IMPORTE LICITACION (CON IVA)</text:p>
          </table:table-cell>
          <table:table-cell table:style-name="ce231" office:value-type="string" calcext:value-type="string">
            <text:p>CONTRATISTA</text:p>
          </table:table-cell>
          <table:table-cell table:style-name="ce234" office:value-type="string" calcext:value-type="string">
            <text:p>FIRMA DE CONTRATO</text:p>
          </table:table-cell>
          <table:table-cell table:style-name="ce234" office:value-type="string" calcext:value-type="string">
            <text:p>DURACION</text:p>
          </table:table-cell>
          <table:table-cell table:style-name="ce240" office:value-type="string" calcext:value-type="string">
            <text:p>IMPORTE ADJUDICACIÓN (SIN IVA)</text:p>
          </table:table-cell>
          <table:table-cell table:style-name="ce242" office:value-type="string" calcext:value-type="string">
            <text:p>IMPORTE ADJUDICACIÓN <text:s/>(CON IVA)</text:p>
          </table:table-cell>
          <table:table-cell table:style-name="ce234" office:value-type="string" calcext:value-type="string">
            <text:p>CONTRATO VENCIDO</text:p>
          </table:table-cell>
          <table:table-cell table:style-name="ce234" office:value-type="string" calcext:value-type="string">
            <text:p>luzapena/AÑOS</text:p>
          </table:table-cell>
          <table:table-cell table:style-name="ce234" office:value-type="string" calcext:value-type="string">
            <text:p>DEPARTAMENTO</text:p>
          </table:table-cell>
          <table:table-cell table:style-name="ce234" office:value-type="string" calcext:value-type="string">
            <text:p>OBSERVACIONES</text:p>
          </table:table-cell>
          <table:table-cell table:style-name="ce771" office:value-type="string" calcext:value-type="string">
            <text:p>FIN luzapena</text:p>
          </table:table-cell>
          <table:table-cell table:style-name="ce776" office:value-type="string" calcext:value-type="string">
            <text:p>PREAVISO 1º luzapena ANTES DEL </text:p>
          </table:table-cell>
          <table:table-cell table:style-name="ce780" office:value-type="string" calcext:value-type="string">
            <text:p>PREAVISO 2º luzapena ANTES DEL </text:p>
          </table:table-cell>
          <table:table-cell table:style-name="ce784" office:value-type="string" calcext:value-type="string">
            <text:p>ARTXIBO KUTXA / CAJA ARCHIVO</text:p>
          </table:table-cell>
          <table:table-cell table:style-name="ce784" office:value-type="string" calcext:value-type="string">
            <text:p>Esp. Elektronikoa</text:p>
          </table:table-cell>
          <table:table-cell table:style-name="ce922"/>
          <table:table-cell table:number-columns-repeated="1002"/>
        </table:table-row>
        <table:table-row table:style-name="ro52">
          <table:table-cell table:style-name="ce734" office:value-type="string" calcext:value-type="string">
            <text:p>X19009</text:p>
          </table:table-cell>
          <table:table-cell table:style-name="ce714" office:value-type="string" calcext:value-type="string">
            <text:p>AUTOMOBILGINTZA ERREGAIA HORNITZEA</text:p>
          </table:table-cell>
          <table:table-cell table:style-name="ce714" office:value-type="string" calcext:value-type="string">
            <text:p>SUMINISTRO DE COMBUSTIBLE DE AUTOMOCIÓN</text:p>
          </table:table-cell>
          <table:table-cell table:style-name="ce719" office:value-type="string" calcext:value-type="string">
            <text:p>SUMINISTRO</text:p>
          </table:table-cell>
          <table:table-cell table:style-name="ce719" office:value-type="string" calcext:value-type="string">
            <text:p>Abierto</text:p>
          </table:table-cell>
          <table:table-cell table:style-name="ce730"/>
          <table:table-cell table:style-name="ce734" office:value-type="float" office:value="64567.28" calcext:value-type="float">
            <text:p>64567,28</text:p>
          </table:table-cell>
          <table:table-cell table:style-name="ce736" office:value-type="string" calcext:value-type="string">
            <text:p>ESERGUI DISTESES S.L.</text:p>
          </table:table-cell>
          <table:table-cell table:style-name="ce742" office:value-type="date" office:date-value="2019-12-01" calcext:value-type="date">
            <text:p>01/12/2019</text:p>
          </table:table-cell>
          <table:table-cell table:style-name="ce743" office:value-type="string" calcext:value-type="string">
            <text:p>2 AÑOS</text:p>
          </table:table-cell>
          <table:table-cell table:style-name="ce752"/>
          <table:table-cell table:style-name="ce761" office:value-type="float" office:value="64567.28" calcext:value-type="float">
            <text:p>64.567,28</text:p>
          </table:table-cell>
          <table:table-cell table:style-name="ce743"/>
          <table:table-cell table:style-name="ce743" office:value-type="string" calcext:value-type="string">
            <text:p>NO HAY</text:p>
          </table:table-cell>
          <table:table-cell table:style-name="ce743" office:value-type="string" calcext:value-type="string">
            <text:p>ZERBITZUAK</text:p>
          </table:table-cell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1-11-30" calcext:value-type="date">
            <text:p>30/11/2021</text:p>
          </table:table-cell>
          <table:table-cell table:style-name="ce776"/>
          <table:table-cell table:style-name="ce780"/>
          <table:table-cell table:style-name="ce785" office:value-type="string" calcext:value-type="string">
            <text:p>42-6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5">
          <table:table-cell table:style-name="ce806" office:value-type="string" calcext:value-type="string">
            <text:p>X17005</text:p>
          </table:table-cell>
          <table:table-cell table:style-name="ce713" office:value-type="string" calcext:value-type="string">
            <text:p>BULEGO MATERIALA HORNITZEA</text:p>
          </table:table-cell>
          <table:table-cell table:style-name="ce713" office:value-type="string" calcext:value-type="string">
            <text:p>SUMINISTRO DE MATERIAL DE OFICIN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MONTTE S.L.</text:p>
          </table:table-cell>
          <table:table-cell table:style-name="ce742" office:value-type="date" office:date-value="2017-10-17" calcext:value-type="date">
            <text:p>17/10/2017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Udala: <text:span text:style-name="T70">14.600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19: 1º luzapena <text:s text:c="6"/>2020: 2º luzapena <text:s text:c="6"/></text:p>
          </table:table-cell>
          <table:table-cell table:style-name="ce743" office:value-type="string" calcext:value-type="string">
            <text:p>IDAZKARITZA</text:p>
          </table:table-cell>
          <table:table-cell table:style-name="ce723" office:value-type="string" calcext:value-type="string">
            <text:p>CENTRAL CONTRATACION DE DIPUTACION (Ayto, Pasaia Musikal, Zaharren egoitza, Euskaltegia)</text:p>
          </table:table-cell>
          <table:table-cell table:style-name="ce771" office:value-type="date" office:date-value="2021-10-16" calcext:value-type="date">
            <text:p>16/10/2021</text:p>
          </table:table-cell>
          <table:table-cell table:style-name="ce776" office:value-type="date" office:date-value="2019-10-16" calcext:value-type="date">
            <text:p>16/10/2019</text:p>
          </table:table-cell>
          <table:table-cell table:style-name="ce780" office:value-type="date" office:date-value="2020-10-16" calcext:value-type="date">
            <text:p>16/10/2020</text:p>
          </table:table-cell>
          <table:table-cell table:style-name="ce785" office:value-type="string" calcext:value-type="string">
            <text:p>42-3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5">
          <table:table-cell table:style-name="ce806" office:value-type="string" calcext:value-type="string">
            <text:p>X18033</text:p>
          </table:table-cell>
          <table:table-cell table:style-name="ce713" office:value-type="string" calcext:value-type="string">
            <text:p>ERAIKINETAN BEROKUNTZA ETA UR BERO SANITARIOAREN INSTALAZIOAK MANTENTZEKO ZERBITZUA</text:p>
          </table:table-cell>
          <table:table-cell table:style-name="ce713" office:value-type="string" calcext:value-type="string">
            <text:p>SERVICIO MANTENIMINETO DE LAS INSTALACIONES DE CALEFACCIÓN Y ACS EN EDIFICIO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EULEN, S.A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Udala <text:s/>previsible: 28.000 € <text:s/>Zaharren egoitza:5.130 € <text:s/>Pasaia Musikal: 6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1º luzapena <text:s text:c="6"/>2022: 2º luzapena <text:s text:c="3"/></text:p>
          </table:table-cell>
          <table:table-cell table:style-name="ce743"/>
          <table:table-cell table:style-name="ce723" office:value-type="string" calcext:value-type="string">
            <text:p>CENTRAL CONTRATACION DE DIPUTACION (Ayto, Pasaia Musikal, Zaharren egoitz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5" office:value-type="string" calcext:value-type="string">
            <text:p>42-6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4">
          <table:table-cell table:style-name="ce707" office:value-type="string" calcext:value-type="string">
            <text:p>X18037</text:p>
          </table:table-cell>
          <table:table-cell table:style-name="ce713" office:value-type="string" calcext:value-type="string">
            <text:p>C GASOLEO HORNIDURA</text:p>
          </table:table-cell>
          <table:table-cell table:style-name="ce713" office:value-type="string" calcext:value-type="string">
            <text:p>SUMINISTRO DE GASÓLEO <text:s/>C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PREMIRA ENERGIA NORTE, S.L</text:p>
          </table:table-cell>
          <table:table-cell table:style-name="ce742" office:value-type="date" office:date-value="2019-03-06" calcext:value-type="date">
            <text:p>06/03/2019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12.400 € anual previsible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. luzapena <text:s text:c="8"/>2022: 2. luzapena <text:s text:c="9"/>2023: kontratazio berria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3-03-05" calcext:value-type="date">
            <text:p>05/03/2023</text:p>
          </table:table-cell>
          <table:table-cell table:style-name="ce776" office:value-type="date" office:date-value="2021-03-05" calcext:value-type="date">
            <text:p>05/03/2021</text:p>
          </table:table-cell>
          <table:table-cell table:style-name="ce780" office:value-type="date" office:date-value="2022-03-05" calcext:value-type="date">
            <text:p>05/03/2022</text:p>
          </table:table-cell>
          <table:table-cell table:style-name="ce785" office:value-type="string" calcext:value-type="string">
            <text:p>42-5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76">
          <table:table-cell table:style-name="ce713" office:value-type="string" calcext:value-type="string">
            <text:p>X18036</text:p>
          </table:table-cell>
          <table:table-cell table:style-name="ce713" office:value-type="string" calcext:value-type="string">
            <text:p>HIGIENE ETA GARBIKETA PRODUKTOEN HORNIDURA</text:p>
          </table:table-cell>
          <table:table-cell table:style-name="ce713" office:value-type="string" calcext:value-type="string">
            <text:p>SUMINISTRO DE PRODUCTOS HIGIÉNICOS Y DE LIMPIEZ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JUPER BAT,S.A.</text:p>
          </table:table-cell>
          <table:table-cell table:style-name="ce742" office:value-type="date" office:date-value="2019-05-08" calcext:value-type="date">
            <text:p>08/05/2019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Udala previsible: <text:span text:style-name="T71">22.810 € anual  (IVA exclu) Euskaltegia: 330 €  Zaharren Egoitza:17.401,65</text:span></text:p>
          </table:table-cell>
          <table:table-cell table:style-name="ce762"/>
          <table:table-cell table:style-name="ce768" office:value-type="string" calcext:value-type="string">
            <text:p>Ez da luzatzen</text:p>
          </table:table-cell>
          <table:table-cell table:style-name="ce743" office:value-type="string" calcext:value-type="string">
            <text:p>2021: <text:s/>1. luzapena <text:s text:c="8"/>2022: 2. luzapena <text:s text:c="9"/>2023: kontratazio berria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)</text:p>
          </table:table-cell>
          <table:table-cell table:style-name="ce771" office:value-type="date" office:date-value="2023-05-07" calcext:value-type="date">
            <text:p>07/05/2023</text:p>
          </table:table-cell>
          <table:table-cell table:style-name="ce776" office:value-type="date" office:date-value="2021-05-07" calcext:value-type="date">
            <text:p>07/05/2021</text:p>
          </table:table-cell>
          <table:table-cell table:style-name="ce780" office:value-type="date" office:date-value="2022-05-07" calcext:value-type="date">
            <text:p>07/05/2022</text:p>
          </table:table-cell>
          <table:table-cell table:style-name="ce785" office:value-type="string" calcext:value-type="string">
            <text:p>42-4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4">
          <table:table-cell table:style-name="ce707" office:value-type="string" calcext:value-type="string">
            <text:p>X18013</text:p>
          </table:table-cell>
          <table:table-cell table:style-name="ce713" office:value-type="string" calcext:value-type="string">
            <text:p>ITZULPEN ETA INTERPRETAZIO ZERBITZUA</text:p>
          </table:table-cell>
          <table:table-cell table:style-name="ce713" office:value-type="string" calcext:value-type="string">
            <text:p>SERVICIO DE TRADUCCIÓN E INTERPRETACIÓN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TRADUCTORES E INTERPRETES, S.A</text:p>
          </table:table-cell>
          <table:table-cell table:style-name="ce742" office:value-type="date" office:date-value="2018-11-08" calcext:value-type="date">
            <text:p>08/11/2018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Udala previdible: <text:span text:style-name="T72">4.734 € anual</text:span>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0: <text:s/>1. luzapena <text:s text:c="8"/>2021: 2. luzapena <text:s text:c="9"/>2022: kontratazio berria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2-11-07" calcext:value-type="date">
            <text:p>07/11/2022</text:p>
          </table:table-cell>
          <table:table-cell table:style-name="ce776" office:value-type="date" office:date-value="2020-11-07" calcext:value-type="date">
            <text:p>07/11/2020</text:p>
          </table:table-cell>
          <table:table-cell table:style-name="ce780" office:value-type="date" office:date-value="2021-11-07" calcext:value-type="date">
            <text:p>07/11/2021</text:p>
          </table:table-cell>
          <table:table-cell table:style-name="ce785" office:value-type="string" calcext:value-type="string">
            <text:p>42-5 Luzapena:2020WLIZ0010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2">
          <table:table-cell table:style-name="ce707" office:value-type="string" calcext:value-type="string">
            <text:p>X17008</text:p>
          </table:table-cell>
          <table:table-cell table:style-name="ce713" office:value-type="string" calcext:value-type="string">
            <text:p>IGOGAILUEN MANTENIMENDU ZERBITZUA</text:p>
          </table:table-cell>
          <table:table-cell table:style-name="ce713" office:value-type="string" calcext:value-type="string">
            <text:p>SERVICIO DE MANTENIMIENTO DE APARATOS ELEVADOR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ORONA S.Coop.</text:p>
          </table:table-cell>
          <table:table-cell table:style-name="ce742" office:value-type="date" office:date-value="2017-11-06" calcext:value-type="date">
            <text:p>06/11/2017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/>
          <table:table-cell table:style-name="ce762"/>
          <table:table-cell table:style-name="ce743"/>
          <table:table-cell table:style-name="ce743" office:value-type="string" calcext:value-type="string">
            <text:p>2019: 1º luzapena <text:s text:c="6"/>2020: 2º luzapena <text:s text:c="6"/></text:p>
          </table:table-cell>
          <table:table-cell table:style-name="ce743"/>
          <table:table-cell table:style-name="ce724" office:value-type="string" calcext:value-type="string">
            <text:p>CENTRAL CONTRATACION DE DIPUTACION (Udala)</text:p>
          </table:table-cell>
          <table:table-cell table:style-name="ce771" office:value-type="date" office:date-value="2021-11-05" calcext:value-type="date">
            <text:p>05/11/2021</text:p>
          </table:table-cell>
          <table:table-cell table:style-name="ce776" office:value-type="date" office:date-value="2019-11-05" calcext:value-type="date">
            <text:p>05/11/2019</text:p>
          </table:table-cell>
          <table:table-cell table:style-name="ce780" office:value-type="date" office:date-value="2020-11-05" calcext:value-type="date">
            <text:p>05/11/2020</text:p>
          </table:table-cell>
          <table:table-cell table:style-name="ce785" office:value-type="string" calcext:value-type="string">
            <text:p>42-1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5">
          <table:table-cell table:style-name="ce707" office:value-type="string" calcext:value-type="string">
            <text:p>X18021</text:p>
          </table:table-cell>
          <table:table-cell table:style-name="ce713" office:value-type="string" calcext:value-type="string">
            <text:p>ORDENAGAILU EROSKETA</text:p>
          </table:table-cell>
          <table:table-cell table:style-name="ce713" office:value-type="string" calcext:value-type="string">
            <text:p>ADQUISICIÓN DE ORDENADORES</text:p>
          </table:table-cell>
          <table:table-cell table:style-name="ce719" table:number-columns-repeated="2"/>
          <table:table-cell table:style-name="ce730" table:number-columns-repeated="2"/>
          <table:table-cell table:style-name="ce736" office:value-type="string" calcext:value-type="string">
            <text:p>VERSIA INFRAESTRUCTURAS TI, S.L.</text:p>
          </table:table-cell>
          <table:table-cell table:style-name="ce742" office:value-type="date" office:date-value="2018-11-19" calcext:value-type="date">
            <text:p>19/11/2018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3" office:value-type="string" calcext:value-type="string">
            <text:p>14841,6 (Sin IVA)</text:p>
          </table:table-cell>
          <table:table-cell table:style-name="ce762"/>
          <table:table-cell table:style-name="ce768" office:value-type="string" calcext:value-type="string">
            <text:p>Ez da luzatzen</text:p>
          </table:table-cell>
          <table:table-cell table:style-name="ce743" office:value-type="string" calcext:value-type="string">
            <text:p>2020: <text:s/>1. luzapena <text:s text:c="8"/>2021: 2. luzapena <text:s text:c="9"/>2022: kontratazio berria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2-11-18" calcext:value-type="date">
            <text:p>18/11/2022</text:p>
          </table:table-cell>
          <table:table-cell table:style-name="ce275" office:value-type="date" office:date-value="2020-11-18" calcext:value-type="date">
            <text:p>18/11/2020</text:p>
          </table:table-cell>
          <table:table-cell table:style-name="ce279" office:value-type="date" office:date-value="2021-11-18" calcext:value-type="date">
            <text:p>18/11/2021</text:p>
          </table:table-cell>
          <table:table-cell table:style-name="ce785" office:value-type="string" calcext:value-type="string">
            <text:p>42-5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16">
          <table:table-cell table:style-name="ce707" office:value-type="string" calcext:value-type="string">
            <text:p>X18030</text:p>
          </table:table-cell>
          <table:table-cell table:style-name="ce713" office:value-type="string" calcext:value-type="string">
            <text:p>LAN ARRISKUEN PREBENTZIORAKO ZERBITZUA</text:p>
          </table:table-cell>
          <table:table-cell table:style-name="ce713" office:value-type="string" calcext:value-type="string">
            <text:p>SERVICIO DE PREVENCIÓN DE RIESGOS LABORALES</text:p>
          </table:table-cell>
          <table:table-cell table:style-name="ce719" office:value-type="string" calcext:value-type="string">
            <text:p>SERVICIO</text:p>
          </table:table-cell>
          <table:table-cell table:style-name="ce719"/>
          <table:table-cell table:style-name="ce730" table:number-columns-repeated="2"/>
          <table:table-cell table:style-name="ce719" office:value-type="string" calcext:value-type="string">
            <text:p>Lote 3: (Vigilancia de la salud y especialidades técnicas) QUIRON PREVENCION, S.L.U   Lote 7 (Planes de autoprotección): <text:span text:style-name="T67">IGUALATORIO MEDICO QUIRURGICO PREVENCION, S.L</text:span></text:p>
          </table:table-cell>
          <table:table-cell table:style-name="ce742" office:value-type="date" office:date-value="2019-01-01" calcext:value-type="date">
            <text:p>01/01/2019</text:p>
          </table:table-cell>
          <table:table-cell table:style-name="ce724" office:value-type="string" calcext:value-type="string">
            <text:p>2 AÑOS. POSIBLES 2 luzapenaS DE 1 AÑO</text:p>
          </table:table-cell>
          <table:table-cell table:style-name="ce752" office:value-type="string" calcext:value-type="string">
            <text:p>Gasto previsible, <text:span text:style-name="T6">Lote 3</text:span>: 28.791,84     Pasaia Musikal: 1.050 €     Zaharren Egoitza: 1.239,84      euskaltegia : 1.102,08 €        <text:span text:style-name="T6"> Lote 7:   </text:span>Udala :11.600, --€   Zaharren egoitza:  2.700    Pasaia Musikal: 700 €</text:p>
          </table:table-cell>
          <table:table-cell table:style-name="ce762"/>
          <table:table-cell table:style-name="ce743"/>
          <table:table-cell table:style-name="ce743" office:value-type="string" calcext:value-type="string">
            <text:p>2021: <text:s/>1. luzapena <text:s text:c="8"/>2022: 2. luzapena <text:s text:c="9"/>2023: kontratazio berria</text:p>
          </table:table-cell>
          <table:table-cell table:style-name="ce74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 office:value-type="date" office:date-value="2022-12-31" calcext:value-type="date">
            <text:p>31/12/2022</text:p>
          </table:table-cell>
          <table:table-cell table:style-name="ce776" office:value-type="date" office:date-value="2020-12-31" calcext:value-type="date">
            <text:p>31/12/2020</text:p>
          </table:table-cell>
          <table:table-cell table:style-name="ce780" office:value-type="date" office:date-value="2021-12-31" calcext:value-type="date">
            <text:p>31/12/2021</text:p>
          </table:table-cell>
          <table:table-cell table:style-name="ce785" office:value-type="string" calcext:value-type="string">
            <text:p>42-5</text:p>
          </table:table-cell>
          <table:table-cell table:style-name="ce785"/>
          <table:table-cell table:style-name="ce922"/>
          <table:table-cell table:number-columns-repeated="1002"/>
        </table:table-row>
        <table:table-row table:style-name="ro55">
          <table:table-cell table:style-name="ce707" office:value-type="string" calcext:value-type="string">
            <text:p>X20006</text:p>
          </table:table-cell>
          <table:table-cell table:style-name="ce713" office:value-type="string" calcext:value-type="string">
            <text:p>ORDENAGAILU EROSKETA</text:p>
          </table:table-cell>
          <table:table-cell table:style-name="ce713" office:value-type="string" calcext:value-type="string">
            <text:p>ADQUISICIÓN DE ORDENADORES</text:p>
          </table:table-cell>
          <table:table-cell table:style-name="ce719" table:number-columns-repeated="2"/>
          <table:table-cell table:style-name="ce730" table:number-columns-repeated="2"/>
          <table:table-cell table:style-name="ce736"/>
          <table:table-cell table:style-name="ce742"/>
          <table:table-cell table:style-name="ce724"/>
          <table:table-cell table:style-name="ce753"/>
          <table:table-cell table:style-name="ce762"/>
          <table:table-cell table:style-name="ce743" table:number-columns-repeated="3"/>
          <table:table-cell table:style-name="ce723" office:value-type="string" calcext:value-type="string">
            <text:p>CENTRAL CONTRATACION DE DIPUTACION (Ayto, Euskaltegia, Zaharren egoitza, Pasaia musikal)</text:p>
          </table:table-cell>
          <table:table-cell table:style-name="ce771"/>
          <table:table-cell table:style-name="ce776"/>
          <table:table-cell table:style-name="ce780"/>
          <table:table-cell table:style-name="ce785" office:value-type="string" calcext:value-type="string">
            <text:p>42-5</text:p>
          </table:table-cell>
          <table:table-cell table:style-name="ce785" office:value-type="string" calcext:value-type="string">
            <text:p>Udala: 2020OALD0008 Pasaia Musikal: 2020OALD0009 <text:s text:c="3"/>Euskaltegia: 2020OALD0010</text:p>
          </table:table-cell>
          <table:table-cell table:style-name="ce922"/>
          <table:table-cell table:number-columns-repeated="1002"/>
        </table:table-row>
        <table:table-row table:style-name="ro22">
          <table:table-cell table:style-name="ce734" office:value-type="string" calcext:value-type="string">
            <text:p>X19033 </text:p>
          </table:table-cell>
          <table:table-cell table:style-name="ce713" office:value-type="string" calcext:value-type="string">
            <text:p>ENERGIA ELEKTRIKOAREN HORNITZE KONTRATAZIOA</text:p>
          </table:table-cell>
          <table:table-cell table:style-name="ce720" office:value-type="string" calcext:value-type="string">
            <text:p>CONTRATACIÓN DEL SUMINISTRO DE ENERGÍA ELÉCTRICA</text:p>
          </table:table-cell>
          <table:table-cell table:style-name="ce719" office:value-type="string" calcext:value-type="string">
            <text:p>SUMINISTRO</text:p>
          </table:table-cell>
          <table:table-cell table:style-name="ce719"/>
          <table:table-cell table:style-name="ce730" table:number-columns-repeated="2"/>
          <table:table-cell table:style-name="ce736" office:value-type="string" calcext:value-type="string">
            <text:p>IBERDROLA CLIENTES S.A.U</text:p>
          </table:table-cell>
          <table:table-cell table:style-name="ce742" office:value-type="date" office:date-value="2020-06-01" calcext:value-type="date">
            <text:p>01/06/2020</text:p>
          </table:table-cell>
          <table:table-cell table:style-name="ce743" office:value-type="string" calcext:value-type="string">
            <text:p>2 AÑOS</text:p>
          </table:table-cell>
          <table:table-cell table:style-name="ce752" office:value-type="string" calcext:value-type="string">
            <text:p>Udala <text:s/>previsible: 301.977 € (IVA incluido) <text:s text:c="23"/>Euskaltegia: 10.330 € (IVA Incluido) <text:s text:c="31"/>Pasaia Musikal: 4.672 € (IVA Incluido)</text:p>
          </table:table-cell>
          <table:table-cell table:style-name="ce762"/>
          <table:table-cell table:style-name="ce743" table:number-columns-repeated="3"/>
          <table:table-cell table:style-name="ce723" office:value-type="string" calcext:value-type="string">
            <text:p>CENTRAL CONTRATACION DE DIPUTACION (Ayto, Pasaia Musikal, <text:s/>Euskaltegia)</text:p>
          </table:table-cell>
          <table:table-cell table:style-name="ce771" office:value-type="date" office:date-value="2022-05-31" calcext:value-type="date">
            <text:p>31/05/2022</text:p>
          </table:table-cell>
          <table:table-cell table:style-name="ce776"/>
          <table:table-cell table:style-name="ce780"/>
          <table:table-cell table:style-name="ce785" office:value-type="string" calcext:value-type="string">
            <text:p>42-3</text:p>
          </table:table-cell>
          <table:table-cell table:style-name="ce785" office:value-type="string" calcext:value-type="string">
            <text:p>Udala: 2020OALD0001 Pasaia Musikal:2020OALD0002 <text:s text:c="3"/>Euskaltegia: 2020OALD0003</text:p>
          </table:table-cell>
          <table:table-cell table:style-name="ce922"/>
          <table:table-cell table:number-columns-repeated="1002"/>
        </table:table-row>
        <table:table-row table:style-name="ro65">
          <table:table-cell table:style-name="ce710"/>
          <table:table-cell table:style-name="ce810" office:value-type="string" calcext:value-type="string">
            <text:p>EREIKINEN AUDITORETZA ETA ZIURTAPEN ENERGETIKOAK</text:p>
          </table:table-cell>
          <table:table-cell table:style-name="ce721" office:value-type="string" calcext:value-type="string">
            <text:p>AUDITORIA Y CERTIFICAIONES ENERGETICAS PARA EDIFICIOS</text:p>
          </table:table-cell>
          <table:table-cell table:style-name="ce721" office:value-type="string" calcext:value-type="string">
            <text:p>SERVICIO</text:p>
          </table:table-cell>
          <table:table-cell table:style-name="ce721" office:value-type="string" calcext:value-type="string" table:number-columns-spanned="5" table:number-rows-spanned="1">
            <text:p>Atxikipena egin da, Kostua oraindik ez dakigu alde handiak daudelako, adjudikazioa itxi baino lehen jakinaraziko da . Bertan behera utzi daiteke edo aldaketak egin</text:p>
          </table:table-cell>
          <table:covered-table-cell table:number-columns-repeated="2" table:style-name="ce731"/>
          <table:covered-table-cell table:style-name="ce721"/>
          <table:covered-table-cell table:style-name="ce745"/>
          <table:table-cell table:style-name="ce745"/>
          <table:table-cell table:style-name="ce703"/>
          <table:table-cell table:style-name="ce763"/>
          <table:table-cell table:style-name="ce745" table:number-columns-repeated="4"/>
          <table:table-cell table:style-name="ce771"/>
          <table:table-cell table:style-name="ce776"/>
          <table:table-cell table:style-name="ce780"/>
          <table:table-cell table:style-name="ce784" office:value-type="string" calcext:value-type="string">
            <text:p>42-6</text:p>
          </table:table-cell>
          <table:table-cell table:style-name="ce784"/>
          <table:table-cell table:style-name="ce922"/>
          <table:table-cell table:number-columns-repeated="1002"/>
        </table:table-row>
        <table:table-row table:style-name="ro31" table:number-rows-repeated="157">
          <table:table-cell table:style-name="ce929"/>
          <table:table-cell table:style-name="ce693"/>
          <table:table-cell table:number-columns-repeated="14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 table:number-rows-repeated="274">
          <table:table-cell table:number-columns-repeated="16"/>
          <table:table-cell table:style-name="ce1187"/>
          <table:table-cell table:style-name="ce1190" table:number-columns-repeated="2"/>
          <table:table-cell/>
          <table:table-cell table:style-name="ce922" table:number-columns-repeated="2"/>
          <table:table-cell table:number-columns-repeated="1002"/>
        </table:table-row>
        <table:table-row table:style-name="ro31" table:number-rows-repeated="1047548">
          <table:table-cell table:number-columns-repeated="1024"/>
        </table:table-row>
        <table:table-row table:style-name="ro31" table:number-rows-repeated="176">
          <table:table-cell table:number-columns-repeated="17"/>
          <table:table-cell table:style-name="ce789" table:number-columns-repeated="2"/>
          <table:table-cell table:style-name="ce922"/>
          <table:table-cell table:number-columns-repeated="1004"/>
        </table:table-row>
        <table:table-row table:style-name="ro31" table:number-rows-repeated="331">
          <table:table-cell table:style-name="Default"/>
          <table:table-cell table:style-name="ce798" table:number-columns-repeated="2"/>
          <table:table-cell table:style-name="Default" table:number-columns-repeated="2"/>
          <table:table-cell table:style-name="ce856" table:number-columns-repeated="2"/>
          <table:table-cell table:style-name="Default"/>
          <table:table-cell table:style-name="ce962"/>
          <table:table-cell table:style-name="Default"/>
          <table:table-cell table:style-name="ce975" table:number-columns-repeated="2"/>
          <table:table-cell table:style-name="Default" table:number-columns-repeated="4"/>
          <table:table-cell table:style-name="ce962"/>
          <table:table-cell table:style-name="Default" table:number-columns-repeated="2"/>
          <table:table-cell table:style-name="ce1203"/>
          <table:table-cell table:style-name="Default" table:number-columns-repeated="1004"/>
        </table:table-row>
        <table:table-row table:style-name="ro31">
          <table:table-cell table:style-name="Default"/>
          <table:table-cell table:style-name="ce798" table:number-columns-repeated="2"/>
          <table:table-cell table:style-name="Default" table:number-columns-repeated="2"/>
          <table:table-cell table:style-name="ce856" table:number-columns-repeated="2"/>
          <table:table-cell table:style-name="Default"/>
          <table:table-cell table:style-name="ce962"/>
          <table:table-cell table:style-name="Default"/>
          <table:table-cell table:style-name="ce975" table:number-columns-repeated="2"/>
          <table:table-cell table:style-name="Default" table:number-columns-repeated="4"/>
          <table:table-cell table:style-name="ce962"/>
          <table:table-cell table:style-name="Default" table:number-columns-repeated="2"/>
          <table:table-cell table:style-name="ce1203"/>
          <table:table-cell table:style-name="Default" table:number-columns-repeated="1004"/>
        </table:table-row>
      </table:table>
      <table:table table:name="2019ko luzapenak" table:style-name="ta1">
        <table:table-column table:style-name="co13" table:default-cell-style-name="ce819"/>
        <table:table-column table:style-name="co13" table:number-columns-repeated="2" table:default-cell-style-name="ce932"/>
        <table:table-column table:style-name="co13" table:number-columns-repeated="2" table:default-cell-style-name="ce819"/>
        <table:table-column table:style-name="co13" table:default-cell-style-name="ce850"/>
        <table:table-column table:style-name="co13" table:default-cell-style-name="ce858"/>
        <table:table-column table:style-name="co13" table:default-cell-style-name="ce819"/>
        <table:table-column table:style-name="co13" table:default-cell-style-name="ce863"/>
        <table:table-column table:style-name="co13" table:default-cell-style-name="ce870"/>
        <table:table-column table:style-name="co13" table:default-cell-style-name="ce850"/>
        <table:table-column table:style-name="co13" table:default-cell-style-name="ce858"/>
        <table:table-column table:style-name="co13" table:default-cell-style-name="ce870"/>
        <table:table-column table:style-name="co13" table:default-cell-style-name="ce1070"/>
        <table:table-column table:style-name="co13" table:default-cell-style-name="ce870"/>
        <table:table-column table:style-name="co13" table:default-cell-style-name="ce886"/>
        <table:table-column table:style-name="co13" table:default-cell-style-name="ce1185"/>
        <table:table-column table:style-name="co13" table:default-cell-style-name="ce1189"/>
        <table:table-column table:style-name="co13" table:default-cell-style-name="ce1192"/>
        <table:table-column table:style-name="co13" table:default-cell-style-name="ce1194"/>
        <table:table-column table:style-name="co13" table:default-cell-style-name="ce919"/>
        <table:table-row table:style-name="ro31">
          <table:table-cell table:style-name="Default" office:value-type="string" calcext:value-type="string">
            <text:p>2019ko luzapenak</text:p>
          </table:table-cell>
          <table:table-cell table:style-name="Default" table:number-columns-repeated="20"/>
        </table:table-row>
        <table:table-row table:style-name="ro31">
          <table:table-cell table:style-name="Default" table:number-columns-repeated="21"/>
        </table:table-row>
        <table:table-row table:style-name="ro2">
          <table:table-cell table:style-name="ce799" office:value-type="string" calcext:value-type="string">
            <text:p>ESPEDIENTEA /EXPEDIENTE</text:p>
          </table:table-cell>
          <table:table-cell table:style-name="ce799" office:value-type="string" calcext:value-type="string">
            <text:p>ZERBITZUA</text:p>
          </table:table-cell>
          <table:table-cell table:style-name="ce799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965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3" office:value-type="string" calcext:value-type="string">
            <text:p>ADJUDIKAZIOAREN ZENBATEKOA / IMPORTE ADJUDICACIÓN <text:s/>(CON IVA)</text:p>
          </table:table-cell>
          <table:table-cell table:style-name="ce869" office:value-type="string" calcext:value-type="string">
            <text:p>KONTRATU AMAIERA /CONTRATO VENCIDO</text:p>
          </table:table-cell>
          <table:table-cell table:style-name="ce1059" office:value-type="string" calcext:value-type="string">
            <text:p>LUZAPENAK (URTEAK) / PRORROGA/AÑOS</text:p>
          </table:table-cell>
          <table:table-cell table:style-name="ce869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office:value-type="string" calcext:value-type="string">
            <text:p>FIN PRORROGA</text:p>
          </table:table-cell>
          <table:table-cell office:value-type="string" calcext:value-type="string">
            <text:p>PREAVISO 1º PRORROGA ANTES DEL </text:p>
          </table:table-cell>
          <table:table-cell office:value-type="string" calcext:value-type="string">
            <text:p>PREAVISO 2º PRORROGA ANTES DEL </text:p>
          </table:table-cell>
          <table:table-cell office:value-type="string" calcext:value-type="string">
            <text:p>PREAVISO 3º PRORROGA ANTES DEL </text:p>
          </table:table-cell>
          <table:table-cell table:style-name="ce817" office:value-type="string" calcext:value-type="string">
            <text:p>ARTXIBO KUTXA / CAJA ARCHIVO</text:p>
          </table:table-cell>
        </table:table-row>
        <table:table-row table:style-name="ro77" table:visibility="filter">
          <table:table-cell office:value-type="string" calcext:value-type="string">
            <text:p>V-05/14</text:p>
          </table:table-cell>
          <table:table-cell table:style-name="ce819" office:value-type="string" calcext:value-type="string">
            <text:p>KUADRILLATEGI, PASAIAKO GAZTEEN HIZKUNTZA OHITURETAN ERAGITEKO EGITASMOA</text:p>
          </table:table-cell>
          <table:table-cell table:style-name="ce819" office:value-type="string" calcext:value-type="string">
            <text:p>KUADRILLATEGI, PROYECTO PARA INCIDIR EN LOS HÁBITOS LINGÜISTICOS DE LOS JOVEN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936" office:value-type="string" calcext:value-type="string">
            <text:p>10.270 € por grupo</text:p>
          </table:table-cell>
          <table:table-cell table:style-name="ce936"/>
          <table:table-cell office:value-type="string" calcext:value-type="string">
            <text:p>TTAKUN KULTUR ELKARTEA</text:p>
          </table:table-cell>
          <table:table-cell table:style-name="ce958" office:value-type="date" office:date-value="2014-11-17" calcext:value-type="date">
            <text:p>17/11/2014</text:p>
          </table:table-cell>
          <table:table-cell office:value-type="string" calcext:value-type="string">
            <text:p>2 AÑOS + 2 PRORROGAS / ANUALES </text:p>
          </table:table-cell>
          <table:table-cell table:style-name="ce944" office:value-type="string" calcext:value-type="string">
            <text:p>11497,40 € Talde bakoitzeko</text:p>
          </table:table-cell>
          <table:table-cell table:style-name="ce944"/>
          <table:table-cell office:value-type="string" calcext:value-type="string">
            <text:p>si</text:p>
          </table:table-cell>
          <table:table-cell table:style-name="ce1065"/>
          <table:table-cell office:value-type="string" calcext:value-type="string">
            <text:p>EUSKARA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1" table:visibility="filter">
          <table:table-cell office:value-type="string" calcext:value-type="string">
            <text:p>V-04/14</text:p>
          </table:table-cell>
          <table:table-cell table:style-name="ce819" office:value-type="string" calcext:value-type="string">
            <text:p>PASAIAKO UDALEKO HAUR ESKOLA</text:p>
          </table:table-cell>
          <table:table-cell table:style-name="ce819" office:value-type="string" calcext:value-type="string">
            <text:p>ESCUELA MUNICIPAL INFANTIL DE PASAIA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Abierto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36"/>
          <table:table-cell office:value-type="string" calcext:value-type="string">
            <text:p>LILITEGIA S.L.</text:p>
          </table:table-cell>
          <table:table-cell table:style-name="ce958" office:value-type="date" office:date-value="2014-09-04" calcext:value-type="date">
            <text:p>04/09/2014</text:p>
          </table:table-cell>
          <table:table-cell office:value-type="string" calcext:value-type="string">
            <text:p>3 AÑOS+3 PRORROGAS ANUALES</text:p>
          </table:table-cell>
          <table:table-cell table:style-name="ce936" office:value-type="float" office:value="19703.75" calcext:value-type="float">
            <text:p>19.703,75</text:p>
          </table:table-cell>
          <table:table-cell table:style-name="ce944"/>
          <table:table-cell/>
          <table:table-cell table:style-name="ce1065"/>
          <table:table-cell office:value-type="string" calcext:value-type="string">
            <text:p>KULTURA</text:p>
          </table:table-cell>
          <table:table-cell/>
          <table:table-cell office:value-type="date" office:date-value="2020-08-31" calcext:value-type="date">
            <text:p>31/08/2020</text:p>
          </table:table-cell>
          <table:table-cell table:number-columns-repeated="3"/>
          <table:table-cell office:value-type="string" calcext:value-type="string">
            <text:p>PAZ-43</text:p>
          </table:table-cell>
        </table:table-row>
        <table:table-row table:style-name="ro70" table:visibility="filter">
          <table:table-cell office:value-type="string" calcext:value-type="string">
            <text:p>OM-02/14</text:p>
          </table:table-cell>
          <table:table-cell table:style-name="ce819" office:value-type="string" calcext:value-type="string">
            <text:p>TRINTXERPEKO HOCKEY ETA FUTBOL ZELAIKO BELAR ARTIFIZIALA BERRITZEA</text:p>
          </table:table-cell>
          <table:table-cell table:style-name="ce819" office:value-type="string" calcext:value-type="string">
            <text:p>RENOVACIÓN DE LA HIERBA ARTIFICIAL DEL CAMPO <text:s/>DE HOCKEY Y FUTBOL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table:style-name="ce936" office:value-type="float" office:value="115392.48" calcext:value-type="float">
            <text:p>115.392,48</text:p>
          </table:table-cell>
          <table:table-cell table:style-name="ce936" office:value-type="float" office:value="139624.9" calcext:value-type="float">
            <text:p>139.624,90</text:p>
          </table:table-cell>
          <table:table-cell office:value-type="string" calcext:value-type="string">
            <text:p>FIELDTURF POLIGRAS S.A</text:p>
          </table:table-cell>
          <table:table-cell table:style-name="ce958" office:value-type="date" office:date-value="2014-01-13" calcext:value-type="date">
            <text:p>13/01/2014</text:p>
          </table:table-cell>
          <table:table-cell office:value-type="string" calcext:value-type="string">
            <text:p>4 SEMANAS</text:p>
          </table:table-cell>
          <table:table-cell table:style-name="ce944"/>
          <table:table-cell table:style-name="ce944" office:value-type="float" office:value="138183.33" calcext:value-type="float">
            <text:p>138.183,33</text:p>
          </table:table-cell>
          <table:table-cell office:value-type="string" calcext:value-type="string">
            <text:p>si</text:p>
          </table:table-cell>
          <table:table-cell table:style-name="ce1065"/>
          <table:table-cell table:number-columns-repeated="6"/>
          <table:table-cell office:value-type="string" calcext:value-type="string">
            <text:p>PAZ-44</text:p>
          </table:table-cell>
        </table:table-row>
        <table:table-row table:style-name="ro70" table:visibility="filter">
          <table:table-cell office:value-type="string" calcext:value-type="string">
            <text:p>V-10/15</text:p>
          </table:table-cell>
          <table:table-cell table:style-name="ce819" office:value-type="string" calcext:value-type="string">
            <text:p>UDAL GAZTELEKUEN KONTRATAZIOA </text:p>
          </table:table-cell>
          <table:table-cell table:style-name="ce819"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style-name="ce936" table:number-columns-repeated="2"/>
          <table:table-cell office:value-type="string" calcext:value-type="string">
            <text:p>KANTAURI LUDIKO ELKARTEA -ASOCIACION LUDICA KANTAURI ELKARTEA</text:p>
          </table:table-cell>
          <table:table-cell table:style-name="ce958" office:value-type="date" office:date-value="2015-07-29" calcext:value-type="date">
            <text:p>29/07/2015</text:p>
          </table:table-cell>
          <table:table-cell office:value-type="string" calcext:value-type="string">
            <text:p>Desde 1-09-2015 hasta que comience a prestar servicio el ajudicatorio del procedimineto abierto</text:p>
          </table:table-cell>
          <table:table-cell table:style-name="ce944" office:value-type="float" office:value="5719.39" calcext:value-type="float">
            <text:p>5.719,39</text:p>
          </table:table-cell>
          <table:table-cell table:style-name="ce944"/>
          <table:table-cell office:value-type="string" calcext:value-type="string">
            <text:p>si</text:p>
          </table:table-cell>
          <table:table-cell table:style-name="ce1065"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13" table:visibility="filter">
          <table:table-cell office:value-type="string" calcext:value-type="string">
            <text:p>V-02/14</text:p>
          </table:table-cell>
          <table:table-cell table:style-name="ce819" office:value-type="string" calcext:value-type="string">
            <text:p>UDAL ZERGAK IKUSKATZEKO LAGUNTZA TEKNIKOA</text:p>
          </table:table-cell>
          <table:table-cell table:style-name="ce819" office:value-type="string" calcext:value-type="string">
            <text:p>ASISTENCIA TÉCNICA PARA LA INSPECCIÓN DE LOS TRIBUTOS DE CARÁCTER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936"/>
          <table:table-cell table:style-name="ce944" office:value-type="string" calcext:value-type="string">
            <text:p>30 € Por exp., 60% de los cobros puntuales, 30% de las cantidades de actos tributarios aislados</text:p>
          </table:table-cell>
          <table:table-cell office:value-type="string" calcext:value-type="string">
            <text:p>COORDINADORA DE GESTION DE INGRESOS S.A.</text:p>
          </table:table-cell>
          <table:table-cell table:style-name="ce958" office:value-type="string" calcext:value-type="string">
            <text:p>3-10-2014</text:p>
          </table:table-cell>
          <table:table-cell office:value-type="string" calcext:value-type="string">
            <text:p>2 AÑOS + 2 PRORROGAS / ANUALES </text:p>
          </table:table-cell>
          <table:table-cell table:style-name="ce944"/>
          <table:table-cell table:style-name="ce944" office:value-type="string" calcext:value-type="string">
            <text:p>20 € Por exp., 40% de los cobros puntuales, 20% de las cantidades de actos tributarios aislados</text:p>
          </table:table-cell>
          <table:table-cell office:value-type="string" calcext:value-type="string">
            <text:p>si</text:p>
          </table:table-cell>
          <table:table-cell table:style-name="ce1065"/>
          <table:table-cell office:value-type="string" calcext:value-type="string">
            <text:p>ERRENTAK</text:p>
          </table:table-cell>
          <table:table-cell table:number-columns-repeated="5"/>
          <table:table-cell table:style-name="ce817" office:value-type="string" calcext:value-type="string">
            <text:p>PAZ-45</text:p>
          </table:table-cell>
        </table:table-row>
        <table:table-row table:style-name="ro78" table:visibility="filter">
          <table:table-cell/>
          <table:table-cell office:value-type="string" calcext:value-type="string">
            <text:p>PASAI ANTXOKO IBAIONDO FRONTOIKO EDARITEGIRAKO ALTZARIAK ETA ETXE TRESNAK ORNITZEA</text:p>
          </table:table-cell>
          <table:table-cell office:value-type="string" calcext:value-type="string">
            <text:p>SUMINISTRO DE MOBILIARIO Y ELECTRODOMÉSTICOS EN EL AMBIGÚ DEL FRONTÓN IBAIONDO DE PASAI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- Lote 1- 39.038,84 € <text:s/>- Lote 2- 16.850,26 € </text:p>
          </table:table-cell>
          <table:table-cell office:value-type="string" calcext:value-type="string">
            <text:p>- Lote 1- 47.237,00 € - Lote 2- 20.388,82 € <text:s/></text:p>
          </table:table-cell>
          <table:table-cell office:value-type="string" calcext:value-type="string">
            <text:p>- Lote 1: HOSTELBERRI, S.L. <text:s text:c="2"/>- Lote 2: José Javier Jimeno Goicoechea</text:p>
          </table:table-cell>
          <table:table-cell office:value-type="string" calcext:value-type="string">
            <text:p>Lote 1: 25-12-2015 <text:s/>-Lote 2: 30-12-2015</text:p>
          </table:table-cell>
          <table:table-cell office:value-type="string" calcext:value-type="string">
            <text:p>- Lote 1: 1 MES , - Lote 2: 1 MES <text:s/></text:p>
          </table:table-cell>
          <table:table-cell/>
          <table:table-cell office:value-type="string" calcext:value-type="string">
            <text:p>- Lote 1: <text:s/>30.254,84 <text:s text:c="16"/>- Lote 2: 14.912,7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26" table:visibility="filter">
          <table:table-cell office:value-type="string" calcext:value-type="string">
            <text:p>OM-01/15</text:p>
          </table:table-cell>
          <table:table-cell office:value-type="string" calcext:value-type="string">
            <text:p>PASAI DONIBANEKO J.J. OTAEGI PLAZAKO ESKOLA OIHAN ESTALKIA BERRITZEKO LANAK</text:p>
          </table:table-cell>
          <table:table-cell office:value-type="string" calcext:value-type="string">
            <text:p>RENOVACIÓN DE LA CUBIERTA DEL ANTIGUO EDIFICIO DE LAS ESCUELAS J.J. OTAEI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ARRANBIL ERAIKUNTZAK S.L.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Hasta finales de septiembre del 2015</text:p>
          </table:table-cell>
          <table:table-cell/>
          <table:table-cell office:value-type="float" office:value="52984.27" calcext:value-type="float">
            <text:p>52.984,2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79" table:visibility="filter">
          <table:table-cell office:value-type="string" calcext:value-type="string">
            <text:p>OM-2/15</text:p>
          </table:table-cell>
          <table:table-cell office:value-type="string" calcext:value-type="string">
            <text:p>TRINTXERPEKO AZOKAKO IGOGAILU BERRIA JARTZEKO OBRA</text:p>
          </table:table-cell>
          <table:table-cell office:value-type="string" calcext:value-type="string">
            <text:p>OBRA DE INSTALACIÓN DE NUEVO ASCENSOR EN EL MERCADO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ASTIARAN S.L.</text:p>
          </table:table-cell>
          <table:table-cell office:value-type="date" office:date-value="2015-10-26" calcext:value-type="date">
            <text:p>26/10/2015</text:p>
          </table:table-cell>
          <table:table-cell office:value-type="string" calcext:value-type="string">
            <text:p>1 MES</text:p>
          </table:table-cell>
          <table:table-cell office:value-type="float" office:value="43080" calcext:value-type="float">
            <text:p>43.080,00</text:p>
          </table:table-cell>
          <table:table-cell office:value-type="float" office:value="52126.8" calcext:value-type="float">
            <text:p>52.126,8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 47</text:p>
          </table:table-cell>
        </table:table-row>
        <table:table-row table:style-name="ro80" table:visibility="filter">
          <table:table-cell office:value-type="string" calcext:value-type="string">
            <text:p>V-12/15</text:p>
          </table:table-cell>
          <table:table-cell office:value-type="string" calcext:value-type="string">
            <text:p>ALBOKO ZAMADUN EDUKIONTZIAK BILTZEKO IBILGAILU TRINKOTZAILEA EROSTEA</text:p>
          </table:table-cell>
          <table:table-cell office:value-type="string" calcext:value-type="string">
            <text:p>ADQUISICION DE VEHÍCULO COMPACTADOR PARA RECOGIDA DE CONTENEDORES DE R.S.U. DE CARGA LATER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Abierto</text:p>
          </table:table-cell>
          <table:table-cell office:value-type="float" office:value="77000" calcext:value-type="float">
            <text:p>77.000,00</text:p>
          </table:table-cell>
          <table:table-cell office:value-type="string" calcext:value-type="string">
            <text:p><text:span text:style-name="T25">93.170</text:span><text:span text:style-name="T26">,00</text:span></text:p>
          </table:table-cell>
          <table:table-cell office:value-type="string" calcext:value-type="string">
            <text:p>ENVIRO RENT XXI, S.L</text:p>
          </table:table-cell>
          <table:table-cell office:value-type="string" calcext:value-type="string">
            <text:p>1-12-2015</text:p>
          </table:table-cell>
          <table:table-cell office:value-type="string" calcext:value-type="string">
            <text:p>30 Días naturales</text:p>
          </table:table-cell>
          <table:table-cell/>
          <table:table-cell office:value-type="float" office:value="89540" calcext:value-type="float">
            <text:p>89.54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75" table:visibility="filter">
          <table:table-cell office:value-type="string" calcext:value-type="string">
            <text:p>V-11/15</text:p>
          </table:table-cell>
          <table:table-cell office:value-type="string" calcext:value-type="string">
            <text:p>ZABORRA BILTZEKO EDUKIONTZIAK EROSTEA</text:p>
          </table:table-cell>
          <table:table-cell office:value-type="string" calcext:value-type="string">
            <text:p>ADQUISICION DE CONTENEDORES DE RECOGIDA DE RESIDUO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 sin publicidad</text:p>
          </table:table-cell>
          <table:table-cell office:value-type="float" office:value="41322.31" calcext:value-type="float">
            <text:p>41.322,31</text:p>
          </table:table-cell>
          <table:table-cell office:value-type="float" office:value="50000" calcext:value-type="float">
            <text:p>50.000,00</text:p>
          </table:table-cell>
          <table:table-cell office:value-type="string" calcext:value-type="string">
            <text:p>PLASTIC OMNIUM SISTEMAS URBANOS S.A.U</text:p>
          </table:table-cell>
          <table:table-cell office:value-type="string" calcext:value-type="string">
            <text:p>15-12-2015</text:p>
          </table:table-cell>
          <table:table-cell office:value-type="string" calcext:value-type="string">
            <text:p>1 año,</text:p>
          </table:table-cell>
          <table:table-cell/>
          <table:table-cell office:value-type="float" office:value="49171.86" calcext:value-type="float">
            <text:p>49.171,8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 47</text:p>
          </table:table-cell>
        </table:table-row>
        <table:table-row table:style-name="ro64" table:visibility="filter">
          <table:table-cell office:value-type="string" calcext:value-type="string">
            <text:p>V-05/15</text:p>
          </table:table-cell>
          <table:table-cell office:value-type="string" calcext:value-type="string">
            <text:p>SU ARTIFIZIALAK 2015</text:p>
          </table:table-cell>
          <table:table-cell office:value-type="string" calcext:value-type="string">
            <text:p>FUEGOS ARTIFICIALES 2015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81" table:visibility="filter">
          <table:table-cell office:value-type="string" calcext:value-type="string">
            <text:p>V-01/16</text:p>
          </table:table-cell>
          <table:table-cell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Abierto</text:p>
          </table:table-cell>
          <table:table-cell office:value-type="float" office:value="1819598.03" calcext:value-type="float">
            <text:p>1.819.598,03</text:p>
          </table:table-cell>
          <table:table-cell office:value-type="float" office:value="2201713.62" calcext:value-type="float">
            <text:p>2.201.713,62</text:p>
          </table:table-cell>
          <table:table-cell office:value-type="string" calcext:value-type="string">
            <text:p>ALTUNA Y URIA, S.A</text:p>
          </table:table-cell>
          <table:table-cell office:value-type="string" calcext:value-type="string">
            <text:p>04-03-2016</text:p>
          </table:table-cell>
          <table:table-cell office:value-type="string" calcext:value-type="string">
            <text:p>11 MESES</text:p>
          </table:table-cell>
          <table:table-cell/>
          <table:table-cell office:value-type="float" office:value="1401532.13" calcext:value-type="float">
            <text:p>1.401.532,1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82" table:visibility="filter">
          <table:table-cell/>
          <table:table-cell office:value-type="string" calcext:value-type="string">
            <text:p>PASAI DONIBANEKO ALABORTZA HONDARTZAREN IPARRALDEKO SEKTOREAN MENDI-HEGALA EGONKORTZEKO OBRAK</text:p>
          </table:table-cell>
          <table:table-cell office:value-type="string" calcext:value-type="string">
            <text:p>OBRAS DE ESTABILIZACIÓN DE LA LADERA EN EL SECTOR NORTE DE LA CALA ALABORTZA- PASAI DONIBANE-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540641.2" calcext:value-type="float">
            <text:p>540.641,20</text:p>
          </table:table-cell>
          <table:table-cell office:value-type="float" office:value="654175.85" calcext:value-type="float">
            <text:p>654.175,85</text:p>
          </table:table-cell>
          <table:table-cell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office:value-type="string" calcext:value-type="string">
            <text:p>29-12-2015</text:p>
          </table:table-cell>
          <table:table-cell office:value-type="string" calcext:value-type="string">
            <text:p>3 meses</text:p>
          </table:table-cell>
          <table:table-cell/>
          <table:table-cell office:value-type="float" office:value="423829.7" calcext:value-type="float">
            <text:p>423.829,7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28" table:visibility="filter">
          <table:table-cell office:value-type="string" calcext:value-type="string">
            <text:p>V-09/15</text:p>
          </table:table-cell>
          <table:table-cell table:number-columns-repeated="2" office:value-type="string" calcext:value-type="string">
            <text:p>UDAL GAZTELEKUEN KONTRATAZIOA 2015/201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92000" calcext:value-type="float">
            <text:p>192.000,00</text:p>
          </table:table-cell>
          <table:table-cell office:value-type="float" office:value="232320" calcext:value-type="float">
            <text:p>232.320,00</text:p>
          </table:table-cell>
          <table:table-cell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office:value-type="string" calcext:value-type="string">
            <text:p>20-10-2015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58080 € / Año + 29.040 año Antx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17: 1ª prorroga. <text:s text:c="8"/>2018: 2ª prorroga</text:p>
          </table:table-cell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79" table:visibility="filter">
          <table:table-cell office:value-type="string" calcext:value-type="string">
            <text:p><text:s/></text:p>
          </table:table-cell>
          <table:table-cell table:style-name="ce933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933" office:value-type="string" calcext:value-type="string">
            <text:p>EQUIPAMIENTO SOCIO-CULTURAL-DEPORTIVO EN PASAI DONIBANE <text:s/>-4ª FASE- asesoria técnic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74380.37" calcext:value-type="float">
            <text:p>74.380,37</text:p>
          </table:table-cell>
          <table:table-cell office:value-type="float" office:value="90000.25" calcext:value-type="float">
            <text:p>90.000,25</text:p>
          </table:table-cell>
          <table:table-cell office:value-type="string" calcext:value-type="string">
            <text:p>ESTUDIO K, SOCIEDAD COOPERATIVA</text:p>
          </table:table-cell>
          <table:table-cell office:value-type="string" calcext:value-type="string">
            <text:p>13-10-2015</text:p>
          </table:table-cell>
          <table:table-cell office:value-type="string" calcext:value-type="string">
            <text:p>14 MESES</text:p>
          </table:table-cell>
          <table:table-cell table:style-name="ce858" office:value-type="float" office:value="53100" calcext:value-type="float">
            <text:p>53.100,00</text:p>
          </table:table-cell>
          <table:table-cell office:value-type="string" calcext:value-type="string">
            <text:p>64.251,00 euros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80" table:visibility="filter">
          <table:table-cell office:value-type="string" calcext:value-type="string">
            <text:p>V-06/15</text:p>
          </table:table-cell>
          <table:table-cell table:style-name="ce933" office:value-type="string" calcext:value-type="string">
            <text:p>HAINBAT KIROL MATERIAL EROSTEA TRINTXERPEKO KIROLGUNEKO GIMNASIORAKO</text:p>
          </table:table-cell>
          <table:table-cell table:style-name="ce933" office:value-type="string" calcext:value-type="string">
            <text:p><text:s/>MATERIAL DEPORTIVO PARA GIMNASIO PARA EL GIMNASIO DEL COMPLEJO DEPORTIVO DE TRINTXERP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- sin publicidad</text:p>
          </table:table-cell>
          <table:table-cell table:style-name="ce937" office:value-type="float" office:value="39669.42" calcext:value-type="float">
            <text:p>39669,42</text:p>
          </table:table-cell>
          <table:table-cell table:style-name="ce945" office:value-type="currency" office:currency="EUR" office:value="48000" calcext:value-type="currency">
            <text:p>48.000,00 €</text:p>
          </table:table-cell>
          <table:table-cell table:style-name="ce951" office:value-type="string" calcext:value-type="string">
            <text:p>EXERCYCLE, S.A</text:p>
          </table:table-cell>
          <table:table-cell office:value-type="string" calcext:value-type="string">
            <text:p>24-08-2015</text:p>
          </table:table-cell>
          <table:table-cell office:value-type="string" calcext:value-type="string">
            <text:p>1 mes</text:p>
          </table:table-cell>
          <table:table-cell/>
          <table:table-cell office:value-type="float" office:value="47772.08" calcext:value-type="float">
            <text:p>47.772,0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V-13/15</text:p>
          </table:table-cell>
          <table:table-cell table:style-name="ce933" office:value-type="string" calcext:value-type="string">
            <text:p>ELIZGAIN ERAIKINEKO GIZARTE ZENTROAN ILE-APAINDEGI ZERBITZUA</text:p>
          </table:table-cell>
          <table:table-cell table:style-name="ce933" office:value-type="string" calcext:value-type="string">
            <text:p>SERVICIO DE PELUQUERÍA EN EL CENTRO SOCIAL DEL EDIFICIO ELIZGAIN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/>
          <table:table-cell table:style-name="ce950" office:value-type="string" calcext:value-type="string">
            <text:p>canon mensual mínimo de 150,00 euros</text:p>
          </table:table-cell>
          <table:table-cell table:style-name="ce957" office:value-type="string" calcext:value-type="string">
            <text:p>DESIERTO ( Dª MARIA DEL CARMEN MARIÑO AGUIAR)</text:p>
          </table:table-cell>
          <table:table-cell office:value-type="string" calcext:value-type="string">
            <text:p>12-02-2016</text:p>
          </table:table-cell>
          <table:table-cell office:value-type="string" calcext:value-type="string">
            <text:p>2 AÑOS + 2 PRORROGAS / ANUALES </text:p>
          </table:table-cell>
          <table:table-cell/>
          <table:table-cell table:style-name="ce957" office:value-type="string" calcext:value-type="string">
            <text:p>canon de 150,-- euros/mes.</text:p>
          </table:table-cell>
          <table:table-cell/>
          <table:table-cell office:value-type="string" calcext:value-type="string">
            <text:p>2018: 1ª prorroga <text:s text:c="7"/>2019: 2ª prorroga <text:s text:c="9"/>2020: Nueva contrat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0-02-11" calcext:value-type="date">
            <text:p>11/02/2020</text:p>
          </table:table-cell>
          <table:table-cell office:value-type="date" office:date-value="2018-02-11" calcext:value-type="date">
            <text:p>11/02/2018</text:p>
          </table:table-cell>
          <table:table-cell office:value-type="date" office:date-value="2019-02-11" calcext:value-type="date">
            <text:p>11/02/2019</text:p>
          </table:table-cell>
          <table:table-cell/>
          <table:table-cell office:value-type="string" calcext:value-type="string">
            <text:p>PAZ-49</text:p>
          </table:table-cell>
        </table:table-row>
        <table:table-row table:style-name="ro79">
          <table:table-cell office:value-type="string" calcext:value-type="string">
            <text:p>V-14/15</text:p>
          </table:table-cell>
          <table:table-cell table:style-name="ce933" office:value-type="string" calcext:value-type="string">
            <text:p>SAN PEDROKO JUBILATUEN ETXEKO <text:s/>GIZARTE ZENTROAN ILE-APAINDEGI ZERBITZUA</text:p>
          </table:table-cell>
          <table:table-cell table:style-name="ce933" office:value-type="string" calcext:value-type="string">
            <text:p>SERVICIO DE PELUQUERÍA <text:span text:style-name="T10">EN EL CENTRO SOCIAL DEL HOGAR DEL JUBILADO DE SAN PEDRO.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/>
          <table:table-cell table:style-name="ce857" office:value-type="string" calcext:value-type="string">
            <text:p>canon mensual mínimo de 75 euros</text:p>
          </table:table-cell>
          <table:table-cell table:style-name="ce955" office:value-type="string" calcext:value-type="string">
            <text:p><text:span text:style-name="T75">Dª. Rut Martin</text:span><text:span text:style-name="T76"> Otero</text:span></text:p>
          </table:table-cell>
          <table:table-cell office:value-type="string" calcext:value-type="string">
            <text:p>03-05-2016</text:p>
          </table:table-cell>
          <table:table-cell office:value-type="string" calcext:value-type="string">
            <text:p>2 AÑOS + 2 PRORROGAS / ANUALES </text:p>
          </table:table-cell>
          <table:table-cell/>
          <table:table-cell table:style-name="ce957" office:value-type="string" calcext:value-type="string">
            <text:p>canon de 75,-- euros/mes.</text:p>
          </table:table-cell>
          <table:table-cell/>
          <table:table-cell office:value-type="string" calcext:value-type="string">
            <text:p>2018: 1ª prorroga <text:s text:c="7"/>2019: 2ª prorroga <text:s text:c="9"/>2020: Nueva contrat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0-05-02" calcext:value-type="date">
            <text:p>02/05/2020</text:p>
          </table:table-cell>
          <table:table-cell office:value-type="date" office:date-value="2018-05-02" calcext:value-type="date">
            <text:p>02/05/2018</text:p>
          </table:table-cell>
          <table:table-cell office:value-type="date" office:date-value="2019-05-02" calcext:value-type="date">
            <text:p>02/05/2019</text:p>
          </table:table-cell>
          <table:table-cell/>
          <table:table-cell office:value-type="string" calcext:value-type="string">
            <text:p>PAZ-49</text:p>
          </table:table-cell>
        </table:table-row>
        <table:table-row table:style-name="ro83" table:visibility="filter">
          <table:table-cell office:value-type="string" calcext:value-type="string">
            <text:p>V-18/15</text:p>
          </table:table-cell>
          <table:table-cell table:style-name="ce933" office:value-type="string" calcext:value-type="string">
            <text:p>HERRITARREN ARRETARAKO ZERBITZUA ABIARAZTEKO ADMINISTAZIO PROZEDUREN ESKULIBURUA EGITEKO ZERBITZUA</text:p>
          </table:table-cell>
          <table:table-cell table:style-name="ce933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/>
          <table:table-cell table:style-name="ce857"/>
          <table:table-cell table:style-name="ce955" office:value-type="string" calcext:value-type="string">
            <text:p>OTXANDIO &amp; TEAM CONSULTING S.L.</text:p>
          </table:table-cell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9 meses</text:p>
          </table:table-cell>
          <table:table-cell office:value-type="float" office:value="17999.99" calcext:value-type="float">
            <text:p>17.999,99</text:p>
          </table:table-cell>
          <table:table-cell table:style-name="ce957" office:value-type="float" office:value="21779.99" calcext:value-type="float">
            <text:p>2177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26" table:visibility="filter">
          <table:table-cell/>
          <table:table-cell table:style-name="ce933" office:value-type="string" calcext:value-type="string">
            <text:p>PASAI ANTXOKO LUZURIAGA 3.02.1 HIRI EREMUKO ZOLADURA BERRITZEKO OBRAK EGIKARITZEA</text:p>
          </table:table-cell>
          <table:table-cell table:style-name="ce933" office:value-type="string" calcext:value-type="string">
            <text:p>OBRAS DE RENOVACIÓN DEL PAVIMENTO DEL ÁREA URBANA 3.02.1 LUZURIAG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938" office:value-type="float" office:value="178744.74" calcext:value-type="float">
            <text:p>178744,74</text:p>
          </table:table-cell>
          <table:table-cell table:style-name="ce938" office:value-type="string" calcext:value-type="string">
            <text:p>216,281,13</text:p>
          </table:table-cell>
          <table:table-cell table:style-name="ce939" office:value-type="string" calcext:value-type="string">
            <text:p>ASFALTIA S.L.</text:p>
          </table:table-cell>
          <table:table-cell office:value-type="string" calcext:value-type="string">
            <text:p>09-12-2015</text:p>
          </table:table-cell>
          <table:table-cell office:value-type="string" calcext:value-type="string">
            <text:p>3 semanas</text:p>
          </table:table-cell>
          <table:table-cell/>
          <table:table-cell table:style-name="ce957" office:value-type="float" office:value="148476.99" calcext:value-type="float">
            <text:p>148476,99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79" table:visibility="filter">
          <table:table-cell office:value-type="string" calcext:value-type="string">
            <text:p>OM-6/15</text:p>
          </table:table-cell>
          <table:table-cell table:style-name="ce933" office:value-type="string" calcext:value-type="string">
            <text:p>TRINTXERPEKO ARANEDERKO KIROL PISTA BIRMOLDATZEA</text:p>
          </table:table-cell>
          <table:table-cell table:style-name="ce933" office:value-type="string" calcext:value-type="string">
            <text:p>REMODELACIÓN DE LA PISTA DEPORTIVA DE ARANEDER EN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938" office:value-type="float" office:value="108107.5" calcext:value-type="float">
            <text:p>108107,5</text:p>
          </table:table-cell>
          <table:table-cell table:style-name="ce938" office:value-type="float" office:value="130810.08" calcext:value-type="float">
            <text:p>130810,08</text:p>
          </table:table-cell>
          <table:table-cell table:style-name="ce951" office:value-type="string" calcext:value-type="string">
            <text:p>HOBBY KIROLAK, S.L</text:p>
          </table:table-cell>
          <table:table-cell office:value-type="string" calcext:value-type="string">
            <text:p>17-12-2015</text:p>
          </table:table-cell>
          <table:table-cell office:value-type="string" calcext:value-type="string">
            <text:p>5 semanas</text:p>
          </table:table-cell>
          <table:table-cell/>
          <table:table-cell table:style-name="ce957" office:value-type="float" office:value="128931.55" calcext:value-type="float">
            <text:p>128931,55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84" table:visibility="filter">
          <table:table-cell office:value-type="string" calcext:value-type="string">
            <text:p>OM-08/15</text:p>
          </table:table-cell>
          <table:table-cell table:style-name="ce933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933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939" office:value-type="float" office:value="119995.12" calcext:value-type="float">
            <text:p>119995,12</text:p>
          </table:table-cell>
          <table:table-cell table:style-name="ce939" office:value-type="float" office:value="145194.1" calcext:value-type="float">
            <text:p>145194,1</text:p>
          </table:table-cell>
          <table:table-cell table:style-name="ce939" office:value-type="string" calcext:value-type="string">
            <text:p>URBYCOLAN, S.L.</text:p>
          </table:table-cell>
          <table:table-cell office:value-type="string" calcext:value-type="string">
            <text:p>21-12-2015</text:p>
          </table:table-cell>
          <table:table-cell office:value-type="string" calcext:value-type="string">
            <text:p>21 días naturales</text:p>
          </table:table-cell>
          <table:table-cell/>
          <table:table-cell table:style-name="ce957" office:value-type="float" office:value="143742.15" calcext:value-type="float">
            <text:p>143742,15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79" table:visibility="filter">
          <table:table-cell/>
          <table:table-cell table:style-name="ce933" office:value-type="string" calcext:value-type="string">
            <text:p>PASAI SAN PEDRON URRESTARAZU KALEKO BERRURBANIZATZE PARTZIALERAKO OBRAK</text:p>
          </table:table-cell>
          <table:table-cell table:style-name="ce933" office:value-type="string" calcext:value-type="string">
            <text:p>OBRAS DEL PLAN PARCIAL DE REURBANIZACIÓN DE LA CALLE URRESTARAZU EN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940" office:value-type="float" office:value="81707.45" calcext:value-type="float">
            <text:p>81707,45</text:p>
          </table:table-cell>
          <table:table-cell table:style-name="ce948" office:value-type="float" office:value="98866.01" calcext:value-type="float">
            <text:p>98866,01</text:p>
          </table:table-cell>
          <table:table-cell table:style-name="ce939" office:value-type="string" calcext:value-type="string">
            <text:p>URBYCOLAN, S.L.</text:p>
          </table:table-cell>
          <table:table-cell office:value-type="string" calcext:value-type="string">
            <text:p>21-12-2015</text:p>
          </table:table-cell>
          <table:table-cell office:value-type="string" calcext:value-type="string">
            <text:p>6 SEMANAS</text:p>
          </table:table-cell>
          <table:table-cell/>
          <table:table-cell table:style-name="ce957" office:value-type="float" office:value="78301.12" calcext:value-type="float">
            <text:p>78301,12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85" table:visibility="filter">
          <table:table-cell office:value-type="string" calcext:value-type="string">
            <text:p>V-04/15</text:p>
          </table:table-cell>
          <table:table-cell table:style-name="ce933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933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 sin publicidad urgente</text:p>
          </table:table-cell>
          <table:table-cell table:style-name="ce941" office:value-type="string" calcext:value-type="string">
            <text:p>- Lote 1-. 28.925,62 <text:s text:c="2"/>- Lote 2- 22.314,05</text:p>
          </table:table-cell>
          <table:table-cell table:style-name="ce949" office:value-type="string" calcext:value-type="string">
            <text:p>- Lote 1-. <text:span text:style-name="T27">35.000,00 €  - Lote 2- 27.000,00 </text:span></text:p>
          </table:table-cell>
          <table:table-cell office:value-type="string" calcext:value-type="string">
            <text:p>- Lote 1:<text:span text:style-name="T75">EXERCYCLE, S.L      2- Lote 2: ARGYSAN, S.L</text:span></text:p>
          </table:table-cell>
          <table:table-cell office:value-type="string" calcext:value-type="string">
            <text:p>- Lote 1: 27-08-2015 <text:s/>-Lote 2: 04-09-2015</text:p>
          </table:table-cell>
          <table:table-cell office:value-type="string" calcext:value-type="string">
            <text:p>1 MES</text:p>
          </table:table-cell>
          <table:table-cell/>
          <table:table-cell office:value-type="string" calcext:value-type="string">
            <text:p>- Lote 1: <text:span text:style-name="T106">28.978,71   - Lote 2:26.999,94</text:span>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6</text:p>
          </table:table-cell>
        </table:table-row>
        <table:table-row table:style-name="ro86" table:visibility="filter">
          <table:table-cell/>
          <table:table-cell table:style-name="ce933" office:value-type="string" calcext:value-type="string">
            <text:p>PASAI SAN PEDRON, PROISA KULTUR GUNEKO ORUBEA AISIA ETA KIROL GUNE BIHURTZEKO EGOKITZAPEN-OBRAK EGIKARITZEA</text:p>
          </table:table-cell>
          <table:table-cell table:style-name="ce933" office:value-type="string" calcext:value-type="string">
            <text:p>EJECUCIÓN DE OBRAS DE ADECUACIÓN DEL SOLAR DEL CENTRO CULTURAL PROISA COMO CENTRO DE OCIO Y DEPORTE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 sin publicidad urgente</text:p>
          </table:table-cell>
          <table:table-cell table:style-name="ce941" office:value-type="float" office:value="58776.61" calcext:value-type="float">
            <text:p>58776,61</text:p>
          </table:table-cell>
          <table:table-cell table:style-name="ce949" office:value-type="float" office:value="71119.7" calcext:value-type="float">
            <text:p>71119,7</text:p>
          </table:table-cell>
          <table:table-cell office:value-type="string" calcext:value-type="string">
            <text:p>EXCAVACIONES Y TRANSPORTES ORSA,S.L</text:p>
          </table:table-cell>
          <table:table-cell office:value-type="string" calcext:value-type="string">
            <text:p>29-12-2015</text:p>
          </table:table-cell>
          <table:table-cell office:value-type="string" calcext:value-type="string">
            <text:p>3 SEMANAS</text:p>
          </table:table-cell>
          <table:table-cell/>
          <table:table-cell table:style-name="ce976" office:value-type="float" office:value="55828.96" calcext:value-type="float">
            <text:p>55828,96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30" table:visibility="filter">
          <table:table-cell office:value-type="string" calcext:value-type="string">
            <text:p>V-03/15</text:p>
          </table:table-cell>
          <table:table-cell table:number-columns-repeated="2" table:style-name="ce933" office:value-type="string" calcext:value-type="string">
            <text:p>UDALEKU IREKIEN KONTRATAZIOA 2015-201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942" office:value-type="float" office:value="225000" calcext:value-type="float">
            <text:p>225000</text:p>
          </table:table-cell>
          <table:table-cell table:style-name="ce942" office:value-type="float" office:value="272000" calcext:value-type="float">
            <text:p>272000</text:p>
          </table:table-cell>
          <table:table-cell table:style-name="ce956" office:value-type="string" calcext:value-type="string">
            <text:p>URTXINTXA <text:s/>AISIALDIKO ESKOLA-GIPUZKOA</text:p>
          </table:table-cell>
          <table:table-cell office:value-type="string" calcext:value-type="string">
            <text:p>29-05-2015</text:p>
          </table:table-cell>
          <table:table-cell office:value-type="string" calcext:value-type="string">
            <text:p>2 AÑOS + 2 PRORROGAS / ANUALES </text:p>
          </table:table-cell>
          <table:table-cell table:style-name="ce974" office:value-type="string" calcext:value-type="string">
            <text:p>67500 (Exento IVA)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6</text:p>
          </table:table-cell>
        </table:table-row>
        <table:table-row table:style-name="ro87" table:visibility="filter">
          <table:table-cell office:value-type="string" calcext:value-type="string">
            <text:p>V-02/15</text:p>
          </table:table-cell>
          <table:table-cell office:value-type="string" calcext:value-type="string">
            <text:p>SUKALDE ETA JANGELA ZERBITZUA: PASAI SAN PEDROKO ZAHARREN EGOITZA, JOKIN AMONDARAIN APARTAMENTUAK ETA EGUNEKO ZENTROA</text:p>
          </table:table-cell>
          <table:table-cell office:value-type="string" calcext:value-type="string">
            <text:p>SERVICIO DE COCINA-COMEDOR DE LA RESIDENCIA DE ANCIANOS DE PASAI SAN PEDRO, LOS APARTAMENTOS JOKIN AMONDARAIN Y EL CENTRO DE DÍ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246100" calcext:value-type="float">
            <text:p>246.100,00</text:p>
          </table:table-cell>
          <table:table-cell/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AHARREN EGOITZ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75" table:visibility="filter">
          <table:table-cell/>
          <table:table-cell office:value-type="string" calcext:value-type="string">
            <text:p>PASAI DONIBANEKO ALABORTZA KALA BERRESKURATZEKO</text:p>
          </table:table-cell>
          <table:table-cell office:value-type="string" calcext:value-type="string">
            <text:p>RECUPERACIÓN DE LA CALA <text:s/>ALABORTZA.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360366.99" calcext:value-type="float">
            <text:p>360.366,99</text:p>
          </table:table-cell>
          <table:table-cell office:value-type="float" office:value="436044.06" calcext:value-type="float">
            <text:p>436.044,06</text:p>
          </table:table-cell>
          <table:table-cell office:value-type="string" calcext:value-type="string">
            <text:p>INICIATIVAS PARA LA CONSTRUCCION Y OBRA CIVIL, S.L. (INCOC, S.L.)</text:p>
          </table:table-cell>
          <table:table-cell office:value-type="string" calcext:value-type="string">
            <text:p>08-11-2016</text:p>
          </table:table-cell>
          <table:table-cell office:value-type="string" calcext:value-type="string">
            <text:p>75 DÍAS NATURALES</text:p>
          </table:table-cell>
          <table:table-cell/>
          <table:table-cell office:value-type="float" office:value="330870.23" calcext:value-type="float">
            <text:p>330.870,23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55" table:visibility="filter">
          <table:table-cell office:value-type="string" calcext:value-type="string">
            <text:p>V-16/15</text:p>
          </table:table-cell>
          <table:table-cell office:value-type="string" calcext:value-type="string">
            <text:p>PASAIAKO LOGOTIPOA</text:p>
          </table:table-cell>
          <table:table-cell office:value-type="string" calcext:value-type="string">
            <text:p>LOGOTIPO DE PASAIA</text:p>
          </table:table-cell>
          <table:table-cell office:value-type="string" calcext:value-type="string">
            <text:p>SERVICIO</text:p>
          </table:table-cell>
          <table:table-cell table:number-columns-repeated="3"/>
          <table:table-cell office:value-type="string" calcext:value-type="string">
            <text:p>EÑAUT LEGARDA (IRARKI)</text:p>
          </table:table-cell>
          <table:table-cell table:number-columns-repeated="4"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 (ESP. RAFEL-ek DAUKA 2016/05/05 etik)</text:p>
          </table:table-cell>
        </table:table-row>
        <table:table-row table:style-name="ro79" table:visibility="filter">
          <table:table-cell office:value-type="string" calcext:value-type="string">
            <text:p>V-02/16</text:p>
          </table:table-cell>
          <table:table-cell office:value-type="string" calcext:value-type="string">
            <text:p>AZTIKER ENPRESAK LANDUTAKO LAU AGIRIEN ITZULPENA</text:p>
          </table:table-cell>
          <table:table-cell office:value-type="string" calcext:value-type="string">
            <text:p>TRADUCCIÓN DE CUATRO DOCUMENTOS REMITIDOS POR LA EMPRESA AZTIKER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BITEZ</text:p>
          </table:table-cell>
          <table:table-cell office:value-type="date" office:date-value="2016-01-27" calcext:value-type="date">
            <text:p>27/01/2016</text:p>
          </table:table-cell>
          <table:table-cell office:value-type="string" calcext:value-type="string">
            <text:p>11 DÍAS</text:p>
          </table:table-cell>
          <table:table-cell/>
          <table:table-cell office:value-type="float" office:value="1972.11" calcext:value-type="float">
            <text:p>1.972,11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</text:p>
          </table:table-cell>
        </table:table-row>
        <table:table-row table:style-name="ro26" table:visibility="filter">
          <table:table-cell office:value-type="string" calcext:value-type="string">
            <text:p>V-03/16</text:p>
          </table:table-cell>
          <table:table-cell office:value-type="string" calcext:value-type="string">
            <text:p>IBAIONDO FRONTOIKO KANTINAREN USTIAPENA ETA ZERBITZU OSAGARRIAK (I)</text:p>
          </table:table-cell>
          <table:table-cell office:value-type="string" calcext:value-type="string">
            <text:p>EXPLOTACIÓN DE LA CANTINA DEL FRONTON IBAIONDO DE ANTXO Y SERVICIOS COMPLEMENTARIOS (I)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No se establece canon mensual</text:p>
          </table:table-cell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75" table:visibility="filter">
          <table:table-cell office:value-type="string" calcext:value-type="string">
            <text:p>V-05/16</text:p>
          </table:table-cell>
          <table:table-cell office:value-type="string" calcext:value-type="string">
            <text:p><text:span text:style-name="T3">ARROKAUNDIETA UDAL ATERPETXEAREN KUDEAKETA ETA ANIMAZIOA</text:span></text:p>
          </table:table-cell>
          <table:table-cell office:value-type="string" calcext:value-type="string">
            <text:p>GESTIÓN Y ANIMACIÓN DEL ALBERGU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canon mensual mínimo de <text:span text:style-name="T9">300,00</text:span></text:p>
          </table:table-cell>
          <table:table-cell office:value-type="string" calcext:value-type="string">
            <text:p>URTXINTXA <text:s/>AISIALDIKO ESKOLA-GIPUZKOA</text:p>
          </table:table-cell>
          <table:table-cell office:value-type="string" calcext:value-type="string">
            <text:p>01-07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400,00 euros/mes</text:p>
          </table:table-cell>
          <table:table-cell table:number-columns-repeated="2"/>
          <table:table-cell office:value-type="string" calcext:value-type="string">
            <text:p>GAZTEDIA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30/02/2018</text:p>
          </table:table-cell>
          <table:table-cell office:value-type="string" calcext:value-type="string">
            <text:p>30/02/2019</text:p>
          </table:table-cell>
          <table:table-cell/>
          <table:table-cell office:value-type="string" calcext:value-type="string">
            <text:p>PAZ-50</text:p>
          </table:table-cell>
        </table:table-row>
        <table:table-row table:style-name="ro15" table:visibility="filter">
          <table:table-cell office:value-type="string" calcext:value-type="string">
            <text:p>V-04/16</text:p>
          </table:table-cell>
          <table:table-cell office:value-type="string" calcext:value-type="string">
            <text:p>TRINTXERPEKO JUBILATUEN ETXEKO TABERNAREN USTIAPENA</text:p>
          </table:table-cell>
          <table:table-cell office:value-type="string" calcext:value-type="string">
            <text:p>EXPLOTACIÓN DEL BAR DEL HOGAR DE JUBILADOS DE TRINTXERPE</text:p>
          </table:table-cell>
          <table:table-cell office:value-type="string" calcext:value-type="string">
            <text:p>EXPLOTAC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canon mensual mínimo de <text:span text:style-name="T9">200,00 euros,</text:span></text:p>
          </table:table-cell>
          <table:table-cell office:value-type="string" calcext:value-type="string">
            <text:p><text:span text:style-name="T39">Cruz  Mª Larra</text:span><text:span text:style-name="T40">ñaga Urain</text:span></text:p>
          </table:table-cell>
          <table:table-cell office:value-type="date" office:date-value="2016-07-01" calcext:value-type="date">
            <text:p>01/07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82"> </text:span><text:span text:style-name="T83">400</text:span><text:span text:style-name="T84">,00</text:span><text:span text:style-name="T85"> euros/mes</text:span></text:p>
          </table:table-cell>
          <table:table-cell table:number-columns-repeated="2"/>
          <table:table-cell office:value-type="string" calcext:value-type="string">
            <text:p>GIZARTEKINTZA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30/02/2018</text:p>
          </table:table-cell>
          <table:table-cell office:value-type="string" calcext:value-type="string">
            <text:p>30/02/2019</text:p>
          </table:table-cell>
          <table:table-cell/>
          <table:table-cell office:value-type="string" calcext:value-type="string">
            <text:p>PAZ-50</text:p>
          </table:table-cell>
        </table:table-row>
        <table:table-row table:style-name="ro88" table:visibility="filter">
          <table:table-cell/>
          <table:table-cell office:value-type="string" calcext:value-type="string">
            <text:p>BORDAENEA KALEKO PROIEKTU BEREZUAB JASOTAKO OBRAK EGIKARITZEA</text:p>
          </table:table-cell>
          <table:table-cell office:value-type="string" calcext:value-type="string">
            <text:p>EJECUCIÓN DE LAS OBRAS CONTENIDAS EN EL PROYECTO SEPARADO DE LA CALLE BORDA ENE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office:value-type="float" office:value="123416.09" calcext:value-type="float">
            <text:p>123.416,09</text:p>
          </table:table-cell>
          <table:table-cell office:value-type="float" office:value="149333.47" calcext:value-type="float">
            <text:p>149.333,47</text:p>
          </table:table-cell>
          <table:table-cell office:value-type="string" calcext:value-type="string">
            <text:p>Otegui-Gaztañaga, S.L</text:p>
          </table:table-cell>
          <table:table-cell office:value-type="string" calcext:value-type="string">
            <text:p>30-09-2016</text:p>
          </table:table-cell>
          <table:table-cell office:value-type="string" calcext:value-type="string">
            <text:p>9 semanas</text:p>
          </table:table-cell>
          <table:table-cell/>
          <table:table-cell office:value-type="float" office:value="129257.98" calcext:value-type="float">
            <text:p>129.257,9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80" table:visibility="filter">
          <table:table-cell office:value-type="string" calcext:value-type="string">
            <text:p>V-06/16</text:p>
          </table:table-cell>
          <table:table-cell office:value-type="string" calcext:value-type="string">
            <text:p>ANDONAEGI JAUREGIKO ETA TRINTXERPEKO ALKATEORDETZAKO GARBIKETA ZERBITZUA</text:p>
          </table:table-cell>
          <table:table-cell office:value-type="string" calcext:value-type="string">
            <text:p>SERVICIO DE LIMPIEZA DEL PALACIO ANDONAEGI Y DE LA TENENCIA ALCALDIA DE TRINTXERP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LIMPIEZAS TXINGUDI 2001 S.L.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Hasta finales del 2016</text:p>
          </table:table-cell>
          <table:table-cell office:value-type="float" office:value="1318.15" calcext:value-type="float">
            <text:p>1.318,15</text:p>
          </table:table-cell>
          <table:table-cell office:value-type="float" office:value="1594.96" calcext:value-type="float">
            <text:p>1.594,9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9</text:p>
          </table:table-cell>
        </table:table-row>
        <table:table-row table:style-name="ro26" table:visibility="filter">
          <table:table-cell office:value-type="string" calcext:value-type="string">
            <text:p>V-09/16</text:p>
          </table:table-cell>
          <table:table-cell office:value-type="string" calcext:value-type="string">
            <text:p>IBAIONDO FRONTOIKO KANTINAREN USTIAPENA ETA ZERBITZU OSAGARRIAK</text:p>
          </table:table-cell>
          <table:table-cell office:value-type="string" calcext:value-type="string">
            <text:p>EXPLOTACIÓN DE LA CANTINA DEL FRONTON IBAIONDO DE ANTXO Y SERVICIOS COMPLEMENTARIOS</text:p>
          </table:table-cell>
          <table:table-cell office:value-type="string" calcext:value-type="string">
            <text:p>EXPLOTAC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No se establece un canon mensual mínimo</text:p>
          </table:table-cell>
          <table:table-cell office:value-type="string" calcext:value-type="string">
            <text:p>Maria Isabel Barrenetxea Aguirre</text:p>
          </table:table-cell>
          <table:table-cell office:value-type="date" office:date-value="2016-08-08" calcext:value-type="date">
            <text:p>08/08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82"> 1</text:span><text:span text:style-name="T83">00</text:span><text:span text:style-name="T84">,00</text:span><text:span text:style-name="T85"> euros/mes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IROLAK</text:p>
          </table:table-cell>
          <table:table-cell office:value-type="string" calcext:value-type="string">
            <text:p>No quieren prorrogar</text:p>
          </table:table-cell>
          <table:table-cell table:number-columns-repeated="5"/>
        </table:table-row>
        <table:table-row table:style-name="ro15" table:visibility="filter">
          <table:table-cell office:value-type="string" calcext:value-type="string">
            <text:p>V-12/16</text:p>
          </table:table-cell>
          <table:table-cell office:value-type="string" calcext:value-type="string">
            <text:p>DONIBANEKO KIROLGUNEKO INSTALAZIOEN KUDEAKETA </text:p>
          </table:table-cell>
          <table:table-cell office:value-type="string" calcext:value-type="string">
            <text:p>GESTION DE LAS INSTALACIONES DEL COMPLEJO <text:s/>DEPORTIVO <text:s/>DE DONIBAN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68.727,27<text:span text:style-name="T21"> </text:span></text:p>
          </table:table-cell>
          <table:table-cell office:value-type="float" office:value="83160" calcext:value-type="float">
            <text:p>83.160,00</text:p>
          </table:table-cell>
          <table:table-cell office:value-type="string" calcext:value-type="string">
            <text:p>BPXPORT KIROL ZERBITZUAK, S.L</text:p>
          </table:table-cell>
          <table:table-cell office:value-type="date" office:date-value="2016-09-27" calcext:value-type="date">
            <text:p>27/09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83.160<text:span text:style-name="T107">,--</text:span><text:span text:style-name="T108"> euros/año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enuncia a prorroga</text:p>
          </table:table-cell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75">
          <table:table-cell office:value-type="string" calcext:value-type="string">
            <text:p>V-10/16</text:p>
          </table:table-cell>
          <table:table-cell office:value-type="string" calcext:value-type="string">
            <text:p>HAUR, NERABE ETA GAZTEENTZAKO IKASTAROAK </text:p>
          </table:table-cell>
          <table:table-cell office:value-type="string" calcext:value-type="string">
            <text:p>CURSOS PARA NIÑOS/AS, ADOLESCENTES Y JÓVENES 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73523.32" calcext:value-type="float">
            <text:p>73.523,32</text:p>
          </table:table-cell>
          <table:table-cell office:value-type="float" office:value="80875.65" calcext:value-type="float">
            <text:p>80.875,65</text:p>
          </table:table-cell>
          <table:table-cell office:value-type="string" calcext:value-type="string">
            <text:p>ARTETIK <text:s/>ELKARTE KULTURALA</text:p>
          </table:table-cell>
          <table:table-cell office:value-type="date" office:date-value="2016-08-22" calcext:value-type="date">
            <text:p>22/08/2016</text:p>
          </table:table-cell>
          <table:table-cell office:value-type="string" calcext:value-type="string">
            <text:p>2 AÑOS + 2 PRORROGAS / ANUALES </text:p>
          </table:table-cell>
          <table:table-cell office:value-type="string" calcext:value-type="string">
            <text:p>15860,00 Exento IVA</text:p>
          </table:table-cell>
          <table:table-cell table:number-columns-repeated="3"/>
          <table:table-cell office:value-type="string" calcext:value-type="string">
            <text:p>GAZTEDIA</text:p>
          </table:table-cell>
          <table:table-cell/>
          <table:table-cell office:value-type="date" office:date-value="2020-08-21" calcext:value-type="date">
            <text:p>21/08/2020</text:p>
          </table:table-cell>
          <table:table-cell office:value-type="date" office:date-value="2018-04-21" calcext:value-type="date">
            <text:p>21/04/2018</text:p>
          </table:table-cell>
          <table:table-cell office:value-type="date" office:date-value="2019-04-21" calcext:value-type="date">
            <text:p>21/04/2019</text:p>
          </table:table-cell>
          <table:table-cell/>
          <table:table-cell office:value-type="string" calcext:value-type="string">
            <text:p>PAZ-53</text:p>
          </table:table-cell>
        </table:table-row>
        <table:table-row table:style-name="ro88" table:visibility="filter">
          <table:table-cell/>
          <table:table-cell office:value-type="string" calcext:value-type="string">
            <text:p>DONIBANEKO GIZARTE- ETA KULTURA-ERAIKINEKO EKIPAMENDU ESZENIKOAREN INSTALAZIOA </text:p>
          </table:table-cell>
          <table:table-cell office:value-type="string" calcext:value-type="string">
            <text:p>INSTALACIÓN DEL EQUIPAMIENTO ESCÉNICO EN EL EDIFICIO SOCIOCULTURAL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 Urgente</text:p>
          </table:table-cell>
          <table:table-cell office:value-type="string" calcext:value-type="string">
            <text:p>- LOTE 1: 159.100,00€ <text:s text:c="3"/>- LOTE 2: 351.831,85€ <text:s/></text:p>
          </table:table-cell>
          <table:table-cell office:value-type="string" calcext:value-type="string">
            <text:p>- LOTE 1: 192.511,00€ <text:s/>- LOTE 2: 425.716,54,79€</text:p>
          </table:table-cell>
          <table:table-cell office:value-type="string" calcext:value-type="string">
            <text:p>- Lote 1: <text:span text:style-name="T89">GALVAN SPORT, SOCIEDAD LIMITADA   - Lote 2: DARDARAK, S.L</text:span></text:p>
          </table:table-cell>
          <table:table-cell/>
          <table:table-cell office:value-type="string" calcext:value-type="string">
            <text:p>- LOTE 1: 25 días <text:s text:c="30"/>- LOTE 2: 25 días </text:p>
          </table:table-cell>
          <table:table-cell/>
          <table:table-cell office:value-type="string" calcext:value-type="string">
            <text:p>- Lote 1: <text:span text:style-name="T109">120.013,26      - Lote 2: 324.303,05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89" table:visibility="filter">
          <table:table-cell office:value-type="string" calcext:value-type="string">
            <text:p>V-24/16</text:p>
          </table:table-cell>
          <table:table-cell office:value-type="string" calcext:value-type="string">
            <text:p>INFORMATIKAKO TRESNAK EROSTEA HAZ-KO BULEGORAKO</text:p>
          </table:table-cell>
          <table:table-cell office:value-type="string" calcext:value-type="string">
            <text:p>SUMINISTRO DE EQUIPAMIENTO INFORMÁTICO PARA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-Urgente</text:p>
          </table:table-cell>
          <table:table-cell office:value-type="string" calcext:value-type="string">
            <text:p>LOTE 1: <text:s/>15.702,00 € <text:s/>LOTE 2: <text:s/>9.091,00 € <text:s/>LOTE 3: 4.132,00 € <text:s/>LOTE 4: <text:s/>4.545,00 <text:s/>€ <text:s/></text:p>
          </table:table-cell>
          <table:table-cell office:value-type="string" calcext:value-type="string">
            <text:p>LOTE 1: 19.000,00 € <text:s/>LOTE 2: 11.000,00 <text:s text:c="2"/>LOTE 3: 5.000,00 <text:s/>LOTE 4: 5.500,00 </text:p>
          </table:table-cell>
          <table:table-cell office:value-type="string" calcext:value-type="string">
            <text:p>Lote 1: HAITZANDI, S.L <text:s text:c="14"/>Lote 2: MAKELSAKO GIPUZKOA S.L <text:s text:c="43"/>-Lote 3:SUPER MICRO COMPUTER SPAIN, S.L <text:s text:c="8"/>-Lote 4: TELENOR COMUNICACIONES, S.L</text:p>
          </table:table-cell>
          <table:table-cell/>
          <table:table-cell office:value-type="string" calcext:value-type="string">
            <text:p>Lote 1: 45 días naturales. <text:s/>Lote 2: 45 días naturales. Lote 3: 45 días naturales. <text:s/>Lote 4: <text:s/>45 días naturales. <text:s/></text:p>
          </table:table-cell>
          <table:table-cell/>
          <table:table-cell office:value-type="string" calcext:value-type="string">
            <text:p><text:span text:style-name="T90">- Lote 1: </text:span><text:span text:style-name="T110">17.132,90        - Lote 2: 10.445,54   - Lote 3: 4.968,70      -Lote 4: 5.274,16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90" table:visibility="filter">
          <table:table-cell office:value-type="string" calcext:value-type="string">
            <text:p>V-23/16</text:p>
          </table:table-cell>
          <table:table-cell office:value-type="string" calcext:value-type="string">
            <text:p>PASAIAKO UDALAREN ETA BERE ERAKUNDE AUTONOMOEN AHOTS ETA DATU-KOMUNIKAZIOAK HOBETZEKO ZERBITZUA</text:p>
          </table:table-cell>
          <table:table-cell office:value-type="string" calcext:value-type="string">
            <text:p>SERVICIO DE MEJORA EN LAS COMUNICACIONES DE VOZ Y DATOS DEL AYUNTAMIENTO DE PASAIA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51240" calcext:value-type="float">
            <text:p>51.240,00</text:p>
          </table:table-cell>
          <table:table-cell office:value-type="float" office:value="62000" calcext:value-type="float">
            <text:p>62.000,00</text:p>
          </table:table-cell>
          <table:table-cell office:value-type="string" calcext:value-type="string">
            <text:p>IRONTEC, INTERNET Y SISTEMAS SOBRE GNU/LINUX S.L.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1 año,</text:p>
          </table:table-cell>
          <table:table-cell office:value-type="float" office:value="60766.2" calcext:value-type="float">
            <text:p>60.766,2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88" table:visibility="filter">
          <table:table-cell/>
          <table:table-cell office:value-type="string" calcext:value-type="string">
            <text:p>PASAI ANTXO IPARREKO HIRIGUNEAREN BERRURBANIZAZIOA (C-6 FASEA GELASIO ARANBURU KALEA)</text:p>
          </table:table-cell>
          <table:table-cell office:value-type="string" calcext:value-type="string">
            <text:p>REURBANIZACION DE LA ZONA URBANA PASAI ANTXO NORTE <text:s/>(FASE C-6 CALLE GELASIO ARANBURU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-Urgente</text:p>
          </table:table-cell>
          <table:table-cell office:value-type="float" office:value="515952.47" calcext:value-type="float">
            <text:p>515.952,47</text:p>
          </table:table-cell>
          <table:table-cell office:value-type="float" office:value="624302.49" calcext:value-type="float">
            <text:p>624.302,49</text:p>
          </table:table-cell>
          <table:table-cell office:value-type="string" calcext:value-type="string">
            <text:p>ASFALTADOS Y CONSTRUCCIONES MORGA, S.L</text:p>
          </table:table-cell>
          <table:table-cell office:value-type="string" calcext:value-type="string">
            <text:p>15-12-2016</text:p>
          </table:table-cell>
          <table:table-cell office:value-type="string" calcext:value-type="string">
            <text:p>5 semanas</text:p>
          </table:table-cell>
          <table:table-cell/>
          <table:table-cell office:value-type="float" office:value="436888.19" calcext:value-type="float">
            <text:p>436.888,19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V-27/16</text:p>
          </table:table-cell>
          <table:table-cell office:value-type="string" calcext:value-type="string">
            <text:p>HAZ BULEGOTARAKO ALTZARIAK</text:p>
          </table:table-cell>
          <table:table-cell office:value-type="string" calcext:value-type="string">
            <text:p>MOBILIARIO DE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BIGARA EQUIPAMIENTO DE OFICINA, S.L.</text:p>
          </table:table-cell>
          <table:table-cell office:value-type="date" office:date-value="2016-12-27" calcext:value-type="date">
            <text:p>27/12/2016</text:p>
          </table:table-cell>
          <table:table-cell/>
          <table:table-cell office:value-type="float" office:value="15770.75" calcext:value-type="float">
            <text:p>15.770,75</text:p>
          </table:table-cell>
          <table:table-cell office:value-type="float" office:value="19081.61" calcext:value-type="float">
            <text:p>19.081,6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79">
          <table:table-cell office:value-type="string" calcext:value-type="string">
            <text:p>V-08/16</text:p>
          </table:table-cell>
          <table:table-cell office:value-type="string" calcext:value-type="string">
            <text:p>TRINTXERPEKO KIROLGUNEKO INSTALAZIOEN KUDEAKETA</text:p>
          </table:table-cell>
          <table:table-cell office:value-type="string" calcext:value-type="string">
            <text:p>GESTION DE LAS INSTALACIONES DEL COMPLEJO <text:s/>DEPORTIVO <text:s/>DE TRINTXERP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float" office:value="61685.95" calcext:value-type="float">
            <text:p>61.685,95</text:p>
          </table:table-cell>
          <table:table-cell office:value-type="float" office:value="74640" calcext:value-type="float">
            <text:p>74.640,00</text:p>
          </table:table-cell>
          <table:table-cell office:value-type="string" calcext:value-type="string">
            <text:p>BPXPORT KIROL ZERBITZUAK, S.L</text:p>
          </table:table-cell>
          <table:table-cell office:value-type="string" calcext:value-type="string">
            <text:p>24-08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float" office:value="74640" calcext:value-type="float">
            <text:p>74.640,00</text:p>
          </table:table-cell>
          <table:table-cell table:number-columns-repeated="4"/>
          <table:table-cell office:value-type="date" office:date-value="2020-08-23" calcext:value-type="date">
            <text:p>23/08/2020</text:p>
          </table:table-cell>
          <table:table-cell office:value-type="date" office:date-value="2018-04-22" calcext:value-type="date">
            <text:p>22/04/2018</text:p>
          </table:table-cell>
          <table:table-cell office:value-type="date" office:date-value="2019-04-22" calcext:value-type="date">
            <text:p>22/04/2019</text:p>
          </table:table-cell>
          <table:table-cell/>
          <table:table-cell office:value-type="string" calcext:value-type="string">
            <text:p>PAZ-55</text:p>
          </table:table-cell>
        </table:table-row>
        <table:table-row table:style-name="ro28">
          <table:table-cell office:value-type="string" calcext:value-type="string">
            <text:p>V-11/16</text:p>
          </table:table-cell>
          <table:table-cell office:value-type="string" calcext:value-type="string">
            <text:p>UDAL LUDOTEKEN KUDEAKETA ETA ANIMAZIOA </text:p>
          </table:table-cell>
          <table:table-cell office:value-type="string" calcext:value-type="string">
            <text:p>GESTIÓN Y ANIMACIÓN DE LAS LUDOTECAS MUNICIPALES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float" office:value="151287.3" calcext:value-type="float">
            <text:p>151.287,30</text:p>
          </table:table-cell>
          <table:table-cell office:value-type="float" office:value="166416.03" calcext:value-type="float">
            <text:p>166.416,03</text:p>
          </table:table-cell>
          <table:table-cell office:value-type="string" calcext:value-type="string">
            <text:p><text:span text:style-name="T34">ASOCIACIÓN  LUDICA</text:span> “<text:span text:style-name="T34">KANTAURI ELKARTEA</text:span></text:p>
          </table:table-cell>
          <table:table-cell office:value-type="string" calcext:value-type="string">
            <text:p>30-08-2016</text:p>
          </table:table-cell>
          <table:table-cell office:value-type="string" calcext:value-type="string">
            <text:p>2 AÑOS + 2 PRORROGAS / ANUALES </text:p>
          </table:table-cell>
          <table:table-cell office:value-type="string" calcext:value-type="string">
            <text:p>143.687,30 euros/año, (exento <text:s/>IVA)</text:p>
          </table:table-cell>
          <table:table-cell table:number-columns-repeated="3"/>
          <table:table-cell office:value-type="string" calcext:value-type="string">
            <text:p>GAZTEDIA</text:p>
          </table:table-cell>
          <table:table-cell/>
          <table:table-cell office:value-type="date" office:date-value="2020-08-29" calcext:value-type="date">
            <text:p>29/08/2020</text:p>
          </table:table-cell>
          <table:table-cell office:value-type="date" office:date-value="2018-04-29" calcext:value-type="date">
            <text:p>29/04/2018</text:p>
          </table:table-cell>
          <table:table-cell office:value-type="date" office:date-value="2019-04-29" calcext:value-type="date">
            <text:p>29/04/2019</text:p>
          </table:table-cell>
          <table:table-cell/>
          <table:table-cell office:value-type="string" calcext:value-type="string">
            <text:p>PAZ-53</text:p>
          </table:table-cell>
        </table:table-row>
        <table:table-row table:style-name="ro88" table:visibility="filter">
          <table:table-cell office:value-type="string" calcext:value-type="string">
            <text:p>OM-08/16</text:p>
          </table:table-cell>
          <table:table-cell office:value-type="string" calcext:value-type="string">
            <text:p>HIRU BULEGO EGOKITZEA HERRITARREN ARRETA ZERBITZURAKO (HAZ)</text:p>
          </table:table-cell>
          <table:table-cell office:value-type="string" calcext:value-type="string">
            <text:p>LAS OBRAS PARA LA HABILITACIÓN DE TRES OFICINAS DE SERVICIO DE ATENCIÓN A LA CIUDADANIA (SAC)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</text:p>
          </table:table-cell>
          <table:table-cell office:value-type="float" office:value="78917.55" calcext:value-type="float">
            <text:p>78.917,55</text:p>
          </table:table-cell>
          <table:table-cell office:value-type="float" office:value="95490.23" calcext:value-type="float">
            <text:p>95.490,23</text:p>
          </table:table-cell>
          <table:table-cell office:value-type="string" calcext:value-type="string">
            <text:p>ADURIZ LUJANBIO, S.L.</text:p>
          </table:table-cell>
          <table:table-cell office:value-type="string" calcext:value-type="string">
            <text:p>21-11-2016</text:p>
          </table:table-cell>
          <table:table-cell office:value-type="string" calcext:value-type="string">
            <text:p>3 meses</text:p>
          </table:table-cell>
          <table:table-cell/>
          <table:table-cell office:value-type="float" office:value="78200" calcext:value-type="float">
            <text:p>78.2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86" table:visibility="filter">
          <table:table-cell office:value-type="string" calcext:value-type="string">
            <text:p>V-13/16</text:p>
          </table:table-cell>
          <table:table-cell office:value-type="string" calcext:value-type="string">
            <text:p>PASAIAKO UDALERRI OSOAN IBILGAILUEN APARKALEKUAK ARRAZIONALIZATZEKO, KUDEATZEKO ETA ANTOLATZEKO PLANA</text:p>
          </table:table-cell>
          <table:table-cell office:value-type="string" calcext:value-type="string">
            <text:p>REALIZACION DEL PLAN DE ORDENACION, GESTION Y RACIONALIZACION DEL ESTACIONAMIENTO DE VEHICULOS EN EL MUNICIPI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-sin publicidad</text:p>
          </table:table-cell>
          <table:table-cell office:value-type="float" office:value="28925.62" calcext:value-type="float">
            <text:p>28.925,62</text:p>
          </table:table-cell>
          <table:table-cell office:value-type="float" office:value="35000" calcext:value-type="float">
            <text:p>35.000,00</text:p>
          </table:table-cell>
          <table:table-cell office:value-type="string" calcext:value-type="string">
            <text:p>ASMATU, S.L.P., TEMA INGENIERIA, S.L. Unipersonal</text:p>
          </table:table-cell>
          <table:table-cell office:value-type="string" calcext:value-type="string">
            <text:p>16-11-2016</text:p>
          </table:table-cell>
          <table:table-cell office:value-type="string" calcext:value-type="string">
            <text:p>5 meses</text:p>
          </table:table-cell>
          <table:table-cell/>
          <table:table-cell office:value-type="float" office:value="21699.99" calcext:value-type="float">
            <text:p>21.69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26" table:visibility="filter">
          <table:table-cell office:value-type="string" calcext:value-type="string">
            <text:p>OM-05/16</text:p>
          </table:table-cell>
          <table:table-cell office:value-type="string" calcext:value-type="string">
            <text:p>TRINTXERPE, AZKUENEKO BIRIBILGUNEAREN BERRURBANIZAZIO OBRAK</text:p>
          </table:table-cell>
          <table:table-cell office:value-type="string" calcext:value-type="string">
            <text:p>OBRAS DE REURBANIZACIÓN DE LA ROTONDA DE AZKUENE EN TRINTXERPE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TEC-NATURA</text:p>
          </table:table-cell>
          <table:table-cell office:value-type="string" calcext:value-type="string">
            <text:p>128-09-2016</text:p>
          </table:table-cell>
          <table:table-cell office:value-type="string" calcext:value-type="string">
            <text:p>2 meses</text:p>
          </table:table-cell>
          <table:table-cell office:value-type="float" office:value="45668.88" calcext:value-type="float">
            <text:p>45.668,88</text:p>
          </table:table-cell>
          <table:table-cell office:value-type="float" office:value="55259.34" calcext:value-type="float">
            <text:p>55.259,3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64" table:visibility="filter">
          <table:table-cell office:value-type="string" calcext:value-type="string">
            <text:p>V-07/16</text:p>
          </table:table-cell>
          <table:table-cell office:value-type="string" calcext:value-type="string">
            <text:p>SU ARTIFIZIALAK 2016</text:p>
          </table:table-cell>
          <table:table-cell office:value-type="string" calcext:value-type="string">
            <text:p>FUEGOS ARTIFICIALES 2016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6-06-02" calcext:value-type="date">
            <text:p>02/06/2016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3</text:p>
          </table:table-cell>
        </table:table-row>
        <table:table-row table:style-name="ro80">
          <table:table-cell office:value-type="string" calcext:value-type="string">
            <text:p>V-01/16</text:p>
          </table:table-cell>
          <table:table-cell office:value-type="string" calcext:value-type="string">
            <text:p>PASAIAKO UDALEKO ETA BERE ERAKUNDE AUTONOMOETAKO KOMUNIKAZIO-ZERBITZUEN KUDEAKETA</text:p>
          </table:table-cell>
          <table:table-cell office:value-type="string" calcext:value-type="string">
            <text:p>GESTIÓN DE LOS SERVICIOS DE COMUNICACIÓN DEL AYUNTAMIENTO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Lote 1-SERVICIOS DE TELEFONÍA FIJA: <text:s/>20.000,00 € <text:s text:c="3"/>Lote 2-SERVICIOS DE TELEFONÍA MÓVIL. 8.000,00 €</text:p>
          </table:table-cell>
          <table:table-cell office:value-type="string" calcext:value-type="string">
            <text:p>Lote 1-SERVICIOS DE TELEFONÍA FIJA: 24.200,00 € <text:s text:c="2"/>Lote 2-SERVICIOS DE TELEFONÍA MÓVIL. 9.680,00</text:p>
          </table:table-cell>
          <table:table-cell office:value-type="string" calcext:value-type="string">
            <text:p>EUSKALTEL</text:p>
          </table:table-cell>
          <table:table-cell office:value-type="string" calcext:value-type="string">
            <text:p>06-06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116">- Lote 1: T</text:span><text:span text:style-name="T117">elefonía fija</text:span><text:span text:style-name="T116">:  </text:span><text:span text:style-name="T118">14.292,15</text:span><text:span text:style-name="T119"> euros.   -  Lote 2 :Telefonía movil : 3.692,56  euros  </text:span></text:p>
          </table:table-cell>
          <table:table-cell table:number-columns-repeated="2"/>
          <table:table-cell office:value-type="string" calcext:value-type="string">
            <text:p>INFORMATIKA</text:p>
          </table:table-cell>
          <table:table-cell/>
          <table:table-cell office:value-type="date" office:date-value="2020-06-05" calcext:value-type="date">
            <text:p>05/06/2020</text:p>
          </table:table-cell>
          <table:table-cell office:value-type="date" office:date-value="2018-06-05" calcext:value-type="date">
            <text:p>05/06/2018</text:p>
          </table:table-cell>
          <table:table-cell office:value-type="date" office:date-value="2019-06-05" calcext:value-type="date">
            <text:p>05/06/2019</text:p>
          </table:table-cell>
          <table:table-cell/>
          <table:table-cell office:value-type="string" calcext:value-type="string">
            <text:p>PAZ-51</text:p>
          </table:table-cell>
        </table:table-row>
        <table:table-row table:style-name="ro78" table:visibility="filter">
          <table:table-cell/>
          <table:table-cell office:value-type="string" calcext:value-type="string">
            <text:p>MOLINAO-ITSASADARRA ESPARRUAN URBANIZAZIOA, ANTXORA SARTZEKO BIRIBILGUNEAREN ETA PABINSA ERAIKINAREN ARTEAN</text:p>
          </table:table-cell>
          <table:table-cell office:value-type="string" calcext:value-type="string">
            <text:p>URBANIZACIÓN DEL ÁMBITO MOLINAO-ITSASADARRA ENTRE LA ROTONDA DE ACCESO A ANTXO Y PABINSA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Abierto</text:p>
          </table:table-cell>
          <table:table-cell office:value-type="float" office:value="434547.31" calcext:value-type="float">
            <text:p>434.547,31</text:p>
          </table:table-cell>
          <table:table-cell office:value-type="float" office:value="525802.25" calcext:value-type="float">
            <text:p>525.802,25</text:p>
          </table:table-cell>
          <table:table-cell office:value-type="string" calcext:value-type="string">
            <text:p>INICIATIVAS PARA LA CONSTRUCCION Y OBRA CIVIL, S.L. (INCOC, S.L.)</text:p>
          </table:table-cell>
          <table:table-cell office:value-type="string" calcext:value-type="string">
            <text:p>03-11-2016</text:p>
          </table:table-cell>
          <table:table-cell office:value-type="string" calcext:value-type="string">
            <text:p>13 Semanas</text:p>
          </table:table-cell>
          <table:table-cell/>
          <table:table-cell office:value-type="float" office:value="401134.53" calcext:value-type="float">
            <text:p>401.134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75" table:visibility="filter">
          <table:table-cell office:value-type="string" calcext:value-type="string">
            <text:p>OM-01/16</text:p>
          </table:table-cell>
          <table:table-cell office:value-type="string" calcext:value-type="string">
            <text:p>ANDONAEGIKO FUTBOL-ZELAIKO ALDAGELEN ERAIKIN BERRIA</text:p>
          </table:table-cell>
          <table:table-cell office:value-type="string" calcext:value-type="string">
            <text:p>NUEVO EDIFICIO DE VESTUARIOS EN EL CAMPO DE FÚTBOL DE ANDONAEGI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 sin publicidad</text:p>
          </table:table-cell>
          <table:table-cell office:value-type="float" office:value="179471.97" calcext:value-type="float">
            <text:p>179.471,97</text:p>
          </table:table-cell>
          <table:table-cell office:value-type="float" office:value="217161.08" calcext:value-type="float">
            <text:p>217.161,08</text:p>
          </table:table-cell>
          <table:table-cell office:value-type="string" calcext:value-type="string">
            <text:p>CONSTRUCCIONES ASTIARAN, S.L</text:p>
          </table:table-cell>
          <table:table-cell office:value-type="string" calcext:value-type="string">
            <text:p>29-07-2016</text:p>
          </table:table-cell>
          <table:table-cell office:value-type="string" calcext:value-type="string">
            <text:p>75 días</text:p>
          </table:table-cell>
          <table:table-cell/>
          <table:table-cell office:value-type="float" office:value="200179.08" calcext:value-type="float">
            <text:p>200.179,0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0</text:p>
          </table:table-cell>
        </table:table-row>
        <table:table-row table:style-name="ro1" table:visibility="filter">
          <table:table-cell office:value-type="string" calcext:value-type="string">
            <text:p>V-01/17</text:p>
          </table:table-cell>
          <table:table-cell office:value-type="string" calcext:value-type="string">
            <text:p>FOTOKOPIAGAILUEN EROSKETA</text:p>
          </table:table-cell>
          <table:table-cell office:value-type="string" calcext:value-type="string">
            <text:p>COMPRA DE FOTOCOPIADORA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2008 MAQUELSA GIPUZKOA S.L.</text:p>
          </table:table-cell>
          <table:table-cell office:value-type="date" office:date-value="2017-05-07" calcext:value-type="date">
            <text:p>07/05/2017</text:p>
          </table:table-cell>
          <table:table-cell/>
          <table:table-cell office:value-type="float" office:value="12905.88" calcext:value-type="float">
            <text:p>12.905,88</text:p>
          </table:table-cell>
          <table:table-cell office:value-type="float" office:value="15616.11" calcext:value-type="float">
            <text:p>15.616,1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90" table:visibility="filter">
          <table:table-cell office:value-type="string" calcext:value-type="string">
            <text:p>V-02/17</text:p>
          </table:table-cell>
          <table:table-cell office:value-type="string" calcext:value-type="string">
            <text:p>PASAIAKO UDALAREN ETA BERE ERAKUNDE AUTONOMOEN ONDARE-ERANTZUKIZUNA ETA ONDASUNEN GAINEKO KALTEAK ESTALTZEKO ASEGURUAK</text:p>
          </table:table-cell>
          <table:table-cell office:value-type="string" calcext:value-type="string">
            <text:p>SEGUROS DE RESPONSABILIDAD PATRIMONIAL Y DE DAÑOS EN BIENES DEL AYUNTAMIENTO DE PASAIA Y SUS ORGANISMOS AUTO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LOTE 1: Res. Civil: 32.000 <text:s/>LOTE 2: Seg. Daños Bienes: 20.000</text:p>
          </table:table-cell>
          <table:table-cell/>
          <table:table-cell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office:value-type="string" calcext:value-type="string">
            <text:p>LOTE 1 Y LOTE 2: 26/06/2017 ( servicio a partir 01/07/2017)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L<text:span text:style-name="T90">ote 1: </text:span><text:span text:style-name="T91">24.664,90   €                                       Lote 2:  18.826,53 €</text:span></text:p>
          </table:table-cell>
          <table:table-cell table:number-columns-repeated="2"/>
          <table:table-cell office:value-type="string" calcext:value-type="string">
            <text:p>2019: 1ª prorroga. <text:s text:c="8"/>2020: 2ª prorroga</text:p>
          </table:table-cell>
          <table:table-cell office:value-type="string" calcext:value-type="string">
            <text:p>SECRETARIA</text:p>
          </table:table-cell>
          <table:table-cell/>
          <table:table-cell office:value-type="date" office:date-value="2020-12-31" calcext:value-type="date">
            <text:p>31/12/2020</text:p>
          </table:table-cell>
          <table:table-cell office:value-type="date" office:date-value="2018-12-31" calcext:value-type="date">
            <text:p>31/12/2018</text:p>
          </table:table-cell>
          <table:table-cell office:value-type="date" office:date-value="2019-12-31" calcext:value-type="date">
            <text:p>31/12/2019</text:p>
          </table:table-cell>
          <table:table-cell/>
          <table:table-cell office:value-type="string" calcext:value-type="string">
            <text:p>PAZ-60</text:p>
          </table:table-cell>
        </table:table-row>
        <table:table-row table:style-name="ro91" table:visibility="filter">
          <table:table-cell/>
          <table:table-cell office:value-type="string" calcext:value-type="string">
            <text:p>PASAIAKO ZAHARREN EGOITZA FUNDAZIO PUBLIKOKO LAGUNTZA-ZERBITZUAK ETA ZERBITZU OSAGARRIAK.</text:p>
          </table:table-cell>
          <table:table-cell office:value-type="string" calcext:value-type="string">
            <text:p>SERVICIOS ASISTENCIALES Y COMPLEMENTARIOS DE LA FUNDACIÓN PÚBLICA RESIDENCIA DE ANCIANO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rmonizado</text:p>
          </table:table-cell>
          <table:table-cell office:value-type="string" calcext:value-type="string">
            <text:p>618.606,39 euros/año ( <text:s/>597.173,32 corresponden a los servicios de Residencia y centro de dia y de 21.433,07 €/año al <text:s/>centro diurno Elizgain)</text:p>
          </table:table-cell>
          <table:table-cell/>
          <table:table-cell office:value-type="string" calcext:value-type="string">
            <text:p><text:span text:style-name="T42">CLECE, S.A.-ZAINTZEN, SAU</text:span><text:span text:style-name="T43">,</text:span><text:span text:style-name="T44"> Unión Temporal de Empresas Ley 16/1982, de 26 de mayo”, denominada abreviadamente “UTE PASAIAKO ZAHARREN EGOITZA</text:span></text:p>
          </table:table-cell>
          <table:table-cell office:value-type="date" office:date-value="2017-08-02" calcext:value-type="date">
            <text:p>02/08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602999.14" calcext:value-type="float">
            <text:p>602.999,14</text:p>
          </table:table-cell>
          <table:table-cell table:formula="of:=+602999.14+24119.97" office:value-type="float" office:value="627119.11" calcext:value-type="float">
            <text:p>627.119,11</text:p>
          </table:table-cell>
          <table:table-cell/>
          <table:table-cell office:value-type="string" calcext:value-type="string">
            <text:p>2019: 1ª prorroga. <text:s text:c="5"/>Eta azkena KABIAN sartu</text:p>
          </table:table-cell>
          <table:table-cell office:value-type="string" calcext:value-type="string">
            <text:p>ZAHARREN EGOITZA</text:p>
          </table:table-cell>
          <table:table-cell/>
          <table:table-cell office:value-type="date" office:date-value="2019-12-31" calcext:value-type="date">
            <text:p>31/12/2019</text:p>
          </table:table-cell>
          <table:table-cell table:number-columns-repeated="3"/>
          <table:table-cell office:value-type="string" calcext:value-type="string">
            <text:p>PAZ-63</text:p>
          </table:table-cell>
        </table:table-row>
        <table:table-row table:style-name="ro83" table:visibility="filter">
          <table:table-cell/>
          <table:table-cell office:value-type="string" calcext:value-type="string">
            <text:p>PASAI SAN PEDROKO ZAHARREN EGOITZA ETA EGUNEKO ZENTROAREN ETA “JOKIN AMONDARAIN” ETXEBIZITZETAKO EREMU ERKIDEEN GARBIKETA</text:p>
          </table:table-cell>
          <table:table-cell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rmonizado</text:p>
          </table:table-cell>
          <table:table-cell office:value-type="float" office:value="91000" calcext:value-type="float">
            <text:p>91.000,00</text:p>
          </table:table-cell>
          <table:table-cell/>
          <table:table-cell office:value-type="string" calcext:value-type="string">
            <text:p>INTEGRA MANTENIMIENTO, GESTION Y SERVICIOS INTEGRADOS, CENTRO ESPECIAL DE EMPLEO, S.L.</text:p>
          </table:table-cell>
          <table:table-cell office:value-type="date" office:date-value="2017-12-11" calcext:value-type="date">
            <text:p>11/12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77132.28" calcext:value-type="float">
            <text:p>77.132,28</text:p>
          </table:table-cell>
          <table:table-cell office:value-type="float" office:value="93330.06" calcext:value-type="float">
            <text:p>93.330,06</text:p>
          </table:table-cell>
          <table:table-cell office:value-type="string" calcext:value-type="string">
            <text:p>SI</text:p>
          </table:table-cell>
          <table:table-cell office:value-type="float" office:value="43810" calcext:value-type="float">
            <text:p>43810</text:p>
          </table:table-cell>
          <table:table-cell office:value-type="string" calcext:value-type="string">
            <text:p>ZAHARREN EGOITZA</text:p>
          </table:table-cell>
          <table:table-cell table:number-columns-repeated="5"/>
          <table:table-cell office:value-type="string" calcext:value-type="string">
            <text:p>PAZ-62</text:p>
          </table:table-cell>
        </table:table-row>
        <table:table-row table:style-name="ro75" table:visibility="filter">
          <table:table-cell/>
          <table:table-cell office:value-type="string" calcext:value-type="string">
            <text:p>DONIBANEKO ITSASERTZEKO SARBIDEAK BERRESKURATZEA</text:p>
          </table:table-cell>
          <table:table-cell office:value-type="string" calcext:value-type="string">
            <text:p>RECUPERACIÓN DE LOS ACCESOS <text:s/>AL LITORAL EN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table:number-columns-repeated="2" office:value-type="float" office:value="162500" calcext:value-type="float">
            <text:p>162.500,00</text:p>
          </table:table-cell>
          <table:table-cell office:value-type="string" calcext:value-type="string">
            <text:p>TEUSA TECNICAS DE RESTAURACION, S.A</text:p>
          </table:table-cell>
          <table:table-cell office:value-type="date" office:date-value="2017-12-14" calcext:value-type="date">
            <text:p>14/12/2017</text:p>
          </table:table-cell>
          <table:table-cell office:value-type="string" calcext:value-type="string">
            <text:p>4 MESES</text:p>
          </table:table-cell>
          <table:table-cell/>
          <table:table-cell office:value-type="float" office:value="137849.89" calcext:value-type="float">
            <text:p>137.849,8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86" table:visibility="filter">
          <table:table-cell office:value-type="string" calcext:value-type="string">
            <text:p>V-12/17</text:p>
          </table:table-cell>
          <table:table-cell office:value-type="string" calcext:value-type="string">
            <text:p>FORMAKUNTZA: BIZI GAREN GARAIKO ERREALITATERA EGOKITUTAKO ANTOLAKUNTZA ETA FUNTZIONAMENDUA DISEINATZEA</text:p>
          </table:table-cell>
          <table:table-cell office:value-type="string" calcext:value-type="string">
            <text:p>FORMACIÓN: DISEÑO DE UNA ORGANIZACIÓN Y FUNCIONAMIENTO CORRESPONDIENTES A LA REALIDAD DEL TIEMPO EN QUE VIVI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OTXANDIO &amp; TEAM CONSULTING S.L.</text:p>
          </table:table-cell>
          <table:table-cell office:value-type="date" office:date-value="2017-05-05" calcext:value-type="date">
            <text:p>05/05/2017</text:p>
          </table:table-cell>
          <table:table-cell/>
          <table:table-cell office:value-type="float" office:value="7000" calcext:value-type="float">
            <text:p>7.000,00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10 SESIONES DE 4 HORAS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30" table:visibility="filter">
          <table:table-cell office:value-type="string" calcext:value-type="string">
            <text:p>V-02/18</text:p>
          </table:table-cell>
          <table:table-cell office:value-type="string" calcext:value-type="string">
            <text:p>UDAL LANGILEEEN OSASUN ZAINTZA</text:p>
          </table:table-cell>
          <table:table-cell office:value-type="string" calcext:value-type="string">
            <text:p>VIGILANCIA DE LA SALUD DEL PERSONAL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4876.03" calcext:value-type="float">
            <text:p>14.876,03</text:p>
          </table:table-cell>
          <table:table-cell office:value-type="float" office:value="18000" calcext:value-type="float">
            <text:p>18.000,00</text:p>
          </table:table-cell>
          <table:table-cell office:value-type="string" calcext:value-type="string">
            <text:p>URKO SERVICIOS DE PREVENCION, S.COOP.</text:p>
          </table:table-cell>
          <table:table-cell office:value-type="date" office:date-value="2017-11-01" calcext:value-type="date">
            <text:p>01/11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14794" calcext:value-type="float">
            <text:p>14.794,00</text:p>
          </table:table-cell>
          <table:table-cell office:value-type="float" office:value="17901" calcext:value-type="float">
            <text:p>17.901,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, CONTRATACIÓN CENTRALIZADA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80" table:visibility="filter">
          <table:table-cell office:value-type="string" calcext:value-type="string">
            <text:p>OM-04/17</text:p>
          </table:table-cell>
          <table:table-cell office:value-type="string" calcext:value-type="string">
            <text:p>PASAI DONIBANEKO SANTIAGO PLAZAKO PANTALANA BERRITU <text:s/>ETA ORDEZKATZEKO LANAK</text:p>
          </table:table-cell>
          <table:table-cell office:value-type="string" calcext:value-type="string">
            <text:p>OBRAS PARA LA RENOVACIÓN Y SUSTITUCIÓN DEL PANTALÁN DE LA PLAZA SANTIAGO EN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8794.93" calcext:value-type="float">
            <text:p>68.794,93</text:p>
          </table:table-cell>
          <table:table-cell office:value-type="float" office:value="83241.87" calcext:value-type="float">
            <text:p>83.241,87</text:p>
          </table:table-cell>
          <table:table-cell office:value-type="string" calcext:value-type="string">
            <text:p>ASTILLEROS AMILIBIA UNTZIOLAK, S.L</text:p>
          </table:table-cell>
          <table:table-cell office:value-type="date" office:date-value="2017-08-01" calcext:value-type="date">
            <text:p>01/08/2017</text:p>
          </table:table-cell>
          <table:table-cell office:value-type="string" calcext:value-type="string">
            <text:p>1 MES</text:p>
          </table:table-cell>
          <table:table-cell/>
          <table:table-cell office:value-type="float" office:value="64130" calcext:value-type="float">
            <text:p>64.13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69" table:visibility="filter">
          <table:table-cell table:number-columns-repeated="21"/>
        </table:table-row>
        <table:table-row table:style-name="ro15" table:visibility="filter">
          <table:table-cell/>
          <table:table-cell office:value-type="string" calcext:value-type="string">
            <text:p>PASAI SAN PEDROKO ONDARTXOKO PASEALEKUAREN URBANIZAZIOA</text:p>
          </table:table-cell>
          <table:table-cell office:value-type="string" calcext:value-type="string">
            <text:p>URBANIZACIÓN DEL PASEO DE ONDARTXO. PASAI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458104.76" calcext:value-type="float">
            <text:p>458.104,76</text:p>
          </table:table-cell>
          <table:table-cell office:value-type="float" office:value="554306.76" calcext:value-type="float">
            <text:p>554.306,76</text:p>
          </table:table-cell>
          <table:table-cell office:value-type="string" calcext:value-type="string">
            <text:p>ASFALTADOS Y CONSTRUCCIONES MORGA, S.L</text:p>
          </table:table-cell>
          <table:table-cell office:value-type="date" office:date-value="2017-12-01" calcext:value-type="date">
            <text:p>01/12/2017</text:p>
          </table:table-cell>
          <table:table-cell office:value-type="string" calcext:value-type="string">
            <text:p>6 MESES</text:p>
          </table:table-cell>
          <table:table-cell/>
          <table:table-cell office:value-type="float" office:value="449142.16" calcext:value-type="float">
            <text:p>449.142,1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15" table:visibility="filter">
          <table:table-cell/>
          <table:table-cell office:value-type="string" calcext:value-type="string">
            <text:p>PASAI DONIBANEKO HILTEGI ZAHARRA ERABERRITZEKO LANAK</text:p>
          </table:table-cell>
          <table:table-cell office:value-type="string" calcext:value-type="string">
            <text:p>OBRAS PARA LA REHABILITACIÓN DEL ANTIGUO MATADERO DE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114743.13" calcext:value-type="float">
            <text:p>114.743,13</text:p>
          </table:table-cell>
          <table:table-cell office:value-type="float" office:value="138839.19" calcext:value-type="float">
            <text:p>138.839,19</text:p>
          </table:table-cell>
          <table:table-cell office:value-type="string" calcext:value-type="string">
            <text:p>ADURIZ LUJANBIO, S.L.</text:p>
          </table:table-cell>
          <table:table-cell office:value-type="date" office:date-value="2017-08-25" calcext:value-type="date">
            <text:p>25/08/2017</text:p>
          </table:table-cell>
          <table:table-cell office:value-type="string" calcext:value-type="string">
            <text:p>12 SEMANAS</text:p>
          </table:table-cell>
          <table:table-cell/>
          <table:table-cell office:value-type="float" office:value="130619.5" calcext:value-type="float">
            <text:p>130.619,5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59</text:p>
          </table:table-cell>
        </table:table-row>
        <table:table-row table:style-name="ro79" table:visibility="filter">
          <table:table-cell/>
          <table:table-cell office:value-type="string" calcext:value-type="string">
            <text:p>LOKALA GAZTELEKUA IZATEKO EGOKITZEA HAMARRETXETA, 25EAN (AXULAR,7)”</text:p>
          </table:table-cell>
          <table:table-cell office:value-type="string" calcext:value-type="string">
            <text:p>ACONDICIONAMIENTODE LOCAL PARA GAZTELEKU EN <text:s text:c="15"/>C/ HAMARRETXETA, 25 (AXULAR,7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9421.49" calcext:value-type="float">
            <text:p>69.421,49</text:p>
          </table:table-cell>
          <table:table-cell office:value-type="float" office:value="84000" calcext:value-type="float">
            <text:p>84.000,00</text:p>
          </table:table-cell>
          <table:table-cell office:value-type="string" calcext:value-type="string">
            <text:p>ADURIZ LUJANBIO, S.L</text:p>
          </table:table-cell>
          <table:table-cell office:value-type="date" office:date-value="2017-12-04" calcext:value-type="date">
            <text:p>04/12/2017</text:p>
          </table:table-cell>
          <table:table-cell office:value-type="string" calcext:value-type="string">
            <text:p>2 MESES</text:p>
          </table:table-cell>
          <table:table-cell/>
          <table:table-cell office:value-type="float" office:value="80639.68" calcext:value-type="float">
            <text:p>80.639,6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64" table:visibility="filter">
          <table:table-cell office:value-type="string" calcext:value-type="string">
            <text:p>V-08/17</text:p>
          </table:table-cell>
          <table:table-cell office:value-type="string" calcext:value-type="string">
            <text:p>SU ARTIFIZIALAK 2017</text:p>
          </table:table-cell>
          <table:table-cell office:value-type="string" calcext:value-type="string">
            <text:p>FUEGOS ARTIFICIALES 2017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CABALLER FX- GLOBAL FOC, S.L.</text:p>
          </table:table-cell>
          <table:table-cell office:value-type="date" office:date-value="2017-05-31" calcext:value-type="date">
            <text:p>31/05/2017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92" table:visibility="filter">
          <table:table-cell office:value-type="string" calcext:value-type="string">
            <text:p>V-10/17</text:p>
          </table:table-cell>
          <table:table-cell office:value-type="string" calcext:value-type="string">
            <text:p>PASAIAKO UDALEKO HAUR ETA NERABEEN ESKUBIDEAK BERMATZEKO PLANEAN SAKONTZEKO IKERKETA SOZIOLOGIKOA</text:p>
          </table:table-cell>
          <table:table-cell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24793.39" calcext:value-type="float">
            <text:p>24.793,39</text:p>
          </table:table-cell>
          <table:table-cell office:value-type="float" office:value="30000" calcext:value-type="float">
            <text:p>30.000,00</text:p>
          </table:table-cell>
          <table:table-cell office:value-type="string" calcext:value-type="string">
            <text:p>FARAPI KOOPERATIBA ELKARTEA</text:p>
          </table:table-cell>
          <table:table-cell office:value-type="date" office:date-value="2017-09-04" calcext:value-type="date">
            <text:p>04/09/2017</text:p>
          </table:table-cell>
          <table:table-cell office:value-type="string" calcext:value-type="string">
            <text:p>Hasta final de Mayo del 2018</text:p>
          </table:table-cell>
          <table:table-cell/>
          <table:table-cell office:value-type="float" office:value="28583.83" calcext:value-type="float">
            <text:p>28.583,8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0</text:p>
          </table:table-cell>
        </table:table-row>
        <table:table-row table:style-name="ro75" table:visibility="filter">
          <table:table-cell office:value-type="string" calcext:value-type="string">
            <text:p>V-09/17</text:p>
          </table:table-cell>
          <table:table-cell office:value-type="string" calcext:value-type="string">
            <text:p>UDALTZAINGORAKO PATRUILA-IBILGAILUA EROSTEA</text:p>
          </table:table-cell>
          <table:table-cell office:value-type="string" calcext:value-type="string">
            <text:p>ADQUISICIÓN DE VEHICULO PATRULLA PARA LA GUARDIA MUNICIP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21780" calcext:value-type="float">
            <text:p>21.780,00</text:p>
          </table:table-cell>
          <table:table-cell office:value-type="string" calcext:value-type="string">
            <text:p>EASO MOTOR S.A.</text:p>
          </table:table-cell>
          <table:table-cell office:value-type="date" office:date-value="2017-05-18" calcext:value-type="date">
            <text:p>18/05/2017</text:p>
          </table:table-cell>
          <table:table-cell/>
          <table:table-cell office:value-type="float" office:value="17816.37" calcext:value-type="float">
            <text:p>17.816,37</text:p>
          </table:table-cell>
          <table:table-cell office:value-type="float" office:value="21557.81" calcext:value-type="float">
            <text:p>21.557,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ORD FOCUS BERLINA TREND 1,5 TCDI 120CV</text:p>
          </table:table-cell>
          <table:table-cell office:value-type="string" calcext:value-type="string">
            <text:p>UDALTZAINGOA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28" table:visibility="filter">
          <table:table-cell office:value-type="string" calcext:value-type="string">
            <text:p>OM-1/17</text:p>
          </table:table-cell>
          <table:table-cell office:value-type="string" calcext:value-type="string">
            <text:p>ESNABIDEKO DEPOSITOA IRAGAZGAZTEA</text:p>
          </table:table-cell>
          <table:table-cell office:value-type="string" calcext:value-type="string">
            <text:p>IMPERMEABILIZACIÓN DEL DEPÓSITO DE ESNABID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IRET S.A</text:p>
          </table:table-cell>
          <table:table-cell office:value-type="date" office:date-value="2017-02-27" calcext:value-type="date">
            <text:p>27/02/2017</text:p>
          </table:table-cell>
          <table:table-cell/>
          <table:table-cell office:value-type="float" office:value="44317.68" calcext:value-type="float">
            <text:p>44.317,68</text:p>
          </table:table-cell>
          <table:table-cell office:value-type="float" office:value="53624.39" calcext:value-type="float">
            <text:p>53.624,3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93" table:visibility="filter">
          <table:table-cell office:value-type="string" calcext:value-type="string">
            <text:p>V-25/16</text:p>
          </table:table-cell>
          <table:table-cell office:value-type="string" calcext:value-type="string">
            <text:p>ETXEZ ETXEKO LAGUNTZA ZERBITZUA</text:p>
          </table:table-cell>
          <table:table-cell office:value-type="string" calcext:value-type="string">
            <text:p>SERVICIO DE AYUDA DOMICILIAR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<text:span text:style-name="T22">1.026.929,54</text:span></text:p>
          </table:table-cell>
          <table:table-cell/>
          <table:table-cell office:value-type="string" calcext:value-type="string">
            <text:p>EULEN SERVICIOS SOCIOSANITARIOS, S.A</text:p>
          </table:table-cell>
          <table:table-cell office:value-type="date" office:date-value="2017-06-15" calcext:value-type="date">
            <text:p>15/06/2017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<text:span text:style-name="T92">19,94</text:span><text:span text:style-name="T93"> euros/hora</text:span><text:span text:style-name="T94">, (IVA del 4%, aparte), lo que hace un precio estimado del contrato, (sobre  </text:span><text:span text:style-name="T95">50.460,30 horas estimadas), d</text:span><text:span text:style-name="T96">e 1.046.425,40 euros/año, (1.006.178,30 euros + 40.247,13 euros  correspondiente al 4% de IVA)</text:span><text:span text:style-name="T97">, </text:span><text:span text:style-name="T98">de acuerdo con la oferta realizada </text:span></text:p>
          </table:table-cell>
          <table:table-cell table:number-columns-repeated="3"/>
          <table:table-cell office:value-type="string" calcext:value-type="string">
            <text:p>GIZARTEKINTZA</text:p>
          </table:table-cell>
          <table:table-cell/>
          <table:table-cell office:value-type="string" calcext:value-type="string">
            <text:p>15/06/2019 No renueva</text:p>
          </table:table-cell>
          <table:table-cell table:number-columns-repeated="3"/>
          <table:table-cell office:value-type="string" calcext:value-type="string">
            <text:p>PAZ-57A, PAZ-57B</text:p>
          </table:table-cell>
        </table:table-row>
        <table:table-row table:style-name="ro75" table:visibility="filter">
          <table:table-cell office:value-type="string" calcext:value-type="string">
            <text:p>V-16/17</text:p>
          </table:table-cell>
          <table:table-cell office:value-type="string" calcext:value-type="string">
            <text:p>PASAI DONIBANEKO LIBURUTEGIRAKO ALTZARIEN HORNIDURA</text:p>
          </table:table-cell>
          <table:table-cell office:value-type="string" calcext:value-type="string">
            <text:p>SUMINISTRO DE MOBILIARIO PARA LA BIBLIOTECA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</text:p>
          </table:table-cell>
          <table:table-cell office:value-type="float" office:value="42750.44" calcext:value-type="float">
            <text:p>42.750,44</text:p>
          </table:table-cell>
          <table:table-cell office:value-type="float" office:value="51728.03" calcext:value-type="float">
            <text:p>51.728,03</text:p>
          </table:table-cell>
          <table:table-cell office:value-type="string" calcext:value-type="string">
            <text:p>B<text:span text:style-name="T45">IGARA EQUIPAMIENTO DE OFICINA, S.L.</text:span></text:p>
          </table:table-cell>
          <table:table-cell office:value-type="date" office:date-value="2017-11-08" calcext:value-type="date">
            <text:p>08/11/2017</text:p>
          </table:table-cell>
          <table:table-cell office:value-type="string" calcext:value-type="string">
            <text:p>30 DIAS NATURALES</text:p>
          </table:table-cell>
          <table:table-cell/>
          <table:table-cell office:value-type="float" office:value="50777.24" calcext:value-type="float">
            <text:p>50.777,2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60</text:p>
          </table:table-cell>
        </table:table-row>
        <table:table-row table:style-name="ro75">
          <table:table-cell office:value-type="string" calcext:value-type="string">
            <text:p>V-13/17</text:p>
          </table:table-cell>
          <table:table-cell office:value-type="string" calcext:value-type="string">
            <text:p>LAN ARRISKUEN PREBENTZIORAKO ZERBITZU INTEGRALA</text:p>
          </table:table-cell>
          <table:table-cell office:value-type="string" calcext:value-type="string">
            <text:p>SERVICIO INTEGRAL DE PREVENCIÓN DE RIESGOS LABOR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10987.34" calcext:value-type="float">
            <text:p>10.987,34</text:p>
          </table:table-cell>
          <table:table-cell office:value-type="float" office:value="13294.68" calcext:value-type="float">
            <text:p>13.294,68</text:p>
          </table:table-cell>
          <table:table-cell office:value-type="string" calcext:value-type="string">
            <text:p>URKO SERVICIOS DE PREVENCION, S.COOP.</text:p>
          </table:table-cell>
          <table:table-cell office:value-type="date" office:date-value="2017-11-01" calcext:value-type="date">
            <text:p>01/11/2017</text:p>
          </table:table-cell>
          <table:table-cell office:value-type="string" calcext:value-type="string">
            <text:p>2 AÑOS + 2 PRORROGAS / ANUALES</text:p>
          </table:table-cell>
          <table:table-cell/>
          <table:table-cell office:value-type="float" office:value="10890" calcext:value-type="float">
            <text:p>10.890,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, CONTRATACIÓN CENTRALIZADA</text:p>
          </table:table-cell>
          <table:table-cell office:value-type="string" calcext:value-type="string">
            <text:p>PERTSONALA</text:p>
          </table:table-cell>
          <table:table-cell/>
          <table:table-cell office:value-type="date" office:date-value="2021-10-31" calcext:value-type="date">
            <text:p>31/10/2021</text:p>
          </table:table-cell>
          <table:table-cell office:value-type="date" office:date-value="2019-10-31" calcext:value-type="date">
            <text:p>31/10/2019</text:p>
          </table:table-cell>
          <table:table-cell office:value-type="date" office:date-value="2020-10-31" calcext:value-type="date">
            <text:p>31/10/2020</text:p>
          </table:table-cell>
          <table:table-cell/>
          <table:table-cell office:value-type="string" calcext:value-type="string">
            <text:p>PAZ-58</text:p>
          </table:table-cell>
        </table:table-row>
        <table:table-row table:style-name="ro79" table:visibility="filter">
          <table:table-cell office:value-type="string" calcext:value-type="string">
            <text:p>OM-06/17</text:p>
          </table:table-cell>
          <table:table-cell office:value-type="string" calcext:value-type="string">
            <text:p>DON BOSKOKO FUTBOL ZELAIKO BELARRA BERRITZEKO LANAK</text:p>
          </table:table-cell>
          <table:table-cell office:value-type="string" calcext:value-type="string">
            <text:p>OBRAS DE RENOVACION DE LA HIERBA ARTIFICIAL DEL CAMPO DE FUTBOL DE DON BOSK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305846.2" calcext:value-type="float">
            <text:p>305.846,20</text:p>
          </table:table-cell>
          <table:table-cell office:value-type="float" office:value="370073.9" calcext:value-type="float">
            <text:p>370.073,90</text:p>
          </table:table-cell>
          <table:table-cell office:value-type="string" calcext:value-type="string">
            <text:p>OBRAS Y PAVIMENTOS ESPECIALES, S.A. (OPSA)</text:p>
          </table:table-cell>
          <table:table-cell office:value-type="date" office:date-value="2017-09-05" calcext:value-type="date">
            <text:p>05/09/2017</text:p>
          </table:table-cell>
          <table:table-cell office:value-type="string" calcext:value-type="string">
            <text:p>7 SEMANAS</text:p>
          </table:table-cell>
          <table:table-cell/>
          <table:table-cell office:value-type="float" office:value="326701.25" calcext:value-type="float">
            <text:p>326.701,25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59</text:p>
          </table:table-cell>
        </table:table-row>
        <table:table-row table:style-name="ro94" table:visibility="filter">
          <table:table-cell office:value-type="string" calcext:value-type="string">
            <text:p>V-20/17</text:p>
          </table:table-cell>
          <table:table-cell office:value-type="string" calcext:value-type="string">
            <text:p>IRRATI-IRAKURKETARAKO SISTEMA DUTEN UR-KONTAGAILUEN HORNIDURA</text:p>
          </table:table-cell>
          <table:table-cell office:value-type="string" calcext:value-type="string">
            <text:p>SUMINISTRO DE CONTADORES DE AGUA CON SISTEMA DE READIOLECTURA</text:p>
          </table:table-cell>
          <table:table-cell office:value-type="string" calcext:value-type="string">
            <text:p>SUMINISTRO</text:p>
          </table:table-cell>
          <table:table-cell/>
          <table:table-cell office:value-type="float" office:value="55000" calcext:value-type="float">
            <text:p>55.000,00</text:p>
          </table:table-cell>
          <table:table-cell office:value-type="float" office:value="66550" calcext:value-type="float">
            <text:p>66.550,00</text:p>
          </table:table-cell>
          <table:table-cell office:value-type="string" calcext:value-type="string">
            <text:p><text:span text:style-name="T46">ABERING CONTADORES DE AGUA</text:span><text:span text:style-name="T47">, S.L</text:span></text:p>
          </table:table-cell>
          <table:table-cell office:value-type="string" calcext:value-type="string">
            <text:p>30-11-2017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<text:span text:style-name="T99">El precio de este contrato, es de </text:span><text:span text:style-name="T100">57,95</text:span><text:span text:style-name="T101"> euros/unidad, más </text:span><text:span text:style-name="T102">12,17</text:span><text:span text:style-name="T101"> euros correspondiente al IVA</text:span><text:span text:style-name="T103">. Total: 70,12 euros. (Precio total estimado: </text:span><text:span text:style-name="T104">66.473,76</text:span><text:span text:style-name="T105"> euros, correspondientes a 948 contadores)</text:span>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61</text:p>
          </table:table-cell>
        </table:table-row>
        <table:table-row table:style-name="ro30" table:visibility="filter">
          <table:table-cell office:value-type="string" calcext:value-type="string">
            <text:p>V-22/17</text:p>
          </table:table-cell>
          <table:table-cell office:value-type="string" calcext:value-type="string">
            <text:p>UDAL LANGILEEEN OSASUN ZAINTZA</text:p>
          </table:table-cell>
          <table:table-cell office:value-type="string" calcext:value-type="string">
            <text:p>VIGILANCIA DE LA SALUD DEL PERSONAL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7400" calcext:value-type="float">
            <text:p>7.400,00</text:p>
          </table:table-cell>
          <table:table-cell office:value-type="float" office:value="8954" calcext:value-type="float">
            <text:p>8.954,00</text:p>
          </table:table-cell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90" table:visibility="filter">
          <table:table-cell office:value-type="string" calcext:value-type="string">
            <text:p>OM-03/17</text:p>
          </table:table-cell>
          <table:table-cell office:value-type="string" calcext:value-type="string">
            <text:p>PASAI DONIBANEKO LARRABIDE ETA GAZTELUTXO BASERRIETARA DARAMAN LANDA-BIDEAREN ZORUA BERRITZEKO LANAK <text:s/></text:p>
          </table:table-cell>
          <table:table-cell office:value-type="string" calcext:value-type="string">
            <text:p>REASFALTADO DEL CAMINO RURAL DE ACCESO A LOS CASERIOS LARRABIDE Y GAZTELUTXO EN PASAI DONIBANE 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0186.25" calcext:value-type="float">
            <text:p>60.186,25</text:p>
          </table:table-cell>
          <table:table-cell office:value-type="float" office:value="72825.36" calcext:value-type="float">
            <text:p>72.825,36</text:p>
          </table:table-cell>
          <table:table-cell office:value-type="string" calcext:value-type="string">
            <text:p>ASFALTIA S.L.</text:p>
          </table:table-cell>
          <table:table-cell office:value-type="date" office:date-value="2017-06-22" calcext:value-type="date">
            <text:p>22/06/2017</text:p>
          </table:table-cell>
          <table:table-cell office:value-type="string" calcext:value-type="string">
            <text:p>15 dias</text:p>
          </table:table-cell>
          <table:table-cell/>
          <table:table-cell office:value-type="float" office:value="64960.23" calcext:value-type="float">
            <text:p>64.960,2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75" table:visibility="filter">
          <table:table-cell office:value-type="string" calcext:value-type="string">
            <text:p>OM-09/17</text:p>
          </table:table-cell>
          <table:table-cell office:value-type="string" calcext:value-type="string">
            <text:p>DONIBANEKO UR GORDAILUKO IRAGAZGAIZTE LANAK</text:p>
          </table:table-cell>
          <table:table-cell office:value-type="string" calcext:value-type="string">
            <text:p>OBRAS DE IMPERMEABILIZACIÓN DEL DEPOSITO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IRET S.A</text:p>
          </table:table-cell>
          <table:table-cell office:value-type="date" office:date-value="2017-08-11" calcext:value-type="date">
            <text:p>11/08/2017</text:p>
          </table:table-cell>
          <table:table-cell office:value-type="string" calcext:value-type="string">
            <text:p>5 SEMANAS</text:p>
          </table:table-cell>
          <table:table-cell office:value-type="float" office:value="21338.4" calcext:value-type="float">
            <text:p>21.338,40</text:p>
          </table:table-cell>
          <table:table-cell office:value-type="float" office:value="25819.46" calcext:value-type="float">
            <text:p>25.819,4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95" table:visibility="filter">
          <table:table-cell office:value-type="string" calcext:value-type="string">
            <text:p>OM-08/17</text:p>
          </table:table-cell>
          <table:table-cell office:value-type="string" calcext:value-type="string">
            <text:p>ARROKAUNDIETAKO ATERPETXEAREN BERRIKUNTZA ETA <text:s/>MODERNIZAIORAKO LANAK</text:p>
          </table:table-cell>
          <table:table-cell office:value-type="string" calcext:value-type="string">
            <text:p>OBRAS DE RENOVACIÓN Y MODERNIZACIÓN DE ARROKANDIET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string" calcext:value-type="string">
            <text:p>- LOTE 1: 85.767,19€ <text:s text:c="2"/>- LOTE 2: <text:s/>24.184,98€ <text:s/></text:p>
          </table:table-cell>
          <table:table-cell office:value-type="string" calcext:value-type="string">
            <text:p><text:s/>LOTE 1: <text:s/>103.778,30 <text:s text:c="17"/>- LOTE 2: <text:s/>29.263,83€ </text:p>
          </table:table-cell>
          <table:table-cell office:value-type="string" calcext:value-type="string">
            <text:p>LOTE 1: <text:span text:style-name="T48">ADURIZ LUJAMBIO, S.L                                                         LOTE 2: LANDART K4 INSTALACIONES</text:span></text:p>
          </table:table-cell>
          <table:table-cell/>
          <table:table-cell office:value-type="string" calcext:value-type="string">
            <text:p>Lote 1: 6 SEMANAS <text:s text:c="3"/>Lote 2: <text:s/>4 SEMANAS</text:p>
          </table:table-cell>
          <table:table-cell/>
          <table:table-cell office:value-type="string" calcext:value-type="string">
            <text:p><text:span text:style-name="T114">Lote 1: </text:span><text:span text:style-name="T115">103.717,57   Lote 2: 24.591,45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78" table:visibility="filter">
          <table:table-cell office:value-type="string" calcext:value-type="string">
            <text:p>OM-02/18</text:p>
          </table:table-cell>
          <table:table-cell office:value-type="string" calcext:value-type="string">
            <text:p>DONIBANEKO GAZTELEKUA ETA GAZTELEKUAREN IRISGARRITASUNA EGOKITZEKO OBRAK</text:p>
          </table:table-cell>
          <table:table-cell office:value-type="string" calcext:value-type="string">
            <text:p>OBRAS DE ADECUACION DE LA ACCESIBILIDAD Y ACONDICIONAMIENTO DEL GAZTELEKU DE DONIBANE Y DIRECCION DE OBR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 </text:p>
          </table:table-cell>
          <table:table-cell office:value-type="float" office:value="140777.86" calcext:value-type="float">
            <text:p>140.777,86</text:p>
          </table:table-cell>
          <table:table-cell office:value-type="float" office:value="170341.21" calcext:value-type="float">
            <text:p>170.341,21</text:p>
          </table:table-cell>
          <table:table-cell office:value-type="string" calcext:value-type="string">
            <text:p>INDENORT PV S.L. - AIZPURUA ARQUITECTOS</text:p>
          </table:table-cell>
          <table:table-cell office:value-type="date" office:date-value="2018-09-20" calcext:value-type="date">
            <text:p>20/09/2018</text:p>
          </table:table-cell>
          <table:table-cell office:value-type="string" calcext:value-type="string">
            <text:p>18 SEMANAS</text:p>
          </table:table-cell>
          <table:table-cell/>
          <table:table-cell office:value-type="float" office:value="169316.74" calcext:value-type="float">
            <text:p>169.316,7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26" table:visibility="filter">
          <table:table-cell office:value-type="string" calcext:value-type="string">
            <text:p>V-15/17</text:p>
          </table:table-cell>
          <table:table-cell office:value-type="string" calcext:value-type="string">
            <text:p>PASAI DONIBANEKO KULTURGUNERAKO BINILO ETA ERROTULAZIOAREN HORNIDURA</text:p>
          </table:table-cell>
          <table:table-cell office:value-type="string" calcext:value-type="string">
            <text:p>SUMINISTRO DE VINILOS Y ROTULACIÓN PARA EL EDIFICIO SOCIOCULTURAL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SIGNOS PUBLICIDAD &amp; COMUNICACIÓN S.L.U.</text:p>
          </table:table-cell>
          <table:table-cell office:value-type="date" office:date-value="2017-08-08" calcext:value-type="date">
            <text:p>08/08/2017</text:p>
          </table:table-cell>
          <table:table-cell/>
          <table:table-cell office:value-type="float" office:value="7932" calcext:value-type="float">
            <text:p>7.932,00</text:p>
          </table:table-cell>
          <table:table-cell office:value-type="float" office:value="9597.72" calcext:value-type="float">
            <text:p>9.597,7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15" table:visibility="filter">
          <table:table-cell office:value-type="string" calcext:value-type="string">
            <text:p>OM-10/17</text:p>
          </table:table-cell>
          <table:table-cell office:value-type="string" calcext:value-type="string">
            <text:p>LOKALA GAZTELEKUA IZATEKO EGOKITZEA HAMARRETXETA 25EAN</text:p>
          </table:table-cell>
          <table:table-cell office:value-type="string" calcext:value-type="string">
            <text:p>ACONDICINAMIENTO DE LOCAL PARA GAZTELEKU EN C/ HAMARRETXETA 25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office:value-type="float" office:value="69421.49" calcext:value-type="float">
            <text:p>69.421,49</text:p>
          </table:table-cell>
          <table:table-cell office:value-type="float" office:value="84000" calcext:value-type="float">
            <text:p>84.000,00</text:p>
          </table:table-cell>
          <table:table-cell office:value-type="string" calcext:value-type="string">
            <text:p>ADURIZ LUJANBIO, S.L</text:p>
          </table:table-cell>
          <table:table-cell office:value-type="date" office:date-value="2017-12-04" calcext:value-type="date">
            <text:p>04/12/2017</text:p>
          </table:table-cell>
          <table:table-cell office:value-type="string" calcext:value-type="string">
            <text:p>2 MESES</text:p>
          </table:table-cell>
          <table:table-cell/>
          <table:table-cell office:value-type="float" office:value="80639.68" calcext:value-type="float">
            <text:p>80.639,6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1</text:p>
          </table:table-cell>
        </table:table-row>
        <table:table-row table:style-name="ro90" table:visibility="filter">
          <table:table-cell office:value-type="string" calcext:value-type="string">
            <text:p>V-24/18</text:p>
          </table:table-cell>
          <table:table-cell office:value-type="string" calcext:value-type="string">
            <text:p>AUTOMATIKOKI GARBITZEN DIREN BI KOMUNEN HORNIDURA, INSTALAZIOA (OBRA ZIBILA BARNE) ETA MANTENTZE-LANA KONTRATATZEKO</text:p>
          </table:table-cell>
          <table:table-cell office:value-type="string" calcext:value-type="string">
            <text:p>SUMINISTRO, INSTALACIÓN, INCLUYENDO OBRA CIVIL, Y MANTENIMIENTO DE 2 ASEOS AUTOLIMPIABLES</text:p>
          </table:table-cell>
          <table:table-cell office:value-type="string" calcext:value-type="string">
            <text:p>SUMINISTRO,OBRA, MANTENIMIENTO</text:p>
          </table:table-cell>
          <table:table-cell office:value-type="string" calcext:value-type="string">
            <text:p>Irekia / Abierto</text:p>
          </table:table-cell>
          <table:table-cell office:value-type="float" office:value="98760" calcext:value-type="float">
            <text:p>98.760,00</text:p>
          </table:table-cell>
          <table:table-cell/>
          <table:table-cell office:value-type="string" calcext:value-type="string">
            <text:p>OLPRIM INGENIERIA Y SERVICIOS S.A</text:p>
          </table:table-cell>
          <table:table-cell office:value-type="date" office:date-value="2018-11-20" calcext:value-type="date">
            <text:p>20/11/2018</text:p>
          </table:table-cell>
          <table:table-cell office:value-type="string" calcext:value-type="string">
            <text:p>1 MES SUMINISTRO /MANTENIMIENTO 1 AÑO</text:p>
          </table:table-cell>
          <table:table-cell office:value-type="float" office:value="88879" calcext:value-type="float">
            <text:p>88.879,00</text:p>
          </table:table-cell>
          <table:table-cell office:value-type="float" office:value="107543.59" calcext:value-type="float">
            <text:p>107.543,59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15" table:visibility="filter">
          <table:table-cell office:value-type="string" calcext:value-type="string">
            <text:p>OM-03/18</text:p>
          </table:table-cell>
          <table:table-cell office:value-type="string" calcext:value-type="string">
            <text:p>SAN FERMIN ELIZAREN ALBOKO FATXADA BERRITZEKO OBRA (ANTXO)</text:p>
          </table:table-cell>
          <table:table-cell office:value-type="string" calcext:value-type="string">
            <text:p>OBRA RENOVACIÓN FACHADA LATERAL DE LA IGLESIA SAN FERMIN (ANCHO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REVESTIMIENTOS LEYMA</text:p>
          </table:table-cell>
          <table:table-cell office:value-type="date" office:date-value="2018-09-25" calcext:value-type="date">
            <text:p>25/09/2018</text:p>
          </table:table-cell>
          <table:table-cell office:value-type="string" calcext:value-type="string">
            <text:p>4 SEMANAS</text:p>
          </table:table-cell>
          <table:table-cell/>
          <table:table-cell office:value-type="float" office:value="22019.58" calcext:value-type="float">
            <text:p>22.019,5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5" table:visibility="filter">
          <table:table-cell office:value-type="string" calcext:value-type="string">
            <text:p>V-23/18</text:p>
          </table:table-cell>
          <table:table-cell office:value-type="string" calcext:value-type="string">
            <text:p>POLTSA KONPOSTAGARRIAK HORNITZEKO KONTRATAZIOA</text:p>
          </table:table-cell>
          <table:table-cell office:value-type="string" calcext:value-type="string">
            <text:p>CONTRATACIÓN DEL SUMINISTRO DE BOLSAS COMPOSTABLE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<text:span text:style-name="T86">0,045</text:span><text:span text:style-name="T87">€/bolsa / gasto máximo 57.555,00</text:span></text:p>
          </table:table-cell>
          <table:table-cell/>
          <table:table-cell office:value-type="string" calcext:value-type="string">
            <text:p>MOHEDA &amp; RAÑAL S.L</text:p>
          </table:table-cell>
          <table:table-cell office:value-type="date" office:date-value="2019-01-14" calcext:value-type="date">
            <text:p>14/01/2019</text:p>
          </table:table-cell>
          <table:table-cell/>
          <table:table-cell office:value-type="string" calcext:value-type="string">
            <text:p>0,0379€/bolsa <text:s/>/ gasto máximo 57.555,00</text:p>
          </table:table-cell>
          <table:table-cell office:value-type="string" calcext:value-type="string">
            <text:p>0,00796€/Bolsa / gasto máximo será de 69.641,55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office:value-type="string" calcext:value-type="string">
            <text:p>No hay fecha finalización contrato, va por cantidades</text:p>
          </table:table-cell>
          <table:table-cell table:number-columns-repeated="4"/>
          <table:table-cell office:value-type="string" calcext:value-type="string">
            <text:p>PAZ-65</text:p>
          </table:table-cell>
        </table:table-row>
        <table:table-row table:style-name="ro75">
          <table:table-cell office:value-type="string" calcext:value-type="string">
            <text:p>V-03/18</text:p>
          </table:table-cell>
          <table:table-cell office:value-type="string" calcext:value-type="string">
            <text:p>PASAI DONIBANEKO PUNTETAKO PASEALEKUAN KANTINA USTIATZEA </text:p>
          </table:table-cell>
          <table:table-cell office:value-type="string" calcext:value-type="string">
            <text:p>EXPLOTACIÓN DE LA CANTINA DEL PASEO DE PUNTAS EN PASAI DONIBANE </text:p>
          </table:table-cell>
          <table:table-cell office:value-type="string" calcext:value-type="string">
            <text:p>CONCESION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non minimo 6000 Año</text:p>
          </table:table-cell>
          <table:table-cell/>
          <table:table-cell office:value-type="string" calcext:value-type="string">
            <text:p>GUAJIRA SICODELICA, S.L</text:p>
          </table:table-cell>
          <table:table-cell office:value-type="date" office:date-value="2018-03-22" calcext:value-type="date">
            <text:p>22/03/2018</text:p>
          </table:table-cell>
          <table:table-cell office:value-type="string" calcext:value-type="string">
            <text:p>2 AÑOS + 1 PRORROGA 2 AÑOS</text:p>
          </table:table-cell>
          <table:table-cell office:value-type="string" calcext:value-type="string">
            <text:p>13210 € Anuales</text:p>
          </table:table-cell>
          <table:table-cell table:number-columns-repeated="2"/>
          <table:table-cell office:value-type="string" calcext:value-type="string">
            <text:p>2020:1ª y única prórroga</text:p>
          </table:table-cell>
          <table:table-cell office:value-type="string" calcext:value-type="string">
            <text:p>ALKATETZA</text:p>
          </table:table-cell>
          <table:table-cell/>
          <table:table-cell office:value-type="date" office:date-value="2022-03-21" calcext:value-type="date">
            <text:p>21/03/2022</text:p>
          </table:table-cell>
          <table:table-cell office:value-type="date" office:date-value="2019-11-21" calcext:value-type="date">
            <text:p>21/11/2019</text:p>
          </table:table-cell>
          <table:table-cell table:number-columns-repeated="2"/>
          <table:table-cell office:value-type="string" calcext:value-type="string">
            <text:p>PAZ-64</text:p>
          </table:table-cell>
        </table:table-row>
        <table:table-row table:style-name="ro75" table:visibility="filter">
          <table:table-cell office:value-type="string" calcext:value-type="string">
            <text:p>v-11/18</text:p>
          </table:table-cell>
          <table:table-cell office:value-type="string" calcext:value-type="string">
            <text:p>“2018an PASAIAN SU ARTIFIZIALEN HORNIKETA ETA HORIEK HOBETZEA</text:p>
          </table:table-cell>
          <table:table-cell office:value-type="string" calcext:value-type="string">
            <text:p>“SUMINISTRO Y QUEMA DE FUEGOS ARTIFICIALES EN PASAIA 2018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table:style-name="ce943"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ZARAGOZANA, S.A</text:p>
          </table:table-cell>
          <table:table-cell office:value-type="date" office:date-value="2018-05-11" calcext:value-type="date">
            <text:p>11/05/2018</text:p>
          </table:table-cell>
          <table:table-cell office:value-type="string" calcext:value-type="string">
            <text:p>1 DÍA (31 DE JULIO 2018)</text:p>
          </table:table-cell>
          <table:table-cell/>
          <table:table-cell office:value-type="float" office:value="2700" calcext:value-type="float">
            <text:p>2.700,00</text:p>
          </table:table-cell>
          <table:table-cell table:number-columns-repeated="2"/>
          <table:table-cell office:value-type="string" calcext:value-type="string">
            <text:p>IDAZKARIAK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78" table:visibility="filter">
          <table:table-cell office:value-type="string" calcext:value-type="string">
            <text:p>V-09/18</text:p>
          </table:table-cell>
          <table:table-cell office:value-type="string" calcext:value-type="string">
            <text:p>ALTZARI ETA EKIPAMENDUZ HORNITZEA ANTXIKO GAZTE KULTUR FAKTORIA (GAZTELEKUA)</text:p>
          </table:table-cell>
          <table:table-cell office:value-type="string" calcext:value-type="string">
            <text:p>SUMINISTRO DE MOBILIARIO Y EQUIPAMIENTO DEL LOCAL DE GAZTE KULTUR FAKTORIA (GAZTELEKU) DE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style-name="ce943"/>
          <table:table-cell/>
          <table:table-cell office:value-type="string" calcext:value-type="string">
            <text:p>MONTTE <text:s/>PROJECTS</text:p>
          </table:table-cell>
          <table:table-cell office:value-type="date" office:date-value="2018-03-08" calcext:value-type="date">
            <text:p>08/03/2018</text:p>
          </table:table-cell>
          <table:table-cell/>
          <table:table-cell office:value-type="float" office:value="7677.3" calcext:value-type="float">
            <text:p>7.677,30</text:p>
          </table:table-cell>
          <table:table-cell office:value-type="float" office:value="9289.53" calcext:value-type="float">
            <text:p>9.289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28" table:visibility="filter">
          <table:table-cell office:value-type="string" calcext:value-type="string">
            <text:p>V-14/18</text:p>
          </table:table-cell>
          <table:table-cell office:value-type="string" calcext:value-type="string">
            <text:p>KALE-HEZITZAILEEN ESKU-HARTZE ZERBITZUA</text:p>
          </table:table-cell>
          <table:table-cell office:value-type="string" calcext:value-type="string">
            <text:p><text:s/>INTERVENCIÓN EDUCATIVA EN MEDIO ABIERT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192000" calcext:value-type="float">
            <text:p>192.000,00</text:p>
          </table:table-cell>
          <table:table-cell/>
          <table:table-cell office:value-type="string" calcext:value-type="string">
            <text:p>GURE AMETS KULTUR ELKARTEA</text:p>
          </table:table-cell>
          <table:table-cell office:value-type="date" office:date-value="2018-11-14" calcext:value-type="date">
            <text:p>14/11/2018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192000" calcext:value-type="float">
            <text:p>192.000,00</text:p>
          </table:table-cell>
          <table:table-cell table:number-columns-repeated="2"/>
          <table:table-cell office:value-type="string" calcext:value-type="string">
            <text:p>2020: 1ª prorroga. <text:s text:c="8"/>2021: 2ª prorroga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2-11-14" calcext:value-type="date">
            <text:p>14/11/2022</text:p>
          </table:table-cell>
          <table:table-cell office:value-type="date" office:date-value="2020-09-14" calcext:value-type="date">
            <text:p>14/09/2020</text:p>
          </table:table-cell>
          <table:table-cell office:value-type="date" office:date-value="2021-09-14" calcext:value-type="date">
            <text:p>14/09/2021</text:p>
          </table:table-cell>
          <table:table-cell/>
          <table:table-cell office:value-type="string" calcext:value-type="string">
            <text:p>PAZ-66</text:p>
          </table:table-cell>
        </table:table-row>
        <table:table-row table:style-name="ro80" table:visibility="filter">
          <table:table-cell office:value-type="string" calcext:value-type="string">
            <text:p>V-12/18</text:p>
          </table:table-cell>
          <table:table-cell office:value-type="string" calcext:value-type="string">
            <text:p>KUADRILLATEGI – FAKTORIA, PASAIAKO GAZTEEN HIZKUNTZA OHITURETAN ERAGITEKO EGITASMOAK.</text:p>
          </table:table-cell>
          <table:table-cell office:value-type="string" calcext:value-type="string">
            <text:p>KUADRILLATEGI Y FACTORIA, PROYECTO PARA INCIDIR EN LOS HÁBITOS LINGüISTICOS DE LOS JÓVEN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da grupo Kuadrillategiko: 10.730 € <text:s/>/ Grupo factoria: <text:s/>5.900 € <text:s/>/ Valor estimativo año 390.560,00 €</text:p>
          </table:table-cell>
          <table:table-cell/>
          <table:table-cell office:value-type="string" calcext:value-type="string">
            <text:p>TTAKUN KULTUR ELKARTEA</text:p>
          </table:table-cell>
          <table:table-cell office:value-type="string" calcext:value-type="string">
            <text:p>25/09/2018 El contrato entrará en vigor el dia 1 de septiembre de 2018 al 31 de julio del 2018 .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number-columns-repeated="2"/>
          <table:table-cell office:value-type="string" calcext:value-type="string">
            <text:p>2020: 1ª prorroga. <text:s text:c="8"/>2021: 2ª prorroga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2-07-31" calcext:value-type="date">
            <text:p>31/07/2022</text:p>
          </table:table-cell>
          <table:table-cell office:value-type="date" office:date-value="2020-05-31" calcext:value-type="date">
            <text:p>31/05/2020</text:p>
          </table:table-cell>
          <table:table-cell office:value-type="date" office:date-value="2021-05-31" calcext:value-type="date">
            <text:p>31/05/2021</text:p>
          </table:table-cell>
          <table:table-cell/>
          <table:table-cell office:value-type="string" calcext:value-type="string">
            <text:p>PAZ-64</text:p>
          </table:table-cell>
        </table:table-row>
        <table:table-row table:style-name="ro15" table:visibility="filter">
          <table:table-cell office:value-type="string" calcext:value-type="string">
            <text:p>V-18/18</text:p>
          </table:table-cell>
          <table:table-cell office:value-type="string" calcext:value-type="string">
            <text:p>DONIBANEKO KIROLGUNEKO INSTALAZIOEN KUDEAKETA (I)</text:p>
          </table:table-cell>
          <table:table-cell office:value-type="string" calcext:value-type="string">
            <text:p>GESTION DE LAS INSTALACIONES DEL COMPLEJO <text:s/>DEPORTIVO <text:s/>DE DONIBANE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Irekia / Abierto</text:p>
          </table:table-cell>
          <table:table-cell office:value-type="float" office:value="68727.27" calcext:value-type="float">
            <text:p>68.727,27</text:p>
          </table:table-cell>
          <table:table-cell table:style-name="ce850" office:value-type="float" office:value="83160" calcext:value-type="float">
            <text:p>83.160,00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2 AÑOS + 2 PRORROGAS / ANUALES</text:p>
          </table:table-cell>
          <table:table-cell table:number-columns-repeated="4"/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88" table:visibility="filter">
          <table:table-cell office:value-type="string" calcext:value-type="string">
            <text:p>V-22/18</text:p>
          </table:table-cell>
          <table:table-cell office:value-type="string" calcext:value-type="string">
            <text:p>POLTSA KONPOSTAGARRIEN LAU BANAGAILUREN HORNIDURA ETA INSTALAZIOA</text:p>
          </table:table-cell>
          <table:table-cell office:value-type="string" calcext:value-type="string">
            <text:p>SUMINISTRO E INSTALACIÓN DE CUATRO MÁQUINAS EXPENDEDORAS DE BOLSAS COMPOSTABLE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float" office:value="28800" calcext:value-type="float">
            <text:p>28.800,00</text:p>
          </table:table-cell>
          <table:table-cell/>
          <table:table-cell office:value-type="string" calcext:value-type="string">
            <text:p>DORLET S.A.U</text:p>
          </table:table-cell>
          <table:table-cell office:value-type="date" office:date-value="2019-01-24" calcext:value-type="date">
            <text:p>24/01/2019</text:p>
          </table:table-cell>
          <table:table-cell office:value-type="string" calcext:value-type="string">
            <text:p>60 días</text:p>
          </table:table-cell>
          <table:table-cell office:value-type="float" office:value="28720" calcext:value-type="float">
            <text:p>28.720,00</text:p>
          </table:table-cell>
          <table:table-cell table:formula="of:=+28720+6031.2" office:value-type="float" office:value="34751.2" calcext:value-type="float">
            <text:p>34.751,2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28" table:visibility="filter">
          <table:table-cell office:value-type="string" calcext:value-type="string">
            <text:p>OM-5/18</text:p>
          </table:table-cell>
          <table:table-cell office:value-type="string" calcext:value-type="string">
            <text:p>DONIBANEKO HIRIGUNERAKO SEGURTASUN PLANA</text:p>
          </table:table-cell>
          <table:table-cell office:value-type="string" calcext:value-type="string">
            <text:p>PLAN SEGURIDAD CASCO HISTÓRICO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190993.23" calcext:value-type="float">
            <text:p>190.993,23</text:p>
          </table:table-cell>
          <table:table-cell office:value-type="string" calcext:value-type="string">
            <text:p><text:span text:style-name="T28">231.101,81</text:span><text:span text:style-name="T29"> </text:span></text:p>
          </table:table-cell>
          <table:table-cell office:value-type="string" calcext:value-type="string">
            <text:p>ACUÑA S.A Y GIRDER INGENIEROS</text:p>
          </table:table-cell>
          <table:table-cell office:value-type="date" office:date-value="2018-11-23" calcext:value-type="date">
            <text:p>23/11/2018</text:p>
          </table:table-cell>
          <table:table-cell office:value-type="string" calcext:value-type="string">
            <text:p>12 semanas</text:p>
          </table:table-cell>
          <table:table-cell/>
          <table:table-cell office:value-type="float" office:value="202889.77" calcext:value-type="float">
            <text:p>202.889,7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7</text:p>
          </table:table-cell>
        </table:table-row>
        <table:table-row table:style-name="ro28" table:visibility="filter">
          <table:table-cell office:value-type="string" calcext:value-type="string">
            <text:p>V-16/18</text:p>
          </table:table-cell>
          <table:table-cell office:value-type="string" calcext:value-type="string">
            <text:p>PASAIAKO IRISGARRITASUN PLANA IDAZTEA</text:p>
          </table:table-cell>
          <table:table-cell office:value-type="string" calcext:value-type="string">
            <text:p>REDACCIÓN DEL PLAN DE ACCESIBILIDAD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<text:s/>Abierto simplificado</text:p>
          </table:table-cell>
          <table:table-cell office:value-type="float" office:value="50000" calcext:value-type="float">
            <text:p>50.000,00</text:p>
          </table:table-cell>
          <table:table-cell office:value-type="float" office:value="60500" calcext:value-type="float">
            <text:p>60.500,00</text:p>
          </table:table-cell>
          <table:table-cell office:value-type="string" calcext:value-type="string">
            <text:p>INGARTEK CONSULTING S.L</text:p>
          </table:table-cell>
          <table:table-cell office:value-type="date" office:date-value="2018-09-28" calcext:value-type="date">
            <text:p>28/09/2018</text:p>
          </table:table-cell>
          <table:table-cell office:value-type="string" calcext:value-type="string">
            <text:p>3 meses</text:p>
          </table:table-cell>
          <table:table-cell office:value-type="float" office:value="37500" calcext:value-type="float">
            <text:p>37.500,00</text:p>
          </table:table-cell>
          <table:table-cell office:value-type="float" office:value="45375" calcext:value-type="float">
            <text:p>45.37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 65-2</text:p>
          </table:table-cell>
        </table:table-row>
        <table:table-row table:style-name="ro65" table:visibility="filter">
          <table:table-cell/>
          <table:table-cell office:value-type="string" calcext:value-type="string">
            <text:p>“MINDFULNESS” IKASTAROA</text:p>
          </table:table-cell>
          <table:table-cell office:value-type="string" calcext:value-type="string">
            <text:p>CURSO “MINDFULNESS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VEGA AYLLÓN USANOS</text:p>
          </table:table-cell>
          <table:table-cell office:value-type="date" office:date-value="2019-02-11" calcext:value-type="date">
            <text:p>11/02/2019</text:p>
          </table:table-cell>
          <table:table-cell office:value-type="string" calcext:value-type="string">
            <text:p>5 MESES (ENERO-MAYO 2019)</text:p>
          </table:table-cell>
          <table:table-cell/>
          <table:table-cell office:value-type="float" office:value="10152" calcext:value-type="float">
            <text:p>10.152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92" table:visibility="filter">
          <table:table-cell office:value-type="string" calcext:value-type="string">
            <text:p>V-04/18</text:p>
          </table:table-cell>
          <table:table-cell office:value-type="string" calcext:value-type="string">
            <text:p>POBLADO, SALINAS ETA ANDONAEGI BIZITEGIRAKO HIRI-EREMUEN BERRONERATZE, BIRGAITZE ETA KUDEAKETAN ESKU HARTZEKO PLANA/PROIEKTUA</text:p>
          </table:table-cell>
          <table:table-cell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38000" calcext:value-type="float">
            <text:p>38.000,00</text:p>
          </table:table-cell>
          <table:table-cell office:value-type="float" office:value="45980" calcext:value-type="float">
            <text:p>45.980,00</text:p>
          </table:table-cell>
          <table:table-cell office:value-type="string" calcext:value-type="string">
            <text:p>UTE POBLADO (AITZIKER KOOP ELKARTE TXIKIA)</text:p>
          </table:table-cell>
          <table:table-cell office:value-type="date" office:date-value="2018-05-14" calcext:value-type="date">
            <text:p>14/05/2018</text:p>
          </table:table-cell>
          <table:table-cell office:value-type="string" calcext:value-type="string">
            <text:p>36 semanas</text:p>
          </table:table-cell>
          <table:table-cell office:value-type="float" office:value="37240" calcext:value-type="float">
            <text:p>37.240,00</text:p>
          </table:table-cell>
          <table:table-cell office:value-type="float" office:value="45060.4" calcext:value-type="float">
            <text:p>45.060,4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 65-2</text:p>
          </table:table-cell>
        </table:table-row>
        <table:table-row table:style-name="ro83" table:visibility="filter">
          <table:table-cell office:value-type="string" calcext:value-type="string">
            <text:p>V-05/18</text:p>
          </table:table-cell>
          <table:table-cell office:value-type="string" calcext:value-type="string">
            <text:p>HAURREN ZAURGARRITASUN ETA BABES GABEZIA EGOERAK PREBENITZEKO ETA DETEKTATZEKO, ETA ESKU HARTZE GOIZTIARRERAKO PROGRAMA</text:p>
          </table:table-cell>
          <table:table-cell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42000" calcext:value-type="float">
            <text:p>42.000,00</text:p>
          </table:table-cell>
          <table:table-cell/>
          <table:table-cell office:value-type="string" calcext:value-type="string">
            <text:p><text:s/>JAUME GALVANY LARROUQUERE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1 AÑO. </text:p>
          </table:table-cell>
          <table:table-cell office:value-type="float" office:value="42000" calcext:value-type="float">
            <text:p>42.000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10" table:visibility="filter">
          <table:table-cell office:value-type="string" calcext:value-type="string">
            <text:p>V-01/18</text:p>
          </table:table-cell>
          <table:table-cell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19834.71" calcext:value-type="float">
            <text:p>119.834,71</text:p>
          </table:table-cell>
          <table:table-cell office:value-type="float" office:value="145000" calcext:value-type="float">
            <text:p>145.000,00</text:p>
          </table:table-cell>
          <table:table-cell office:value-type="string" calcext:value-type="string">
            <text:p>ESTUDIO DE RENOVACION Y DESARROLLOS URBANOS (ERDU)</text:p>
          </table:table-cell>
          <table:table-cell office:value-type="date" office:date-value="2018-10-22" calcext:value-type="date">
            <text:p>22/10/2018</text:p>
          </table:table-cell>
          <table:table-cell office:value-type="string" calcext:value-type="string">
            <text:p>16 meses</text:p>
          </table:table-cell>
          <table:table-cell office:value-type="float" office:value="114345" calcext:value-type="float">
            <text:p>114.345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8</text:p>
          </table:table-cell>
        </table:table-row>
        <table:table-row table:style-name="ro79" table:visibility="filter">
          <table:table-cell office:value-type="string" calcext:value-type="string">
            <text:p>OM-04/18</text:p>
          </table:table-cell>
          <table:table-cell office:value-type="string" calcext:value-type="string">
            <text:p>ANTXOKO TOPOKO ARKUPEAK BIRGAITZEA ETA BEREN PAISAIA LEHENGORATZEA</text:p>
          </table:table-cell>
          <table:table-cell office:value-type="string" calcext:value-type="string">
            <text:p>REHABILITACIÓN Y RECUPERACIÓN PAISAJÍSTICA DE <text:s/>LOS ARCOS DEL TOPO EN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 simplificado</text:p>
          </table:table-cell>
          <table:table-cell office:value-type="float" office:value="182004.77" calcext:value-type="float">
            <text:p>182.004,77</text:p>
          </table:table-cell>
          <table:table-cell office:value-type="float" office:value="220225.77" calcext:value-type="float">
            <text:p>220.225,77</text:p>
          </table:table-cell>
          <table:table-cell office:value-type="string" calcext:value-type="string">
            <text:p>URBYCOLAN S.L.</text:p>
          </table:table-cell>
          <table:table-cell office:value-type="date" office:date-value="2018-12-27" calcext:value-type="date">
            <text:p>27/12/2018</text:p>
          </table:table-cell>
          <table:table-cell office:value-type="string" calcext:value-type="string">
            <text:p>10 semanas</text:p>
          </table:table-cell>
          <table:table-cell office:value-type="float" office:value="182004.77" calcext:value-type="float">
            <text:p>182.004,77</text:p>
          </table:table-cell>
          <table:table-cell office:value-type="float" office:value="220225.76" calcext:value-type="float">
            <text:p>220.225,7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88" table:visibility="filter">
          <table:table-cell office:value-type="string" calcext:value-type="string">
            <text:p>V-21/18</text:p>
          </table:table-cell>
          <table:table-cell office:value-type="string" calcext:value-type="string">
            <text:p>PASAI SAN PEDROKO ZAHARREN EGOITZAKO HARRERA ZERBITZUA KONTRATATZEKO</text:p>
          </table:table-cell>
          <table:table-cell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23796" calcext:value-type="float">
            <text:p>23.796,00</text:p>
          </table:table-cell>
          <table:table-cell/>
          <table:table-cell office:value-type="string" calcext:value-type="string">
            <text:p>GUREAK ZERBITZU ANITZAK S.L.U</text:p>
          </table:table-cell>
          <table:table-cell office:value-type="date" office:date-value="2018-12-11" calcext:value-type="date">
            <text:p>11/12/2018</text:p>
          </table:table-cell>
          <table:table-cell office:value-type="string" calcext:value-type="string">
            <text:p>2 AÑOS <text:s/>.PRORROGABLE ANUALMENTE 2 MAS.(2022)</text:p>
          </table:table-cell>
          <table:table-cell office:value-type="float" office:value="22606.2" calcext:value-type="float">
            <text:p>22.606,20</text:p>
          </table:table-cell>
          <table:table-cell table:number-columns-repeated="3"/>
          <table:table-cell office:value-type="string" calcext:value-type="string">
            <text:p>ZAHARREN EGOITZA</text:p>
          </table:table-cell>
          <table:table-cell/>
          <table:table-cell office:value-type="date" office:date-value="2022-12-10" calcext:value-type="date">
            <text:p>10/12/2022</text:p>
          </table:table-cell>
          <table:table-cell office:value-type="date" office:date-value="2020-10-10" calcext:value-type="date">
            <text:p>10/10/2020</text:p>
          </table:table-cell>
          <table:table-cell office:value-type="date" office:date-value="2021-10-10" calcext:value-type="date">
            <text:p>10/10/2021</text:p>
          </table:table-cell>
          <table:table-cell/>
          <table:table-cell office:value-type="string" calcext:value-type="string">
            <text:p>PAZ-66</text:p>
          </table:table-cell>
        </table:table-row>
        <table:table-row table:style-name="ro65" table:visibility="filter">
          <table:table-cell office:value-type="string" calcext:value-type="string">
            <text:p>V-29/18</text:p>
          </table:table-cell>
          <table:table-cell office:value-type="string" calcext:value-type="string">
            <text:p>HARRERA ON! PROGRAMA</text:p>
          </table:table-cell>
          <table:table-cell office:value-type="string" calcext:value-type="string">
            <text:p>PROGRAMA HARRERA ON!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 </text:p>
          </table:table-cell>
          <table:table-cell table:number-columns-repeated="2"/>
          <table:table-cell office:value-type="string" calcext:value-type="string">
            <text:p>EUSKARAZ KOOP AEK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5" table:visibility="filter">
          <table:table-cell office:value-type="string" calcext:value-type="string">
            <text:p>V-18/18</text:p>
          </table:table-cell>
          <table:table-cell office:value-type="string" calcext:value-type="string">
            <text:p>DONIBANEKO KIROL INSTALAZIOAK (II)</text:p>
          </table:table-cell>
          <table:table-cell office:value-type="string" calcext:value-type="string">
            <text:p>INSTALACIONES DEPORTIVAS DE DONIBANE <text:s/>-CONCESION- (II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68727.27" calcext:value-type="float">
            <text:p>68.727,27</text:p>
          </table:table-cell>
          <table:table-cell office:value-type="float" office:value="83160" calcext:value-type="float">
            <text:p>83.160,00</text:p>
          </table:table-cell>
          <table:table-cell office:value-type="string" calcext:value-type="string">
            <text:p>BPXPORT KIROL ZERBITZUAK, S.L.</text:p>
          </table:table-cell>
          <table:table-cell office:value-type="date" office:date-value="2019-01-09" calcext:value-type="date">
            <text:p>09/01/2019</text:p>
          </table:table-cell>
          <table:table-cell office:value-type="string" calcext:value-type="string">
            <text:p>2 AÑOS <text:s/>.PRORROGABLE ANUALMENTE 2 MAS.(2023)</text:p>
          </table:table-cell>
          <table:table-cell office:value-type="float" office:value="83160" calcext:value-type="float">
            <text:p>83.160,00</text:p>
          </table:table-cell>
          <table:table-cell office:value-type="float" office:value="68727.27" calcext:value-type="float">
            <text:p>68.727,27</text:p>
          </table:table-cell>
          <table:table-cell/>
          <table:table-cell office:value-type="string" calcext:value-type="string">
            <text:p>2021: 1ª prorroga. <text:s text:c="8"/>2022: 2ª pro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3-01-09" calcext:value-type="date">
            <text:p>09/01/2023</text:p>
          </table:table-cell>
          <table:table-cell office:value-type="date" office:date-value="2020-11-08" calcext:value-type="date">
            <text:p>08/11/2020</text:p>
          </table:table-cell>
          <table:table-cell office:value-type="date" office:date-value="2021-11-08" calcext:value-type="date">
            <text:p>08/11/2021</text:p>
          </table:table-cell>
          <table:table-cell/>
          <table:table-cell office:value-type="string" calcext:value-type="string">
            <text:p>PAZ-65</text:p>
          </table:table-cell>
        </table:table-row>
        <table:table-row table:style-name="ro78" table:visibility="filter">
          <table:table-cell office:value-type="string" calcext:value-type="string">
            <text:p>V-30/18</text:p>
          </table:table-cell>
          <table:table-cell office:value-type="string" calcext:value-type="string">
            <text:p>“EMAKIMEEN GUNEAK: MIGRATZAILEEN BILGUNEAK ETA PASAITARREN ARTEKO KULTURARTEKO ELKARRIZKETAK” PROGRAMA</text:p>
          </table:table-cell>
          <table:table-cell office:value-type="string" calcext:value-type="string">
            <text:p>PROGRAMA “ESPACIO DE MUJERES ENCUENTROS MIGRANTES Y DIALOGOS INTERCULTURALES ENTRE PASAITARRA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SORBURU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5" table:visibility="filter">
          <table:table-cell office:value-type="string" calcext:value-type="string">
            <text:p>V-27/18</text:p>
          </table:table-cell>
          <table:table-cell office:value-type="string" calcext:value-type="string">
            <text:p>PASAIAKO HAUR ETA NERABEEN PARTE-HARTZE FOROAK</text:p>
          </table:table-cell>
          <table:table-cell office:value-type="string" calcext:value-type="string">
            <text:p>FORO DE PARTICIPACION DE NIÑOS/AS Y ADOLESCENT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FARAPI KOOPERATIBA ELKART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CIEMRBE 2018- MARZO 2019</text:p>
          </table:table-cell>
          <table:table-cell office:value-type="float" office:value="14876" calcext:value-type="float">
            <text:p>14.876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5" table:visibility="filter">
          <table:table-cell office:value-type="string" calcext:value-type="string">
            <text:p>V-28/19</text:p>
          </table:table-cell>
          <table:table-cell office:value-type="string" calcext:value-type="string">
            <text:p>MEIPIKO HAURRENTZAKO JOLASGUNEA BERRITZEKO OBRA</text:p>
          </table:table-cell>
          <table:table-cell office:value-type="string" calcext:value-type="string">
            <text:p>RENOVACIÓN DE ZONA DE JUEGOS INFANTILES EN MEIPI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HAGS-SWELEK S.A.</text:p>
          </table:table-cell>
          <table:table-cell office:value-type="string" calcext:value-type="string">
            <text:p>17-12-2018</text:p>
          </table:table-cell>
          <table:table-cell/>
          <table:table-cell office:value-type="float" office:value="19602" calcext:value-type="float">
            <text:p>19.602,00</text:p>
          </table:table-cell>
          <table:table-cell office:value-type="float" office:value="23718.42" calcext:value-type="float">
            <text:p>23.718,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80" table:visibility="filter">
          <table:table-cell office:value-type="string" calcext:value-type="string">
            <text:p>V-20/18</text:p>
          </table:table-cell>
          <table:table-cell office:value-type="string" calcext:value-type="string">
            <text:p>DONIBANEKO HIRIGUNE HISTORIKOAN SUTEEN AURKAKO INSTALAZIOAK JARTZEKO PROIEKTUA IDAZTEA</text:p>
          </table:table-cell>
          <table:table-cell office:value-type="string" calcext:value-type="string">
            <text:p>REDACCIÓN DEL PROYECTO DE INSTALACIONES CONTRAINCENDIOS DEL CASCO HISTÓRICO DE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GIRDER INGENIEROS</text:p>
          </table:table-cell>
          <table:table-cell office:value-type="date" office:date-value="2018-08-23" calcext:value-type="date">
            <text:p>23/08/2018</text:p>
          </table:table-cell>
          <table:table-cell/>
          <table:table-cell office:value-type="float" office:value="9500" calcext:value-type="float">
            <text:p>9.500,00</text:p>
          </table:table-cell>
          <table:table-cell office:value-type="float" office:value="11495" calcext:value-type="float">
            <text:p>11.49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5" table:visibility="filter">
          <table:table-cell office:value-type="string" calcext:value-type="string">
            <text:p>V-07/19</text:p>
          </table:table-cell>
          <table:table-cell office:value-type="string" calcext:value-type="string">
            <text:p>“2019an PASAIAN SU ARTIFIZIALEN HORNIKETA ETA HORIEK HOBETZEA</text:p>
          </table:table-cell>
          <table:table-cell office:value-type="string" calcext:value-type="string">
            <text:p>“SUMINISTRO Y QUEMA DE FUEGOS ARTIFICIALES EN PASAIA 2019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GLOBAL FOC S.L. CABALLER FX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Para el 31 de julio del 2019</text:p>
          </table:table-cell>
          <table:table-cell/>
          <table:table-cell office:value-type="float" office:value="3000" calcext:value-type="float">
            <text:p>3.000,00</text:p>
          </table:table-cell>
          <table:table-cell table:number-columns-repeated="2"/>
          <table:table-cell office:value-type="string" calcext:value-type="string">
            <text:p>IDAZKARI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2" table:visibility="filter">
          <table:table-cell office:value-type="string" calcext:value-type="string">
            <text:p>V-02/19</text:p>
          </table:table-cell>
          <table:table-cell office:value-type="string" calcext:value-type="string">
            <text:p>HAURRENTZAKO UDALEKU IREKIAK</text:p>
          </table:table-cell>
          <table:table-cell office:value-type="string" calcext:value-type="string">
            <text:p>COLONIAS ABIERTAS PARA NIÑ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85.000</text:p>
          </table:table-cell>
          <table:table-cell table:formula="of:=+85000+8500" office:value-type="float" office:value="93500" calcext:value-type="float">
            <text:p>93.500,00</text:p>
          </table:table-cell>
          <table:table-cell office:value-type="string" calcext:value-type="string">
            <text:p>URTXINTXA ESKOLA</text:p>
          </table:table-cell>
          <table:table-cell office:value-type="date" office:date-value="2019-05-14" calcext:value-type="date">
            <text:p>14/05/2019</text:p>
          </table:table-cell>
          <table:table-cell office:value-type="string" calcext:value-type="string">
            <text:p>2 AÑOS. PRORROGABLES ANUALMENTE 2 AÑOS MAS (2022 Y 2023)</text:p>
          </table:table-cell>
          <table:table-cell office:value-type="float" office:value="80000" calcext:value-type="float">
            <text:p>80.000,00</text:p>
          </table:table-cell>
          <table:table-cell office:value-type="float" office:value="88000" calcext:value-type="float">
            <text:p>88.000,00</text:p>
          </table:table-cell>
          <table:table-cell/>
          <table:table-cell office:value-type="string" calcext:value-type="string">
            <text:p><text:span text:style-name="T63">2021:  1ª prorroga         2022: 2ª prorroga</text:span>          2023: nueva contratacion</text:p>
          </table:table-cell>
          <table:table-cell office:value-type="string" calcext:value-type="string">
            <text:p>GAZTEDIA</text:p>
          </table:table-cell>
          <table:table-cell/>
          <table:table-cell office:value-type="date" office:date-value="2023-05-14" calcext:value-type="date">
            <text:p>14/05/2023</text:p>
          </table:table-cell>
          <table:table-cell office:value-type="date" office:date-value="2021-03-14" calcext:value-type="date">
            <text:p>14/03/2021</text:p>
          </table:table-cell>
          <table:table-cell office:value-type="date" office:date-value="2022-03-14" calcext:value-type="date">
            <text:p>14/03/2022</text:p>
          </table:table-cell>
          <table:table-cell/>
          <table:table-cell office:value-type="string" calcext:value-type="string">
            <text:p>PAZ-69</text:p>
          </table:table-cell>
        </table:table-row>
        <table:table-row table:style-name="ro28" table:visibility="filter">
          <table:table-cell office:value-type="string" calcext:value-type="string">
            <text:p>V-01/19</text:p>
          </table:table-cell>
          <table:table-cell office:value-type="string" calcext:value-type="string">
            <text:p>“GOXATU” NERABE ETA GAZTEENTZAKO ZERBITZUA</text:p>
          </table:table-cell>
          <table:table-cell office:value-type="string" calcext:value-type="string">
            <text:p>SERVIO PARA ADOLESCENTES Y JOVENES “GOXATU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LAHIA 3.0</text:p>
          </table:table-cell>
          <table:table-cell office:value-type="date" office:date-value="2019-01-23" calcext:value-type="date">
            <text:p>23/01/2019</text:p>
          </table:table-cell>
          <table:table-cell office:value-type="string" calcext:value-type="string">
            <text:p>ENERO-DICIEMBRE 2019</text:p>
          </table:table-cell>
          <table:table-cell/>
          <table:table-cell office:value-type="float" office:value="8150" calcext:value-type="float">
            <text:p>8.150,00</text:p>
          </table:table-cell>
          <table:table-cell table:number-columns-repeated="2"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28" table:visibility="filter">
          <table:table-cell office:value-type="string" calcext:value-type="string">
            <text:p>V-11/19</text:p>
          </table:table-cell>
          <table:table-cell office:value-type="string" calcext:value-type="string">
            <text:p>ANDONAEGIKO FUTBOL-HOKEY ZELAIAREN KUDEAKETA <text:s/>(I)</text:p>
          </table:table-cell>
          <table:table-cell office:value-type="string" calcext:value-type="string">
            <text:p>GESTION DEL CAMPO DE FÚTBOL – HOKEY DE ANDONAEGI (I)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1 año, POSIBLE PRORROGA 1 AÑO Mäs.</text:p>
          </table:table-cell>
          <table:table-cell table:number-columns-repeated="4"/>
          <table:table-cell office:value-type="string" calcext:value-type="string">
            <text:p>KIROLAK</text:p>
          </table:table-cell>
          <table:table-cell/>
          <table:table-cell office:value-type="date" office:date-value="2021-08-27" calcext:value-type="date">
            <text:p>27/08/2021</text:p>
          </table:table-cell>
          <table:table-cell office:value-type="date" office:date-value="2020-06-26" calcext:value-type="date">
            <text:p>26/06/2020</text:p>
          </table:table-cell>
          <table:table-cell table:number-columns-repeated="2"/>
          <table:table-cell office:value-type="string" calcext:value-type="string">
            <text:p>PAZ-69</text:p>
          </table:table-cell>
        </table:table-row>
        <table:table-row table:style-name="ro70" table:visibility="filter">
          <table:table-cell office:value-type="string" calcext:value-type="string">
            <text:p>V-03/19</text:p>
          </table:table-cell>
          <table:table-cell office:value-type="string" calcext:value-type="string">
            <text:p>GAZTELEKUAK</text:p>
          </table:table-cell>
          <table:table-cell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109000" calcext:value-type="float">
            <text:p>109.000,00</text:p>
          </table:table-cell>
          <table:table-cell office:value-type="float" office:value="10900" calcext:value-type="float">
            <text:p>10.900,00</text:p>
          </table:table-cell>
          <table:table-cell office:value-type="string" calcext:value-type="string">
            <text:p>KANTAURI LUDIKO ELKARTEA -ASOCIACION LUDICA KANTAURI ELKARTEA</text:p>
          </table:table-cell>
          <table:table-cell office:value-type="date" office:date-value="2019-06-03" calcext:value-type="date">
            <text:p>03/06/2019</text:p>
          </table:table-cell>
          <table:table-cell office:value-type="string" calcext:value-type="string">
            <text:p>2 AÑOS. POSIBLES 2 PRORROGAS DE 1 AÑO. (2021-2022).</text:p>
          </table:table-cell>
          <table:table-cell office:value-type="string" calcext:value-type="string">
            <text:p>107.900,-- euros/año</text:p>
          </table:table-cell>
          <table:table-cell table:formula="of:=+107900+10790" office:value-type="float" office:value="118690" calcext:value-type="float">
            <text:p>118.690,00</text:p>
          </table:table-cell>
          <table:table-cell/>
          <table:table-cell office:value-type="string" calcext:value-type="string">
            <text:p><text:span text:style-name="T63">2021:  1ª prorroga         2022: 2ª prorroga</text:span>          2023: nueva contratacion</text:p>
          </table:table-cell>
          <table:table-cell office:value-type="string" calcext:value-type="string">
            <text:p>GAZTEDIA </text:p>
          </table:table-cell>
          <table:table-cell/>
          <table:table-cell office:value-type="date" office:date-value="2023-06-03" calcext:value-type="date">
            <text:p>03/06/2023</text:p>
          </table:table-cell>
          <table:table-cell office:value-type="date" office:date-value="2021-04-03" calcext:value-type="date">
            <text:p>03/04/2021</text:p>
          </table:table-cell>
          <table:table-cell office:value-type="date" office:date-value="2022-04-03" calcext:value-type="date">
            <text:p>03/04/2022</text:p>
          </table:table-cell>
          <table:table-cell/>
          <table:table-cell office:value-type="string" calcext:value-type="string">
            <text:p>PAZ-69</text:p>
          </table:table-cell>
        </table:table-row>
        <table:table-row table:style-name="ro28" table:visibility="filter">
          <table:table-cell office:value-type="string" calcext:value-type="string">
            <text:p>X19006</text:p>
          </table:table-cell>
          <table:table-cell office:value-type="string" calcext:value-type="string">
            <text:p>GAS NATURALA</text:p>
          </table:table-cell>
          <table:table-cell office:value-type="string" calcext:value-type="string">
            <text:p>GAS NATURAL – CONTRATACION CENTRALIZADA</text:p>
          </table:table-cell>
          <table:table-cell office:value-type="string" calcext:value-type="string">
            <text:p>SERVICIO</text:p>
          </table:table-cell>
          <table:table-cell/>
          <table:table-cell office:value-type="float" office:value="39798.75" calcext:value-type="float">
            <text:p>39.798,75</text:p>
          </table:table-cell>
          <table:table-cell/>
          <table:table-cell office:value-type="string" calcext:value-type="string">
            <text:p>GAS NATURAL SERVICIOS, SDG, S.A.</text:p>
          </table:table-cell>
          <table:table-cell office:value-type="date" office:date-value="2019-07-01" calcext:value-type="date">
            <text:p>01/07/2019</text:p>
          </table:table-cell>
          <table:table-cell office:value-type="string" calcext:value-type="string">
            <text:p>2 AÑOS. POSIBLES 2 PRORROGAS DE 1 AÑO</text:p>
          </table:table-cell>
          <table:table-cell office:value-type="float" office:value="39798.75" calcext:value-type="float">
            <text:p>39.798,75</text:p>
          </table:table-cell>
          <table:table-cell table:number-columns-repeated="2"/>
          <table:table-cell office:value-type="string" calcext:value-type="string">
            <text:p>2021: 1ª prorroga. <text:s text:c="8"/>2022. 2ª prorroga.</text:p>
          </table:table-cell>
          <table:table-cell office:value-type="string" calcext:value-type="string">
            <text:p>IDAZKARITZA</text:p>
          </table:table-cell>
          <table:table-cell office:value-type="string" calcext:value-type="string">
            <text:p>CENTRAL CONTRATACION DE DIPUTACION</text:p>
          </table:table-cell>
          <table:table-cell office:value-type="date" office:date-value="2023-07-01" calcext:value-type="date">
            <text:p>01/07/2023</text:p>
          </table:table-cell>
          <table:table-cell table:number-columns-repeated="4"/>
        </table:table-row>
        <table:table-row table:style-name="ro28" table:visibility="filter">
          <table:table-cell office:value-type="string" calcext:value-type="string">
            <text:p>V-13/19</text:p>
          </table:table-cell>
          <table:table-cell office:value-type="string" calcext:value-type="string">
            <text:p>ANDONAEGIKO FUTBOL-HOKEY ZELAIAREN KUDEAKETA <text:s/>(II)</text:p>
          </table:table-cell>
          <table:table-cell office:value-type="string" calcext:value-type="string">
            <text:p>GESTION DEL CAMPO DE FÚTBOL – HOKEY DE ANDONAEGI (II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office:value-type="string" calcext:value-type="string">
            <text:p>C.D. TRINTXERPE</text:p>
          </table:table-cell>
          <table:table-cell office:value-type="date" office:date-value="2019-08-28" calcext:value-type="date">
            <text:p>28/08/2019</text:p>
          </table:table-cell>
          <table:table-cell office:value-type="string" calcext:value-type="string">
            <text:p>1 año, POSIBLE PRORROGA 1 AÑO Mäs.</text:p>
          </table:table-cell>
          <table:table-cell office:value-type="string" calcext:value-type="string">
            <text:p><text:s/>1º Año: 9.945,60 € <text:s/>2º Año: 3.225,60 €</text:p>
          </table:table-cell>
          <table:table-cell table:number-columns-repeated="2"/>
          <table:table-cell office:value-type="string" calcext:value-type="string">
            <text:p>2020:1ª y única pró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1-08-27" calcext:value-type="date">
            <text:p>27/08/2021</text:p>
          </table:table-cell>
          <table:table-cell office:value-type="date" office:date-value="2020-06-26" calcext:value-type="date">
            <text:p>26/06/2020</text:p>
          </table:table-cell>
          <table:table-cell table:number-columns-repeated="2"/>
          <table:table-cell office:value-type="string" calcext:value-type="string">
            <text:p>PAZ-70</text:p>
          </table:table-cell>
        </table:table-row>
        <table:table-row table:style-name="ro96" table:visibility="filter">
          <table:table-cell office:value-type="string" calcext:value-type="string">
            <text:p>X18043</text:p>
          </table:table-cell>
          <table:table-cell office:value-type="string" calcext:value-type="string">
            <text:p>DATU BABESAK</text:p>
          </table:table-cell>
          <table:table-cell office:value-type="string" calcext:value-type="string">
            <text:p>PROTECCIÓN DE DATOS</text:p>
          </table:table-cell>
          <table:table-cell office:value-type="string" calcext:value-type="string">
            <text:p>SERVICIO</text:p>
          </table:table-cell>
          <table:table-cell table:number-columns-repeated="3"/>
          <table:table-cell office:value-type="string" calcext:value-type="string">
            <text:p>ALTIACONSULTORES S.A.</text:p>
          </table:table-cell>
          <table:table-cell office:value-type="date" office:date-value="2019-08-27" calcext:value-type="date">
            <text:p>27/08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13.171,2 € contrato a 2 años</text:p>
          </table:table-cell>
          <table:table-cell table:number-columns-repeated="2"/>
          <table:table-cell office:value-type="string" calcext:value-type="string">
            <text:p>2021: 1ª prorroga <text:s text:c="9"/>2022: 2ª prorroga -ultima 2023: Nueva contratacion</text:p>
          </table:table-cell>
          <table:table-cell/>
          <table:table-cell office:value-type="string" calcext:value-type="string">
            <text:p>CENTRAL CONTRATACION DE DIPUTACION (Ayto, Pasaia Musikal, Zaharren egoitza, Euskaltegia)</text:p>
          </table:table-cell>
          <table:table-cell office:value-type="date" office:date-value="2023-08-31" calcext:value-type="date">
            <text:p>31/08/2023</text:p>
          </table:table-cell>
          <table:table-cell table:number-columns-repeated="4"/>
        </table:table-row>
        <table:table-row table:style-name="ro7" table:visibility="filter">
          <table:table-cell office:value-type="string" calcext:value-type="string">
            <text:p>V-18/19</text:p>
          </table:table-cell>
          <table:table-cell table:number-columns-repeated="2" office:value-type="string" calcext:value-type="string">
            <text:p>BADIA AKTIBO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7125" calcext:value-type="float">
            <text:p>37.125,00</text:p>
          </table:table-cell>
          <table:table-cell office:value-type="float" office:value="44921.25" calcext:value-type="float">
            <text:p>44.921,25</text:p>
          </table:table-cell>
          <table:table-cell office:value-type="string" calcext:value-type="string">
            <text:p>KIROLAISI S.L.</text:p>
          </table:table-cell>
          <table:table-cell office:value-type="date" office:date-value="2019-09-12" calcext:value-type="date">
            <text:p>12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35.268,75 euros/año 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3-09-11" calcext:value-type="date">
            <text:p>11/09/2023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2-07-10" calcext:value-type="date">
            <text:p>10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96" table:visibility="filter">
          <table:table-cell office:value-type="string" calcext:value-type="string">
            <text:p>V-16/19</text:p>
          </table:table-cell>
          <table:table-cell office:value-type="string" calcext:value-type="string">
            <text:p>EUSKALARIAK</text:p>
          </table:table-cell>
          <table:table-cell office:value-type="string" calcext:value-type="string">
            <text:p>EUSKALAKARIAK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Grupos 1º año:1.870 , Grupos <text:s text:c="2"/>2ª año: 1.650 € <text:s/>/ Asesoria externa: 860 € </text:p>
          </table:table-cell>
          <table:table-cell/>
          <table:table-cell office:value-type="string" calcext:value-type="string">
            <text:p>TTAKUN KULTUR ELKARTEA</text:p>
          </table:table-cell>
          <table:table-cell office:value-type="date" office:date-value="2019-09-25" calcext:value-type="date">
            <text:p>25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ERA</text:p>
          </table:table-cell>
          <table:table-cell/>
          <table:table-cell office:value-type="date" office:date-value="2023-09-24" calcext:value-type="date">
            <text:p>24/09/2023</text:p>
          </table:table-cell>
          <table:table-cell office:value-type="date" office:date-value="2021-07-24" calcext:value-type="date">
            <text:p>24/07/2021</text:p>
          </table:table-cell>
          <table:table-cell office:value-type="date" office:date-value="2022-07-24" calcext:value-type="date">
            <text:p>24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7" table:visibility="filter">
          <table:table-cell office:value-type="string" calcext:value-type="string">
            <text:p>V17-19</text:p>
          </table:table-cell>
          <table:table-cell table:number-columns-repeated="2" office:value-type="string" calcext:value-type="string">
            <text:p>HEZIZ HITZ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da grupo: <text:s/>750 </text:p>
          </table:table-cell>
          <table:table-cell/>
          <table:table-cell office:value-type="string" calcext:value-type="string">
            <text:p>URTXINTXA <text:s/>AISIALDIKO ESKOLA-GIPUZKOA </text:p>
          </table:table-cell>
          <table:table-cell office:value-type="date" office:date-value="2019-09-19" calcext:value-type="date">
            <text:p>19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730 € (Sin IVA) anuales, por grupo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3-09-18" calcext:value-type="date">
            <text:p>18/09/2023</text:p>
          </table:table-cell>
          <table:table-cell office:value-type="date" office:date-value="2021-09-18" calcext:value-type="date">
            <text:p>18/09/2021</text:p>
          </table:table-cell>
          <table:table-cell office:value-type="date" office:date-value="2022-09-18" calcext:value-type="date">
            <text:p>18/09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75" table:visibility="filter">
          <table:table-cell office:value-type="string" calcext:value-type="string">
            <text:p>OM-01/19</text:p>
          </table:table-cell>
          <table:table-cell office:value-type="string" calcext:value-type="string">
            <text:p>PASAI ANTXOKO GURE ZUMARDIKO HARMAILAK BIRGAITZEA</text:p>
          </table:table-cell>
          <table:table-cell office:value-type="string" calcext:value-type="string">
            <text:p>REHABILITACIÓN DEL GRADERIO DE GURE ZUMARDI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number-columns-repeated="2"/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30" table:visibility="filter">
          <table:table-cell office:value-type="string" calcext:value-type="string">
            <text:p>OM-03/19</text:p>
          </table:table-cell>
          <table:table-cell office:value-type="string" calcext:value-type="string">
            <text:p>SEMAFORO ETA SARBIDEEN KONTROLERAKO OBRAK</text:p>
          </table:table-cell>
          <table:table-cell office:value-type="string" calcext:value-type="string">
            <text:p>OBRA SEMÁFOROS Y CONTROL DE ACCESOS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15" table:visibility="filter">
          <table:table-cell office:value-type="string" calcext:value-type="string">
            <text:p>V-08/19</text:p>
          </table:table-cell>
          <table:table-cell office:value-type="string" calcext:value-type="string">
            <text:p>HAUR ETA NERABEEN ESKUBIDEAK BERMATZEKO ESKUBIDEEN PLANA</text:p>
          </table:table-cell>
          <table:table-cell office:value-type="string" calcext:value-type="string">
            <text:p>PLAN PARA GARANTIZAR LOS DERECHOS DE LA INFANCIA Y ADOLESCENC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83500" calcext:value-type="float">
            <text:p>83.500,00</text:p>
          </table:table-cell>
          <table:table-cell office:value-type="float" office:value="93940" calcext:value-type="float">
            <text:p>93.940,00</text:p>
          </table:table-cell>
          <table:table-cell office:value-type="string" calcext:value-type="string">
            <text:p>FARAPI KOOPERATIBA ELKARTEA</text:p>
          </table:table-cell>
          <table:table-cell office:value-type="date" office:date-value="2019-07-03" calcext:value-type="date">
            <text:p>03/07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80.000,-- euros/anuales 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07-02" calcext:value-type="date">
            <text:p>02/07/2023</text:p>
          </table:table-cell>
          <table:table-cell office:value-type="date" office:date-value="2021-07-02" calcext:value-type="date">
            <text:p>02/07/2021</text:p>
          </table:table-cell>
          <table:table-cell office:value-type="date" office:date-value="2022-07-02" calcext:value-type="date">
            <text:p>02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96" table:visibility="filter">
          <table:table-cell office:value-type="string" calcext:value-type="string">
            <text:p>V-15/19</text:p>
          </table:table-cell>
          <table:table-cell table:number-columns-repeated="2" office:value-type="string" calcext:value-type="string">
            <text:p>BERTSOLARITZ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Por grupo: 1.030 <text:s/>Por festival: 110</text:p>
          </table:table-cell>
          <table:table-cell/>
          <table:table-cell office:value-type="string" calcext:value-type="string">
            <text:p>GIPUZKOAKO BERTSOZALE ELKARTEA</text:p>
          </table:table-cell>
          <table:table-cell office:value-type="date" office:date-value="2019-10-12" calcext:value-type="date">
            <text:p>12/10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3-10-11" calcext:value-type="date">
            <text:p>11/10/2023</text:p>
          </table:table-cell>
          <table:table-cell office:value-type="date" office:date-value="2021-08-11" calcext:value-type="date">
            <text:p>11/08/2021</text:p>
          </table:table-cell>
          <table:table-cell office:value-type="string" calcext:value-type="string">
            <text:p>11/20/2022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79" table:visibility="filter">
          <table:table-cell office:value-type="string" calcext:value-type="string">
            <text:p>OM-02/19</text:p>
          </table:table-cell>
          <table:table-cell office:value-type="string" calcext:value-type="string">
            <text:p>SAN PEDROKO ESKOLETAN OZTOPO ARKITEKTONIKOAK KENTZEKO OBRAK</text:p>
          </table:table-cell>
          <table:table-cell office:value-type="string" calcext:value-type="string">
            <text:p>ELIMINACIÓN DE BARRERAS ARQUITECTONICAS EN LAS ESCUELAS DE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75895.77" calcext:value-type="float">
            <text:p>75.895,77</text:p>
          </table:table-cell>
          <table:table-cell office:value-type="float" office:value="91833.88" calcext:value-type="float">
            <text:p>91.833,88</text:p>
          </table:table-cell>
          <table:table-cell office:value-type="string" calcext:value-type="string">
            <text:p>MURGIL ERAIKUNTZAK S.L.</text:p>
          </table:table-cell>
          <table:table-cell office:value-type="date" office:date-value="2019-09-19" calcext:value-type="date">
            <text:p>19/09/2019</text:p>
          </table:table-cell>
          <table:table-cell office:value-type="string" calcext:value-type="string">
            <text:p>12 semanas</text:p>
          </table:table-cell>
          <table:table-cell office:value-type="float" office:value="75136.81" calcext:value-type="float">
            <text:p>75.136,81</text:p>
          </table:table-cell>
          <table:table-cell office:value-type="float" office:value="90915.54" calcext:value-type="float">
            <text:p>90.915,54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70" table:visibility="filter">
          <table:table-cell office:value-type="string" calcext:value-type="string">
            <text:p>OM-04/19</text:p>
          </table:table-cell>
          <table:table-cell office:value-type="string" calcext:value-type="string">
            <text:p>SEMAFORO ETA SARBIDEEN KONTROLERAKO OBRAK</text:p>
          </table:table-cell>
          <table:table-cell office:value-type="string" calcext:value-type="string">
            <text:p>OBRA SEMAFOROS Y CONTROL DE ACCESOS (II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office:value-type="string" calcext:value-type="string">
            <text:p>BITEK SISTEMAS INTEGRALES DE TELECOMUNICACIONES S.L.</text:p>
          </table:table-cell>
          <table:table-cell office:value-type="date" office:date-value="2019-10-17" calcext:value-type="date">
            <text:p>17/10/2019</text:p>
          </table:table-cell>
          <table:table-cell office:value-type="string" calcext:value-type="string">
            <text:p>10 semanas</text:p>
          </table:table-cell>
          <table:table-cell office:value-type="float" office:value="81859.32" calcext:value-type="float">
            <text:p>81.859,32</text:p>
          </table:table-cell>
          <table:table-cell office:value-type="float" office:value="99049.78" calcext:value-type="float">
            <text:p>99.049,78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71</text:p>
          </table:table-cell>
        </table:table-row>
        <table:table-row table:style-name="ro26" table:visibility="filter">
          <table:table-cell office:value-type="string" calcext:value-type="string">
            <text:p>V-09/19</text:p>
          </table:table-cell>
          <table:table-cell office:value-type="string" calcext:value-type="string">
            <text:p>IBAIONDO FRONTOIKO KANTINAREN USTIAPENA ETA ZERBITZU OSAGARRIAK</text:p>
          </table:table-cell>
          <table:table-cell office:value-type="string" calcext:value-type="string">
            <text:p>EXPLOTACIÓN DE LA CANTINA DEL FRONTON IBAIONDO DE ANTXO Y SERVICIOS COMPLEMENTARIOS 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Irekia / Abierto</text:p>
          </table:table-cell>
          <table:table-cell/>
          <table:table-cell table:style-name="ce851" office:value-type="string" calcext:value-type="string">
            <text:p>Canon mensual mínimo de 100 euros</text:p>
          </table:table-cell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30" table:visibility="filter">
          <table:table-cell office:value-type="string" calcext:value-type="string">
            <text:p>OM-06/18</text:p>
          </table:table-cell>
          <table:table-cell office:value-type="string" calcext:value-type="string">
            <text:p>PASAIAKO BIDEAK BERRASFALTATZEKO OBRAK</text:p>
          </table:table-cell>
          <table:table-cell office:value-type="string" calcext:value-type="string">
            <text:p>OBRAS DE REASFALTADO EN VIALES DE PASAI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107186.72" calcext:value-type="float">
            <text:p>107.186,72</text:p>
          </table:table-cell>
          <table:table-cell office:value-type="float" office:value="129695.93" calcext:value-type="float">
            <text:p>129.695,93</text:p>
          </table:table-cell>
          <table:table-cell office:value-type="string" calcext:value-type="string">
            <text:p>PROBISA VIAS Y OBRAS S.L</text:p>
          </table:table-cell>
          <table:table-cell office:value-type="date" office:date-value="2019-03-06" calcext:value-type="date">
            <text:p>06/03/2019</text:p>
          </table:table-cell>
          <table:table-cell office:value-type="string" calcext:value-type="string">
            <text:p>8 semanas</text:p>
          </table:table-cell>
          <table:table-cell office:value-type="float" office:value="95504" calcext:value-type="float">
            <text:p>95.504,00</text:p>
          </table:table-cell>
          <table:table-cell office:value-type="float" office:value="115559.84" calcext:value-type="float">
            <text:p>115.559,84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75" table:visibility="filter">
          <table:table-cell office:value-type="string" calcext:value-type="string">
            <text:p>OM-05/19</text:p>
          </table:table-cell>
          <table:table-cell office:value-type="string" calcext:value-type="string">
            <text:p>PASAI ANTXOKO GURE ZUMARDIKO HARMAILAK BIRGAITZEA</text:p>
          </table:table-cell>
          <table:table-cell office:value-type="string" calcext:value-type="string">
            <text:p>REHABILITACIÓN DEL GRADERIO DE GURE ZUMARDI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53157.52" calcext:value-type="float">
            <text:p>53.157,52</text:p>
          </table:table-cell>
          <table:table-cell office:value-type="float" office:value="64320.6" calcext:value-type="float">
            <text:p>64.320,60</text:p>
          </table:table-cell>
          <table:table-cell office:value-type="string" calcext:value-type="string">
            <text:p>URBYCOLAN S.L.</text:p>
          </table:table-cell>
          <table:table-cell office:value-type="date" office:date-value="2019-11-11" calcext:value-type="date">
            <text:p>11/11/2019</text:p>
          </table:table-cell>
          <table:table-cell office:value-type="string" calcext:value-type="string">
            <text:p>12 semanas</text:p>
          </table:table-cell>
          <table:table-cell office:value-type="float" office:value="52362.22" calcext:value-type="float">
            <text:p>52.362,22</text:p>
          </table:table-cell>
          <table:table-cell office:value-type="float" office:value="63358.29" calcext:value-type="float">
            <text:p>63.358,29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1</text:p>
          </table:table-cell>
        </table:table-row>
        <table:table-row table:style-name="ro83" table:visibility="filter">
          <table:table-cell office:value-type="string" calcext:value-type="string">
            <text:p>V-26/18</text:p>
          </table:table-cell>
          <table:table-cell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office:value-type="string" calcext:value-type="string">
            <text:p>CONTRATACIÓN DEL SUMINISTRO DE <text:s/>DOS <text:s/>BARREDORAS AUTOPROPULSADAS PARA EL SERVICIO DE LIMPIEZA VIARIA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float" office:value="229182.5" calcext:value-type="float">
            <text:p>229.182,50</text:p>
          </table:table-cell>
          <table:table-cell office:value-type="float" office:value="277310.82" calcext:value-type="float">
            <text:p>277.310,82</text:p>
          </table:table-cell>
          <table:table-cell office:value-type="string" calcext:value-type="string">
            <text:p>ROS ROCA S.A</text:p>
          </table:table-cell>
          <table:table-cell/>
          <table:table-cell office:value-type="string" calcext:value-type="string">
            <text:p>60 días</text:p>
          </table:table-cell>
          <table:table-cell office:value-type="float" office:value="221000" calcext:value-type="float">
            <text:p>221.000,00</text:p>
          </table:table-cell>
          <table:table-cell office:value-type="float" office:value="267410" calcext:value-type="float">
            <text:p>267.410,00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7</text:p>
          </table:table-cell>
        </table:table-row>
        <table:table-row table:style-name="ro70" table:visibility="filter">
          <table:table-cell office:value-type="string" calcext:value-type="string">
            <text:p>V-19/19</text:p>
          </table:table-cell>
          <table:table-cell table:number-columns-repeated="2" office:value-type="string" calcext:value-type="string">
            <text:p>ELIZ GAIN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0922.18" calcext:value-type="float">
            <text:p>30.922,18</text:p>
          </table:table-cell>
          <table:table-cell office:value-type="float" office:value="32159.07" calcext:value-type="float">
            <text:p>32.159,07</text:p>
          </table:table-cell>
          <table:table-cell office:value-type="string" calcext:value-type="string">
            <text:p>LAHAR ELKARGOA ASOCIACIÓN PARA LA INTERVENCIÓN PSICOSOCIAL</text:p>
          </table:table-cell>
          <table:table-cell office:value-type="date" office:date-value="2019-12-18" calcext:value-type="date">
            <text:p>18/12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<text:span text:style-name="T80">28.800</text:span><text:span text:style-name="T81"> € / Año</text:span>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12-17" calcext:value-type="date">
            <text:p>17/12/2023</text:p>
          </table:table-cell>
          <table:table-cell office:value-type="date" office:date-value="2021-10-17" calcext:value-type="date">
            <text:p>17/10/2021</text:p>
          </table:table-cell>
          <table:table-cell office:value-type="date" office:date-value="2022-10-17" calcext:value-type="date">
            <text:p>17/10/2022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78" table:visibility="filter">
          <table:table-cell table:style-name="ce926" office:value-type="string" calcext:value-type="string">
            <text:p>V-20/19</text:p>
          </table:table-cell>
          <table:table-cell table:style-name="ce926" office:value-type="string" calcext:value-type="string">
            <text:p>EKOIZPEN-KOORDINATZAILEA, AHOLKULARITZA TEKNIKO ESZENIKOA ETA UDALEKO LOKALEN EGOKITZE-LANAK EGITEKO ZERBITZUA</text:p>
          </table:table-cell>
          <table:table-cell table:style-name="ce846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54"/>
          <table:table-cell table:style-name="ce977"/>
          <table:table-cell table:style-name="ce871" office:value-type="string" calcext:value-type="string">
            <text:p>2022:1ª prorroga <text:s text:c="7"/>2023: 2º Pror roga <text:s text:c="5"/>2024: Nueva contratación</text:p>
          </table:table-cell>
          <table:table-cell table:style-name="ce1181" office:value-type="string" calcext:value-type="string">
            <text:p>KULTURA</text:p>
          </table:table-cell>
          <table:table-cell table:style-name="ce887"/>
          <table:table-cell office:value-type="date" office:date-value="2024-01-01" calcext:value-type="date">
            <text:p>01/01/2024</text:p>
          </table:table-cell>
          <table:table-cell office:value-type="date" office:date-value="2022-01-01" calcext:value-type="date">
            <text:p>01/01/2022</text:p>
          </table:table-cell>
          <table:table-cell office:value-type="date" office:date-value="2023-01-01" calcext:value-type="date">
            <text:p>01/01/2023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86" table:visibility="filter">
          <table:table-cell table:style-name="ce927" office:value-type="string" calcext:value-type="string">
            <text:p>V-21/19</text:p>
          </table:table-cell>
          <table:table-cell table:style-name="ce92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6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office:value-type="string" calcext:value-type="string">
            <text:p>2 AÑOS. POSIBLES 2 PRORROG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ª prorroga <text:s text:c="8"/>2022: 2ª prorroga <text:s text:c="9"/>2023: nueva contratacio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office:value-type="date" office:date-value="2023-11-28" calcext:value-type="date">
            <text:p>28/11/2023</text:p>
          </table:table-cell>
          <table:table-cell office:value-type="date" office:date-value="2021-09-28" calcext:value-type="date">
            <text:p>28/09/2021</text:p>
          </table:table-cell>
          <table:table-cell office:value-type="date" office:date-value="2022-09-28" calcext:value-type="date">
            <text:p>28/09/2022</text:p>
          </table:table-cell>
          <table:table-cell/>
          <table:table-cell table:style-name="ce920" office:value-type="string" calcext:value-type="string">
            <text:p>PAZ-71</text:p>
          </table:table-cell>
        </table:table-row>
        <table:table-row table:style-name="ro53" table:visibility="filter">
          <table:table-cell table:style-name="ce927"/>
          <table:table-cell table:style-name="ce927" office:value-type="string" calcext:value-type="string">
            <text:p>DONIBANEKO JUBILATUEN TABERNA</text:p>
          </table:table-cell>
          <table:table-cell table:style-name="ce846" office:value-type="string" calcext:value-type="string">
            <text:p>BAR JUBILADOS DONIBANE</text:p>
          </table:table-cell>
          <table:table-cell table:style-name="ce846" office:value-type="string" calcext:value-type="string">
            <text:p>EXPLOTACIÓN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string" calcext:value-type="string">
            <text:p>Canon mensual mínimo de 350 euros</text:p>
          </table:table-cell>
          <table:table-cell table:style-name="ce716" office:value-type="string" calcext:value-type="string">
            <text:p>TSASO MENDIBIL eta EIDER PLAZAOLA</text:p>
          </table:table-cell>
          <table:table-cell table:style-name="ce864" office:value-type="date" office:date-value="2013-10-04" calcext:value-type="date">
            <text:p>04/10/2013</text:p>
          </table:table-cell>
          <table:table-cell table:style-name="ce969" office:value-type="string" calcext:value-type="string">
            <text:p>5 AÑOS + PRORROGA 5 AÑOS</text:p>
          </table:table-cell>
          <table:table-cell table:style-name="ce854" office:value-type="string" calcext:value-type="string">
            <text:p>2013-2014: 350 € MENSUAL <text:s text:c="4"/>A PARTIR DEL 2015: 1.500 € MENSUALES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18: 1ª prorroga <text:s text:c="7"/>2023: Nueva contrat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office:value-type="date" office:date-value="2023-10-04" calcext:value-type="date">
            <text:p>04/10/2023</text:p>
          </table:table-cell>
          <table:table-cell office:value-type="date" office:date-value="2018-10-04" calcext:value-type="date">
            <text:p>04/10/2018</text:p>
          </table:table-cell>
          <table:table-cell table:number-columns-repeated="3"/>
        </table:table-row>
        <table:table-row table:style-name="ro80" table:visibility="filter">
          <table:table-cell table:style-name="ce927" office:value-type="string" calcext:value-type="string">
            <text:p>v-27/19</text:p>
          </table:table-cell>
          <table:table-cell table:style-name="ce927" office:value-type="string" calcext:value-type="string">
            <text:p>ZERBITZU SAILEKO ATAL GUZTIETAKO LANGILEENTZAKO ARROPA HORNITZEA</text:p>
          </table:table-cell>
          <table:table-cell table:style-name="ce846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9-01-2020</text:p>
          </table:table-cell>
          <table:table-cell office:value-type="string" calcext:value-type="string">
            <text:p>2 AÑOS. POSIBLES 2 PRORROG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54" office:value-type="float" office:value="18606.68" calcext:value-type="float">
            <text:p>18.606,68</text:p>
          </table:table-cell>
          <table:table-cell table:style-name="ce977"/>
          <table:table-cell table:style-name="ce969" office:value-type="string" calcext:value-type="string">
            <text:p>2022:1ª prorroga <text:s text:c="7"/>2023: 2º Pror roga <text:s text:c="5"/>2024: Nueva contratación</text:p>
          </table:table-cell>
          <table:table-cell table:style-name="ce1181" office:value-type="string" calcext:value-type="string">
            <text:p>ZERBITUZAK</text:p>
          </table:table-cell>
          <table:table-cell table:style-name="ce887"/>
          <table:table-cell office:value-type="date" office:date-value="2024-01-28" calcext:value-type="date">
            <text:p>28/01/2024</text:p>
          </table:table-cell>
          <table:table-cell office:value-type="date" office:date-value="2021-11-28" calcext:value-type="date">
            <text:p>28/11/2021</text:p>
          </table:table-cell>
          <table:table-cell office:value-type="date" office:date-value="2022-11-28" calcext:value-type="date">
            <text:p>28/11/2022</text:p>
          </table:table-cell>
          <table:table-cell/>
          <table:table-cell office:value-type="string" calcext:value-type="string">
            <text:p>PAZ-72</text:p>
          </table:table-cell>
        </table:table-row>
        <table:table-row table:style-name="ro97" table:visibility="filter">
          <table:table-cell table:style-name="ce927" office:value-type="string" calcext:value-type="string">
            <text:p>V-12/19</text:p>
          </table:table-cell>
          <table:table-cell table:style-name="ce927" office:value-type="string" calcext:value-type="string">
            <text:p>PASAIAKO ZAHARREN EGOITZAN EGOITZA ZERBITZUA</text:p>
          </table:table-cell>
          <table:table-cell table:style-name="ce846" office:value-type="string" calcext:value-type="string">
            <text:p>SERVICIO DE RESIDENCIA EN RESIDENCIA DE ANCIANOS DE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float" office:value="1550854.37" calcext:value-type="float">
            <text:p>1.550.854,37</text:p>
          </table:table-cell>
          <table:table-cell table:style-name="ce846" office:value-type="string" calcext:value-type="string">
            <text:p>ZAINTZEN S.A</text:p>
          </table:table-cell>
          <table:table-cell table:style-name="ce864" office:value-type="string" calcext:value-type="string">
            <text:p>03-10-2019</text:p>
          </table:table-cell>
          <table:table-cell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 Autonomos: 57,77 € plaza /día  Grado I: 69.60 € plaza día Grados IIIII: 88,44 € Plaza <text:span text:style-name="T54">dia Centro Día: 61,03 € plaza </text:span>día Descuento Servicio viviendas Jokin Amondarain y refuerzo servicio 2% </text:p>
          </table:table-cell>
          <table:table-cell table:style-name="ce854"/>
          <table:table-cell table:style-name="ce977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table:style-name="ce1181" office:value-type="string" calcext:value-type="string">
            <text:p>ZAHARREN EGOITZA</text:p>
          </table:table-cell>
          <table:table-cell table:style-name="ce887"/>
          <table:table-cell table:style-name="ce1186" office:value-type="string" calcext:value-type="string" table:number-columns-spanned="3" table:number-rows-spanned="1">
            <text:p>KABIARA PASA DA</text:p>
          </table:table-cell>
          <table:covered-table-cell table:style-name="ce920"/>
          <table:covered-table-cell table:style-name="ce866"/>
          <table:table-cell table:style-name="ce1196"/>
          <table:table-cell table:style-name="ce920" office:value-type="string" calcext:value-type="string">
            <text:p>PAZ-71</text:p>
          </table:table-cell>
        </table:table-row>
        <table:table-row table:style-name="ro78" table:visibility="filter">
          <table:table-cell table:style-name="ce927" office:value-type="string" calcext:value-type="string">
            <text:p>V-26/19</text:p>
          </table:table-cell>
          <table:table-cell table:style-name="ce927" office:value-type="string" calcext:value-type="string">
            <text:p>EMAKUMEEN GUNEAK: MIGRATZAILEEN BILGUNEAK ETA PASAITARREN ARTEKO KULTURARTEKO ELKARRIZKETAK IZENEKO PROGRAMA</text:p>
          </table:table-cell>
          <table:table-cell table:style-name="ce846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969" office:value-type="string" calcext:value-type="string">
            <text:p>1 AÑO. POSIBLES 3 PRORROG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office:value-type="date" office:date-value="2024-02-04" calcext:value-type="date">
            <text:p>04/02/2024</text:p>
          </table:table-cell>
          <table:table-cell office:value-type="date" office:date-value="2020-12-04" calcext:value-type="date">
            <text:p>04/12/2020</text:p>
          </table:table-cell>
          <table:table-cell office:value-type="date" office:date-value="2021-12-04" calcext:value-type="date">
            <text:p>04/12/2021</text:p>
          </table:table-cell>
          <table:table-cell office:value-type="date" office:date-value="2022-12-04" calcext:value-type="date">
            <text:p>04/12/2022</text:p>
          </table:table-cell>
          <table:table-cell office:value-type="string" calcext:value-type="string">
            <text:p>PAZ-72</text:p>
          </table:table-cell>
        </table:table-row>
        <table:table-row table:style-name="ro83" table:visibility="filter">
          <table:table-cell table:style-name="ce927" office:value-type="string" calcext:value-type="string">
            <text:p>V-30/19</text:p>
          </table:table-cell>
          <table:table-cell table:style-name="ce927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846" office:value-type="string" calcext:value-type="string">
            <text:p>CONTRATACIÓN DE UNA CONSULTORÍA PARA LLEVAR A CABO EL ESTUDIO PARA LA ELABORACIÓN DEL PLAN DE REVITALIZACIÓN DEL COMERCIO, HOSTELERÍA Y SERVICIOS EN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5000" calcext:value-type="float">
            <text:p>25.000,00</text:p>
          </table:table-cell>
          <table:table-cell table:style-name="ce851" office:value-type="float" office:value="30250" calcext:value-type="float">
            <text:p>30.250,00</text:p>
          </table:table-cell>
          <table:table-cell table:style-name="ce846" office:value-type="string" calcext:value-type="string">
            <text:p>IKERTALDE GRUPO CONSULTOR S.A.</text:p>
          </table:table-cell>
          <table:table-cell table:style-name="ce864" office:value-type="date" office:date-value="2020-02-14" calcext:value-type="date">
            <text:p>14/02/2020</text:p>
          </table:table-cell>
          <table:table-cell table:style-name="ce969" office:value-type="string" calcext:value-type="string">
            <text:p>5 MESES</text:p>
          </table:table-cell>
          <table:table-cell table:style-name="ce854" office:value-type="float" office:value="18812.5" calcext:value-type="float">
            <text:p>18.812,50</text:p>
          </table:table-cell>
          <table:table-cell table:style-name="ce854" office:value-type="float" office:value="22763.13" calcext:value-type="float">
            <text:p>22.763,13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IDAZKARITZA</text:p>
          </table:table-cell>
          <table:table-cell table:style-name="ce887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79" table:visibility="filter">
          <table:table-cell table:style-name="ce927" office:value-type="string" calcext:value-type="string">
            <text:p>V-23/19</text:p>
          </table:table-cell>
          <table:table-cell table:style-name="ce927" office:value-type="string" calcext:value-type="string">
            <text:p>URA IRAGAZTEKO EKIPOAK HORNITZEA, DONIBANEKO UR EDANGARRIAREN BILTEGIRAKO</text:p>
          </table:table-cell>
          <table:table-cell table:style-name="ce846" office:value-type="string" calcext:value-type="string">
            <text:p>SUMINISTRO DE EQUIPOS DE FILTRACIÓN DE AGUA POTABLE EN EL DEPOSITO DE DONIBANE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67580" calcext:value-type="float">
            <text:p>67.580,00</text:p>
          </table:table-cell>
          <table:table-cell table:style-name="ce851" office:value-type="float" office:value="81771.8" calcext:value-type="float">
            <text:p>81.771,80</text:p>
          </table:table-cell>
          <table:table-cell table:style-name="ce846" office:value-type="string" calcext:value-type="string">
            <text:p>CORPORACION DE ORGANIZACIÓN Y REPRESENTACIONES S.A</text:p>
          </table:table-cell>
          <table:table-cell table:style-name="ce864" office:value-type="date" office:date-value="2020-01-28" calcext:value-type="date">
            <text:p>28/01/2020</text:p>
          </table:table-cell>
          <table:table-cell table:style-name="ce969" office:value-type="string" calcext:value-type="string">
            <text:p>6 SEMANAS</text:p>
          </table:table-cell>
          <table:table-cell table:style-name="ce854" office:value-type="float" office:value="59470.4" calcext:value-type="float">
            <text:p>59.470,40</text:p>
          </table:table-cell>
          <table:table-cell table:style-name="ce854" office:value-type="float" office:value="71959.18" calcext:value-type="float">
            <text:p>71.959,18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ZERBITUZAK</text:p>
          </table:table-cell>
          <table:table-cell table:style-name="ce887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75" table:visibility="filter">
          <table:table-cell table:style-name="ce927" office:value-type="string" calcext:value-type="string">
            <text:p>V-29/19</text:p>
          </table:table-cell>
          <table:table-cell table:style-name="ce927" office:value-type="string" calcext:value-type="string">
            <text:p>IBAIONDO FRONTOIKO KANTINARAKO KONTAINER BAT HORNITZEA</text:p>
          </table:table-cell>
          <table:table-cell table:style-name="ce846" office:value-type="string" calcext:value-type="string">
            <text:p>SUMINISTRO DE CONTENEDOR PARA LA CANTINA DEL FRONTÓN DE IBAIONDO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6446.28" calcext:value-type="float">
            <text:p>26.446,28</text:p>
          </table:table-cell>
          <table:table-cell table:style-name="ce851"/>
          <table:table-cell table:style-name="ce846" office:value-type="string" calcext:value-type="string">
            <text:p>EGUR HOUSE SYSTEM S.L.</text:p>
          </table:table-cell>
          <table:table-cell table:style-name="ce864" office:value-type="date" office:date-value="2020-02-03" calcext:value-type="date">
            <text:p>03/02/2020</text:p>
          </table:table-cell>
          <table:table-cell table:style-name="ce969" office:value-type="string" calcext:value-type="string">
            <text:p>2 MESES</text:p>
          </table:table-cell>
          <table:table-cell table:style-name="ce854" office:value-type="float" office:value="23900" calcext:value-type="float">
            <text:p>23.900,00</text:p>
          </table:table-cell>
          <table:table-cell table:style-name="ce854" table:formula="of:=+23.9+5019" office:value-type="float" office:value="5042.9" calcext:value-type="float">
            <text:p>5.042,90</text:p>
          </table:table-cell>
          <table:table-cell table:style-name="ce977"/>
          <table:table-cell table:style-name="ce969"/>
          <table:table-cell table:style-name="ce1181" office:value-type="string" calcext:value-type="string">
            <text:p>KIROLAK</text:p>
          </table:table-cell>
          <table:table-cell table:style-name="ce887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6" table:visibility="filter">
          <table:table-cell table:style-name="ce927" office:value-type="string" calcext:value-type="string">
            <text:p>V-28/19</text:p>
          </table:table-cell>
          <table:table-cell table:style-name="ce927" office:value-type="string" calcext:value-type="string">
            <text:p>HARRERA ON! PROGRAMA</text:p>
          </table:table-cell>
          <table:table-cell table:style-name="ce846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969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54"/>
          <table:table-cell table:style-name="ce977"/>
          <table:table-cell table:style-name="ce9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1181" office:value-type="string" calcext:value-type="string">
            <text:p>GIZARTEKINTZA</text:p>
          </table:table-cell>
          <table:table-cell table:style-name="ce887"/>
          <table:table-cell table:style-name="ce866" office:value-type="date" office:date-value="2024-02-18" calcext:value-type="date">
            <text:p>18/02/2024</text:p>
          </table:table-cell>
          <table:table-cell table:style-name="ce920" office:value-type="date" office:date-value="2020-12-18" calcext:value-type="date">
            <text:p>18/12/2020</text:p>
          </table:table-cell>
          <table:table-cell table:style-name="ce920" office:value-type="date" office:date-value="2021-12-18" calcext:value-type="date">
            <text:p>18/12/2021</text:p>
          </table:table-cell>
          <table:table-cell office:value-type="date" office:date-value="2022-12-18" calcext:value-type="date">
            <text:p>18/12/2022</text:p>
          </table:table-cell>
          <table:table-cell office:value-type="string" calcext:value-type="string">
            <text:p>PAZ-72</text:p>
          </table:table-cell>
        </table:table-row>
      </table:table>
      <table:table table:name="PASAIA MUSIKAL" table:style-name="ta1">
        <table:table-column table:style-name="co13" table:default-cell-style-name="ce1325"/>
        <table:table-column table:style-name="co13" table:number-columns-repeated="2" table:default-cell-style-name="ce1327"/>
        <table:table-column table:style-name="co13" table:number-columns-repeated="2" table:default-cell-style-name="ce1330"/>
        <table:table-column table:style-name="co13" table:number-columns-repeated="2" table:default-cell-style-name="ce1339"/>
        <table:table-column table:style-name="co13" table:default-cell-style-name="ce1341"/>
        <table:table-column table:style-name="co13" table:default-cell-style-name="ce1344"/>
        <table:table-column table:style-name="co13" table:default-cell-style-name="ce1333"/>
        <table:table-column table:style-name="co13" table:number-columns-repeated="2" table:default-cell-style-name="ce882"/>
        <table:table-column table:style-name="co13" table:number-columns-repeated="3" table:default-cell-style-name="ce889"/>
        <table:table-column table:style-name="co13" table:default-cell-style-name="ce1332"/>
        <table:table-column table:style-name="co13" table:default-cell-style-name="ce901"/>
        <table:table-column table:style-name="co13" table:default-cell-style-name="ce906"/>
        <table:table-column table:style-name="co13" table:default-cell-style-name="ce911"/>
        <table:table-column table:style-name="co13" table:default-cell-style-name="ce917"/>
        <table:table-column table:style-name="co13" table:number-columns-repeated="999" table:default-cell-style-name="ce788"/>
        <table:table-column table:style-name="co13" table:number-columns-repeated="2" table:default-cell-style-name="ce1355"/>
        <table:table-row table:style-name="ro55">
          <table:table-cell table:style-name="ce1323" office:value-type="string" calcext:value-type="string">
            <text:p>EXPEDIENTE</text:p>
          </table:table-cell>
          <table:table-cell table:style-name="ce1323"/>
          <table:table-cell table:style-name="ce1323" office:value-type="string" calcext:value-type="string">
            <text:p>SERVICIO</text:p>
          </table:table-cell>
          <table:table-cell table:style-name="ce1323" office:value-type="string" calcext:value-type="string">
            <text:p>TIPO CONTRATO</text:p>
          </table:table-cell>
          <table:table-cell table:style-name="ce1323" office:value-type="string" calcext:value-type="string">
            <text:p>PROCEDIMIENTO</text:p>
          </table:table-cell>
          <table:table-cell table:style-name="ce1335" office:value-type="string" calcext:value-type="string">
            <text:p>IMPORTE LICITACION (SIN IVA)</text:p>
          </table:table-cell>
          <table:table-cell table:style-name="ce1335" office:value-type="string" calcext:value-type="string">
            <text:p>IMPORTE LICITACION (CON IVA)</text:p>
          </table:table-cell>
          <table:table-cell table:style-name="ce1323" office:value-type="string" calcext:value-type="string">
            <text:p>CONTRATISTA</text:p>
          </table:table-cell>
          <table:table-cell table:style-name="ce1342" office:value-type="string" calcext:value-type="string">
            <text:p>FIRMA DE CONTRATO</text:p>
          </table:table-cell>
          <table:table-cell table:style-name="ce1342" office:value-type="string" calcext:value-type="string">
            <text:p>DURACION</text:p>
          </table:table-cell>
          <table:table-cell table:style-name="ce1347" office:value-type="string" calcext:value-type="string">
            <text:p>IMPORTE ADJUDICACIÓN (SIN IVA)</text:p>
          </table:table-cell>
          <table:table-cell table:style-name="ce1347" office:value-type="string" calcext:value-type="string">
            <text:p>IMPORTE ADJUDICACIÓN <text:s/>(CON IVA)</text:p>
          </table:table-cell>
          <table:table-cell table:style-name="ce1342" office:value-type="string" calcext:value-type="string">
            <text:p>CONTRATO VENCIDO</text:p>
          </table:table-cell>
          <table:table-cell table:style-name="ce1342" office:value-type="string" calcext:value-type="string">
            <text:p>PRORROGA/AÑOS</text:p>
          </table:table-cell>
          <table:table-cell table:style-name="ce1342" office:value-type="string" calcext:value-type="string">
            <text:p>DEPARTAMENTO</text:p>
          </table:table-cell>
          <table:table-cell table:style-name="ce1342" office:value-type="string" calcext:value-type="string">
            <text:p>OBSERVACIONES</text:p>
          </table:table-cell>
          <table:table-cell table:style-name="ce1352" office:value-type="string" calcext:value-type="string">
            <text:p>FIN PRORROGA</text:p>
          </table:table-cell>
          <table:table-cell table:style-name="ce909" office:value-type="string" calcext:value-type="string">
            <text:p>PREAVISO 1º PRORROGA ANTES DEL </text:p>
          </table:table-cell>
          <table:table-cell table:style-name="ce912" office:value-type="string" calcext:value-type="string">
            <text:p>PREAVISO 2º PRORROGA ANTES DEL </text:p>
          </table:table-cell>
          <table:table-cell table:style-name="ce817" office:value-type="string" calcext:value-type="string">
            <text:p>ARTXIBO KUTXA / CAJA ARCHIVO</text:p>
          </table:table-cell>
          <table:table-cell table:style-name="ce910" table:number-columns-repeated="999"/>
          <table:table-cell table:style-name="ce1354" table:number-columns-repeated="2"/>
        </table:table-row>
        <table:table-row table:style-name="ro75">
          <table:table-cell table:style-name="ce1324"/>
          <table:table-cell office:value-type="string" calcext:value-type="string">
            <text:p>Zuzendaritza administratioa, administrazioa eta musila ikasketa zerbitzua</text:p>
          </table:table-cell>
          <table:table-cell office:value-type="string" calcext:value-type="string">
            <text:p>Los <text:s/>servicios de dirección administrativa,administravión e impartición de enseñanza música</text:p>
          </table:table-cell>
          <table:table-cell table:style-name="ce1331"/>
          <table:table-cell table:style-name="ce1334"/>
          <table:table-cell table:style-name="ce1336" table:number-columns-repeated="2"/>
          <table:table-cell table:style-name="ce1331" office:value-type="string" calcext:value-type="string">
            <text:p>ILUNBE S.L.</text:p>
          </table:table-cell>
          <table:table-cell table:style-name="ce891" office:value-type="date" office:date-value="2020-06-01" calcext:value-type="date">
            <text:p>01/06/20</text:p>
          </table:table-cell>
          <table:table-cell table:style-name="ce1346" office:value-type="string" calcext:value-type="string">
            <text:p>2020-2021 IKASTURTEA</text:p>
          </table:table-cell>
          <table:table-cell table:style-name="ce858" table:number-columns-repeated="2"/>
          <table:table-cell table:style-name="ce886"/>
          <table:table-cell table:style-name="ce1333"/>
          <table:table-cell table:style-name="ce886" table:number-columns-repeated="2"/>
          <table:table-cell table:number-columns-repeated="3"/>
          <table:table-cell office:value-type="string" calcext:value-type="string">
            <text:p>PAZ-72</text:p>
          </table:table-cell>
          <table:table-cell table:number-columns-repeated="1001"/>
        </table:table-row>
        <table:table-row table:style-name="ro66">
          <table:table-cell/>
          <table:table-cell table:style-name="ce1325"/>
          <table:table-cell table:style-name="ce1329"/>
          <table:table-cell table:style-name="ce1332" table:number-columns-repeated="2"/>
          <table:table-cell table:style-name="ce1337" table:number-columns-repeated="2"/>
          <table:table-cell table:style-name="ce1329"/>
          <table:table-cell table:style-name="ce1343"/>
          <table:table-cell/>
          <table:table-cell table:style-name="ce1348" table:number-columns-repeated="2"/>
          <table:table-cell table:style-name="ce1332" table:number-columns-repeated="3"/>
          <table:table-cell table:number-columns-repeated="4"/>
          <table:table-cell table:style-name="ce1332"/>
          <table:table-cell table:style-name="ce1353" table:number-columns-repeated="999"/>
          <table:table-cell table:style-name="ce1356" table:number-columns-repeated="2"/>
        </table:table-row>
        <table:table-row table:style-name="ro34">
          <table:table-cell/>
          <table:table-cell table:style-name="ce1325"/>
          <table:table-cell table:style-name="ce720"/>
          <table:table-cell table:style-name="ce1333" table:number-columns-repeated="2"/>
          <table:table-cell table:style-name="ce1338" table:number-columns-repeated="2"/>
          <table:table-cell table:style-name="ce1340"/>
          <table:table-cell table:number-columns-repeated="2"/>
          <table:table-cell table:style-name="ce1349" table:number-columns-repeated="2"/>
          <table:table-cell table:style-name="ce1333" table:number-columns-repeated="4"/>
          <table:table-cell table:number-columns-repeated="3"/>
          <table:table-cell table:style-name="ce1332"/>
          <table:table-cell table:style-name="ce1353" table:number-columns-repeated="999"/>
          <table:table-cell table:style-name="ce1356" table:number-columns-repeated="2"/>
        </table:table-row>
        <table:table-row table:style-name="ro66">
          <table:table-cell table:style-name="ce1326"/>
          <table:table-cell table:style-name="ce720" table:number-columns-repeated="2"/>
          <table:table-cell table:number-columns-repeated="3"/>
          <table:table-cell table:style-name="ce1326"/>
          <table:table-cell/>
          <table:table-cell table:style-name="ce1345"/>
          <table:table-cell table:style-name="ce889"/>
          <table:table-cell/>
          <table:table-cell table:style-name="ce1351"/>
          <table:table-cell table:number-columns-repeated="3"/>
          <table:table-cell table:style-name="ce1333"/>
          <table:table-cell table:number-columns-repeated="1005"/>
        </table:table-row>
        <table:table-row table:style-name="ro66">
          <table:table-cell table:style-name="ce1326"/>
          <table:table-cell/>
          <table:table-cell table:style-name="ce720"/>
          <table:table-cell table:number-columns-repeated="5"/>
          <table:table-cell table:style-name="ce1345"/>
          <table:table-cell table:style-name="ce889"/>
          <table:table-cell table:number-columns-repeated="1011"/>
        </table:table-row>
        <table:table-row table:style-name="ro66">
          <table:table-cell table:style-name="ce1327"/>
          <table:table-cell table:number-columns-repeated="7"/>
          <table:table-cell table:style-name="ce889" table:number-columns-repeated="2"/>
          <table:table-cell table:number-columns-repeated="5"/>
          <table:table-cell table:style-name="ce1333"/>
          <table:table-cell table:number-columns-repeated="1005"/>
        </table:table-row>
        <table:table-row table:style-name="ro66">
          <table:table-cell table:style-name="ce1327"/>
          <table:table-cell table:number-columns-repeated="7"/>
          <table:table-cell table:style-name="ce889"/>
          <table:table-cell/>
          <table:table-cell table:style-name="ce1348"/>
          <table:table-cell table:number-columns-repeated="1010"/>
        </table:table-row>
        <table:table-row table:style-name="ro98" table:number-rows-repeated="2">
          <table:table-cell table:style-name="ce1328"/>
          <table:table-cell table:number-columns-repeated="1020"/>
        </table:table-row>
        <table:table-row table:style-name="ro66">
          <table:table-cell table:number-columns-repeated="15"/>
          <table:table-cell table:style-name="ce1333"/>
          <table:table-cell table:number-columns-repeated="1005"/>
        </table:table-row>
        <table:table-row table:style-name="ro66">
          <table:table-cell table:style-name="ce1327"/>
          <table:table-cell table:number-columns-repeated="1020"/>
        </table:table-row>
        <table:table-row table:style-name="ro66" table:number-rows-repeated="2">
          <table:table-cell table:number-columns-repeated="15"/>
          <table:table-cell table:style-name="ce1333"/>
          <table:table-cell table:number-columns-repeated="1005"/>
        </table:table-row>
        <table:table-row table:style-name="ro98">
          <table:table-cell table:number-columns-repeated="10"/>
          <table:table-cell table:style-name="ce1350"/>
          <table:table-cell table:number-columns-repeated="1010"/>
        </table:table-row>
        <table:table-row table:style-name="ro66">
          <table:table-cell table:number-columns-repeated="7"/>
          <table:table-cell table:style-name="ce1330"/>
          <table:table-cell table:number-columns-repeated="7"/>
          <table:table-cell table:style-name="ce1333"/>
          <table:table-cell table:number-columns-repeated="1005"/>
        </table:table-row>
        <table:table-row table:style-name="ro66">
          <table:table-cell table:number-columns-repeated="7"/>
          <table:table-cell table:style-name="ce1330"/>
          <table:table-cell table:number-columns-repeated="1013"/>
        </table:table-row>
        <table:table-row table:style-name="ro66">
          <table:table-cell/>
          <table:table-cell table:style-name="ce1325"/>
          <table:table-cell table:style-name="ce1330"/>
          <table:table-cell table:number-columns-repeated="4"/>
          <table:table-cell table:style-name="ce1330"/>
          <table:table-cell table:number-columns-repeated="1011"/>
          <table:table-cell table:style-name="ce1357" table:number-columns-repeated="2"/>
        </table:table-row>
        <table:table-row table:style-name="ro66">
          <table:table-cell table:style-name="ce1326"/>
          <table:table-cell/>
          <table:table-cell table:style-name="ce720"/>
          <table:table-cell table:number-columns-repeated="6"/>
          <table:table-cell table:style-name="ce889"/>
          <table:table-cell table:number-columns-repeated="1011"/>
        </table:table-row>
      </table:table>
      <table:table table:name="Hoja10" table:style-name="ta1">
        <table:table-column table:style-name="co13" table:default-cell-style-name="ce828"/>
        <table:table-column table:style-name="co32" table:default-cell-style-name="ce839"/>
        <table:table-column table:style-name="co33" table:visibility="collapse" table:default-cell-style-name="ce845"/>
        <table:table-column table:style-name="co10" table:visibility="collapse" table:default-cell-style-name="ce849"/>
        <table:table-column table:style-name="co6" table:visibility="collapse" table:default-cell-style-name="ce849"/>
        <table:table-column table:style-name="co34" table:visibility="collapse" table:default-cell-style-name="ce855"/>
        <table:table-column table:style-name="co7" table:visibility="collapse" table:default-cell-style-name="ce855"/>
        <table:table-column table:style-name="co10" table:visibility="collapse" table:default-cell-style-name="ce849"/>
        <table:table-column table:style-name="co11" table:visibility="collapse" table:default-cell-style-name="ce867"/>
        <table:table-column table:style-name="co10" table:visibility="collapse" table:default-cell-style-name="ce872"/>
        <table:table-column table:style-name="co12" table:visibility="collapse" table:default-cell-style-name="ce876"/>
        <table:table-column table:style-name="co12" table:visibility="collapse" table:default-cell-style-name="ce883"/>
        <table:table-column table:style-name="co13" table:visibility="collapse" table:default-cell-style-name="ce890"/>
        <table:table-column table:style-name="co14" table:visibility="collapse" table:default-cell-style-name="ce896"/>
        <table:table-column table:style-name="co15" table:visibility="collapse" table:default-cell-style-name="ce890"/>
        <table:table-column table:style-name="co16" table:visibility="collapse" table:default-cell-style-name="ce890"/>
        <table:table-column table:style-name="co13" table:default-cell-style-name="ce904"/>
        <table:table-column table:style-name="co13" table:default-cell-style-name="ce909"/>
        <table:table-column table:style-name="co13" table:default-cell-style-name="ce912"/>
        <table:table-column table:style-name="co13" table:default-cell-style-name="ce907"/>
        <table:table-column table:style-name="co17" table:default-cell-style-name="ce910"/>
        <table:table-column table:style-name="co13" table:default-cell-style-name="ce910"/>
        <table:table-column table:style-name="co13" table:number-columns-repeated="1002" table:default-cell-style-name="ce789"/>
        <table:table-row table:style-name="ro59">
          <table:table-cell table:style-name="ce799" office:value-type="string" calcext:value-type="string">
            <text:p>ESPEDIENTEA /EXPEDIENTE</text:p>
          </table:table-cell>
          <table:table-cell table:style-name="ce793" office:value-type="string" calcext:value-type="string">
            <text:p>ZERBITZUA</text:p>
          </table:table-cell>
          <table:table-cell table:style-name="ce793" office:value-type="string" calcext:value-type="string">
            <text:p>SERVICIO</text:p>
          </table:table-cell>
          <table:table-cell table:style-name="ce799" office:value-type="string" calcext:value-type="string">
            <text:p>KONTRATU MOTA /TIPO CONTRATO</text:p>
          </table:table-cell>
          <table:table-cell table:style-name="ce799" office:value-type="string" calcext:value-type="string">
            <text:p>PROZEDIURA /PROCEDIMIENTO</text:p>
          </table:table-cell>
          <table:table-cell table:style-name="ce813" office:value-type="string" calcext:value-type="string">
            <text:p>OINARRIZKO AURREKONTUA / IMPORTE LICITACION (SIN IVA)</text:p>
          </table:table-cell>
          <table:table-cell table:style-name="ce813" office:value-type="string" calcext:value-type="string">
            <text:p>OINARRIZKO AURREKONTUA / IMPORTE LICITACION (CON IVA)</text:p>
          </table:table-cell>
          <table:table-cell table:style-name="ce799" office:value-type="string" calcext:value-type="string">
            <text:p>KONTRATISTA / CONTRATISTA</text:p>
          </table:table-cell>
          <table:table-cell table:style-name="ce862" office:value-type="string" calcext:value-type="string">
            <text:p>KONTRATU SINADURA / FIRMA DE CONTRATO</text:p>
          </table:table-cell>
          <table:table-cell table:style-name="ce869" office:value-type="string" calcext:value-type="string">
            <text:p>IRAUPENA / DURACION</text:p>
          </table:table-cell>
          <table:table-cell table:style-name="ce873" office:value-type="string" calcext:value-type="string">
            <text:p>ADJUDIKAZIOAREN ZENBATEKOA / IMPORTE ADJUDICACIÓN (SIN IVA)</text:p>
          </table:table-cell>
          <table:table-cell table:style-name="ce878" office:value-type="string" calcext:value-type="string">
            <text:p>ADJUDIKAZIOAREN ZENBATEKOA / IMPORTE ADJUDICACIÓN <text:s/>(CON IVA)</text:p>
          </table:table-cell>
          <table:table-cell table:style-name="ce885" office:value-type="string" calcext:value-type="string">
            <text:p>KONTRATU AMAIERA /CONTRATO VENCIDO</text:p>
          </table:table-cell>
          <table:table-cell table:style-name="ce893" office:value-type="string" calcext:value-type="string">
            <text:p>LUZAPENAK (URTEAK) / PRORROGA/AÑOS</text:p>
          </table:table-cell>
          <table:table-cell table:style-name="ce885" office:value-type="string" calcext:value-type="string">
            <text:p>SAILA / DEPARTAMENTO</text:p>
          </table:table-cell>
          <table:table-cell table:style-name="ce885" office:value-type="string" calcext:value-type="string">
            <text:p>OHARRAK / OBSERVACIONES</text:p>
          </table:table-cell>
          <table:table-cell table:style-name="ce901" office:value-type="string" calcext:value-type="string">
            <text:p>FIN PRORROGA</text:p>
          </table:table-cell>
          <table:table-cell table:style-name="ce906" office:value-type="string" calcext:value-type="string">
            <text:p>PREAVISO 1º PRORROGA ANTES DEL </text:p>
          </table:table-cell>
          <table:table-cell table:style-name="ce911" office:value-type="string" calcext:value-type="string">
            <text:p>PREAVISO 2º PRORROGA ANTES DEL </text:p>
          </table:table-cell>
          <table:table-cell table:style-name="ce914" office:value-type="string" calcext:value-type="string">
            <text:p>PREAVISO 3º PRORROGA ANTES DEL </text:p>
          </table:table-cell>
          <table:table-cell table:style-name="ce916" office:value-type="string" calcext:value-type="string">
            <text:p>ARTXIBO KUTXA / CAJA ARCHIVO</text:p>
          </table:table-cell>
          <table:table-cell table:style-name="ce916"/>
          <table:table-cell table:number-columns-repeated="1002"/>
        </table:table-row>
        <table:table-row table:style-name="ro52">
          <table:table-cell table:style-name="ce819" office:value-type="string" calcext:value-type="string">
            <text:p>V-03/18</text:p>
          </table:table-cell>
          <table:table-cell table:style-name="ce831" office:value-type="string" calcext:value-type="string">
            <text:p>PASAI DONIBANEKO PUNTETAKO PASEALEKUAN KANTINA USTIATZEA </text:p>
          </table:table-cell>
          <table:table-cell table:style-name="ce831" office:value-type="string" calcext:value-type="string">
            <text:p>EXPLOTACIÓN DE LA CANTINA DEL PASEO DE PUNTAS EN PASAI DONIBANE </text:p>
          </table:table-cell>
          <table:table-cell table:style-name="ce819" office:value-type="string" calcext:value-type="string">
            <text:p>CONCESION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non minimo 6000 Año</text:p>
          </table:table-cell>
          <table:table-cell table:style-name="ce858"/>
          <table:table-cell table:style-name="ce819" office:value-type="string" calcext:value-type="string">
            <text:p>GUAJIRA SICODELICA, S.L</text:p>
          </table:table-cell>
          <table:table-cell table:style-name="ce863" office:value-type="date" office:date-value="2018-03-22" calcext:value-type="date">
            <text:p>22/03/2018</text:p>
          </table:table-cell>
          <table:table-cell table:style-name="ce870" office:value-type="string" calcext:value-type="string">
            <text:p>2 AÑOS + 1 PRORROGA 2 AÑOS</text:p>
          </table:table-cell>
          <table:table-cell table:style-name="ce850" office:value-type="string" calcext:value-type="string">
            <text:p>13210 € Anuales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1ª y única prórroga</text:p>
          </table:table-cell>
          <table:table-cell table:style-name="ce886" office:value-type="string" calcext:value-type="string">
            <text:p>ALKATETZA</text:p>
          </table:table-cell>
          <table:table-cell table:style-name="ce886"/>
          <table:table-cell table:style-name="ce901" office:value-type="date" office:date-value="2022-03-21" calcext:value-type="date">
            <text:p>21/03/2022</text:p>
          </table:table-cell>
          <table:table-cell table:style-name="ce906" office:value-type="date" office:date-value="2019-11-21" calcext:value-type="date">
            <text:p>21/11/2019</text:p>
          </table:table-cell>
          <table:table-cell table:style-name="ce911"/>
          <table:table-cell table:style-name="ce914"/>
          <table:table-cell table:style-name="ce917" office:value-type="string" calcext:value-type="string">
            <text:p>PAZ-64</text:p>
          </table:table-cell>
          <table:table-cell table:style-name="ce917"/>
          <table:table-cell table:style-name="ce922" office:value-type="float" office:value="1" calcext:value-type="float">
            <text:p>1</text:p>
          </table:table-cell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14/18</text:p>
          </table:table-cell>
          <table:table-cell table:style-name="ce831" office:value-type="string" calcext:value-type="string">
            <text:p>KALE-HEZITZAILEEN ESKU-HARTZE ZERBITZUA</text:p>
          </table:table-cell>
          <table:table-cell table:style-name="ce831" office:value-type="string" calcext:value-type="string">
            <text:p><text:s/>INTERVENCIÓN EDUCATIVA EN MEDIO ABIERTO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19" office:value-type="string" calcext:value-type="string">
            <text:p>GURE AMETS KULTUR ELKARTEA</text:p>
          </table:table-cell>
          <table:table-cell table:style-name="ce863" office:value-type="date" office:date-value="2018-11-14" calcext:value-type="date">
            <text:p>14/11/2018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float" office:value="192000" calcext:value-type="float">
            <text:p>192.000,00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</text:p>
          </table:table-cell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2-11-14" calcext:value-type="date">
            <text:p>14/11/2022</text:p>
          </table:table-cell>
          <table:table-cell table:style-name="ce906" office:value-type="date" office:date-value="2020-09-14" calcext:value-type="date">
            <text:p>14/09/2020</text:p>
          </table:table-cell>
          <table:table-cell table:style-name="ce911" office:value-type="date" office:date-value="2021-09-14" calcext:value-type="date">
            <text:p>14/09/2021</text:p>
          </table:table-cell>
          <table:table-cell table:style-name="ce914"/>
          <table:table-cell table:style-name="ce917" office:value-type="string" calcext:value-type="string">
            <text:p>PAZ-66</text:p>
          </table:table-cell>
          <table:table-cell table:style-name="ce917"/>
          <table:table-cell table:style-name="ce922" office:value-type="float" office:value="2" calcext:value-type="float">
            <text:p>2</text:p>
          </table:table-cell>
          <table:table-cell table:style-name="ce922" table:number-columns-repeated="1001"/>
        </table:table-row>
        <table:table-row table:style-name="ro62">
          <table:table-cell table:style-name="ce819" office:value-type="string" calcext:value-type="string">
            <text:p>V-12/18</text:p>
          </table:table-cell>
          <table:table-cell table:style-name="ce831" office:value-type="string" calcext:value-type="string">
            <text:p>KUADRILLATEGI – FAKTORIA, PASAIAKO GAZTEEN HIZKUNTZA OHITURETAN ERAGITEKO EGITASMOAK.</text:p>
          </table:table-cell>
          <table:table-cell table:style-name="ce831" office:value-type="string" calcext:value-type="string">
            <text:p>KUADRILLATEGI Y FACTORIA, PROYECTO PARA INCIDIR EN LOS HÁBITOS LINGüISTICOS DE LOS JÓVENES DE PASA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string" calcext:value-type="string">
            <text:p>25/09/2018 El contrato entrará en vigor el dia 1 de septiembre de 2018 al 31 de julio del 2018 .</text:p>
          </table:table-cell>
          <table:table-cell table:style-name="ce870" office:value-type="string" calcext:value-type="string">
            <text:p>2 AÑOS + 2 PRORROGAS / ANUALES</text:p>
          </table:table-cell>
          <table:table-cell table:style-name="ce850" office:value-type="string" calcext:value-type="string">
            <text:p><text:span text:style-name="T77">Kuadrillategi</text:span><text:span text:style-name="T78"> por 9,925,25 €/año  por grupo. /</text:span><text:span text:style-name="T79"> Faktoria</text:span><text:span text:style-name="T78">:   5.457,50 €/año  por grupo.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0: 1ª prorroga. <text:s text:c="8"/>2021: 2ª prorroga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2-07-31" calcext:value-type="date">
            <text:p>31/07/2022</text:p>
          </table:table-cell>
          <table:table-cell table:style-name="ce906" office:value-type="date" office:date-value="2020-05-31" calcext:value-type="date">
            <text:p>31/05/2020</text:p>
          </table:table-cell>
          <table:table-cell table:style-name="ce911" office:value-type="date" office:date-value="2021-05-31" calcext:value-type="date">
            <text:p>31/05/2021</text:p>
          </table:table-cell>
          <table:table-cell table:style-name="ce914"/>
          <table:table-cell table:style-name="ce917" office:value-type="string" calcext:value-type="string">
            <text:p>PAZ-64 2. Luzapena:2021WLIZ0008</text:p>
          </table:table-cell>
          <table:table-cell table:style-name="ce917"/>
          <table:table-cell table:style-name="ce922" office:value-type="float" office:value="3" calcext:value-type="float">
            <text:p>3</text:p>
          </table:table-cell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21/18</text:p>
          </table:table-cell>
          <table:table-cell table:style-name="ce831" office:value-type="string" calcext:value-type="string">
            <text:p>PASAI SAN PEDROKO ZAHARREN EGOITZAKO HARRERA ZERBITZUA KONTRATATZEKO</text:p>
          </table:table-cell>
          <table:table-cell table:style-name="ce831"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Abierto</text:p>
          </table:table-cell>
          <table:table-cell table:style-name="ce850" office:value-type="float" office:value="23796" calcext:value-type="float">
            <text:p>23.796,00</text:p>
          </table:table-cell>
          <table:table-cell table:style-name="ce858"/>
          <table:table-cell table:style-name="ce819" office:value-type="string" calcext:value-type="string">
            <text:p>GUREAK ZERBITZU ANITZAK S.L.U</text:p>
          </table:table-cell>
          <table:table-cell table:style-name="ce863" office:value-type="date" office:date-value="2018-12-11" calcext:value-type="date">
            <text:p>11/12/2018</text:p>
          </table:table-cell>
          <table:table-cell table:style-name="ce870" office:value-type="string" calcext:value-type="string">
            <text:p>2 AÑOS <text:s/>.PRORROGABLE ANUALMENTE 2 MAS.(2022)</text:p>
          </table:table-cell>
          <table:table-cell table:style-name="ce850" office:value-type="float" office:value="22606.2" calcext:value-type="float">
            <text:p>22.606,20</text:p>
          </table:table-cell>
          <table:table-cell table:style-name="ce858"/>
          <table:table-cell table:style-name="ce886" office:value-type="string" calcext:value-type="string">
            <text:p>SI</text:p>
          </table:table-cell>
          <table:table-cell table:style-name="ce886" office:value-type="string" calcext:value-type="string">
            <text:p>KABIARA pasa da</text:p>
          </table:table-cell>
          <table:table-cell table:style-name="ce886" office:value-type="string" calcext:value-type="string">
            <text:p>ZAHARREN EGOITZA</text:p>
          </table:table-cell>
          <table:table-cell table:style-name="ce886"/>
          <table:table-cell table:style-name="ce901" office:value-type="date" office:date-value="2022-12-10" calcext:value-type="date">
            <text:p>10/12/2022</text:p>
          </table:table-cell>
          <table:table-cell table:style-name="ce906" office:value-type="date" office:date-value="2020-10-10" calcext:value-type="date">
            <text:p>10/10/2020</text:p>
          </table:table-cell>
          <table:table-cell table:style-name="ce911" office:value-type="date" office:date-value="2021-10-10" calcext:value-type="date">
            <text:p>10/10/2021</text:p>
          </table:table-cell>
          <table:table-cell table:style-name="ce914"/>
          <table:table-cell table:style-name="ce917" office:value-type="string" calcext:value-type="string">
            <text:p>PAZ-66</text:p>
          </table:table-cell>
          <table:table-cell table:style-name="ce917"/>
          <table:table-cell table:style-name="ce922" office:value-type="float" office:value="4" calcext:value-type="float">
            <text:p>4</text:p>
          </table:table-cell>
          <table:table-cell table:style-name="ce922" table:number-columns-repeated="1001"/>
        </table:table-row>
        <table:table-row table:style-name="ro69">
          <table:table-cell table:style-name="ce819" office:value-type="string" calcext:value-type="string">
            <text:p>V-29/18</text:p>
          </table:table-cell>
          <table:table-cell table:style-name="ce831" office:value-type="string" calcext:value-type="string">
            <text:p>HARRERA ON! PROGRAMA</text:p>
          </table:table-cell>
          <table:table-cell table:style-name="ce831" office:value-type="string" calcext:value-type="string">
            <text:p>PROGRAMA HARRERA ON!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MENOR </text:p>
          </table:table-cell>
          <table:table-cell table:style-name="ce850"/>
          <table:table-cell table:style-name="ce858"/>
          <table:table-cell table:style-name="ce819" office:value-type="string" calcext:value-type="string">
            <text:p>EUSKARAZ KOOP AEK</text:p>
          </table:table-cell>
          <table:table-cell table:style-name="ce863" office:value-type="date" office:date-value="2018-12-18" calcext:value-type="date">
            <text:p>18/12/2018</text:p>
          </table:table-cell>
          <table:table-cell table:style-name="ce870"/>
          <table:table-cell table:style-name="ce850"/>
          <table:table-cell table:style-name="ce858"/>
          <table:table-cell table:style-name="ce886" office:value-type="string" calcext:value-type="string">
            <text:p>SI</text:p>
          </table:table-cell>
          <table:table-cell table:style-name="ce886"/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/>
          <table:table-cell table:style-name="ce906"/>
          <table:table-cell table:style-name="ce911"/>
          <table:table-cell table:style-name="ce914"/>
          <table:table-cell table:style-name="ce917" office:value-type="string" calcext:value-type="string">
            <text:p>PAZ-66</text:p>
          </table:table-cell>
          <table:table-cell table:style-name="ce917"/>
          <table:table-cell table:style-name="ce922" office:value-type="float" office:value="5" calcext:value-type="float">
            <text:p>5</text:p>
          </table:table-cell>
          <table:table-cell table:style-name="ce922" table:number-columns-repeated="1001"/>
        </table:table-row>
        <table:table-row table:style-name="ro61">
          <table:table-cell table:style-name="ce819" office:value-type="string" calcext:value-type="string">
            <text:p>V-18/18</text:p>
          </table:table-cell>
          <table:table-cell table:style-name="ce831" office:value-type="string" calcext:value-type="string">
            <text:p>DONIBANEKO KIROL INSTALAZIOAK (II)</text:p>
          </table:table-cell>
          <table:table-cell table:style-name="ce831" office:value-type="string" calcext:value-type="string">
            <text:p>INSTALACIONES DEPORTIVAS DE DONIBANE <text:s/>-CONCESION- (II)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68727.27" calcext:value-type="float">
            <text:p>68.727,27</text:p>
          </table:table-cell>
          <table:table-cell table:style-name="ce858" office:value-type="float" office:value="83160" calcext:value-type="float">
            <text:p>83.160,00</text:p>
          </table:table-cell>
          <table:table-cell table:style-name="ce819" office:value-type="string" calcext:value-type="string">
            <text:p>BPXPORT KIROL ZERBITZUAK, S.L.</text:p>
          </table:table-cell>
          <table:table-cell table:style-name="ce863" office:value-type="date" office:date-value="2019-01-09" calcext:value-type="date">
            <text:p>09/01/2019</text:p>
          </table:table-cell>
          <table:table-cell table:style-name="ce870" office:value-type="string" calcext:value-type="string">
            <text:p>2 AÑOS <text:s/>.PRORROGABLE ANUALMENTE 2 MAS.(2023)</text:p>
          </table:table-cell>
          <table:table-cell table:style-name="ce850" office:value-type="float" office:value="108900" calcext:value-type="float">
            <text:p>108.900,00</text:p>
          </table:table-cell>
          <table:table-cell table:style-name="ce858" office:value-type="float" office:value="90000" calcext:value-type="float">
            <text:p>90.000,00</text:p>
          </table:table-cell>
          <table:table-cell table:style-name="ce886"/>
          <table:table-cell table:style-name="ce886" office:value-type="string" calcext:value-type="string">
            <text:p>2021: 1ª prorroga. <text:s text:c="8"/>2022: 2ª prorroga</text:p>
          </table:table-cell>
          <table:table-cell table:style-name="ce886" office:value-type="string" calcext:value-type="string">
            <text:p>KIROLAK</text:p>
          </table:table-cell>
          <table:table-cell table:style-name="ce886"/>
          <table:table-cell table:style-name="ce901" office:value-type="date" office:date-value="2023-01-09" calcext:value-type="date">
            <text:p>09/01/2023</text:p>
          </table:table-cell>
          <table:table-cell table:style-name="ce906" office:value-type="date" office:date-value="2020-11-08" calcext:value-type="date">
            <text:p>08/11/2020</text:p>
          </table:table-cell>
          <table:table-cell table:style-name="ce911" office:value-type="date" office:date-value="2021-11-08" calcext:value-type="date">
            <text:p>08/11/2021</text:p>
          </table:table-cell>
          <table:table-cell table:style-name="ce914"/>
          <table:table-cell table:style-name="ce917" office:value-type="string" calcext:value-type="string">
            <text:p>PAZ-65</text:p>
          </table:table-cell>
          <table:table-cell table:style-name="ce917"/>
          <table:table-cell table:style-name="ce922" office:value-type="float" office:value="6" calcext:value-type="float">
            <text:p>6</text:p>
          </table:table-cell>
          <table:table-cell table:style-name="ce922" table:number-columns-repeated="1001"/>
        </table:table-row>
        <table:table-row table:style-name="ro24">
          <table:table-cell table:style-name="ce819" office:value-type="string" calcext:value-type="string">
            <text:p>V-02/19</text:p>
          </table:table-cell>
          <table:table-cell table:style-name="ce831" office:value-type="string" calcext:value-type="string">
            <text:p>HAURRENTZAKO UDALEKU IREKIAK</text:p>
          </table:table-cell>
          <table:table-cell table:style-name="ce831" office:value-type="string" calcext:value-type="string">
            <text:p>COLONIAS ABIERTAS PARA NIÑO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85.000</text:p>
          </table:table-cell>
          <table:table-cell table:style-name="ce858" table:formula="of:=+85000+8500" office:value-type="float" office:value="93500" calcext:value-type="float">
            <text:p>93.500,00</text:p>
          </table:table-cell>
          <table:table-cell table:style-name="ce819" office:value-type="string" calcext:value-type="string">
            <text:p>URTXINTXA ESKOLA</text:p>
          </table:table-cell>
          <table:table-cell table:style-name="ce863" office:value-type="date" office:date-value="2019-05-14" calcext:value-type="date">
            <text:p>14/05/2019</text:p>
          </table:table-cell>
          <table:table-cell table:style-name="ce870" office:value-type="string" calcext:value-type="string">
            <text:p>2 AÑOS. PRORROGABLES ANUALMENTE 2 AÑOS MAS (2022 Y 2023)</text:p>
          </table:table-cell>
          <table:table-cell table:style-name="ce850" office:value-type="float" office:value="80000" calcext:value-type="float">
            <text:p>80.000,00</text:p>
          </table:table-cell>
          <table:table-cell table:style-name="ce858" office:value-type="float" office:value="88000" calcext:value-type="float">
            <text:p>88.00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</text:p>
          </table:table-cell>
          <table:table-cell table:style-name="ce886"/>
          <table:table-cell table:style-name="ce901" office:value-type="date" office:date-value="2023-05-14" calcext:value-type="date">
            <text:p>14/05/2023</text:p>
          </table:table-cell>
          <table:table-cell table:style-name="ce906" office:value-type="date" office:date-value="2021-03-14" calcext:value-type="date">
            <text:p>14/03/2021</text:p>
          </table:table-cell>
          <table:table-cell table:style-name="ce911" office:value-type="date" office:date-value="2022-03-14" calcext:value-type="date">
            <text:p>14/03/2022</text:p>
          </table:table-cell>
          <table:table-cell table:style-name="ce914"/>
          <table:table-cell table:style-name="ce917" office:value-type="string" calcext:value-type="string">
            <text:p>PAZ-69 <text:s text:c="16"/>Luzapena 2021WLIZ0003</text:p>
          </table:table-cell>
          <table:table-cell table:style-name="ce917"/>
          <table:table-cell table:style-name="ce922" office:value-type="float" office:value="7" calcext:value-type="float">
            <text:p>7</text:p>
          </table:table-cell>
          <table:table-cell table:style-name="ce922" table:number-columns-repeated="1001"/>
        </table:table-row>
        <table:table-row table:style-name="ro24">
          <table:table-cell table:style-name="ce819" office:value-type="string" calcext:value-type="string">
            <text:p>V-03/19</text:p>
          </table:table-cell>
          <table:table-cell table:style-name="ce831" office:value-type="string" calcext:value-type="string">
            <text:p>GAZTELEKUAK</text:p>
          </table:table-cell>
          <table:table-cell table:style-name="ce831" office:value-type="string" calcext:value-type="string">
            <text:p>GAZTELEKUS MUNICIPALES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109000" calcext:value-type="float">
            <text:p>109.000,00</text:p>
          </table:table-cell>
          <table:table-cell table:style-name="ce858" office:value-type="float" office:value="10900" calcext:value-type="float">
            <text:p>10.900,00</text:p>
          </table:table-cell>
          <table:table-cell table:style-name="ce819" office:value-type="string" calcext:value-type="string">
            <text:p>KANTAURI LUDIKO ELKARTEA -ASOCIACION LUDICA KANTAURI ELKARTEA</text:p>
          </table:table-cell>
          <table:table-cell table:style-name="ce863" office:value-type="date" office:date-value="2019-06-03" calcext:value-type="date">
            <text:p>03/06/2019</text:p>
          </table:table-cell>
          <table:table-cell table:style-name="ce870" office:value-type="string" calcext:value-type="string">
            <text:p>2 AÑOS. POSIBLES 2 PRORROGAS DE 1 AÑO. (2021-2022).</text:p>
          </table:table-cell>
          <table:table-cell table:style-name="ce850" office:value-type="string" calcext:value-type="string">
            <text:p>107.900,-- euros/año</text:p>
          </table:table-cell>
          <table:table-cell table:style-name="ce858" table:formula="of:=+107900+10790" office:value-type="float" office:value="118690" calcext:value-type="float">
            <text:p>118.690,00</text:p>
          </table:table-cell>
          <table:table-cell table:style-name="ce886"/>
          <table:table-cell table:style-name="ce886" office:value-type="string" calcext:value-type="string">
            <text:p><text:span text:style-name="T63">2021:  1ª prorroga         2022: 2ª prorroga</text:span>          2023: nueva contratacion</text:p>
          </table:table-cell>
          <table:table-cell table:style-name="ce886" office:value-type="string" calcext:value-type="string">
            <text:p>GAZTERIA </text:p>
          </table:table-cell>
          <table:table-cell table:style-name="ce886"/>
          <table:table-cell table:style-name="ce901" office:value-type="date" office:date-value="2023-06-03" calcext:value-type="date">
            <text:p>03/06/2023</text:p>
          </table:table-cell>
          <table:table-cell table:style-name="ce906" office:value-type="date" office:date-value="2021-04-03" calcext:value-type="date">
            <text:p>03/04/2021</text:p>
          </table:table-cell>
          <table:table-cell table:style-name="ce911" office:value-type="date" office:date-value="2022-04-03" calcext:value-type="date">
            <text:p>03/04/2022</text:p>
          </table:table-cell>
          <table:table-cell table:style-name="ce914"/>
          <table:table-cell table:style-name="ce917" office:value-type="string" calcext:value-type="string">
            <text:p>PAZ-69 <text:s text:c="16"/>Luzapena 2021WLIZ0004</text:p>
          </table:table-cell>
          <table:table-cell table:style-name="ce917"/>
          <table:table-cell table:style-name="ce922" office:value-type="float" office:value="8" calcext:value-type="float">
            <text:p>8</text:p>
          </table:table-cell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-18/19</text:p>
          </table:table-cell>
          <table:table-cell table:number-columns-repeated="2" table:style-name="ce831" office:value-type="string" calcext:value-type="string">
            <text:p>BADIA AKTIBO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7125" calcext:value-type="float">
            <text:p>37.125,00</text:p>
          </table:table-cell>
          <table:table-cell table:style-name="ce858" office:value-type="float" office:value="44921.25" calcext:value-type="float">
            <text:p>44.921,25</text:p>
          </table:table-cell>
          <table:table-cell table:style-name="ce819" office:value-type="string" calcext:value-type="string">
            <text:p>KIROLAISI S.L.</text:p>
          </table:table-cell>
          <table:table-cell table:style-name="ce863" office:value-type="date" office:date-value="2019-09-12" calcext:value-type="date">
            <text:p>12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35.268,75 euros/año 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KIROLAK</text:p>
          </table:table-cell>
          <table:table-cell table:style-name="ce886"/>
          <table:table-cell table:style-name="ce901" office:value-type="date" office:date-value="2023-09-11" calcext:value-type="date">
            <text:p>11/09/2023</text:p>
          </table:table-cell>
          <table:table-cell table:style-name="ce906" office:value-type="date" office:date-value="2021-07-10" calcext:value-type="date">
            <text:p>10/07/2021</text:p>
          </table:table-cell>
          <table:table-cell table:style-name="ce911" office:value-type="date" office:date-value="2022-07-10" calcext:value-type="date">
            <text:p>10/07/2022</text:p>
          </table:table-cell>
          <table:table-cell table:style-name="ce914"/>
          <table:table-cell table:style-name="ce917" office:value-type="string" calcext:value-type="string">
            <text:p>PAZ-70 Luzapena:2021WLIZ0009</text:p>
          </table:table-cell>
          <table:table-cell table:style-name="ce917"/>
          <table:table-cell table:style-name="ce922" office:value-type="float" office:value="9" calcext:value-type="float">
            <text:p>9</text:p>
          </table:table-cell>
          <table:table-cell table:style-name="ce922" table:number-columns-repeated="1001"/>
        </table:table-row>
        <table:table-row table:style-name="ro2">
          <table:table-cell table:style-name="ce819" office:value-type="string" calcext:value-type="string">
            <text:p>V-16/19</text:p>
          </table:table-cell>
          <table:table-cell table:style-name="ce831" office:value-type="string" calcext:value-type="string">
            <text:p>EUSKALARIAK</text:p>
          </table:table-cell>
          <table:table-cell table:style-name="ce831" office:value-type="string" calcext:value-type="string">
            <text:p>EUSKALAKARIAK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Grupos 1º año:1.870 , Grupos <text:s text:c="2"/>2ª año: 1.650 € <text:s/>/ Asesoria externa: 860 € </text:p>
          </table:table-cell>
          <table:table-cell table:style-name="ce858"/>
          <table:table-cell table:style-name="ce819" office:value-type="string" calcext:value-type="string">
            <text:p>TTAKUN KULTUR ELKARTEA</text:p>
          </table:table-cell>
          <table:table-cell table:style-name="ce863" office:value-type="date" office:date-value="2019-09-25" calcext:value-type="date">
            <text:p>25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ERA</text:p>
          </table:table-cell>
          <table:table-cell table:style-name="ce886"/>
          <table:table-cell table:style-name="ce901" office:value-type="date" office:date-value="2023-09-24" calcext:value-type="date">
            <text:p>24/09/2023</text:p>
          </table:table-cell>
          <table:table-cell table:style-name="ce906" office:value-type="date" office:date-value="2021-07-24" calcext:value-type="date">
            <text:p>24/07/2021</text:p>
          </table:table-cell>
          <table:table-cell table:style-name="ce911" office:value-type="date" office:date-value="2022-07-24" calcext:value-type="date">
            <text:p>24/07/2022</text:p>
          </table:table-cell>
          <table:table-cell table:style-name="ce914"/>
          <table:table-cell table:style-name="ce917" office:value-type="string" calcext:value-type="string">
            <text:p>PAZ-70 Luzapena:2021WLIZ0013</text:p>
          </table:table-cell>
          <table:table-cell table:style-name="ce917"/>
          <table:table-cell table:style-name="ce922" office:value-type="float" office:value="10" calcext:value-type="float">
            <text:p>10</text:p>
          </table:table-cell>
          <table:table-cell table:style-name="ce922" table:number-columns-repeated="1001"/>
        </table:table-row>
        <table:table-row table:style-name="ro63">
          <table:table-cell table:style-name="ce819" office:value-type="string" calcext:value-type="string">
            <text:p>V17-19</text:p>
          </table:table-cell>
          <table:table-cell table:number-columns-repeated="2" table:style-name="ce831" office:value-type="string" calcext:value-type="string">
            <text:p>HEZIZ HITZ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Cada grupo: <text:s/>750 </text:p>
          </table:table-cell>
          <table:table-cell table:style-name="ce858"/>
          <table:table-cell table:style-name="ce819" office:value-type="string" calcext:value-type="string">
            <text:p>URTXINTXA <text:s/>AISIALDIKO ESKOLA-GIPUZKOA </text:p>
          </table:table-cell>
          <table:table-cell table:style-name="ce863" office:value-type="date" office:date-value="2019-09-20" calcext:value-type="date">
            <text:p>20/09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730 € (Sin IVA) anuales, por grupo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3-09-18" calcext:value-type="date">
            <text:p>18/09/2023</text:p>
          </table:table-cell>
          <table:table-cell table:style-name="ce906" office:value-type="date" office:date-value="2021-09-18" calcext:value-type="date">
            <text:p>18/09/2021</text:p>
          </table:table-cell>
          <table:table-cell table:style-name="ce911" office:value-type="date" office:date-value="2022-09-18" calcext:value-type="date">
            <text:p>18/09/2022</text:p>
          </table:table-cell>
          <table:table-cell table:style-name="ce914"/>
          <table:table-cell table:style-name="ce917" office:value-type="string" calcext:value-type="string">
            <text:p>PAZ-70 Luzapena:2021WLIZ0014</text:p>
          </table:table-cell>
          <table:table-cell table:style-name="ce917"/>
          <table:table-cell table:style-name="ce922" office:value-type="float" office:value="11" calcext:value-type="float">
            <text:p>11</text:p>
          </table:table-cell>
          <table:table-cell table:style-name="ce922" table:number-columns-repeated="1001"/>
        </table:table-row>
        <table:table-row table:style-name="ro8">
          <table:table-cell table:style-name="ce819" office:value-type="string" calcext:value-type="string">
            <text:p>V-08/19</text:p>
          </table:table-cell>
          <table:table-cell table:style-name="ce831" office:value-type="string" calcext:value-type="string">
            <text:p>HAUR ETA NERABEEN ESKUBIDEAK BERMATZEKO ESKUBIDEEN PLANA</text:p>
          </table:table-cell>
          <table:table-cell table:style-name="ce831" office:value-type="string" calcext:value-type="string">
            <text:p>PLAN PARA GARANTIZAR LOS DERECHOS DE LA INFANCIA Y ADOLESCENCI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83500" calcext:value-type="float">
            <text:p>83.500,00</text:p>
          </table:table-cell>
          <table:table-cell table:style-name="ce858" office:value-type="float" office:value="93940" calcext:value-type="float">
            <text:p>93.940,00</text:p>
          </table:table-cell>
          <table:table-cell table:style-name="ce819" office:value-type="string" calcext:value-type="string">
            <text:p>FARAPI KOOPERATIBA ELKARTEA</text:p>
          </table:table-cell>
          <table:table-cell table:style-name="ce863" office:value-type="date" office:date-value="2019-07-03" calcext:value-type="date">
            <text:p>03/07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80.000,-- euros/anuales (Sin IVA)</text:p>
          </table:table-cell>
          <table:table-cell table:style-name="ce858"/>
          <table:table-cell table:style-name="ce1358" office:value-type="string" calcext:value-type="string">
            <text:p>EZ LA LUZATZEM / NO SE PRORROGA</text:p>
          </table:table-cell>
          <table:table-cell table:style-name="ce886" office:value-type="string" calcext:value-type="string">
            <text:p><text:span text:style-name="T64">2021:  1ª prorroga </text:span>        <text:span text:style-name="T65">2022: 2ª prorroga          2023: nueva contratacion</text:span></text:p>
          </table:table-cell>
          <table:table-cell table:style-name="ce1318" office:value-type="string" calcext:value-type="string">
            <text:p>HAUR ETA NERABEEN ESKUBIDEEN SAILA</text:p>
          </table:table-cell>
          <table:table-cell table:style-name="ce1359" office:value-type="string" calcext:value-type="string">
            <text:p>EZ DA LUZATZEN, ZERBITZUA EZ DA EMANGO</text:p>
          </table:table-cell>
          <table:table-cell table:style-name="ce901" office:value-type="date" office:date-value="2023-07-02" calcext:value-type="date">
            <text:p>02/07/2023</text:p>
          </table:table-cell>
          <table:table-cell table:style-name="ce906" office:value-type="date" office:date-value="2021-05-02" calcext:value-type="date">
            <text:p>02/05/2021</text:p>
          </table:table-cell>
          <table:table-cell table:style-name="ce911" office:value-type="date" office:date-value="2022-05-02" calcext:value-type="date">
            <text:p>02/05/2022</text:p>
          </table:table-cell>
          <table:table-cell table:style-name="ce914"/>
          <table:table-cell table:style-name="ce917" office:value-type="string" calcext:value-type="string">
            <text:p>PAZ-70</text:p>
          </table:table-cell>
          <table:table-cell table:style-name="ce919" office:value-type="string" calcext:value-type="string">
            <text:p>2021WKOM0036</text:p>
          </table:table-cell>
          <table:table-cell table:style-name="ce922" office:value-type="float" office:value="12" calcext:value-type="float">
            <text:p>12</text:p>
          </table:table-cell>
          <table:table-cell table:style-name="ce922" table:number-columns-repeated="1001"/>
        </table:table-row>
        <table:table-row table:style-name="ro7">
          <table:table-cell table:style-name="ce819" office:value-type="string" calcext:value-type="string">
            <text:p>V-15/19</text:p>
          </table:table-cell>
          <table:table-cell table:number-columns-repeated="2" table:style-name="ce831" office:value-type="string" calcext:value-type="string">
            <text:p>BERTSOLARITZA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string" calcext:value-type="string">
            <text:p>Por grupo: 1.030 <text:s/>Por festival: 110</text:p>
          </table:table-cell>
          <table:table-cell table:style-name="ce858"/>
          <table:table-cell table:style-name="ce819" office:value-type="string" calcext:value-type="string">
            <text:p>GIPUZKOAKO BERTSOZALE ELKARTEA</text:p>
          </table:table-cell>
          <table:table-cell table:style-name="ce863" office:value-type="date" office:date-value="2019-10-12" calcext:value-type="date">
            <text:p>12/10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EUSKARA</text:p>
          </table:table-cell>
          <table:table-cell table:style-name="ce886"/>
          <table:table-cell table:style-name="ce901" office:value-type="date" office:date-value="2023-10-11" calcext:value-type="date">
            <text:p>11/10/2023</text:p>
          </table:table-cell>
          <table:table-cell table:style-name="ce906" office:value-type="date" office:date-value="2021-08-11" calcext:value-type="date">
            <text:p>11/08/2021</text:p>
          </table:table-cell>
          <table:table-cell table:style-name="ce911" office:value-type="date" office:date-value="2022-08-11" calcext:value-type="date">
            <text:p>11/08/2022</text:p>
          </table:table-cell>
          <table:table-cell table:style-name="ce914"/>
          <table:table-cell table:style-name="ce917" office:value-type="string" calcext:value-type="string">
            <text:p>PAZ-71 Luzapena:2021WLIZ0012</text:p>
          </table:table-cell>
          <table:table-cell table:style-name="ce917"/>
          <table:table-cell table:style-name="ce922" office:value-type="float" office:value="13" calcext:value-type="float">
            <text:p>13</text:p>
          </table:table-cell>
          <table:table-cell table:style-name="ce922" table:number-columns-repeated="1001"/>
        </table:table-row>
        <table:table-row table:style-name="ro64">
          <table:table-cell table:style-name="ce819" office:value-type="string" calcext:value-type="string">
            <text:p>V-19/19</text:p>
          </table:table-cell>
          <table:table-cell table:number-columns-repeated="2" table:style-name="ce831" office:value-type="string" calcext:value-type="string">
            <text:p>ELIZ GAIN</text:p>
          </table:table-cell>
          <table:table-cell table:style-name="ce819" office:value-type="string" calcext:value-type="string">
            <text:p>SERVICIO</text:p>
          </table:table-cell>
          <table:table-cell table:style-name="ce819" office:value-type="string" calcext:value-type="string">
            <text:p>Irekia / Abierto</text:p>
          </table:table-cell>
          <table:table-cell table:style-name="ce850" office:value-type="float" office:value="30922.18" calcext:value-type="float">
            <text:p>30.922,18</text:p>
          </table:table-cell>
          <table:table-cell table:style-name="ce858" office:value-type="float" office:value="32159.07" calcext:value-type="float">
            <text:p>32.159,07</text:p>
          </table:table-cell>
          <table:table-cell table:style-name="ce819" office:value-type="string" calcext:value-type="string">
            <text:p>LAHAR ELKARGOA ASOCIACIÓN PARA LA INTERVENCIÓN PSICOSOCIAL</text:p>
          </table:table-cell>
          <table:table-cell table:style-name="ce863" office:value-type="date" office:date-value="2019-12-18" calcext:value-type="date">
            <text:p>18/12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0" office:value-type="string" calcext:value-type="string">
            <text:p><text:span text:style-name="T80">28.800</text:span><text:span text:style-name="T81"> € / Año</text:span></text:p>
          </table:table-cell>
          <table:table-cell table:style-name="ce858"/>
          <table:table-cell table:style-name="ce886"/>
          <table:table-cell table:style-name="ce886" office:value-type="string" calcext:value-type="string">
            <text:p>2021: <text:s/>1ª prorroga <text:s text:c="8"/>2022: 2ª prorroga <text:s text:c="9"/>2023: nueva contratacion</text:p>
          </table:table-cell>
          <table:table-cell table:style-name="ce886" office:value-type="string" calcext:value-type="string">
            <text:p>GIZARTEKINTZA</text:p>
          </table:table-cell>
          <table:table-cell table:style-name="ce886"/>
          <table:table-cell table:style-name="ce901" office:value-type="date" office:date-value="2023-12-17" calcext:value-type="date">
            <text:p>17/12/2023</text:p>
          </table:table-cell>
          <table:table-cell table:style-name="ce906" office:value-type="date" office:date-value="2021-10-17" calcext:value-type="date">
            <text:p>17/10/2021</text:p>
          </table:table-cell>
          <table:table-cell table:style-name="ce911" office:value-type="date" office:date-value="2022-10-17" calcext:value-type="date">
            <text:p>17/10/2022</text:p>
          </table:table-cell>
          <table:table-cell table:style-name="ce914"/>
          <table:table-cell table:style-name="ce917" office:value-type="string" calcext:value-type="string">
            <text:p>PAZ-71</text:p>
          </table:table-cell>
          <table:table-cell table:style-name="ce917"/>
          <table:table-cell table:style-name="ce922" office:value-type="float" office:value="14" calcext:value-type="float">
            <text:p>14</text:p>
          </table:table-cell>
          <table:table-cell table:style-name="ce922" table:number-columns-repeated="1001"/>
        </table:table-row>
        <table:table-row table:style-name="ro65">
          <table:table-cell table:style-name="ce820" office:value-type="string" calcext:value-type="string">
            <text:p>V-20/19</text:p>
          </table:table-cell>
          <table:table-cell table:style-name="ce832" office:value-type="string" calcext:value-type="string">
            <text:p>EKOIZPEN-KOORDINATZAILEA, AHOLKULARITZA TEKNIKO ESZENIKOA ETA UDALEKO LOKALEN EGOKITZE-LANAK EGITEKO ZERBITZUA</text:p>
          </table:table-cell>
          <table:table-cell table:style-name="ce841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22599" calcext:value-type="float">
            <text:p>22.599,00</text:p>
          </table:table-cell>
          <table:table-cell table:style-name="ce851" office:value-type="float" office:value="27344.79" calcext:value-type="float">
            <text:p>27.344,79</text:p>
          </table:table-cell>
          <table:table-cell table:style-name="ce846" office:value-type="string" calcext:value-type="string">
            <text:p>ERAGIN STACK S.L.</text:p>
          </table:table-cell>
          <table:table-cell table:style-name="ce864" office:value-type="date" office:date-value="2020-01-02" calcext:value-type="date">
            <text:p>02/01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880"/>
          <table:table-cell table:style-name="ce887"/>
          <table:table-cell table:style-name="ce887" office:value-type="string" calcext:value-type="string">
            <text:p>2022:1ª prorroga <text:s text:c="7"/>2023: 2º Pror roga <text:s text:c="5"/>2024: Nueva contratación</text:p>
          </table:table-cell>
          <table:table-cell table:style-name="ce887" office:value-type="string" calcext:value-type="string">
            <text:p>KULTURA</text:p>
          </table:table-cell>
          <table:table-cell table:style-name="ce887"/>
          <table:table-cell table:style-name="ce901" office:value-type="date" office:date-value="2024-01-01" calcext:value-type="date">
            <text:p>01/01/2024</text:p>
          </table:table-cell>
          <table:table-cell table:style-name="ce906" office:value-type="date" office:date-value="2021-11-01" calcext:value-type="date">
            <text:p>01/11/2021</text:p>
          </table:table-cell>
          <table:table-cell table:style-name="ce911" office:value-type="date" office:date-value="2022-11-01" calcext:value-type="date">
            <text:p>01/11/2022</text:p>
          </table:table-cell>
          <table:table-cell table:style-name="ce914"/>
          <table:table-cell table:style-name="ce917" office:value-type="string" calcext:value-type="string">
            <text:p>PAZ-71</text:p>
          </table:table-cell>
          <table:table-cell table:style-name="ce917"/>
          <table:table-cell table:style-name="ce922" office:value-type="float" office:value="15" calcext:value-type="float">
            <text:p>15</text:p>
          </table:table-cell>
          <table:table-cell table:number-columns-repeated="1001"/>
        </table:table-row>
        <table:table-row table:style-name="ro65">
          <table:table-cell table:style-name="ce820" office:value-type="string" calcext:value-type="string">
            <text:p>V-21/19</text:p>
          </table:table-cell>
          <table:table-cell table:style-name="ce83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41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54000" calcext:value-type="float">
            <text:p>54.000,00</text:p>
          </table:table-cell>
          <table:table-cell table:style-name="ce851"/>
          <table:table-cell table:style-name="ce846" office:value-type="string" calcext:value-type="string">
            <text:p>JAUME GALVANY LARROUQUERE</text:p>
          </table:table-cell>
          <table:table-cell table:style-name="ce864" office:value-type="date" office:date-value="2019-11-29" calcext:value-type="date">
            <text:p>29/11/2019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52000" calcext:value-type="float">
            <text:p>52.0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nueva contratacion</text:p>
          </table:table-cell>
          <table:table-cell table:style-name="ce887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3-11-28" calcext:value-type="date">
            <text:p>28/11/2023</text:p>
          </table:table-cell>
          <table:table-cell table:style-name="ce906" office:value-type="date" office:date-value="2021-09-28" calcext:value-type="date">
            <text:p>28/09/2021</text:p>
          </table:table-cell>
          <table:table-cell table:style-name="ce911" office:value-type="date" office:date-value="2022-09-28" calcext:value-type="date">
            <text:p>28/09/2022</text:p>
          </table:table-cell>
          <table:table-cell table:style-name="ce914"/>
          <table:table-cell table:style-name="ce908" office:value-type="string" calcext:value-type="string">
            <text:p>PAZ-71</text:p>
          </table:table-cell>
          <table:table-cell table:style-name="ce908"/>
          <table:table-cell table:style-name="ce922" office:value-type="float" office:value="16" calcext:value-type="float">
            <text:p>16</text:p>
          </table:table-cell>
          <table:table-cell table:number-columns-repeated="1001"/>
        </table:table-row>
        <table:table-row table:style-name="ro65">
          <table:table-cell table:style-name="ce820"/>
          <table:table-cell table:style-name="ce832" office:value-type="string" calcext:value-type="string">
            <text:p>DONIBANEKO JUBILATUEN TABERNA</text:p>
          </table:table-cell>
          <table:table-cell table:style-name="ce841" office:value-type="string" calcext:value-type="string">
            <text:p>BAR JUBILADOS DONIBANE</text:p>
          </table:table-cell>
          <table:table-cell table:style-name="ce846" office:value-type="string" calcext:value-type="string">
            <text:p>EXPLOTACIÓN</text:p>
          </table:table-cell>
          <table:table-cell table:style-name="ce846" office:value-type="string" calcext:value-type="string">
            <text:p>Irekia / Abierto</text:p>
          </table:table-cell>
          <table:table-cell table:style-name="ce851"/>
          <table:table-cell table:style-name="ce851" office:value-type="string" calcext:value-type="string">
            <text:p>Canon mensual mínimo de 350 euros</text:p>
          </table:table-cell>
          <table:table-cell table:style-name="ce860" office:value-type="string" calcext:value-type="string">
            <text:p>TSASO MENDIBIL eta EIDER PLAZAOLA</text:p>
          </table:table-cell>
          <table:table-cell table:style-name="ce864" office:value-type="date" office:date-value="2013-10-04" calcext:value-type="date">
            <text:p>04/10/2013</text:p>
          </table:table-cell>
          <table:table-cell table:style-name="ce871" office:value-type="string" calcext:value-type="string">
            <text:p>5 AÑOS + PRORROGA 5 AÑOS</text:p>
          </table:table-cell>
          <table:table-cell table:style-name="ce854" office:value-type="string" calcext:value-type="string">
            <text:p>2013-2014: 350 € MENSUAL <text:s text:c="4"/>A PARTIR DEL 2015: 1.500 € MENSUALES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18: 1ª prorroga <text:s text:c="7"/>2023: Nueva contrat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3-10-04" calcext:value-type="date">
            <text:p>04/10/2023</text:p>
          </table:table-cell>
          <table:table-cell table:style-name="ce906" office:value-type="date" office:date-value="2018-10-04" calcext:value-type="date">
            <text:p>04/10/2018</text:p>
          </table:table-cell>
          <table:table-cell table:style-name="ce911"/>
          <table:table-cell table:style-name="ce914"/>
          <table:table-cell table:style-name="ce917" table:number-columns-repeated="2"/>
          <table:table-cell table:style-name="ce922" office:value-type="float" office:value="17" calcext:value-type="float">
            <text:p>17</text:p>
          </table:table-cell>
          <table:table-cell table:number-columns-repeated="1001"/>
        </table:table-row>
        <table:table-row table:style-name="ro65">
          <table:table-cell table:style-name="ce820" office:value-type="string" calcext:value-type="string">
            <text:p>v-27/19</text:p>
          </table:table-cell>
          <table:table-cell table:style-name="ce832" office:value-type="string" calcext:value-type="string">
            <text:p>ZERBITZU SAILEKO ATAL GUZTIETAKO LANGILEENTZAKO ARROPA HORNITZEA</text:p>
          </table:table-cell>
          <table:table-cell table:style-name="ce841" office:value-type="string" calcext:value-type="string">
            <text:p>SUMINISTRO DE VESTUARIO PARA LOS TRABAJADORES DE LAS DIFERENTES SECCIONES DEL DEPARTAMENTO DE SERVICIOS </text:p>
          </table:table-cell>
          <table:table-cell table:style-name="ce846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8299" calcext:value-type="float">
            <text:p>18.299,00</text:p>
          </table:table-cell>
          <table:table-cell table:style-name="ce851" office:value-type="float" office:value="22141.79" calcext:value-type="float">
            <text:p>22.141,79</text:p>
          </table:table-cell>
          <table:table-cell table:style-name="ce846" office:value-type="string" calcext:value-type="string">
            <text:p>VESTUARIO LABORAL Y MATERIAL DE SEGURIDAD UMARAN S.L.</text:p>
          </table:table-cell>
          <table:table-cell table:style-name="ce864" office:value-type="string" calcext:value-type="string">
            <text:p>28-01-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float" office:value="15377.42" calcext:value-type="float">
            <text:p>15.377,42</text:p>
          </table:table-cell>
          <table:table-cell table:style-name="ce880" office:value-type="float" office:value="18606.68" calcext:value-type="float">
            <text:p>18.606,68</text:p>
          </table:table-cell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7" office:value-type="string" calcext:value-type="string">
            <text:p>ZERBITUZAK</text:p>
          </table:table-cell>
          <table:table-cell table:style-name="ce887"/>
          <table:table-cell table:style-name="ce901" office:value-type="date" office:date-value="2024-01-27" calcext:value-type="date">
            <text:p>27/01/2024</text:p>
          </table:table-cell>
          <table:table-cell table:style-name="ce906" office:value-type="date" office:date-value="2021-11-27" calcext:value-type="date">
            <text:p>27/11/2021</text:p>
          </table:table-cell>
          <table:table-cell table:style-name="ce911" office:value-type="date" office:date-value="2022-11-27" calcext:value-type="date">
            <text:p>27/11/2022</text:p>
          </table:table-cell>
          <table:table-cell table:style-name="ce914"/>
          <table:table-cell table:style-name="ce917" office:value-type="string" calcext:value-type="string">
            <text:p>PAZ-72</text:p>
          </table:table-cell>
          <table:table-cell table:style-name="ce917"/>
          <table:table-cell table:style-name="ce922" office:value-type="float" office:value="18" calcext:value-type="float">
            <text:p>18</text:p>
          </table:table-cell>
          <table:table-cell table:number-columns-repeated="1001"/>
        </table:table-row>
        <table:table-row table:style-name="ro55">
          <table:table-cell table:style-name="ce820" office:value-type="string" calcext:value-type="string">
            <text:p>V-26/19</text:p>
          </table:table-cell>
          <table:table-cell table:style-name="ce832" office:value-type="string" calcext:value-type="string">
            <text:p>EMAKUMEEN GUNEAK: MIGRATZAILEEN BILGUNEAK ETA PASAITARREN ARTEKO KULTURARTEKO ELKARRIZKETAK IZENEKO PROGRAMA</text:p>
          </table:table-cell>
          <table:table-cell table:style-name="ce841" office:value-type="string" calcext:value-type="string">
            <text:p>PROGRAMA ESPACIOS DE MUJERES: ENCUENTRO DE MIGRANTES Y DIÁLOGOS INTERCULTURALES ENTRE PASAITARRA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15750" calcext:value-type="float">
            <text:p>15.750,00</text:p>
          </table:table-cell>
          <table:table-cell table:style-name="ce851"/>
          <table:table-cell table:style-name="ce846" office:value-type="string" calcext:value-type="string">
            <text:p>SORBURU KOOP.ELK.TXIKIA</text:p>
          </table:table-cell>
          <table:table-cell table:style-name="ce864" office:value-type="date" office:date-value="2020-02-05" calcext:value-type="date">
            <text:p>05/02/2020</text:p>
          </table:table-cell>
          <table:table-cell table:style-name="ce871" office:value-type="string" calcext:value-type="string">
            <text:p>1 AÑO. POSIBLES 3 PRORROGAS ANUALES</text:p>
          </table:table-cell>
          <table:table-cell table:style-name="ce854" office:value-type="float" office:value="15300" calcext:value-type="float">
            <text:p>15.30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2-04" calcext:value-type="date">
            <text:p>04/02/2024</text:p>
          </table:table-cell>
          <table:table-cell table:style-name="ce906" office:value-type="date" office:date-value="2020-12-04" calcext:value-type="date">
            <text:p>04/12/2020</text:p>
          </table:table-cell>
          <table:table-cell table:style-name="ce911" office:value-type="date" office:date-value="2021-12-04" calcext:value-type="date">
            <text:p>04/12/2021</text:p>
          </table:table-cell>
          <table:table-cell table:style-name="ce914" office:value-type="date" office:date-value="2022-12-04" calcext:value-type="date">
            <text:p>04/12/2022</text:p>
          </table:table-cell>
          <table:table-cell table:style-name="ce917" office:value-type="string" calcext:value-type="string">
            <text:p>PAZ-72 <text:s text:c="13"/>1.Luzapena 2020WLIZ0025</text:p>
          </table:table-cell>
          <table:table-cell table:style-name="ce917"/>
          <table:table-cell table:style-name="ce922" office:value-type="float" office:value="19" calcext:value-type="float">
            <text:p>19</text:p>
          </table:table-cell>
          <table:table-cell table:number-columns-repeated="1001"/>
        </table:table-row>
        <table:table-row table:style-name="ro55">
          <table:table-cell table:style-name="ce820" office:value-type="string" calcext:value-type="string">
            <text:p>V-28/19</text:p>
          </table:table-cell>
          <table:table-cell table:style-name="ce832" office:value-type="string" calcext:value-type="string">
            <text:p>HARRERA ON! PROGRAMA</text:p>
          </table:table-cell>
          <table:table-cell table:style-name="ce841" office:value-type="string" calcext:value-type="string">
            <text:p>PROGRAMA HARRERA ON!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float" office:value="9333" calcext:value-type="float">
            <text:p>9.333,00</text:p>
          </table:table-cell>
          <table:table-cell table:style-name="ce851"/>
          <table:table-cell table:style-name="ce846" office:value-type="string" calcext:value-type="string">
            <text:p>TTAKUN KULTUR ELKARTEA</text:p>
          </table:table-cell>
          <table:table-cell table:style-name="ce864" office:value-type="date" office:date-value="2020-02-19" calcext:value-type="date">
            <text:p>19/02/2020</text:p>
          </table:table-cell>
          <table:table-cell table:style-name="ce871" office:value-type="string" calcext:value-type="string">
            <text:p>1 año,</text:p>
          </table:table-cell>
          <table:table-cell table:style-name="ce854" office:value-type="float" office:value="8640" calcext:value-type="float">
            <text:p>8.640,00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2-18" calcext:value-type="date">
            <text:p>18/02/2024</text:p>
          </table:table-cell>
          <table:table-cell table:style-name="ce906" office:value-type="date" office:date-value="2020-12-18" calcext:value-type="date">
            <text:p>18/12/2020</text:p>
          </table:table-cell>
          <table:table-cell table:style-name="ce911" office:value-type="date" office:date-value="2021-12-18" calcext:value-type="date">
            <text:p>18/12/2021</text:p>
          </table:table-cell>
          <table:table-cell table:style-name="ce914" office:value-type="date" office:date-value="2022-12-18" calcext:value-type="date">
            <text:p>18/12/2022</text:p>
          </table:table-cell>
          <table:table-cell table:style-name="ce917" office:value-type="string" calcext:value-type="string">
            <text:p>PAZ-72 <text:s text:c="13"/>1.Luzapena 2020WLIZ0024</text:p>
          </table:table-cell>
          <table:table-cell table:style-name="ce917"/>
          <table:table-cell table:style-name="ce922" office:value-type="float" office:value="20" calcext:value-type="float">
            <text:p>20</text:p>
          </table:table-cell>
          <table:table-cell table:number-columns-repeated="1001"/>
        </table:table-row>
        <table:table-row table:style-name="ro8">
          <table:table-cell table:style-name="ce820" office:value-type="string" calcext:value-type="string">
            <text:p>V-25/19</text:p>
          </table:table-cell>
          <table:table-cell table:style-name="ce832" office:value-type="string" calcext:value-type="string">
            <text:p>ETXEZ ETXEKO LAGUNTZA ZERBITZUA</text:p>
          </table:table-cell>
          <table:table-cell table:style-name="ce831" office:value-type="string" calcext:value-type="string">
            <text:p>SERVICIO DE AYUDA DOMICILIAR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890100 (1º Y 2 AÑO: 23 €, 3º AÑO: 23,25, 4º AÑO: 23,50 €)</text:p>
          </table:table-cell>
          <table:table-cell table:style-name="ce851" office:value-type="float" office:value="925704" calcext:value-type="float">
            <text:p>925.704,00</text:p>
          </table:table-cell>
          <table:table-cell table:style-name="ce846" office:value-type="string" calcext:value-type="string">
            <text:p>EULEN SERVICIOS SOCIOSANITARIOS, S.A</text:p>
          </table:table-cell>
          <table:table-cell table:style-name="ce864" office:value-type="date" office:date-value="2020-06-02" calcext:value-type="date">
            <text:p>02/06/2020</text:p>
          </table:table-cell>
          <table:table-cell table:style-name="ce870" office:value-type="string" calcext:value-type="string">
            <text:p>2 AÑOS. POSIBLES 2 PRORROGAS DE 1 AÑO</text:p>
          </table:table-cell>
          <table:table-cell table:style-name="ce854" office:value-type="string" calcext:value-type="string">
            <text:p>21,97 € /HORA</text:p>
          </table:table-cell>
          <table:table-cell table:style-name="ce880"/>
          <table:table-cell table:style-name="ce887"/>
          <table:table-cell table:style-name="ce894" office:value-type="string" calcext:value-type="string">
            <text:p>2022:1ª prorroga <text:s text:c="7"/>2023: 2º Pror roga <text:s text:c="5"/>2024: Nueva contratación</text:p>
          </table:table-cell>
          <table:table-cell table:style-name="ce887" office:value-type="string" calcext:value-type="string">
            <text:p>GIZARTEKINTZA</text:p>
          </table:table-cell>
          <table:table-cell table:style-name="ce887"/>
          <table:table-cell table:style-name="ce901" office:value-type="date" office:date-value="2024-06-01" calcext:value-type="date">
            <text:p>01/06/2024</text:p>
          </table:table-cell>
          <table:table-cell table:style-name="ce906" office:value-type="date" office:date-value="2022-04-01" calcext:value-type="date">
            <text:p>01/04/2022</text:p>
          </table:table-cell>
          <table:table-cell table:style-name="ce911" office:value-type="date" office:date-value="2023-04-01" calcext:value-type="date">
            <text:p>01/04/2023</text:p>
          </table:table-cell>
          <table:table-cell table:style-name="ce914"/>
          <table:table-cell table:style-name="ce917" office:value-type="string" calcext:value-type="string">
            <text:p>PAZ-73</text:p>
          </table:table-cell>
          <table:table-cell table:style-name="ce917"/>
          <table:table-cell table:style-name="ce922" office:value-type="float" office:value="21" calcext:value-type="float">
            <text:p>21</text:p>
          </table:table-cell>
          <table:table-cell table:number-columns-repeated="1001"/>
        </table:table-row>
        <table:table-row table:style-name="ro63">
          <table:table-cell table:style-name="ce820" office:value-type="string" calcext:value-type="string">
            <text:p>V-03/20</text:p>
          </table:table-cell>
          <table:table-cell table:style-name="ce832" office:value-type="string" calcext:value-type="string">
            <text:p>PASAIAKO UDALEKO HAUR ESKOLA</text:p>
          </table:table-cell>
          <table:table-cell table:style-name="ce842" office:value-type="string" calcext:value-type="string">
            <text:p>ESCUELA MUNICIPAL INFANTIL DE PASAIA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LILITEGIA S.L.</text:p>
          </table:table-cell>
          <table:table-cell table:style-name="ce864" office:value-type="date" office:date-value="2020-09-24" calcext:value-type="date">
            <text:p>24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20758.75" calcext:value-type="float">
            <text:p>20.758,75</text:p>
          </table:table-cell>
          <table:table-cell table:style-name="ce880" office:value-type="string" calcext:value-type="string">
            <text:p>EXENTO IVA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7" office:value-type="string" calcext:value-type="string">
            <text:p>KULTURA</text:p>
          </table:table-cell>
          <table:table-cell table:style-name="ce887"/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4"/>
          <table:table-cell table:style-name="ce917" office:value-type="string" calcext:value-type="string">
            <text:p>2020WLIZ0003</text:p>
          </table:table-cell>
          <table:table-cell table:style-name="ce917"/>
          <table:table-cell table:style-name="ce922" office:value-type="float" office:value="22" calcext:value-type="float">
            <text:p>22</text:p>
          </table:table-cell>
          <table:table-cell table:number-columns-repeated="1001"/>
        </table:table-row>
        <table:table-row table:style-name="ro65">
          <table:table-cell table:style-name="ce820" office:value-type="string" calcext:value-type="string">
            <text:p>V-04/20</text:p>
          </table:table-cell>
          <table:table-cell table:style-name="ce832" office:value-type="string" calcext:value-type="string">
            <text:p>UDAL LUDOTEKEN KUDEAKETA ETA ANIMAZIOA</text:p>
          </table:table-cell>
          <table:table-cell table:style-name="ce842" office:value-type="string" calcext:value-type="string">
            <text:p>GESTIÓN Y ANIMACIÓN DE LAS LUDOTECAS MUNICIPALES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1" table:number-columns-repeated="2"/>
          <table:table-cell table:style-name="ce846" office:value-type="string" calcext:value-type="string">
            <text:p>KANTAURI LUDIKO ELKARTEA -ASOCIACION LUDICA KANTAURI ELKARTEA</text:p>
          </table:table-cell>
          <table:table-cell table:style-name="ce864" office:value-type="date" office:date-value="2020-09-23" calcext:value-type="date">
            <text:p>23/09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54" office:value-type="float" office:value="172000" calcext:value-type="float">
            <text:p>172.000,00</text:p>
          </table:table-cell>
          <table:table-cell table:style-name="ce880" table:formula="of:=+[.K24]+17200" office:value-type="float" office:value="189200" calcext:value-type="float">
            <text:p>189.200,00</text:p>
          </table:table-cell>
          <table:table-cell table:style-name="ce887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7" office:value-type="string" calcext:value-type="string">
            <text:p>GAZTERIA</text:p>
          </table:table-cell>
          <table:table-cell table:style-name="ce887"/>
          <table:table-cell table:style-name="ce901" office:value-type="date" office:date-value="2024-09-23" calcext:value-type="date">
            <text:p>23/09/2024</text:p>
          </table:table-cell>
          <table:table-cell table:style-name="ce906" office:value-type="date" office:date-value="2022-07-23" calcext:value-type="date">
            <text:p>23/07/2022</text:p>
          </table:table-cell>
          <table:table-cell table:style-name="ce911" office:value-type="date" office:date-value="2023-07-23" calcext:value-type="date">
            <text:p>23/07/2023</text:p>
          </table:table-cell>
          <table:table-cell table:style-name="ce914"/>
          <table:table-cell table:style-name="ce917" office:value-type="string" calcext:value-type="string">
            <text:p>2020WLIZ0008 <text:s text:c="2"/>PAZ 73 (Kontratua)</text:p>
          </table:table-cell>
          <table:table-cell table:style-name="ce917"/>
          <table:table-cell table:style-name="ce922" office:value-type="float" office:value="23" calcext:value-type="float">
            <text:p>23</text:p>
          </table:table-cell>
          <table:table-cell table:number-columns-repeated="1001"/>
        </table:table-row>
        <table:table-row table:style-name="ro63">
          <table:table-cell table:style-name="ce821" office:value-type="string" calcext:value-type="string">
            <text:p>V-02/20</text:p>
          </table:table-cell>
          <table:table-cell table:style-name="ce833" office:value-type="string" calcext:value-type="string">
            <text:p>ARROKAUNDIETAKO UDAL ATERPETXEAREN KUDEAKETA ETA ANIMAZIOA</text:p>
          </table:table-cell>
          <table:table-cell table:style-name="ce843" office:value-type="string" calcext:value-type="string">
            <text:p>GESTIÓN Y ANIMACIÓN DEL ALBERGUE MUNICIPAL DE ARROKAUNDIETA</text:p>
          </table:table-cell>
          <table:table-cell table:style-name="ce847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style-name="ce852" table:number-columns-repeated="2"/>
          <table:table-cell table:style-name="ce847" office:value-type="string" calcext:value-type="string">
            <text:p>URTXINTXA <text:s/>AISIALDIKO ESKOLA-GIPUZKOA</text:p>
          </table:table-cell>
          <table:table-cell table:style-name="ce865" office:value-type="date" office:date-value="2020-10-01" calcext:value-type="date">
            <text:p>01/10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4" office:value-type="string" calcext:value-type="string">
            <text:p>350 € HILEAN + 50% de las tasas de alojamiento anual</text:p>
          </table:table-cell>
          <table:table-cell table:style-name="ce881"/>
          <table:table-cell table:style-name="ce888"/>
          <table:table-cell table:style-name="ce886" office:value-type="string" calcext:value-type="string">
            <text:p>2022: <text:s/>1ª prorroga <text:s text:c="8"/>2023: 2ª prorroga <text:s text:c="9"/>2024: nueva contratacion</text:p>
          </table:table-cell>
          <table:table-cell table:style-name="ce888" office:value-type="string" calcext:value-type="string">
            <text:p>GAZTERIA</text:p>
          </table:table-cell>
          <table:table-cell table:style-name="ce888"/>
          <table:table-cell table:style-name="ce901" office:value-type="date" office:date-value="2024-09-30" calcext:value-type="date">
            <text:p>30/09/2024</text:p>
          </table:table-cell>
          <table:table-cell table:style-name="ce906" office:value-type="date" office:date-value="2022-07-30" calcext:value-type="date">
            <text:p>30/07/2022</text:p>
          </table:table-cell>
          <table:table-cell table:style-name="ce911" office:value-type="date" office:date-value="2023-07-30" calcext:value-type="date">
            <text:p>30/07/2023</text:p>
          </table:table-cell>
          <table:table-cell table:style-name="ce914"/>
          <table:table-cell table:style-name="ce918" office:value-type="string" calcext:value-type="string">
            <text:p>2020WLIZ0005</text:p>
          </table:table-cell>
          <table:table-cell table:style-name="ce918"/>
          <table:table-cell table:style-name="ce922" office:value-type="float" office:value="24" calcext:value-type="float">
            <text:p>24</text:p>
          </table:table-cell>
          <table:table-cell table:style-name="ce923" table:number-columns-repeated="1001"/>
        </table:table-row>
        <table:table-row table:style-name="ro63">
          <table:table-cell table:style-name="ce822" office:value-type="string" calcext:value-type="string">
            <text:p>V-07/20</text:p>
          </table:table-cell>
          <table:table-cell table:style-name="ce833" office:value-type="string" calcext:value-type="string">
            <text:p>PASAIAKO UDALTZAINGORAKO ARROPAREN HORNIDURA</text:p>
          </table:table-cell>
          <table:table-cell table:style-name="ce843" office:value-type="string" calcext:value-type="string">
            <text:p>SUMINISTRO <text:s/>DE VESTUARIO PARA LA GUARDIA MUNICIPAL DE PASAIA</text:p>
          </table:table-cell>
          <table:table-cell table:style-name="ce848" office:value-type="string" calcext:value-type="string">
            <text:p>SUMINISTRO</text:p>
          </table:table-cell>
          <table:table-cell table:style-name="ce846" office:value-type="string" calcext:value-type="string">
            <text:p>Irekia / Abierto</text:p>
          </table:table-cell>
          <table:table-cell table:style-name="ce853" table:number-columns-repeated="2"/>
          <table:table-cell table:style-name="ce848" office:value-type="string" calcext:value-type="string">
            <text:p>COMESA EQUIPAMIENTO INTEGRAL DE SEGURIDAD S.L.</text:p>
          </table:table-cell>
          <table:table-cell table:style-name="ce866" office:value-type="date" office:date-value="2020-12-09" calcext:value-type="date">
            <text:p>09/12/2020</text:p>
          </table:table-cell>
          <table:table-cell table:style-name="ce870" office:value-type="string" calcext:value-type="string">
            <text:p>2 AÑOS. POSIBLES 2 PRORROGAS DE 1 AÑO. (2022-2023).</text:p>
          </table:table-cell>
          <table:table-cell table:style-name="ce875" office:value-type="float" office:value="18785.55" calcext:value-type="float">
            <text:p>18.785,55</text:p>
          </table:table-cell>
          <table:table-cell table:style-name="ce882" office:value-type="float" office:value="22730.52" calcext:value-type="float">
            <text:p>22.730,52</text:p>
          </table:table-cell>
          <table:table-cell table:style-name="ce889"/>
          <table:table-cell table:style-name="ce895" office:value-type="string" calcext:value-type="string">
            <text:p>2022: <text:s/>1ª prorroga <text:s text:c="8"/>2023: 2ª prorroga <text:s text:c="9"/>2024: nueva contratacion</text:p>
          </table:table-cell>
          <table:table-cell table:style-name="ce889" office:value-type="string" calcext:value-type="string">
            <text:p>UDALTZAINGOA</text:p>
          </table:table-cell>
          <table:table-cell table:style-name="ce889"/>
          <table:table-cell table:style-name="ce901" office:value-type="date" office:date-value="2024-12-08" calcext:value-type="date">
            <text:p>08/12/2024</text:p>
          </table:table-cell>
          <table:table-cell table:style-name="ce906" office:value-type="date" office:date-value="2022-10-08" calcext:value-type="date">
            <text:p>08/10/2022</text:p>
          </table:table-cell>
          <table:table-cell table:style-name="ce911" office:value-type="date" office:date-value="2023-10-08" calcext:value-type="date">
            <text:p>08/10/2023</text:p>
          </table:table-cell>
          <table:table-cell table:style-name="ce914"/>
          <table:table-cell table:style-name="ce917" office:value-type="string" calcext:value-type="string">
            <text:p>2020WLIZ0009</text:p>
          </table:table-cell>
          <table:table-cell table:style-name="ce917"/>
          <table:table-cell table:style-name="ce922" office:value-type="float" office:value="25" calcext:value-type="float">
            <text:p>25</text:p>
          </table:table-cell>
          <table:table-cell table:style-name="ce922" table:number-columns-repeated="1001"/>
        </table:table-row>
        <table:table-row table:style-name="ro65">
          <table:table-cell table:style-name="ce820" office:value-type="string" calcext:value-type="string">
            <text:p>V-11/20</text:p>
          </table:table-cell>
          <table:table-cell table:style-name="ce832" office:value-type="string" calcext:value-type="string">
            <text:p>IBAIONDO FRONTOIKO KANTINAREN USTIAPENA ETA ZERBITZU OSAGARRIAK (IV)</text:p>
          </table:table-cell>
          <table:table-cell table:style-name="ce844" office:value-type="string" calcext:value-type="string">
            <text:p>EXPLOTACIÓN DE LA CANTINA DEL FRONTÓN IBAIONDO DE ANTXO Y SERVICIOS COMPLEMENTARIOS (IV)</text:p>
          </table:table-cell>
          <table:table-cell table:style-name="ce846" office:value-type="string" calcext:value-type="string">
            <text:p>GESTION</text:p>
          </table:table-cell>
          <table:table-cell table:style-name="ce846" office:value-type="string" calcext:value-type="string">
            <text:p>Irekia / Abierto</text:p>
          </table:table-cell>
          <table:table-cell table:style-name="ce851" office:value-type="string" calcext:value-type="string">
            <text:p>Canon Ayuntamiento: 370,90</text:p>
          </table:table-cell>
          <table:table-cell table:style-name="ce851" office:value-type="string" calcext:value-type="string">
            <text:p>Canon Ayuntamiento: 450</text:p>
          </table:table-cell>
          <table:table-cell table:style-name="ce846" office:value-type="string" calcext:value-type="string">
            <text:p>JOSEBA DONABERA PRIETO</text:p>
          </table:table-cell>
          <table:table-cell table:style-name="ce866" office:value-type="date" office:date-value="2021-03-15" calcext:value-type="date">
            <text:p>15/03/2021</text:p>
          </table:table-cell>
          <table:table-cell table:style-name="ce871" office:value-type="string" calcext:value-type="string">
            <text:p>1 año+ posibles 3 prorrogas de 1 año</text:p>
          </table:table-cell>
          <table:table-cell table:style-name="ce854"/>
          <table:table-cell table:style-name="ce880" office:value-type="float" office:value="1" calcext:value-type="float">
            <text:p>1,00</text:p>
          </table:table-cell>
          <table:table-cell table:style-name="ce887"/>
          <table:table-cell table:style-name="ce894" office:value-type="string" calcext:value-type="string">
            <text:p>2022: <text:s/>1ª prorroga <text:s text:c="8"/>2023: 2ª prorroga <text:s text:c="9"/>2024: 3ª prorroga</text:p>
          </table:table-cell>
          <table:table-cell table:style-name="ce887" office:value-type="string" calcext:value-type="string">
            <text:p>KIROLAK</text:p>
          </table:table-cell>
          <table:table-cell table:style-name="ce887"/>
          <table:table-cell table:style-name="ce901" office:value-type="date" office:date-value="2025-03-14" calcext:value-type="date">
            <text:p>14/03/2025</text:p>
          </table:table-cell>
          <table:table-cell table:style-name="ce906" office:value-type="date" office:date-value="2022-01-14" calcext:value-type="date">
            <text:p>14/01/2022</text:p>
          </table:table-cell>
          <table:table-cell table:style-name="ce911" office:value-type="date" office:date-value="2023-01-14" calcext:value-type="date">
            <text:p>14/01/2023</text:p>
          </table:table-cell>
          <table:table-cell table:style-name="ce914" office:value-type="date" office:date-value="2024-01-14" calcext:value-type="date">
            <text:p>14/01/2024</text:p>
          </table:table-cell>
          <table:table-cell table:style-name="ce917" office:value-type="string" calcext:value-type="string">
            <text:p>2020WLIZ0022</text:p>
          </table:table-cell>
          <table:table-cell table:style-name="ce917"/>
          <table:table-cell table:style-name="ce922" office:value-type="float" office:value="26" calcext:value-type="float">
            <text:p>26</text:p>
          </table:table-cell>
          <table:table-cell table:number-columns-repeated="1001"/>
        </table:table-row>
        <table:table-row table:style-name="ro6">
          <table:table-cell table:style-name="ce820" office:value-type="string" calcext:value-type="string">
            <text:p>2021WLIZ0006</text:p>
          </table:table-cell>
          <table:table-cell table:style-name="ce832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841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846" office:value-type="string" calcext:value-type="string">
            <text:p>SERVICIO</text:p>
          </table:table-cell>
          <table:table-cell table:style-name="ce846" office:value-type="string" calcext:value-type="string">
            <text:p>Irekia / Abierto</text:p>
          </table:table-cell>
          <table:table-cell table:number-columns-repeated="2" table:style-name="ce854" office:value-type="string" calcext:value-type="string">
            <text:p>Lote 1: Responsabilidad civil :40.000€ <text:s text:c="5"/>Lote 2:Daños: 44.000€ <text:s text:c="18"/></text:p>
          </table:table-cell>
          <table:table-cell table:style-name="ce854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864"/>
          <table:table-cell table:style-name="ce871" office:value-type="string" calcext:value-type="string">
            <text:p>2 AÑOS</text:p>
          </table:table-cell>
          <table:table-cell table:style-name="ce854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880"/>
          <table:table-cell table:style-name="ce887"/>
          <table:table-cell table:style-name="ce894"/>
          <table:table-cell table:style-name="ce887" office:value-type="string" calcext:value-type="string">
            <text:p>IDAZKARITZA</text:p>
          </table:table-cell>
          <table:table-cell table:style-name="ce887"/>
          <table:table-cell table:style-name="ce901"/>
          <table:table-cell table:style-name="ce906"/>
          <table:table-cell table:style-name="ce911"/>
          <table:table-cell table:style-name="ce914"/>
          <table:table-cell table:style-name="ce917" office:value-type="string" calcext:value-type="string">
            <text:p>2021WLIZ0006</text:p>
          </table:table-cell>
          <table:table-cell table:style-name="ce917"/>
          <table:table-cell table:style-name="ce922" office:value-type="float" office:value="27" calcext:value-type="float">
            <text:p>27</text:p>
          </table:table-cell>
          <table:table-cell table:number-columns-repeated="1001"/>
        </table:table-row>
        <table:table-row table:style-name="ro31" table:number-rows-repeated="12">
          <table:table-cell table:style-name="ce823"/>
          <table:table-cell table:style-name="ce835"/>
          <table:table-cell table:number-columns-repeated="14"/>
          <table:table-cell table:style-name="ce902"/>
          <table:table-cell table:style-name="ce907" table:number-columns-repeated="2"/>
          <table:table-cell/>
          <table:table-cell table:style-name="ce788" table:number-columns-repeated="2"/>
          <table:table-cell table:number-columns-repeated="1002"/>
        </table:table-row>
        <table:table-row table:style-name="ro31" table:number-rows-repeated="295">
          <table:table-cell table:style-name="ce825"/>
          <table:table-cell table:style-name="ce835"/>
          <table:table-cell table:number-columns-repeated="14"/>
          <table:table-cell table:style-name="ce902"/>
          <table:table-cell table:style-name="ce907" table:number-columns-repeated="2"/>
          <table:table-cell/>
          <table:table-cell table:style-name="ce788" table:number-columns-repeated="2"/>
          <table:table-cell table:number-columns-repeated="1002"/>
        </table:table-row>
        <table:table-row table:style-name="ro31" table:number-rows-repeated="274">
          <table:table-cell table:number-columns-repeated="16"/>
          <table:table-cell table:style-name="ce902"/>
          <table:table-cell table:style-name="ce907" table:number-columns-repeated="2"/>
          <table:table-cell/>
          <table:table-cell table:style-name="ce788" table:number-columns-repeated="2"/>
          <table:table-cell table:number-columns-repeated="1002"/>
        </table:table-row>
        <table:table-row table:style-name="ro31" table:number-rows-repeated="1047548">
          <table:table-cell table:number-columns-repeated="1024"/>
        </table:table-row>
        <table:table-row table:style-name="ro31" table:number-rows-repeated="176">
          <table:table-cell table:number-columns-repeated="17"/>
          <table:table-cell table:style-name="ce910" table:number-columns-repeated="2"/>
          <table:table-cell table:style-name="ce788"/>
          <table:table-cell table:number-columns-repeated="1004"/>
        </table:table-row>
        <table:table-row table:style-name="ro31" table:number-rows-repeated="242">
          <table:table-cell table:style-name="ce829"/>
          <table:table-cell table:style-name="ce840" table:number-columns-repeated="2"/>
          <table:table-cell table:style-name="Default" table:number-columns-repeated="2"/>
          <table:table-cell table:style-name="ce856" table:number-columns-repeated="2"/>
          <table:table-cell table:style-name="ce861"/>
          <table:table-cell table:style-name="ce868"/>
          <table:table-cell table:style-name="ce861"/>
          <table:table-cell table:style-name="ce877"/>
          <table:table-cell table:style-name="ce884"/>
          <table:table-cell table:style-name="ce892" table:number-columns-repeated="4"/>
          <table:table-cell table:style-name="ce905"/>
          <table:table-cell table:style-name="ce892" table:number-columns-repeated="2"/>
          <table:table-cell table:style-name="ce915"/>
          <table:table-cell table:style-name="ce892" table:number-columns-repeated="2"/>
          <table:table-cell table:style-name="Default" table:number-columns-repeated="1002"/>
        </table:table-row>
        <table:table-row table:style-name="ro31">
          <table:table-cell table:style-name="ce829"/>
          <table:table-cell table:style-name="ce840" table:number-columns-repeated="2"/>
          <table:table-cell table:style-name="Default" table:number-columns-repeated="2"/>
          <table:table-cell table:style-name="ce856" table:number-columns-repeated="2"/>
          <table:table-cell table:style-name="ce861"/>
          <table:table-cell table:style-name="ce868"/>
          <table:table-cell table:style-name="ce861"/>
          <table:table-cell table:style-name="ce877"/>
          <table:table-cell table:style-name="ce884"/>
          <table:table-cell table:style-name="ce892" table:number-columns-repeated="4"/>
          <table:table-cell table:style-name="ce905"/>
          <table:table-cell table:style-name="ce892" table:number-columns-repeated="2"/>
          <table:table-cell table:style-name="ce915"/>
          <table:table-cell table:style-name="ce892" table:number-columns-repeated="2"/>
          <table:table-cell table:style-name="Default" table:number-columns-repeated="1002"/>
        </table:table-row>
      </table:table>
      <table:named-expressions/>
      <table:database-ranges>
        <table:database-range table:name="__Anonymous_Sheet_DB__0" table:target-range-address="UDALEAN.A1:UDALEAN.AA178"/>
        <table:database-range table:name="__Anonymous_Sheet_DB__1" table:target-range-address="ZENTRALIZATUA.A3:ZENTRALIZATUA.AMJ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2020ean amaitu edo luzapena'.A1:'2020ean amaitu edo luzapena'.U61" table:orientation="column">
          <table:filter>
            <table:filter-or>
              <table:filter-and>
                <table:filter-condition table:data-type="number" table:value="" table:operator="=" table:field-number="12"/>
                <table:filter-condition table:data-type="number" table:value="" table:operator="&gt;" table:field-number="16"/>
                <table:filter-condition table:data-type="number" table:value="" table:operator="&lt;" table:field-number="16"/>
              </table:filter-and>
              <table:filter-and>
                <table:filter-condition table:data-type="number" table:value="" table:operator="&gt;" table:field-number="17"/>
                <table:filter-condition table:data-type="number" table:value="" table:operator="&lt;" table:field-number="17"/>
              </table:filter-and>
              <table:filter-and>
                <table:filter-condition table:data-type="number" table:value="" table:operator="&gt;" table:field-number="18"/>
                <table:filter-condition table:data-type="number" table:value="" table:operator="&lt;" table:field-number="18"/>
                <table:filter-condition table:data-type="number" table:value="" table:operator="&gt;" table:field-number="19"/>
              </table:filter-and>
            </table:filter-or>
          </table:filter>
        </table:database-range>
        <table:database-range table:name="__Anonymous_Sheet_DB__6" table:target-range-address="'2019ko luzapenak'.A3:'2019ko luzapenak'.U139" table:orientation="column">
          <table:filter>
            <table:filter-or>
              <table:filter-and>
                <table:filter-condition table:value="OBRA" table:operator="!=" table:field-number="1"/>
                <table:filter-condition table:value="OBRAS" table:operator="!=" table:field-number="1"/>
                <table:filter-condition table:data-type="number" table:value="" table:operator="&gt;" table:field-number="15"/>
                <table:filter-condition table:data-type="number" table:value="" table:operator="&lt;" table:field-number="15"/>
              </table:filter-and>
              <table:filter-and>
                <table:filter-condition table:data-type="number" table:value="" table:operator="&gt;" table:field-number="16"/>
                <table:filter-condition table:data-type="number" table:value="" table:operator="&lt;" table:field-number="16"/>
              </table:filter-and>
              <table:filter-and>
                <table:filter-condition table:data-type="number" table:value="" table:operator="&gt;" table:field-number="17"/>
                <table:filter-condition table:data-type="number" table:value="" table:operator="&lt;" table:field-number="17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roman"/>
    <style:font-face style:name="Cambria" svg:font-family="Cambria" style:font-family-generic="roman" style:font-pitch="variable"/>
    <style:font-face style:name="Dax-Regular" svg:font-family="Dax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  <style:font-face style:name="Wingdings" svg:font-family="Wingdings" style:font-pitch="variable"/>
    <style:font-face style:name="cAMBRIA" svg:font-family="cAMBRIA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98">
      <number:number number:decimal-places="10" number:min-decimal-places="10" number:min-integer-digits="1"/>
    </number:number-style>
    <number:number-style style:name="N19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0P0" style:volatile="true">
      <number:number number:decimal-places="0" number:min-decimal-places="0" number:min-integer-digits="1" number:grouping="true"/>
      <number:text> €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0P2" style:volatile="true">
      <number:text> -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7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</number:text>
      <number:fill-character> </number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1">
      <number:number number:decimal-places="7" number:min-decimal-places="7" number:min-integer-digits="1"/>
    </number:number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number-style style:name="N167P0" style:volatile="true">
      <number:number number:decimal-places="2" number:min-decimal-places="2" number:min-integer-digits="1" number:grouping="true"/>
      <number:text>   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7P2" style:volatile="true">
      <number:text>-</number:text>
      <number:number number:decimal-places="0" number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">
      <number:number number:decimal-places="3" number:min-decimal-places="3" number:min-integer-digits="1" number:grouping="true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percentage-style style:name="N157">
      <number:number number:decimal-places="1" number:min-decimal-places="1" number:min-integer-digits="1"/>
      <number:text> %</number:text>
    </number:percentage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3">
      <number:number number:decimal-places="6" number:min-decimal-places="6" number:min-integer-digits="1" number:grouping="true"/>
    </number:number-style>
    <number:number-style style:name="N201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2">
      <number:day/>
      <number:text> de </number:text>
      <number:month number:textual="true"/>
      <number:text> de </number:text>
      <number:year/>
    </number:date-style>
    <number:currency-style style:name="N20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20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200P0"/>
    </number:currency-style>
    <number:number-style style:name="N141P0" style:volatile="true"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number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9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9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6P0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94">
      <number:number number:decimal-places="1" number:min-decimal-places="1" number:min-integer-digits="1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-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34">
      <number:number number:decimal-places="4" number:min-decimal-places="4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91">
      <number:number number:decimal-places="5" number:min-decimal-places="5" number:min-integer-digits="1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85">
      <number:month number:style="long" number:textual="true"/>
      <number:text> </number:text>
      <number:day/>
      <number:text>, </number:text>
      <number:year number:style="long"/>
    </number:date-style>
    <number:number-style style:name="N126">
      <number:number number:decimal-places="5" number:min-decimal-places="5" number:min-integer-digits="1" number:grouping="true"/>
    </number:number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73">
      <number:minutes number:style="long"/>
      <number:text>:</number:text>
      <number:seconds number:style="long"/>
    </number:time-style>
    <number:number-style style:name="N11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6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6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69P0"/>
    </number:currency-style>
    <number:number-style style:name="N110">
      <number:number number:decimal-places="4" number:min-decimal-places="4" number:min-integer-digits="1" number:grouping="true"/>
    </number:number-style>
    <number:number-style style:name="N109P0" style:volatile="true">
      <number:number number:decimal-places="1" number:min-decimal-places="1" number:min-integer-digits="1" number:grouping="true"/>
      <number:text>    </number:text>
    </number:number-style>
    <number:number-style style:name="N109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109P2" style:volatile="true">
      <number:text>-</number:text>
      <number:number number:decimal-places="0" number:min-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64">
      <number:number number:decimal-places="6" number:min-decimal-places="6" number:min-integer-digits="1"/>
    </number:number-style>
    <number:number-style style:name="N105P0" style:volatile="true">
      <number:number number:decimal-places="2" number:min-decimal-places="2" number:min-integer-digits="1" number:grouping="true"/>
      <number:text> €</number:text>
    </number:number-style>
    <number:number-style style:name="N10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5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Sin_20_título1" style:display-name="Sin título1" style:family="table-cell" style:parent-style-name="Default">
      <style:text-properties fo:color="#ff0000"/>
    </style:style>
    <style:style style:name="Sin_20_título2" style:display-name="Sin título2" style:family="table-cell" style:parent-style-name="Warning"/>
    <draw:marker draw:name="Puntas_20_de_20_flecha_20_1" draw:display-name="Puntas de flecha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left="0.101cm" fo:margin-right="0.101cm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27:09.364956358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7T12:52:04.025958731</meta:creation-date>
    <dc:date>2022-03-02T14:30:47.118466601</dc:date>
    <meta:editing-duration>P5DT1H5M54S</meta:editing-duration>
    <meta:editing-cycles>451</meta:editing-cycles>
    <meta:generator>LibreOffice/7.3.0.3$Linux_X86_64 LibreOffice_project/30$Build-3</meta:generator>
    <meta:print-date>2020-02-20T09:22:41.598515599</meta:print-date>
    <meta:document-statistic meta:table-count="9" meta:cell-count="10113" meta:object-count="42"/>
  </office:meta>
</office:document-meta>
</file>